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092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10.021cm"/>
          <style:tab-stop style:position="11.291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4.842cm"/>
          <style:tab-stop style:position="6.024cm"/>
          <style:tab-stop style:position="7.913cm"/>
          <style:tab-stop style:position="13.257cm" style:type="right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4.842cm"/>
          <style:tab-stop style:position="5.957cm"/>
          <style:tab-stop style:position="7.816cm"/>
          <style:tab-stop style:position="13.257cm" style:type="right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4.842cm"/>
          <style:tab-stop style:position="6.158cm"/>
          <style:tab-stop style:position="7.89cm"/>
          <style:tab-stop style:position="13.257cm" style:type="right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4.842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8.516cm"/>
          <style:tab-stop style:position="10.026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255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694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6.668cm"/>
          <style:tab-stop style:position="7.599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>
        <style:tab-stops>
          <style:tab-stop style:position="5.703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5.988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7.557cm"/>
          <style:tab-stop style:position="12.7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4.459cm"/>
          <style:tab-stop style:position="5.752cm"/>
        </style:tab-stops>
      </style:paragraph-properties>
    </style:style>
    <style:style style:name="P20" style:family="paragraph" style:parent-style-name="Normal">
      <style:paragraph-properties fo:margin-left="0.635cm" fo:margin-right="0cm" fo:text-indent="-0.635cm" style:auto-text-indent="false">
        <style:tab-stops>
          <style:tab-stop style:position="11.64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2.24cm"/>
          <style:tab-stop style:position="5.581cm"/>
          <style:tab-stop style:position="7.597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071cm"/>
        </style:tab-stops>
      </style:paragraph-properties>
    </style:style>
    <style:style style:name="P23" style:family="paragraph" style:parent-style-name="Normal">
      <style:paragraph-properties fo:break-before="page">
        <style:tab-stops>
          <style:tab-stop style:position="4.272cm"/>
          <style:tab-stop style:position="6.35cm"/>
          <style:tab-stop style:position="7.197cm"/>
        </style:tab-stops>
      </style:paragraph-properties>
    </style:style>
    <style:style style:name="P24" style:family="paragraph" style:parent-style-name="Normal">
      <style:paragraph-properties fo:margin-left="0.635cm" fo:margin-right="0cm" fo:text-indent="-0.635cm" style:auto-text-indent="false">
        <style:tab-stops>
          <style:tab-stop style:position="3.014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4.577cm"/>
          <style:tab-stop style:position="6.987cm"/>
        </style:tab-stops>
      </style:paragraph-properties>
    </style:style>
    <style:style style:name="P26" style:family="paragraph" style:parent-style-name="Heading_20_1" style:master-page-name="MP0">
      <style:paragraph-properties style:page-number="auto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2"/>
    <style:style style:name="P31" style:family="paragraph" style:parent-style-name="Heading_20_2">
      <style:paragraph-properties fo:break-before="page"/>
    </style:style>
    <style:style style:name="P32" style:family="paragraph" style:parent-style-name="Normal" style:list-style-name="">
      <style:text-properties officeooo:paragraph-rsid="0012fd41"/>
    </style:style>
    <style:style style:name="P33" style:family="paragraph" style:parent-style-name="Normal">
      <style:paragraph-properties fo:margin-left="0cm" fo:margin-right="0cm" fo:text-indent="0.635cm" style:auto-text-indent="false"/>
    </style:style>
    <style:style style:name="P34" style:family="paragraph" style:parent-style-name="Normal">
      <style:paragraph-properties fo:break-before="page">
        <style:tab-stops>
          <style:tab-stop style:position="4.244cm"/>
          <style:tab-stop style:position="10.093cm"/>
          <style:tab-stop style:position="11.356cm"/>
          <style:tab-stop style:position="12.245cm"/>
        </style:tab-stops>
      </style:paragraph-properties>
    </style:style>
    <style:style style:name="P35" style:family="paragraph" style:parent-style-name="Normal">
      <style:paragraph-properties>
        <style:tab-stops>
          <style:tab-stop style:position="8.876cm"/>
          <style:tab-stop style:position="9.241cm"/>
          <style:tab-stop style:position="11.901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07447c"/>
    </style:style>
    <style:style style:name="P37" style:family="paragraph" style:parent-style-name="Normal">
      <style:paragraph-properties fo:break-before="page"/>
    </style:style>
    <style:style style:name="P38" style:family="paragraph" style:parent-style-name="Normal">
      <style:paragraph-properties fo:margin-left="0cm" fo:margin-right="0cm" fo:text-indent="0.635cm" style:auto-text-indent="false"/>
    </style:style>
    <style:style style:name="P39" style:family="paragraph" style:parent-style-name="Normal">
      <style:paragraph-properties fo:margin-left="0cm" fo:margin-right="0cm" fo:text-indent="0.635cm" style:auto-text-indent="false" fo:break-before="page"/>
    </style:style>
    <style:style style:name="P40" style:family="paragraph" style:parent-style-name="Normal">
      <style:paragraph-properties fo:margin-left="0cm" fo:margin-right="0cm" fo:text-indent="0.635cm" style:auto-text-indent="false"/>
      <style:text-properties officeooo:paragraph-rsid="000a7b22"/>
    </style:style>
    <style:style style:name="P41" style:family="paragraph" style:parent-style-name="Normal">
      <style:text-properties officeooo:paragraph-rsid="000b6bb1"/>
    </style:style>
    <style:style style:name="P42" style:family="paragraph" style:parent-style-name="Normal">
      <style:paragraph-properties fo:margin-left="0cm" fo:margin-right="0cm" fo:text-indent="0.635cm" style:auto-text-indent="false"/>
      <style:text-properties officeooo:paragraph-rsid="000bb728"/>
    </style:style>
    <style:style style:name="P43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47c" style:font-weight-asian="bold" style:font-weight-complex="bold"/>
    </style:style>
    <style:style style:name="T3" style:family="text">
      <style:text-properties fo:font-weight="bold" officeooo:rsid="000bb728" style:font-weight-asian="bold" style:font-weight-complex="bold"/>
    </style:style>
    <style:style style:name="T4" style:family="text">
      <style:text-properties fo:font-weight="bold" officeooo:rsid="000d6ea9" style:font-weight-asian="bold" style:font-weight-complex="bold"/>
    </style:style>
    <style:style style:name="T5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22f1" style:font-style-asian="italic" style:font-weight-asian="bold" style:font-style-complex="italic" style:font-weight-complex="bold"/>
    </style:style>
    <style:style style:name="T10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11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2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3" style:family="text">
      <style:text-properties fo:language="el" fo:country="GR" style:language-asian="el" style:country-asian="GR" style:language-complex="el" style:country-complex="GR"/>
    </style:style>
    <style:style style:name="T14" style:family="text">
      <style:text-properties fo:language="it" fo:country="IT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6" style:family="text">
      <style:text-properties style:language-asian="el" style:country-asian="GR" style:language-complex="el" style:country-complex="GR"/>
    </style:style>
    <style:style style:name="T17" style:family="text">
      <style:text-properties fo:language="fr" fo:country="FR" style:language-asian="el" style:country-asian="GR" style:language-complex="el" style:country-complex="GR"/>
    </style:style>
    <style:style style:name="T18" style:family="text">
      <style:text-properties fo:language="en" fo:country="GB" fo:font-weight="bold" style:language-asian="el" style:country-asian="GR" style:font-weight-asian="bold" style:language-complex="el" style:country-complex="GR" style:font-weight-complex="bold"/>
    </style:style>
    <style:style style:name="T1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0" style:family="text">
      <style:text-properties officeooo:rsid="000a8063"/>
    </style:style>
    <style:style style:name="T21" style:family="text">
      <style:text-properties officeooo:rsid="000bb728"/>
    </style:style>
    <style:style style:name="T22" style:family="text">
      <style:text-properties officeooo:rsid="0012fd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bookmark-start text:name="bookmark0"/><text:span text:style-name="Default_20_Paragraph_20_Font"><text:span text:style-name="T1">HIPPOCRATIS EPIDEM. I. ET<text:line-break/></text:span></text:span><text:span text:style-name="Default_20_Paragraph_20_Font"><text:span text:style-name="T7">C</text:span></text:span><text:span text:style-name="Default_20_Paragraph_20_Font"><text:span text:style-name="T1">ALENI IN ILLUM COMMEN-<text:line-break/>TARIUS si</text:span></text:span><text:bookmark-end text:name="bookmark0"/></text:h>
      <text:h text:style-name="Heading_20_2" text:outline-level="2"><text:span text:style-name="Default_20_Paragraph_20_Font"><text:span text:style-name="T1">Praefatio </text:span></text:span><text:span text:style-name="Default_20_Paragraph_20_Font"><text:span text:style-name="T2">G</text:span></text:span><text:span text:style-name="Default_20_Paragraph_20_Font"><text:span text:style-name="T1">aleni.</text:span></text:span></text:h>
      <text:p text:style-name="P36"><text:span text:style-name="Default_20_Paragraph_20_Font"><text:span text:style-name="T1"><text:s/>Non hoc quidem libro<text:line-break/>Hippocrates Cous de propriis cujusque regionis morbis<text:line-break/>agere instituit, sicuti Iane alias nonnunquam, quod uni-<text:line-break/>versa ipsius oratio de morbis habeatur qui epidemii, hoc<text:line-break/>est populatim grassantes nominantur, qui a vernaculis sic<text:line-break/>differunt, quod illi quidem per aliquod tempus quandam</text:span></text:span></text:p>
      <text:p text:style-name="P3"><text:span text:style-name="Default_20_Paragraph_20_Font"><text:span text:style-name="T1">regionem pervadant, hi vero incolas tanquam cognati<text:line-break/>nullo non tempore comitentur. Itaque libro de aere,<text:line-break/>locis et aquis vernaculos morbos docet, qui per singulas<text:line-break/>habitationes oboriantur. Hoc autem libro morbos epule-<text:line-break/>mios, qui per aliquod tempus passim vel civitates vel na-<text:line-break/>tiones universas adoriantur. Haec autem duo morborum<text:line-break/>genera tum communia tum passim grassantia nuncupare<text:line-break/>consuevit. Cetera vero omnia disperis, quae scilicet non<text:line-break/>communiter multos, </text:span></text:span><text:span text:style-name="Default_20_Paragraph_20_Font"><text:span text:style-name="T8">t</text:span></text:span><text:span text:style-name="Default_20_Paragraph_20_Font"><text:span text:style-name="T1">ed serrium quemque p</text:span></text:span><text:span text:style-name="Default_20_Paragraph_20_Font"><text:span text:style-name="T8">r</text:span></text:span><text:span text:style-name="Default_20_Paragraph_20_Font"><text:span text:style-name="T1">ehendunt.<text:line-break/>Nam saepius Graeci </text:span></text:span><text:span text:style-name="Default_20_Paragraph_20_Font"><text:span text:style-name="T11">σπείρειν</text:span></text:span><text:span text:style-name="Default_20_Paragraph_20_Font"><text:span text:style-name="T5"> </text:span></text:span><text:span text:style-name="Default_20_Paragraph_20_Font"><text:span text:style-name="T1">pro dispergere et ab invicem<text:line-break/>separare usurparunt, eoque modo Thucydides de juveni-<text:line-break/>bus ait: vere autem alii in alia civitatis parte dispersi<text:line-break/>perierunt. Horum autem morborum ut generatio ita et<text:line-break/>cau</text:span></text:span><text:span text:style-name="Default_20_Paragraph_20_Font"><text:span text:style-name="T8">t</text:span></text:span><text:span text:style-name="Default_20_Paragraph_20_Font"><text:span text:style-name="T1">a communis. Quum autem tres caulae sint a quibus<text:line-break/>oboriuntur morbi, una quidem iis quae efferuntur, altera<text:line-break/>iis quae fiunt, tertia iis quae extrlufecus incidunt. A<text:line-break/>singulis sane communes morbi fieri consuevere, ac potif-</text:span></text:span></text:p>
      <text:p text:style-name="P2"><text:span text:style-name="Default_20_Paragraph_20_Font"><text:span text:style-name="T1">simum ab aeris nos ambientis flatu. Non enim plerum-<text:line-break/>que accidit per ingestos cibos morbum communem civile-<text:line-break/>tem aut regionem aut exercitum pervadere, ut neque per<text:line-break/>communes tum occupationes tum labores ambiens: nos<text:line-break/>aer si immoderatius calefiat aut frigeat aut humescat aut<text:line-break/>siccescat corporum symmetriam, quae sanitas est, intertur-<text:line-break/>bat, depravat, evertit. Aliis enim causis neque simul<text:line-break/>omnes occurrimus, neque diem integrum subiicimur, sed<text:line-break/>aer solus foris omnes ambit, atque ab omnibus inspiratur.<text:line-break/>Fieri siquidem non potest quin corporum animantium<text:line-break/>temperamenta cum ejus permutatione afficiantur. Atque<text:line-break/>.propterea, ut ipsis docet Hippocrates: </text:span></text:span><text:span text:style-name="Default_20_Paragraph_20_Font"><text:span text:style-name="T8">rere qu</text:span></text:span><text:span text:style-name="Default_20_Paragraph_20_Font"><text:span text:style-name="T1">i</text:span></text:span><text:span text:style-name="Default_20_Paragraph_20_Font"><text:span text:style-name="T8">dem tem-<text:line-break/>perat</text:span></text:span><text:span text:style-name="Default_20_Paragraph_20_Font"><text:span text:style-name="T1">i</text:span></text:span><text:span text:style-name="Default_20_Paragraph_20_Font"><text:span text:style-name="T8">lsima</text:span></text:span><text:span text:style-name="Default_20_Paragraph_20_Font"><text:span text:style-name="T1"> t</text:span></text:span><text:span text:style-name="Default_20_Paragraph_20_Font"><text:span text:style-name="T8">empesta</text:span></text:span><text:span text:style-name="Default_20_Paragraph_20_Font"><text:span text:style-name="T1">t</text:span></text:span><text:span text:style-name="Default_20_Paragraph_20_Font"><text:span text:style-name="T8">e fangui</text:span></text:span><text:span text:style-name="Default_20_Paragraph_20_Font"><text:span text:style-name="T1">s </text:span></text:span><text:span text:style-name="Default_20_Paragraph_20_Font"><text:span text:style-name="T8">hu</text:span></text:span><text:span text:style-name="Default_20_Paragraph_20_Font"><text:span text:style-name="T1">m</text:span></text:span><text:span text:style-name="Default_20_Paragraph_20_Font"><text:span text:style-name="T8">oru</text:span></text:span><text:span text:style-name="Default_20_Paragraph_20_Font"><text:span text:style-name="T1">m </text:span></text:span><text:span text:style-name="Default_20_Paragraph_20_Font"><text:span text:style-name="T8">temperat</text:span></text:span><text:span text:style-name="Default_20_Paragraph_20_Font"><text:span text:style-name="T1">i</text:span></text:span><text:span text:style-name="Default_20_Paragraph_20_Font"><text:span text:style-name="T8">ssimu</text:span></text:span><text:span text:style-name="Default_20_Paragraph_20_Font"><text:span text:style-name="T1">s<text:line-break/></text:span></text:span><text:span text:style-name="Default_20_Paragraph_20_Font"><text:span text:style-name="T8">abundat augesc</text:span></text:span><text:span text:style-name="Default_20_Paragraph_20_Font"><text:span text:style-name="T1">i</text:span></text:span><text:span text:style-name="Default_20_Paragraph_20_Font"><text:span text:style-name="T8">tque, h</text:span></text:span><text:span text:style-name="Default_20_Paragraph_20_Font"><text:span text:style-name="T1">i</text:span></text:span><text:span text:style-name="Default_20_Paragraph_20_Font"><text:span text:style-name="T8">eme te</text:span></text:span><text:span text:style-name="Default_20_Paragraph_20_Font"><text:span text:style-name="T1">m</text:span></text:span><text:span text:style-name="Default_20_Paragraph_20_Font"><text:span text:style-name="T8">pestate su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iffi</text:span></text:span><text:span text:style-name="Default_20_Paragraph_20_Font"><text:span text:style-name="T1">m</text:span></text:span><text:span text:style-name="Default_20_Paragraph_20_Font"><text:span text:style-name="T8">a, p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a<text:line-break/>humor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ssimu</text:span></text:span><text:span text:style-name="Default_20_Paragraph_20_Font"><text:span text:style-name="T1">s, </text:span></text:span><text:span text:style-name="Default_20_Paragraph_20_Font"><text:span text:style-name="T8">quemad</text:span></text:span><text:span text:style-name="Default_20_Paragraph_20_Font"><text:span text:style-name="T1">m</text:span></text:span><text:span text:style-name="Default_20_Paragraph_20_Font"><text:span text:style-name="T8">odum et aestate tempestate<text:line-break/>cal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ssima, cal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ssimu</text:span></text:span><text:span text:style-name="Default_20_Paragraph_20_Font"><text:span text:style-name="T1">s </text:span></text:span><text:span text:style-name="Default_20_Paragraph_20_Font"><text:span text:style-name="T8">hu</text:span></text:span><text:span text:style-name="Default_20_Paragraph_20_Font"><text:span text:style-name="T1">m</text:span></text:span><text:span text:style-name="Default_20_Paragraph_20_Font"><text:span text:style-name="T8">or staoa b</text:span></text:span><text:span text:style-name="Default_20_Paragraph_20_Font"><text:span text:style-name="T1">i</text:span></text:span><text:span text:style-name="Default_20_Paragraph_20_Font"><text:span text:style-name="T8">lis, au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o </text:span></text:span><text:span text:style-name="Default_20_Paragraph_20_Font"><text:span text:style-name="T8">deni-<text:line-break/>que sicca tempesta</text:span></text:span><text:span text:style-name="Default_20_Paragraph_20_Font"><text:span text:style-name="T1">t</text:span></text:span><text:span text:style-name="Default_20_Paragraph_20_Font"><text:span text:style-name="T8">e bi</text:span></text:span><text:span text:style-name="Default_20_Paragraph_20_Font"><text:span text:style-name="T1">tis 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ra quae</text:span></text:span><text:span text:style-name="Default_20_Paragraph_20_Font"><text:span text:style-name="T1"> t</text:span></text:span><text:span text:style-name="Default_20_Paragraph_20_Font"><text:span text:style-name="T8">um plu</text:span></text:span><text:span text:style-name="Default_20_Paragraph_20_Font"><text:span text:style-name="T1">rim</text:span></text:span><text:span text:style-name="Default_20_Paragraph_20_Font"><text:span text:style-name="T8">a tu</text:span></text:span><text:span text:style-name="Default_20_Paragraph_20_Font"><text:span text:style-name="T1">m<text:line-break/></text:span></text:span><text:span text:style-name="Default_20_Paragraph_20_Font"><text:span text:style-name="T8">vehe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ti</text:span></text:span><text:span text:style-name="Default_20_Paragraph_20_Font"><text:span text:style-name="T8">ssima est</text:span></text:span><text:span text:style-name="Default_20_Paragraph_20_Font"><text:span text:style-name="T1">, perustis per aestatem duobus humori-</text:span></text:span></text:p>
      <text:p text:style-name="P3"><text:span text:style-name="Default_20_Paragraph_20_Font"><text:span text:style-name="T1">bus, sanguine et bile flava, quae et. pallida nominatur.<text:line-break/>Sic: demum etiam morbi pro ratione uniuscujusque tem-<text:line-break/>pestatis oboriuntur, qui cum humoris exuberantis natura<text:line-break/>similitudinem sortiuntur. Ac si per dictarum teinpesta-<text:line-break/>tum appellationes dicti humores procrearentur, nunquam<text:line-break/>utique fieret ut a sua temperie aliquando degenerantes alios<text:line-break/>producerent. Quia vero unaquaeque tempestas pro fui<text:line-break/>temperamenti ratione , noni autem propter nomen, prae-<text:line-break/>dictos humores auget, quum ambientis nos aeris tempe-<text:line-break/>ries permutatur, humores quoque permutari necesse est,<text:line-break/>quemadmodum in aphorismis ipse pemunciabat: </text:span></text:span><text:span text:style-name="Default_20_Paragraph_20_Font"><text:span text:style-name="T8">Quu</text:span></text:span><text:span text:style-name="Default_20_Paragraph_20_Font"><text:span text:style-name="T1">m<text:line-break/></text:span></text:span><text:span text:style-name="Default_20_Paragraph_20_Font"><text:span text:style-name="T8">per ann</text:span></text:span><text:span text:style-name="Default_20_Paragraph_20_Font"><text:span text:style-name="T1">i </text:span></text:span><text:span text:style-name="Default_20_Paragraph_20_Font"><text:span text:style-name="T8">tempesta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ode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m</text:span></text:span><text:span text:style-name="Default_20_Paragraph_20_Font"><text:span text:style-name="T8">odo calor, m</text:span></text:span><text:span text:style-name="Default_20_Paragraph_20_Font"><text:span text:style-name="T1">o</text:span></text:span><text:span text:style-name="Default_20_Paragraph_20_Font"><text:span text:style-name="T8">d</text:span></text:span><text:span text:style-name="Default_20_Paragraph_20_Font"><text:span text:style-name="T1">o </text:span></text:span><text:span text:style-name="Default_20_Paragraph_20_Font"><text:span text:style-name="T8">fagu</text:span></text:span><text:span text:style-name="Default_20_Paragraph_20_Font"><text:span text:style-name="T1">s<text:line-break/>o</text:span></text:span><text:span text:style-name="Default_20_Paragraph_20_Font"><text:span text:style-name="T8">bor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t</text:span></text:span><text:span text:style-name="Default_20_Paragraph_20_Font"><text:span text:style-name="T8">ur, autumnale</text:span></text:span><text:span text:style-name="Default_20_Paragraph_20_Font"><text:span text:style-name="T1">s 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b</text:span></text:span><text:span text:style-name="Default_20_Paragraph_20_Font"><text:span text:style-name="T1">i </text:span></text:span><text:span text:style-name="Default_20_Paragraph_20_Font"><text:span text:style-name="T8">exspectand</text:span></text:span><text:span text:style-name="Default_20_Paragraph_20_Font"><text:span text:style-name="T1">i </text:span></text:span><text:span text:style-name="Default_20_Paragraph_20_Font"><text:span text:style-name="T8">sunt. </text:span></text:span><text:span text:style-name="Default_20_Paragraph_20_Font"><text:span text:style-name="T1">Quemad-<text:line-break/>modum autem singulis tempestatibus propriam temperaturam<text:line-break/>servantibus pro suarum naturarum ratione morbi crea-<text:line-break/>hautur, ita fi praeter naturam permutentur, ad constitu-<text:line-break/>tionis aemulationem morbi fient. Cur igitur in unaqua-</text:span></text:span></text:p>
      <text:p text:style-name="P3"><text:span text:style-name="Default_20_Paragraph_20_Font"><text:span text:style-name="T1">que tempestate non omnes .uno et eodem. morbo corripi-<text:line-break/>untur? Quoniam .sane non parum dissident et per con-<text:line-break/>natas naturas et per aetates nec non per vivendi for-<text:line-break/>mas. Quocirca hic quidem facile cedet malitiae tem-<text:line-break/>peraturae praesentis tempestatis, alius vero magno-<text:line-break/>pere oblectabitur, alius autem nequaquam prorsus lae</text:span></text:span><text:span text:style-name="Default_20_Paragraph_20_Font"><text:span text:style-name="T8">d<text:line-break/></text:span></text:span><text:span text:style-name="Default_20_Paragraph_20_Font"><text:span text:style-name="T1">detur, alius denique prava vivendi ratione prius quam<text:line-break/>tempestatis fentiat laesionem morbo occupabitur. Nam<text:line-break/>ut quum ab ambiente laedebatur, tali morbo capiebatur<text:line-break/>qui illius temperamento responderet, ita fiet. ut pro de-<text:line-break/>licti ratione aegrotet quod in vivendi forma committitur.<text:line-break/>Haec igitur quicunque novit, non fotum qui in unoquo-<text:line-break/>que coeli statu morbi oboriuntur eos praenoscet, verum<text:line-break/>etiam eos procreari (victum incommoderatis circumstantis<text:line-break/>nos aeris constitutionibus contrarium arte machinatus)<text:line-break/>prohibebit. Si namque. proba primorum corporum tem-<text:line-break/>peries sit sanitas, quod eam quidem ambientis intempe-<text:line-break/></text:span></text:span><text:span text:style-name="Default_20_Paragraph_20_Font"><text:span text:style-name="T14">ri.es </text:span></text:span><text:span text:style-name="Default_20_Paragraph_20_Font"><text:span text:style-name="T1">labefactata sit, servatura vero contraria vivendi</text:span></text:span></text:p>
      <text:p text:style-name="P3"><text:span text:style-name="Default_20_Paragraph_20_Font"><text:span text:style-name="T1">ratio patet omnibus. Quocirca Quintus male tum hos<text:line-break/>tum aphorismorum libros interpretatur , in quibus hoc<text:line-break/>modo fcripsit Hippocrates :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r ann</text:span></text:span><text:span text:style-name="Default_20_Paragraph_20_Font"><text:span text:style-name="T1">i </text:span></text:span><text:span text:style-name="Default_20_Paragraph_20_Font"><text:span text:style-name="T8">tempesta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, </text:span></text:span><text:span text:style-name="Default_20_Paragraph_20_Font"><text:span text:style-name="T8">si h</text:span></text:span><text:span text:style-name="Default_20_Paragraph_20_Font"><text:span text:style-name="T1">i-<text:line-break/></text:span></text:span><text:span text:style-name="Default_20_Paragraph_20_Font"><text:span text:style-name="T8">em</text:span></text:span><text:span text:style-name="Default_20_Paragraph_20_Font"><text:span text:style-name="T1">s </text:span></text:span><text:span text:style-name="Default_20_Paragraph_20_Font"><text:span text:style-name="T8">sicca quidem e</text:span></text:span><text:span text:style-name="Default_20_Paragraph_20_Font"><text:span text:style-name="T1">t </text:span></text:span><text:span text:style-name="Default_20_Paragraph_20_Font"><text:span text:style-name="T8">boreal</text:span></text:span><text:span text:style-name="Default_20_Paragraph_20_Font"><text:span text:style-name="T1">is </text:span></text:span><text:span text:style-name="Default_20_Paragraph_20_Font"><text:span text:style-name="T8">suerit, ver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pluviu</text:span></text:span><text:span text:style-name="Default_20_Paragraph_20_Font"><text:span text:style-name="T1">m </text:span></text:span><text:span text:style-name="Default_20_Paragraph_20_Font"><text:span text:style-name="T8">et<text:line-break/>austrinu</text:span></text:span><text:span text:style-name="Default_20_Paragraph_20_Font"><text:span text:style-name="T1">m , </text:span></text:span><text:span text:style-name="Default_20_Paragraph_20_Font"><text:span text:style-name="T8">fabre</text:span></text:span><text:span text:style-name="Default_20_Paragraph_20_Font"><text:span text:style-name="T1">s </text:span></text:span><text:span text:style-name="Default_20_Paragraph_20_Font"><text:span text:style-name="T8">acuta</text:span></text:span><text:span text:style-name="Default_20_Paragraph_20_Font"><text:span text:style-name="T1">s, </text:span></text:span><text:span text:style-name="Default_20_Paragraph_20_Font"><text:span text:style-name="T8">lipp</text:span></text:span><text:span text:style-name="Default_20_Paragraph_20_Font"><text:span text:style-name="T1">i</text:span></text:span><text:span text:style-name="Default_20_Paragraph_20_Font"><text:span text:style-name="T8">tud</text:span></text:span><text:span text:style-name="Default_20_Paragraph_20_Font"><text:span text:style-name="T1">i</text:span></text:span><text:span text:style-name="Default_20_Paragraph_20_Font"><text:span text:style-name="T8">ne</text:span></text:span><text:span text:style-name="Default_20_Paragraph_20_Font"><text:span text:style-name="T1">s , </text:span></text:span><text:span text:style-name="Default_20_Paragraph_20_Font"><text:span text:style-name="T8">d</text:span></text:span><text:span text:style-name="Default_20_Paragraph_20_Font"><text:span text:style-name="T1">y</text:span></text:span><text:span text:style-name="Default_20_Paragraph_20_Font"><text:span text:style-name="T8">senteria</text:span></text:span><text:span text:style-name="Default_20_Paragraph_20_Font"><text:span text:style-name="T1">s , </text:span></text:span><text:span text:style-name="Default_20_Paragraph_20_Font"><text:span text:style-name="T8">ad<text:line-break/>aesta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oborir</text:span></text:span><text:span text:style-name="Default_20_Paragraph_20_Font"><text:span text:style-name="T1">i </text:span></text:span><text:span text:style-name="Default_20_Paragraph_20_Font"><text:span text:style-name="T8">necesse est, </text:span></text:span><text:span text:style-name="Default_20_Paragraph_20_Font"><text:span text:style-name="T1">nempe fele experientia id<text:line-break/>cognitum esse ait Quintus citra causae rationem. Primum<text:line-break/>quidem eo ipfo peccat, quod eorum * * scripserit, deinde<text:line-break/>quod utilem doctrinae partem praetermiserit. Nam inter-<text:line-break/>pretium haec duo sunt officia, alterum libri renium tue</text:span></text:span><text:span text:style-name="Default_20_Paragraph_20_Font"><text:span text:style-name="T8">r</text:span></text:span><text:span text:style-name="Default_20_Paragraph_20_Font"><text:span text:style-name="T1">i,<text:line-break/>alterum lecturos libri commentarios utilia decere. Mu-<text:line-break/>nus utrumque Quintus labefactavit, dum exuberantes mor-<text:line-break/>bos cum ambientis nos aeris statu non coniungit, quum<text:line-break/>eos ipsa Hippocrates coniungi velit, quum nos neque<text:line-break/>futuros morbos praevidere, neque obotieutes prohibere,<text:line-break/>neque obortus curare valeamus, nisi affectionem corporibus</text:span></text:span></text:p>
      <text:p text:style-name="P2"><text:span text:style-name="Default_20_Paragraph_20_Font"><text:span text:style-name="T1">nostris ab ambientis illatam intemperie cognoverimus. Ita<text:line-break/>namque ceterorum omnium fletuum praetermissorum fa-<text:line-break/>cultates ipsi comperire valebimus. Quamobrem quicunque<text:line-break/>ex epidemiorum lectionibus ad artem juvari vehementer<text:line-break/>desiderat, satius est ipsum tum librum de hominis natura<text:line-break/>tum librum de aere, locis et aquis praetexisse; illos et-<text:line-break/>ramnum aphorismorum libros, in quibus de anni tempe-<text:line-break/>statibus disserit, et frigidorum, calidorum, siccorum et hu-<text:line-break/>mulorum statuum facultates docet. His proditis addimus<text:line-break/>necessarium quoque esse ipfum opus prognostici evolvisse.<text:line-break/>Nam quae in his quos protuli libris docuit, ea in epi-<text:line-break/>demtis conscripta consequuntur. Primum quidem quod.<text:line-break/>calidi, frigidi, sicci et humidi symmetria quaedam primo-<text:line-break/>rum corporum sit sanitas. Secundum quod ver tempera-<text:line-break/>tissimum sit ubi propriam temperaturam servaverit, ob id-<text:line-break/>que in eo exuberat fanguis, quemadmodum et aestas quam<text:line-break/>deceat calidior et siccior et hiems humidior et frigidior;<text:line-break/>atque inaequaIis temperamento autumnus lu quo siccum</text:span></text:span></text:p>
      <text:p text:style-name="P2"><text:span text:style-name="Default_20_Paragraph_20_Font"><text:span text:style-name="T1">et frigidum evincant. Quod etiam in ipsis singulis unus<text:line-break/>quidem humor abundat, ut paulo ante dixi. Ab his tum<text:line-break/>tertium tum quartum illis in libris declarata sunt, i</text:span></text:span><text:span text:style-name="Default_20_Paragraph_20_Font"><text:span text:style-name="T8">n<text:line-break/></text:span></text:span><text:span text:style-name="Default_20_Paragraph_20_Font"><text:span text:style-name="T1">-libro quidem de hominis natura ambientem aerem mor-<text:line-break/>horum epidemiorum causam esse, in prognostico vero quae<text:line-break/>sint singulorum signorum vires quibus praenotiones tum<text:line-break/>in qualitate tum magnitudine fiunt. At te qui praesim-<text:line-break/>tem tractatum lecturus fis, promptam omnium quae dis-<text:line-break/>serui memoriam habere volo, ut facilius quae a nobis<text:line-break/>dicentur consequi valeas. omnium vero maxime librum<text:line-break/>de aere, locis et aquis te legisse velim, ut agnoscas in<text:line-break/>quibus ipse Hippocrates scripsit et. sum probaturus mor-.<text:line-break/>. bovum genera quae ab Hippocrate sic distincta percurri,<text:line-break/>qui morborum epidemiorum causam aerem esse pronas-<text:line-break/>ciat. ls siquidem libro de hominis natura haec scribit:<text:line-break/>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bi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untur al</text:span></text:span><text:span text:style-name="Default_20_Paragraph_20_Font"><text:span text:style-name="T1">ii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 a v</text:span></text:span><text:span text:style-name="Default_20_Paragraph_20_Font"><text:span text:style-name="T1">i</text:span></text:span><text:span text:style-name="Default_20_Paragraph_20_Font"><text:span text:style-name="T8">ctu, alii vero a<text:line-break/></text:span></text:span><text:span text:style-name="Default_20_Paragraph_20_Font"><text:span text:style-name="T1">spi</text:span></text:span><text:span text:style-name="Default_20_Paragraph_20_Font"><text:span text:style-name="T8">ri</text:span></text:span><text:span text:style-name="Default_20_Paragraph_20_Font"><text:span text:style-name="T1">t</text:span></text:span><text:span text:style-name="Default_20_Paragraph_20_Font"><text:span text:style-name="T8">u, quem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roducente</text:span></text:span><text:span text:style-name="Default_20_Paragraph_20_Font"><text:span text:style-name="T1">s </text:span></text:span><text:span text:style-name="Default_20_Paragraph_20_Font"><text:span text:style-name="T8">viv</text:span></text:span><text:span text:style-name="Default_20_Paragraph_20_Font"><text:span text:style-name="T1">im</text:span></text:span><text:span text:style-name="Default_20_Paragraph_20_Font"><text:span text:style-name="T8">u</text:span></text:span><text:span text:style-name="Default_20_Paragraph_20_Font"><text:span text:style-name="T1">s. </text:span></text:span><text:span text:style-name="Default_20_Paragraph_20_Font"><text:span text:style-name="T8">A</text:span></text:span><text:span text:style-name="Default_20_Paragraph_20_Font"><text:span text:style-name="T1">t </text:span></text:span><text:span text:style-name="Default_20_Paragraph_20_Font"><text:span text:style-name="T8">utr</text:span></text:span><text:span text:style-name="Default_20_Paragraph_20_Font"><text:span text:style-name="T1">o</text:span></text:span><text:span text:style-name="Default_20_Paragraph_20_Font"><text:span text:style-name="T8">rumque d</text:span></text:span><text:span text:style-name="Default_20_Paragraph_20_Font"><text:span text:style-name="T1">i-</text:span></text:span></text:p>
      <text:p text:style-name="P3"><text:span text:style-name="Default_20_Paragraph_20_Font"><text:span text:style-name="T8">gnot</text:span></text:span><text:span text:style-name="Default_20_Paragraph_20_Font"><text:span text:style-name="T1">i</text:span></text:span><text:span text:style-name="Default_20_Paragraph_20_Font"><text:span text:style-name="T8">o</text:span></text:span><text:span text:style-name="Default_20_Paragraph_20_Font"><text:span text:style-name="T1"> it</text:span></text:span><text:span text:style-name="Default_20_Paragraph_20_Font"><text:span text:style-name="T8">a efacisnda est. Quum</text:span></text:span><text:span text:style-name="Default_20_Paragraph_20_Font"><text:span text:style-name="T1"> m</text:span></text:span><text:span text:style-name="Default_20_Paragraph_20_Font"><text:span text:style-name="T8">ul</text:span></text:span><text:span text:style-name="Default_20_Paragraph_20_Font"><text:span text:style-name="T1">ti </text:span></text:span><text:span text:style-name="Default_20_Paragraph_20_Font"><text:span text:style-name="T8">hom</text:span></text:span><text:span text:style-name="Default_20_Paragraph_20_Font"><text:span text:style-name="T1">i</text:span></text:span><text:span text:style-name="Default_20_Paragraph_20_Font"><text:span text:style-name="T8">nes un</text:span></text:span><text:span text:style-name="Default_20_Paragraph_20_Font"><text:span text:style-name="T1">o </text:span></text:span><text:span text:style-name="Default_20_Paragraph_20_Font"><text:span text:style-name="T8">mor-<text:line-break/>bo eodem te</text:span></text:span><text:span text:style-name="Default_20_Paragraph_20_Font"><text:span text:style-name="T1">m</text:span></text:span><text:span text:style-name="Default_20_Paragraph_20_Font"><text:span text:style-name="T8">pore c</text:span></text:span><text:span text:style-name="Default_20_Paragraph_20_Font"><text:span text:style-name="T1">o</text:span></text:span><text:span text:style-name="Default_20_Paragraph_20_Font"><text:span text:style-name="T8">rripiun</text:span></text:span><text:span text:style-name="Default_20_Paragraph_20_Font"><text:span text:style-name="T1">t</text:span></text:span><text:span text:style-name="Default_20_Paragraph_20_Font"><text:span text:style-name="T8">ur</text:span></text:span><text:span text:style-name="Default_20_Paragraph_20_Font"><text:span text:style-name="T1">, i</text:span></text:span><text:span text:style-name="Default_20_Paragraph_20_Font"><text:span text:style-name="T8">n</text:span></text:span><text:span text:style-name="Default_20_Paragraph_20_Font"><text:span text:style-name="T1"> i</text:span></text:span><text:span text:style-name="Default_20_Paragraph_20_Font"><text:span text:style-name="T8">d quod co</text:span></text:span><text:span text:style-name="Default_20_Paragraph_20_Font"><text:span text:style-name="T1">mm</text:span></text:span><text:span text:style-name="Default_20_Paragraph_20_Font"><text:span text:style-name="T8">unisse-<text:line-break/>mum est et qu</text:span></text:span><text:span text:style-name="Default_20_Paragraph_20_Font"><text:span text:style-name="T1">o</text:span></text:span><text:span text:style-name="Default_20_Paragraph_20_Font"><text:span text:style-name="T8">d p</text:span></text:span><text:span text:style-name="Default_20_Paragraph_20_Font"><text:span text:style-name="T1">oti</text:span></text:span><text:span text:style-name="Default_20_Paragraph_20_Font"><text:span text:style-name="T8">ssimu</text:span></text:span><text:span text:style-name="Default_20_Paragraph_20_Font"><text:span text:style-name="T1">m o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ut</text:span></text:span><text:span text:style-name="Default_20_Paragraph_20_Font"><text:span text:style-name="T1">i</text:span></text:span><text:span text:style-name="Default_20_Paragraph_20_Font"><text:span text:style-name="T8">mur, accepta causu<text:line-break/>re</text:span></text:span><text:span text:style-name="Default_20_Paragraph_20_Font"><text:span text:style-name="T1">j</text:span></text:span><text:span text:style-name="Default_20_Paragraph_20_Font"><text:span text:style-name="T8">ic</text:span></text:span><text:span text:style-name="Default_20_Paragraph_20_Font"><text:span text:style-name="T1">i</text:span></text:span><text:span text:style-name="Default_20_Paragraph_20_Font"><text:span text:style-name="T8">enda esa Quod aute</text:span></text:span><text:span text:style-name="Default_20_Paragraph_20_Font"><text:span text:style-name="T1">m </text:span></text:span><text:span text:style-name="Default_20_Paragraph_20_Font"><text:span text:style-name="T8">resp</text:span></text:span><text:span text:style-name="Default_20_Paragraph_20_Font"><text:span text:style-name="T1">i</text:span></text:span><text:span text:style-name="Default_20_Paragraph_20_Font"><text:span text:style-name="T8">ra</text:span></text:span><text:span text:style-name="Default_20_Paragraph_20_Font"><text:span text:style-name="T1">m</text:span></text:span><text:span text:style-name="Default_20_Paragraph_20_Font"><text:span text:style-name="T8">us id ex</text:span></text:span><text:span text:style-name="Default_20_Paragraph_20_Font"><text:span text:style-name="T1">isti</text:span></text:span><text:span text:style-name="Default_20_Paragraph_20_Font"><text:span text:style-name="T8">t. C</text:span></text:span><text:span text:style-name="Default_20_Paragraph_20_Font"><text:span text:style-name="T1">o</text:span></text:span><text:span text:style-name="Default_20_Paragraph_20_Font"><text:span text:style-name="T8">n-<text:line-break/>stat siqu</text:span></text:span><text:span text:style-name="Default_20_Paragraph_20_Font"><text:span text:style-name="T1">i</text:span></text:span><text:span text:style-name="Default_20_Paragraph_20_Font"><text:span text:style-name="T8">dem vic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cu</text:span></text:span><text:span text:style-name="Default_20_Paragraph_20_Font"><text:span text:style-name="T1">j</text:span></text:span><text:span text:style-name="Default_20_Paragraph_20_Font"><text:span text:style-name="T8">u</text:span></text:span><text:span text:style-name="Default_20_Paragraph_20_Font"><text:span text:style-name="T1">s</text:span></text:span><text:span text:style-name="Default_20_Paragraph_20_Font"><text:span text:style-name="T8">que nostrum causam non esce,.<text:line-break/>quu</text:span></text:span><text:span text:style-name="Default_20_Paragraph_20_Font"><text:span text:style-name="T1">m </text:span></text:span><text:span text:style-name="Default_20_Paragraph_20_Font"><text:span text:style-name="T8">serie o</text:span></text:span><text:span text:style-name="Default_20_Paragraph_20_Font"><text:span text:style-name="T1">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tum</text:span></text:span><text:span text:style-name="Default_20_Paragraph_20_Font"><text:span text:style-name="T1"> j</text:span></text:span><text:span text:style-name="Default_20_Paragraph_20_Font"><text:span text:style-name="T8">up</text:span></text:span><text:span text:style-name="Default_20_Paragraph_20_Font"><text:span text:style-name="T1">e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tu</text:span></text:span><text:span text:style-name="Default_20_Paragraph_20_Font"><text:span text:style-name="T1">m </text:span></text:span><text:span text:style-name="Default_20_Paragraph_20_Font"><text:span text:style-name="T8">senes</text:span></text:span><text:span text:style-name="Default_20_Paragraph_20_Font"><text:span text:style-name="T1"> t</text:span></text:span><text:span text:style-name="Default_20_Paragraph_20_Font"><text:span text:style-name="T8">um mul</text:span></text:span><text:span text:style-name="Default_20_Paragraph_20_Font"><text:span text:style-name="T1">i</text:span></text:span><text:span text:style-name="Default_20_Paragraph_20_Font"><text:span text:style-name="T8">ere</text:span></text:span><text:span text:style-name="Default_20_Paragraph_20_Font"><text:span text:style-name="T1">s<text:line-break/>t</text:span></text:span><text:span text:style-name="Default_20_Paragraph_20_Font"><text:span text:style-name="T8">um v</text:span></text:span><text:span text:style-name="Default_20_Paragraph_20_Font"><text:span text:style-name="T1">i</text:span></text:span><text:span text:style-name="Default_20_Paragraph_20_Font"><text:span text:style-name="T8">ro</text:span></text:span><text:span text:style-name="Default_20_Paragraph_20_Font"><text:span text:style-name="T1">s </text:span></text:span><text:span text:style-name="Default_20_Paragraph_20_Font"><text:span text:style-name="T8">peraeque</text:span></text:span><text:span text:style-name="Default_20_Paragraph_20_Font"><text:span text:style-name="T1"> i</text:span></text:span><text:span text:style-name="Default_20_Paragraph_20_Font"><text:span text:style-name="T8">nvadat</text:span></text:span><text:span text:style-name="Default_20_Paragraph_20_Font"><text:span text:style-name="T1">, tum juvenes, tum senes, vini<text:line-break/>potores et aquae bibaces , tam eos qui masam esitant<text:line-break/>quam qui pane victitant, tam eos qui modice laborant<text:line-break/>quam qui magnopere labores ferunt. Quum itaque homi-<text:line-break/>nes omnibus modis viventes eodem morbo corripiantur,<text:line-break/>nequaquam causa fuerit victus ratio. Quum vero eodem<text:line-break/>tempore diversi generis morbi oriuntur, tua sane cuique<text:line-break/>vivendi ratio cau</text:span></text:span><text:span text:style-name="Default_20_Paragraph_20_Font"><text:span text:style-name="T8">t</text:span></text:span><text:span text:style-name="Default_20_Paragraph_20_Font"><text:span text:style-name="T1">a esu Hoc textu coeli statum omnium<text:line-break/>epidemiorum morborum causam esse, fed non victus ra-<text:line-break/>tionempronunciat. Potest interdum quoque pravae aquae<text:line-break/>potus morbum omnibus communem efficere idque in</text:span></text:span></text:p>
      <text:p text:style-name="P3"><text:span text:style-name="Default_20_Paragraph_20_Font"><text:span text:style-name="T1">castris evenisse memoriae proditum est, quomodo et ob<text:line-break/>laci naturata; ubi omnes eodem loco. castra metati per-<text:line-break/>manserunt. luterdum etiam ex barathris charoneorum<text:line-break/>appellatorum, ex .quibus. abunde venti spirant. Haec ergo<text:line-break/>quod. aerem inficiant, propterea morbos procreant, atque<text:line-break/>a praescripto textu .comprehenduntur.. Qui vero ab edu-<text:line-break/>liis et potionibus excitantur morbi tum pauci tum- eo-<text:line-break/>gustu faciles existunt. Quare libro de natura humana<text:line-break/>causam ejus, quod multis .morbis est commune, commu-<text:line-break/>nissimam appellavit. Libro .vero de aere, aquis et locis qui<text:line-break/>sic generantur .morbi pancoenos </text:span></text:span><text:span text:style-name="Default_20_Paragraph_20_Font"><text:span text:style-name="T8">universale</text:span></text:span><text:span text:style-name="Default_20_Paragraph_20_Font"><text:span text:style-name="T1">s vocavit hifce<text:line-break/>verbis usus: </text:span></text:span><text:span text:style-name="Default_20_Paragraph_20_Font"><text:span text:style-name="T8">At uniu</text:span></text:span><text:span text:style-name="Default_20_Paragraph_20_Font"><text:span text:style-name="T1">s</text:span></text:span><text:span text:style-name="Default_20_Paragraph_20_Font"><text:span text:style-name="T8">cususque</text:span></text:span><text:span text:style-name="Default_20_Paragraph_20_Font"><text:span text:style-name="T1"> t</text:span></text:span><text:span text:style-name="Default_20_Paragraph_20_Font"><text:span text:style-name="T8">e</text:span></text:span><text:span text:style-name="Default_20_Paragraph_20_Font"><text:span text:style-name="T1">m</text:span></text:span><text:span text:style-name="Default_20_Paragraph_20_Font"><text:span text:style-name="T8">p</text:span></text:span><text:span text:style-name="Default_20_Paragraph_20_Font"><text:span text:style-name="T1">o</text:span></text:span><text:span text:style-name="Default_20_Paragraph_20_Font"><text:span text:style-name="T8">ri</text:span></text:span><text:span text:style-name="Default_20_Paragraph_20_Font"><text:span text:style-name="T1">s ^</text:span></text:span><text:span text:style-name="Default_20_Paragraph_20_Font"><text:span text:style-name="T8">procedent</text:span></text:span><text:span text:style-name="Default_20_Paragraph_20_Font"><text:span text:style-name="T1">is </text:span></text:span><text:span text:style-name="Default_20_Paragraph_20_Font"><text:span text:style-name="T8">et<text:line-break/>anni 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et quo</text:span></text:span><text:span text:style-name="Default_20_Paragraph_20_Font"><text:span text:style-name="T1">s</text:span></text:span><text:span text:style-name="Default_20_Paragraph_20_Font"><text:span text:style-name="T8">cunque</text:span></text:span><text:span text:style-name="Default_20_Paragraph_20_Font"><text:span text:style-name="T1"> mo</text:span></text:span><text:span text:style-name="Default_20_Paragraph_20_Font"><text:span text:style-name="T8">rbo</text:span></text:span><text:span text:style-name="Default_20_Paragraph_20_Font"><text:span text:style-name="T1">s </text:span></text:span><text:span text:style-name="Default_20_Paragraph_20_Font"><text:span text:style-name="T8">panc</text:span></text:span><text:span text:style-name="Default_20_Paragraph_20_Font"><text:span text:style-name="T1">o</text:span></text:span><text:span text:style-name="Default_20_Paragraph_20_Font"><text:span text:style-name="T8">eno</text:span></text:span><text:span text:style-name="Default_20_Paragraph_20_Font"><text:span text:style-name="T1">s t</text:span></text:span><text:span text:style-name="Default_20_Paragraph_20_Font"><text:span text:style-name="T8">am aesta</text:span></text:span><text:span text:style-name="Default_20_Paragraph_20_Font"><text:span text:style-name="T1">t</text:span></text:span><text:span text:style-name="Default_20_Paragraph_20_Font"><text:span text:style-name="T8">e<text:line-break/>quam h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</text:span></text:span><text:span text:style-name="Default_20_Paragraph_20_Font"><text:span text:style-name="T8">e urbem</text:span></text:span><text:span text:style-name="Default_20_Paragraph_20_Font"><text:span text:style-name="T1"> i</text:span></text:span><text:span text:style-name="Default_20_Paragraph_20_Font"><text:span text:style-name="T8">nvasur</text:span></text:span><text:span text:style-name="Default_20_Paragraph_20_Font"><text:span text:style-name="T1">os </text:span></text:span><text:span text:style-name="Default_20_Paragraph_20_Font"><text:span text:style-name="T8">praed</text:span></text:span><text:span text:style-name="Default_20_Paragraph_20_Font"><text:span text:style-name="T1">i</text:span></text:span><text:span text:style-name="Default_20_Paragraph_20_Font"><text:span text:style-name="T8">ctu</text:span></text:span><text:span text:style-name="Default_20_Paragraph_20_Font"><text:span text:style-name="T1">m, </text:span></text:span><text:span text:style-name="Default_20_Paragraph_20_Font"><text:span text:style-name="T8">est. </text:span></text:span><text:span text:style-name="Default_20_Paragraph_20_Font"><text:span text:style-name="T1">Ac rur-<text:line-break/>sum non post multa: Ili </text:span></text:span><text:span text:style-name="Default_20_Paragraph_20_Font"><text:span text:style-name="T8">quidem m</text:span></text:span><text:span text:style-name="Default_20_Paragraph_20_Font"><text:span text:style-name="T1">o</text:span></text:span><text:span text:style-name="Default_20_Paragraph_20_Font"><text:span text:style-name="T8">rbi sunt</text:span></text:span><text:span text:style-name="Default_20_Paragraph_20_Font"><text:span text:style-name="T1"> i</text:span></text:span><text:span text:style-name="Default_20_Paragraph_20_Font"><text:span text:style-name="T8">psi</text:span></text:span><text:span text:style-name="Default_20_Paragraph_20_Font"><text:span text:style-name="T1">s </text:span></text:span><text:span text:style-name="Default_20_Paragraph_20_Font"><text:span text:style-name="T8">verna-<text:line-break/>cu</text:span></text:span><text:span text:style-name="Default_20_Paragraph_20_Font"><text:span text:style-name="T1">li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si qu</text:span></text:span><text:span text:style-name="Default_20_Paragraph_20_Font"><text:span text:style-name="T1">is </text:span></text:span><text:span text:style-name="Default_20_Paragraph_20_Font"><text:span text:style-name="T8">universalis</text:span></text:span><text:span text:style-name="Default_20_Paragraph_20_Font"><text:span text:style-name="T1"> mo</text:span></text:span><text:span text:style-name="Default_20_Paragraph_20_Font"><text:span text:style-name="T8">rbus prehende</text:span></text:span><text:span text:style-name="Default_20_Paragraph_20_Font"><text:span text:style-name="T1">rit </text:span></text:span><text:span text:style-name="Default_20_Paragraph_20_Font"><text:span text:style-name="T8">ex te</text:span></text:span><text:span text:style-name="Default_20_Paragraph_20_Font"><text:span text:style-name="T1">m</text:span></text:span><text:span text:style-name="Default_20_Paragraph_20_Font"><text:span text:style-name="T8">porum<text:line-break/>anni mutat</text:span></text:span><text:span text:style-name="Default_20_Paragraph_20_Font"><text:span text:style-name="T1">i</text:span></text:span><text:span text:style-name="Default_20_Paragraph_20_Font"><text:span text:style-name="T8">one, </text:span></text:span><text:span text:style-name="Default_20_Paragraph_20_Font"><text:span text:style-name="T1">ii </text:span></text:span><text:span text:style-name="Default_20_Paragraph_20_Font"><text:span text:style-name="T8">hu</text:span></text:span><text:span text:style-name="Default_20_Paragraph_20_Font"><text:span text:style-name="T1">j</text:span></text:span><text:span text:style-name="Default_20_Paragraph_20_Font"><text:span text:style-name="T8">us e</text:span></text:span><text:span text:style-name="Default_20_Paragraph_20_Font"><text:span text:style-name="T1">ti</text:span></text:span><text:span text:style-name="Default_20_Paragraph_20_Font"><text:span text:style-name="T8">am par</text:span></text:span><text:span text:style-name="Default_20_Paragraph_20_Font"><text:span text:style-name="T1">t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pes exsistunt. </text:span></text:span><text:span text:style-name="Default_20_Paragraph_20_Font"><text:span text:style-name="T1">Ale<text:line-break/>que iterum post pauca .</text:span></text:span><text:span text:style-name="Default_20_Paragraph_20_Font"><text:span text:style-name="T8">At- v</text:span></text:span><text:span text:style-name="Default_20_Paragraph_20_Font"><text:span text:style-name="T1">iri</text:span></text:span><text:span text:style-name="Default_20_Paragraph_20_Font"><text:span text:style-name="T8">s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hi</text:span></text:span><text:span text:style-name="Default_20_Paragraph_20_Font"><text:span text:style-name="T1">. m</text:span></text:span><text:span text:style-name="Default_20_Paragraph_20_Font"><text:span text:style-name="T8">orb</text:span></text:span><text:span text:style-name="Default_20_Paragraph_20_Font"><text:span text:style-name="T1">i </text:span></text:span><text:span text:style-name="Default_20_Paragraph_20_Font"><text:span text:style-name="T8">pecu-</text:span></text:span></text:p>
      <text:p text:style-name="P3"><text:span text:style-name="Default_20_Paragraph_20_Font"><text:span text:style-name="T1">H</text:span></text:span><text:span text:style-name="Default_20_Paragraph_20_Font"><text:span text:style-name="T8">are</text:span></text:span><text:span text:style-name="Default_20_Paragraph_20_Font"><text:span text:style-name="T1">s </text:span></text:span><text:span text:style-name="Default_20_Paragraph_20_Font"><text:span text:style-name="T8">sunt et vernacu</text:span></text:span><text:span text:style-name="Default_20_Paragraph_20_Font"><text:span text:style-name="T1">li, item, </text:span></text:span><text:span text:style-name="Default_20_Paragraph_20_Font"><text:span text:style-name="T8">seorsum si qu</text:span></text:span><text:span text:style-name="Default_20_Paragraph_20_Font"><text:span text:style-name="T1">i</text:span></text:span><text:span text:style-name="Default_20_Paragraph_20_Font"><text:span text:style-name="T8">s un</text:span></text:span><text:span text:style-name="Default_20_Paragraph_20_Font"><text:span text:style-name="T1">i</text:span></text:span><text:span text:style-name="Default_20_Paragraph_20_Font"><text:span text:style-name="T8">versales<text:line-break/>ex te</text:span></text:span><text:span text:style-name="Default_20_Paragraph_20_Font"><text:span text:style-name="T1">m</text:span></text:span><text:span text:style-name="Default_20_Paragraph_20_Font"><text:span text:style-name="T8">pestatu</text:span></text:span><text:span text:style-name="Default_20_Paragraph_20_Font"><text:span text:style-name="T1">m </text:span></text:span><text:span text:style-name="Default_20_Paragraph_20_Font"><text:span text:style-name="T8">ann</text:span></text:span><text:span text:style-name="Default_20_Paragraph_20_Font"><text:span text:style-name="T1">i m</text:span></text:span><text:span text:style-name="Default_20_Paragraph_20_Font"><text:span text:style-name="T8">utat</text:span></text:span><text:span text:style-name="Default_20_Paragraph_20_Font"><text:span text:style-name="T1">i</text:span></text:span><text:span text:style-name="Default_20_Paragraph_20_Font"><text:span text:style-name="T8">one prehenderit.</text:span></text:span><text:span text:style-name="Default_20_Paragraph_20_Font"><text:span text:style-name="T1"> Deinde paulo<text:line-break/>inferius: </text:span></text:span><text:span text:style-name="Default_20_Paragraph_20_Font"><text:span text:style-name="T8">Hic m</text:span></text:span><text:span text:style-name="Default_20_Paragraph_20_Font"><text:span text:style-name="T1">o</text:span></text:span><text:span text:style-name="Default_20_Paragraph_20_Font"><text:span text:style-name="T8">rbu</text:span></text:span><text:span text:style-name="Default_20_Paragraph_20_Font"><text:span text:style-name="T1">s i</text:span></text:span><text:span text:style-name="Default_20_Paragraph_20_Font"><text:span text:style-name="T8">psi</text:span></text:span><text:span text:style-name="Default_20_Paragraph_20_Font"><text:span text:style-name="T1">s </text:span></text:span><text:span text:style-name="Default_20_Paragraph_20_Font"><text:span text:style-name="T8">connutritu</text:span></text:span><text:span text:style-name="Default_20_Paragraph_20_Font"><text:span text:style-name="T1">s </text:span></text:span><text:span text:style-name="Default_20_Paragraph_20_Font"><text:span text:style-name="T8">est</text:span></text:span><text:span text:style-name="Default_20_Paragraph_20_Font"><text:span text:style-name="T1"> t</text:span></text:span><text:span text:style-name="Default_20_Paragraph_20_Font"><text:span text:style-name="T8">um aesta</text:span></text:span><text:span text:style-name="Default_20_Paragraph_20_Font"><text:span text:style-name="T1">t</text:span></text:span><text:span text:style-name="Default_20_Paragraph_20_Font"><text:span text:style-name="T8">e tu</text:span></text:span><text:span text:style-name="Default_20_Paragraph_20_Font"><text:span text:style-name="T1">m<text:line-break/></text:span></text:span><text:span text:style-name="Default_20_Paragraph_20_Font"><text:span text:style-name="T8">hie</text:span></text:span><text:span text:style-name="Default_20_Paragraph_20_Font"><text:span text:style-name="T1">m</text:span></text:span><text:span text:style-name="Default_20_Paragraph_20_Font"><text:span text:style-name="T8">e. </text:span></text:span><text:span text:style-name="Default_20_Paragraph_20_Font"><text:span text:style-name="T1">Verum hoc neque te latuerit dictum in prae</text:span></text:span><text:span text:style-name="Default_20_Paragraph_20_Font"><text:span text:style-name="T8">t</text:span></text:span><text:span text:style-name="Default_20_Paragraph_20_Font"><text:span text:style-name="T1">ori-<text:line-break/>ptis et aliis quibusdam Hippocrati^ textibus, quicunque<text:line-break/>morbi perpetuo aliqua in regione scaturiunt, quos et fana<text:line-break/>endemios ^vocitant , eos censeri ex illorum genere qui<text:line-break/>multis communes existunt, veluti quoque pestis. Haec<text:line-break/>enim ex communium-. morborum est numero, ut ipse<text:line-break/>rursum de ea re libro de acutorum victu his verbis ita<text:line-break/>dilucide declaravit : </text:span></text:span><text:span text:style-name="Default_20_Paragraph_20_Font"><text:span text:style-name="T8">Quum en</text:span></text:span><text:span text:style-name="Default_20_Paragraph_20_Font"><text:span text:style-name="T1">i</text:span></text:span><text:span text:style-name="Default_20_Paragraph_20_Font"><text:span text:style-name="T8">m nul</text:span></text:span><text:span text:style-name="Default_20_Paragraph_20_Font"><text:span text:style-name="T1">l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m</text:span></text:span><text:span text:style-name="Default_20_Paragraph_20_Font"><text:span text:style-name="T8">munis pestden-<text:line-break/>tis morb</text:span></text:span><text:span text:style-name="Default_20_Paragraph_20_Font"><text:span text:style-name="T1">i 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sparsim grastatus sueri</text:span></text:span><text:span text:style-name="Default_20_Paragraph_20_Font"><text:span text:style-name="T1">t, </text:span></text:span><text:span text:style-name="Default_20_Paragraph_20_Font"><text:span text:style-name="T8">sed d</text:span></text:span><text:span text:style-name="Default_20_Paragraph_20_Font"><text:span text:style-name="T1">i</text:span></text:span><text:span text:style-name="Default_20_Paragraph_20_Font"><text:span text:style-name="T8">spersi<text:line-break/></text:span></text:span><text:span text:style-name="Default_20_Paragraph_20_Font"><text:span text:style-name="T1">spori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ve</text:span></text:span><text:span text:style-name="Default_20_Paragraph_20_Font"><text:span text:style-name="T1"> m</text:span></text:span><text:span text:style-name="Default_20_Paragraph_20_Font"><text:span text:style-name="T8">orb</text:span></text:span><text:span text:style-name="Default_20_Paragraph_20_Font"><text:span text:style-name="T1">i </text:span></text:span><text:span text:style-name="Default_20_Paragraph_20_Font"><text:span text:style-name="T8">ac si</text:span></text:span><text:span text:style-name="Default_20_Paragraph_20_Font"><text:span text:style-name="T1">mi</text:span></text:span><text:span text:style-name="Default_20_Paragraph_20_Font"><text:span text:style-name="T8">les suerint, ab b</text:span></text:span><text:span text:style-name="Default_20_Paragraph_20_Font"><text:span text:style-name="T1">i</text:span></text:span><text:span text:style-name="Default_20_Paragraph_20_Font"><text:span text:style-name="T8">s morb</text:span></text:span><text:span text:style-name="Default_20_Paragraph_20_Font"><text:span text:style-name="T1">is </text:span></text:span><text:span text:style-name="Default_20_Paragraph_20_Font"><text:span text:style-name="T8">plure</text:span></text:span><text:span text:style-name="Default_20_Paragraph_20_Font"><text:span text:style-name="T1">s<text:line-break/></text:span></text:span><text:span text:style-name="Default_20_Paragraph_20_Font"><text:span text:style-name="T8">quam ab alii</text:span></text:span><text:span text:style-name="Default_20_Paragraph_20_Font"><text:span text:style-name="T1">s o</text:span></text:span><text:span text:style-name="Default_20_Paragraph_20_Font"><text:span text:style-name="T8">m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ntereunt. </text:span></text:span><text:span text:style-name="Default_20_Paragraph_20_Font"><text:span text:style-name="T1">constat itaque morbos<text:line-break/>qui et malignissimi sunt et pesttilentes vocantur, ex mor-<text:line-break/>horum epidemiorum esse genere , epidemiorum vero tum<text:line-break/>ex popularium tum universalium genere qui dispersis<text:line-break/>morbis e regione opponuntur, hos quidem itu nominavit.</text:span></text:span></text:p>
      <text:p text:style-name="P3"><text:span text:style-name="Default_20_Paragraph_20_Font"><text:span text:style-name="T1">Pestes autem homines .universi et vocant et agnoscunt<text:line-break/>morbos esse perniciosos. Et vero ad dees multoties mit-<text:line-break/>tunt de. eorum curatione consulturi. At non hic solum<text:line-break/>verbum </text:span></text:span><text:span text:style-name="Default_20_Paragraph_20_Font"><text:span text:style-name="T11">ἑπιδημήσειν</text:span></text:span><text:span text:style-name="Default_20_Paragraph_20_Font"><text:span text:style-name="T5"> </text:span></text:span><text:span text:style-name="Default_20_Paragraph_20_Font"><text:span text:style-name="T8">passim gregar</text:span></text:span><text:span text:style-name="Default_20_Paragraph_20_Font"><text:span text:style-name="T1">i, scripsit, verum etiam<text:line-break/>in prognostico, ubi pronunciavit: </text:span></text:span><text:span text:style-name="Default_20_Paragraph_20_Font"><text:span text:style-name="T8">opor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m e</text:span></text:span><text:span text:style-name="Default_20_Paragraph_20_Font"><text:span text:style-name="T1">t </text:span></text:span><text:span text:style-name="Default_20_Paragraph_20_Font"><text:span text:style-name="T8">mor-<text:line-break/>b</text:span></text:span><text:span text:style-name="Default_20_Paragraph_20_Font"><text:span text:style-name="T1">o</text:span></text:span><text:span text:style-name="Default_20_Paragraph_20_Font"><text:span text:style-name="T8">rum perpetu</text:span></text:span><text:span text:style-name="Default_20_Paragraph_20_Font"><text:span text:style-name="T1">o </text:span></text:span><text:span text:style-name="Default_20_Paragraph_20_Font"><text:span text:style-name="T8">passim g</text:span></text:span><text:span text:style-name="Default_20_Paragraph_20_Font"><text:span text:style-name="T1">v</text:span></text:span><text:span text:style-name="Default_20_Paragraph_20_Font"><text:span text:style-name="T8">ajfuntium</text:span></text:span><text:span text:style-name="Default_20_Paragraph_20_Font"><text:span text:style-name="T1"> i</text:span></text:span><text:span text:style-name="Default_20_Paragraph_20_Font"><text:span text:style-name="T8">mpetus celer</text:span></text:span><text:span text:style-name="Default_20_Paragraph_20_Font"><text:span text:style-name="T1">it</text:span></text:span><text:span text:style-name="Default_20_Paragraph_20_Font"><text:span text:style-name="T8">er an</text:span></text:span><text:span text:style-name="Default_20_Paragraph_20_Font"><text:span text:style-name="T1">i-<text:line-break/></text:span></text:span><text:span text:style-name="Default_20_Paragraph_20_Font"><text:span text:style-name="T8">madvertere ac</text:span></text:span><text:span text:style-name="Default_20_Paragraph_20_Font"><text:span text:style-name="T1"> t</text:span></text:span><text:span text:style-name="Default_20_Paragraph_20_Font"><text:span text:style-name="T8">empesta</text:span></text:span><text:span text:style-name="Default_20_Paragraph_20_Font"><text:span text:style-name="T1">tis </text:span></text:span><text:span text:style-name="Default_20_Paragraph_20_Font"><text:span text:style-name="T8">statu</text:span></text:span><text:span text:style-name="Default_20_Paragraph_20_Font"><text:span text:style-name="T1">m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 ignorare. </text:span></text:span><text:span text:style-name="Default_20_Paragraph_20_Font"><text:span text:style-name="T1">In iis<text:line-break/>autem epidemiorum libris interdum ipsum pronunciantem<text:line-break/>audire potes; et passim g cassatae sunt, aliis siquidem mor-<text:line-break/>bus erat epidemius. Porro boe nomen </text:span></text:span><text:span text:style-name="Default_20_Paragraph_20_Font"><text:span text:style-name="T11">ἐπιδήμι</text:span></text:span><text:span text:style-name="Default_20_Paragraph_20_Font"><text:span text:style-name="T12">ο</text:span></text:span><text:span text:style-name="Default_20_Paragraph_20_Font"><text:span text:style-name="T11">ν</text:span></text:span><text:span text:style-name="Default_20_Paragraph_20_Font"><text:span text:style-name="T5"> </text:span></text:span><text:span text:style-name="Default_20_Paragraph_20_Font"><text:span text:style-name="T1">quibus-<text:line-break/>datu in exemplaribus quatuor syllabis scriptum est, po-<text:line-break/>strema constante ex </text:span></text:span><text:span text:style-name="Default_20_Paragraph_20_Font"><text:span text:style-name="T11">μ</text:span></text:span><text:span text:style-name="Default_20_Paragraph_20_Font"><text:span text:style-name="T5">, </text:span></text:span><text:span text:style-name="Default_20_Paragraph_20_Font"><text:span text:style-name="T1">o, p, v, in quibusdam vero quin-<text:line-break/>que syllabis, penultima constante </text:span></text:span><text:span text:style-name="Default_20_Paragraph_20_Font"><text:span text:style-name="T11">αρι</text:span></text:span><text:span text:style-name="Default_20_Paragraph_20_Font"><text:span text:style-name="T5">, </text:span></text:span><text:span text:style-name="Default_20_Paragraph_20_Font"><text:span text:style-name="T1">altera deinde ultima<text:line-break/>syllaba </text:span></text:span><text:span text:style-name="Default_20_Paragraph_20_Font"><text:span text:style-name="T8">a</text:span></text:span><text:span text:style-name="Default_20_Paragraph_20_Font"><text:span text:style-name="T1">, p, </text:span></text:span><text:span text:style-name="Default_20_Paragraph_20_Font"><text:span text:style-name="T8">v. </text:span></text:span><text:span text:style-name="Default_20_Paragraph_20_Font"><text:span text:style-name="T1">Horum autem ad ea quae enunciari de-<text:line-break/>bent. meminisse oportet, i ac nosse nonnullos quidem mor-<text:line-break/>bos communiter multos invadere , qui - scilicet communes<text:line-break/>dicuntur, .nonnullos vero unumqusnque privatim prehen-<text:line-break/>dere et sporadicos appellari. Inter communes mo</text:span></text:span><text:span text:style-name="Default_20_Paragraph_20_Font"><text:span text:style-name="T8">rbo</text:span></text:span><text:span text:style-name="Default_20_Paragraph_20_Font"><text:span text:style-name="T1">s alii</text:span></text:span></text:p>
      <text:p text:style-name="P3"><text:span text:style-name="Default_20_Paragraph_20_Font"><text:span text:style-name="T1">endemii, alii epiderni et epidemii tum quatuor tum quin-<text:line-break/>que syllabis, ut proditum est, scripti et pronunciati:<text:line-break/>At horum perniciosissimi pestilentes vocantur, iiqtrecan-<text:line-break/>sum ex ambientis aeris statu sortiuntur; quemadmodum<text:line-break/>morborum </text:span></text:span><text:span text:style-name="Default_20_Paragraph_20_Font"><text:span text:style-name="T8">p</text:span></text:span><text:span text:style-name="Default_20_Paragraph_20_Font"><text:span text:style-name="T1">pidemiorum genus universum. Atque quos-<text:line-break/>datu etiam pestilenter status descripsit, ut et eosale qui-<text:line-break/>bus in tertio epidemiorum agit, quamobrem pestis m</text:span></text:span><text:span text:style-name="Default_20_Paragraph_20_Font"><text:span text:style-name="T8">d</text:span></text:span><text:span text:style-name="Default_20_Paragraph_20_Font"><text:span text:style-name="T1">rli<text:line-break/>bus sit epidemicis. Atque haec praestat definisse prius-<text:line-break/>quam particularum decreta procedat explicatio. Postea<text:line-break/>vero jam ad illam me convertam, si hoc unum praemo-<text:line-break/>nuero, quod et in multis a me scriptis libris prius dixi,<text:line-break/>eos qui artem medicam perdiscere volunt; ut in particu-<text:line-break/>faribus quae sensu percipiuntur sese exerceant cohorta-<text:line-break/>tus, ut quae antea universaliter didicerunt dignoscant.<text:line-break/>Haec ipsa particularia universalis constitutionis principium<text:line-break/>esse empirici profitentur et vera illa esse praecepta quae<text:line-break/>ab experientia constitutionem consequ</text:span></text:span><text:span text:style-name="Default_20_Paragraph_20_Font"><text:span text:style-name="T8">a</text:span></text:span><text:span text:style-name="Default_20_Paragraph_20_Font"><text:span text:style-name="T1"> ta sunt, nobis au-<text:line-break/>tem non item. Sed praecepta multa ratione inventa esse</text:span></text:span></text:p>
      <text:p text:style-name="P2"><text:span text:style-name="Default_20_Paragraph_20_Font"><text:span text:style-name="T1">ridentur, quorum tamen veritas judicatur quum ab expe-<text:line-break/></text:span></text:span><text:span text:style-name="Default_20_Paragraph_20_Font"><text:span text:style-name="T8">v</text:span></text:span><text:span text:style-name="Default_20_Paragraph_20_Font"><text:span text:style-name="T1">imentis tum stabilitur tum fidem accipit. Sic face et<text:line-break/>his quae de felis et lunae magnitudine et distantia de-<text:line-break/>monstrata sunt, fidem non adhibentes., ubi a. sensibilibus<text:line-break/>multis aliis quae per geometricas rationes reperiuntur .et<text:line-break/>ab ecclipsibus singularibus stabiliuntur, certiorem fidem<text:line-break/>habemus. Ubi itaque quae per geometriam demonstrata<text:line-break/>. sim t, si a singulariter contingentibus majorem fidem ac-<text:line-break/>capiant, .atque credibiliora reddita certiorem habeant veri-<text:line-break/>tatem , Iane multo magis quae in medica disciplina uni-<text:line-break/>versaliter dicta sunt, certiorem habebunt fidem, si parti-<text:line-break/>cuia</text:span></text:span><text:span text:style-name="Default_20_Paragraph_20_Font"><text:span text:style-name="T8">t</text:span></text:span><text:span text:style-name="Default_20_Paragraph_20_Font"><text:span text:style-name="T1">ibus exemplis stabiliantur. Haec igitur nos in epi-<text:line-break/>densiorum libris fieri ostendemus.</text:span></text:span></text:p>
      <text:h text:style-name="P29" text:outline-level="2"><text:span text:style-name="Default_20_Paragraph_20_Font">1.</text:span></text:h>
      <text:p text:style-name="P4">I<text:span text:style-name="Default_20_Paragraph_20_Font"><text:span text:style-name="T7">n Phase autumno circiter aequinoctium et sub</text:span></text:span> V<text:span text:style-name="Default_20_Paragraph_20_Font"><text:span text:style-name="T7">ergilias<text:line-break/>pluviae multae, assiduae, molles suerunt, usi per au-<text:line-break/>strales ventos.</text:span></text:span></text:p>
      <text:p text:style-name="P1">Cognitionem loci ad morborum quidem epidemiorum<text:line-break/>doctrinam utilem existere postea dicturus sum. Nunc<text:line-break/>vero ipsum auctoris textum prius explicabo pronuncian-<text:line-break/>Iis, <text:span text:style-name="Default_20_Paragraph_20_Font"><text:span text:style-name="T7">circiter aequinoctium et sub vergilias. </text:span></text:span>Quum enim<text:line-break/>duo sint aequinoctia, duae quoque Vergiliarum significati-<text:line-break/>ones, quoddam ex illis dicat adiecto orationi autumno<text:line-break/>ipse prodidit. Vere siquidem fit alterum principiumque<text:line-break/>ipsius in nostra habitatione ipsum est, veluti etiam finis<text:line-break/>omnis sub Vergiliarum ortum. Reliquum aequinoctium<text:line-break/>autumno fit, atque vergiliarum occasus : nihil autem inter-<text:line-break/>erit vel numero plurali pleiades nominare vel singulari<text:line-break/>pleiada. Occasus autem fit vergiliarum ab autumnali</text:p>
      <text:p text:style-name="P3"><text:span text:style-name="Default_20_Paragraph_20_Font"><text:span text:style-name="T1">aequinoctio diebus circiter quinquaginta, nobis scientibus<text:line-break/>aequinoctia et solstitia in plagis omnibus uno tempore<text:line-break/>fieri, siderum vero ortum. et occasum ita variari, ut his<text:line-break/>singulis in regionibus proprii sint. Solis enim sub eodem<text:line-break/>polo habitantibus. communes sunt astrorum tum ortus tum<text:line-break/>obitus. At vocant Graeci plerumque sidus quod ex mul-<text:line-break/>tis stellis constat ; qualem taurum universum vel aliquam<text:line-break/>ejus partem, ut suculas et vergilias. Interdum tamen<text:line-break/>singulas stellas astrum sidusve appellitant, non ta-<text:line-break/>men quod ex multis constet stellam appellant, assium per-<text:line-break/>petuo dumtaxat hoc modo, unamquamque vero non stel-<text:line-break/>lam solum, ut dixi, fed et sidus, ut arcturum, caniculam,<text:line-break/>luciferum, hesperum. Est autem ad universum quod in-<text:line-break/>stat opus maxime necessarium singulis in regionibus, ubi<text:line-break/>medendi artem facturi sumus, singulorum astrorum tum<text:line-break/>ortus tum occules cognoscere , t quandoquidem hi anui<text:line-break/>tempestates circumscribunt, exempli gratia.; in Hellesponti</text:span></text:span></text:p>
      <text:p text:style-name="P3"><text:span text:style-name="Default_20_Paragraph_20_Font"><text:span text:style-name="T1">parallelo veris principium quidem est quo tempore est<text:line-break/>aequinoctium, finis vero vergiliarum ortus , qui et aesta-<text:line-break/>tis initium existit , quemadmodum etiam aestatis finis,<text:line-break/>autumni principium arctari ortus, qui autumnale aequi-<text:line-break/>noctium diebus quasi duodecim antecedit. Praeterea ver-<text:line-break/>giliarum occa</text:span></text:span><text:span text:style-name="Default_20_Paragraph_20_Font"><text:span text:style-name="T8">t</text:span></text:span><text:span text:style-name="Default_20_Paragraph_20_Font"><text:span text:style-name="T1">ur hiemis principium et autumni finis est.<text:line-break/>Morari vero arbitror oportet ac causam quaerere cur in-<text:line-break/>termissus sit in oratione stellae illustrissimae ortus qui<text:line-break/>aestate fit, haecque silius vocatur, Ipsimi autem nonnulli<text:line-break/>etiam canem nominant totius astri appellatione abusi, ca</text:span></text:span><text:span text:style-name="Default_20_Paragraph_20_Font"><text:span text:style-name="T8">r<text:line-break/></text:span></text:span><text:span text:style-name="Default_20_Paragraph_20_Font"><text:span text:style-name="T1">nis siquidem astrum universum esu Sirius . vero ipsius<text:line-break/>maxillae insidet, quem recte quispiam antecanem, non<text:line-break/>canem appellaverit, stellaeque hujus exortus partis anni<text:line-break/>quam operam vocant principium esu Atque qui anuum<text:line-break/>in feptem tempora dividunt, aestatem adusque canis ex-<text:line-break/>ortum protendunt, hinc vero ad arctorum usque operam.<text:line-break/>fidem et hiemem lu tres fucant partes et medium quidem<text:line-break/>hujus quod circa. solstitium est tempus constitstuunt, de</text:span></text:span></text:p>
      <text:p text:style-name="P3"><text:span text:style-name="Default_20_Paragraph_20_Font"><text:span text:style-name="T1">extremis vero duobus prius sementum, posterius consitio-<text:line-break/>neni, nam ipsi ita nominant. Quin etiam libro de he-<text:line-break/>bdomadis Hippocrafis inscripto actius inreptum partes dis<text:line-break/>visus invenitur, infectis quidem autumno et vere inanem-<text:line-break/>tibus , fectis vero hieme quidem tres in partes , aestate<text:line-break/>vero in duas. Utilis itaque talis etiam est divisio; ut in<text:line-break/>praecedenti declarabit oratio. Utilis quoque in quatuor<text:line-break/>anni tempestates sectio, ut et illi prius ab ipfo Hippoa<text:line-break/>orate demo</text:span></text:span><text:span text:style-name="Default_20_Paragraph_20_Font"><text:span text:style-name="T8">n</text:span></text:span><text:span text:style-name="Default_20_Paragraph_20_Font"><text:span text:style-name="T1">stratum est, ubi et humorum exuperantiam et<text:line-break/>morborum species docet et quae ambo haec praecedunt,<text:line-break/>aeris temperamenta, quae quatuor habent differentias.<text:line-break/>Etenim si quis quam maxime bifariam tempus, vernilia-<text:line-break/>rum ortus atque arctari medium secuerit, nihilominus<text:line-break/>ipsum commune est cinni ut commoderato siccius existat,<text:line-break/>quemadmodum etiam et hiemi ut et frigidior et humidior<text:line-break/>sit, etiamsi trifariam dividatur. Magnae igitur tempera-<text:line-break/>menti differentiae, quas et generales decenter quispiam</text:span></text:span></text:p>
      <text:p text:style-name="P3"><text:span text:style-name="Default_20_Paragraph_20_Font"><text:span text:style-name="T1">dixerit, annum in quatuor tempora dividunt inter fe,<text:line-break/>sive genere sive specie differentia, prout quisque appellare<text:line-break/>voluerit At singulae tarum differentia</text:span></text:span><text:span text:style-name="Default_20_Paragraph_20_Font"><text:span text:style-name="T8">r</text:span></text:span><text:span text:style-name="Default_20_Paragraph_20_Font"><text:span text:style-name="T1">um in mag</text:span></text:span><text:span text:style-name="Default_20_Paragraph_20_Font"><text:span text:style-name="T8">a</text:span></text:span><text:span text:style-name="Default_20_Paragraph_20_Font"><text:span text:style-name="T1">. et<text:line-break/>minus saetae sectiones aestatem quidem in duas, hiemem<text:line-break/>vero in tres partes s</text:span></text:span><text:span text:style-name="Default_20_Paragraph_20_Font"><text:span text:style-name="T8">e</text:span></text:span><text:span text:style-name="Default_20_Paragraph_20_Font"><text:span text:style-name="T1">cant. Horum vero anni temporum<text:line-break/>divisio ex ipsorum tempore efficitur; quod enim tempus<text:line-break/>yergilias arcturirmque interiacet, quatuor est mensium, plu-<text:line-break/>rium vero quam quatuor vergiliarum occasus et verni<text:line-break/>aequinoctii medium existit. Veris autem tempus non in</text:span></text:span><text:span text:style-name="Default_20_Paragraph_20_Font"><text:span text:style-name="T8">i.<text:line-break/></text:span></text:span><text:span text:style-name="Default_20_Paragraph_20_Font"><text:span text:style-name="T1">tegros quidem duos habet menses, quo factum est ut jure<text:line-break/>indivisum permanserit, propterea vero autumni tempus<text:line-break/>quam veris inanis fuit, quod in mensus duos extenditur,<text:line-break/>hoc vero magnitudine ab hiemis aestatisque tempore mul-<text:line-break/>topere superatur. Haec itaque semel quidem a me dicta<text:line-break/>sint, ad omnem vero sequentem orationem memoria te-<text:line-break/>neantur, quo facile ad singularum nationum menses aliis<text:line-break/>alios existentes deducamur, nam si omnes eosdem habe-<text:line-break/>rent, non arcturi vergiliarumque et canis et aequinoctio-<text:line-break/>rum et solstitiorum meminisset Hippocrates, fed ipsi satis</text:span></text:span></text:p>
      <text:p text:style-name="P3"><text:span text:style-name="Default_20_Paragraph_20_Font"><text:span text:style-name="T1">fuisset dicere apud Macedones verbi gratia men</text:span></text:span><text:span text:style-name="Default_20_Paragraph_20_Font"><text:span text:style-name="T8">t</text:span></text:span><text:span text:style-name="Default_20_Paragraph_20_Font"><text:span text:style-name="T1">e in-<text:line-break/>cipiente quem Dios appellant talem quaedam statum<text:line-break/>fuisse in ambientis nos aeris temperamento. Nunc vero<text:line-break/>quoniam Dion stolis quidem Macedonibus manifestum<text:line-break/>est, Atheniensibus vero aliisque hominibus non manifestum,.<text:line-break/>volebatque Hippocrates cunctis nationibus prodesse, satius<text:line-break/>ipsi fuit sine nullo memorato men</text:span></text:span><text:span text:style-name="Default_20_Paragraph_20_Font"><text:span text:style-name="T8">t</text:span></text:span><text:span text:style-name="Default_20_Paragraph_20_Font"><text:span text:style-name="T1">e solum aequinoctium<text:line-break/>fcribere,, aequinoctium siquidem universitatis mundi res<text:line-break/>est, men</text:span></text:span><text:span text:style-name="Default_20_Paragraph_20_Font"><text:span text:style-name="T8">t</text:span></text:span><text:span text:style-name="Default_20_Paragraph_20_Font"><text:span text:style-name="T1">es vero singulis nationibus fur et peculiares Qui<text:line-break/>ergo astronomiae imperitus est, Iciat potissimum llippo-<text:line-break/>crati ad eam ob dictorum usum exhortanti non obsequi.<text:line-break/>Quia vero humanum esse videtur ejusmodi imperitis opem<text:line-break/>ferre, tentabo ego, quatenus licebit, auxilium subscribere,<text:line-break/>cui si mentem adhibeant, horum omnium t quae edicit<text:line-break/>Hippocrates , fructum ac emolumentum accepturi funt..<text:line-break/>Toto igitur anno in quatuor tempora per aequinoctia et<text:line-break/></text:span></text:span><text:span text:style-name="Default_20_Paragraph_20_Font"><text:span text:style-name="T8">s</text:span></text:span><text:span text:style-name="Default_20_Paragraph_20_Font"><text:span text:style-name="T1">olstitia divisio, si quis </text:span></text:span><text:span text:style-name="Default_20_Paragraph_20_Font"><text:span text:style-name="T8">t</text:span></text:span><text:span text:style-name="Default_20_Paragraph_20_Font"><text:span text:style-name="T1">emet astronomum virum rogaverit<text:line-break/>quibus mensibus quatuor hae partes fiant, deinde iis prae-</text:span></text:span></text:p>
      <text:p text:style-name="P3"><text:span text:style-name="Default_20_Paragraph_20_Font"><text:span text:style-name="T1">ceptis, poterit et quum de caeteris singulorum astrorum<text:line-break/>significationibus audierit, voti lesse compos. Ut fi, exenr-<text:line-break/>pli gratia, antea didicerit autumnale fieri aequinoctium in<text:line-break/>principio mensis Dii, sciet hiemale - solstitium fieri quest<text:line-break/>post tres menses in principio mensis qui anui finis est;<text:line-break/>hoc enim apud Macedones significat, vernum autem aequi-<text:line-break/>noctium Artemini principio, quemadmodum et aestivum<text:line-break/>solstitium initio Lui. In principio - namque commemora-<text:line-break/>torum mensium tum aequinoctia tum solstitia apud.Ma</text:span></text:span><text:span text:style-name="Default_20_Paragraph_20_Font"><text:span text:style-name="T8">r<text:line-break/></text:span></text:span><text:span text:style-name="Default_20_Paragraph_20_Font"><text:span text:style-name="T1">cedonas fiunt, qui menses ita numerant et appellant.<text:line-break/>Qui igitur haec perceperit, ani praeterea Arcturum ante<text:line-break/>autumnale aequinoctium duodecim fere- diebus exoriri di-<text:line-break/>diserit, vergilias vero occidere post dies circiter quinqua-<text:line-break/>gluta, feret quoto mensis cujusque anni die utrumque<text:line-break/>sidus exoriatur obscrvabitque, si Hippocratem fequi velit,<text:line-break/>eam quae et qualis aeri oborta sit temperamenti mutati-<text:line-break/>onem. Ceterum non ratione lunae quemadmodum nunc</text:span></text:span></text:p>
      <text:p text:style-name="P3"><text:span text:style-name="Default_20_Paragraph_20_Font"><text:span text:style-name="T1">lu plurimis Graeciae civitatibus supputandi funt, sed ra-<text:line-break/>tione solis, ut apud omnes priscas urbes et plerasque na-<text:line-break/>tiones numerantur. Atque apud Romanos universus annus<text:line-break/>in duodecim menses dividitur, quorum unus octo et vi-<text:line-break/>giuti diebus constat , quem a solstitio brumali fecundum<text:line-break/>vocitant. Primus vero a solstitio, quem et totius anni<text:line-break/>primum numerant, unum supra triginta assumsit, queat-<text:line-break/>admodum a solstitio tertius; etenim etiam is ipse unius<text:line-break/>et triginta dierum esu Quartus est triginta dierum. Quin-<text:line-break/>tus unum et triginta sortitus. sextus triginta dies com-<text:line-break/>plectitur. Qui vero sextum duo sequuntur septimus et<text:line-break/>octavus , uno et triginta constanti Qui hos excipit nonus<text:line-break/>triginta dierum est. Huic succedens unius et triginta,<text:line-break/>qui decimus totius anui existit numero. Undecimus tri-<text:line-break/>ginta dierum esu Duodecimus unius supra triginta. connume-<text:line-break/>ranti vero tibi conscripti, singulorum mensium dies, omnes<text:line-break/>trecenti sexaginta et quinque oboriuntur. Atque quum<text:line-break/>ita quatuor annos numeraveris, anno quarto mensem ter-</text:span></text:span></text:p>
      <text:p text:style-name="P2"><text:span text:style-name="Default_20_Paragraph_20_Font"><text:span text:style-name="T1">tium duorum et triginta dierum faciunt, ut anni singuli<text:line-break/>trecentorum sexaginta quinque sint dierum, ac praeterea<text:line-break/>quadrantis unius diei. Ex Palaestinorum vero. supputatione<text:line-break/>duodecim men</text:span></text:span><text:span text:style-name="Default_20_Paragraph_20_Font"><text:span text:style-name="T8">t</text:span></text:span><text:span text:style-name="Default_20_Paragraph_20_Font"><text:span text:style-name="T1">es efficiunt dies trecentos quinquaginta et<text:line-break/>quatuor. Nam quia tempus a lunae cum side conjun-<text:line-break/>dione adusque omnem . aliam coniunctionem praeter no-<text:line-break/>vem et viginti dies aliam etiamnum dimidiam assumit par—<text:line-break/>tem,. propterea duos .men</text:span></text:span><text:span text:style-name="Default_20_Paragraph_20_Font"><text:span text:style-name="T8">t</text:span></text:span><text:span text:style-name="Default_20_Paragraph_20_Font"><text:span text:style-name="T1">es, qui novem et quinquaginta<text:line-break/>dies continent, in duas secant inaequales partes, alteram<text:line-break/>dierum triginta faciunt, alteram viginti novem. Qui ergo<text:line-break/>ita mensus instituunt, aliquem intercalarem statuere eo-.<text:line-break/>guntur, ubi primum superiorum annorum residuum colle-<text:line-break/>ctum sit et unius mensis tempus fiat. Quo vero modo<text:line-break/>menses intercalares inferendi sint, ab astronomis tum<text:line-break/>aliis quibusdam tum Hipparcho scriptum est. Quare, ut<text:line-break/>dixi , apud illos qui nentes ita numerant, definiri dies<text:line-break/>non possunt, in quibus tum aequinoctia tum solstitia tum<text:line-break/>siderum Illustrium exortas fiant. Apud eos vero qui pro<text:line-break/>t folia ratione numerant, definiri possunt, ut dixi, apud</text:span></text:span></text:p>
      <text:p text:style-name="P3"><text:span text:style-name="Default_20_Paragraph_20_Font"><text:span text:style-name="T1">Romanos. et Macedones et Asiaticos nostrates et apud alias<text:line-break/>multas nationes. Itaque quum haec sequentium oratio-<text:line-break/>num omnium communia. a me dicta sunt, ad propositam<text:line-break/>me referam orationem, in qua ab aeris statu qui in Thaso<text:line-break/>suit incipiens - inquit : </text:span></text:span><text:span text:style-name="Default_20_Paragraph_20_Font"><text:span text:style-name="T8">Autumno c</text:span></text:span><text:span text:style-name="Default_20_Paragraph_20_Font"><text:span text:style-name="T1">i</text:span></text:span><text:span text:style-name="Default_20_Paragraph_20_Font"><text:span text:style-name="T8">rciter ae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ct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et<text:line-break/>sub verg</text:span></text:span><text:span text:style-name="Default_20_Paragraph_20_Font"><text:span text:style-name="T1">ili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pluviae multae.</text:span></text:span><text:span text:style-name="Default_20_Paragraph_20_Font"><text:span text:style-name="T1"> Quum enim autumnus<text:line-break/>ad aequinoctium sit duosque menses fortlatur, non quam-<text:line-break/>primum ab luitio enunciatur status simul invasit, sed circa<text:line-break/>aequinoctium exortus est et adusque vergi Harum occasum<text:line-break/>dies circiter quinquaginta perseveraut. I</text:span></text:span><text:span text:style-name="Default_20_Paragraph_20_Font"><text:span text:style-name="T8">n</text:span></text:span><text:span text:style-name="Default_20_Paragraph_20_Font"><text:span text:style-name="T1"> T</text:span></text:span><text:span text:style-name="Default_20_Paragraph_20_Font"><text:span text:style-name="T8">hasu nutu-<text:line-break/>mna</text:span></text:span><text:span text:style-name="Default_20_Paragraph_20_Font"><text:span text:style-name="T1">s. Quinti sententia neque ad morborum praenotio-<text:line-break/>neor aliquid regio demo</text:span></text:span><text:span text:style-name="Default_20_Paragraph_20_Font"><text:span text:style-name="T8">n</text:span></text:span><text:span text:style-name="Default_20_Paragraph_20_Font"><text:span text:style-name="T1">strat, neque prorsus fieri potest<text:line-break/>ut futuri morbi praenoscantur, </text:span></text:span><text:span text:style-name="Default_20_Paragraph_20_Font"><text:span text:style-name="T8">t</text:span></text:span><text:span text:style-name="Default_20_Paragraph_20_Font"><text:span text:style-name="T1">est susum morbi quidam;<text:line-break/>corrupto eo qui anni tempestatibus fecundum naturam in-<text:line-break/>erat temperamento. Interdum anteus et ipsorum ideas<text:line-break/>non ex rationali methodo, fed ex sula: experientia notas<text:line-break/>esse profert. Et vero etiam intemperiarum implicationes,<text:line-break/>quas -fyndromas vel concursus appellant empirici medici</text:span></text:span></text:p>
      <text:p text:style-name="P3"><text:span text:style-name="Default_20_Paragraph_20_Font"><text:span text:style-name="T1">qui aphorismos explicant, experimentis inventas esse prae-<text:line-break/>dicabant, quae quorundam morborum causae sint. Exem-<text:line-break/>pli gratia :: </text:span></text:span><text:span text:style-name="Default_20_Paragraph_20_Font"><text:span text:style-name="T8">Quum h</text:span></text:span><text:span text:style-name="Default_20_Paragraph_20_Font"><text:span text:style-name="T1">i</text:span></text:span><text:span text:style-name="Default_20_Paragraph_20_Font"><text:span text:style-name="T8">em</text:span></text:span><text:span text:style-name="Default_20_Paragraph_20_Font"><text:span text:style-name="T1">s </text:span></text:span><text:span text:style-name="Default_20_Paragraph_20_Font"><text:span text:style-name="T8">sicca quide</text:span></text:span><text:span text:style-name="Default_20_Paragraph_20_Font"><text:span text:style-name="T1">m </text:span></text:span><text:span text:style-name="Default_20_Paragraph_20_Font"><text:span text:style-name="T8">et aqu</text:span></text:span><text:span text:style-name="Default_20_Paragraph_20_Font"><text:span text:style-name="T1">i</text:span></text:span><text:span text:style-name="Default_20_Paragraph_20_Font"><text:span text:style-name="T8">lon</text:span></text:span><text:span text:style-name="Default_20_Paragraph_20_Font"><text:span text:style-name="T1">i</text:span></text:span><text:span text:style-name="Default_20_Paragraph_20_Font"><text:span text:style-name="T8">a sue-<text:line-break/>r</text:span></text:span><text:span text:style-name="Default_20_Paragraph_20_Font"><text:span text:style-name="T1">i</text:span></text:span><text:span text:style-name="Default_20_Paragraph_20_Font"><text:span text:style-name="T8">t, ver aute</text:span></text:span><text:span text:style-name="Default_20_Paragraph_20_Font"><text:span text:style-name="T1">m </text:span></text:span><text:span text:style-name="Default_20_Paragraph_20_Font"><text:span text:style-name="T8">plu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et austr</text:span></text:span><text:span text:style-name="Default_20_Paragraph_20_Font"><text:span text:style-name="T1">i</text:span></text:span><text:span text:style-name="Default_20_Paragraph_20_Font"><text:span text:style-name="T8">num, aestate erunt fa-<text:line-break/>bre</text:span></text:span><text:span text:style-name="Default_20_Paragraph_20_Font"><text:span text:style-name="T1">s </text:span></text:span><text:span text:style-name="Default_20_Paragraph_20_Font"><text:span text:style-name="T8">acutae et lipp</text:span></text:span><text:span text:style-name="Default_20_Paragraph_20_Font"><text:span text:style-name="T1">i</text:span></text:span><text:span text:style-name="Default_20_Paragraph_20_Font"><text:span text:style-name="T8">tud</text:span></text:span><text:span text:style-name="Default_20_Paragraph_20_Font"><text:span text:style-name="T1">i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et d</text:span></text:span><text:span text:style-name="Default_20_Paragraph_20_Font"><text:span text:style-name="T1">y</text:span></text:span><text:span text:style-name="Default_20_Paragraph_20_Font"><text:span text:style-name="T8">senteriae. </text:span></text:span><text:span text:style-name="Default_20_Paragraph_20_Font"><text:span text:style-name="T1">Ac rursus r<text:line-break/></text:span></text:span><text:span text:style-name="Default_20_Paragraph_20_Font"><text:span text:style-name="T8">s</text:span></text:span><text:span text:style-name="Default_20_Paragraph_20_Font"><text:span text:style-name="T1">i </text:span></text:span><text:span text:style-name="Default_20_Paragraph_20_Font"><text:span text:style-name="T8">hiems qu</text:span></text:span><text:span text:style-name="Default_20_Paragraph_20_Font"><text:span text:style-name="T1">i</text:span></text:span><text:span text:style-name="Default_20_Paragraph_20_Font"><text:span text:style-name="T8">dem p</text:span></text:span><text:span text:style-name="Default_20_Paragraph_20_Font"><text:span text:style-name="T1">l</text:span></text:span><text:span text:style-name="Default_20_Paragraph_20_Font"><text:span text:style-name="T8">uvi</text:span></text:span><text:span text:style-name="Default_20_Paragraph_20_Font"><text:span text:style-name="T1">o</text:span></text:span><text:span text:style-name="Default_20_Paragraph_20_Font"><text:span text:style-name="T8">sa et austr</text:span></text:span><text:span text:style-name="Default_20_Paragraph_20_Font"><text:span text:style-name="T1">i</text:span></text:span><text:span text:style-name="Default_20_Paragraph_20_Font"><text:span text:style-name="T8">na suerit, ver autem<text:line-break/>suual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m </text:span></text:span><text:span text:style-name="Default_20_Paragraph_20_Font"><text:span text:style-name="T8">et h</text:span></text:span><text:span text:style-name="Default_20_Paragraph_20_Font"><text:span text:style-name="T1">i</text:span></text:span><text:span text:style-name="Default_20_Paragraph_20_Font"><text:span text:style-name="T8">emale, mu</text:span></text:span><text:span text:style-name="Default_20_Paragraph_20_Font"><text:span text:style-name="T1">li</text:span></text:span><text:span text:style-name="Default_20_Paragraph_20_Font"><text:span text:style-name="T8">eres 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vere par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instat,<text:line-break/>quacunque. occasione ab</text:span></text:span><text:span text:style-name="Default_20_Paragraph_20_Font"><text:span text:style-name="T1">o</text:span></text:span><text:span text:style-name="Default_20_Paragraph_20_Font"><text:span text:style-name="T8">rtiant , </text:span></text:span><text:span text:style-name="Default_20_Paragraph_20_Font"><text:span text:style-name="T1">et quae cetera deinceps<text:line-break/>recensuit, ubi duntaxat quatuor tempestatum differentias<text:line-break/>fcripsit, etiamsi permultae sicli quod animadvertere Quin-,<text:line-break/>tum oportebat, tum considerare, tum perquirere primum<text:line-break/>quidem anni tempestatum in statum qui praeter naturam<text:line-break/>sit mutationes, deinde pluribus inventis numerum omnium<text:line-break/>indagare, cur quatuor duntaxat meminerit Hippocrates, a<text:line-break/>quibus omnibus inventis aliquam methodum investigare lice-<text:line-break/>ret, qua usi ceterorum omnium statuum facultates cogno-<text:line-break/>sceremus. Hic enim stilus tum ad eos qui creantur tum ad<text:line-break/>grassaturosin vulgus praenoscendos morbos eritidoneusimo et</text:span></text:span></text:p>
      <text:p text:style-name="P2"><text:span text:style-name="Default_20_Paragraph_20_Font"><text:span text:style-name="T1">quoad fieri possit, ad eos praecavendo arcendos, nequis plane<text:line-break/>in eos incidat qui commemorata vra procedit , aut si hoc<text:line-break/>propter causae magnitudinem assequi nequeat, saltem his<text:line-break/>commoderatissimis .afficiatur. Quod enim melius morbo-<text:line-break/>rum curationem inventurus sit, quae in his a me proditis<text:line-break/>omnibus mentem exercitaverit quam qui nihil antea sint<text:line-break/>perscrutati, neque plehejos ignorare arbitror, nedum probe<text:line-break/>institutos. Quod enim ipsa Hippocrates plures quam qua-<text:line-break/>tuor fletus in aphorismis descriptos noverit, ex his ipsis<text:line-break/>libris. quos explicare proposuimus satis. patebit. In ho-<text:line-break/>rum namque primo primum statum descripsit, de quo ipse<text:line-break/>in calce pronunciavit: </text:span></text:span><text:span text:style-name="Default_20_Paragraph_20_Font"><text:span text:style-name="T8">Quu</text:span></text:span><text:span text:style-name="Default_20_Paragraph_20_Font"><text:span text:style-name="T1">m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to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hic st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ad<text:line-break/>austrum et cum</text:span></text:span><text:span text:style-name="Default_20_Paragraph_20_Font"><text:span text:style-name="T1"> s</text:span></text:span><text:span text:style-name="Default_20_Paragraph_20_Font"><text:span text:style-name="T8">qual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bus ex</text:span></text:span><text:span text:style-name="Default_20_Paragraph_20_Font"><text:span text:style-name="T1">i</text:span></text:span><text:span text:style-name="Default_20_Paragraph_20_Font"><text:span text:style-name="T8">stere</text:span></text:span><text:span text:style-name="Default_20_Paragraph_20_Font"><text:span text:style-name="T1">t. Secundum autem,<text:line-break/>in. quo rursum ait n. </text:span></text:span><text:span text:style-name="Default_20_Paragraph_20_Font"><text:span text:style-name="T8">Quum vero</text:span></text:span><text:span text:style-name="Default_20_Paragraph_20_Font"><text:span text:style-name="T1"> t</text:span></text:span><text:span text:style-name="Default_20_Paragraph_20_Font"><text:span text:style-name="T8">otu</text:span></text:span><text:span text:style-name="Default_20_Paragraph_20_Font"><text:span text:style-name="T1">s </text:span></text:span><text:span text:style-name="Default_20_Paragraph_20_Font"><text:span text:style-name="T8">annu</text:span></text:span><text:span text:style-name="Default_20_Paragraph_20_Font"><text:span text:style-name="T1">s </text:span></text:span><text:span text:style-name="Default_20_Paragraph_20_Font"><text:span text:style-name="T8">fulg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et<text:line-break/>hum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et aquiloniu</text:span></text:span><text:span text:style-name="Default_20_Paragraph_20_Font"><text:span text:style-name="T1">s; tertium denique tum inaequalem<text:line-break/>tum varium, qui paulo ante aucturum coepit, srigidum et<text:line-break/>humidum. -At deinceps factum ab autumnali aequinoctio<text:line-break/>ad pleiaduni cocalum usque , prorsus austrinum una cum</text:span></text:span></text:p>
      <text:p text:style-name="P2"><text:span text:style-name="Default_20_Paragraph_20_Font"><text:span text:style-name="T1">immoderatis humiditatibus. Deinde continuata ferie fri- .<text:line-break/>nidum et siccum cum ventis aquiloniis maximis per to-<text:line-break/>tam prope hiemem; postea frigidum et siccum. adusque<text:line-break/>canis ortum. Hinc affatim magni aestus ad arctorum usi-<text:line-break/>que, quo pluviae austrinae ad aequinoctium usque.<text:line-break/>Quamquam vero hic status erat inaequalis, frigidum ta-<text:line-break/>men et siccum in eo vincebant. Statum praeterea fcri-<text:line-break/>psit in horum librorum tertio quem rursus in unum ca-<text:line-break/>put reduxit lusce verbis: </text:span></text:span><text:span text:style-name="Default_20_Paragraph_20_Font"><text:span text:style-name="T8">Annu</text:span></text:span><text:span text:style-name="Default_20_Paragraph_20_Font"><text:span text:style-name="T1">s </text:span></text:span><text:span text:style-name="Default_20_Paragraph_20_Font"><text:span text:style-name="T8">austr</text:span></text:span><text:span text:style-name="Default_20_Paragraph_20_Font"><text:span text:style-name="T1">i</text:span></text:span><text:span text:style-name="Default_20_Paragraph_20_Font"><text:span text:style-name="T8">nus, plu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, stssiv<text:line-break/></text:span></text:span><text:span text:style-name="Default_20_Paragraph_20_Font"><text:span text:style-name="T8">due ven</text:span></text:span><text:span text:style-name="Default_20_Paragraph_20_Font"><text:span text:style-name="T1">t</text:span></text:span><text:span text:style-name="Default_20_Paragraph_20_Font"><text:span text:style-name="T8">orum ex</text:span></text:span><text:span text:style-name="Default_20_Paragraph_20_Font"><text:span text:style-name="T1">p</text:span></text:span><text:span text:style-name="Default_20_Paragraph_20_Font"><text:span text:style-name="T8">er</text:span></text:span><text:span text:style-name="Default_20_Paragraph_20_Font"><text:span text:style-name="T1">s. In fecundo vero alium statum per<text:line-break/>initia scribens inquit: </text:span></text:span><text:span text:style-name="Default_20_Paragraph_20_Font"><text:span text:style-name="T8">su Cranone aest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 </text:span></text:span><text:span text:style-name="Default_20_Paragraph_20_Font"><text:span text:style-name="T8">carbunculi plue-<text:line-break/>- . ban</text:span></text:span><text:span text:style-name="Default_20_Paragraph_20_Font"><text:span text:style-name="T1">i </text:span></text:span><text:span text:style-name="Default_20_Paragraph_20_Font"><text:span text:style-name="T8">per aestum larg</text:span></text:span><text:span text:style-name="Default_20_Paragraph_20_Font"><text:span text:style-name="T1">o </text:span></text:span><text:span text:style-name="Default_20_Paragraph_20_Font"><text:span text:style-name="T8">i</text:span></text:span><text:span text:style-name="Default_20_Paragraph_20_Font"><text:span text:style-name="T1">m</text:span></text:span><text:span text:style-name="Default_20_Paragraph_20_Font"><text:span text:style-name="T8">bre, or</text:span></text:span><text:span text:style-name="Default_20_Paragraph_20_Font"><text:span text:style-name="T1">i</text:span></text:span><text:span text:style-name="Default_20_Paragraph_20_Font"><text:span text:style-name="T8">eban</text:span></text:span><text:span text:style-name="Default_20_Paragraph_20_Font"><text:span text:style-name="T1">t</text:span></text:span><text:span text:style-name="Default_20_Paragraph_20_Font"><text:span text:style-name="T8">ur autem mag</text:span></text:span><text:span text:style-name="Default_20_Paragraph_20_Font"><text:span text:style-name="T1">is</text:span></text:span></text:p>
      <text:p text:style-name="Normal"><text:span text:style-name="Default_20_Paragraph_20_Font"><text:span text:style-name="T8">austro (p</text:span></text:span><text:span text:style-name="Default_20_Paragraph_20_Font"><text:span text:style-name="T1">i</text:span></text:span><text:span text:style-name="Default_20_Paragraph_20_Font"><text:span text:style-name="T8">ranta</text:span></text:span><text:span text:style-name="Default_20_Paragraph_20_Font"><text:span text:style-name="T1"> Atque ut hic status calidissimus est et<text:line-break/>moderate humidus, in una scilicet .qua obortus est anni<text:line-break/>tempestate, ita quoque qui in tertio libro per totum an-<text:line-break/>.num describitur. Sunt vero et alii status descripti lu<text:line-break/>epidemiorum libris, quos in aphorismis sub licuit. Verum<text:line-break/>quatuor, quod ceteris frequentius contingerent exemplis<text:line-break/>effici intellexit, cum astrologia quam libro de aere, locis</text:span></text:span></text:p>
      <text:p text:style-name="P2"><text:span text:style-name="Default_20_Paragraph_20_Font"><text:span text:style-name="T1">et aquis scribere voluit.- Enimvero. si causarum declara-<text:line-break/>lienem omnino praetermisisset , -nos certe ex his quae ab<text:line-break/>ipso in aphorismis cripta sun♃ invenire . potuissemus quae<text:line-break/>viro .logico addictorum inventionem sufficiunt. Te nam-<text:line-break/>que hoc scire oportet, quod jam a nobis multis in locis<text:line-break/>multoties abunde demonstratum .est, atque nunc etiam di-<text:line-break/>nendum, quoad ejus meminisse necesse sit, fieri non posse<text:line-break/>ut particulares in. artibus omnibus. simplicium medica-<text:line-break/>mentorum complexiones experimentis ob multitudinem<text:line-break/>cognoscantur: sed his in. omnibus una inventionis via est<text:line-break/>per propria elementa, quemadmodum et in grammatica<text:line-break/>procedimus. Quaenam igitur propria statuum elementa<text:line-break/>sint a rei substantia concitati speculemur, ut in libris de<text:line-break/>demonstratione: didicimus. Quare repetita ab exordio<text:line-break/>oratione jam tibi continua ferie omnia, nullis praeter-<text:line-break/>missis, .percurram. Anni tempestates humiditate, caliditate,<text:line-break/>frigiditate et siccitate differunt: hiems quidem humiditate</text:span></text:span></text:p>
      <text:p text:style-name="P3"><text:span text:style-name="Default_20_Paragraph_20_Font"><text:span text:style-name="T1">et frigiditate praestat ceteris, aestas vero caliditate et sic-<text:line-break/>citatu , ver autem in ambarum medio plane existit. In<text:line-break/>neutra siquidem oppositione altera alteram inperat, neque<text:line-break/>sicco humidum praestat,. neque calido frigidum, fed quae-<text:line-break/>dam partium , utriusque oppositionis aequabilitas. atque<text:line-break/>omnium horarum totius prope diei et noctis similitudo,.<text:line-break/>nulla insigni facta in ipsis vel pe</text:span></text:span><text:span text:style-name="Default_20_Paragraph_20_Font"><text:span text:style-name="T8">r</text:span></text:span><text:span text:style-name="Default_20_Paragraph_20_Font"><text:span text:style-name="T1">mutatione vel exuperan<text:line-break/>tia, quales per autumnum conspiciuntur , frigore quidem<text:line-break/>maue rigente, circa vero meridiem calore vehementi, qui<text:line-break/>rursus ad crepusculum vespertinum an frigus transit, do—<text:line-break/>mmatur tamen in eo siccum humidoet frigidum calido,.<text:line-break/>Talis tempestatum anui temperatura, ut magna ex parte<text:line-break/>mutatio fiat, paulatim quidem ut. toto.tempore a nemine<text:line-break/>percipiatur, repente vero magis, non tamen universim, ne-<text:line-break/>que immoderate., in humidorum temporum et secundum<text:line-break/>naturam mutationibus. Exoriente igitur arctare .plerumque:<text:line-break/>pluit cum frigidis ventis. Etiam hinc autumnus. incipit et,<text:line-break/>sinitur aestas. </text:span></text:span><text:span text:style-name="Default_20_Paragraph_20_Font"><text:span text:style-name="T6">Den.de </text:span></text:span><text:span text:style-name="Default_20_Paragraph_20_Font"><text:span text:style-name="T1">feqnnt. tempore sensim et fine</text:span></text:span></text:p>
      <text:p text:style-name="P3"><text:span text:style-name="Default_20_Paragraph_20_Font"><text:span text:style-name="T1">sensu quum ad frigidius fit mutatio, vergiliarum neca</text:span></text:span><text:span text:style-name="Default_20_Paragraph_20_Font"><text:span text:style-name="T8">t</text:span></text:span><text:span text:style-name="Default_20_Paragraph_20_Font"><text:span text:style-name="T1">us<text:line-break/>manifestum solstitium efficit., Atque hinc omnino similiter<text:line-break/>ad vernum aequinoctiumpervenitur similisque interdum<text:line-break/>ad usque vergiliarum exortum sit adjectio; saepe, vero<text:line-break/>conspicua quaedam circiter tempus aequinoctii, commode-:<text:line-break/>rata tamen.- Quin etiam ab exortu vergiliarum ad usque<text:line-break/>canis exortum calidum et siccum augentur tum commo-<text:line-break/>derate. tum pedeteutim, qui quum appulit, austrina quid etn<text:line-break/>pauca oborietur tempestas, mox autem pluviae succedent<text:line-break/>peraeque ac etesiae venti ad arctari ortum usque. Nos<text:line-break/>itaque tum experientia: tum ratio docuerunt quum ita<text:line-break/>anni tempestates procedunt ac in. se invicem commutan-<text:line-break/>tur, nullam pestem rtullosque epidemios morbos grassari,<text:line-break/>fec fotos morbos fporadaa, hoc est dispersus, diaetae<text:line-break/>succedentes. Quia vero singulis anni tempestatibus pro-:<text:line-break/>prius evincit humor, ut ipse docuit, hieme quidem pitu-<text:line-break/>ita, vere fanguis, aestate bilis, autumno denique bilis</text:span></text:span></text:p>
      <text:p text:style-name="P3"><text:span text:style-name="Default_20_Paragraph_20_Font"><text:span text:style-name="T1">acida; propterea pravo usis victu non iidem omnibus anni<text:line-break/>tempestatibus scatent morbi, sed, ut ipsis docuit, vere qui</text:span></text:span><text:span text:style-name="Default_20_Paragraph_20_Font"><text:span text:style-name="T8">a<text:line-break/></text:span></text:span><text:span text:style-name="Default_20_Paragraph_20_Font"><text:span text:style-name="T1">dem melancholico et maniae , epilepsiae, sanguinis erupti-<text:line-break/>ones et ceteri quos continuata seris recenset morbi. Ae-<text:line-break/>state autem alii similiter atque alii autumno, item alii<text:line-break/>hieme qui ex diaetae erroribus oboriuntur, sed formis pro<text:line-break/>anni tempestate, aetate et natura permutantur. Nam quia<text:line-break/>pro naturis et aetatibus tum corporum temperamenta alia<text:line-break/>evadunt tum humorum victoriae differunt, proindeque<text:line-break/>pro harum ratione morborum formae permutantur. i Ita-<text:line-break/>que de aetatum differentiis ita scripsit: </text:span></text:span><text:span text:style-name="Default_20_Paragraph_20_Font"><text:span text:style-name="T8">su aetat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au-<text:line-break/></text:span></text:span><text:span text:style-name="Default_20_Paragraph_20_Font"><text:span text:style-name="T1">r</text:span></text:span><text:span text:style-name="Default_20_Paragraph_20_Font"><text:span text:style-name="T8">em cont</text:span></text:span><text:span text:style-name="Default_20_Paragraph_20_Font"><text:span text:style-name="T1">i</text:span></text:span><text:span text:style-name="Default_20_Paragraph_20_Font"><text:span text:style-name="T8">ngunt, parvis quidem et nuper gen</text:span></text:span><text:span text:style-name="Default_20_Paragraph_20_Font"><text:span text:style-name="T1">iti</text:span></text:span><text:span text:style-name="Default_20_Paragraph_20_Font"><text:span text:style-name="T8">s puer</text:span></text:span><text:span text:style-name="Default_20_Paragraph_20_Font"><text:span text:style-name="T1">i</text:span></text:span><text:span text:style-name="Default_20_Paragraph_20_Font"><text:span text:style-name="T8">s<text:line-break/>aphthas, vom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s et contra, quae deinceps fecundum acta-<text:line-break/>tem scripta fonti De naturis autem sic pronunciat. Na-<text:line-break/>turarum aliae quidem ad aestatem, aliae vero ad hiemem<text:line-break/>bene aut male comparatae sunt. Quo fit ut laborantis corpus<text:line-break/>parem cum aere efficientis causae rationem habeat. Ex</text:span></text:span></text:p>
      <text:p text:style-name="P2"><text:span text:style-name="Default_20_Paragraph_20_Font"><text:span text:style-name="T1">utrisque autem concurrentibus ascititium efficitur tetnpe-<text:line-break/>ramentum,. unde morborum in vulgus grassantium ortus.<text:line-break/>Q nare si noverimus quid in hominum corpus efficere post-<text:line-break/>sit ambientis calor, quidque frigus, siccitas et humidi-<text:line-break/>tas, noverimus quoque ipfam qualis sit quae patitur. na-<text:line-break/>turam, jamque futuros morbos tum invenire tum praeno-<text:line-break/>suere non amplius arduum fuerit. Atque his ipsis etiam-<text:line-break/>num prius sciemus illud probe pronunciatum esse, in con-<text:line-break/>. stantibus temporibus si tempestive tempestiva praecedant,<text:line-break/>morbi constantes ac boni fiunt judinii, in constantibus in-<text:line-break/>constantes ac difficilis judicih Quaenam igitur sint drcta-<text:line-break/>retur. qualitatum vires, humiditatis, siccitatis, caloris et<text:line-break/>frigoris, audiamus ipfum Hippocratem ru aphorismis edi-<text:line-break/>centem. Ex anni tempestatibus in universum siccitates im-<text:line-break/>bribusalunt salubriores m in usque lethales. Morbi autem<text:line-break/>plerumque per imbres. oriuntur, febres longae, alvi pro-<text:line-break/>fluvia r putredines, : epilepsiae, apoplexiae et anginae; at</text:span></text:span></text:p>
      <text:p text:style-name="P3"><text:span text:style-name="Default_20_Paragraph_20_Font"><text:span text:style-name="T1">per siccitates, tabes, lippi tudines , arthritides , stranguriae.<text:line-break/>Haec itaque ab ipso de statibus in longius tempus exten-<text:line-break/>sis pronunciata fiunt. Quemadmodum autem et in his de<text:line-break/>differentiis in humiditate et siccitate docuit, ita et de his<text:line-break/>quae in calore in frigore fune, ubi scripsit de statibus<text:line-break/>tum aquiloniis tum austrinis. In plaga siquidem nostra<text:line-break/>aquilo frigidus est, auster calidus, nisi surtassis, quod ra-<text:line-break/>rum existit, principio veris frigidus sit, vel in alia qua-<text:line-break/>dam anni tempestate aliquantisper talis spiraverit, neque<text:line-break/>tunc aquilone frigidior. Audi igitur deinceps quo pacto<text:line-break/>de his aphorismis scripserit , sic exor</text:span></text:span><text:span text:style-name="Default_20_Paragraph_20_Font"><text:span text:style-name="T8">t</text:span></text:span><text:span text:style-name="Default_20_Paragraph_20_Font"><text:span text:style-name="T1">us: austri auditus<text:line-break/>hebetudinem, vi</text:span></text:span><text:span text:style-name="Default_20_Paragraph_20_Font"><text:span text:style-name="T8">t</text:span></text:span><text:span text:style-name="Default_20_Paragraph_20_Font"><text:span text:style-name="T1">us caliginem; capitis gravitatem, torpo-<text:line-break/>rem ac resolutionem excitant. At si aquilonia fuerit<text:line-break/>tempestas, tusses, faucium asperitates, alvi durae, dyfurlae,<text:line-break/>horrores, -laterum et pectoris dolores oboriuntur. Hoc<text:line-break/>itaque dominante talia in morbis expectanda sunt. Haec<text:line-break/>itaque de vehementibus tum austrinis, tum aquiloniis</text:span></text:span></text:p>
      <text:p text:style-name="P3"><text:span text:style-name="Default_20_Paragraph_20_Font"><text:span text:style-name="T1">statibus longo tempore perdurantibus ab eo pronunciata<text:line-break/>tunc Nam per </text:span></text:span><text:span text:style-name="Default_20_Paragraph_20_Font"><text:span text:style-name="T11">δυναστεύειν</text:span></text:span><text:span text:style-name="Default_20_Paragraph_20_Font"><text:span text:style-name="T5">, </text:span></text:span><text:span text:style-name="Default_20_Paragraph_20_Font"><text:span text:style-name="T1">hoc. est praevalere, id non de flatu<text:line-break/>qui vere aut brevi tempore spirat, neque de .eq qui plo--<text:line-break/>cibus quidem diebus, sed de eo qui imbecillus est, id<text:line-break/>vocabulum praedicari demonstrat. De quotidianis autem<text:line-break/>tum austrinis tum aquiloniis flatibus audi iterum quae<text:line-break/>commemorat : Quotidiani vero status , aquilonii quidem<text:line-break/>corpora robusta, motu facilia, valida , bene colorata ac<text:line-break/>probe audientia faciunt, ventres exsiccant, oculos mor-<text:line-break/>dent, et si quis thoracem dolor prius obsederit, - eum mlau-<text:line-break/>genti Austrini vero corpora exsolvunt et humectant, au-<text:line-break/>ditum obtundunt, capitis gravitatem et vertigines procre-<text:line-break/>aut movendique difficultatem tum oculis tum corpori con-<text:line-break/>citant, alvos denique humectant. At in aphorismis ab eo<text:line-break/>dictum. est alia quaedam de anui temporum natura, atque<text:line-break/>universa inter fe conversione , quorum unumquodque suo<text:line-break/>tempore memorabimus. In praesenti hoc unicum satis<text:line-break/>sit, si didicerimus primas elementares statuum facultates</text:span></text:span></text:p>
      <text:p text:style-name="P3"><text:span text:style-name="Default_20_Paragraph_20_Font"><text:span text:style-name="T1">ab ipsi, Hippocrate pronuntiatas esse, quibus oportet de<text:line-break/>omnibus quibusuis statibus nos via et ordine progressos<text:line-break/>inveniresuuinam morbi accessuri sint,. qua ratione ipsi pro-<text:line-break/>bibendi, vel jam oborti: curandi, hic enim maximus est<text:line-break/>praesentis tractationis fructus. In horum autem elemen-<text:line-break/>lis est etiam regio quae et ad morborum praenotionem<text:line-break/>ipsis quoque nonnihil coindicat, quemadmodum. e</text:span></text:span><text:span text:style-name="Default_20_Paragraph_20_Font"><text:span text:style-name="T8">i</text:span></text:span><text:span text:style-name="Default_20_Paragraph_20_Font"><text:span text:style-name="T1"> unius<text:line-break/>cujusque natura et aetas et visae institutum et victus<text:line-break/>ratio. Demonstratum autem est- ab eo dilucide libro de<text:line-break/>aere, locis et aquis qui et quales cuique regioni affluant<text:line-break/>morbi. Quare poteris ubi ambientis nos aeris status im-<text:line-break/>moderate tum frigidus tum humidus redditus suapte na-<text:line-break/>tura. morbos ab ipso demonstratos prooreaturus sit et simi-<text:line-break/>lem ex regione indicationem capere, ab aetate quoque et<text:line-break/>natura et vitae ruditatis et tota rictus ratione. Humidi<text:line-break/>siquidem et frigidi tum. natura tum externis circumstantiis<text:line-break/>-facilius a morbis qui ex humido t et frigido^ statu futuri<text:line-break/>sunt, corripientur, co</text:span></text:span><text:span text:style-name="Default_20_Paragraph_20_Font"><text:span text:style-name="T8">n</text:span></text:span><text:span text:style-name="Default_20_Paragraph_20_Font"><text:span text:style-name="T1">trarii vero difficilius. Itaque si ha-</text:span></text:span></text:p>
      <text:p text:style-name="P3"><text:span text:style-name="Default_20_Paragraph_20_Font"><text:span text:style-name="T1">bitatio fui ratione frigida. et humida suerit talemque sta-.<text:line-break/>tum habuerit, familiarium huic statui morborum facilis<text:line-break/>erit generatio, conferente. etiam ad hoc habitatione. Quern-<text:line-break/>admodum sane si status immoderate calidus et humidus<text:line-break/>aliquando oboriatur, qualem fecundo epidemicrum morbo-<text:line-break/>rum in principio lusce verbis descripsit r </text:span></text:span><text:span text:style-name="Default_20_Paragraph_20_Font"><text:span text:style-name="T8">pluebat per<text:line-break/>aestus largo i</text:span></text:span><text:span text:style-name="Default_20_Paragraph_20_Font"><text:span text:style-name="T1">m</text:span></text:span><text:span text:style-name="Default_20_Paragraph_20_Font"><text:span text:style-name="T8">bri assidue. </text:span></text:span><text:span text:style-name="Default_20_Paragraph_20_Font"><text:span text:style-name="T1">At regio addictorum putri-<text:line-break/>dorum morborum generationem confert, maxime quidem,<text:line-break/>si in utroque internperata fuerit calidior et humidior con-<text:line-break/>sii tuta. Conferet quoque si in horum. altero fuerit rorem-<text:line-break/>parata, ut Cranon in concavo et meridiano loco sita,<text:line-break/>quae ob id putridis morbis potissimum ut carbunculis<text:line-break/>exercetur, atque praeter caetera incommoda a ventis<text:line-break/>etiam aquiloniis est aver</text:span></text:span><text:span text:style-name="Default_20_Paragraph_20_Font"><text:span text:style-name="T8">t</text:span></text:span><text:span text:style-name="Default_20_Paragraph_20_Font"><text:span text:style-name="T1">a , spiraculis et neuemiis appel-<text:line-break/>latis,. id est ventorum qualitatibus occupata. Cranon<text:line-break/>itaque ejusmodi est, Tbafus vero contrario modo sita esu<text:line-break/>Ad ventos siquidem aquilonius frigidosque conversa est</text:span></text:span></text:p>
      <text:p text:style-name="P6"><text:span text:style-name="Default_20_Paragraph_20_Font"><text:span text:style-name="T1">Thraciae ex adverso. Quum itaque totus status ad au-<text:line-break/>strina factus esset et cum </text:span></text:span><text:span text:style-name="Default_20_Paragraph_20_Font"><text:span text:style-name="T8">s</text:span></text:span><text:span text:style-name="Default_20_Paragraph_20_Font"><text:span text:style-name="T1">qualoribus, locus pro fui ratione<text:line-break/>huic statui non facile patebat: si namque meridionalis<text:line-break/>simul et concavus fuisset, dictus status summe pestilens<text:line-break/>ipsi fuisset.</text:span></text:span></text:p>
      <text:h text:style-name="Heading_20_2" text:outline-level="2"><text:span text:style-name="Default_20_Paragraph_20_Font">II.</text:span></text:h>
      <text:p text:style-name="P1"><text:span text:style-name="Default_20_Paragraph_20_Font"><text:span text:style-name="T1">P</text:span></text:span><text:span text:style-name="Default_20_Paragraph_20_Font"><text:span text:style-name="T8">luv</text:span></text:span><text:span text:style-name="Default_20_Paragraph_20_Font"><text:span text:style-name="T1">i</text:span></text:span><text:span text:style-name="Default_20_Paragraph_20_Font"><text:span text:style-name="T8">ae</text:span></text:span><text:span text:style-name="Default_20_Paragraph_20_Font"><text:span text:style-name="T1"> m</text:span></text:span><text:span text:style-name="Default_20_Paragraph_20_Font"><text:span text:style-name="T8">ultae, assiduae, molles, u</text:span></text:span><text:span text:style-name="Default_20_Paragraph_20_Font"><text:span text:style-name="T1">t </text:span></text:span><text:span text:style-name="Default_20_Paragraph_20_Font"><text:span text:style-name="T8">per austros.</text:span></text:span></text:p>
      <text:p text:style-name="P1"><text:span text:style-name="Default_20_Paragraph_20_Font"><text:span text:style-name="T1">Tribus modis pluviae multae fiunt, interdum quidem<text:line-break/>ob pluviam ipsam confertim decidentem, interdum vero<text:line-break/>propter temporis diuturnitatem, etiamsi pluviarum stillae<text:line-break/>mfnutulae falae quotidie delabantur, atque interdum con-<text:line-break/>currentibus ambobus. Habes autem ipsorum omnium<text:line-break/>scripta exempla in epidemiorum libris. Primi quidem<text:line-break/>modi statum, quo ita exorditur: .I</text:span></text:span><text:span text:style-name="Default_20_Paragraph_20_Font"><text:span text:style-name="T8">n</text:span></text:span><text:span text:style-name="Default_20_Paragraph_20_Font"><text:span text:style-name="T1"> T</text:span></text:span><text:span text:style-name="Default_20_Paragraph_20_Font"><text:span text:style-name="T8">hasu ante cretaru</text:span></text:span><text:span text:style-name="Default_20_Paragraph_20_Font"><text:span text:style-name="T1">m<text:line-break/></text:span></text:span><text:span text:style-name="Default_20_Paragraph_20_Font"><text:span text:style-name="T8">imbre</text:span></text:span><text:span text:style-name="Default_20_Paragraph_20_Font"><text:span text:style-name="T1">s m</text:span></text:span><text:span text:style-name="Default_20_Paragraph_20_Font"><text:span text:style-name="T8">ulti, </text:span></text:span><text:span text:style-name="Default_20_Paragraph_20_Font"><text:span text:style-name="T1">ostendit siquidem pluvias fuisse magnas,<text:line-break/>.aquae confertim delabentis copia. Alterius mosti exem-</text:span></text:span></text:p>
      <text:p text:style-name="P2"><text:span text:style-name="Default_20_Paragraph_20_Font"><text:span text:style-name="T1">plum id nunc enunciatum est: P</text:span></text:span><text:span text:style-name="Default_20_Paragraph_20_Font"><text:span text:style-name="T8">luvias mul</text:span></text:span><text:span text:style-name="Default_20_Paragraph_20_Font"><text:span text:style-name="T1">t</text:span></text:span><text:span text:style-name="Default_20_Paragraph_20_Font"><text:span text:style-name="T8">ae, assiduae,<text:line-break/>molles. </text:span></text:span><text:span text:style-name="Default_20_Paragraph_20_Font"><text:span text:style-name="T1">Nam ipfarum copia acervata erat, quod continua<text:line-break/>longo tempore fuisset pluria et non prorsus uno tempore<text:line-break/>copiosa. Tertii modi exemplum. est, quod in principio<text:line-break/>secundi </text:span></text:span><text:span text:style-name="Default_20_Paragraph_20_Font"><text:span text:style-name="T8">o</text:span></text:span><text:span text:style-name="Default_20_Paragraph_20_Font"><text:span text:style-name="T1">pulentiorum scriptum est: </text:span></text:span><text:span text:style-name="Default_20_Paragraph_20_Font"><text:span text:style-name="T8">plueba</text:span></text:span><text:span text:style-name="Default_20_Paragraph_20_Font"><text:span text:style-name="T1">t </text:span></text:span><text:span text:style-name="Default_20_Paragraph_20_Font"><text:span text:style-name="T8">per aestu</text:span></text:span><text:span text:style-name="Default_20_Paragraph_20_Font"><text:span text:style-name="T1">s<text:line-break/></text:span></text:span><text:span text:style-name="Default_20_Paragraph_20_Font"><text:span text:style-name="T8">largo</text:span></text:span><text:span text:style-name="Default_20_Paragraph_20_Font"><text:span text:style-name="T1"> i</text:span></text:span><text:span text:style-name="Default_20_Paragraph_20_Font"><text:span text:style-name="T8">mbre assidue.</text:span></text:span><text:span text:style-name="Default_20_Paragraph_20_Font"><text:span text:style-name="T1"> Largum siquidem ad praedictum<text:line-break/>modum commune, adsidue vero ad secundum. De sta-<text:line-break/>tibus itaque illis rursum utroque suo Ioco dicemus. Qui<text:line-break/>vero propositus erat oratione inter autumnale aequino-<text:line-break/>. otium et hiemis principium obortus pluviam habuit toto<text:line-break/></text:span></text:span><text:span text:style-name="Default_20_Paragraph_20_Font"><text:span text:style-name="T8">t</text:span></text:span><text:span text:style-name="Default_20_Paragraph_20_Font"><text:span text:style-name="T1">uo tempore mollem, ut ipsis profert, quae confertim<text:line-break/>large et vehementer cadenti opponitur.</text:span></text:span></text:p>
      <text:h text:style-name="Heading_20_2" text:outline-level="2"><text:span text:style-name="Default_20_Paragraph_20_Font">IIE</text:span></text:h>
      <text:p text:style-name="P1"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ems austrina.</text:span></text:span></text:p>
      <text:p text:style-name="P1"><text:span text:style-name="Default_20_Paragraph_20_Font"><text:span text:style-name="T1">Quod autumni surem noverit et ipse nleiadnm occa—<text:line-break/>sum quem concisa voce appellat et pleiada, his verbis</text:span></text:span></text:p>
      <text:p text:style-name="P2"><text:span text:style-name="Default_20_Paragraph_20_Font"><text:span text:style-name="T1">manifeste indicavit, 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s </text:span></text:span><text:span text:style-name="Default_20_Paragraph_20_Font"><text:span text:style-name="T8">austrina</text:span></text:span><text:span text:style-name="Default_20_Paragraph_20_Font"><text:span text:style-name="T1">e Ubi namque prae-<text:line-break/>dixisset circiter aequinoctium , addidit et sub pleiadas<text:line-break/>scripsitque deinde 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ems austrina, </text:span></text:span><text:span text:style-name="Default_20_Paragraph_20_Font"><text:span text:style-name="T1">tanquam mullum tem-<text:line-break/>pus intercedat, quod peculiarem postulet explicationem,<text:line-break/>sed pleiadum occasu hiems copulatu sit.</text:span></text:span></text:p>
      <text:h text:style-name="Heading_20_2" text:outline-level="2"><text:span text:style-name="Default_20_Paragraph_20_Font"><text:span text:style-name="T1">IV </text:span></text:span><text:span text:style-name="Default_20_Paragraph_20_Font"><text:span text:style-name="T8">i.. i -</text:span></text:span></text:h>
      <text:p text:style-name="P40"><text:span text:style-name="Default_20_Paragraph_20_Font"><text:span text:style-name="T8"><text:line-break/>parv</text:span></text:span><text:span text:style-name="Default_20_Paragraph_20_Font"><text:span text:style-name="T1">i </text:span></text:span><text:span text:style-name="Default_20_Paragraph_20_Font"><text:span text:style-name="T8">statu</text:span></text:span><text:span text:style-name="Default_20_Paragraph_20_Font"><text:span text:style-name="T1">s </text:span></text:span><text:span text:style-name="Default_20_Paragraph_20_Font"><text:span text:style-name="T8">aquilonii.</text:span></text:span></text:p>
      <text:p text:style-name="P1"><text:span text:style-name="Default_20_Paragraph_20_Font"><text:span text:style-name="T1">Uentos inquit hieme parvos. fuisse. Quod si secun-<text:line-break/>dum suam naturam adusque finem Hiems perducta fuisset,<text:line-break/>magni prorsus exstitissent. Atque hoc ipsis bifariam adfuit,<text:line-break/>quemadmodum etiam nunc parui fuisse visi sunt et fecun-<text:line-break/>dum temporis prolixitatem. Etenim paucis diebus aqui-<text:line-break/>lenii non vehementes perflarunt, quum hiems vehemeu-<text:line-break/>tetn multo tempore aquilonem habere consueverit.</text:span></text:span></text:p>
      <text:h text:style-name="P29" text:outline-level="2">V.</text:h>
      <text:p text:style-name="Normal"><text:span text:style-name="Default_20_Paragraph_20_Font"><text:span text:style-name="T7">Squalores.</text:span></text:span></text:p>
      <text:p text:style-name="P1">Sicciorem justo statum squalorem non admodum usi-<text:line-break/>tate appellavit; ita namque non absolute sicciorem, fe d<text:line-break/><text:span text:style-name="Default_20_Paragraph_20_Font"><text:span text:style-name="T7">s</text:span></text:span>umme siccum appellare cons<text:span text:style-name="Default_20_Paragraph_20_Font"><text:span text:style-name="T7">u</text:span></text:span>evimus. Quod vero hiems<text:line-break/>usque adeo sicca fiat, ut terram tamquam aestate squali-<text:line-break/>dam reddat , tum praeter opinionem t<text:span text:style-name="Default_20_Paragraph_20_Font"><text:span text:style-name="T7">u</text:span></text:span>m praeter fidem<text:line-break/>existit. Non enim vere talis fit status, cui nunc similem<text:line-break/>factam esse omni ex parte hiemem proferat.</text:p>
      <text:h text:style-name="Heading_20_2" text:outline-level="2">VI.</text:h>
      <text:p text:style-name="Normal"><text:span text:style-name="Default_20_Paragraph_20_Font"><text:span text:style-name="T7">Hiems uni</text:span></text:span>v<text:span text:style-name="Default_20_Paragraph_20_Font"><text:span text:style-name="T7">ersa quale</text:span></text:span> n<text:span text:style-name="Default_20_Paragraph_20_Font"><text:span text:style-name="T7">er ducitur.</text:span></text:span></text:p>
      <text:p text:style-name="P1">Sicciorem quidem q<text:span text:style-name="Default_20_Paragraph_20_Font"><text:span text:style-name="T7">u</text:span></text:span>am pro fna natura hiemem ex-<text:line-break/>stitisse pronunciat, non tamen aestati peraeque siccam t<text:line-break/>quare enem squalorem naulo ante non admodum nronrie</text:p>
      <text:p text:style-name="P3">usurpari diximus, accipere par est non absolute nunc ab<text:line-break/>eo pronunciatum esse, sed ad aliquid, ut formicam<text:line-break/>magnam vel montem parvum. Quod enim hiems esset<text:line-break/>in praesenti non absolute squalida, quemadmodum neque<text:line-break/>magna formica simpliciter magna est, sed ut magna for-<text:line-break/>mica , quae fane et ipso monte parvo minor est , atque<text:line-break/>hiems fqualida aestate humidior existit, quomodo et hie-<text:line-break/>mem comparatione dixit: <text:span text:style-name="Default_20_Paragraph_20_Font"><text:span text:style-name="T7">hiems tota quale ver suit.</text:span></text:span></text:p>
      <text:h text:style-name="Heading_20_2" text:outline-level="2">VII.</text:h>
      <text:p text:style-name="Normal"><text:span text:style-name="Default_20_Paragraph_20_Font"><text:span text:style-name="T7">Per autem austrinum feigidum, parvae pluviae.</text:span></text:span></text:p>
      <text:p text:style-name="P1">Ver austrinum dixisse videtur, non quod in eo pror-<text:line-break/>fus aquilonii venti minime perlaverint, fed quod pau-<text:line-break/>cissimi principio, atque adeo pauci, ut totum illius tem-<text:line-break/>poris statum austrinum enunciare^.</text:p>
      <text:h text:style-name="P29" text:outline-level="2"><text:span text:style-name="Default_20_Paragraph_20_Font">VIII.</text:span></text:h>
      <text:p text:style-name="P4"><text:span text:style-name="Default_20_Paragraph_20_Font"><text:span text:style-name="T8">Aesias p</text:span></text:span><text:span text:style-name="Default_20_Paragraph_20_Font"><text:span text:style-name="T1">l</text:span></text:span><text:span text:style-name="Default_20_Paragraph_20_Font"><text:span text:style-name="T8">erumque nub</text:span></text:span><text:span text:style-name="Default_20_Paragraph_20_Font"><text:span text:style-name="T1">i</text:span></text:span><text:span text:style-name="Default_20_Paragraph_20_Font"><text:span text:style-name="T8">la, pluviae nullae, e</text:span></text:span><text:span text:style-name="Default_20_Paragraph_20_Font"><text:span text:style-name="T1">t</text:span></text:span><text:span text:style-name="Default_20_Paragraph_20_Font"><text:span text:style-name="T8">esiae pauc</text:span></text:span><text:span text:style-name="Default_20_Paragraph_20_Font"><text:span text:style-name="T1">i<text:line-break/></text:span></text:span><text:span text:style-name="Default_20_Paragraph_20_Font"><text:span text:style-name="T8">parv</text:span></text:span><text:span text:style-name="Default_20_Paragraph_20_Font"><text:span text:style-name="T1">i</text:span></text:span><text:span text:style-name="Default_20_Paragraph_20_Font"><text:span text:style-name="T8">que sparstm spfra</text:span></text:span><text:span text:style-name="Default_20_Paragraph_20_Font"><text:span text:style-name="T1">rii</text:span></text:span><text:span text:style-name="Default_20_Paragraph_20_Font"><text:span text:style-name="T8">nt.</text:span></text:span></text:p>
      <text:p text:style-name="P1"><text:span text:style-name="Default_20_Paragraph_20_Font"><text:span text:style-name="T1">Si quis omnia de aestate pronunciata composuerit,<text:line-break/>dicat et hanc tum austrinam tum simul squalidam obor-<text:line-break/>tam suesse;</text:span></text:span></text:p>
      <text:h text:style-name="Heading_20_2" text:outline-level="2"><text:span text:style-name="Default_20_Paragraph_20_Font">IX.<text:tab/>. su</text:span></text:h>
      <text:p text:style-name="Normal"><text:span text:style-name="Default_20_Paragraph_20_Font"><text:span text:style-name="T8">o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t</text:span></text:span><text:span text:style-name="Default_20_Paragraph_20_Font"><text:span text:style-name="T8">o</text:span></text:span><text:span text:style-name="Default_20_Paragraph_20_Font"><text:span text:style-name="T1"> i</text:span></text:span><text:span text:style-name="Default_20_Paragraph_20_Font"><text:span text:style-name="T8">g</text:span></text:span><text:span text:style-name="Default_20_Paragraph_20_Font"><text:span text:style-name="T1">it</text:span></text:span><text:span text:style-name="Default_20_Paragraph_20_Font"><text:span text:style-name="T8">ur t</text:span></text:span><text:span text:style-name="Default_20_Paragraph_20_Font"><text:span text:style-name="T1">o</text:span></text:span><text:span text:style-name="Default_20_Paragraph_20_Font"><text:span text:style-name="T8">t</text:span></text:span><text:span text:style-name="Default_20_Paragraph_20_Font"><text:span text:style-name="T1">o </text:span></text:span><text:span text:style-name="Default_20_Paragraph_20_Font"><text:span text:style-name="T8">ad austros et cum senat</text:span></text:span><text:span text:style-name="Default_20_Paragraph_20_Font"><text:span text:style-name="T1">o</text:span></text:span><text:span text:style-name="Default_20_Paragraph_20_Font"><text:span text:style-name="T8">ribu</text:span></text:span><text:span text:style-name="Default_20_Paragraph_20_Font"><text:span text:style-name="T1">s </text:span></text:span><text:span text:style-name="Default_20_Paragraph_20_Font"><text:span text:style-name="T8">sta</text:span></text:span><text:span text:style-name="Default_20_Paragraph_20_Font"><text:span text:style-name="T1">t</text:span></text:span><text:span text:style-name="Default_20_Paragraph_20_Font"><text:span text:style-name="T8">ui</text:span></text:span></text:p>
      <text:p text:style-name="P1"><text:span text:style-name="Default_20_Paragraph_20_Font"><text:span text:style-name="T1">Non quod nullae aquarum effusiones fuissent per tu-<text:line-break/>tum annum cum squaloribus loquutus est , fed quod omnino<text:line-break/>paucissimae.- Praeter enim tempus primum ab autumnali.<text:line-break/>aequinoctio adusque pIeiadas reliquum omne tempus satis<text:line-break/>vincentem habuit imbrium carentiam. </text:span></text:span><text:span text:style-name="Default_20_Paragraph_20_Font"><text:span text:style-name="T11">ἈγιΟγὴν</text:span></text:span><text:span text:style-name="Default_20_Paragraph_20_Font"><text:span text:style-name="T5"> </text:span></text:span><text:span text:style-name="Default_20_Paragraph_20_Font"><text:span text:style-name="T1">autem<text:line-break/>appellavit ambientis nos aeris statum. Quare si verum<text:line-break/>sit animalium corpora ut ambientem nos aerem alterari,</text:span></text:span></text:p>
      <text:p text:style-name="P3"><text:span text:style-name="Default_20_Paragraph_20_Font"><text:span text:style-name="T1">per imbres quidem evadent humidiora, per squalores vero<text:line-break/>sicciora;. atque quum eviuceut quidem calores, robustum<text:line-break/>erit caput , per frigora vero levissimum ; ceterum thoracis<text:line-break/>et pulmonis partes laborabunt. .Quae ergo narrato statui,<text:line-break/>quem contemplari proposuimus, mediam inter serenum ac<text:line-break/>plane purum et pluviosum naturam sortienti assimilan-<text:line-break/>tur corpora medium temperamenti statum , quem nubilo-<text:line-break/>sum ut appellem mihi permitte. Nam si talis sit aer,<text:line-break/>fuppositumque et corpora simul tum alterari tum ipsi af-<text:line-break/>similari, perspicuitatis gratia, ut status in ipsis genitus<text:line-break/>veluti nubilosus quidam appelletur, nihil absurdum sue-<text:line-break/>triti Quomodo itaque, quum hiems suum servaverit tem-<text:line-break/>peramentum , necesse est ut humor tum humidus tum<text:line-break/>frigidus generetur, pituita scilicet; aestate vero contra<text:line-break/>calidus et siccus ut pallida bilis: sic ubi circumstans aer<text:line-break/>nubilosus est, quidam exuberat humo;;, in pituitosis qui-<text:line-break/>dem naturis pituita, prout aliquis dixerit, tum nebulosa</text:span></text:span></text:p>
      <text:p text:style-name="P2"><text:span text:style-name="Default_20_Paragraph_20_Font"><text:span text:style-name="T1">tum nubilosa. Semper enim aliquid a nostro effluit cor-<text:line-break/>po</text:span></text:span><text:span text:style-name="Default_20_Paragraph_20_Font"><text:span text:style-name="T8">t</text:span></text:span><text:span text:style-name="Default_20_Paragraph_20_Font"><text:span text:style-name="T1">e quod vaporosum .existit, in siccis quidem statibus<text:line-break/>plurimum, in humidis .vero ^ucisirmmn. Hoc itaque quum<text:line-break/>in corpore acervatur, similem. tum nebulae tum caligini<text:line-break/>innatum nostrum spiritum, facit; in ambiente siquidem<text:line-break/>. animalia aere spiritui similis est vapor, ut quisquam au-<text:line-break/>deat diqere tali in statu talem tn nobis esse spiritum. At-<text:line-break/>que ubi codenr alemp^re neb</text:span></text:span><text:span text:style-name="Default_20_Paragraph_20_Font"><text:span text:style-name="T8">p</text:span></text:span><text:span text:style-name="Default_20_Paragraph_20_Font"><text:span text:style-name="T1">la vel caligo duo haec ha-.<text:line-break/>buerit pathemau. ut nimirum tum attollatur tum disten-<text:line-break/>datur, alba nubes procreatur., Nunquam enim absque<text:line-break/>humiditate, aere exacte aquilonio existente, procreatur<text:line-break/>nubes; propter enim raritatem vel densitatem splendida<text:line-break/>aut atra completur. Quae igitur rarescit nubes solis lu-<text:line-break/>cem in se suscipit , proindeque pellucida conspicitur, eam<text:line-break/>scilicet illuminante sidis splendore, quemadmodum in pel-<text:line-break/>lucidis corporibus; constrictu vero et condensata nube,<text:line-break/>stolis lux peream non transit; atque hoc merito nigra ta-<text:line-break/>stis cernitur, non fiscus quam aer ipse noctis, ubi felis</text:span></text:span></text:p>
      <text:p text:style-name="P3">splendor ipsum reliquerit. Manifeste etiam cernitur nebula<text:line-break/>multolies quidem ad terram defluere, quae ros vocat<text:span text:style-name="Default_20_Paragraph_20_Font"><text:span text:style-name="T7">u</text:span></text:span>r:<text:line-break/>interdum vero in altum tolli, manifesteque fieri nubes<text:line-break/>sut candida aut atra; candida quidem quum, ut dixi,<text:line-break/>in se totum <text:span text:style-name="Default_20_Paragraph_20_Font"><text:span text:style-name="T7">s</text:span></text:span>olarem receperit splendorem, atra vero<text:line-break/>abi nullo pacto receperit. Intermedios autem coIores<text:line-break/>pro splendoris admixti quantitate nubes accipiunt. Verum<text:line-break/>forsan hic sermo tibi videbitur secum esse controversus,<text:line-break/><text:span text:style-name="Default_20_Paragraph_20_Font"><text:span text:style-name="T7">q</text:span></text:span>ui scilicet dicat in altum tolli humiditatem et conden-<text:line-break/>liti. Surs<text:span text:style-name="Default_20_Paragraph_20_Font"><text:span text:style-name="T7">u</text:span></text:span>m namque tolli caloris opus est, densari vero<text:line-break/>frigoris: nequit a<text:span text:style-name="Default_20_Paragraph_20_Font"><text:span text:style-name="T7">u</text:span></text:span>tem idem calidum esse simul et frigi-<text:line-break/>dum<text:span text:style-name="Default_20_Paragraph_20_Font"><text:span text:style-name="T7">n</text:span></text:span> At si intellexeris eam quae sursum fertur exhala-<text:line-break/>tionem calidam esse , ob idque sublimem vehi , aerem vero<text:line-break/><text:span text:style-name="Default_20_Paragraph_20_Font"><text:span text:style-name="T7">q</text:span></text:span>ui eam excipit, frigid<text:span text:style-name="Default_20_Paragraph_20_Font"><text:span text:style-name="T7">u</text:span></text:span>m, non ampli<text:span text:style-name="Default_20_Paragraph_20_Font"><text:span text:style-name="T7">u</text:span></text:span>s d<text:span text:style-name="Default_20_Paragraph_20_Font"><text:span text:style-name="T7">u</text:span></text:span>bitabis quo-<text:line-break/>modo tum sursum feratur tum simul conden se ture Nam<text:line-break/>ut sursum feratur, ex se habebit ; ut vero tum cogatur</text:p>
      <text:p text:style-name="P3"><text:span text:style-name="Default_20_Paragraph_20_Font"><text:span text:style-name="T1">tum constringatur, ob accipientem aerem, qui quo frigi-<text:line-break/>dior fuerit,. eo magis nebulam quae fur</text:span></text:span><text:span text:style-name="Default_20_Paragraph_20_Font"><text:span text:style-name="T8">t</text:span></text:span><text:span text:style-name="Default_20_Paragraph_20_Font"><text:span text:style-name="T1">um tollitur tum<text:line-break/>densabit tum coget. . Quare tuum aer neque eviden</text:span></text:span><text:span text:style-name="Default_20_Paragraph_20_Font"><text:span text:style-name="T8">t</text:span></text:span><text:span text:style-name="Default_20_Paragraph_20_Font"><text:span text:style-name="T1">er<text:line-break/>calefaciat neque .talem. refrigerationem habeat; necesse<text:line-break/>est ut in eo talis permaneat furium lata nebula , qualis<text:line-break/>ab initio erat, fiatque alba quidem exacte ex ea nube, ubi<text:line-break/>a solis splendore. moveatur; media vero inter albam et<text:line-break/>nigram, ubi non perfecte eam fuiilluminaverit. Noli<text:line-break/>itaque. demirari cur animantium corpora similem huic .sta-<text:line-break/>tui sortiantur in fe dispositionem, quin potius Hippocrati<text:line-break/>fidem adhibe dicenti: austri auditus hebetudinem, vi</text:span></text:span><text:span text:style-name="Default_20_Paragraph_20_Font"><text:span text:style-name="T8">t</text:span></text:span><text:span text:style-name="Default_20_Paragraph_20_Font"><text:span text:style-name="T1">us<text:line-break/>caliginem, capitis gravitatem ,. torporem^ ac resolutionem<text:line-break/>excitanti Explicat enim hoc textu . corporis pathemata,<text:line-break/>quae in austrinis statibus patitur. Quare ut auditus hei-<text:line-break/>betudinem concitantes, torporem ac resolutionem, de his<text:line-break/>quae ab austro in nostris fiunt corporibus dicantur ma-<text:line-break/>nifeste, ita existimare oportet et caliginosum dictum esse</text:span></text:span></text:p>
      <text:p text:style-name="P3">quod acervatam in nobis ob ipsum , non aëris indicat ca-<text:line-break/>liginem.</text:p>
      <text:h text:style-name="Heading_20_2" text:outline-level="2">X.</text:h>
      <text:p text:style-name="P4"><text:span text:style-name="Default_20_Paragraph_20_Font"><text:span text:style-name="T7">Ante ver quidem ex superiori statu subcontrario et aqui-<text:line-break/>lanio procedente paucis febres ardentes obortae sunt;<text:line-break/>h</text:span></text:span>h<text:span text:style-name="Default_20_Paragraph_20_Font"><text:span text:style-name="T7">que prorsus bene moratae, atque paucis sanguis eru-<text:line-break/>pit , neque ex his ulli interibant.</text:span></text:span></text:p>
      <text:p text:style-name="P1">Statum aquilonium ante veli pauci quidem temporis<text:line-break/>fuisse liquido constat, quod totum tenfperamentum ab ipso<text:line-break/>prius austrinum vocatum sit, qui non ita loquutus esset,<text:line-break/>si multos diesi aquilo spirasse L Attamen quum aër paucis<text:line-break/>diebus fuisset aquilonius, pauci acciderunt ardentes morbi,<text:line-break/>admodum mites , quique derepente consisterent. Ait enim :<text:line-break/><text:span text:style-name="Default_20_Paragraph_20_Font"><text:span text:style-name="T7">atque his admodum bene morat</text:span></text:span>a Scribunt autem non-<text:line-break/>nulli, <text:span text:style-name="Default_20_Paragraph_20_Font"><text:span text:style-name="T13">πάνυ</text:span></text:span><text:span text:style-name="Default_20_Paragraph_20_Font"><text:span text:style-name="T16"> </text:span></text:span><text:span text:style-name="Default_20_Paragraph_20_Font"><text:span text:style-name="T13">εὐσταθῆ</text:span></text:span><text:span text:style-name="Default_20_Paragraph_20_Font"><text:span text:style-name="T16">, </text:span></text:span>quidam vero <text:span text:style-name="Default_20_Paragraph_20_Font"><text:span text:style-name="T13">εὐσταθέα</text:span></text:span><text:span text:style-name="Default_20_Paragraph_20_Font"><text:span text:style-name="T16"> </text:span></text:span>Ionica lingua,<text:line-break/>aequali modo, nihilque periculosam habentia. Praeterea</text:p>
      <text:p text:style-name="P3">etiam paucis sanguinem erupisse pronunciavit, quod fe--<text:line-break/>brium ardentium vehementium erat proprium, quemad-<text:line-break/>modum etiam delirare et mori quae neque his tunc obortis ,<text:line-break/>successerunt, sed febres tum moderatissimae tum paucis--<text:line-break/>simis evenere, vehementi etsuut quisquam dixerit <text:span text:style-name="Default_20_Paragraph_20_Font"><text:span text:style-name="T7">V</text:span></text:span> legi ti-<text:line-break/>ma ardente febre a flava bile, quam et pallidam bilem<text:line-break/>nominant, ortum Tumente. Hanc autem, ut ostendimus,<text:line-break/>in proposito statu superi<text:span text:style-name="Default_20_Paragraph_20_Font"><text:span text:style-name="T7">o</text:span></text:span>ri aestate <text:span text:style-name="Default_20_Paragraph_20_Font"><text:span text:style-name="T7">s</text:span></text:span>olum habebant qui<text:line-break/>natura erant biliosi, non multam; non in eo quod seque-<text:line-break/>batus tempore , quod dictus status humidus esset , atque<text:line-break/>etiamnum magis tum caliginosus , tum nubilosus. .Iure<text:line-break/>itaque paucis contigit sebrist ardens , qui perquam biliosi<text:line-break/>essent, hisque non exquisita neque vehemens, sed lenia<text:line-break/>ac solutu facilis. Quibus itaque oborta est, iis eam ob<text:line-break/>causam accidit ; praecesserat enim autumnum aestas fecun-<text:line-break/>dum naturam constituta. Exorditur enim statuum enar-<text:line-break/>rationem Hippocrates , ubi primum aer in eum qui prae-<text:line-break/>ter naturam est statum conversus est. At in naturali</text:p>
      <text:p text:style-name="P7">aestate magnopere biliosis hunc humorem copiosiorem acer-<text:line-break/>rari necesse erat. Qui igitur status successit per totam</text:p>
      <text:p text:style-name="Normal">hiemem ad ver usque, nihil hunc humorem auxit; non<text:line-break/>enim vehementer erat calidus, neque siccus ut aestas; neque<text:line-break/>esiam imminuit; non enim fatis erat frigidus ut hiems,<text:line-break/><text:span text:style-name="Default_20_Paragraph_20_Font"><text:span text:style-name="T7">q</text:span></text:span>uae secundum naturam est; imo neque discussit, non enim<text:line-break/>esat exquisite siccus. Restat igitur hunc humorem con-<text:line-break/>ovatum fuisse, accepta veluti tum caliginosa tum nebu-<text:line-break/>loli forma, propter modicam aeris tum humiditatem tum<text:line-break/>calorem exhalationi connutrito. Verum ante ver anum<text:line-break/>repente praeter consuetudinem perflasset aquilo, in cor-<text:line-break/>Poris profundum propulsis ab ipso humoribus tenuissimus<text:line-break/>primus fluebat, atque ita febrem ardentem facit. Non in<text:line-break/>quibusvis corporis partibus acervatus hic humor febrem<text:line-break/>ardentem procreat, verum etiam circa ventriculum et<text:line-break/>maxime ipsius orificium simasque iec<text:span text:style-name="Default_20_Paragraph_20_Font"><text:span text:style-name="T7">o</text:span></text:span>ris partes : eodem<text:line-break/>modo etiam non erumpebat sanguis, pr<text:span text:style-name="Default_20_Paragraph_20_Font"><text:span text:style-name="T7">o</text:span></text:span>prium siquidem</text:p>
      <text:p text:style-name="P3">aliud est exquisitarum febrium ardentium per haemorrlta-<text:line-break/>gias j<text:span text:style-name="Default_20_Paragraph_20_Font"><text:span text:style-name="T7">u</text:span></text:span>dicarI. AppeIlat autem haemorrltagiam Hippocra-<text:line-break/>tes , non addita unde sanguis evacuetur parte, eam quae<text:line-break/>per nares fit sanguinis eruptionem: nihil autem mirum est<text:line-break/>si tum aperiantur tum rumpantur quae huc ducuntur ve-<text:line-break/>nae, a sanguine qui in sublime fertur ob calorem a quo<text:line-break/>ut infletur necesse est, venaeque tum aperiantur tum<text:line-break/>rumpantur ob spiritus copiam, qui et utres et dolia dis-<text:line-break/>rumpit, quum in musto acervatur. Hoc itaque symptoma<text:line-break/>febres ardentes cousequutum non est, quae scilicet, ut prae-<text:line-break/>dictum est, essent moderatae.</text:p>
      <text:h text:style-name="Heading_20_2" text:outline-level="2"><text:bookmark-start text:name="bookmark2"/>XI.<text:bookmark-end text:name="bookmark2"/></text:h>
      <text:p text:style-name="P4"><text:span text:style-name="Default_20_Paragraph_20_Font"><text:span text:style-name="T7">Multis autem circa aures tubercula ad alteram,<text:line-break/>plurimis etiam ad utramque propendebant, febre vacuis<text:line-break/>et recta stantibus ; etsi nonnullis paulisper incalefeebant,<text:line-break/>omnibus extincta sunt , neminique suppurarunt, quemad-</text:span></text:span></text:p>
      <text:p text:style-name="P2"><text:span text:style-name="Default_20_Paragraph_20_Font"><text:span text:style-name="T7">modum ea quae aliis ex causa oborta sunt. Eorum<text:line-break/>autem haec erat sarma ; laxa erant, magna, sesa, ci-<text:line-break/>tra inflammationem , doloris expertia, omnibus absque<text:line-break/>signis evanuerunt.</text:span></text:span></text:p>
      <text:p text:style-name="P1">Quae pronunciata sunt omnia eparmasa ob substantiae<text:line-break/>redundantiam acciderunt, a qua alia quidem cum pituita<text:line-break/>gigni consueverunt, qualia phlegmatodea, alia a flava bile,<text:line-break/>ut erysipelatosa. Desistunt vero omnia facile, quod talis<text:line-break/>substantia prompte discutiatur i e contrario autem quae ex<text:line-break/>crasse lentoque humore procreantur dissicile discutiuntur.<text:line-break/>Quae in praesenti statu exstiterunt, laxa erant, hoc est<text:line-break/>mollia, digitis cedentia et quae quum premerentur, cava<text:line-break/>manebant et sine phlegmone, hoc est sine flagratione;<text:line-break/>etiam sine dolore, quod neutrum ipsis inesset ex iis quae<text:line-break/>dolores pariunt. Sunt autem haec corporum tensio et<text:line-break/>vehemens intemperies. Tensio fit propter orasses lentosique<text:line-break/>humores affectis partibus ita impactos , ut resolvi citra</text:p>
      <text:p text:style-name="P3">negotium nequeant; intemperies vero vehemens, quod<text:line-break/>admodum calida aut frigida existant. Quare merito tu-<text:line-break/>mores sunt dolore vacui, laxi et absque ulceratione.<text:line-break/>Quod autem essent hujusmodi facileque solverentur, pro-<text:line-break/>pterea non ad suppurationem ducta Iun t, ut quae ex aliis<text:line-break/>oriuntur causis , vocat autem <text:span text:style-name="Default_20_Paragraph_20_Font"><text:span text:style-name="T13">πρσφάσεις</text:span></text:span><text:span text:style-name="Default_20_Paragraph_20_Font"><text:span text:style-name="T16"> </text:span></text:span><text:span text:style-name="Default_20_Paragraph_20_Font"><text:span text:style-name="T7">occasiones</text:span></text:span> vel<text:line-break/>causas Hippocrates, interdum quidem, ut consuetudo est<text:line-break/>multis, nomen in causis quae falso dicuntur, inserens, sae-<text:line-break/>pius autem manifestas causas ita vocitat ; interdum quo-<text:line-break/>que et simpliciter omnes: at nunc aliis ex causis ortas<text:line-break/>suppurationes dixit, quas in sebribusi fieri ipse docuit, in<text:line-break/>quibus asservati sunt humores multi, <text:span text:style-name="Default_20_Paragraph_20_Font"><text:span text:style-name="T7">C</text:span></text:span>rassi, crudi, qui<text:line-break/>propter caloris febrilis vehementiam , celeritatem et co-<text:line-break/>piam furfum ad caput fertur; deinde ad aurium glandu-<text:line-break/>las eos natura deponente vocatae parotides procreantur.<text:line-break/>Non erat sane hoc in statu hujusmodi quaedam humorum<text:line-break/>redundantia, et qui tumores post aures consistebant, pro-<text:line-break/>pter Ilatulentam fubstantiam statim discussi funt. Patet</text:p>
      <text:p text:style-name="P2">febres quidem ardentes in veris principium perstan-<text:line-break/>nhus aquiloniis incidisse; narratas veru parotidas toto re-<text:line-break/>liquo tempore, sed jure moderatissimae percipiebantur^<text:line-break/>ea eas quas recens<text:span text:style-name="Default_20_Paragraph_20_Font"><text:span text:style-name="T7">u</text:span></text:span>imus causas, ita ut homines recti<text:line-break/>Ihntes ab ipsis affligerentur, hoc est ut eas ferrent citra<text:line-break/>molestiam obambulantes et consueta obeuntes munera,<text:line-break/><text:span text:style-name="T20">s</text:span>eqae quemadmodum in gravioribus morbis decumbere<text:line-break/>secessario cogerentur. In ceteris enim neque insigniter<text:line-break/>sebricitabant; imo si quis etiam ex illis esset calidior, id<text:line-break/>lilevi patiebatur propter redundantis, ut dictum est, hu-<text:line-break/>molis naturam, qui aerius magis quam frigidus erat.</text:p>
      <text:h text:style-name="Heading_20_2" text:outline-level="2">XII.</text:h>
      <text:p text:style-name="P4"><text:span text:style-name="Default_20_Paragraph_20_Font"><text:span text:style-name="T7">At haec oboriebantur adolescentibus,</text:span></text:span> i<text:span text:style-name="Default_20_Paragraph_20_Font"><text:span text:style-name="T7">uvenibus, aetate<text:line-break/>ferentibus horumque plurimis qui in palaestra et<text:line-break/>g</text:span></text:span>y<text:span text:style-name="Default_20_Paragraph_20_Font"><text:span text:style-name="T7">mnasiis exercebantur, mulier</text:span></text:span>i<text:span text:style-name="Default_20_Paragraph_20_Font"><text:span text:style-name="T7">bus cero paucis contia-<text:line-break/></text:span></text:span>v<text:span text:style-name="Default_20_Paragraph_20_Font"><text:span text:style-name="T7">ehant.</text:span></text:span></text:p>
      <text:p text:style-name="P2"><text:span text:style-name="Default_20_Paragraph_20_Font"><text:span text:style-name="T1">Causam hanc communem in omnibus humorum decu-<text:line-break/>bilibus ferre oportet, prolatam alias ab ipso Hippocrate,<text:line-break/>balidiores quidem in sublimiores corporis partes decum-<text:line-break/>here, frigidiores vero in inferiores. Quia igitur redun-<text:line-break/>dans hoc in statu humor tum frigidus tum aereus esset<text:line-break/>mediamque obtineret naturam tum eorum quae sursum<text:line-break/>, facile feruntur, tum eorum quae ad inferas repunt partes,<text:line-break/>propterea sutis temperame</text:span></text:span><text:span text:style-name="Default_20_Paragraph_20_Font"><text:span text:style-name="T8">n</text:span></text:span><text:span text:style-name="Default_20_Paragraph_20_Font"><text:span text:style-name="T1">to calidioribus vel aetate vel<text:line-break/>vitae instituto impetum ad caput habebant. Scimus au-<text:line-break/>tem adolescentes propter aetatem, non propter vitae in-<text:line-break/>stantum calidos esse, ut et aetate florentes: qui vero in<text:line-break/>palaestris gymnasiisque versantur, ob visae instituta calidi<text:line-break/>existunt. Jure igitur paucis mulieribus oboriebantur, ju-<text:line-break/>venibus scilicet et natura calidioribus atque his quae non<text:line-break/>admodum in otio vitam duxerunt.</text:span></text:span></text:p>
      <text:h text:style-name="P29" text:outline-level="2">XIH.</text:h>
      <text:p text:style-name="P4"><text:span text:style-name="Default_20_Paragraph_20_Font"><text:span text:style-name="T7">Plurimis tusses aridae nihdque a tussientibus educebatur<text:line-break/>atque voces non multo post raucescebant.</text:span></text:span></text:p>
      <text:p text:style-name="P1">Quaenam tusses aridae sint, Ilis ipse verbiS proditi<text:line-break/>nihilque a tuflientibusi educebatur. Hae autem excitan-<text:line-break/>tur interdum quidem ob solam partium tum faucium tum<text:line-break/>gutturis asperitatem, nulla pulmoni incumbente humorum<text:line-break/>redundantia. Atque hi nihil quicquam expuunt, quod<text:line-break/>nihil supervacaneum habeant, quod tum eductionem tum<text:line-break/>vacuationem expostulet. Aliae vero tusses fiunt ob intem-<text:line-break/>periem spirabilium organorum, in quibus nihil quicquam<text:line-break/>est quod expui desideret. Aliae rursusi fiunt Contentis in<text:line-break/>ipsis humoribus fui excretionem desiderantibus, sed hi<text:line-break/>geminam ob causam, aut quod et lenti et Crassi sint et<text:line-break/>ita bronchiis pulmonis impacti , ut vix dissui Vi queant,<text:line-break/>quod in aptystisi nominatis pleuritibusi fit, id est sputo va-<text:line-break/>cuis, aut quod humo<text:span text:style-name="Default_20_Paragraph_20_Font"><text:span text:style-name="T7">r</text:span></text:span> qui capite defertur consistentis</text:p>
      <text:p text:style-name="P2">aquae instar sit tenuis. Talis enim quum per guttur et<text:line-break/>asperam arteriam desert<text:span text:style-name="Default_20_Paragraph_20_Font"><text:span text:style-name="T7">o</text:span></text:span>r , prius in pulmones f<text:span text:style-name="Default_20_Paragraph_20_Font"><text:span text:style-name="T7">u</text:span></text:span>ndi-<text:line-break/>tur quam a spiritu per tusses sursum feratur, quod tum<text:line-break/>Thasiis accidisse videtur, repleto quidem ab austrino flatu<text:line-break/>eorum capite, sed omnib<text:span text:style-name="Default_20_Paragraph_20_Font"><text:span text:style-name="T7">u</text:span></text:span>s thoracis regionibus defluxio-<text:line-break/>nem immittente. Quod autem talis esset tussis testatur et<text:line-break/>quod ipsi assidet symptoma. Rauci siquidem, inquit, ita<text:line-break/>t<text:span text:style-name="Default_20_Paragraph_20_Font"><text:span text:style-name="T7">u</text:span></text:span>ssientes fiebant, humectatis scilicet vocalibus organis ab<text:line-break/>eo qui deors<text:span text:style-name="Default_20_Paragraph_20_Font"><text:span text:style-name="T7">u</text:span></text:span>m ferebatur humore, ut in commentariis de<text:line-break/>voce demonstratum est.</text:p>
      <text:h text:style-name="Heading_20_2" text:outline-level="2"><text:bookmark-start text:name="bookmark4"/>XIV.<text:bookmark-end text:name="bookmark4"/></text:h>
      <text:p text:style-name="P4"><text:span text:style-name="Default_20_Paragraph_20_Font"><text:span text:style-name="T7">Quibusdam</text:span></text:span> n<text:span text:style-name="Default_20_Paragraph_20_Font"><text:span text:style-name="T7">ero et multo post tempore instammatione cum<text:line-break/>dolore in alterum testem repserunt, quibusdam etiam in<text:line-break/>utramque.</text:span></text:span></text:p>
      <text:p text:style-name="P2">Pars quaedam humoris a capite in pulmonem delapsi<text:line-break/>ex organorum societate ad testes pervenit. De partium<text:line-break/>autem genitalium ad thoracem focietate aliis in libris<text:line-break/>orationem fecit Hippocrates. Sed quod in testes delapsum<text:line-break/>est, jam malignius erat, neque amplius primo illi simile,<text:line-break/>quod scilicet longo tempore in pulmonis regionibus<text:line-break/>computruisse^. Jure itaque optimo testiculorum plllegmo-<text:line-break/>nes cum doloribus erant, neque ut parotides dolore va-<text:line-break/>cuae. Quod autem vel alter testis vel uterque redundan-<text:line-break/>tiam excepisset, humorum quantitas ipsorum erat causa,<text:line-break/>quibus enim paucus pervenisset , in teste altero firmaba-<text:line-break/>tur, quibus copiosior, in utroque.</text:p>
      <text:h text:style-name="Heading_20_2" text:outline-level="2">XV.</text:h>
      <text:p text:style-name="P1"><text:span text:style-name="Default_20_Paragraph_20_Font"><text:span text:style-name="T7">Quibusdam febres, aliis minime oboriebantulle</text:span></text:span></text:p>
      <text:p text:style-name="P1">Qui redundarunt humores, eos nesjue magnopere cali-</text:p>
      <text:p text:style-name="P2">dos, neque admodum frigidos esse diximus, fed inter<text:line-break/>utrosque tum natura tum temperamento medios. Quare<text:line-break/>pro aetatibus, naturalibus temperamentis et vitae instita-<text:line-break/>tis aegrotantium, aliis quidem ad calidius inclinarunt<text:line-break/>proindeque febricitavero n t , nonnulli quod a principio<text:line-break/>habebant temperamentum servarunt, quod febrem erei-<text:line-break/>tare non sufficeret.</text:p>
      <text:h text:style-name="Heading_20_2" text:outline-level="2">XVI.</text:h>
      <text:p text:style-name="P1"><text:span text:style-name="Default_20_Paragraph_20_Font"><text:span text:style-name="T7">Haec laboriose plurimis oborta su</text:span></text:span>nt.</text:p>
      <text:p text:style-name="P1">De omnibus quae pronunciavit hoc acclamari.<text:line-break/>Praedixit autem tusses, voces raucas, et in testem absces-<text:line-break/>sus et eorum quibusdam febres. Haec ergo ait symptoma-<text:line-break/>ta plurimis aegrotantibus laboriose, hoc est citra eupho-<text:line-break/>riam accidisse, neque ut recti incedentes facile sustinerent,<text:line-break/><text:span text:style-name="Default_20_Paragraph_20_Font"><text:span text:style-name="T7">s</text:span></text:span>ed ut ipsorum plurimi decumberent, propterea quod assi-<text:line-break/>due magisque progressa. temporis asserva ta excrementa tum</text:p>
      <text:p text:style-name="P2">seriora tum maligniora fierent. Austrini siquidem sta-<text:line-break/>tus si diutius diren<text:span text:style-name="Default_20_Paragraph_20_Font"><text:span text:style-name="T7">t</text:span></text:span>, putredinem inducunt, ac praesertim<text:line-break/>quum humidi fuerint. Quum vero status nunc humi-<text:line-break/>dua non esset, diutissime quidem nihil molesti patieban-<text:line-break/>tur corpora, sed tempore effectum est ut paterentur.<text:line-break/>salia quoque horum quibusdam postea accidebant, qualia<text:line-break/>ser milia statim erant omnibus si austrinus humidus fuisset.</text:p>
      <text:h text:style-name="Heading_20_2" text:outline-level="2">XVII.</text:h>
      <text:p text:style-name="P4"><text:span text:style-name="Default_20_Paragraph_20_Font"><text:span text:style-name="T7">Be cete</text:span></text:span>ri<text:span text:style-name="Default_20_Paragraph_20_Font"><text:span text:style-name="T7">s quae in o^stcina medici</text:span></text:span> ad chirurgiam spec-<text:line-break/>tant, <text:span text:style-name="Default_20_Paragraph_20_Font"><text:span text:style-name="T7">sine morbo degebant.</text:span></text:span></text:p>
      <text:p text:style-name="P1">Bifariam <text:span text:style-name="Default_20_Paragraph_20_Font"><text:span text:style-name="T13">νοχ</text:span></text:span><text:span text:style-name="Default_20_Paragraph_20_Font"><text:span text:style-name="T16"> </text:span></text:span><text:span text:style-name="Default_20_Paragraph_20_Font"><text:span text:style-name="T13">καἔ</text:span></text:span><text:span text:style-name="Default_20_Paragraph_20_Font"><text:span text:style-name="T16"> </text:span></text:span><text:span text:style-name="Default_20_Paragraph_20_Font"><text:span text:style-name="T13">ἰητρειον</text:span></text:span><text:span text:style-name="Default_20_Paragraph_20_Font"><text:span text:style-name="T16"> </text:span></text:span>in exemplaribus reperi-<text:line-break/>tur, in quibusdam ut nunc dictum est, syllaba ultima per<text:line-break/>si scripta, in nonnullis per <text:span text:style-name="Default_20_Paragraph_20_Font"><text:span text:style-name="T13">η</text:span></text:span><text:span text:style-name="Default_20_Paragraph_20_Font"><text:span text:style-name="T16">, </text:span></text:span>signisicante priore scriptura<text:line-break/>tlaae ad chirurgiam spectant, posteriore vero quae ad uni-<text:line-break/>mersam medicinam attinent, ut vel a chirurgicis operibus,<text:line-break/><text:span text:style-name="Default_20_Paragraph_20_Font"><text:span text:style-name="T7">q</text:span></text:span>uae in aegris fieri solent, abstinerent Thasii vel ab iis quae</text:p>
      <text:p text:style-name="P3">in tota medicina fiunt aegris praedicta patientibus. Ex<text:line-break/>hac^ utraque tum scriptura tum intelligentia moderate<text:line-break/>vexati fuisse videntur homines veris tempore, causa mor-<text:line-break/>bos efficiente nondum quicquam quod malignum esset ha-<text:line-break/>bente, id quod progressa temporis obtinuit.</text:p>
      <text:h text:style-name="Heading_20_2" text:outline-level="2">XVHI.</text:h>
      <text:p text:style-name="P4"><text:span text:style-name="Default_20_Paragraph_20_Font"><text:span text:style-name="T7">At</text:span></text:span> u<text:span text:style-name="Default_20_Paragraph_20_Font"><text:span text:style-name="T7">ero ante incipientem aestatem et per aestatem atque<text:line-break/></text:span></text:span>i<text:span text:style-name="Default_20_Paragraph_20_Font"><text:span text:style-name="T7">n hieme eorum multi qui longo</text:span></text:span> j<text:span text:style-name="Default_20_Paragraph_20_Font"><text:span text:style-name="T7">am tempore subta-<text:line-break/>besuebant, tabidi Accubuerunt, quandoquidem multis<text:line-break/>etiam dubie fe habentibus tabes tunc constrmata est.</text:span></text:span></text:p>
      <text:p text:style-name="P1">Quos superius dixit tussire quidem, sed vere nihiI<text:line-break/>educere, hos aestate ait atque post aestatem tempore ta-<text:line-break/>bidos evasisse, rem perpetuo his quae conspiciuntur con-<text:line-break/>sonam enarrans; nam quae capitis rheumata per initia tuf-<text:line-break/>sim et raucedinem hominibus concitant, praecedente ver^,<text:line-break/>tempore non consistunt, haec alteram tabis differentiam</text:p>
      <text:p text:style-name="P3">pariunt. Duae namque sunt ejus differentiae maximae:<text:line-break/>una quidem ex capitis defluxionibus constat, altera vero<text:line-break/>quae ex ipsius pulmonis affectibus ortum ducit , prorsus<text:line-break/>quidem ex cruentis sputis maximeque rupto vase, saepius<text:line-break/>vero et rheumate affecto viscere, ob aliam quandam ex<text:line-break/>abis partibus, non ex capite causam. Si itaque ex vere<text:line-break/>australi aestas ipsa in statum aquilonium permutata suis-<text:line-break/>set, non fuissent manifesti, qui a tabe clam exedebantur,<text:line-break/>neque absolute tabuissent. Quia vero non solum in aqui-<text:line-break/>lenium austrinusi statusi conversusi non est, imo et plurima<text:line-break/>pars aestatis nebulosa fuit , propterea quae prodierunt a<text:line-break/>capite rheumata permanferunt humoresique ex rheumate<text:line-break/>omnes, ac praesertim in pulmone ita putruerunt, ut ad<text:line-break/>sincerae tabisi procreationem nihil deficeret.</text:p>
      <text:h text:style-name="P29" text:outline-level="2">XIX.</text:h>
      <text:p text:style-name="Normal"><text:span text:style-name="Default_20_Paragraph_20_Font"><text:span text:style-name="T7">Quibusdam autem primum coepit hisque ad tabem natura<text:line-break/>vergebat.</text:span></text:span></text:p>
      <text:p text:style-name="P1">Phthisicos et tabidos nominant medici veteres qui<text:line-break/>tabem morbum, quem etiam phthoen quidam appellitant,<text:line-break/>pati funt idonei. Tales autem planissime existunt qui<text:line-break/>thorace usque adeo funt angusto atque non profundo, ut<text:line-break/>scapulae alarum instar retro promineant, unde etiam tales<text:line-break/>pterygodes, hoc est alatos, vocitant. Quibus praeterea<text:line-break/>facile caput impletur et fluxiones multas ad spirabiles<text:line-break/>partes demittit, hi tabido prompte fiunt. Utrisque in<text:line-break/>eundem concurrentibus, tum thoracis consormatione tum<text:line-break/>capitis imbecillitate, hujusmodi naturae sunt tabi obno-<text:line-break/>Xiae ob ambas naturae causas. Etenim quibus a capite<text:line-break/>rd pulmonem fluxiones mittuntur, hi temporis diuturni-<text:line-break/>late tabidi fiunt, ac ipsis plerumque vas in pulmone ob</text:p>
      <text:p text:style-name="P3">visceris tum angustiam turn imbecillitatem. Tales quidem<text:line-break/>tabidi nonnulli. Quum autem dixit Hippocrates, quando...<text:line-break/>quidem multis etiam dubie se habentibus tabes tunc, hoc</text:p>
      <text:p text:style-name="Normal">est aestate confirmata est. Deinde infert l quibusdam au-<text:line-break/>tem coepit primum, hisque ad tabem natura vergebat.<text:line-break/>Non mihi videtur rationi oratio esse consona; multo<text:line-break/>namque probabilius erat tales vere magis quam aestate<text:line-break/>incipere. Qui namque quibusdam affectibus prehendenda<text:line-break/>idonei ac parati funt, quam imparati nec idonei prom-<text:line-break/>plius in eos incidunt. Quemadmodum igitur et alia quae-<text:line-break/>dam in epidemiorum libris, ita haec ordinem inversum<text:line-break/>habere videntur, eo falso ac decepto qui primus haec feri-<text:line-break/>pfit; deinde servato errore, ita et huic textui accidisse<text:line-break/>videtur et continuata orationis feries ejusmodi esse: <text:span text:style-name="Default_20_Paragraph_20_Font"><text:span text:style-name="T7">quasi..<text:line-break/>doquidem multis etiam dubie se habentibus tunc tabes<text:line-break/>consamata est, quibus vergebat ad tabem natura.</text:span></text:span> At<text:line-break/>deinde: <text:span text:style-name="Default_20_Paragraph_20_Font"><text:span text:style-name="T7">quibusdam autem primum coepit. </text:span></text:span>Ac postea<text:line-break/>deinceps. . .</text:p>
      <text:h text:style-name="P29" text:outline-level="2">XX.<text:tab/>fo</text:h>
      <text:p text:style-name="P4"><text:span text:style-name="Default_20_Paragraph_20_Font"><text:span text:style-name="T7">Ex his multi atque etiam plurimi interierunt. Atque<text:line-break/>haud scio, si quis ex decumbentibus etiam modico tem-<text:line-break/>pore supervixerit.</text:span></text:span></text:p>
      <text:p text:style-name="P1">Tabidormn scilicet. Id enim intelligere oportet,<text:line-break/>enunciato totius orationis modo. Etenim et quae abeo<text:line-break/>deinceps dicuntur omnia, tabidis communia existunt; idque<text:line-break/>didiceris, si textibus mentem adhibeas, exordiareple pli-<text:line-break/>mum ab ea quae scripta subsequitur.</text:p>
      <text:h text:style-name="Heading_20_2" text:outline-level="2">XXI.</text:h>
      <text:p text:style-name="P4"><text:span text:style-name="Default_20_Paragraph_20_Font"><text:span text:style-name="T7">Celerius vero interierunt quam vitam ducere talibus con-<text:line-break/>suetum esset.</text:span></text:span></text:p>
      <text:p text:style-name="P1">Phthificosi ait praeter consuetudinem celerius inter-<text:line-break/>iisse ; deinde causam ipse deinceps adsert hisce verbis :<text:line-break/><text:span text:style-name="Default_20_Paragraph_20_Font"><text:span text:style-name="T7">exercebant autem plurimo, eorum ejusmodi pathemata,<text:line-break/>febres horridae, continuae, acutae. </text:span></text:span>Non enim id cum</text:p>
      <text:p text:style-name="P3">tabe esse consuevit, quod scriptum tunc evenisse videtur.<text:line-break/>Causa vero cur ambo haec in idem concurrerint, tum<text:line-break/>phthifiS tum febris , hujusmodi statuS est antecedentis ad<text:line-break/>affecta corpora dispositio : nam paulo ante a me dictum<text:line-break/>est, qui calidiore erant temperamento, illos maxime lapsis<text:line-break/>a capite catarrhis laborasse: per austrinum enim statum<text:line-break/>horum caput maxime repletum erat. His autem ipsis<text:line-break/>longius protensa nebulosa dispofitione contigit humores<text:line-break/>in corpore putrescere, indeque orta est febrium maligni-<text:line-break/>tas. Quibus autem temperamentum minus calidum esset,<text:line-break/>his neque humorum putrefactio , neque capitis repletio<text:line-break/>facta est, praeterquam pueris ex horum temporis pro-<text:line-break/>gressu. Quod enim pauco tempore patiuntur quae ad<text:line-break/>patiendum sunt idoneae naturae , id ceteris longiori acci-<text:line-break/>dit tempore. Et sane nihil mirum fuit, si ex praecedente<text:line-break/>austrino statu facta aestas non austrina fotum , verum et-<text:line-break/>iam nebulosa quandam humorum putredinem procreare-</text:p>
      <text:p text:style-name="P3">rit, non tantum in calidioribus corporibus, sed et in sii-<text:line-break/>gustatibus.</text:p>
      <text:h text:style-name="Heading_20_2" text:outline-level="2"><text:bookmark-start text:name="bookmark6"/>XXII.<text:bookmark-end text:name="bookmark6"/></text:h>
      <text:p text:style-name="P4">N<text:span text:style-name="Default_20_Paragraph_20_Font"><text:span text:style-name="T7">am tum alios tum longiores morbos etiam febribus<text:line-break/>co</text:span></text:span>Yi<text:span text:style-name="Default_20_Paragraph_20_Font"><text:span text:style-name="T7">qunctos sucile pertulerunt, neque interibant, de qui-<text:line-break/>bus scribetur.</text:span></text:span></text:p>
      <text:p text:style-name="P1">Alios inquit morbos absque tabidis, de quibus ipsi<text:line-break/>fnit oratio, qui etiamsi diuturniores et cum febribus<text:line-break/>essent, pIacide tamen tulerunt, atque causa a nobis paulo<text:line-break/>ante prodita est , quod his minus maIignus ex putredine<text:line-break/>fuisset humor.</text:p>
      <text:h text:style-name="Heading_20_2" text:outline-level="2"><text:bookmark-start text:name="bookmark8"/>XXIII.<text:bookmark-end text:name="bookmark8"/></text:h>
      <text:p text:style-name="P4"><text:span text:style-name="Default_20_Paragraph_20_Font"><text:span text:style-name="T7">Sola namque et eorum qui tunc oborieba</text:span></text:span>t<text:span text:style-name="Default_20_Paragraph_20_Font"><text:span text:style-name="T7">ur , morborum<text:line-break/>maximus tabes multos peremit.</text:span></text:span></text:p>
      <text:p text:style-name="P2">Rei hujus causa paulo ante enun<text:span text:style-name="Default_20_Paragraph_20_Font"><text:span text:style-name="T7">c</text:span></text:span>iata est, quum cor-<text:line-break/>poris temperamentum causam esse explicaremus, per quod<text:line-break/>tabidis correpti sunt morbis febribusque malignis, de qui-<text:line-break/>bus deinceps loquitur.</text:p>
      <text:h text:style-name="Heading_20_2" text:outline-level="2">XXIV.</text:h>
      <text:p text:style-name="P4">I<text:span text:style-name="Default_20_Paragraph_20_Font"><text:span text:style-name="T7">psarum autem plurimis hu</text:span></text:span>j<text:span text:style-name="Default_20_Paragraph_20_Font"><text:span text:style-name="T7">usmodi affectus aderant, hor-<text:line-break/>ridae febres, assiduae, acutae, in totum quidem nort in-<text:line-break/>termiuentes, sed earum typus erat semitertianus , uno<text:line-break/>die leviores, altero insuper exacerbantes, omnino acutius<text:line-break/>increscentes.</text:span></text:span></text:p>
      <text:p text:style-name="P1">Plurimis tabidulam , de quibus orationem instituebat,<text:line-break/>pathemata ait oborta fuisse, quod intextu ipse ordine<text:line-break/>recenset. At vocitant pathemata omnes Graeci , quae<text:line-break/>praeter naturam in nostris corporibuS fiunt. Meminit au-<text:line-break/>tem primum quidem inter ipsa dictionis <text:span text:style-name="Default_20_Paragraph_20_Font"><text:span text:style-name="T13">φρικιόύεες</text:span></text:span><text:span text:style-name="Default_20_Paragraph_20_Font"><text:span text:style-name="T17"> </text:span></text:span>quum</text:p>
      <text:p text:style-name="P3">inquit: <text:span text:style-name="Default_20_Paragraph_20_Font"><text:span text:style-name="T7">horridae febres erant. </text:span></text:span>Id autem ipsum significat<text:line-break/>horrores plurimam partem ascensus et incrementi, prout<text:line-break/>vocant, accessionis in aegrotantibus tenuisse: non enim<text:line-break/>eos qui in principio insultus accessionis fiunt , horrores<text:line-break/>ita appellarit, fed in quibus per plurimam totius accessi-<text:line-break/>enisi partem horroris extendatur symptoma. Fitque bifa-<text:line-break/>riam , interdum quidem quum incrementum reduplicatio-<text:line-break/>nes facit, interdum vero quum hoc ipsum folum istae-<text:line-break/>qualem adscensum. Discrimen autem in temporis<text:line-break/>quantitate consistit. Si namque brevibus admodum inter-<text:line-break/>vallis ab invicem horrifici motus distinguantur, motuS tum<text:line-break/>inaequalis tum horrificus dicitur. Si vero majora sint<text:line-break/>intervalla, reduplicatio fit et appellatur tale symptoma.<text:line-break/>Atque ea potissimum essicitur in samitertianis appellatis<text:line-break/>febribus, proindeque tres plerumque et quatuor funt.<text:line-break/>At hoc a nobis in libris de febribus demonstratum est,<text:line-break/>semitertianam ex inaequali humore confistere, qui partim<text:line-break/>amaram bilem acrem, partim pituitam putrentem sortiatur.</text:p>
      <text:p text:style-name="P3">Tales itaque ait tunc febres horrificas. ob praecedentem<text:line-break/>statum affecisse, ut a me supra enarratum est. Continuas<text:line-break/>autem ipsas nominavit, ad integritatem, non desinere osten-<text:line-break/>dens , quod ipse explicans ait : <text:span text:style-name="Default_20_Paragraph_20_Font"><text:span text:style-name="T7">in totum quidem non in-<text:line-break/>term</text:span></text:span>h<text:span text:style-name="Default_20_Paragraph_20_Font"><text:span text:style-name="T7">tentes. </text:span></text:span>Nam intermittentes illas proprie febres no-<text:line-break/>minant, quae a vigore integritatem aliquam praestant,<text:line-break/>quae vero sensui perviam faciunt declinationem , fed in-<text:line-break/>tegritatem nullam habent, illas acutas et continuas vocitat,<text:line-break/>quae totum quidem circuitum habent, magna ex parte octo<text:line-break/>et triginta horarum quantum et femitertsuna, sed neque ad<text:line-break/>apyrexiam desinunt, atque altero die IeViore alteram rursus<text:line-break/>accessionem adserunt, minorem quidem altera Circuitus alte-.<text:line-break/>rius neque reduplicationes habentem, verum quae Vixincale-<text:line-break/>scat vixque ad vigorem perveniat. Habet quoque<text:span text:style-name="Default_20_Paragraph_20_Font"><text:span text:style-name="T7">A</text:span></text:span>loe et<text:line-break/>ipsa proprium ut qui circuitus primo silccedunt, neque<text:line-break/>inter se acuti sint neque primo aequatos, sed perpetuo ad-<text:line-break/>usque morbi vigorem tum increscant tum vehementiores fiant.</text:p>
      <text:h text:style-name="P29" text:outline-level="2">XXV.</text:h>
      <text:p text:style-name="Normal"><text:span text:style-name="Default_20_Paragraph_20_Font"><text:span text:style-name="T7">Sudores autem perpetuo, non tamen copiose manabant,<text:line-break/>extremorum re</text:span></text:span>f<text:span text:style-name="Default_20_Paragraph_20_Font"><text:span text:style-name="T7">rigeratio multa vixque recalesceba</text:span></text:span>t^.</text:p>
      <text:p text:style-name="P1">Quod haec symptomata malignarum sint febrium, iu<text:line-break/>prognostico didicimus.</text:p>
      <text:h text:style-name="Heading_20_2" text:outline-level="2">XXVI.</text:h>
      <text:p text:style-name="Normal"><text:span text:style-name="Default_20_Paragraph_20_Font"><text:span text:style-name="T7">Alvi perturbatae erant bili</text:span></text:span>o<text:span text:style-name="Default_20_Paragraph_20_Font"><text:span text:style-name="T7">sis, paucis, sinceris et morda-<text:line-break/>cibus deiectionibus crebroque exonerandi assurgebant.</text:span></text:span></text:p>
      <text:p text:style-name="P1">Sinceras excretiones nominare consuevit plane bili-<text:line-break/>osas. Quodsi hujusmodi humor cum aquosa humiditate<text:line-break/>permixtus vacuetur, eum non amplius fincerum appellat,<text:line-break/>didicimus autem et hoc ipsum de sinceris excretionibus,<text:line-break/>quarum malignitatem in prognostico pronunciavit, etiam<text:line-break/>de tenuibus consistentiae humoribus, quod omnes incocti<text:line-break/>sint , atque ut coquantur robusta opus habent natura.</text:p>
      <text:p text:style-name="P3">Mordaces autem erant jure excretiones, si utique et bi-<text:line-break/>liosae et sincerae erant. Rursus quoque et surrectio ad-<text:line-break/>sidua excretionum mordacitatem sequebatur, qua ratione<text:line-break/>effectum est, ut propter hoc symptoma aegrotantium vires<text:line-break/>laborarent.</text:p>
      <text:h text:style-name="Heading_20_2" text:outline-level="2">XXVII.</text:h>
      <text:p text:style-name="P4">U<text:span text:style-name="Default_20_Paragraph_20_Font"><text:span text:style-name="T7">rinae tenues, incoctae, decolores et paucae aut</text:span></text:span> C<text:span text:style-name="Default_20_Paragraph_20_Font"><text:span text:style-name="T7">rassi-<text:line-break/>tudinem habentes paucumque fedimentum, non probe<text:line-break/>subsidentes, sed crudo quodam et intempestivo fedi-<text:line-break/>mento.</text:span></text:span></text:p>
      <text:p text:style-name="P1">De urinis etiam didicimus , tenues, decolores et pau-<text:line-break/>cas, vel crassamentum sortitas ac paucas, pravas esse,<text:line-break/>quemadmodum etiam crassas quidem, sed quae sedimen-<text:line-break/>tum nullum aut paucissimum haberent. Hoc autem illis<text:line-break/>in febribus oboritur, in quibus calor multus ac flammeus<text:line-break/>humorum tum crudorum , tum crassiorum fervorem quen-</text:p>
      <text:h text:style-name="P34" text:outline-level="4"><text:bookmark-start text:name="bookmark10"/><text:bookmark-end text:name="bookmark10"/></text:h>
      <text:p text:style-name="Normal">dam accendit. Jure igitur in iis aut prorsus non sit,<text:line-break/>aut si fiat, ea ut ipse protulit et cruda et incocta urina<text:line-break/>est. De pravis autem sedimentis in prognostico egit.</text:p>
      <text:h text:style-name="Heading_20_2" text:outline-level="2">XXVHI.</text:h>
      <text:p text:style-name="P4"><text:span text:style-name="Default_20_Paragraph_20_Font"><text:span text:style-name="T7">Tussiebant autem pauca, densu</text:span></text:span>s <text:span text:style-name="Default_20_Paragraph_20_Font"><text:span text:style-name="T7">cocta, paulatim vix edu-<text:line-break/>cen</text:span></text:span>s<text:span text:style-name="Default_20_Paragraph_20_Font"><text:span text:style-name="T7">es. Quibus vero violentissima concid</text:span></text:span>i<text:span text:style-name="Default_20_Paragraph_20_Font"><text:span text:style-name="T7">ssent, ne-<text:line-break/>que paulatim his aderat maturatio, sed perpetuo cruda<text:line-break/>expuebant.</text:span></text:span></text:p>
      <text:p text:style-name="P1">In malignissimis quidem tabibus et quibus prope mors<text:line-break/>est, neque paulatim coquuntur, quae expuuntur; in cete-<text:line-break/>lis vero quae moderatae sunt et ejuae in longius tempus<text:line-break/>prodeunt, quamobrem supervacaneus in pulmone humor<text:line-break/>probe coquitur et sacile expuitur. At descriptis tabidis<text:line-break/>nihil horum adsuit : aut enim prorsus incoctum expuebant,<text:line-break/>aut coctum quidem, sed paucum et quod paulatim vix</text:p>
      <text:p text:style-name="P3">educeretur. Atque de ejusmodi excreatione in prognostico<text:line-break/>pronunciavit.</text:p>
      <text:h text:style-name="Heading_20_2" text:outline-level="2">XXIX.</text:h>
      <text:p text:style-name="P4"><text:span text:style-name="Default_20_Paragraph_20_Font"><text:span text:style-name="T7">Eorum plurimis feuces a principio ad extremum usque<text:line-break/>rubore cum in</text:span></text:span>f<text:span text:style-name="Default_20_Paragraph_20_Font"><text:span text:style-name="T7">lammatione asse</text:span></text:span>r<text:span text:style-name="Default_20_Paragraph_20_Font"><text:span text:style-name="T7">tae dolebant; fluxiones<text:line-break/>parvae, tenues, acres, citoque macie extenuab</text:span></text:span>i<text:span text:style-name="Default_20_Paragraph_20_Font"><text:span text:style-name="T7">tur et<text:line-break/>male habebant.</text:span></text:span></text:p>
      <text:p text:style-name="P1">Quae symptomata tunc tabidis circa fauces apparue-<text:line-break/>runt praefatus causam, ipse addidit hisce verbis: <text:span text:style-name="Default_20_Paragraph_20_Font"><text:span text:style-name="T7">flux</text:span></text:span>i<text:span text:style-name="Default_20_Paragraph_20_Font"><text:span text:style-name="T7">o-<text:line-break/>nes parvae, tenues, acres. </text:span></text:span>Nam propter fluxionum ma-<text:line-break/>lignitatem a capite scilicet delatarum, fauces quidem<text:line-break/>doluerunt; sed quod ab ipfisi morderentur, ruborem et<text:line-break/>phlegmonem habuerunt, quodque defluxus calidus esset,<text:line-break/>nihil mirum in Thaso erat, fi praeter tabidos alios ita<text:line-break/>habentes ad summam extenuationem devenirent.</text:p>
      <text:h text:style-name="P29" text:outline-level="2">XXX.</text:h>
      <text:p text:style-name="Normal"><text:span text:style-name="Default_20_Paragraph_20_Font"><text:span text:style-name="T7">Cibos omnes aversabantur.</text:span></text:span></text:p>
      <text:p text:style-name="P1">Qui cibos non appetunt nec ingerunt, eos Graeci<text:line-break/><text:span text:style-name="Default_20_Paragraph_20_Font"><text:span text:style-name="T13">άνσρέκτσνς</text:span></text:span><text:span text:style-name="Default_20_Paragraph_20_Font"><text:span text:style-name="T16"> </text:span></text:span>et <text:span text:style-name="Default_20_Paragraph_20_Font"><text:span text:style-name="T13">άσἰτσυς</text:span></text:span><text:span text:style-name="Default_20_Paragraph_20_Font"><text:span text:style-name="T16"> </text:span></text:span>vocitant, hoc est non appetentes et<text:line-break/>a cibo abstinentes ; qui vero ciborum assumptum aversan-<text:line-break/>tur fastidiuntque <text:span text:style-name="Default_20_Paragraph_20_Font"><text:span text:style-name="T13">άπσσἰτσυς</text:span></text:span><text:span text:style-name="Default_20_Paragraph_20_Font"><text:span text:style-name="T16">. </text:span></text:span>Hoc autem inappetentiae<text:line-break/>symptoma tabidis accidisse, quod fluxioniS ejus, quae tum<text:line-break/>sauceS tum pulmonem laedebat, pars in ventrem defluxe-<text:line-break/>rit , constat omnibus.</text:p>
      <text:h text:style-name="Heading_20_2" text:outline-level="2">XXXI.</text:h>
      <text:p text:style-name="Normal"><text:span text:style-name="Default_20_Paragraph_20_Font"><text:span text:style-name="T7">Siti vacui.</text:span></text:span></text:p>
      <text:p text:style-name="P1">Non ob malignitatem rheumatum, quae acria ipse ap-<text:line-break/>pelIavit , tabidis hoc accidit symptoma. Quare videtur<text:line-break/>mihi et Hippocrates quod his praeter rationem evenit,</text:p>
      <text:p text:style-name="P3">significare volens adscripfisse <text:span text:style-name="Default_20_Paragraph_20_Font"><text:span text:style-name="T7">siti vacu</text:span></text:span>i. Summae siquidem<text:line-break/>malignitatiS signum est, ubi vel quum rheuma ad ventrem<text:line-break/>acre defertur, non sciverint: significat etiam hoc symptoma<text:line-break/>sensitricem partis facultatem tum deperditam tum exili n -<text:line-break/>c tam esse, quod partis alterationem non sentiae</text:p>
      <text:h text:style-name="Heading_20_2" text:outline-level="2">XXXII.</text:h>
      <text:p text:style-name="P4"><text:span text:style-name="Default_20_Paragraph_20_Font"><text:span text:style-name="T7">Multique circiter mortem delirabant. </text:span></text:span>H<text:span text:style-name="Default_20_Paragraph_20_Font"><text:span text:style-name="T7">aec quidem de<text:line-break/>tabidis.</text:span></text:span></text:p>
      <text:p text:style-name="P1">Neque hoc tabidis aliis accidere confuevit ; sed ob<text:line-break/>febrium quae tunc procreatae sunt malignitatem, prae-<text:line-break/>sentis status morbos comitatum est.</text:p>
      <text:h text:style-name="Heading_20_2" text:outline-level="2">XXXIII.</text:h>
      <text:p text:style-name="P1">l<text:span text:style-name="Default_20_Paragraph_20_Font"><text:span text:style-name="T7">am vero aestate et autumno febres multae, assiduae, non</text:span></text:span></text:p>
      <text:p text:style-name="P2">v<text:span text:style-name="Default_20_Paragraph_20_Font"><text:span text:style-name="T7">iolentae, sed aegrotantibus diuturnae, neque in ceteris<text:line-break/>moleste habentibus oborieba</text:span></text:span>t<text:span text:style-name="Default_20_Paragraph_20_Font"><text:span text:style-name="T7">ur.</text:span></text:span></text:p>
      <text:p text:style-name="P1">Sed et superius tabem solum perniciosam fuisse dixit<text:line-break/>et nos causam appos<text:span text:style-name="Default_20_Paragraph_20_Font"><text:span text:style-name="T7">u</text:span></text:span>imus. Consequuntur itaque ilia,<text:line-break/>quaeque in praesenti oratione narrata <text:span text:style-name="Default_20_Paragraph_20_Font"><text:span text:style-name="T7">su</text:span></text:span>nt et quae haec<text:line-break/>sequuntur, in quibus ait.</text:p>
      <text:h text:style-name="Heading_20_2" text:outline-level="2">XXXIV.</text:h>
      <text:p text:style-name="P4"><text:span text:style-name="Default_20_Paragraph_20_Font"><text:span text:style-name="T7">Alvi plurimis perturbata^ facillime ferebantur, nihilque<text:line-break/>essutu dignum oblaedebant; urinae quoque plurimis<text:line-break/>boni quidem coloris erant et purae; sed tenues et po-<text:line-break/>stea tempore circa crisin concoctae.</text:span></text:span></text:p>
      <text:p text:style-name="P1">Et cetera quae de urinis retulit consequuntur. Quem-<text:line-break/>admodum enim quae supra de tabidis recensuit, erant<text:line-break/>maligna, ita et quae nunc enunciantur, vaIde moderata<text:line-break/>existunt.</text:p>
      <text:h text:style-name="P29" text:outline-level="2"><text:span text:style-name="Default_20_Paragraph_20_Font"><text:span text:style-name="T7">r. </text:span></text:span>.XXXV</text:h>
      <text:p text:style-name="P41"><text:span text:style-name="Default_20_Paragraph_20_Font"><text:span text:style-name="T7"><text:line-break/></text:span></text:span>T<text:span text:style-name="Default_20_Paragraph_20_Font"><text:span text:style-name="T7">ussiebant non admodum , neque quae per tussim educe--<text:line-break/>bantur, infestabant^ neque cibos salum non aoersuban-<text:line-break/>tur, verum etiam ipsis exhibere</text:span></text:span> u<text:span text:style-name="Default_20_Paragraph_20_Font"><text:span text:style-name="T7">alde licebat.</text:span></text:span></text:p>
      <text:p text:style-name="P1">Plurimi hujus libri interpretes Hsppocratem hac in<text:line-break/>oratione ad tabidos transiisse proferunt. Ego, vero de<text:line-break/>aliis quas exponit febribus etiamnum imprae<text:span text:style-name="Default_20_Paragraph_20_Font"><text:span text:style-name="T7">s</text:span></text:span>entiarum dici<text:line-break/>arbitror. Nam quomodo praefatus tabidos cibum omnem<text:line-break/>perpetuo aversat<text:span text:style-name="Default_20_Paragraph_20_Font"><text:span text:style-name="T7">u</text:span></text:span>s fuisse, hic nunc dicat: <text:span text:style-name="Default_20_Paragraph_20_Font"><text:span text:style-name="T7">nec cibos modo<text:line-break/>non aversabantur,</text:span></text:span> r<text:span text:style-name="Default_20_Paragraph_20_Font"><text:span text:style-name="T7">erum etiam ipsis exhibere valde lice-<text:line-break/>bat. </text:span></text:span>Cur itaque hoc in loc<text:span text:style-name="Default_20_Paragraph_20_Font"><text:span text:style-name="T7">o</text:span></text:span> scripsit: <text:span text:style-name="Default_20_Paragraph_20_Font"><text:span text:style-name="T7">non tussiebant. </text:span></text:span>Hoc<text:line-break/>enim opinionem illis praebuit, ut haec de tabidis ipsis<text:line-break/>dici existimarent. Ego equidem arbitror quum de aliis<text:line-break/>etiamnum febribus <text:span text:style-name="Default_20_Paragraph_20_Font"><text:span text:style-name="T7">s</text:span></text:span>ermo esset, adscriptum esse. Fiunt<text:line-break/>siquidem tufliculosi tussi ipsa symptomatis ratione simul<text:line-break/>invadente; non tamen hi prorsus tabidi <text:span text:style-name="Default_20_Paragraph_20_Font"><text:span text:style-name="T7">s</text:span></text:span>unt. Nihil itaque<text:line-break/>mirum si cum febre coeperint Thasii quidam ex ante feri-</text:p>
      <text:p text:style-name="P3">pto statu et repleto tunc capite, conveniente scilicet sta-<text:line-break/>tui febre, tussire. Sed non admodum molestum erat illis<text:line-break/>symptoma , neque quae per tussim educebantur, dissicuIta-<text:line-break/>tem praestabant: hi namque non erant tabidi.</text:p>
      <text:h text:style-name="Heading_20_2" text:outline-level="2">XXXVI.</text:h>
      <text:p text:style-name="P4"><text:span text:style-name="Default_20_Paragraph_20_Font"><text:span text:style-name="T1">l</text:span></text:span><text:span text:style-name="Default_20_Paragraph_20_Font"><text:span text:style-name="T7">n summa tabescentes leviuscule aegrotabant, neque tabi-<text:line-break/>dorum modo febribus horr</text:span></text:span>i<text:span text:style-name="Default_20_Paragraph_20_Font"><text:span text:style-name="T7">ficis correpti ex</text:span></text:span>s<text:span text:style-name="Default_20_Paragraph_20_Font"><text:span text:style-name="T7">udabant,<text:line-break/>atque alias alios ut erraticae accessiones invadebant,<text:line-break/>neque febres in totum desinebant, sed tl</text:span></text:span>i<text:span text:style-name="Default_20_Paragraph_20_Font"><text:span text:style-name="T7">taeophyarum<text:line-break/>modo exacerbabantur.</text:span></text:span></text:p>
      <text:p text:style-name="P8">Totus hic textus fuperiori fuccedens plerisque inter-<text:line-break/>prelum opinionem<text:tab/>fecit<text:tab/>textum<text:tab/>praecedentem de<text:tab/>tabidis</text:p>
      <text:p text:style-name="P9">ipsis pronunciatum<text:tab/>esse.<text:tab/>Verum<text:tab/>quod ille quidem<text:tab/>de ta-</text:p>
      <text:p text:style-name="P10">bidis dici nequeat,<text:tab/>a me<text:tab/>per ea<text:tab/>quae demonstravi<text:tab/>decia-</text:p>
      <text:p text:style-name="P11">ratum est, cibos<text:tab/>aversantes quidem ab ipso tabidos</text:p>
      <text:p text:style-name="Normal">appeIlari, hos autem non cibos aversantes. Sequens</text:p>
      <text:p text:style-name="P3">oratio nunc proposita duplicem explicationis modum for-<text:line-break/>titur; uno quidem ita nobis dicentibus: sed ante scriptam<text:line-break/>orationem repetam; deinde praesenti alteram conciliatu-<text:line-break/>nts sum , adjecta ipsi perspicuitatis gratia una syllaba.<text:line-break/>sussiebant non admodum, neque quae per tussim educe-<text:line-break/>hsntur, infestabant; neque cibos solum non aversabantur<text:line-break/>Verum etiam ipsis exhibere valde licebat. Nam in summa<text:line-break/>leviter aegrotabant tabidi non tabidorum modo. Fieri<text:line-break/>autem potest ipsum ita dixisse de aliter febricitantibus,<text:line-break/>scribentem commune symptoma morborum qui tusttculosa<text:line-break/>symptomata <text:span text:style-name="Default_20_Paragraph_20_Font"><text:span text:style-name="T7">s</text:span></text:span>ortiuntur, non autem ipsorum tabidorum.<text:line-break/><text:span text:style-name="T21">Q</text:span>uod enim sermonem de tabidis iterum assumpserit , ut<text:line-break/>memoria teneamus hos aegrotos, de quibus numragit, a<text:line-break/>praedictis tabidis differre , verisimile est. Etenim ante-<text:line-break/>dictis eadem repetit symptomata. Una quidem ea est hoc<text:line-break/>in textu repetitioni^ sermonis de tabidis excusandae causa;<text:line-break/>altera vero quam scimua m<text:span text:style-name="Default_20_Paragraph_20_Font"><text:span text:style-name="T7">u</text:span></text:span>ltis in libris saepen<text:span text:style-name="Default_20_Paragraph_20_Font"><text:span text:style-name="T7">u</text:span></text:span>mero</text:p>
      <text:p text:style-name="P3">fieri. Quum enim interdum de una re bifariam scripse-<text:line-break/>Fimus, ut ex scripturis altera quidem in orationis tex-<text:line-break/>tura sit, altera vero in altero sit apposita margine, ut de<text:line-break/>ipsarum altera nacti otium judicemus , censuramq<text:span text:style-name="Default_20_Paragraph_20_Font"><text:span text:style-name="T7">u</text:span></text:span>e fa-<text:line-break/>ciamus, qui primus librum transcripsit, scripsit utramque.<text:line-break/>Deinde quum patratum non animadvertimus, neque erratum<text:line-break/>correximus, liber ubi ad multos accessit, incorrectus per-<text:line-break/>mansit.</text:p>
      <text:h text:style-name="Heading_20_2" text:outline-level="2">XXXVII.</text:h>
      <text:p text:style-name="P4">s<text:span text:style-name="Default_20_Paragraph_20_Font"><text:span text:style-name="T7">udicabantur autem inter hos, quibus brevissimi erant<text:line-break/>morbi, circa</text:span></text:span> v<text:span text:style-name="Default_20_Paragraph_20_Font"><text:span text:style-name="T7">igesimum diem; plurimis circa quadra-<text:line-break/>gestmum ; multis circa octogesimum. </text:span></text:span>E<text:span text:style-name="Default_20_Paragraph_20_Font"><text:span text:style-name="T7">rant autem non-<text:line-break/>nulli, quibus non ita, sed tum erratice tum citra lu-<text:line-break/>dicationem e</text:span></text:span>ru<text:span text:style-name="Default_20_Paragraph_20_Font"><text:span text:style-name="T7">bescebant, quorum plerisque febres non<text:line-break/>multo tempore intermittentes revertebantur, atque a<text:line-break/>reve</text:span></text:span>r<text:span text:style-name="Default_20_Paragraph_20_Font"><text:span text:style-name="T7">sione iisdem periodis</text:span></text:span> i<text:span text:style-name="Default_20_Paragraph_20_Font"><text:span text:style-name="T7">udicabantur.</text:span></text:span> P<text:span text:style-name="Default_20_Paragraph_20_Font"><text:span text:style-name="T7">lerisque cero<text:line-break/>ipsarum ita producebantur, ut sub hie</text:span></text:span>m<text:span text:style-name="Default_20_Paragraph_20_Font"><text:span text:style-name="T7">em aegrotarent.</text:span></text:span></text:p>
      <text:p text:style-name="P2">Quorumnam morbum ad vigesimum diem judicatum<text:line-break/>esse pronunciat? Hi sunt, mea quidem sententia, de qui-<text:line-break/>bus agebat, qui aliter quam tabidi aegrotarunt. Cui rei<text:line-break/>adstipulantur, quae consequuntur omnia: etenim horum<text:line-break/><text:span text:style-name="Default_20_Paragraph_20_Font"><text:span text:style-name="T7">q</text:span></text:span>uibusdam ad octogesimum usque diem productum fuisse<text:line-break/>morbum ait; atque alios tum erratice, tum absque judi-<text:line-break/>cio de<text:span text:style-name="Default_20_Paragraph_20_Font"><text:span text:style-name="T7">s</text:span></text:span>eruisse, horumque plurimis revertisse. Febres au-<text:line-break/>stm ex reversionibus eisdem circuitibus iterum fuisse ju-<text:line-break/>dicatas, nec non ipsorum multis ad <text:span text:style-name="Default_20_Paragraph_20_Font"><text:span text:style-name="T7">h</text:span></text:span>iemem usque pro-<text:line-break/>ductum morbum exstitisse. Haec omnia superius proditis<text:line-break/>manifeste consentiunt, in quibus edicit: j<text:span text:style-name="Default_20_Paragraph_20_Font"><text:span text:style-name="T7">am cero aestate<text:line-break/>et autumno febres multae, assiduae, non</text:span></text:span> v<text:span text:style-name="Default_20_Paragraph_20_Font"><text:span text:style-name="T7">iolentae; sed<text:line-break/></text:span></text:span>a<text:span text:style-name="Default_20_Paragraph_20_Font"><text:span text:style-name="T7">egrotantibus diuturnae, neque in ceteris moleste haben-<text:line-break/>usus oboriebantur. </text:span></text:span>Haec <text:span text:style-name="Default_20_Paragraph_20_Font"><text:span text:style-name="T7">s</text:span></text:span>ane symptomatis consentiunt,<text:line-break/><text:span text:style-name="Default_20_Paragraph_20_Font"><text:span text:style-name="T7">q</text:span></text:span>uae in praesenti textu ab ip<text:span text:style-name="Default_20_Paragraph_20_Font"><text:span text:style-name="T7">s</text:span></text:span>o pronunciata <text:span text:style-name="Default_20_Paragraph_20_Font"><text:span text:style-name="T7">s</text:span></text:span>unt. Quae<text:line-break/>re<text:span text:style-name="Default_20_Paragraph_20_Font"><text:span text:style-name="T7">s</text:span></text:span>o de tabidis loquutus est, non consentiunt, quod didi-<text:line-break/>ceris ubi ad memoriam revocaveris brevem partem quae<text:line-break/>de his est expositionis, ubi ait: interierunt autem cele-</text:p>
      <text:p text:style-name="P3">rius quam cons<text:span text:style-name="Default_20_Paragraph_20_Font"><text:span text:style-name="T7">u</text:span></text:span>etum illis esset ; ab ipso namque de ta-<text:line-break/>bidis dictum est, atque ipsos celerius interiisse profert.<text:line-break/>He his vero qui aliter aegrotarunt ab his, deinceps seri-<text:line-break/>psit hoc modo : <text:span text:style-name="Default_20_Paragraph_20_Font"><text:span text:style-name="T7">alia autem et diuturniora et cum febribus<text:line-break/>ex</text:span></text:span>i<text:span text:style-name="Default_20_Paragraph_20_Font"><text:span text:style-name="T7">stentia placide et quiete tulerunt et non interibant;</text:span></text:span> de<text:line-break/>quibus scribetur. Haec ita his consentiunt quae in pro-<text:line-break/>posito textu de his quae autumno et hieme febricitave-<text:line-break/>runt dicuntur. Imo vero quod ipse praedixit de quibus<text:line-break/>scribetur; nullam autem aliam orationem quam scripserit<text:line-break/>ostendere valeamus, nisi eam quae nunc de ipsis facta est,<text:line-break/>necesse est de aliter aegrotantibus quam ex tabe hanc<text:line-break/>omnem orationem habitam esse.</text:p>
      <text:h text:style-name="Heading_20_2" text:outline-level="2">XXXVIII.</text:h>
      <text:p text:style-name="P4">E<text:span text:style-name="Default_20_Paragraph_20_Font"><text:span text:style-name="T7">x omnibus quidem hoc in statu descriptis stolis tabidis<text:line-break/>letalia contigerunt fomptomata; in aliis</text:span></text:span> r<text:span text:style-name="Default_20_Paragraph_20_Font"><text:span text:style-name="T7">ero omni-<text:line-break/>bus leviter ferebantur; in ceteris denique febribus le-<text:line-break/>talibus nequaquam oborta sunt.</text:span></text:span></text:p>
      <text:p text:style-name="P2">Postrema haec est. eorum, quae^ de primo statu ab<text:line-break/>Hippocrate prodita sunt, oratio, quae nihil quidem docet<text:line-break/>tlllllIius , sed summatim colligit, quae prius enunciata<text:line-break/>Iunt; quod vir saepenumero praestare consuevit.</text:p>
      <text:h text:style-name="P27" text:outline-level="1"><text:bookmark-start text:name="bookmark12"/><text:span text:style-name="Default_20_Paragraph_20_Font"><text:span text:style-name="T1">HIPPOCRATE EPIDEM. I. ET<text:line-break/></text:span></text:span><text:span text:style-name="Default_20_Paragraph_20_Font"><text:span text:style-name="T3">G</text:span></text:span><text:span text:style-name="Default_20_Paragraph_20_Font"><text:span text:style-name="T1">ALENI IN ILLUM COMMEN-<text:line-break/>TARIUS </text:span></text:span><text:span text:style-name="Default_20_Paragraph_20_Font"><text:span text:style-name="T4">I</text:span></text:span><text:span text:style-name="Default_20_Paragraph_20_Font"><text:span text:style-name="T3">II</text:span></text:span><text:span text:style-name="Default_20_Paragraph_20_Font"><text:span text:style-name="T1">.</text:span></text:span><text:bookmark-end text:name="bookmark12"/></text:h>
      <text:h text:style-name="Heading_20_2" text:outline-level="2">Caleni Praefatio. </text:h>
      <text:p text:style-name="P42">Liibro hunc praecedente<text:line-break/>de mutua tempestatum anni permutatione pronunciatum<text:line-break/>est, naturale singular<text:span text:style-name="Default_20_Paragraph_20_Font"><text:span text:style-name="T7">u</text:span></text:span>m temperament<text:span text:style-name="Default_20_Paragraph_20_Font"><text:span text:style-name="T7">u</text:span></text:span>m explicatum, earum<text:line-break/>denique tum principii tum finis praefiniti dies. Illis<text:line-break/>itaque a nobis memoratis quaecunque jam nunc pronun-<text:line-break/>cianda explanationem expostulant additurus sum, non ad</text:p>
      <text:p text:style-name="P3">summe rudes duntaxat, neque ad solos idoneam eruditio-<text:line-break/><text:span text:style-name="Default_20_Paragraph_20_Font"><text:span text:style-name="T7">sit</text:span></text:span>tn animum dirigens; his enim omnibus moderate hu-<text:line-break/>sumodi quadrabit oratio. At ex ceteris quae absolute<text:line-break/>imperitis familiaris est, ea doctis ob prolixitatem mole-<text:line-break/>Iliam invehet; his autem idonea ^imperitis obscurabit<text:span text:style-name="Default_20_Paragraph_20_Font"><text:span text:style-name="T7">u</text:span></text:span>r.<text:line-break/>^erum neque hos talibus commentariis contentos esse<text:line-break/>oportet , sed et alias aliud et ab alio percipientes et la-<text:line-break/>tiua saepe haec atque alias haec saepius quiddam utile<text:line-break/>utra pravam doctrinam discere poterunt.</text:p>
      <text:h text:style-name="Heading_20_2" text:outline-level="2">I.</text:h>
      <text:p text:style-name="P4">li s<text:span text:style-name="Default_20_Paragraph_20_Font"><text:span text:style-name="T7">hasu ante autumnum tempestates suigidae non tem-<text:line-break/>pesti</text:span></text:span>u<text:span text:style-name="Default_20_Paragraph_20_Font"><text:span text:style-name="T7">e, sed derepente in aquilonibus et austris multis<text:line-break/>eaeque humidae praerumpebant.</text:span></text:span></text:p>
      <text:p text:style-name="P1">Autumnum dixit ar<text:span text:style-name="Default_20_Paragraph_20_Font"><text:span text:style-name="T7">e</text:span></text:span> t uri ortu ante autumnale ac-<text:line-break/><text:span text:style-name="Default_20_Paragraph_20_Font"><text:span text:style-name="T7">q</text:span></text:span>utnoctium edito incipere. Tunc igitur, ait, <text:span text:style-name="Default_20_Paragraph_20_Font"><text:span text:style-name="T7">ante autumnum<text:line-break/></text:span></text:span>magnas, priusquam oporteret, obortas fuisse fulgidas tempe-</text:p>
      <text:p text:style-name="P3">statos. Hoc enim ipsi <text:span text:style-name="Default_20_Paragraph_20_Font"><text:span text:style-name="T7">non tempestive</text:span></text:span> et illud <text:span text:style-name="Default_20_Paragraph_20_Font"><text:span text:style-name="T7">praerum-<text:line-break/>pebant</text:span></text:span> significant. Itaque hae dictiones <text:span text:style-name="Default_20_Paragraph_20_Font"><text:span text:style-name="T7">non tempestive<text:line-break/></text:span></text:span>anticipationis solum indices existunt; haec vero <text:span text:style-name="Default_20_Paragraph_20_Font"><text:span text:style-name="T7">praerum-<text:line-break/>pebant</text:span></text:span> eas etiam cum imbribus confertim Iactas esse<text:line-break/>produnt.</text:p>
      <text:h text:style-name="Heading_20_2" text:outline-level="2">II</text:h>
      <text:p text:style-name="P4">H<text:span text:style-name="Default_20_Paragraph_20_Font"><text:span text:style-name="T7">aec profecto talia adusque oerg illarum occasum et sub<text:line-break/>oerg ilias oboriebanturs</text:span></text:span></text:p>
      <text:p text:style-name="P12">Quod vergiliarum occasus autumnum finiat, antea di-<text:line-break/>ctum est. Imo etiam quod duo. sint men<text:span text:style-name="Default_20_Paragraph_20_Font"><text:span text:style-name="T7">s</text:span></text:span>es ab arcturo ad<text:line-break/>vergilias; quodque significatio una sit in aere ab arcturo,<text:line-break/>duae vero a vergiliis, quum hiems autumno copulatur ad<text:line-break/>finem existens, altera ver<text:span text:style-name="Default_20_Paragraph_20_Font"><text:span text:style-name="T7">o</text:span></text:span> quum ver aestati. Solum vero<text:line-break/>arct<text:span text:style-name="Default_20_Paragraph_20_Font"><text:span text:style-name="T7">a</text:span></text:span>ri ortum memorare non con<text:span text:style-name="Default_20_Paragraph_20_Font"><text:span text:style-name="T7">su</text:span></text:span>evit Hippocrates, quod<text:line-break/>in eo principium autumni constituatur aestatisque termi-</text:p>
      <text:p text:style-name="P2">uus; praeterea et de totius anni in quatuor partes divi-<text:line-break/>Hone jam antea dictum est , item de ea quae in septem<text:line-break/>Iit; quodque et aestatem ortus terminet tum pleiadum<text:line-break/>Iam arctari, et quod is pars quaedam totius auni in<text:line-break/>hptem partes divisionis, secta quidem duas in partes,<text:line-break/>ustate et hieme in tres; quod etiam nihil reserat, si pleiada<text:line-break/>Singulariter dixeris aut pluraliter pleiadas.</text:p>
      <text:h text:style-name="Heading_20_2" text:outline-level="2">l ..... .... . Issi</text:h>
      <text:p text:style-name="P1">Hi<text:span text:style-name="Default_20_Paragraph_20_Font"><text:span text:style-name="T7">e</text:span></text:span>m<text:span text:style-name="Default_20_Paragraph_20_Font"><text:span text:style-name="T7">s autem aquilonia.</text:span></text:span></text:p>
      <text:p text:style-name="P1">Post pleiadas hiemem memoravit, autumni terminum<text:line-break/>esse pleiada manifeste prodens. Ipsi itaque de hieme tunc<text:line-break/>oborta disserenti mentem adhibeamus.</text:p>
      <text:h text:style-name="Heading_20_2" text:outline-level="2">IV. t <text:span text:style-name="Default_20_Paragraph_20_Font"><text:span text:style-name="T7">la.r.</text:span></text:span></text:h>
      <text:p text:style-name="P4"><text:span text:style-name="Default_20_Paragraph_20_Font"><text:span text:style-name="T7">Aquae multae^ largae, magnae, nives, mixtae serenitates<text:line-break/>p</text:span></text:span>l<text:span text:style-name="Default_20_Paragraph_20_Font"><text:span text:style-name="T7">uri</text:span></text:span>m<text:span text:style-name="Default_20_Paragraph_20_Font"><text:span text:style-name="T7">ae. Atque haec omnia contingebant , non tamen</text:span></text:span></text:p>
      <text:p text:style-name="P2"><text:span text:style-name="Default_20_Paragraph_20_Font"><text:span text:style-name="T7">valde intempestive frigora. dam vero post brumale<text:line-break/>festinum, quumque spirare coepit</text:span></text:span> F<text:span text:style-name="Default_20_Paragraph_20_Font"><text:span text:style-name="T7">avonius, posteriora<text:line-break/>frigora magna, aquilonia multa, nives et aquae conti-<text:line-break/>neuter multae; coelumque procellosam et nubilum. Haec<text:line-break/>au</text:span></text:span>t<text:span text:style-name="Default_20_Paragraph_20_Font"><text:span text:style-name="T7">em simul urgebant , neque ad aequinoctium usque<text:line-break/>remittebant. Ver autem frigidum , aquilonium, aquo-<text:line-break/>sum , nubilum. Aestas non admodum aestuosa suit.<text:line-break/>Etesiae continenter spiraverunt ; mox c</text:span></text:span>i<text:span text:style-name="Default_20_Paragraph_20_Font"><text:span text:style-name="T7">rciter arcturum<text:line-break/>perstantibus aquilonibus copiosae admodum aquae.</text:span></text:span></text:p>
      <text:p text:style-name="P1">Multas aquas quodam tempore fieri dicimus, propter<text:line-break/>temporis longitudinem, etiamsi non in eo vehementer<text:line-break/>erumpant. Dicimus etiam multas , etiamsi pauco tempore<text:line-break/>largae et impetuosae deciderint: hae vero possunt et ma-<text:line-break/>gnae vocari. Verum quum quis continenter aquas largas<text:line-break/>et magnas decidisse profert, quemadmodum simul scripsit<text:line-break/>Hippocrates, largas quidem repentinas, vehementes et<text:line-break/>brevis temporis; magnas vero neque repentinas neque</text:p>
      <text:p text:style-name="P3">brevis omnino temporis , ut et neque diuturnas. Sed<text:line-break/>perspicuitatis gratia nihil prohibebit etiam paulo proli-<text:line-break/>xiore uti explicatione. Fiat igitur repentina pluvia multa<text:line-break/>horis tribus vel quatuor; deinde quamprimum cesset, lar-<text:line-break/>gam hanc appellabimus. Alia vero quaedam paulatim<text:line-break/><text:span text:style-name="Default_20_Paragraph_20_Font"><text:span text:style-name="T7">q</text:span></text:span>uidem incipiat paulatimque increscat, idque per totum<text:line-break/>diem et noctem extendatur; deinde a vigore rursum mi-<text:line-break/>nuatur paulatim copia toto <text:span text:style-name="Default_20_Paragraph_20_Font"><text:span text:style-name="T7">s</text:span></text:span>equenti die, mox desistat,<text:line-break/>hujusmodi pluviam non largam, sed magnam vocabimus.<text:line-break/>Hiems itaque quam exponit, interdum quidem largas ba-<text:line-break/>buit pluvias, interdum vero per intervalla magnas. Aër quo-<text:line-break/><text:span text:style-name="Default_20_Paragraph_20_Font"><text:span text:style-name="T7">q</text:span></text:span>ue plerumque purus interea serenabat : huic namque rei<text:line-break/>assentitur quod ab ipso scriptum est, <text:span text:style-name="Default_20_Paragraph_20_Font"><text:span text:style-name="T7">m</text:span></text:span>i<text:span text:style-name="Default_20_Paragraph_20_Font"><text:span text:style-name="T7">xtae serenitates<text:line-break/></text:span></text:span>p<text:span text:style-name="Default_20_Paragraph_20_Font"><text:span text:style-name="T7">lurimae. </text:span></text:span>Nives praeterea dixit hac hieme fuisse, non<text:line-break/>ipsas multas, nec paucas adjecit, ut quae neutram abunde<text:line-break/>haberent, sed quae ex urbis con<text:span text:style-name="Default_20_Paragraph_20_Font"><text:span text:style-name="T7">s</text:span></text:span>uetudine magis essent:<text:line-break/>ideoque ipse apposuit . <text:span text:style-name="Default_20_Paragraph_20_Font"><text:span text:style-name="T7">non tamen valde</text:span></text:span> i<text:span text:style-name="Default_20_Paragraph_20_Font"><text:span text:style-name="T7">ntempestive sui-<text:line-break/></text:span></text:span>A<text:span text:style-name="Default_20_Paragraph_20_Font"><text:span text:style-name="T7">ora. </text:span></text:span>Atque cetera quae <text:span text:style-name="Default_20_Paragraph_20_Font"><text:span text:style-name="T7">s</text:span></text:span>equuntur omnia, hiemem lili-</text:p>
      <text:p text:style-name="P3">gidam et humidam fuisse declarant, secundum naturam<text:line-break/>ipsam s<text:span text:style-name="Default_20_Paragraph_20_Font"><text:span text:style-name="T7">o</text:span></text:span>lum frigidam , sed tamen quam conveniat humi-.<text:line-break/>diorem tunc accidisse. Ver item aquosum, frigidum et<text:line-break/>aq<text:span text:style-name="Default_20_Paragraph_20_Font"><text:span text:style-name="T7">u</text:span></text:span>iloni<text:span text:style-name="Default_20_Paragraph_20_Font"><text:span text:style-name="T7">u</text:span></text:span>m fuisse pronunciat, praetereaque nubilum, deinde<text:line-break/>aestatem aliquantulum moderatam. <text:span text:style-name="Default_20_Paragraph_20_Font"><text:span text:style-name="T13">Α</text:span></text:span><text:span text:style-name="Default_20_Paragraph_20_Font"><text:span text:style-name="T16"> </text:span></text:span>quibus omnibus<text:line-break/>circiter arct<text:span text:style-name="Default_20_Paragraph_20_Font"><text:span text:style-name="T7">o</text:span></text:span>rum spirantib<text:span text:style-name="Default_20_Paragraph_20_Font"><text:span text:style-name="T7">u</text:span></text:span>s aquilonibus aquas f<text:span text:style-name="Default_20_Paragraph_20_Font"><text:span text:style-name="T7">u</text:span></text:span>isse muI-<text:line-break/>tas; atq<text:span text:style-name="Default_20_Paragraph_20_Font"><text:span text:style-name="T7">u</text:span></text:span>e postea totius status summam hisce verbis recen-<text:line-break/>set: <text:span text:style-name="Default_20_Paragraph_20_Font"><text:span text:style-name="T7">secto autem anno toto humido frigido et aquilonio,<text:line-break/>coelumque procellosum et nubilum;</text:span></text:span> coelum dixit ex vulgi<text:line-break/>consuetudine , qui supra nos est aër ad nubium usque<text:line-break/>regionem. Quod autem tum astronomi, tum philosophi<text:line-break/>coelum appellitant, a lunae loc<text:span text:style-name="Default_20_Paragraph_20_Font"><text:span text:style-name="T7">o</text:span></text:span> exorditur. Procellas<text:line-break/>autem repentin<text:span text:style-name="Default_20_Paragraph_20_Font"><text:span text:style-name="T7">o</text:span></text:span>s et vehementes ventos Graeci nominant<text:line-break/>et praesertim quum pluvia simul cum illis larga fuerit.</text:p>
      <text:h text:style-name="P29" text:outline-level="2"><text:span text:style-name="Default_20_Paragraph_20_Font">V.</text:span></text:h>
      <text:p text:style-name="Normal"><text:span text:style-name="Default_20_Paragraph_20_Font"><text:span text:style-name="T1">P</text:span></text:span><text:span text:style-name="Default_20_Paragraph_20_Font"><text:span text:style-name="T8">acto au</text:span></text:span><text:span text:style-name="Default_20_Paragraph_20_Font"><text:span text:style-name="T1">t</text:span></text:span><text:span text:style-name="Default_20_Paragraph_20_Font"><text:span text:style-name="T8">em anno toto hu</text:span></text:span><text:span text:style-name="Default_20_Paragraph_20_Font"><text:span text:style-name="T1">m</text:span></text:span><text:span text:style-name="Default_20_Paragraph_20_Font"><text:span text:style-name="T8">ido , /r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o et boreal</text:span></text:span><text:span text:style-name="Default_20_Paragraph_20_Font"><text:span text:style-name="T1">i , - </text:span></text:span><text:span text:style-name="Default_20_Paragraph_20_Font"><text:span text:style-name="T8">per<text:line-break/>; hieme</text:span></text:span><text:span text:style-name="Default_20_Paragraph_20_Font"><text:span text:style-name="T1">m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 salubr</text:span></text:span><text:span text:style-name="Default_20_Paragraph_20_Font"><text:span text:style-name="T1">i</text:span></text:span><text:span text:style-name="Default_20_Paragraph_20_Font"><text:span text:style-name="T8">ter pl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 </text:span></text:span><text:span text:style-name="Default_20_Paragraph_20_Font"><text:span text:style-name="T8">habebant, ante ver<text:line-break/>autem plerique n</text:span></text:span><text:span text:style-name="Default_20_Paragraph_20_Font"><text:span text:style-name="T1">o</text:span></text:span><text:span text:style-name="Default_20_Paragraph_20_Font"><text:span text:style-name="T8">nnu</text:span></text:span><text:span text:style-name="Default_20_Paragraph_20_Font"><text:span text:style-name="T1">ll</text:span></text:span><text:span text:style-name="Default_20_Paragraph_20_Font"><text:span text:style-name="T8">i atque etiam p</text:span></text:span><text:span text:style-name="Default_20_Paragraph_20_Font"><text:span text:style-name="T1">l</text:span></text:span><text:span text:style-name="Default_20_Paragraph_20_Font"><text:span text:style-name="T8">ur</text:span></text:span><text:span text:style-name="Default_20_Paragraph_20_Font"><text:span text:style-name="T1">im</text:span></text:span><text:span text:style-name="Default_20_Paragraph_20_Font"><text:span text:style-name="T8">i lab</text:span></text:span><text:span text:style-name="Default_20_Paragraph_20_Font"><text:span text:style-name="T1">ori</text:span></text:span><text:span text:style-name="Default_20_Paragraph_20_Font"><text:span text:style-name="T8">ose<text:line-break/>; degebant.</text:span></text:span></text:p>
      <text:p text:style-name="P1"><text:span text:style-name="Default_20_Paragraph_20_Font"><text:span text:style-name="T1">A nobis ex superioribus demonstratum est Hippocra-<text:line-break/>tem consuevisse narrationem eorum qui in aere facti fonti<text:line-break/>statuum ab illo exordiri tempore, quum primum a natu-<text:line-break/>rati temperamento decesserit, neque absque ratione id ef-<text:line-break/>ficit, qui morborum in vulgus grassantium ideas aeris<text:line-break/>nos ambientis intemperiei copulaturus sit. Quoniam itaque<text:line-break/>ab autumno duxit exordium, constat aestatem ante ipfum<text:line-break/>esse: adque sequi quod ante ipsum esu ltaque pro anni<text:line-break/>tempestatum ratione fecundum naturam degentia corpora<text:line-break/>excipiens autumnus humidus et frigidus factus nihil quia-<text:line-break/>quam mali attulit; imo fortassis etiam nonnullis corpori.-<text:line-break/>bus opitulatus est, quae quum temperamentis calidiora et</text:span></text:span></text:p>
      <text:p text:style-name="P3">sicciora sint, ad incommoderationem per hiemem perve-<text:line-break/>nire consueverunt. His igitur autumnus tanquam medela<text:line-break/>quaedam f<text:span text:style-name="Default_20_Paragraph_20_Font"><text:span text:style-name="T7">u</text:span></text:span>it frigidum et humid<text:span text:style-name="Default_20_Paragraph_20_Font"><text:span text:style-name="T7">u</text:span></text:span>m statum sortitus. Non<text:line-break/>tamen hieme morbus fuit epidemi<text:span text:style-name="Default_20_Paragraph_20_Font"><text:span text:style-name="T7">a</text:span></text:span>s explicatione dignus :<text:line-break/>hoc enim significat his verbis: <text:span text:style-name="Default_20_Paragraph_20_Font"><text:span text:style-name="T7">per hiemem quidem salu-<text:line-break/>briter habebant plurimi. </text:span></text:span>Etenim humidior erat hiems,<text:line-break/>sed non multopere frigidior, quum illi esse srigido secun- .<text:line-break/>dum naturam accidit. ldcirco sane statum ipsius narrans<text:line-break/>haec profert: <text:span text:style-name="Default_20_Paragraph_20_Font"><text:span text:style-name="T7">non tamen admodum intempestive frigora.<text:line-break/></text:span></text:span>At rati<text:span text:style-name="Default_20_Paragraph_20_Font"><text:span text:style-name="T7">o</text:span></text:span>ni consentaneum erat morbos ortum hab<text:span text:style-name="Default_20_Paragraph_20_Font"><text:span text:style-name="T7">u</text:span></text:span>isse e^c<text:line-break/>majori ambientis aeris immutatione, quum ipse loquitur:<text:line-break/><text:span text:style-name="Default_20_Paragraph_20_Font"><text:span text:style-name="T1">u</text:span></text:span><text:span text:style-name="Default_20_Paragraph_20_Font"><text:span text:style-name="T7">er autem</text:span></text:span> f<text:span text:style-name="Default_20_Paragraph_20_Font"><text:span text:style-name="T7">rigidum, aquilonium, aquosum, nubilum.</text:span></text:span><text:span text:style-name="Default_20_Paragraph_20_Font"><text:span text:style-name="T1"> Ver<text:line-break/></text:span></text:span>enim temperatum esse /oportet, non frigidum, ut nec nu-<text:line-break/>hilum nec aquosum. Quod autem ver ab eo quod hiemem<text:line-break/>sequitur aequinoctio exordiat<text:span text:style-name="Default_20_Paragraph_20_Font"><text:span text:style-name="T7">u</text:span></text:span>r in praecedente commea-<text:line-break/>tario explicatum est, atque ipse Hippocrates in praesenti<text:line-break/>narratione dilucide demonstravit. Quum enim docuisset</text:p>
      <text:p text:style-name="P3"><text:span text:style-name="Default_20_Paragraph_20_Font"><text:span text:style-name="T7">p</text:span></text:span>o<text:span text:style-name="Default_20_Paragraph_20_Font"><text:span text:style-name="T7">steriora feigora magna suesse, </text:span></text:span>adjecit postea: <text:span text:style-name="Default_20_Paragraph_20_Font"><text:span text:style-name="T7">haec<text:line-break/></text:span></text:span>a<text:span text:style-name="Default_20_Paragraph_20_Font"><text:span text:style-name="T7">utem simul urgebant, neque ad aequinoctium usque re-<text:line-break/></text:span></text:span>m<text:span text:style-name="Default_20_Paragraph_20_Font"><text:span text:style-name="T7">ittebant</text:span></text:span>. Adscripsit deinceps: r<text:span text:style-name="Default_20_Paragraph_20_Font"><text:span text:style-name="T7">er autem frigidum, aqui-<text:line-break/>lenium, aquosum et nubilum.</text:span></text:span> Itaque quinam hujusmodi<text:line-break/>aeris statum morbi confequuti sint videamus.</text:p>
      <text:h text:style-name="Heading_20_2" text:outline-level="2">VI.</text:h>
      <text:p text:style-name="P4">Co<text:span text:style-name="Default_20_Paragraph_20_Font"><text:span text:style-name="T7">eperunt itaque primum ophthalmiae sinentes cum dolore:<text:line-break/>humidae, crudae, lemiae parvae; quae dispcile multis<text:line-break/>erumpentes plurimis revertebantur, ac sero ad autumnum<text:line-break/>reliquerunt.</text:span></text:span></text:p>
      <text:p text:style-name="P1">Cur etiam vere quidem coeperit morborum epidemio-<text:line-break/>rum generatio, praenarratum est. Cur vero Iippitudines<text:line-break/>ceteris morbis frequentius crearentur didiceris, si statum<text:line-break/>ipsius memineris. Frigidiorem enim, aquilonium, aquo-<text:line-break/>sum et nubilum fuisse pronunciat. Si itaque a ventis<text:line-break/>oculi icti solum fuissent, ipsis citra defluxum lippitudines</text:p>
      <text:p text:style-name="P3">accidissent. Quia vero cum humiditate copiosa aquilonii<text:line-break/>venti perflassent , jure oculorum inflammationes fluentes,<text:line-break/>hoc est humidas fuisse pro ser t , tamquam ab humido statu<text:line-break/>procreatas: <text:span text:style-name="Default_20_Paragraph_20_Font"><text:span text:style-name="T7">cum dolore</text:span></text:span> autem utroque modo erant et<text:line-break/>cum rheumate consistentes et absque hoc, quod frigus<text:line-break/>perseveraret. Ipsum namque frigus ad dolores oculis<text:line-break/>excitandos idoneum erat. Nunc autem dolores auctos<text:line-break/>esse verisimile est, oculorum frigore et rheumate in ipsis<text:line-break/>simul concurrentibus. Incoctae vero erant et longo tem-<text:line-break/>pore permanebant, propter tum humiditatem tum frigus:<text:line-break/>coctiones namque fiunt Pneumatibus a nativo calore fu-<text:line-break/>pe<text:span text:style-name="Default_20_Paragraph_20_Font"><text:span text:style-name="T7">c</text:span></text:span>atis. Facite vero fuperantur, quum his paucus humor<text:line-break/>fuerit nec m usto p ere frigidus. Quum enim mustus ac<text:line-break/>frigidus fuerit, dissicuIter coquitur. Jam vero caIor ani-<text:line-break/>malium si secundum naturam robustus quidem fuerit,<text:line-break/>ipsorum humores citius concoquit: si vero imbecillus, Vix<text:line-break/>longiori tempore superior evadit humoresque potest evin-<text:line-break/>cere. Quocirca si ophthaImiis curati fuerint, rursus in</text:p>
      <text:p text:style-name="P3"><text:span text:style-name="Default_20_Paragraph_20_Font"><text:span text:style-name="T1">eas deciderunt. Debilitates siquidem ophthalmiis oculos<text:line-break/>ambiens frigus aquilonium^ aquosum et nebulum jure<text:line-break/>oblaedebat.. Consuevit hujusmodi- oculorum inflammatio-<text:line-break/>nibus parva oboriri lamia, </text:span></text:span><text:span text:style-name="Default_20_Paragraph_20_Font"><text:span text:style-name="T8">quae</text:span></text:span><text:span text:style-name="Default_20_Paragraph_20_Font"><text:span text:style-name="T1">.m</text:span></text:span><text:span text:style-name="Default_20_Paragraph_20_Font"><text:span text:style-name="T8">inut</text:span></text:span><text:span text:style-name="Default_20_Paragraph_20_Font"><text:span text:style-name="T1">is</text:span></text:span><text:span text:style-name="Default_20_Paragraph_20_Font"><text:span text:style-name="T8">sima sorde</text:span></text:span><text:span text:style-name="Default_20_Paragraph_20_Font"><text:span text:style-name="T1">s </text:span></text:span><text:span text:style-name="Default_20_Paragraph_20_Font"><text:span text:style-name="T8">ex</text:span></text:span><text:span text:style-name="Default_20_Paragraph_20_Font"><text:span text:style-name="T1">isti</text:span></text:span><text:span text:style-name="Default_20_Paragraph_20_Font"><text:span text:style-name="T8">t,<text:line-break/></text:span></text:span><text:span text:style-name="Default_20_Paragraph_20_Font"><text:span text:style-name="T1">vis. excidens propter tunicarum densitatem, quam ex am-<text:line-break/>bienti frigore sortitae sunt. Quare toto vere necessario<text:line-break/>deteriores oculi evadebant; aestate vero quae scrrrhofa<text:line-break/>suerat affectio, ea sensim ad coctionem deducta est Qui<text:line-break/>namque . longo tempore procreati. erant morbi et praeser-<text:line-break/>tim a frigore ef humiditatibus, fulvi celeriter non potue-<text:line-break/>runt. Merito igitur oculorum affectus per autumnum ab-<text:line-break/>sulute cessasse protulit.</text:span></text:span></text:p>
      <text:h text:style-name="Heading_20_2" text:outline-level="2"><text:span text:style-name="Default_20_Paragraph_20_Font">VII.</text:span></text:h>
      <text:p text:style-name="P4"><text:span text:style-name="Default_20_Paragraph_20_Font"><text:span text:style-name="T8">Ja</text:span></text:span><text:span text:style-name="Default_20_Paragraph_20_Font"><text:span text:style-name="T1">m </text:span></text:span><text:span text:style-name="Default_20_Paragraph_20_Font"><text:span text:style-name="T8">vero aestate e</text:span></text:span><text:span text:style-name="Default_20_Paragraph_20_Font"><text:span text:style-name="T1">t </text:span></text:span><text:span text:style-name="Default_20_Paragraph_20_Font"><text:span text:style-name="T8">autumno l</text:span></text:span><text:span text:style-name="Default_20_Paragraph_20_Font"><text:span text:style-name="T1">i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eriae, d</text:span></text:span><text:span text:style-name="Default_20_Paragraph_20_Font"><text:span text:style-name="T1">y</text:span></text:span><text:span text:style-name="Default_20_Paragraph_20_Font"><text:span text:style-name="T8">sen</text:span></text:span><text:span text:style-name="Default_20_Paragraph_20_Font"><text:span text:style-name="T1">t</text:span></text:span><text:span text:style-name="Default_20_Paragraph_20_Font"><text:span text:style-name="T8">eriae , </text:span></text:span><text:span text:style-name="Default_20_Paragraph_20_Font"><text:span text:style-name="T1">t</text:span></text:span><text:span text:style-name="Default_20_Paragraph_20_Font"><text:span text:style-name="T8">e-<text:line-break/>ne</text:span></text:span><text:span text:style-name="Default_20_Paragraph_20_Font"><text:span text:style-name="T1">s</text:span></text:span><text:span text:style-name="Default_20_Paragraph_20_Font"><text:span text:style-name="T8">mi e</text:span></text:span><text:span text:style-name="Default_20_Paragraph_20_Font"><text:span text:style-name="T1">t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arrhoeae ex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is; </text:span></text:span><text:span text:style-name="Default_20_Paragraph_20_Font"><text:span text:style-name="T1">t</text:span></text:span><text:span text:style-name="Default_20_Paragraph_20_Font"><text:span text:style-name="T8">en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multis crud</text:span></text:span><text:span text:style-name="Default_20_Paragraph_20_Font"><text:span text:style-name="T1">is<text:line-break/>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mordacibu</text:span></text:span><text:span text:style-name="Default_20_Paragraph_20_Font"><text:span text:style-name="T1">s </text:span></text:span><text:span text:style-name="Default_20_Paragraph_20_Font"><text:span text:style-name="T8">def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grastatae sun</text:span></text:span><text:span text:style-name="Default_20_Paragraph_20_Font"><text:span text:style-name="T1">t,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</text:span></text:span><text:span text:style-name="Default_20_Paragraph_20_Font"><text:span text:style-name="T8">da</text:span></text:span><text:span text:style-name="Default_20_Paragraph_20_Font"><text:span text:style-name="T1">m</text:span></text:span></text:p>
      <text:p text:style-name="P3"><text:span text:style-name="Default_20_Paragraph_20_Font"><text:span text:style-name="T8">et</text:span></text:span><text:span text:style-name="Default_20_Paragraph_20_Font"><text:span text:style-name="T1">i</text:span></text:span><text:span text:style-name="Default_20_Paragraph_20_Font"><text:span text:style-name="T8">am aqu</text:span></text:span><text:span text:style-name="Default_20_Paragraph_20_Font"><text:span text:style-name="T1">osis. P</text:span></text:span><text:span text:style-name="Default_20_Paragraph_20_Font"><text:span text:style-name="T8">leri</text:span></text:span><text:span text:style-name="Default_20_Paragraph_20_Font"><text:span text:style-name="T1">s</text:span></text:span><text:span text:style-name="Default_20_Paragraph_20_Font"><text:span text:style-name="T8">que autem^erir</text:span></text:span><text:span text:style-name="Default_20_Paragraph_20_Font"><text:span text:style-name="T1">ismr</text:span></text:span><text:span text:style-name="Default_20_Paragraph_20_Font"><text:span text:style-name="T8">eao , c</text:span></text:span><text:span text:style-name="Default_20_Paragraph_20_Font"><text:span text:style-name="T1">uiis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<text:line-break/>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o</text:span></text:span><text:span text:style-name="Default_20_Paragraph_20_Font"><text:span text:style-name="T8">sus,. ra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t</text:span></text:span><text:span text:style-name="Default_20_Paragraph_20_Font"><text:span text:style-name="T8">osue, aquosae, puru</text:span></text:span><text:span text:style-name="Default_20_Paragraph_20_Font"><text:span text:style-name="T1">l</text:span></text:span><text:span text:style-name="Default_20_Paragraph_20_Font"><text:span text:style-name="T8">entae al cum stran-<text:line-break/>gur</text:span></text:span><text:span text:style-name="Default_20_Paragraph_20_Font"><text:span text:style-name="T1">i</text:span></text:span><text:span text:style-name="Default_20_Paragraph_20_Font"><text:span text:style-name="T8">a 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ti</text:span></text:span><text:span text:style-name="Default_20_Paragraph_20_Font"><text:span text:style-name="T8">gerunt.</text:span></text:span></text:p>
      <text:p text:style-name="P1"><text:span text:style-name="Default_20_Paragraph_20_Font"><text:span text:style-name="T1">Non hi tantum. morbi et symptomata Thasiis. oborie-<text:line-break/>bantur, verum etiam alia quaedam, de, quibus deinceps<text:line-break/>acturus esu Nam varie admodum aegrotabant, qui in di-<text:line-break/>versi generis morbos luciderant. . Communem .itaque prius<text:line-break/>adferam rationem ad id utilem, cur non omnes.- eo lu statu .<text:line-break/>aegrotarent; deinde ad singulos morbos deveniam. Con-<text:line-break/>falerare autem ,portet in statibus omnibus uniuscujusque<text:line-break/>hominis tum aetatem tum naturam, cuiusnam scilicet<text:line-break/>dispositionis ad statum fuerit. Aut enim illum ad statum<text:line-break/>facile aut difficile aut aliquatenus paratum esse invenies;<text:line-break/>deinde tum vitae instituta tum universam salubrem vi-<text:line-break/>ctus rationem statui subcontrariam constitues. Quod enim<text:line-break/>corpus tum facile tum difficile ah externis iniuriis assi-</text:span></text:span></text:p>
      <text:p text:style-name="P3"><text:span text:style-name="Default_20_Paragraph_20_Font"><text:span text:style-name="T8">a</text:span></text:span><text:span text:style-name="Default_20_Paragraph_20_Font"><text:span text:style-name="T1">latur, </text:span></text:span><text:span text:style-name="Default_20_Paragraph_20_Font"><text:span text:style-name="T8">t</text:span></text:span><text:span text:style-name="Default_20_Paragraph_20_Font"><text:span text:style-name="T1">emperamenti tum similitudinem caulam esse a<text:line-break/>nobis saepenumero proditum esu Quum enim sanitas ex<text:line-break/>quatuor elementorum commoderatione constet , sive quali-<text:line-break/>tates sive facultates appellare volueris, humiditatis, sic-<text:line-break/>citatis, caliditatis et frigiditatis, nonnulla tum tempora,<text:line-break/>tum naturae, tum aetates</text:span></text:span><text:span text:style-name="Default_20_Paragraph_20_Font"><text:span text:style-name="T8">c</text:span></text:span><text:span text:style-name="Default_20_Paragraph_20_Font"><text:span text:style-name="T1"> intemperata strui, quibus hi<text:line-break/>qualem similes status morbos excitant; .illi vero contrarii<text:line-break/>conferunt Temperatis enim corporibus temperati status<text:line-break/>salubres sunt.; intemperati vero noxii. Verum ut intem-<text:line-break/>peratorum statuum nullus temperatis bonus est, ita neque<text:line-break/>admodum noxius, quemadmodum intemperatis. Nam ve-<text:line-break/>hementer humidi et frigidi status intemperata corpora<text:line-break/>humiditate et frigiditate summe laedunt, quemadmodum<text:line-break/>etiam et humidi et calidi status tum humida tum calida<text:line-break/>temperamenta laedunt. Eadem quoque ratione calida et<text:line-break/>sicca similia: nam quae corpora jam prope sunt ut hunc<text:line-break/>morbum incurrant, ex peculiari intemperie arguuntur.<text:line-break/>Quae vero contrario quam aer modo temperata sunt,</text:span></text:span></text:p>
      <text:p text:style-name="P2"><text:span text:style-name="Default_20_Paragraph_20_Font"><text:span text:style-name="T1">praeterquam quod nihil iniuriae accipiant, redduntur<text:line-break/>quoque meliora ab immoderatione -emendata: contraria<text:line-break/>siquidem contrariorum sunt remedia. Calidis igitur^ et<text:line-break/>siccis temperamentis humidus et frigidus fletus opem ma-<text:line-break/>gis quam laesionem praestat; qui quod ad contrarium<text:line-break/>ducat, temperamenti medium efficit. Itaque causa suit<text:line-break/>cur non omnes in intemperatis statibus aegrotarent. Si quis<text:line-break/>igitur id noscat, corporibus sanitatem servabit, contra-<text:line-break/>riam victus rationem adhibiturus. Nam si humidus et<text:line-break/>frigidus sit qui nos ambit aer, calefacienda sunt corpora,<text:line-break/>ac praesertim quae tum frigidiora tum humidiora existunt,<text:line-break/>quibus exercitationes frequentiores sunt perutiles, vinumque<text:line-break/>paucum natura calidius et quod aquam acceperit et quae<text:line-break/>calefaciant edulia. Ac praeterea ipsorum singulorum quan-<text:line-break/>titatem tum ex corporis tum ex aeris ambientis tempe-<text:line-break/>ramento agnoscemus, si quantum ab optimo temperamento<text:line-break/>alterutrum decesserit consideremus. Nam pro decessionis<text:line-break/>magnitudine etiam victus quantitas permutanda venit, ut</text:span></text:span></text:p>
      <text:p text:style-name="P5"><text:span text:style-name="Default_20_Paragraph_20_Font"><text:span text:style-name="T5">. </text:span></text:span><text:span text:style-name="Default_20_Paragraph_20_Font"><text:span text:style-name="T1">si quod corpus ab optimo temperamento plurimum ad liu-<text:line-break/>miditatem et frigiditatem decesserit, hoc in prae</text:span></text:span><text:span text:style-name="Default_20_Paragraph_20_Font"><text:span text:style-name="T8">t</text:span></text:span><text:span text:style-name="Default_20_Paragraph_20_Font"><text:span text:style-name="T1">enti statu<text:line-break/>plurimum ipsi et siccabimus et calefaciamus. Quod si<text:line-break/>mediocriter ab hocce decesserit, citra rationem fuerit<text:line-break/>summe ipsi hoc efficere, sed proportione. At sane multo<text:line-break/>magis siccis et calidis corporibus victus rationem vehe-<text:line-break/>mentor calidam et siccam esse non oportet: apud se nam-<text:line-break/>que id habent. observandum est autem duntaxat quan-<text:line-break/>tum circumstans aer a decenti- temperie deflexerit. Si nam-<text:line-break/>que parum, in calidis et siccis corporibus mediam victus<text:line-break/>rationem immutabimus ; si vero amplius, mediocriter per-<text:line-break/>mutasse sufficiet. Quisquis igitur haec sciverit, generatio-<text:line-break/>nis singulorum morborum caulas in singulis statibus ob-<text:line-break/>servaturus esu Quintus autem dum negat cum empiricis<text:line-break/>morborum ita procreatorum sciri causas, quas ad solam<text:line-break/>experientium referens convenientium praesidiorum inven-<text:line-break/>tione destituitur, etiamsi ob id ipfum morborum epide-<text:line-break/>miornm generatio ut cognoscatur utilis siti Nos igitur</text:span></text:span></text:p>
      <text:p text:style-name="P3"><text:span text:style-name="Default_20_Paragraph_20_Font"><text:span text:style-name="T1">praesentem statum consideremus et ab initio repetamus.<text:line-break/>Hic autem fuit, quemadmodum Hippocrates declaravit, sci-<text:line-break/>gidus et humidus ab autumno principium ducens. Quam-<text:line-break/>obrem ipso i</text:span></text:span><text:span text:style-name="Default_20_Paragraph_20_Font"><text:span text:style-name="T8">n</text:span></text:span><text:span text:style-name="Default_20_Paragraph_20_Font"><text:span text:style-name="T1"> autumno et sequenti hieme Thalli medio-<text:line-break/>criter habuerunt. Vere autem quia et initam frigidum et<text:line-break/>humidum fuerit primi omnium oculi aegrotarunt, quod<text:line-break/>non solum humidus et frigidus fuisset aer, verum etiam<text:line-break/>et antea procellosus. Ictos itaque a frigidis ventis oculos<text:line-break/>primos ante caeteras corporis partes laborasse par est ex<text:line-break/>cau</text:span></text:span><text:span text:style-name="Default_20_Paragraph_20_Font"><text:span text:style-name="T8">t</text:span></text:span><text:span text:style-name="Default_20_Paragraph_20_Font"><text:span text:style-name="T1">ae efficientis natura. Quare neque absque ratione<text:line-break/>ipsis frigidae et humidae fluxiones acciderunt. Verum quia<text:line-break/>status ad summam humiditatum non devenit, propterea<text:line-break/>nullus aliorum affectuum, qui redunda</text:span></text:span><text:span text:style-name="Default_20_Paragraph_20_Font"><text:span text:style-name="T8">n</text:span></text:span><text:span text:style-name="Default_20_Paragraph_20_Font"><text:span text:style-name="T1">ti tali in aere.<text:line-break/>temperatura fleri consueverunt, confequutus est;apople-<text:line-break/>xias dico, convulsiones, palpitationes, tetanos, peripneu-<text:line-break/>monias et pleuritides. Sed postea humoribus ob diutur-<text:line-break/>nam iutus moram putrescentibus, cum corruptione morbi</text:span></text:span></text:p>
      <text:p text:style-name="P3"><text:span text:style-name="Default_20_Paragraph_20_Font"><text:span text:style-name="T1">plethorici procre</text:span></text:span><text:span text:style-name="Default_20_Paragraph_20_Font"><text:span text:style-name="T8">a</text:span></text:span><text:span text:style-name="Default_20_Paragraph_20_Font"><text:span text:style-name="T1">ti funti Etenim caulae frigidae cutim<text:line-break/>densantes humores discuti prohibent;- quae vero ex am-<text:line-break/>luente nos aere sunthumiditates , non solum a corpore nihil<text:line-break/>quicquam educunt, </text:span></text:span><text:span text:style-name="Default_20_Paragraph_20_Font"><text:span text:style-name="T8">t</text:span></text:span><text:span text:style-name="Default_20_Paragraph_20_Font"><text:span text:style-name="T1">est adliciunt. Quum igitur utraque<text:line-break/>simul in praesenti flatu oborta sint, plenitudo in aegro-<text:line-break/>dantium corporibus acervata esu, non eadem omnibus.</text:span></text:span></text:p>
      <text:p text:style-name="Normal"><text:span text:style-name="Default_20_Paragraph_20_Font"><text:span text:style-name="T1">Quibus enim lu corpore quicquam biliosum esset oxere-<text:line-break/>mentum, id non discussum biliosum morbum creavit;<text:line-break/>quibus vero pituitesum aut melancholicum aut sanguineum,<text:line-break/>quam primum excremento non vacuato affectus fuit fimi-<text:line-break/>lis. Quum vero talis in corpore humor redu</text:span></text:span><text:span text:style-name="Default_20_Paragraph_20_Font"><text:span text:style-name="T8">n</text:span></text:span><text:span text:style-name="Default_20_Paragraph_20_Font"><text:span text:style-name="T1">dans tum<text:line-break/>corrumpi tum putrescere consueverit , rationi consonum<text:line-break/>fuit alios aliis morbis prehendi. Cui rei accedit quod<text:line-break/>omnes .corporis partes non similiter afficerentur, fed huic<text:line-break/>quidem jecur debilius erat, huic vero lien, alteri ventri-<text:line-break/>culus , alteri intestinum , alteri denique pars altera. Quum<text:line-break/>igitur partes imbecilliores a robustioribus humorum re-<text:line-break/>dundantiam perpetuo exciperent, consequens erat atque</text:span></text:span></text:p>
      <text:p text:style-name="P3"><text:span text:style-name="Default_20_Paragraph_20_Font"><text:span text:style-name="T1">pro partium natura ex Thasiis alium aliud pat. Dysen-<text:line-break/>teriae atque tenesmi, Iiarrhoeaeet lienteriae-, fluentibus<text:line-break/>in alium excrementis creabantur; dy furiae veno in vesicam<text:line-break/>conversis, vomitus autem -in ventriculi orificium perve-<text:line-break/>nientibus. Verum haec sane propter ambientis frigus<text:line-break/>intra corpus impetum fecerunt. Aestate. vero. calidioribus<text:line-break/>corporum temperamentis interiores partes robustiores obti-<text:line-break/>nentibus sudores erupisse verisimile est et eorum. quibus-<text:line-break/>dam id citra febres accidisse, quum nondum supervacaneus<text:line-break/>humor non idoneam putredinem .habuisset; nonnullis etiam<text:line-break/>cum febre. Procedente vero tempore variae febres diver-<text:line-break/>fas ideas sortitae oriebantur, quod. etiam putrescentes hu-,<text:line-break/>mores essent diversi. Non. enim .ex ambiente procreati<text:line-break/>fuerant, sed ex flatu, qui frigidus esset, non calidus, acer-<text:line-break/>vati, ut quum fua ipsius ratione corpus calefacit canis<text:line-break/>ortus , perpetuo febres ardentes fieri sulcant. At nunc<text:line-break/>non ab ipfo primum statu accidit, sed propter mediam<text:line-break/>cutis constipationem. Itaque qui morbi tunc in vulgus</text:span></text:span></text:p>
      <text:p text:style-name="P3">grassati sunt, eorum compendium a me dictum est, ad<text:line-break/>particularia autem jam convertar, simulque si quid obscu-<text:line-break/>rum in dictione videatur, explicaturus sum.</text:p>
      <text:h text:style-name="Heading_20_2" text:outline-level="2"><text:bookmark-start text:name="bookmark14"/>Vnl.<text:bookmark-end text:name="bookmark14"/></text:h>
      <text:p text:style-name="Normal">N<text:span text:style-name="Default_20_Paragraph_20_Font"><text:span text:style-name="T7">on nephriticae, sed his alia pro aliis.</text:span></text:span></text:p>
      <text:p text:style-name="P1">Et per sedem excretiones pravae fiunt saepenumero<text:line-break/>illaeso ipso ventre permanente ; ubi per ipsum totum cor-<text:line-break/>puS expurgatur, vel quum abscessuS in iIIo fuerit per<text:line-break/>emissionem aIiquam ex Hippocrate abscessum fieri voIente,<text:line-break/>non fotum per repositionem, verum etiam per emissionem.<text:line-break/>Ita quoque per reneS et vesicam interdum totum expur-<text:line-break/>gatur corpus, nuIIo ipsorum instrumentorum propria as-<text:line-break/>sectione obsesso, quemadmodum hoc in statu accidit.<text:line-break/>Quamobrem in sermonis progressu ad ^Verbum ipse ita lo-<text:line-break/>quitur: <text:span text:style-name="Default_20_Paragraph_20_Font"><text:span text:style-name="T7">ex his vero quae subant signis, unicum utile et<text:line-break/>max</text:span></text:span>i<text:span text:style-name="Default_20_Paragraph_20_Font"><text:span text:style-name="T7">mum, plurimisque qui in maximis ver</text:span></text:span>s<text:span text:style-name="Default_20_Paragraph_20_Font"><text:span text:style-name="T7">arentur peri-</text:span></text:span></text:p>
      <text:p text:style-name="P3"><text:span text:style-name="Default_20_Paragraph_20_Font"><text:span text:style-name="T7">culis vindicavit, quibus ad stranguriam converterentur,<text:line-break/>atque in hoc abscessus i</text:span></text:span>t<text:span text:style-name="Default_20_Paragraph_20_Font"><text:span text:style-name="T7">erent, </text:span></text:span>idque existit quod nunc<text:line-break/>narratum est; <text:span text:style-name="Default_20_Paragraph_20_Font"><text:span text:style-name="T7">non nephri</text:span></text:span>h<text:span text:style-name="Default_20_Paragraph_20_Font"><text:span text:style-name="T7">cae, sed his alia pro aliis.<text:line-break/></text:span></text:span>Etenim quum totius corporis excrementa ad reneS et ve-<text:line-break/>sicam defluerent, excretiones nephriticis excretionibuS<text:line-break/>similes succedebant.</text:p>
      <text:h text:style-name="Heading_20_2" text:outline-level="2">IX.</text:h>
      <text:p text:style-name="Normal"><text:span text:style-name="Default_20_Paragraph_20_Font"><text:span text:style-name="T7">V</text:span></text:span>o<text:span text:style-name="Default_20_Paragraph_20_Font"><text:span text:style-name="T7">m</text:span></text:span>h<text:span text:style-name="Default_20_Paragraph_20_Font"><text:span text:style-name="T7">us pa</text:span></text:span>nn<text:span text:style-name="Default_20_Paragraph_20_Font"><text:span text:style-name="T7">osi, biliosi, crudorumque ciborum eductione^.</text:span></text:span></text:p>
      <text:p text:style-name="P1">Quod ex humorum redundantia ad interioreS partes<text:line-break/>repente in sedem defluxit, diarrhoeaS, tenesmoS et dysen-<text:line-break/>tersus et lienteriaS concitavit. Aliud excretionem per<text:line-break/>renes et vesicam habuit. Sic igitur superfluitas in supe-<text:line-break/>riorem ventrem fluxit, atque innatans per vomitus relecta<text:line-break/>est, pituitosis quidem naturis pituitosus fuit vomitus,<text:line-break/>biliosis vero biliosus. Nam dictum est superfluos per sta-</text:p>
      <text:p text:style-name="P3">tum humores IpCervatos fuisse qui inter se pro naturis<text:line-break/>corporum qualitatibus differebant. Neque sane mirum si<text:line-break/>ciborum incoctorum reiectiones his fierent, humoribus<text:line-break/>pituitosis ac biliosis in ventrem confluentibus.</text:p>
      <text:h text:style-name="Heading_20_2" text:outline-level="2">X.</text:h>
      <text:p text:style-name="Normal"><text:span text:style-name="Default_20_Paragraph_20_Font"><text:span text:style-name="T7">Sudores. </text:span></text:span>i , si</text:p>
      <text:p text:style-name="P1">Quibus diximus per cutim eflluxiones muItas esse,<text:line-break/>potuit natura ex tempore istuc re<text:span text:style-name="Default_20_Paragraph_20_Font"><text:span text:style-name="T7">i</text:span></text:span>icere quae superflua<text:line-break/>erant, atque his sudores ita prodiisse.</text:p>
      <text:h text:style-name="Heading_20_2" text:outline-level="2">XI.</text:h>
      <text:p text:style-name="P1"><text:span text:style-name="Default_20_Paragraph_20_Font"><text:span text:style-name="T7">Dmnibus undecunque copiosa humiditas.</text:span></text:span></text:p>
      <text:p text:style-name="P1">Redundantem humiditatem <text:span text:style-name="Default_20_Paragraph_20_Font"><text:span text:style-name="T13">πλάὐσν</text:span></text:span><text:span text:style-name="Default_20_Paragraph_20_Font"><text:span text:style-name="T16"> </text:span></text:span>appeIlare consueve-</text:p>
      <text:p text:style-name="P3">runt. Quum itaque aliis aliter, atque quibusdam varie<text:line-break/>evacuarentur collecta multo tempore humida, ob id de-<text:line-break/>center ait: <text:span text:style-name="Default_20_Paragraph_20_Font"><text:span text:style-name="T7">omnibus undecu</text:span></text:span>m<text:span text:style-name="Default_20_Paragraph_20_Font"><text:span text:style-name="T7">que supelstua humiditas.</text:span></text:span></text:p>
      <text:h text:style-name="Heading_20_2" text:outline-level="2">XII.</text:h>
      <text:p text:style-name="P4"><text:span text:style-name="Default_20_Paragraph_20_Font"><text:span text:style-name="T7">Haec autem multis erectis stantibus, febre vacuis oborte-<text:line-break/>bantur; plerisque etiam febre correptis, de quibus feri-<text:line-break/>betur.</text:span></text:span></text:p>
      <text:p text:style-name="P1">Quibus quidem coacervata plenitudo aut biliosum<text:line-break/>quiddam corruptioni non prorsus contumax ad putredinem<text:line-break/>febrilem jam conversa esset , hi quam primum sebricita-<text:line-break/>verunt. Quidam vero recti stantes , aut non prius in se-<text:line-break/>hres deciderunt.</text:p>
      <text:h text:style-name="Heading_20_2" text:outline-level="2">XIlI.</text:h>
      <text:p text:style-name="Normal">I<text:span text:style-name="Default_20_Paragraph_20_Font"><text:span text:style-name="T7">n quibus descripta haec omnia conspiciebantur, ii</text:span></text:span> j<text:span text:style-name="Default_20_Paragraph_20_Font"><text:span text:style-name="T7">am<text:line-break/>quidem autumno et sub hiemem cum labore tabidi eva-<text:line-break/>... debant. </text:span></text:span></text:p>
      <text:p text:style-name="P2">De secundo scilicet autumno et de secunda hieme<text:line-break/>loquitur, quandoquidem de priore antea sic pronunciavit :<text:line-break/><text:span text:style-name="Default_20_Paragraph_20_Font"><text:span text:style-name="T7">per hiemem quidem plurimi salubriter habebant; ante ver<text:line-break/>autem multi quidam, etiam plurimi laboriose degebant.<text:line-break/></text:span></text:span>Deinde iis quae vere oborta sunt commemoratis , mox<text:line-break/>aestatis meminit , atque ah ea secundi autumni , de quo<text:line-break/>circa finem totius status pronunciaverat : <text:span text:style-name="Default_20_Paragraph_20_Font"><text:span text:style-name="T7">statim vero cir-<text:line-break/>citer arcturum spirantibus aquilonibus aquae quam pluri-<text:line-break/>mae.</text:span></text:span> Sed quosnam tabidos appellaverit, non admodum<text:line-break/>constat. Nam et quocunque modo extenuatos et tabescen-<text:line-break/>tes corpore ita nominare consuevit , nec eos duntaxat<text:line-break/>qui ob pulmonis ulcerationem toto corpore liquescunt.<text:line-break/>Verisimile est autem et nunc eos ab ipso tabidos accipi<text:line-break/>qui quomodocunque corpore extenuatos nulIo prius verbo<text:line-break/>de pulmonum morbis edito. Neque enim sanguinis rejectio-,<text:line-break/>nem ex ipsis obortam esse praedixit , neque peripneumo.v<text:line-break/>niam, neque hoc in viscus rheuma decubuisse. Quomodo<text:line-break/>jure existimaturus es tabidos dicere factos esse, qui tunc</text:p>
      <text:p text:style-name="P3">pulmonis vitio aegrotarent. Non tamen impossibile est<text:line-break/>ut in ventrem renesque totius superfluitatis corprisi portio<text:line-break/>devenit, ita et inspirabileS partes decubuisse.</text:p>
      <text:h text:style-name="Heading_20_2" text:outline-level="2"><text:bookmark-start text:name="bookmark16"/>XIV.<text:bookmark-end text:name="bookmark16"/></text:h>
      <text:p text:style-name="Normal"><text:span text:style-name="Default_20_Paragraph_20_Font"><text:span text:style-name="T7">Febres continuae.</text:span></text:span></text:p>
      <text:p text:style-name="P1">Orationem sub hiemem, quae media dicta est inter<text:line-break/>hanc et ante scriptam dictionem, alii illi, alii huic as-<text:line-break/>signansi Verum universa talis esse mihi videtur oratio.<text:line-break/>Et jam autumno quidam tabidi erant, similiter et hieme;<text:line-break/>praeterea sebres continuae et autumno efhieme creabantur.<text:line-break/>Quod secundae hiemis statum non scripserit, utpote quae<text:line-break/>pecuIiarem hiemis naturam servasset, constat omnibus.<text:line-break/>Itaque didicimus ex altera oratione morbos quibusdam<text:line-break/>anni tempestatibus creari, nulla re scilicet affectis, sed<text:line-break/>quae priorum delicta exciperent.</text:p>
      <text:h text:style-name="P31" text:outline-level="2"><text:bookmark-start text:name="bookmark18"/>XV.<text:bookmark-end text:name="bookmark18"/></text:h>
      <text:p text:style-name="Normal"><text:span text:style-name="Default_20_Paragraph_20_Font"><text:span text:style-name="T7">Atque eorum paucis quibusdam ardentes.</text:span></text:span></text:p>
      <text:p text:style-name="P1">Non propria status ratione febres ardentes creaban-<text:line-break/>tur, fed per accidens, quemadmodum antea diximus quae<text:line-break/>acciderunt. Impedita siquidem totius corporis perfpira-<text:line-break/>tione, quae singuIis naturis excrementa esse consueverunt<text:line-break/>vacuatione prohibita peculiares sibi morbos excitarunt.<text:line-break/>Quare qui biliosi vehementer erant, his pro naturae fami-<text:line-break/>Iiaritate febrem ardentem fuisse contigit; proindeque de<text:line-break/>iiS agit postea. Febres vero ardentes paucissimis oborie-<text:line-break/>bantur et inter aegrotante hi minime laboraverunt; non<text:line-break/>enim eas calidus , urens et fqualidusi statua procreaverat :<text:line-break/>nam multa fuissent et multis cum vehementi labore.</text:p>
      <text:h text:style-name="Heading_20_2" text:outline-level="2"><text:bookmark-start text:name="bookmark20"/>XVI.<text:bookmark-end text:name="bookmark20"/></text:h>
      <text:p text:style-name="Normal"><text:span text:style-name="Default_20_Paragraph_20_Font"><text:span text:style-name="T7">Diurnae, nocturnae, somitertianae , tertianae, exquisitae,</text:span></text:span></text:p>
      <text:p text:style-name="P2"><text:span text:style-name="Default_20_Paragraph_20_Font"><text:span text:style-name="T7">quartanae, erraticae. Singulae vero descriptae febres<text:line-break/>multis oboriebantur ; at ardentes et paucissimis et ex<text:line-break/>aegrotantibus hi minimum laboraverunt.</text:span></text:span></text:p>
      <text:p text:style-name="P1">Cur omnis quidem species in supra scripto statu ac-<text:line-break/>ciderit, antea explicatum est. Dicto autem <text:span text:style-name="Default_20_Paragraph_20_Font"><text:span text:style-name="T7">exqui</text:span></text:span>s<text:span text:style-name="Default_20_Paragraph_20_Font"><text:span text:style-name="T7">itae,<text:line-break/></text:span></text:span>quae verbis tertianae et quartanae interiacet, tribui utrique<text:line-break/>potest.</text:p>
      <text:h text:style-name="Heading_20_2" text:outline-level="2">XVII.</text:h>
      <text:p text:style-name="P4">N<text:span text:style-name="Default_20_Paragraph_20_Font"><text:span text:style-name="T7">eque enim sanguis e naribus nisi perpaucis et paucis<text:line-break/>prosiuxit, neque hi delirarunt , caeteraque omnia plac</text:span></text:span>i<text:span text:style-name="Default_20_Paragraph_20_Font"><text:span text:style-name="T7">de<text:line-break/>tulerunt.</text:span></text:span></text:p>
      <text:p text:style-name="P1">Hippocrate proprium est obiter utilia praecepta do-<text:line-break/>cere. Peculiaria namque morborum symptomata, quae<text:line-break/>tunc non suerunt, consuevit hoc modo interpretari, ex<text:line-break/>eo quod non eo tempore fuerant, fuisse saepius ea docens.</text:p>
      <text:p text:style-name="P3">In legitimis itaque, ut ita quis dixerit, febribus arden-<text:line-break/>tibus, sursum latis ad caput ob caloris copiam humoribus,<text:line-break/>sanguinis eruptiones fiunt ac deliria. Nunc autem quod<text:line-break/>exquisita febriS ardens non fuisset, jure symptomata non<text:line-break/>habuit, quae ardentium febrium essent pecuIiaria.</text:p>
      <text:h text:style-name="Heading_20_2" text:outline-level="2"><text:bookmark-start text:name="bookmark22"/>XVIII.<text:bookmark-end text:name="bookmark22"/></text:h>
      <text:p text:style-name="P4"><text:span text:style-name="Default_20_Paragraph_20_Font"><text:span text:style-name="T7">.Iudicabantur autem his plerisque stato admodum ordine<text:line-break/>cum intermittentibus septemdecim diebus.</text:span></text:span></text:p>
      <text:p text:style-name="P1">Atque hoc febrium quae tunc erant ardentium pro-<text:line-break/>prium est, non ad reliquas commune, quas legitimas ap-<text:line-break/>pellavin Quemadmodum enim illae inter febres vehe-<text:line-break/>mentes sunt , sic et siti et vigiliis et dissicili tolerantia,<text:line-break/>ac interdum cum mentis perturbatione fatigant. Quod<text:line-break/>autem ita acutae sint, propterea celeriter iudicantur. ln<text:line-break/>febre vero ardenti quae nunc grassabatur, ut moderate<text:line-break/>acuta erat et nuIIo pacto Iaboriosa fymptomata, sic neque</text:p>
      <text:p text:style-name="P3">iudicatio certa fiebat, sed veluti ad dimidium quodammodo<text:line-break/>declinanS, ut ex recidiva rursus secundo iudicaretur. Nam<text:line-break/>quum dicit cum intermittentibuS , ostendit ante quidem<text:line-break/>iudicatas imperfecte, fed a reversione fecundo iudicatas.</text:p>
      <text:h text:style-name="Heading_20_2" text:outline-level="2"><text:bookmark-start text:name="bookmark24"/>XIX.<text:bookmark-end text:name="bookmark24"/></text:h>
      <text:p text:style-name="P4">N<text:span text:style-name="Default_20_Paragraph_20_Font"><text:span text:style-name="T7">ullumque hac febre ardente tunc interemtum , neque tunc<text:line-break/>cuiquam phrenitim obortam sc</text:span></text:span>isse.</text:p>
      <text:p text:style-name="P1">Nullus quidem ex hac febre ardente obiit, quod mo-<text:line-break/>derata esset, hujusque rei causa est ante dicta. Neque<text:line-break/>phrenitis fuit, quod quum totus statu<text:span text:style-name="Default_20_Paragraph_20_Font"><text:span text:style-name="T7">s</text:span></text:span> esset frigiduS , ca-<text:line-break/>put hiS non repleretur. Quod autem ab incalefcenribus<text:line-break/>capitiS regionibuS phreuitideS fiant demonstratum est.</text:p>
      <text:h text:style-name="Heading_20_2" text:outline-level="2"><text:bookmark-start text:name="bookmark26"/>XX.<text:tab/>I<text:bookmark-end text:name="bookmark26"/></text:h>
      <text:p text:style-name="Normal"><text:span text:style-name="Default_20_Paragraph_20_Font"><text:span text:style-name="T7">At vero tertianae plures quidem quam ardentes febres</text:span></text:span></text:p>
      <text:p text:style-name="P3"><text:span text:style-name="Default_20_Paragraph_20_Font"><text:span text:style-name="T7">gravioresque suerunt. Verum rite ac ordine his in<text:line-break/>omnibus a primo insulta ad quatuor circuitus procesc<text:line-break/>scre; in septem autem perfecte</text:span></text:span> i<text:span text:style-name="Default_20_Paragraph_20_Font"><text:span text:style-name="T7">udicabantur, horumque<text:line-break/>nemini revolsae sunt.</text:span></text:span></text:p>
      <text:p text:style-name="P1">In commentariis de sobrium differentiis et de crisibuS<text:line-break/>tum alia tum quod propter bilis flavae redundantiam<text:line-break/>et febres ardentes et tertianae fiant ostendimus, quodque<text:line-break/>hoc commune habeant, sed Iocis disserant in quibus re-<text:line-break/>dundans humor acervetur. Nam in ardoribus febris re-<text:line-break/>dundat in venis et praesertim jecoris et ventris. Tertia-<text:line-break/>nae autem creantur, quum in totius corporis carnibus<text:line-break/>flava bilis exuperat. Prohibita itaque perspiratione quan-<text:line-break/>tum biliosis naturis in carnoso genere bitis acervatum<text:line-break/>prius expurgabatur, in praesenti statu non vacuatum ter-<text:line-break/>tianas plures quam sebresi ardentes procreavit. Nam febres<text:line-break/>ardentes non magnopere fiunt excrementorum retentione,<text:line-break/>sed ex calore tum vasorum tum viscerum adaucto , ex</text:p>
      <text:p text:style-name="P3">statu vehementer calido in flammam converso, ut fit in his<text:line-break/>qui pius quafn oporteat sese exercitaverunt aut admodum<text:line-break/>meditati sunt aut pius quam deceat in sede versati sunt aut<text:line-break/>cibis ardentioribus usi sunt aut qui ex his plurima veI<text:line-break/>omnia tum fecerunt tum perpessi funt. At quum praesens<text:line-break/>status vehementer calidus non esset, ac ideo neque febres<text:line-break/>ardentes mustis excitabantur; fed magis valde biliosis,<text:line-break/>iisque moderatissimae. Jure vero eisdem etiam magis ac-<text:line-break/>Oderunt, tertianae ob prohibitos biIioforum excremento-<text:line-break/>rum consuetos essiuxus. Non igitur absque ratione his<text:line-break/>Iaboriofiores fiebant quam febres ardentes, quod et legi-<text:line-break/>timae magis essent et iudicationes peculiares haberent.</text:p>
      <text:h text:style-name="Heading_20_2" text:outline-level="2"><text:bookmark-start text:name="bookmark28"/>XXI.<text:bookmark-end text:name="bookmark28"/></text:h>
      <text:p text:style-name="P4"><text:span text:style-name="Default_20_Paragraph_20_Font"><text:span text:style-name="T7">Quartanae vero multis quidem ab initio quartanae ordine<text:line-break/>coeperunt. Quibusdam autem aliisque non paucis ex<text:line-break/>aliis febribus et morbis decessus in quartanas fiebant</text:span></text:span></text:p>
      <text:p text:style-name="P13"><text:span text:style-name="Default_20_Paragraph_20_Font"><text:span text:style-name="T8">longaeque h</text:span></text:span><text:span text:style-name="Default_20_Paragraph_20_Font"><text:span text:style-name="T1">is </text:span></text:span><text:span text:style-name="Default_20_Paragraph_20_Font"><text:span text:style-name="T8">pr</text:span></text:span><text:span text:style-name="Default_20_Paragraph_20_Font"><text:span text:style-name="T1">o </text:span></text:span><text:span text:style-name="Default_20_Paragraph_20_Font"><text:span text:style-name="T8">consuetud</text:span></text:span><text:span text:style-name="Default_20_Paragraph_20_Font"><text:span text:style-name="T1">i</text:span></text:span><text:span text:style-name="Default_20_Paragraph_20_Font"><text:span text:style-name="T8">ne, atque e</text:span></text:span><text:span text:style-name="Default_20_Paragraph_20_Font"><text:span text:style-name="T1">ti</text:span></text:span><text:span text:style-name="Default_20_Paragraph_20_Font"><text:span text:style-name="T8">amnum l</text:span></text:span><text:span text:style-name="Default_20_Paragraph_20_Font"><text:span text:style-name="T1">o</text:span></text:span><text:span text:style-name="Default_20_Paragraph_20_Font"><text:span text:style-name="T8">n-<text:line-break/>. gi</text:span></text:span><text:span text:style-name="Default_20_Paragraph_20_Font"><text:span text:style-name="T1">o</text:span></text:span><text:span text:style-name="Default_20_Paragraph_20_Font"><text:span text:style-name="T8">t e</text:span></text:span><text:span text:style-name="Default_20_Paragraph_20_Font"><text:span text:style-name="T1">s </text:span></text:span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geban</text:span></text:span><text:span text:style-name="Default_20_Paragraph_20_Font"><text:span text:style-name="T1">t. </text:span></text:span></text:p>
      <text:p text:style-name="P1"><text:span text:style-name="Default_20_Paragraph_20_Font"><text:span text:style-name="T1">Hae febres non ob statum per se primumque crea-<text:line-break/>bantur , sed quod melancholicis naturis bilis atrae reditu-<text:line-break/>dantia vacuaretur; his accidit talibus prehendi morbis.<text:line-break/>Diuturnae autem fiebant, quod frigidus et humidus esset<text:line-break/>status, quo causae omnes plurimum in corpore permanent,<text:line-break/>neque coctae, neque perspirantes. Ut autem in praesen-<text:line-break/>tia memoriae mandes volo usum nominis quum inquit<text:line-break/>Hippocrates , </text:span></text:span><text:span text:style-name="Default_20_Paragraph_20_Font"><text:span text:style-name="T8">dece</text:span></text:span><text:span text:style-name="Default_20_Paragraph_20_Font"><text:span text:style-name="T1">p</text:span></text:span><text:span text:style-name="Default_20_Paragraph_20_Font"><text:span text:style-name="T8">tus</text:span></text:span><text:span text:style-name="Default_20_Paragraph_20_Font"><text:span text:style-name="T1"> m </text:span></text:span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anas suebant. </text:span></text:span><text:span text:style-name="Default_20_Paragraph_20_Font"><text:span text:style-name="T1">Videtur enim<text:line-break/>non folum per effluxum decessus appellare, verum etiam<text:line-break/>et per alterius morbi in alterum transitum.</text:span></text:span></text:p>
      <text:h text:style-name="Heading_20_2" text:outline-level="2"><text:span text:style-name="Default_20_Paragraph_20_Font">XXII.<text:tab/>. ... . n</text:span></text:h>
      <text:p text:style-name="Normal"><text:span text:style-name="Default_20_Paragraph_20_Font"><text:span text:style-name="T8">At quotidianae, nocturnae et erra</text:span></text:span><text:span text:style-name="Default_20_Paragraph_20_Font"><text:span text:style-name="T1">ti</text:span></text:span><text:span text:style-name="Default_20_Paragraph_20_Font"><text:span text:style-name="T8">cae multae mul</text:span></text:span><text:span text:style-name="Default_20_Paragraph_20_Font"><text:span text:style-name="T1">tis </text:span></text:span><text:span text:style-name="Default_20_Paragraph_20_Font"><text:span text:style-name="T8">longo</text:span></text:span></text:p>
      <text:p text:style-name="P14"><text:span text:style-name="Default_20_Paragraph_20_Font"><text:span text:style-name="T8">tempore per</text:span></text:span><text:span text:style-name="Default_20_Paragraph_20_Font"><text:span text:style-name="T1">m</text:span></text:span><text:span text:style-name="Default_20_Paragraph_20_Font"><text:span text:style-name="T8">anserunt</text:span></text:span><text:span text:style-name="Default_20_Paragraph_20_Font"><text:span text:style-name="T1"> t</text:span></text:span><text:span text:style-name="Default_20_Paragraph_20_Font"><text:span text:style-name="T8">um erect</text:span></text:span><text:span text:style-name="Default_20_Paragraph_20_Font"><text:span text:style-name="T1">is t</text:span></text:span><text:span text:style-name="Default_20_Paragraph_20_Font"><text:span text:style-name="T8">um decumben-<text:line-break/>. t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 </text:span></text:span></text:p>
      <text:p text:style-name="P15"><text:span text:style-name="Default_20_Paragraph_20_Font"><text:span text:style-name="T1">Hae febres non suium plenitudinis ratione, verum<text:line-break/>etiam fletus temperamento generationem habentes jure<text:line-break/>tum multae tum multis creabantur. Nam humidus ct<text:line-break/>frigidus status, quemadmodum hiems proprium humorem<text:line-break/>pituitofum procreat, ex quo quotidianas febres excitari<text:line-break/>demonstravimus. Errantes vero febres diversurum humorum<text:line-break/>foboles este proditae Iun I. Quod autem hujusmodi febres<text:line-break/>multo tempore permanserint, mirum non est, quum status<text:line-break/>esset humidus et frigidus, ob idque humores coqui non<text:line-break/>sineret, qui alioqui et diuturni essent et propter frigus<text:line-break/>coctu difficiles.</text:span></text:span></text:p>
      <text:h text:style-name="Heading_20_2" text:outline-level="2"><text:span text:style-name="Default_20_Paragraph_20_Font"><text:span text:style-name="T8">-P</text:span></text:span><text:span text:style-name="Default_20_Paragraph_20_Font"><text:span text:style-name="T1"> . XXI 11.<text:tab/></text:span></text:span><text:span text:style-name="Default_20_Paragraph_20_Font"><text:span text:style-name="T8">l</text:span></text:span></text:h>
      <text:p text:style-name="P4"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rumque p</text:span></text:span><text:span text:style-name="Default_20_Paragraph_20_Font"><text:span text:style-name="T1">l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s </text:span></text:span><text:span text:style-name="Default_20_Paragraph_20_Font"><text:span text:style-name="T8">febre</text:span></text:span><text:span text:style-name="Default_20_Paragraph_20_Font"><text:span text:style-name="T1">s </text:span></text:span><text:span text:style-name="Default_20_Paragraph_20_Font"><text:span text:style-name="T8">sub</text:span></text:span><text:span text:style-name="Default_20_Paragraph_20_Font"><text:span text:style-name="T1"> c</text:span></text:span><text:span text:style-name="Default_20_Paragraph_20_Font"><text:span text:style-name="T8">ergil</text:span></text:span><text:span text:style-name="Default_20_Paragraph_20_Font"><text:span text:style-name="T1">i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et ad h</text:span></text:span><text:span text:style-name="Default_20_Paragraph_20_Font"><text:span text:style-name="T1">i</text:span></text:span><text:span text:style-name="Default_20_Paragraph_20_Font"><text:span text:style-name="T8">emem<text:line-break/>u</text:span></text:span><text:span text:style-name="Default_20_Paragraph_20_Font"><text:span text:style-name="T1">s</text:span></text:span><text:span text:style-name="Default_20_Paragraph_20_Font"><text:span text:style-name="T8">que c</text:span></text:span><text:span text:style-name="Default_20_Paragraph_20_Font"><text:span text:style-name="T1">o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tabantur.</text:span></text:span></text:p>
      <text:p text:style-name="P2"><text:span text:style-name="Default_20_Paragraph_20_Font"><text:span text:style-name="T1">Quod vergilias memoravit, non eas quae hoc in fletu<text:line-break/>erant, fed eas quae post hunc statum in fecundo essent<text:line-break/>anno constat omnibus, prout antea dicebamus. Nam in<text:line-break/>fine illius status scripsit, mox circa aucturum spirantibus<text:line-break/>aquilonibus eopiofae admodum aquae. Atque postea dixit,.<text:line-break/>tanquam jam ad naturam anni ..tempestatum ordo reversus i<text:line-break/>sit et reliquum omne quod arcturo successit et quod hiemi.<text:line-break/>Jure igitur quae ex primo statu reliqua extabant, autumno<text:line-break/>cocta fiant atque hieme. nullum .amplius morbum Thasii<text:line-break/>incurrerunt.</text:span></text:span></text:p>
      <text:h text:style-name="Heading_20_2" text:outline-level="2"><text:span text:style-name="Default_20_Paragraph_20_Font">XXIV.</text:span></text:h>
      <text:p text:style-name="Normal"><text:span text:style-name="Default_20_Paragraph_20_Font"><text:span text:style-name="T8">. Mu</text:span></text:span><text:span text:style-name="Default_20_Paragraph_20_Font"><text:span text:style-name="T1">ltis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m convulsione</text:span></text:span><text:span text:style-name="Default_20_Paragraph_20_Font"><text:span text:style-name="T1">s </text:span></text:span><text:span text:style-name="Default_20_Paragraph_20_Font"><text:span text:style-name="T8">ac mag</text:span></text:span><text:span text:style-name="Default_20_Paragraph_20_Font"><text:span text:style-name="T1">is </text:span></text:span><text:span text:style-name="Default_20_Paragraph_20_Font"><text:span text:style-name="T8">pueri</text:span></text:span><text:span text:style-name="Default_20_Paragraph_20_Font"><text:span text:style-name="T1">s </text:span></text:span><text:span text:style-name="Default_20_Paragraph_20_Font"><text:span text:style-name="T8">nb</text:span></text:span><text:span text:style-name="Default_20_Paragraph_20_Font"><text:span text:style-name="T1"> i</text:span></text:span><text:span text:style-name="Default_20_Paragraph_20_Font"><text:span text:style-name="T8">nit</text:span></text:span><text:span text:style-name="Default_20_Paragraph_20_Font"><text:span text:style-name="T1">i</text:span></text:span><text:span text:style-name="Default_20_Paragraph_20_Font"><text:span text:style-name="T8">o obo-<text:line-break/>r</text:span></text:span><text:span text:style-name="Default_20_Paragraph_20_Font"><text:span text:style-name="T1">i</text:span></text:span><text:span text:style-name="Default_20_Paragraph_20_Font"><text:span text:style-name="T8">eban</text:span></text:span><text:span text:style-name="Default_20_Paragraph_20_Font"><text:span text:style-name="T1">t</text:span></text:span><text:span text:style-name="Default_20_Paragraph_20_Font"><text:span text:style-name="T8">ur, atque fabr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tabant , fabribu</text:span></text:span><text:span text:style-name="Default_20_Paragraph_20_Font"><text:span text:style-name="T1">s</text:span></text:span><text:span text:style-name="Default_20_Paragraph_20_Font"><text:span text:style-name="T8">que conant-:<text:line-break/>sione</text:span></text:span><text:span text:style-name="Default_20_Paragraph_20_Font"><text:span text:style-name="T1">s </text:span></text:span><text:span text:style-name="Default_20_Paragraph_20_Font"><text:span text:style-name="T8">succedebant, eran</text:span></text:span><text:span text:style-name="Default_20_Paragraph_20_Font"><text:span text:style-name="T1">t</text:span></text:span><text:span text:style-name="Default_20_Paragraph_20_Font"><text:span text:style-name="T8">que haec plur</text:span></text:span><text:span text:style-name="Default_20_Paragraph_20_Font"><text:span text:style-name="T1">im</text:span></text:span><text:span text:style-name="Default_20_Paragraph_20_Font"><text:span text:style-name="T8">i</text:span></text:span><text:span text:style-name="Default_20_Paragraph_20_Font"><text:span text:style-name="T1">s </text:span></text:span><text:span text:style-name="Default_20_Paragraph_20_Font"><text:span text:style-name="T8">horum<text:line-break/>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</text:span></text:span><text:span text:style-name="Default_20_Paragraph_20_Font"><text:span text:style-name="T1">i</text:span></text:span><text:span text:style-name="Default_20_Paragraph_20_Font"><text:span text:style-name="T8">ora 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, </text:span></text:span><text:span text:style-name="Default_20_Paragraph_20_Font"><text:span text:style-name="T8">sed</text:span></text:span><text:span text:style-name="Default_20_Paragraph_20_Font"><text:span text:style-name="T1"> i</text:span></text:span><text:span text:style-name="Default_20_Paragraph_20_Font"><text:span text:style-name="T8">nnox</text:span></text:span><text:span text:style-name="Default_20_Paragraph_20_Font"><text:span text:style-name="T1">i</text:span></text:span><text:span text:style-name="Default_20_Paragraph_20_Font"><text:span text:style-name="T8">a, n</text:span></text:span><text:span text:style-name="Default_20_Paragraph_20_Font"><text:span text:style-name="T1">i</text:span></text:span><text:span text:style-name="Default_20_Paragraph_20_Font"><text:span text:style-name="T8">si h</text:span></text:span><text:span text:style-name="Default_20_Paragraph_20_Font"><text:span text:style-name="T1">is </text:span></text:span><text:span text:style-name="Default_20_Paragraph_20_Font"><text:span text:style-name="T8">qui ex ali</text:span></text:span><text:span text:style-name="Default_20_Paragraph_20_Font"><text:span text:style-name="T1">i</text:span></text:span><text:span text:style-name="Default_20_Paragraph_20_Font"><text:span text:style-name="T8">s<text:line-break/>e</text:span></text:span><text:span text:style-name="Default_20_Paragraph_20_Font"><text:span text:style-name="T1"> o</text:span></text:span><text:span text:style-name="Default_20_Paragraph_20_Font"><text:span text:style-name="T8">m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ern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ose haberent.</text:span></text:span></text:p>
      <text:p text:style-name="P1"><text:span text:style-name="Default_20_Paragraph_20_Font"><text:span text:style-name="T1">Convulsiones oriebantur oborto statu frigido et hu-</text:span></text:span></text:p>
      <text:p text:style-name="P3">mido. At pueri ob nervosi generis imbecillitatem con-<text:line-break/>vulsionibus prehendenda maxime sunt idonei. Nam ob<text:line-break/>id etiam sacile parvis ex causis is ipsis affectus creatur,<text:line-break/>minusque periculosus est. Dicit autem convulsiones non-<text:line-break/>nullis quidem quamprimum ab initio concitari, quibusdam<text:line-break/>vero sebre prius orta, prout nimirum qui convulsionibus<text:line-break/>caperentur et febre, ad alterutrum maxime idonei fuissent.<text:line-break/>Ad quod enim, inquit, promptior aliquis erat, prius iI-<text:line-break/>lud fiebat, cui asserum succedebat. Diuturnae autem jure<text:line-break/>convulsiones erant autumno fecundo , de quo in fine feri-<text:line-break/>pfit. Facto autem anno toto humido et frigido et bo-<text:line-break/>reali.</text:p>
      <text:h text:style-name="Heading_20_2" text:outline-level="2">XXV.</text:h>
      <text:p text:style-name="P4"><text:span text:style-name="Default_20_Paragraph_20_Font"><text:span text:style-name="T7">At continuae quidem febres nihil quicquam prorsus inter-<text:line-break/>mittebant, scd omnes tritaeopbyae , tertianae naturam<text:line-break/>typo referentes invadebant, uno quidem die aliquanta-</text:span></text:span></text:p>
      <text:p text:style-name="P3"><text:span text:style-name="Default_20_Paragraph_20_Font"><text:span text:style-name="T7">lum leviores remittebant , altero vero vehementiores<text:line-break/>exacerbabant, omnium quae tunc obortae sunt violen-<text:line-break/>tissimae , longissimae et maximis comitatae laboribus.<text:line-break/></text:span></text:span>L<text:span text:style-name="Default_20_Paragraph_20_Font"><text:span text:style-name="T7">eniter inc</text:span></text:span>i<text:span text:style-name="Default_20_Paragraph_20_Font"><text:span text:style-name="T7">piebant, in totum perpetuo increseebant,<text:line-break/>diebus iudicatorii, exacerbabant^, in deterius procede-<text:line-break/>bant, parum remittebant, quam primum rursus ex re-<text:line-break/>missione vehemen</text:span></text:span>t<text:span text:style-name="Default_20_Paragraph_20_Font"><text:span text:style-name="T7">ius invadebant et diebus judicatoriis<text:line-break/>plerumque deterius vexabant. </text:span></text:span>R<text:span text:style-name="Default_20_Paragraph_20_Font"><text:span text:style-name="T7">igores autem omnibus<text:line-break/>inordinate et erratice</text:span></text:span> m<text:span text:style-name="Default_20_Paragraph_20_Font"><text:span text:style-name="T7">oriebantur, sed his paucissimis<text:line-break/>ac minimi. Ferum in ceteris febribus maiores.</text:span></text:span></text:p>
      <text:p text:style-name="P1">Nisi ipse quomodo febres quae tunc fuerunt ordina-<text:line-break/>tas accessiones faciebant adfcrilpfisset , magnam nobis assi-<text:line-break/>biguitatem reliquisset invenire quaerentibus quasnam ap-<text:line-break/>peIIet tritaeophyas. Sed quoniam protulit tritaeophyarum<text:line-break/>modum, nulla amplius est de re quaestio, fed de nominis<text:line-break/>tritaeophyae significatu. Huic autem annectitur tum ter-<text:line-break/>tianae tum semitertianae nomen atque utriusque diffe-<text:line-break/><text:span text:style-name="Default_20_Paragraph_20_Font"><text:span text:style-name="T7">s</text:span></text:span>entia: quid exquisita tertiana et non exquisita: fed quod</text:p>
      <text:p text:style-name="P3"><text:span text:style-name="Default_20_Paragraph_20_Font"><text:span text:style-name="T1">parum aucta aut liberalius aut plurimum et quantum ha-<text:line-break/>rum unaquaeque extendatur, tum quae magna est remi-<text:line-break/>tertiana tum quae media et quae parva. Agathinus certe<text:line-break/>integrum librum scripsit, primum de femilertianis, ubi<text:line-break/>quid hoc vocabulum significet interpretatur. Jam si quae<text:line-break/>a methodicis de hoc vocabulo scripta sunt nunc perecr-<text:line-break/>rere velim vel quae post haec ab Archigene non </text:span></text:span><text:span text:style-name="Default_20_Paragraph_20_Font"><text:span text:style-name="T8">t</text:span></text:span><text:span text:style-name="Default_20_Paragraph_20_Font"><text:span text:style-name="T1">emet,<text:line-break/></text:span></text:span><text:span text:style-name="Default_20_Paragraph_20_Font"><text:span text:style-name="T8">t</text:span></text:span><text:span text:style-name="Default_20_Paragraph_20_Font"><text:span text:style-name="T1">ed in pluribus commentariis saepius^ elicta sunt, acalmul<text:line-break/>quae bene et quae male dixerunt discernere, tria me ar-<text:line-break/>bitror impleturum volumina. At quod ad artis opera<text:line-break/>conducit jam dictum est et in librisde febrium diflereu-<text:line-break/>tiis. Quoad praefens attinet, febris speciem quae hocaln<text:line-break/>statu dicitur, fatius est conscribere: dicit enim ipse altero<text:line-break/>quidem die exacerbari, altero vero aliquantulum. remitti.<text:line-break/>Nam verbum </text:span></text:span><text:span text:style-name="Default_20_Paragraph_20_Font"><text:span text:style-name="T11">κ</text:span></text:span><text:span text:style-name="Default_20_Paragraph_20_Font"><text:span text:style-name="T12">ο</text:span></text:span><text:span text:style-name="Default_20_Paragraph_20_Font"><text:span text:style-name="T11">υφίζεσθαι</text:span></text:span><text:span text:style-name="Default_20_Paragraph_20_Font"><text:span text:style-name="T5"> </text:span></text:span><text:span text:style-name="Default_20_Paragraph_20_Font"><text:span text:style-name="T1">cum praepositione </text:span></text:span><text:span text:style-name="Default_20_Paragraph_20_Font"><text:span text:style-name="T11">ύπὸ</text:span></text:span><text:span text:style-name="Default_20_Paragraph_20_Font"><text:span text:style-name="T5"> </text:span></text:span><text:span text:style-name="Default_20_Paragraph_20_Font"><text:span text:style-name="T1">scripsit,<text:line-break/>ubi nos intelligere convenit quiddam aliud a voce com-<text:line-break/>posita significari quam a simplici. Nam per </text:span></text:span><text:span text:style-name="Default_20_Paragraph_20_Font"><text:span text:style-name="T11">κουφίζεσθαι</text:span></text:span></text:p>
      <text:p text:style-name="P3"><text:span text:style-name="Default_20_Paragraph_20_Font"><text:span text:style-name="T5">: </text:span></text:span><text:span text:style-name="Default_20_Paragraph_20_Font"><text:span text:style-name="T1">potest quis intelligere effatu dignum significari febris re-<text:line-break/>missionem , veruta per </text:span></text:span><text:span text:style-name="Default_20_Paragraph_20_Font"><text:span text:style-name="T11">ύποκο</text:span></text:span><text:span text:style-name="Default_20_Paragraph_20_Font"><text:span text:style-name="T12">ν</text:span></text:span><text:span text:style-name="Default_20_Paragraph_20_Font"><text:span text:style-name="T11">φίζεσθαι</text:span></text:span><text:span text:style-name="Default_20_Paragraph_20_Font"><text:span text:style-name="T5"> </text:span></text:span><text:span text:style-name="Default_20_Paragraph_20_Font"><text:span text:style-name="T1">moderatiorem. Non<text:line-break/>tamen tum distincte .tum alere. exposuit utrum qui ita<text:line-break/>febricitamus accessionem haberent altero die minorem ea<text:line-break/>quae: priore die fuisset, an et sta permanens fecundo die<text:line-break/>remitteretur. Arbitror ego contextum indicare magis unam<text:line-break/>tertio die accessionem fieri et postero quadamtenus remitti.<text:line-break/>Docet quoque et rigores erratice his fieri , quod ssignificat<text:line-break/>non in singulis accessionibus fieri , fed interdum , eosque<text:line-break/>parvos, fio et fusiores exiguos atque item frigus extremi-<text:line-break/>talum quae aegre concalescerent. Ex quibus. omnibus<text:line-break/>. constat erudis pituitosisque humoribus putrescentibus ta-<text:line-break/>lem oboriri febrem, his admixta flava bile. Quae igitur<text:line-break/>ex fiola hujusmodi bile constat, tertiana nominatur. Quae<text:line-break/>vero crudum humorem aequipollentem acceperit., exqui-<text:line-break/>sita femi tertiana efficitur, quae plurimum Romae creatur,<text:line-break/>hujus nimirum urbis hominibus familiarissima. Haec qui-</text:span></text:span></text:p>
      <text:p text:style-name="P2"><text:span text:style-name="Default_20_Paragraph_20_Font"><text:span text:style-name="T1">dem horrida est Utque cum reduplicationibus appellatis,<text:line-break/>nec solum priori die accessionem efficit, verum etiam fe-<text:line-break/>queo tr, (ad priore minorem minusque .horridam et quae<text:line-break/>repetitionem vel minorem vel protius nullam habeat.<text:line-break/>Nunc autem de ea quae tertio quidem fit die, resi altero<text:line-break/>in his remittitur, sermo est Hippocrati., quae propior na-<text:line-break/>tutae tertianae exacerbanti eta semitertiana magis dissita.<text:line-break/>Magnum siquidem dissidium est tum altero die non acce-<text:line-break/>dere, tum absque reduplicatione existere. Et vero parvus<text:line-break/>rigor horrori confinis est; quanquam ne hunc quidem<text:line-break/>perpetuo cum accessionibus invadere dicat, fed erratice,<text:line-break/>nisi forsan adverbium </text:span></text:span><text:span text:style-name="Default_20_Paragraph_20_Font"><text:span text:style-name="T8">errat</text:span></text:span><text:span text:style-name="Default_20_Paragraph_20_Font"><text:span text:style-name="T1">i</text:span></text:span><text:span text:style-name="Default_20_Paragraph_20_Font"><text:span text:style-name="T8">ce</text:span></text:span><text:span text:style-name="Default_20_Paragraph_20_Font"><text:span text:style-name="T1"> -de. aliis febribus protulerit<text:line-break/>et non de febribus tritaeophyis. Quum autem paucissimos<text:line-break/>et minimos rigores his fieri profert ,. horrorem quidem<text:line-break/>manifestarit non . tamen eos absolute ab accessionibus fu-<text:line-break/>stulit. Ut autem de his certior fias, res ita fe habet;<text:line-break/>haec enim febris meritu tritaeophya nominatur. Non<text:line-break/>enim semitertiana est, quod neque facundo accedat die,</text:span></text:span></text:p>
      <text:p text:style-name="P2"><text:span text:style-name="Default_20_Paragraph_20_Font"><text:span text:style-name="T1">neque reduplicationes faciat , neque extensa est, quum<text:line-break/>utique nullo pacto ad integritatem desinat. Aequum itaque<text:line-break/>ipsi erat oppositam quandam praedictis febribus appella-,<text:line-break/>lienem indere.; eratque ratio ut nullum aliud praeterquam<text:line-break/>tritaeophyae nomen inderetur. Deteriorem vero essent<text:line-break/>plurimum diebus jndicatoriis febrium tritaeophyarum pro-<text:line-break/>prium est, non omnium commune. Didicimus enim ex<text:line-break/>libris de diebus judicatoriis malignis morbis istud fieri,<text:line-break/>ipfas aliquantulum remitti, citoque rursus ex remissione<text:line-break/></text:span></text:span><text:span text:style-name="Default_20_Paragraph_20_Font"><text:span text:style-name="T8">r</text:span></text:span><text:span text:style-name="Default_20_Paragraph_20_Font"><text:span text:style-name="T1">- violentius invadere. Si . autem memor sis eorum quae in</text:span></text:span></text:p>
      <text:p text:style-name="Normal"><text:span text:style-name="Default_20_Paragraph_20_Font"><text:span text:style-name="T1">libris de judicationibus , diebus judicatoriis et febrium dis-<text:line-break/>ferentiis edita sunt, nihil secundo meminisse opus est.<text:line-break/>Nam illis lu libris de ejusmodi omnibus disseruimus,<text:line-break/>quale est et quod nunc pronunciatum est, purum cernit-<text:line-break/>tentes, Itaque febres hujusmodi generationem habeut non<text:line-break/>ex uno, sed ex pluribus humoribus, quorumcalidior<text:line-break/>quidem febrem accendit acutam atque celeriter desinit, </text:span></text:span></text:p>
      <text:p text:style-name="P2"><text:span text:style-name="Default_20_Paragraph_20_Font"><text:span text:style-name="T1">quae ubi corpus prehenderit, frigidiores tum corrumpi<text:line-break/>- tum putrefcere evenit, deinde ita rursum accendi ex facta<text:line-break/>remissione , hoc. est veluti febris requie ac imminutione,<text:line-break/>quod . vires jam ex infestantibus fatigatas offendat. ; Si<text:line-break/>namque par sit magnitudine, multo quidem vehementius<text:line-break/>imbecilliores vices quam validiores divexare patet<text:line-break/>omnibus.</text:span></text:span></text:p>
      <text:h text:style-name="Heading_20_2" text:outline-level="2"><text:span text:style-name="Default_20_Paragraph_20_Font">XXVI.</text:span></text:h>
      <text:p text:style-name="Normal"><text:span text:style-name="Default_20_Paragraph_20_Font"><text:span text:style-name="T8">sud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 </text:span></text:span><text:span text:style-name="Default_20_Paragraph_20_Font"><text:span text:style-name="T8">mu</text:span></text:span><text:span text:style-name="Default_20_Paragraph_20_Font"><text:span text:style-name="T1">lt</text:span></text:span><text:span text:style-name="Default_20_Paragraph_20_Font"><text:span text:style-name="T8">i.</text:span></text:span></text:p>
      <text:p text:style-name="P1"><text:span text:style-name="Default_20_Paragraph_20_Font"><text:span text:style-name="T1">Nimirum aliis lu febribus multi fusiores apparuerunt,<text:line-break/>potuerunt autem et citra febrem affectibus , veluti con-<text:line-break/>vulsionibus copiosi. sudores fuperapparuisse ex accumulate<text:line-break/>lu corp ore copioso. humore propter frigidum statum con-</text:span></text:span></text:p>
      <text:p text:style-name="P3"><text:span text:style-name="Default_20_Paragraph_20_Font"><text:span text:style-name="T1">vulfionis valentia excreta. At quibus ait accidisse, his<text:line-break/>rane, ut par est, copiosi pudores eruperunt.</text:span></text:span></text:p>
      <text:h text:style-name="Heading_20_2" text:outline-level="2"><text:span text:style-name="Default_20_Paragraph_20_Font">XXVH.</text:span></text:h>
      <text:p text:style-name="Normal"><text:span text:style-name="Default_20_Paragraph_20_Font"><text:span text:style-name="T8">Qu</text:span></text:span><text:span text:style-name="Default_20_Paragraph_20_Font"><text:span text:style-name="T1">i </text:span></text:span><text:span text:style-name="Default_20_Paragraph_20_Font"><text:span text:style-name="T8">nullam h</text:span></text:span><text:span text:style-name="Default_20_Paragraph_20_Font"><text:span text:style-name="T1">is l</text:span></text:span><text:span text:style-name="Default_20_Paragraph_20_Font"><text:span text:style-name="T8">evati</text:span></text:span><text:span text:style-name="Default_20_Paragraph_20_Font"><text:span text:style-name="T1">o</text:span></text:span><text:span text:style-name="Default_20_Paragraph_20_Font"><text:span text:style-name="T8">ne</text:span></text:span><text:span text:style-name="Default_20_Paragraph_20_Font"><text:span text:style-name="T1">m, i</text:span></text:span><text:span text:style-name="Default_20_Paragraph_20_Font"><text:span text:style-name="T8">mo contra noxa</text:span></text:span><text:span text:style-name="Default_20_Paragraph_20_Font"><text:span text:style-name="T1">s </text:span></text:span><text:span text:style-name="Default_20_Paragraph_20_Font"><text:span text:style-name="T8">adierunt.</text:span></text:span></text:p>
      <text:p text:style-name="P16"><text:span text:style-name="Default_20_Paragraph_20_Font"><text:span text:style-name="T1">His inquit, febribus tritaeophyis de quibus est ora-<text:line-break/>rio , qui fudores nihil juvarent assederunt. Cau</text:span></text:span><text:span text:style-name="Default_20_Paragraph_20_Font"><text:span text:style-name="T8">t</text:span></text:span><text:span text:style-name="Default_20_Paragraph_20_Font"><text:span text:style-name="T1">a mani-<text:line-break/>festa est , quum nos attribuerimus incoctis morbis fudores<text:line-break/>neque prodesse neque bonum signum esse; hi namque<text:line-break/>aut humorum redundantiam aut virium imbecillitatem<text:line-break/>denunciant.<text:tab/>.</text:span></text:span></text:p>
      <text:h text:style-name="Heading_20_2" text:outline-level="2"><text:span text:style-name="Default_20_Paragraph_20_Font">XXVL1L</text:span></text:h>
      <text:p text:style-name="P4"><text:span text:style-name="Default_20_Paragraph_20_Font"><text:span text:style-name="T8">H</text:span></text:span><text:span text:style-name="Default_20_Paragraph_20_Font"><text:span text:style-name="T1">is </text:span></text:span><text:span text:style-name="Default_20_Paragraph_20_Font"><text:span text:style-name="T8">ingen</text:span></text:span><text:span text:style-name="Default_20_Paragraph_20_Font"><text:span text:style-name="T1">s </text:span></text:span><text:span text:style-name="Default_20_Paragraph_20_Font"><text:span text:style-name="T8">str</text:span></text:span><text:span text:style-name="Default_20_Paragraph_20_Font"><text:span text:style-name="T1">i</text:span></text:span><text:span text:style-name="Default_20_Paragraph_20_Font"><text:span text:style-name="T8">gas extre</text:span></text:span><text:span text:style-name="Default_20_Paragraph_20_Font"><text:span text:style-name="T1">mo</text:span></text:span><text:span text:style-name="Default_20_Paragraph_20_Font"><text:span text:style-name="T8">rum quae v</text:span></text:span><text:span text:style-name="Default_20_Paragraph_20_Font"><text:span text:style-name="T1">i</text:span></text:span><text:span text:style-name="Default_20_Paragraph_20_Font"><text:span text:style-name="T8">x et</text:span></text:span><text:span text:style-name="Default_20_Paragraph_20_Font"><text:span text:style-name="T1">i</text:span></text:span><text:span text:style-name="Default_20_Paragraph_20_Font"><text:span text:style-name="T8">am reca</text:span></text:span><text:span text:style-name="Default_20_Paragraph_20_Font"><text:span text:style-name="T1">l</text:span></text:span><text:span text:style-name="Default_20_Paragraph_20_Font"><text:span text:style-name="T8">esce-<text:line-break/>rent.</text:span></text:span></text:p>
      <text:p text:style-name="P2"><text:span text:style-name="Default_20_Paragraph_20_Font"><text:span text:style-name="T1">Corporis extrema difficile recalescunt in accessionibus,<text:line-break/>tum ob insignem viscerum phIegmonem, tum frigidorum<text:line-break/>humorum copiam, ut de praedictis utriusque tractatibus<text:line-break/>demonstravimus.</text:span></text:span></text:p>
      <text:h text:style-name="Heading_20_2" text:outline-level="2"><text:span text:style-name="Default_20_Paragraph_20_Font"><text:span text:style-name="T1">XXIX. </text:span></text:span><text:span text:style-name="Default_20_Paragraph_20_Font"><text:span text:style-name="T8">T- . .<text:tab/>.</text:span></text:span></text:h>
      <text:p text:style-name="P4"><text:span text:style-name="Default_20_Paragraph_20_Font"><text:span text:style-name="T8">Nequ</text:span></text:span><text:span text:style-name="Default_20_Paragraph_20_Font"><text:span text:style-name="T1">e </text:span></text:span><text:span text:style-name="Default_20_Paragraph_20_Font"><text:span text:style-name="T8">h</text:span></text:span><text:span text:style-name="Default_20_Paragraph_20_Font"><text:span text:style-name="T1">i </text:span></text:span><text:span text:style-name="Default_20_Paragraph_20_Font"><text:span text:style-name="T8">pr</text:span></text:span><text:span text:style-name="Default_20_Paragraph_20_Font"><text:span text:style-name="T1">o</text:span></text:span><text:span text:style-name="Default_20_Paragraph_20_Font"><text:span text:style-name="T8">rsu</text:span></text:span><text:span text:style-name="Default_20_Paragraph_20_Font"><text:span text:style-name="T1">s </text:span></text:span><text:span text:style-name="Default_20_Paragraph_20_Font"><text:span text:style-name="T8">erant perv</text:span></text:span><text:span text:style-name="Default_20_Paragraph_20_Font"><text:span text:style-name="T1">i</text:span></text:span><text:span text:style-name="Default_20_Paragraph_20_Font"><text:span text:style-name="T8">gile</text:span></text:span><text:span text:style-name="Default_20_Paragraph_20_Font"><text:span text:style-name="T1">s, </text:span></text:span><text:span text:style-name="Default_20_Paragraph_20_Font"><text:span text:style-name="T8">ed e</text:span></text:span><text:span text:style-name="Default_20_Paragraph_20_Font"><text:span text:style-name="T1">ti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num maxime<text:line-break/>comatosu</text:span></text:span></text:p>
      <text:p text:style-name="P1"><text:span text:style-name="Default_20_Paragraph_20_Font"><text:span text:style-name="T1">Vigiles rursus ait eos luisse magis vicissim , non id<text:line-break/>tamen his prorsus erat, neque contrarietas magna. Dicit<text:line-break/>enim ipsis vicissim et comatosirm symptoma factum fuisse;<text:line-break/>hoc autem est, quum ad somnum deferuntur, nequeuntes<text:line-break/>vigilantium munera obire, ut demonstravimus.</text:span></text:span></text:p>
      <text:h text:style-name="Heading_20_2" text:outline-level="2"><text:span text:style-name="Default_20_Paragraph_20_Font">n<text:tab/>XXX.</text:span></text:h>
      <text:p text:style-name="P4"><text:span text:style-name="Default_20_Paragraph_20_Font"><text:span text:style-name="T1">A</text:span></text:span><text:span text:style-name="Default_20_Paragraph_20_Font"><text:span text:style-name="T8">lvi omnibu</text:span></text:span><text:span text:style-name="Default_20_Paragraph_20_Font"><text:span text:style-name="T1">s </text:span></text:span><text:span text:style-name="Default_20_Paragraph_20_Font"><text:span text:style-name="T8">turba</text:span></text:span><text:span text:style-name="Default_20_Paragraph_20_Font"><text:span text:style-name="T1">t</text:span></text:span><text:span text:style-name="Default_20_Paragraph_20_Font"><text:span text:style-name="T8">ae</text:span></text:span><text:span text:style-name="Default_20_Paragraph_20_Font"><text:span text:style-name="T1"> e</text:span></text:span><text:span text:style-name="Default_20_Paragraph_20_Font"><text:span text:style-name="T8">ran</text:span></text:span><text:span text:style-name="Default_20_Paragraph_20_Font"><text:span text:style-name="T1">t 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malae, </text:span></text:span><text:span text:style-name="Default_20_Paragraph_20_Font"><text:span text:style-name="T1">l</text:span></text:span><text:span text:style-name="Default_20_Paragraph_20_Font"><text:span text:style-name="T8">onge autem hi</text:span></text:span><text:span text:style-name="Default_20_Paragraph_20_Font"><text:span text:style-name="T1">s<text:line-break/></text:span></text:span><text:span text:style-name="Default_20_Paragraph_20_Font"><text:span text:style-name="T8">pessimae.</text:span></text:span></text:p>
      <text:p text:style-name="P2"><text:span text:style-name="Default_20_Paragraph_20_Font"><text:span text:style-name="T1">Defluentem .ventrem humorum redundantia, ut ante<text:line-break/>dixi, ipsum turbari par erat. Has igitur tritaeophyas,<text:line-break/>de quibus orationem facit, tanquam ceteris morbis ma-<text:line-break/>ligniores ac in ventre deteriores esse necesse erat. -</text:span></text:span></text:p>
      <text:h text:style-name="Heading_20_2" text:outline-level="2"><text:span text:style-name="Default_20_Paragraph_20_Font">XXXI.</text:span></text:h>
      <text:p text:style-name="P4"><text:span text:style-name="Default_20_Paragraph_20_Font"><text:span text:style-name="T8">Horu</text:span></text:span><text:span text:style-name="Default_20_Paragraph_20_Font"><text:span text:style-name="T1">m a</text:span></text:span><text:span text:style-name="Default_20_Paragraph_20_Font"><text:span text:style-name="T8">ute</text:span></text:span><text:span text:style-name="Default_20_Paragraph_20_Font"><text:span text:style-name="T1">m </text:span></text:span><text:span text:style-name="Default_20_Paragraph_20_Font"><text:span text:style-name="T8">plurimi</text:span></text:span><text:span text:style-name="Default_20_Paragraph_20_Font"><text:span text:style-name="T1">s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et tenue</text:span></text:span><text:span text:style-name="Default_20_Paragraph_20_Font"><text:span text:style-name="T1">s </text:span></text:span><text:span text:style-name="Default_20_Paragraph_20_Font"><text:span text:style-name="T8">erant, crudae,<text:line-break/>pall</text:span></text:span><text:span text:style-name="Default_20_Paragraph_20_Font"><text:span text:style-name="T1">i</text:span></text:span><text:span text:style-name="Default_20_Paragraph_20_Font"><text:span text:style-name="T8">dae, ac</text:span></text:span><text:span text:style-name="Default_20_Paragraph_20_Font"><text:span text:style-name="T1"> t</text:span></text:span><text:span text:style-name="Default_20_Paragraph_20_Font"><text:span text:style-name="T8">empore part</text:span></text:span><text:span text:style-name="Default_20_Paragraph_20_Font"><text:span text:style-name="T1">im </text:span></text:span><text:span text:style-name="Default_20_Paragraph_20_Font"><text:span text:style-name="T8">concoctae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orio, aut<text:line-break/>erasum qu</text:span></text:span><text:span text:style-name="Default_20_Paragraph_20_Font"><text:span text:style-name="T1">i</text:span></text:span><text:span text:style-name="Default_20_Paragraph_20_Font"><text:span text:style-name="T8">dem habente</text:span></text:span><text:span text:style-name="Default_20_Paragraph_20_Font"><text:span text:style-name="T1">s, </text:span></text:span><text:span text:style-name="Default_20_Paragraph_20_Font"><text:span text:style-name="T8">veru</text:span></text:span><text:span text:style-name="Default_20_Paragraph_20_Font"><text:span text:style-name="T1">m </text:span></text:span><text:span text:style-name="Default_20_Paragraph_20_Font"><text:span text:style-name="T8">turb</text:span></text:span><text:span text:style-name="Default_20_Paragraph_20_Font"><text:span text:style-name="T1">i</text:span></text:span><text:span text:style-name="Default_20_Paragraph_20_Font"><text:span text:style-name="T8">dae, neque con—<text:line-break/>sistente</text:span></text:span><text:span text:style-name="Default_20_Paragraph_20_Font"><text:span text:style-name="T1">s, </text:span></text:span><text:span text:style-name="Default_20_Paragraph_20_Font"><text:span text:style-name="T8">neque subsidente</text:span></text:span><text:span text:style-name="Default_20_Paragraph_20_Font"><text:span text:style-name="T1">s, </text:span></text:span><text:span text:style-name="Default_20_Paragraph_20_Font"><text:span text:style-name="T8">neque c</text:span></text:span><text:span text:style-name="Default_20_Paragraph_20_Font"><text:span text:style-name="T1">o</text:span></text:span><text:span text:style-name="Default_20_Paragraph_20_Font"><text:span text:style-name="T8">ncoctae, aut paucae,<text:line-break/>crudae, pravae, subsid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autem et hae omne</text:span></text:span><text:span text:style-name="Default_20_Paragraph_20_Font"><text:span text:style-name="T1">s </text:span></text:span><text:span text:style-name="Default_20_Paragraph_20_Font"><text:span text:style-name="T8">pesu<text:line-break/>simae.</text:span></text:span></text:p>
      <text:p text:style-name="Normal"><text:span text:style-name="Default_20_Paragraph_20_Font"><text:span text:style-name="T1">- Haec omnia in universum libro prognostiei docuit,<text:line-break/>quae quidem et hoc in libro velut exemplis per singula-<text:line-break/>ria creduntur. Quae autem quum in prognostico expo-<text:line-break/>fuerimus, non est amplius quod de eorum consonantia</text:span></text:span></text:p>
      <text:p text:style-name="P3"><text:span text:style-name="Default_20_Paragraph_20_Font"><text:span text:style-name="T1">cum illis dicamus quae apparent conspicua: nam in illis<text:line-break/>signa talia crudorum et incentorum.. esse de.</text:span></text:span><text:span text:style-name="Default_20_Paragraph_20_Font"><text:span text:style-name="T19">mou str</text:span></text:span><text:span text:style-name="Default_20_Paragraph_20_Font"><text:span text:style-name="T1">avimus.</text:span></text:span></text:p>
      <text:h text:style-name="Heading_20_2" text:outline-level="2"><text:span text:style-name="Default_20_Paragraph_20_Font"><text:span text:style-name="T8">A<text:tab/>j</text:span></text:span><text:span text:style-name="Default_20_Paragraph_20_Font"><text:span text:style-name="T1"> XXXH.</text:span></text:span></text:h>
      <text:p text:style-name="P4"><text:span text:style-name="Default_20_Paragraph_20_Font"><text:span text:style-name="T1">T</text:span></text:span><text:span text:style-name="Default_20_Paragraph_20_Font"><text:span text:style-name="T8">usse</text:span></text:span><text:span text:style-name="Default_20_Paragraph_20_Font"><text:span text:style-name="T1">s </text:span></text:span><text:span text:style-name="Default_20_Paragraph_20_Font"><text:span text:style-name="T8">quidem subr</text:span></text:span><text:span text:style-name="Default_20_Paragraph_20_Font"><text:span text:style-name="T1">i</text:span></text:span><text:span text:style-name="Default_20_Paragraph_20_Font"><text:span text:style-name="T8">um</text:span></text:span><text:span text:style-name="Default_20_Paragraph_20_Font"><text:span text:style-name="T1"> e</text:span></text:span><text:span text:style-name="Default_20_Paragraph_20_Font"><text:span text:style-name="T8">run</text:span></text:span><text:span text:style-name="Default_20_Paragraph_20_Font"><text:span text:style-name="T1">t </text:span></text:span><text:span text:style-name="Default_20_Paragraph_20_Font"><text:span text:style-name="T8">com</text:span></text:span><text:span text:style-name="Default_20_Paragraph_20_Font"><text:span text:style-name="T1">i</text:span></text:span><text:span text:style-name="Default_20_Paragraph_20_Font"><text:span text:style-name="T8">te</text:span></text:span><text:span text:style-name="Default_20_Paragraph_20_Font"><text:span text:style-name="T1">s, </text:span></text:span><text:span text:style-name="Default_20_Paragraph_20_Font"><text:span text:style-name="T8">sed quae laesio aut<text:line-break/>uti</text:span></text:span><text:span text:style-name="Default_20_Paragraph_20_Font"><text:span text:style-name="T1">lit</text:span></text:span><text:span text:style-name="Default_20_Paragraph_20_Font"><text:span text:style-name="T8">a</text:span></text:span><text:span text:style-name="Default_20_Paragraph_20_Font"><text:span text:style-name="T1">s </text:span></text:span><text:span text:style-name="Default_20_Paragraph_20_Font"><text:span text:style-name="T8">ex tussi prod</text:span></text:span><text:span text:style-name="Default_20_Paragraph_20_Font"><text:span text:style-name="T1">i</text:span></text:span><text:span text:style-name="Default_20_Paragraph_20_Font"><text:span text:style-name="T8">erit, </text:span></text:span><text:span text:style-name="Default_20_Paragraph_20_Font"><text:span text:style-name="T1">e</text:span></text:span><text:span text:style-name="Default_20_Paragraph_20_Font"><text:span text:style-name="T8">a</text:span></text:span><text:span text:style-name="Default_20_Paragraph_20_Font"><text:span text:style-name="T1">m scri</text:span></text:span><text:span text:style-name="Default_20_Paragraph_20_Font"><text:span text:style-name="T8">bere non p</text:span></text:span><text:span text:style-name="Default_20_Paragraph_20_Font"><text:span text:style-name="T1">o/fam.</text:span></text:span></text:p>
      <text:p text:style-name="P1"><text:span text:style-name="Default_20_Paragraph_20_Font"><text:span text:style-name="T1">Expurgata humorum redundantia tusses susurri con-<text:line-break/>sueverunt.</text:span></text:span></text:p>
      <text:h text:style-name="Heading_20_2" text:outline-level="2"><text:span text:style-name="Default_20_Paragraph_20_Font">. XXXlll.</text:span></text:h>
      <text:p text:style-name="Normal"><text:span text:style-name="Default_20_Paragraph_20_Font"><text:span text:style-name="T1">I</text:span></text:span><text:span text:style-name="Default_20_Paragraph_20_Font"><text:span text:style-name="T8">taque 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t</text:span></text:span><text:span text:style-name="Default_20_Paragraph_20_Font"><text:span text:style-name="T8">urna ac d</text:span></text:span><text:span text:style-name="Default_20_Paragraph_20_Font"><text:span text:style-name="T1">i/p</text:span></text:span><text:span text:style-name="Default_20_Paragraph_20_Font"><text:span text:style-name="T8">ctl</text:span></text:span><text:span text:style-name="Default_20_Paragraph_20_Font"><text:span text:style-name="T1">i</text:span></text:span><text:span text:style-name="Default_20_Paragraph_20_Font"><text:span text:style-name="T8">a haec erant et admodu</text:span></text:span><text:span text:style-name="Default_20_Paragraph_20_Font"><text:span text:style-name="T1">m i</text:span></text:span><text:span text:style-name="Default_20_Paragraph_20_Font"><text:span text:style-name="T8">n-<text:line-break/>ord</text:span></text:span><text:span text:style-name="Default_20_Paragraph_20_Font"><text:span text:style-name="T1">i</text:span></text:span><text:span text:style-name="Default_20_Paragraph_20_Font"><text:span text:style-name="T8">nate e</text:span></text:span><text:span text:style-name="Default_20_Paragraph_20_Font"><text:span text:style-name="T1">t </text:span></text:span><text:span text:style-name="Default_20_Paragraph_20_Font"><text:span text:style-name="T8">erra</text:span></text:span><text:span text:style-name="Default_20_Paragraph_20_Font"><text:span text:style-name="T1">ti</text:span></text:span><text:span text:style-name="Default_20_Paragraph_20_Font"><text:span text:style-name="T8">ce e</text:span></text:span><text:span text:style-name="Default_20_Paragraph_20_Font"><text:span text:style-name="T1">t </text:span></text:span><text:span text:style-name="Default_20_Paragraph_20_Font"><text:span text:style-name="T8">citra cr</text:span></text:span><text:span text:style-name="Default_20_Paragraph_20_Font"><text:span text:style-name="T1">i</text:span></text:span><text:span text:style-name="Default_20_Paragraph_20_Font"><text:span text:style-name="T8">sin. Horum plur</text:span></text:span><text:span text:style-name="Default_20_Paragraph_20_Font"><text:span text:style-name="T1">i</text:span></text:span><text:span text:style-name="Default_20_Paragraph_20_Font"><text:span text:style-name="T8">ma<text:line-break/>tu</text:span></text:span><text:span text:style-name="Default_20_Paragraph_20_Font"><text:span text:style-name="T1">m </text:span></text:span><text:span text:style-name="Default_20_Paragraph_20_Font"><text:span text:style-name="T8">his qu</text:span></text:span><text:span text:style-name="Default_20_Paragraph_20_Font"><text:span text:style-name="T1">i </text:span></text:span><text:span text:style-name="Default_20_Paragraph_20_Font"><text:span text:style-name="T8">valde perniciosa tum h</text:span></text:span><text:span text:style-name="Default_20_Paragraph_20_Font"><text:span text:style-name="T1">is </text:span></text:span><text:span text:style-name="Default_20_Paragraph_20_Font"><text:span text:style-name="T8">qui nequaquam<text:line-break/>. i</text:span></text:span><text:span text:style-name="Default_20_Paragraph_20_Font"><text:span text:style-name="T1">t</text:span></text:span><text:span text:style-name="Default_20_Paragraph_20_Font"><text:span text:style-name="T8">a se haberent permanebant.. s</text:span></text:span><text:span text:style-name="Default_20_Paragraph_20_Font"><text:span text:style-name="T1">i </text:span></text:span><text:span text:style-name="Default_20_Paragraph_20_Font"><text:span text:style-name="T8">namque ipsarum qu</text:span></text:span><text:span text:style-name="Default_20_Paragraph_20_Font"><text:span text:style-name="T1">i-<text:line-break/></text:span></text:span><text:span text:style-name="Default_20_Paragraph_20_Font"><text:span text:style-name="T8">busdam paululum in</text:span></text:span><text:span text:style-name="Default_20_Paragraph_20_Font"><text:span text:style-name="T1">t</text:span></text:span><text:span text:style-name="Default_20_Paragraph_20_Font"><text:span text:style-name="T8">erm</text:span></text:span><text:span text:style-name="Default_20_Paragraph_20_Font"><text:span text:style-name="T1">i</text:span></text:span><text:span text:style-name="Default_20_Paragraph_20_Font"><text:span text:style-name="T8">tterent, celer</text:span></text:span><text:span text:style-name="Default_20_Paragraph_20_Font"><text:span text:style-name="T1">it</text:span></text:span><text:span text:style-name="Default_20_Paragraph_20_Font"><text:span text:style-name="T8">er e</text:span></text:span><text:span text:style-name="Default_20_Paragraph_20_Font"><text:span text:style-name="T1">ti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num<text:line-break/>reverteban</text:span></text:span><text:span text:style-name="Default_20_Paragraph_20_Font"><text:span text:style-name="T1">t</text:span></text:span><text:span text:style-name="Default_20_Paragraph_20_Font"><text:span text:style-name="T8">ur. Qu</text:span></text:span><text:span text:style-name="Default_20_Paragraph_20_Font"><text:span text:style-name="T1">i</text:span></text:span><text:span text:style-name="Default_20_Paragraph_20_Font"><text:span text:style-name="T8">busdam eorum , </text:span></text:span><text:span text:style-name="Default_20_Paragraph_20_Font"><text:span text:style-name="T1">u</text:span></text:span><text:span text:style-name="Default_20_Paragraph_20_Font"><text:span text:style-name="T8">sque pauc</text:span></text:span><text:span text:style-name="Default_20_Paragraph_20_Font"><text:span text:style-name="T1">is </text:span></text:span><text:span text:style-name="Default_20_Paragraph_20_Font"><text:span text:style-name="T8">oct</text:span></text:span><text:span text:style-name="Default_20_Paragraph_20_Font"><text:span text:style-name="T1">o-<text:line-break/></text:span></text:span><text:span text:style-name="Default_20_Paragraph_20_Font"><text:span text:style-name="T8">: gest</text:span></text:span><text:span text:style-name="Default_20_Paragraph_20_Font"><text:span text:style-name="T1">ur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brev</text:span></text:span><text:span text:style-name="Default_20_Paragraph_20_Font"><text:span text:style-name="T1">i</text:span></text:span><text:span text:style-name="Default_20_Paragraph_20_Font"><text:span text:style-name="T8">ssime</text:span></text:span><text:span text:style-name="Default_20_Paragraph_20_Font"><text:span text:style-name="T1"> i</text:span></text:span><text:span text:style-name="Default_20_Paragraph_20_Font"><text:span text:style-name="T8">ndicabantur, atque</text:span></text:span><text:span text:style-name="Default_20_Paragraph_20_Font"><text:span text:style-name="T1"> i</text:span></text:span><text:span text:style-name="Default_20_Paragraph_20_Font"><text:span text:style-name="T8">psarum non-</text:span></text:span></text:p>
      <text:p text:style-name="P2"><text:span text:style-name="Default_20_Paragraph_20_Font"><text:span text:style-name="T8">.nu</text:span></text:span><text:span text:style-name="Default_20_Paragraph_20_Font"><text:span text:style-name="T1">ll</text:span></text:span><text:span text:style-name="Default_20_Paragraph_20_Font"><text:span text:style-name="T8">is reversa sunt. .Quare h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</text:span></text:span><text:span text:style-name="Default_20_Paragraph_20_Font"><text:span text:style-name="T8">e adhuc ipsarum p</text:span></text:span><text:span text:style-name="Default_20_Paragraph_20_Font"><text:span text:style-name="T1">l</text:span></text:span><text:span text:style-name="Default_20_Paragraph_20_Font"><text:span text:style-name="T8">u-<text:line-break/>r</text:span></text:span><text:span text:style-name="Default_20_Paragraph_20_Font"><text:span text:style-name="T1">imi </text:span></text:span><text:span text:style-name="Default_20_Paragraph_20_Font"><text:span text:style-name="T8">aegrotabant, p</text:span></text:span><text:span text:style-name="Default_20_Paragraph_20_Font"><text:span text:style-name="T1">l</text:span></text:span><text:span text:style-name="Default_20_Paragraph_20_Font"><text:span text:style-name="T8">erosque ver</text:span></text:span><text:span text:style-name="Default_20_Paragraph_20_Font"><text:span text:style-name="T1">o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r</text:span></text:span><text:span text:style-name="Default_20_Paragraph_20_Font"><text:span text:style-name="T8">a . cr</text:span></text:span><text:span text:style-name="Default_20_Paragraph_20_Font"><text:span text:style-name="T1">i</text:span></text:span><text:span text:style-name="Default_20_Paragraph_20_Font"><text:span text:style-name="T8">sin rel</text:span></text:span><text:span text:style-name="Default_20_Paragraph_20_Font"><text:span text:style-name="T1">i</text:span></text:span><text:span text:style-name="Default_20_Paragraph_20_Font"><text:span text:style-name="T8">que-<text:line-break/></text:span></text:span><text:span text:style-name="Default_20_Paragraph_20_Font"><text:span text:style-name="T1">i </text:span></text:span><text:span text:style-name="Default_20_Paragraph_20_Font"><text:span text:style-name="T8">un</text:span></text:span><text:span text:style-name="Default_20_Paragraph_20_Font"><text:span text:style-name="T1">i</text:span></text:span></text:p>
      <text:p text:style-name="P1"><text:span text:style-name="Default_20_Paragraph_20_Font"><text:span text:style-name="T1">Quod nunc Hippocrates de secunda hieme mentionem<text:line-break/>faciat, non de prima, quam in principio totius status re-<text:line-break/>censuit, patet omnibus. Siquidem omnes morbi, de<text:line-break/>quibus ipsi nunc oratio est, secundo potissimum autumno<text:line-break/>viguerunt, deinde eorum quidam incipiente hieme cessa-<text:line-break/>verunt, nonnulli vero longius producti sunt. Quod vero<text:line-break/>ipsi citra ordinem essent et reverterentur ex frigoreni-<text:line-break/>mirum et humorum morbos procreantium multitudine,<text:line-break/>jure incidit, indeque superstitibus eadem acciderunt.</text:span></text:span></text:p>
      <text:h text:style-name="Heading_20_2" text:outline-level="2"><text:span text:style-name="Default_20_Paragraph_20_Font">, . .<text:tab/>...al .XXXIV . .</text:span></text:h>
      <text:p text:style-name="P4"><text:span text:style-name="Default_20_Paragraph_20_Font"><text:span text:style-name="T8">allece au</text:span></text:span><text:span text:style-name="Default_20_Paragraph_20_Font"><text:span text:style-name="T1">t</text:span></text:span><text:span text:style-name="Default_20_Paragraph_20_Font"><text:span text:style-name="T8">em tum sosp</text:span></text:span><text:span text:style-name="Default_20_Paragraph_20_Font"><text:span text:style-name="T1">iti</text:span></text:span><text:span text:style-name="Default_20_Paragraph_20_Font"><text:span text:style-name="T8">bu</text:span></text:span><text:span text:style-name="Default_20_Paragraph_20_Font"><text:span text:style-name="T1">s t</text:span></text:span><text:span text:style-name="Default_20_Paragraph_20_Font"><text:span text:style-name="T8">um</text:span></text:span><text:span text:style-name="Default_20_Paragraph_20_Font"><text:span text:style-name="T1"> mi</text:span></text:span><text:span text:style-name="Default_20_Paragraph_20_Font"><text:span text:style-name="T8">n</text:span></text:span><text:span text:style-name="Default_20_Paragraph_20_Font"><text:span text:style-name="T1">im</text:span></text:span><text:span text:style-name="Default_20_Paragraph_20_Font"><text:span text:style-name="T8">e superst</text:span></text:span><text:span text:style-name="Default_20_Paragraph_20_Font"><text:span text:style-name="T1">it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ac-<text:line-break/></text:span></text:span><text:span text:style-name="Default_20_Paragraph_20_Font"><text:span text:style-name="T1">o</text:span></text:span><text:span text:style-name="Default_20_Paragraph_20_Font"><text:span text:style-name="T8">derunt su</text:span></text:span><text:span text:style-name="Default_20_Paragraph_20_Font"><text:span text:style-name="T1">a</text:span></text:span><text:span text:style-name="Default_20_Paragraph_20_Font"><text:span text:style-name="T8">que multa ac varia in</text:span></text:span><text:span text:style-name="Default_20_Paragraph_20_Font"><text:span text:style-name="T1"> mo</text:span></text:span><text:span text:style-name="Default_20_Paragraph_20_Font"><text:span text:style-name="T8">rbis acrtsia, ma-</text:span></text:span></text:p>
      <text:p text:style-name="P2"><text:span text:style-name="Default_20_Paragraph_20_Font"><text:span text:style-name="T7">ximum etiam ac pessimum signum perpetuo comitabatur,<text:line-break/>quod cibos omnes plerique aversarentur, iique max</text:span></text:span>i<text:span text:style-name="Default_20_Paragraph_20_Font"><text:span text:style-name="T7">me<text:line-break/>quibus cetera quoque perniciosa ex</text:span></text:span>i<text:span text:style-name="Default_20_Paragraph_20_Font"><text:span text:style-name="T7">sterent. </text:span></text:span>Esi<text:span text:style-name="Default_20_Paragraph_20_Font"><text:span text:style-name="T7">s autem<text:line-break/>in febribus non admodum intempestive sitiebant.</text:span></text:span></text:p>
      <text:p text:style-name="P1">Quod mente constare et ad ciborum oblationes bene<text:line-break/>habere bonum sit maximum afias ab Hippocrate uni-<text:line-break/>venaliter pronunciatum est ; atque hoc loco particulari<text:line-break/>exemplo confirmatum est. Quod non admodum ipsi siti-<text:line-break/>rent, qualitatem humorum redundantium merito consecu-<text:line-break/>tum est.</text:p>
      <text:h text:style-name="Heading_20_2" text:outline-level="2">XXXV.</text:h>
      <text:p text:style-name="P4"><text:span text:style-name="Default_20_Paragraph_20_Font"><text:span text:style-name="T7">Quum autem tempora producerentur multique labores<text:line-break/>essent et prava colliquatio, his humorum secessus obo-<text:line-break/></text:span></text:span>F<text:span text:style-name="Default_20_Paragraph_20_Font"><text:span text:style-name="T7">iebantur vel maiores quam pro viribus sustinerent au</text:span></text:span></text:p>
      <text:p text:style-name="P2"><text:span text:style-name="Default_20_Paragraph_20_Font"><text:span text:style-name="T7">minores quam quicquam prodessent, verum qui dere-<text:line-break/>pente recurrerent et in deterius evaderent.</text:span></text:span></text:p>
      <text:p text:style-name="P1">Quum incoctorum humorum copia musta fuerit, abs-<text:line-break/>cessus creantur. Si parvi abscessus fuerint, nihil confë-<text:line-break/>runt ; si magni, eoS ferre vires nequeunt. Quod autem<text:line-break/>et nunc per essiuxum vacuationes, apostasia veI abfcesths<text:line-break/>vocitet , per eam quae infertur orationem demonstravit.</text:p>
      <text:h text:style-name="Heading_20_2" text:outline-level="2">XXXVI.</text:h>
      <text:p text:style-name="P4"><text:span text:style-name="Default_20_Paragraph_20_Font"><text:span text:style-name="T7">Quae hos exercebant dysenteriae, tenesini , lienteriae et<text:line-break/>alvi fluxi</text:span></text:span>o<text:span text:style-name="Default_20_Paragraph_20_Font"><text:span text:style-name="T7">nes, quibusdam etiam h</text:span></text:span>y<text:span text:style-name="Default_20_Paragraph_20_Font"><text:span text:style-name="T7">dropes, cum his et<text:line-break/>sine his molestiae.</text:span></text:span></text:p>
      <text:p text:style-name="P1">Quos fuperius scripto textu universe abscessus fuisse<text:line-break/>profert, hos nunc particuIatim percurrit. Morbos hujus-<text:line-break/>modi melito antea fuisse praediximuS, confluentibus in<text:line-break/>alvum excrementis, dysenterias quidem cum cruentis sci-</text:p>
      <text:p text:style-name="P3">liceto dictionibus quocunque modo creatis; tenesmos vero<text:line-break/>qui tensiones sunt .vehementes et intestini^ recti ulcera-<text:line-break/>tione obortae, lienterias autem quae celeres sunt cibo-<text:line-break/>rum non mutatorum transitus, alvi fluxiones vocat, quum<text:line-break/>sine .praedictis ^affectibus deficiuntur tum perpetuo tum<text:line-break/>assidue humida excrementa. Nonnullos et in hjaeros<text:line-break/>acutos decubuIIse an propter humorum frigidorum et<text:line-break/>humidorum redundantiam; nonnullos quidem cum prae-<text:line-break/>dictis symptomatis, nonnullos vero sine his.</text:p>
      <text:h text:style-name="Heading_20_2" text:outline-level="2">, a<text:tab/>.t <text:span text:style-name="Default_20_Paragraph_20_Font"><text:span text:style-name="T7">s</text:span></text:span>tnsc A<text:span text:style-name="Default_20_Paragraph_20_Font"><text:span text:style-name="T7">s</text:span></text:span>t .. XXXVlI.<text:tab/><text:span text:style-name="Default_20_Paragraph_20_Font"><text:span text:style-name="T13">ι</text:span></text:span><text:span text:style-name="Default_20_Paragraph_20_Font"><text:span text:style-name="T17"><text:tab/></text:span></text:span><text:span text:style-name="Default_20_Paragraph_20_Font"><text:span text:style-name="T7">fo l</text:span></text:span></text:h>
      <text:p text:style-name="P4"><text:span text:style-name="Default_20_Paragraph_20_Font"><text:span text:style-name="T7">Quicquid autem ex his</text:span></text:span> u<text:span text:style-name="Default_20_Paragraph_20_Font"><text:span text:style-name="T7">iolenter accidebat, derepente</text:span></text:span> b<text:span text:style-name="Default_20_Paragraph_20_Font"><text:span text:style-name="T7">i-<text:line-break/>res tollebat aut prorsus nihil conserebat.</text:span></text:span></text:p>
      <text:p text:style-name="P1">Qui propter coctionis difficultatem et propter crudo-<text:line-break/>rum .humorum copiam creantur morbi , ab excretionibus<text:line-break/>nihilo juvantur. Dixit enim multas quidem et violentas<text:line-break/>cito .vires devertere ; at quae tales non funt nihil con-</text:p>
      <text:p text:style-name="P3">ferre. Quum autem hae duobus sint modis, nihiI hae<text:line-break/>conferent quae sine concoctione sint ; nihiI quoque et<text:line-break/>aliae; quamvis etiam multae <text:span text:style-name="Default_20_Paragraph_20_Font"><text:span text:style-name="T7">i</text:span></text:span>uvant, nisi coquantur.</text:p>
      <text:h text:style-name="Heading_20_2" text:outline-level="2">XXXVIII.</text:h>
      <text:p text:style-name="Normal"><text:span text:style-name="Default_20_Paragraph_20_Font"><text:span text:style-name="T7">Papulae parvae etiamnum pro excretion</text:span></text:span><text:span text:style-name="Default_20_Paragraph_20_Font"><text:span text:style-name="T1">e </text:span></text:span><text:span text:style-name="Default_20_Paragraph_20_Font"><text:span text:style-name="T7">m</text:span></text:span><text:span text:style-name="Default_20_Paragraph_20_Font"><text:span text:style-name="T1">o</text:span></text:span><text:span text:style-name="Default_20_Paragraph_20_Font"><text:span text:style-name="T7">rborum ma-<text:line-break/>gnitudine erumpebant; imo cito prorsum occultabantur<text:line-break/>aut pone aures oedemata nigricantia oboriebantur, quae<text:line-break/>non solverentur nihilque significarent.</text:span></text:span></text:p>
      <text:p text:style-name="P1">Omnium quae tunc fuerunt pathematum principium<text:line-break/>suit humorum cruditas. Si namque natura per vim<text:line-break/>eorum quosdam excernere aggressa esset, nihil iuvabat.<text:line-break/>Imo ab ipsis evicta aut confertim in profundum recurrere<text:line-break/>permisit aut ob factarum excretionum paucitatem ad abs-<text:line-break/>cessum essiciendum concitata est.</text:p>
      <text:h text:style-name="P29" text:outline-level="2">XXXIX.</text:h>
      <text:p text:style-name="P4"><text:span text:style-name="Default_20_Paragraph_20_Font"><text:span text:style-name="T7">Quibusdam in articulos praecipueque in coxendicem de-<text:line-break/>cumbebant , paucis decretorio cessabant , statimque rur-<text:line-break/>sus evicti ad pristinum habitum reoertebantur.</text:span></text:span></text:p>
      <text:p text:style-name="P1">Itaque quod abscessus per decubitum aut repositi<text:span text:style-name="Default_20_Paragraph_20_Font"><text:span text:style-name="T7">o</text:span></text:span>nem<text:line-break/>in diuturnis m<text:span text:style-name="Default_20_Paragraph_20_Font"><text:span text:style-name="T7">o</text:span></text:span>rbis potissimum fiat quodque inprimis ad<text:line-break/>articulos ab eo in universum didicerimus etiam nunc<text:line-break/>ex hoc particulari testimonio c<text:span text:style-name="Default_20_Paragraph_20_Font"><text:span text:style-name="T7">o</text:span></text:span>nfirmatum habebimus. Quia<text:line-break/>vero multa eflët tum crudorum t<text:span text:style-name="Default_20_Paragraph_20_Font"><text:span text:style-name="T7">u</text:span></text:span>m frigidorum tum in-<text:line-break/>coctor<text:span text:style-name="Default_20_Paragraph_20_Font"><text:span text:style-name="T7">u</text:span></text:span>m humorum redundantia, pr<text:span text:style-name="Default_20_Paragraph_20_Font"><text:span text:style-name="T7">o</text:span></text:span>pterea multis in ma-<text:line-break/>ximum articulum decubuit, <text:span text:style-name="Default_20_Paragraph_20_Font"><text:span text:style-name="T7">s</text:span></text:span>ed non excernebantur propter<text:line-break/>difficilem humorum concoctionem; si cui vero etiam ces-<text:line-break/>favisse viderentur, quamprimum recidebant; hoc enim est<text:line-break/>quod significatur, relinquebantur <text:span text:style-name="Default_20_Paragraph_20_Font"><text:span text:style-name="T7">o</text:span></text:span>edemata facta sursum<text:line-break/>latione; rursus autem revertentia in priorem habitum re-<text:line-break/>lapsa sunt. Etenim etiam id ab eo declaratur hisce ver-</text:p>
      <text:p text:style-name="P3">his: statimque rursus evicta ad pristinum habitum rcver-<text:line-break/>tebantur.</text:p>
      <text:h text:style-name="Heading_20_2" text:outline-level="2">Xsu</text:h>
      <text:p text:style-name="P4"><text:span text:style-name="Default_20_Paragraph_20_Font"><text:span text:style-name="T7">Moriebantur autem ex omnibus quidem atque ex his plu-<text:line-break/>rimi pueri</text:span></text:span> j<text:span text:style-name="Default_20_Paragraph_20_Font"><text:span text:style-name="T7">am ablactati e</text:span></text:span>t <text:span text:style-name="Default_20_Paragraph_20_Font"><text:span text:style-name="T7">natu ma</text:span></text:span>j<text:span text:style-name="Default_20_Paragraph_20_Font"><text:span text:style-name="T7">ores, octennes,<text:line-break/>ac decennes et prope puberes. His autem ista non absque<text:line-break/>prius descript</text:span></text:span>i<text:span text:style-name="Default_20_Paragraph_20_Font"><text:span text:style-name="T7">s; prima cero plerisque sine his contia-</text:span></text:span></text:p>
      <text:p text:style-name="P1">Quum praesens status evincentem habuisset potissi-<text:line-break/>tllillll humiditatem , (ea namque <text:span text:style-name="Default_20_Paragraph_20_Font"><text:span text:style-name="T7">o</text:span></text:span> naturali desciverat) qui<text:line-break/>frigidi et sicci essent humores, humiditatis et frigiditatis<text:line-break/>pravitati minus patebant; nam corpora promptius ab his<text:line-break/>pati causis demonstravimus, quae ip<text:span text:style-name="Default_20_Paragraph_20_Font"><text:span text:style-name="T7">s</text:span></text:span>orum intemperiebus<text:line-break/>congeneres existunt.</text:p>
      <text:h text:style-name="P29" text:outline-level="2">XLI.<text:tab/>. l</text:h>
      <text:p text:style-name="Normal"><text:span text:style-name="Default_20_Paragraph_20_Font"><text:span text:style-name="T1">U</text:span></text:span><text:span text:style-name="Default_20_Paragraph_20_Font"><text:span text:style-name="T7">nicum</text:span></text:span><text:span text:style-name="Default_20_Paragraph_20_Font"><text:span text:style-name="T1"> r</text:span></text:span><text:span text:style-name="Default_20_Paragraph_20_Font"><text:span text:style-name="T7">ero utile et eorum quae edebantur signorum ma-<text:line-break/>ximum , quodque plurimos maximis periculis immersas<text:line-break/>liberavit, hoc suit, quibus ad stranguriam divertissent<text:line-break/>et in hanc abscessus concidissent^ Accidebat quoque<text:line-break/>caeteris multis tum surrectis tum decumbentibus. </text:span></text:span><text:span text:style-name="Default_20_Paragraph_20_Font"><text:span text:style-name="T1">H</text:span></text:span><text:span text:style-name="Default_20_Paragraph_20_Font"><text:span text:style-name="T7">is<text:line-break/>etiam illico ma</text:span></text:span><text:span text:style-name="Default_20_Paragraph_20_Font"><text:span text:style-name="T1">t^</text:span></text:span><text:span text:style-name="Default_20_Paragraph_20_Font"><text:span text:style-name="T7">na ouaedam omnium mutatio contin</text:span></text:span><text:span text:style-name="Default_20_Paragraph_20_Font"><text:span text:style-name="T1">g</text:span></text:span><text:span text:style-name="Default_20_Paragraph_20_Font"><text:span text:style-name="T7">e-<text:line-break/>t</text:span></text:span><text:span text:style-name="Default_20_Paragraph_20_Font"><text:span text:style-name="T1"> c?</text:span></text:span></text:p>
      <text:p text:style-name="P1"><text:span text:style-name="Default_20_Paragraph_20_Font"><text:span text:style-name="T7">bat: alvi namque etiamsi sarsuu humectatae essent,<text:line-break/>statim maligno modo tum sistebantur, suque</text:span></text:span><text:span text:style-name="Default_20_Paragraph_20_Font"><text:span text:style-name="T1"> i</text:span></text:span><text:span text:style-name="Default_20_Paragraph_20_Font"><text:span text:style-name="T7">ucunde ad<text:line-break/>omnes cibos habebant; posteaque febres m</text:span></text:span><text:span text:style-name="Default_20_Paragraph_20_Font"><text:span text:style-name="T1">t</text:span></text:span><text:span text:style-name="Default_20_Paragraph_20_Font"><text:span text:style-name="T7">tes perci-<text:line-break/>piebantur. </text:span></text:span><text:span text:style-name="Default_20_Paragraph_20_Font"><text:span text:style-name="T1">sa</text:span></text:span><text:span text:style-name="Default_20_Paragraph_20_Font"><text:span text:style-name="T7">rum stranguria diuturna ac laboriosa<text:line-break/>erat.</text:span></text:span></text:p>
      <text:p text:style-name="P1">Dixerat etiam superius strangnriosa et non nephritica<text:line-break/>symptomata his accidisse, etsi quandam communitatem for-<text:line-break/>tiuntur, verum alia pro aliis. Nosque diximus, ubi cor-<text:line-break/>poris excrementa per renes expurgantur, fit illis stranguria</text:p>
      <text:p text:style-name="P3">tum alias tum maxime propter confluentium urinarum<text:line-break/>acrimoniam, ex qua et nunc causa fuit. Tenere autem<text:line-break/>memoria oportet nunc etiam abscessus ad stranguriam sa-<text:line-break/>ctos ipsum dicere, quamquam per effluxum, non per de-<text:line-break/>cubitum toto corpore molesti humores separarentur. Ut<text:line-break/>enim per alvum saepius univer<text:span text:style-name="Default_20_Paragraph_20_Font"><text:span text:style-name="T7">s</text:span></text:span>um corpus expurgatur,<text:line-break/>sic et per renes et vesicam. At his diuturna est strangu-<text:line-break/>ria et laboriose univerfum corpus per stranguriam expur-<text:line-break/>gatur. Has autem partes per quas acrium urinarum ex-<text:line-break/>cretio fiebat pati erat necesse, quod scilicet morderentur<text:line-break/>et excretionis continuitate infestarentur, hinc et in ipso<text:line-break/>urinarum transitu laborio<text:span text:style-name="Default_20_Paragraph_20_Font"><text:span text:style-name="T7">s</text:span></text:span>e habebant. Hujusmodi vero<text:line-break/>symptomata diutius ipsis facta sunt eh excrementorum<text:line-break/>quae expurgabantur plenitudinem.</text:p>
      <text:h text:style-name="P29" text:outline-level="2">XI.ll.</text:h>
      <text:p text:style-name="P4">H<text:span text:style-name="Default_20_Paragraph_20_Font"><text:span text:style-name="T7">is autem extiterunt urinae copiosae, crassae, cariae et<text:line-break/>rubrae, cum dolore putri permixtae</text:span></text:span>. I</text:p>
      <text:p text:style-name="P1">Haec omnia toto corpore pravorum humorum super-<text:line-break/>deitatem deponente oboriebatur, quapropter etiam omnes<text:line-break/>conservati snnI. Quum autem ea varia esset, nt ante<text:line-break/>docuimus, aliud siquidem alteri redundabat, merito et in<text:line-break/>urinis ipsis suit varietas. Quum enim non omnibus essent<text:line-break/>similes, Ied his quidem talis, aliis vero alia.</text:p>
      <text:h text:style-name="Heading_20_2" text:outline-level="2">XI.HI. T.L. <text:span text:style-name="Default_20_Paragraph_20_Font"><text:span text:style-name="T7">A A</text:span></text:span> Ii</text:h>
      <text:p text:style-name="P4"><text:span text:style-name="Default_20_Paragraph_20_Font"><text:span text:style-name="T7">At hi omnes superstites evaserunt, eorumque nullum in-<text:line-break/>tersisse no</text:span></text:span>n<text:span text:style-name="Default_20_Paragraph_20_Font"><text:span text:style-name="T7">i. Quaecunque citra periculum erant.</text:span></text:span></text:p>
      <text:p text:style-name="P1">Quare superstites evaserunt praenunciatum est: per<text:line-break/>urinas enim expurgati funt. Hoc autem <text:span text:style-name="Default_20_Paragraph_20_Font"><text:span text:style-name="T7">quaecunque citra</text:span></text:span></text:p>
      <text:h text:style-name="P29" text:outline-level="2">XL1V. t t</text:h>
      <text:p text:style-name="P18"><text:span text:style-name="Default_20_Paragraph_20_Font"><text:span text:style-name="T7">Comes excretorum undique secedentium concoctiones tem-<text:line-break/>pesti</text:span></text:span>u<text:span text:style-name="Default_20_Paragraph_20_Font"><text:span text:style-name="T7">as aut bonos et</text:span></text:span> j<text:span text:style-name="Default_20_Paragraph_20_Font"><text:span text:style-name="T7">udicatorios abscessus explorare<text:line-break/>decet.</text:span></text:span></text:p>
      <text:p text:style-name="P1">Nonnulli prius descripti status finem praesentis enar-<text:line-break/>rationis principium fecerunt, ut ea sic sc habeat: Quae-<text:line-break/>cunque citra periculum omnes excretorum undique sece-<text:line-break/>dentium concoctiones tempestivas aut bonas et judicatorios<text:line-break/>abscessus expIorare decet, ut orationis intelligentia talis<text:line-break/>quidem suerit. Quicunque citra^ periculum affectus pro-<text:line-break/>cedunt, in bis concoctiones considerandae sunt; fieri vero<text:line-break/>potest ut et per se proposita oratio legatur, ut de omni-<text:line-break/>bus simpliciter morbia ab ipso universe dicatur qui absque<text:line-break/>matura concoctione lunt^ Concoctio namque est quaedam</text:p>
      <text:p text:style-name="P3">eorum, quae praeter naturam funt, morbi maturatio. At<text:line-break/>ipsa concoctio est in coquentis substantiam deductio quae-<text:line-break/>dam ejus quod concoquitur. Corpore igitur secundum<text:line-break/>naturam habente, quum concoquitur familiarem habuerit<text:line-break/>naturam, totius materiae concoquendae fit mutatio et al-<text:line-break/>teratio aut maximae ejus partis, paucissima nobis immo-<text:line-break/>rante semicocta. . Praeter naturam vero affectis c<text:span text:style-name="Default_20_Paragraph_20_Font"><text:span text:style-name="T7">o</text:span></text:span>rporibus,<text:line-break/>hoc est a natura tum permutant^ tum altercantis alienis,<text:line-break/>quod quidem assimiIatur paucum est; semicoctum vero<text:line-break/>superfluum copiosum. Ut autem in corporibus secundum<text:line-break/>naturam habentibus excrementa coctionem demonstrant,<text:line-break/>sic et in laborantibus demonstrabunt. Alvi itaque dejecta<text:line-break/>deorsum excrementa tum incoctionem tum coctionem ex<text:line-break/>propria produnt forma, quae cum tussi rejiciuntur eorum<text:line-break/>quae in thorace et pulmonibus funt; quae per nasum ex-<text:line-break/>cernimus eorum quae in cerebro existunt ; at quae per<text:line-break/>urinas procedunt eorum quae in venis. Verum de his<text:line-break/>demonstratum est tum in commentariis de naturalibus fa-</text:p>
      <text:p text:style-name="P3">cultatibus tum in libro de crisibus ac praesertim in libro<text:line-break/>de morborum temporibus, in quibus scriptae sunt eorum<text:line-break/>qui concoquuntur morborum notae, quodque nunc Hsp.<text:span text:style-name="Default_20_Paragraph_20_Font"><text:span text:style-name="T7">t<text:line-break/></text:span></text:span>pocrates eos facere Imperat qm ex vacuans excrementIs<text:line-break/>morborum concoctiones explorant. Nonnulli vero in ora-<text:line-break/>tionis sine pro <text:span text:style-name="Default_20_Paragraph_20_Font"><text:span text:style-name="T7">explorare, fecere</text:span></text:span> scribunt, orationem quanu<text:line-break/>dam actionis, curationis et consilii, non dignotionis esse<text:line-break/>volentes. Si namque concoctiones explorare jubeat, ad<text:line-break/>dign<text:span text:style-name="Default_20_Paragraph_20_Font"><text:span text:style-name="T7">a</text:span></text:span>tionem praenotionemque spectabit orati<text:span text:style-name="Default_20_Paragraph_20_Font"><text:span text:style-name="T7">o; </text:span></text:span>fi vero<text:line-break/>facere, ad curationem pertinebit. Quod autem conc<text:span text:style-name="Default_20_Paragraph_20_Font"><text:span text:style-name="T7">o</text:span></text:span>ctio-<text:line-break/>nes faciant omnia , quae mediocriter calefaciunt tum cibi<text:line-break/>tum fomenta tum cataplasmata , frictio item mediocris,<text:line-break/>atque ex eo genere balnea, constat omnibus. Quorum<text:line-break/>omnium singularis usus in libris methodi medendi expla-<text:line-break/>natns est. Non solum autem morborum concoctiones ipsum<text:line-break/>considerare vel facere conveniebat; utrumque enim verum<text:line-break/>est, verum etiam et ab<text:span text:style-name="Default_20_Paragraph_20_Font"><text:span text:style-name="T7">s</text:span></text:span>cessus per effluxum, qu<text:span text:style-name="Default_20_Paragraph_20_Font"><text:span text:style-name="T7">o</text:span></text:span>s et prae-</text:p>
      <text:p text:style-name="P3">cipue cum diligentia curare oportet, aut eos qui per de-<text:line-break/>cubitum in partes ignobiliores fiunt: secundus enim hic<text:line-break/>est sc<text:span text:style-name="Default_20_Paragraph_20_Font"><text:span text:style-name="T7">a</text:span></text:span>p<text:span text:style-name="Default_20_Paragraph_20_Font"><text:span text:style-name="T7">u</text:span></text:span>s, quum abscessus per emissionem consequi ne-<text:line-break/>q<text:span text:style-name="Default_20_Paragraph_20_Font"><text:span text:style-name="T7">u</text:span></text:span>eamus. Quum itaque ad ventrem rep<text:span text:style-name="Default_20_Paragraph_20_Font"><text:span text:style-name="T7">u</text:span></text:span>nt excrementa,<text:line-break/>haec juvare convenit clysteribus, qui eo attrahere valeant<text:line-break/>atq<text:span text:style-name="Default_20_Paragraph_20_Font"><text:span text:style-name="T7">u</text:span></text:span>e his quae in tota vict<text:span text:style-name="Default_20_Paragraph_20_Font"><text:span text:style-name="T7">u</text:span></text:span>s ratione ad id conferant;<text:line-break/>sin ad renes, urinas cientibus. si ad colum, acribus medi-<text:line-break/>c<text:span text:style-name="Default_20_Paragraph_20_Font"><text:span text:style-name="T7">e</text:span></text:span>mentis illud calefacientibus.</text:p>
      <text:h text:style-name="Heading_20_2" text:outline-level="2">XLV.</text:h>
      <text:p text:style-name="P4"><text:span text:style-name="Default_20_Paragraph_20_Font"><text:span text:style-name="T1">.C</text:span></text:span><text:span text:style-name="Default_20_Paragraph_20_Font"><text:span text:style-name="T7">oncoctiones cr</text:span></text:span><text:span text:style-name="Default_20_Paragraph_20_Font"><text:span text:style-name="T1">i</text:span></text:span><text:span text:style-name="Default_20_Paragraph_20_Font"><text:span text:style-name="T7">sis celeritatem ac fecuram sanitatem stgni--<text:line-break/>stcant.</text:span></text:span></text:p>
      <text:p text:style-name="P1">Superiori text<text:span text:style-name="Default_20_Paragraph_20_Font"><text:span text:style-name="T7">u</text:span></text:span> dixi nonnullos quidem considerare<text:line-break/>concoctiones jubere; nonnullos vero facere et utrosque<text:line-break/>orationis finem bifariam <text:span text:style-name="Default_20_Paragraph_20_Font"><text:span text:style-name="T7">s</text:span></text:span>cribere, quum enarrant alteros<text:line-break/>medicos considerare, alteros facere. Dixi autem utrumque<text:line-break/>commode a medici<text:span text:style-name="Default_20_Paragraph_20_Font"><text:span text:style-name="T7">s</text:span></text:span> exerceri . nam si considerare scriptum</text:p>
      <text:p text:style-name="P3">fit, prorfus id facere consequitur. Aemulum siq<text:span text:style-name="Default_20_Paragraph_20_Font"><text:span text:style-name="T7">u</text:span></text:span>idem<text:line-break/>saturae simulque ministrum medicum esse vult Hipp<text:span text:style-name="Default_20_Paragraph_20_Font"><text:span text:style-name="T7">o</text:span></text:span>cra-<text:line-break/>tes. Quod vero praestiterit scribere in priore oratione,<text:line-break/>co<text:span text:style-name="Default_20_Paragraph_20_Font"><text:span text:style-name="T7">nsiderare</text:span></text:span>, planum fecit quum hic per hanc pronunciat<text:line-break/>concoctiones crisis celeritatem et securam sanitatem por-<text:line-break/>tendere. Neque enim significare dixisset<text:span text:style-name="Default_20_Paragraph_20_Font"><text:span text:style-name="T7">, s</text:span></text:span>ed facere, si<text:line-break/>medicis ipsis consuluisset concoctiones facere, sed hoc<text:line-break/><text:span text:style-name="Default_20_Paragraph_20_Font"><text:span text:style-name="T7">q</text:span></text:span>uidem ubi morbos sanat consulit; nunc in epidemiorum<text:line-break/>tractatu dignotiones et praen<text:span text:style-name="Default_20_Paragraph_20_Font"><text:span text:style-name="T7">o</text:span></text:span>tiones ipsis proponit viamque<text:line-break/>medendi simul univer<text:span text:style-name="Default_20_Paragraph_20_Font"><text:span text:style-name="T7">s</text:span></text:span>e innuit, etiamsi non exprimat.<text:line-break/>Nam quod simul innuat manifestum est<text:span text:style-name="Default_20_Paragraph_20_Font"><text:span text:style-name="T7">e</text:span></text:span> Si enim quae<text:line-break/>probe a natura fiunt, medicum imitari velit, concoctio-<text:line-break/>nes autem ipsius opus sint, liquet ipsas et crisis ceteri ta-<text:line-break/>tem et securam sanitatem significat<text:span text:style-name="Default_20_Paragraph_20_Font"><text:span text:style-name="T7">o</text:span></text:span>res; nos autem ipsas<text:line-break/>adjuvantes concoctiones effecturos.</text:p>
      <text:h text:style-name="P29" text:outline-level="2">X I. VI.</text:h>
      <text:p text:style-name="Normal"><text:span text:style-name="Default_20_Paragraph_20_Font"><text:span text:style-name="T7">Cruda</text:span></text:span> n<text:span text:style-name="Default_20_Paragraph_20_Font"><text:span text:style-name="T7">ero et incocta et in malos abscessus co</text:span></text:span>n<text:span text:style-name="Default_20_Paragraph_20_Font"><text:span text:style-name="T7">versu<text:line-break/>^lacr</text:span></text:span>i<text:span text:style-name="Default_20_Paragraph_20_Font"><text:span text:style-name="T7">stat aut dolores aut diuturnitatem .aut. mortem aut<text:line-break/></text:span></text:span>L. <text:span text:style-name="Default_20_Paragraph_20_Font"><text:span text:style-name="T7">eorundem reversiones stg</text:span></text:span>m<text:span text:style-name="Default_20_Paragraph_20_Font"><text:span text:style-name="T7">sicant. </text:span></text:span>j nn / . .io,</text:p>
      <text:p text:style-name="P1">Quemadmodum <text:span text:style-name="Default_20_Paragraph_20_Font"><text:span text:style-name="T7">r</text:span></text:span>cloncoctiones fiunt , natura morbosas<text:line-break/>causas evincente, sic et<text:span text:style-name="Default_20_Paragraph_20_Font"><text:span text:style-name="T7">i</text:span></text:span>am non evincente contraria. Ita-<text:line-break/>que celeritati indicationis in coctionibus dictae contraria<text:line-break/>est morborum diuturnitas; securitati vero in illis et acri-<text:line-break/>sia et, mors et; recidivae opponuntur<text:span text:style-name="Default_20_Paragraph_20_Font"><text:span text:style-name="T7">; s</text:span></text:span>anitati autem iljju<text:line-break/>communiter quae .nunc dicta sunt omnia et particulatim<text:line-break/>dolores. Nam quae sana sunt corpora, doloris carentiam<text:line-break/>a<text:span text:style-name="Default_20_Paragraph_20_Font"><text:span text:style-name="T7">u</text:span></text:span>t indolentiam vel molestiae vacuitatem ( nihil enim re-<text:line-break/>fert quo appelIare modo volueris ) propriam habent ,in-<text:line-break/>separabiIe, at acrisiae vocab<text:span text:style-name="Default_20_Paragraph_20_Font"><text:span text:style-name="T7">u</text:span></text:span>lum bisariam memini ah<text:line-break/>ipsio dici, aut quum nuIIo modo sutura sit crisis, aut prava.<text:line-break/>futura. Atque hoc utroque significatu morbor<text:span text:style-name="Default_20_Paragraph_20_Font"><text:span text:style-name="T7">u</text:span></text:span>m incoctio-<text:line-break/>nes acrisiae comitantur. Este vero memores omnem mor-</text:p>
      <text:p text:style-name="P3">horum concoctionem in humorum alteratione consistere.<text:line-break/>fletum protensa est per solida corpora natura, quae illo-<text:line-break/>tum est facultas, fit humoribus concoctio a solidis cor-<text:line-break/>Ioribus sanis ; ut quum haec ipsa aegrotant, jam in habitu<text:line-break/>morbus sit, extremumque periculum existat quibus ipsum<text:line-break/>invehit. Sanari autem prius non potest quam solida ipsa<text:line-break/>corpora propriam surditatem recuperaverint quae invalidi<text:line-break/>frigidi , humidi et sicci symmetria posita est; quare etiam<text:line-break/>ipsa corporum solidorum sanitas in horum symmetria sita<text:line-break/>est, ita ut nihil referre videatur vel bonam partium simi-<text:line-break/>tarium temperiem sanitatem esse dicas vel elementorum<text:line-break/>ex quibus generati sumus symmetriam. At quomodo<text:line-break/>solidor<text:span text:style-name="Default_20_Paragraph_20_Font"><text:span text:style-name="T7">u</text:span></text:span>m corporum morbis medendum sit, in libris me-<text:line-break/>thodi medendi enunciatum est. Ut autem in omnibus<text:line-break/>omnia dicantur, fieri nequit. Hic enim summa inciden-<text:line-break/>tium medendi specuIationem capita duntaxat annotare<text:line-break/>satis est, quemadmodum et eorum quae ad dignotionem</text:p>
      <text:p text:style-name="P2">spectant. Nam quod unicuique tractatui proprium existit,<text:line-break/>absolute percurrere oportet, quod vero obiter incidit,<text:line-break/>per capita pr<text:span text:style-name="Default_20_Paragraph_20_Font"><text:span text:style-name="T7">o</text:span></text:span>dere.</text:p>
      <text:h text:style-name="Heading_20_2" text:outline-level="2">XLV1I.</text:h>
      <text:p text:style-name="P4">H<text:span text:style-name="Default_20_Paragraph_20_Font"><text:span text:style-name="T7">orum autem quodcunque maxime futurum sit, ex aliis<text:line-break/>considerandum est.</text:span></text:span></text:p>
      <text:p text:style-name="P1">Quorum de arte praenoscendi mentionem fecit, ea<text:line-break/>in prognostici libro docuit. SinguIa namque praedicta ex<text:line-break/>Ilis quae illo in libro s<text:span text:style-name="Default_20_Paragraph_20_Font"><text:span text:style-name="T7">u</text:span></text:span>nt scripta patent, nosque illum<text:line-break/>tribus commentariis explanavim<text:span text:style-name="Default_20_Paragraph_20_Font"><text:span text:style-name="T7">u</text:span></text:span>s. In quorum sine quod<text:line-break/>epidemiorum libri prognosticum sequantur ostendimus,<text:line-break/>fcriptosque illum in librum commentarios propter libros<text:line-break/>de crisibus, in quibus praenotiones explicatae sunt tum<text:line-break/>perniciosi tum mansueti morbi , qui item in unoquoque<text:line-break/>iudiciorum praefiniti dies, quaenam bona judicia, quae</text:p>
      <text:p text:style-name="P3">secura, quae violenta. lam et de omnibus aliis quae ad<text:line-break/>hanc speculationem spectant.<text:line-break/></text:p>
      <text:h text:style-name="Heading_20_2" text:outline-level="2">XLVIH.</text:h>
      <text:p text:style-name="P4">P<text:span text:style-name="Default_20_Paragraph_20_Font"><text:span text:style-name="T7">raeterita enuncianda , praesentia cognoscenda et satura<text:line-break/>praedicenda.</text:span></text:span></text:p>
      <text:p text:style-name="P1">Etiam in prognostici libro statim ab initio pronun-<text:line-break/>ciavit, praenoscens enim ac praedicens coram aegris tum<text:line-break/>praesentia tum praeterita tum futura. Quod praenotio<text:line-break/>circa tria versatur tempora et quonam pacto hoc efficere<text:line-break/>oporteat, in illius libri commentariis dictum est.</text:p>
      <text:h text:style-name="Heading_20_2" text:outline-level="2">XLIX.</text:h>
      <text:p text:style-name="P1">Ha<text:span text:style-name="Default_20_Paragraph_20_Font"><text:span text:style-name="T7">ec exercere oportet.</text:span></text:span></text:p>
      <text:p text:style-name="P2">Hoc Ioco nunc curare pro exercere dixit. In aliis<text:line-break/>autem saepius exercitationem curam nominat.</text:p>
      <text:p text:style-name="P4">I<text:span text:style-name="Default_20_Paragraph_20_Font"><text:span text:style-name="T7">n his duobus te exercere oportet, ut morbis auxilieris<text:line-break/>aut n</text:span></text:span>o<text:span text:style-name="Default_20_Paragraph_20_Font"><text:span text:style-name="T7">n laedas.</text:span></text:span></text:p>
      <text:p text:style-name="P1">Id ego parvum aliquando duxi et indignum Hippo-<text:line-break/>crate: nempe omnibus hominibus conspicuum esse puta-<text:line-break/>bam. Oportet siquidem medicum imprimis aegrorum au-<text:line-break/>xilio animum intendere, sin minus, ipsos tamen non<text:line-break/>laedere. Quia vero multos vidi praeclaros medicos in his<text:line-break/>jure culpatus quae fecerant aut quum venam secuerint<text:line-break/>aut laverint aut medicamentum aut vinum aut aquam<text:line-break/>frigidam exhibuerint, animadverti mecum forsan et Hip-<text:line-break/>pocrati ipsi tale quid accidisse, ob idque ceteris multis<text:line-break/>luis aequalibus medicis, exindeque prorsus feci ut Ii<text:line-break/>quando magnum quoddam aegro auxilium allaturus sim,</text:p>
      <text:p text:style-name="P3">sit antea apud me cogitem , non <text:span text:style-name="Default_20_Paragraph_20_Font"><text:span text:style-name="T7">s</text:span></text:span>olum quantum juver<text:span text:style-name="Default_20_Paragraph_20_Font"><text:span text:style-name="T7">o si<text:line-break/></text:span></text:span>voti compos fuerim, sed etiam ne quid laedam. NihiI<text:line-break/>itaque unquam feci non ipse prius expertus, ne quid si<text:line-break/>usti compos non elsem aegrotum laederem. Quidam<text:line-break/>rere medici aleatoribus tesseras proicientibus similes ae^<text:line-break/>gr<text:span text:style-name="Default_20_Paragraph_20_Font"><text:span text:style-name="T7">a</text:span></text:span>tis offerre remedia consueverunt, quorum frustratio</text:p>
      <text:p text:style-name="Normal">maximam noxam inferunt aegrotantibus. Artem vero<text:line-break/>discentibus scio visum iri ut mihi nonnunquam juvare<text:line-break/>rel non laedere indignum esse ab Hippocrate primo seri-<text:line-break/>plum fuisse. Verum jam medentibus maniseste scio vir-<text:line-break/>tutem ipsius apparituram. Quod si aliquando propter in-<text:line-break/>consultum vehementis remedii usum aegrotum interire<text:line-break/>contingat, maxime facultatem hujus quod nunc llippo^<text:line-break/>crates proposuit, sentient.</text:p>
      <text:h text:style-name="Heading_20_2" text:outline-level="2">LI.</text:h>
      <text:p text:style-name="P1"><text:span text:style-name="Default_20_Paragraph_20_Font"><text:span text:style-name="T7">A</text:span></text:span><text:span text:style-name="Default_20_Paragraph_20_Font"><text:span text:style-name="T1">r</text:span></text:span><text:span text:style-name="Default_20_Paragraph_20_Font"><text:span text:style-name="T7">tem</text:span></text:span><text:span text:style-name="Default_20_Paragraph_20_Font"><text:span text:style-name="T1"> t</text:span></text:span><text:span text:style-name="Default_20_Paragraph_20_Font"><text:span text:style-name="T7">r</text:span></text:span><text:span text:style-name="Default_20_Paragraph_20_Font"><text:span text:style-name="T1">i</text:span></text:span><text:span text:style-name="Default_20_Paragraph_20_Font"><text:span text:style-name="T7">a c</text:span></text:span><text:span text:style-name="Default_20_Paragraph_20_Font"><text:span text:style-name="T1">i</text:span></text:span><text:span text:style-name="Default_20_Paragraph_20_Font"><text:span text:style-name="T7">rcumscribunt, morbus, aegrotus et medicus.</text:span></text:span></text:p>
      <text:p text:style-name="P3"><text:span text:style-name="Default_20_Paragraph_20_Font"><text:span text:style-name="T7">Medicum artis esse ministrum, aegrumque cum medico<text:line-break/>morbo obluctari oportet.</text:span></text:span></text:p>
      <text:p text:style-name="P1">Tria universa esse pron<text:span text:style-name="Default_20_Paragraph_20_Font"><text:span text:style-name="T7">u</text:span></text:span>nciat, ex quibus et per quae<text:line-break/>curatio absolvitur. Primum quidem morbus est, deinde<text:line-break/>medicus, his mutuo concertantibus et prout aliquis pro-<text:line-break/>tulerit, compugnantibus ac dimicantibus tum medico<text:line-break/>tum morbo. Medicus siquidem morbum profligare conatur,<text:line-break/>morbo vero ne evincatur propositum est. Tertium autem<text:line-break/>ex his aeger est, qui si medico crediderit atque imperata<text:line-break/>fecerit, huic certaminis socius efficitur hostisque morbo.<text:line-break/>Si vero a medico desciverit et quae a morbo concitantur<text:line-break/>egerit, duobus modis medico facit injuriam: uno quidem<text:line-break/>quod dimiserit, altero vero quod secundum fecerit qui<text:line-break/>primus unus esset. Ut autem duos uno validiores esse<text:line-break/>necesse est; constat autem aegrum a morbo imperata, de-<text:line-break/>serto medico, agere, quum scilicet medicus aegrum a fri-<text:line-break/>gidae p<text:span text:style-name="Default_20_Paragraph_20_Font"><text:span text:style-name="T7">o</text:span></text:span>tu abstinere jubet, is autem a febre perustus, ab</text:p>
      <text:p text:style-name="P3">ipsa quo patet , impellitur. Ita vero li et lavetur et vi-<text:line-break/>num assumat aut quicquam aliud agat hujusmodi quod<text:line-break/>interdixit medicus, profecto morbum aucturus est, si quae<text:line-break/>illum oblectant egerit ; medicum vero proditurus , si quae<text:line-break/>non imperat moliatur. Porro in mustis exempIaribus<text:line-break/>scriptus est medicus artisi minister, in quibusdam vero<text:line-break/>non artis minister, sed naturae scliptisi mandatur. NihiI<text:line-break/>tamen ad totius orationis inteIIigentiam differt.</text:p>
      <text:h text:style-name="Heading_20_2" text:outline-level="2"><text:bookmark-start text:name="bookmark30"/>LIl.<text:bookmark-end text:name="bookmark30"/></text:h>
      <text:p text:style-name="P4"><text:span text:style-name="Default_20_Paragraph_20_Font"><text:span text:style-name="T7">Capitis cerviclique dolores et cum doloribus gravitates cum<text:line-break/>febribus et citra scbres oboriuntur.</text:span></text:span></text:p>
      <text:p text:style-name="P1">Hic textus praescriptionis vim habet, quum profitea-<text:line-break/>tur Hippocrates quo capitis cervicisque dolores et gravi-<text:line-break/>tates finiri consueverint, quasque sortiantur differentes<text:line-break/>sese deincepsi pronunciaturum, ac proinde quae ab ipso</text:p>
      <text:p text:style-name="P3">pronunciantur, ad ipsum hoc facientem animum conver-<text:line-break/>tamus.</text:p>
      <text:h text:style-name="Heading_20_2" text:outline-level="2"><text:bookmark-start text:name="bookmark32"/>LUI.<text:bookmark-end text:name="bookmark32"/></text:h>
      <text:h text:style-name="P32" text:outline-level="4"><text:line-break/><text:span text:style-name="Default_20_Paragraph_20_Font"><text:span text:style-name="T7">Phrenitic</text:span></text:span>i<text:span text:style-name="Default_20_Paragraph_20_Font"><text:span text:style-name="T7">s quidem convulsiones.</text:span></text:span></text:h>
      <text:p text:style-name="P1">Convulsiones, inquit, fiunt phreniticiS perseveranti-<text:line-break/>bus capitis coIIique doloribus et gravitatibus.</text:p>
      <text:h text:style-name="Heading_20_2" text:outline-level="2"><text:bookmark-start text:name="bookmark34"/>LIV.<text:bookmark-end text:name="bookmark34"/></text:h>
      <text:p text:style-name="P4"><text:span text:style-name="Default_20_Paragraph_20_Font"><text:span text:style-name="T7">mo etiam aeruginosa vomunt, ex hisque nonnulli</text:span></text:span> C<text:span text:style-name="Default_20_Paragraph_20_Font"><text:span text:style-name="T7">eleri-<text:line-break/>ter intereunt.</text:span></text:span></text:p>
      <text:p text:style-name="P1">A nobis autem demonstratum est ejusmodi deiectio-<text:line-break/>nes et vomitiones assata flaVa bile procreari, ob eamque<text:line-break/>causam hisce deinceps verbis pronunciat, nonnulla celer-<text:line-break/><text:span text:style-name="Default_20_Paragraph_20_Font"><text:span text:style-name="T7">s</text:span></text:span>ime interire, hoc est statim a vomitu emori, consistente<text:line-break/>ex flava bile in cerebri meningumque regionibus phreni-</text:p>
      <text:p text:style-name="P3">tide. Nihil igitur mirum desiccatis his partibus convul-<text:line-break/>sione<text:span text:style-name="T22">s</text:span> oboriri. Nonnulli quidem simul atque tum cum<text:line-break/>convulsi, tum aeruginosa vomuerint, quamprimum intereunt,<text:line-break/>nonnulli vero ob virium robur diem unum aut duos aut<text:line-break/>tres aut interdum quinque supervixerunt.</text:p>
      <text:h text:style-name="Heading_20_2" text:outline-level="2"><text:bookmark-start text:name="bookmark36"/>LV.<text:bookmark-end text:name="bookmark36"/></text:h>
      <text:p text:style-name="P4">I<text:span text:style-name="Default_20_Paragraph_20_Font"><text:span text:style-name="T7">n ardentibus autem aliisque febribus, quibus cervicis qui-e<text:line-break/>dem adest dolor, temporum gravitas et tenebrae oculis<text:line-break/>obortae aut etiam hypochondrii minime cum dolore<text:line-break/>contentio supervenit, his sanguis per nares erumpit.</text:span></text:span></text:p>
      <text:p text:style-name="P1">Quae ita fiunt sanguinis eruptiones, de his in pro-<text:line-break/>gnostici explicatione verba fecimus, quum textum illum<text:line-break/>interpretaremur, cujus extat exordium. At quibus per<text:line-break/>febrem hujusmodi caput dolentibus pro nigri cujusdam</text:p>
      <text:p text:style-name="P3">ante oculos visione caligo adest aut vibrantes lucis fplen-<text:line-break/>flores obversantur et pro stomachi morsu hypochondrio<text:line-break/>ad dextra aut sinistra quiddam neque cum dolore, neque<text:line-break/>cum inflammatione contenditur, iis pro vomitu sanguis e<text:line-break/>naribus fluxurus expectatur. Quodque perfectius illic de<text:line-break/>hiS fcripferit, si textuS inter se comparaveris, didiceris.<text:line-break/>Tantum itaque mihi soIum hoc Ioco adiiciendum erit pro-<text:line-break/>pter Capitonem qui in praesenti oratione scripsit, <text:span text:style-name="Default_20_Paragraph_20_Font"><text:span text:style-name="T7">et hy-<text:line-break/>pochondrii contentio eum dolore. </text:span></text:span>Non enim recte nega-<text:line-break/>tionem <text:span text:style-name="Default_20_Paragraph_20_Font"><text:span text:style-name="T7">non</text:span></text:span> sustulit , tum ob ipsam veritatem tum quod<text:line-break/>in prognostico ab Hippocrate pronuntiatum sit; quum in<text:line-break/>hypochondrio dextro aut sinistro quiddam contenditur,<text:line-break/>neque cum doIore, neque cum inflammatione, his sanguis<text:line-break/>e naribus fluxurus expectandus est. Nam quae hypochon-<text:line-break/>drii sine dolore fit contentio , impetus humorum ad caput<text:line-break/>signum est. Quod si cum doIore sit, viscerum phlegmo-<text:line-break/>nem sequitur. Quum vero capitis calore sursum sangui-</text:p>
      <text:p text:style-name="P3">nem trahente et Iecore impellente fiat contentio , sanguis<text:line-break/>nisi eruptio exspectanda est.</text:p>
      <text:h text:style-name="Heading_20_2" text:outline-level="2"><text:bookmark-start text:name="bookmark38"/>LVI.<text:bookmark-end text:name="bookmark38"/></text:h>
      <text:p text:style-name="Normal"><text:span text:style-name="Default_20_Paragraph_20_Font"><text:span text:style-name="T7">Quibus universi capitis gravitates, stomachi morsus, nau-<text:line-break/>suae ac festalia sunt, his bisiosae ac pituitosae vomi-<text:line-break/>tiones oboriuntur.</text:span></text:span></text:p>
      <text:p text:style-name="P1">Hanc orationem in prognostico his verbis docuit :<text:line-break/>quicunque per febrem non lethalem caput dolere dixerit<text:line-break/>aut etiam prae oculisi tenebrosum quiddam apparere aut<text:line-break/>stomachi morsus huic accesserit , biliofusi aderit vomitus.<text:line-break/>Quod si rigor eIuxerit ac inferiores Ilypochondrii partes<text:line-break/>frigidae exstiterint, celerior etiamnum aderit vomitus. Si<text:line-break/>quid autem fub hoc tempus aut biberit aut efitaverit, ce-<text:line-break/>lerrime vomiturus est. Quibus ex his primo die dolor<text:line-break/>coeperit, ii quarto die magis quam quinto premuntur,<text:line-break/>at septimo liberantur. Quin eorum plurimi quarto qui-<text:line-break/>dem die dolere incipiunt, quinto vero maxime vexantur,</text:p>
      <text:p text:style-name="P3">verum nono et undecimo liberantur. Qui vero quinto die<text:line-break/>dolere incipiunt et quae cetera pro ratione prioribus ipsis<text:line-break/>accidunt, iis ad decimum quartum diem morbus desinet.<text:line-break/>Haec autem oboriuntur viris quidem ac mulieribus in<text:line-break/>tertianis praesertim, iunioribus vero tum in his quidem<text:line-break/>accidunt, sed magis in continuis febribus tum in legiti-<text:line-break/>mis tertianis. Haec oratio de iisdem quae nunc praecur-<text:line-break/>rit, in prognostico scripta est, ac ipsam nos intortio quem<text:line-break/>in eum scripsimus commentario interpretati fumus. Quare<text:line-break/>quum accuratius totum hunc sermonem in prognostico<text:line-break/>scriptum videamus, de iisdem rursum hoc Ioco dicere<text:line-break/>non opus est. Si quid autem hoc in libro exceIlentms<text:line-break/>procumbat, id sequentibus orationibuS explicaturus sum;<text:line-break/>tenentibus memoria nobis quod proprie vocata expositio<text:line-break/>in obscuris fiat dictionibus. Jam vero ex interpretum<text:line-break/>consuetudine caufiloquia seu causarum disceptationes ob-<text:line-break/>scure dictorum per abusum expositiones appellamus, quod<text:line-break/>et nos hic facimu<text:span text:style-name="T22">s</text:span> vincentem consuetudinem sequuti.</text:p>
      <text:p text:style-name="P3">Ipsam namque orationem, quae manifesta est, nulla in-<text:line-break/>diget explicatione, proferentes causas eorum quae ab ipsa<text:line-break/>significatione dilucide pronuntiare contendimus.</text:p>
      <text:h text:style-name="Heading_20_2" text:outline-level="2">LVH.</text:h>
      <text:p text:style-name="P4"><text:span text:style-name="Default_20_Paragraph_20_Font"><text:span text:style-name="T7">Plerumque vero pueris hisce in affectibus convulsiones ma-<text:line-break/>xime oboriuntur.</text:span></text:span></text:p>
      <text:p text:style-name="P1">Pueri propter nervosi generis tum infirmitatem tum<text:line-break/>mollitiem ad convulsiones fiunt promptissimi.</text:p>
      <text:h text:style-name="Heading_20_2" text:outline-level="2">LVIII.</text:h>
      <text:p text:style-name="Normal"><text:span text:style-name="Default_20_Paragraph_20_Font"><text:span text:style-name="T7">Mulieribus eadem etiam et ab utero dolores contingunt.</text:span></text:span></text:p>
      <text:p text:style-name="P1">Praedictis quoque omnia fiunt feminis, ut maribus,<text:line-break/>quatenuS sunt homines, talesque omnes habent partes</text:p>
      <text:p text:style-name="P3">quales viri. Quatenus autem ipsis praecipua inest pars<text:line-break/>uterus, eatenus et partis hujus capiuntur morbis et ma-<text:line-break/>xime in quibus stomacho consentit.</text:p>
      <text:h text:style-name="Heading_20_2" text:outline-level="2">LIX.</text:h>
      <text:p text:style-name="P4"><text:span text:style-name="Default_20_Paragraph_20_Font"><text:span text:style-name="T7">Senioribus vero et calor evincitur, p a rap leg sue aut maniae<text:line-break/>aut oculorum caecitates.</text:span></text:span></text:p>
      <text:p text:style-name="P1">De capitis gravitate simulque cardiogmo et fastidio<text:line-break/>laborantibus ipsi erat oratio, quos ait postea bibosa et<text:line-break/>pituitosa vomere, ac maxime si pueri sint, quibus et con-<text:line-break/>vuIsiones magis quam adustis oboriri pronunciat, atque<text:line-break/>haec muIieribus et ab utero doIores accidere. At deinceps<text:line-break/>narrat patapIexias , manias et caecitates senioribus eve-<text:line-break/>nire. Addidit autem orationi <text:span text:style-name="Default_20_Paragraph_20_Font"><text:span text:style-name="T7">et quibus jam calor evinci-<text:line-break/>tur, </text:span></text:span>causam qua haec oboriebantur reddens, parapIexias<text:line-break/>quidem vocat paraIyseS ex apoplexia in partem aliquam</text:p>
      <text:p text:style-name="P3">decumbente, manias vero citra febrem deliria. At haec<text:line-break/>fieri consueverunt senioribus ob naturae imbecillitatem<text:line-break/>collectam in capite plenitudinem per vomitus aut sangui-<text:line-break/>nisi eruptiones nequeuntis excernere, unde etiam nonnun-<text:line-break/>quam oculorum caecitates ea in ipsos decumbente proce-<text:line-break/>dunt.</text:p>
      <text:h text:style-name="Heading_20_2" text:outline-level="2"><text:bookmark-start text:name="bookmark40"/>LX.<text:bookmark-end text:name="bookmark40"/></text:h>
      <text:p text:style-name="P4"><text:span text:style-name="Default_20_Paragraph_20_Font"><text:span text:style-name="T7">In Phase paulo ante arcturum et sub arcturo aquae co-<text:line-break/>piosue et magnae per aquilonio^. Circa aequinoctium<text:line-break/>autem et ad</text:span></text:span><text:span text:style-name="Default_20_Paragraph_20_Font"><text:span text:style-name="T1"> V</text:span></text:span><text:span text:style-name="Default_20_Paragraph_20_Font"><text:span text:style-name="T7">ergilias usque austrinae pluviae, parvae<text:line-break/>et paucae, hiems aquilonia, squalores, srigora, venti,<text:line-break/>magnae nives. At circa aequinoctium tempestates maxi-<text:line-break/>℔ae, ver aquilonium, squalores, pluviae modicae, fei-<text:line-break/>gora. Ad festi</text:span></text:span><text:span text:style-name="Default_20_Paragraph_20_Font"><text:span text:style-name="T1">n</text:span></text:span><text:span text:style-name="Default_20_Paragraph_20_Font"><text:span text:style-name="T7">um aestivum imbres pauci, magna<text:line-break/>adusque canem srigora. A cane vero ad arcturum<text:line-break/>usque aestas calida , assius magni qui non paulatim in-<text:line-break/>crescebant , sed .tum continui tum vehementes, non plue-</text:span></text:span></text:p>
      <text:p text:style-name="P2"><text:span text:style-name="Default_20_Paragraph_20_Font"><text:span text:style-name="T7">bat </text:span></text:span><text:span text:style-name="Default_20_Paragraph_20_Font"><text:span text:style-name="T10">, </text:span></text:span><text:span text:style-name="Default_20_Paragraph_20_Font"><text:span text:style-name="T7">spirarunt Etesiae. Circa arcturum pluviae austri-<text:line-break/>nae ad aequinoctium usque vernum. </text:span></text:span><text:span text:style-name="Default_20_Paragraph_20_Font"><text:span text:style-name="T1">H</text:span></text:span><text:span text:style-name="Default_20_Paragraph_20_Font"><text:span text:style-name="T7">oc in statu hieme<text:line-break/>quidem paraplegiae coeperunt multosque invaserunt,<text:line-break/>eorumque nonnulli derepente interierunt (hic enim mor-<text:line-break/>bus universim grassabatur), ceterum morbo vacui dege-<text:line-break/>bala.</text:span></text:span></text:p>
      <text:p text:style-name="P1"><text:span text:style-name="Default_20_Paragraph_20_Font"><text:span text:style-name="T8"/></text:span></text:p>
      <text:p text:style-name="P1">Quem statum explicat, is frigidus et ficcus est aliquid<text:line-break/>inaequale prae se ferens. Quum itaque his in omnibus<text:line-break/>autumno esset similis , tales etiam morbos habuit quales<text:line-break/>autumno maxime redundare confueverunll Quod itaque<text:line-break/>etiam esset inaequalis, ex his manifestum est. Nam circa<text:line-break/>arcturi ingressum pluvias magnas cum aquiloniis ventis<text:line-break/>suissa pronuntiat; deinde et autumnum totum huic statui<text:line-break/>contrarium sequutum ; pro aquilonio quidem austrinum<text:line-break/>contigisse et pro pluvioso paucas aquas habuisse. Rursus<text:line-break/>et hiemem tum aquiloniam tum siccam extitisse, deinde</text:p>
      <text:p text:style-name="P3">et ver totum ad canis ortum uSque. Quare constat hoc<text:line-break/>in statu tum frigidum tum siccum satiS superasse. At de-<text:line-break/>monstratum est etiam primordia ipsius inaequalia ad bie-<text:line-break/>mem uSque fuisse ; deinde rursum post canem ex aquiloniis<text:line-break/>et frigidis ait derepente magnos et aquiIonioS aestus et<text:line-break/>ab his etiamnum aquas austrinas evenisse. Liquet igitur<text:line-break/>totius status finem a cane admodum inaequalem fuisse.<text:line-break/>ltaque morbos omnes dilucide explicat ordine quo Conse-<text:line-break/>quuti sunt, nulla quae obscura sit, nisi raro posita dictione.<text:line-break/>Ceterum quum incidentium morborum causas explanare<text:line-break/>instituimus, illae ejus orationibus, orationes ipsae per<text:line-break/>summa capita dividendae sunt, quae assequentur qui prius<text:line-break/>tum quae in primo commentario tum quae in hocce prae-<text:line-break/>dicta funt memoria tenent. ParaplegiaS itaque hieme<text:line-break/>fuisse ait, percusso nimirum a frigidis ventis, quum ex-<text:line-break/>spiraverunt, capite ac maxime quod autumnuS totus au-<text:line-break/>strinus factus ipsum tum calesecisset tum irrigasset tum</text:p>
      <text:p text:style-name="P3">simul replevisset. Caput enim ita calefactum plurimum<text:line-break/>ex ventis frigidis et aquiloniisi patitur, non tamen alius<text:line-break/>morbus hiemem infestavit, quod sicca esset. Dictum est<text:line-break/>autem et in aphorismis siccitates imbribus esse falubrio-<text:line-break/>res. Verum ex paraplegiis moriebantur, pronuntiante ipso<text:line-break/>Hippocrate. Etenim et hic morbus universim epidemius<text:line-break/>erat , inauditorum infuetorumque more propter paraple-<text:line-break/>giam, quae praeter consuetudinem accidit. Nam quae<text:line-break/>consueta est, decumbit quidem in partis paralysin , non<text:line-break/>tamen tollit hominem. At quae hoc in statu paraplegia<text:line-break/>grassata est, letalis erat, refrigerato scilicet admodum<text:line-break/>capite.</text:p>
      <text:h text:style-name="Heading_20_2" text:outline-level="2"><text:bookmark-start text:name="bookmark42"/>t <text:span text:style-name="Default_20_Paragraph_20_Font"><text:span text:style-name="T7">e</text:span></text:span> LXI.<text:bookmark-end text:name="bookmark42"/></text:h>
      <text:p text:style-name="P4"><text:span text:style-name="Default_20_Paragraph_20_Font"><text:span text:style-name="T7">Febres autem ardentes ante ver coeperunt et ab aequino-<text:line-break/>etio ad a</text:span></text:span>e<text:span text:style-name="Default_20_Paragraph_20_Font"><text:span text:style-name="T7">statem usque perdurabant. Quicunque autem<text:line-break/>vere et aestate ineunte statim aegrotare coeperunt,</text:span></text:span></text:p>
      <text:p text:style-name="P3"><text:span text:style-name="Default_20_Paragraph_20_Font"><text:span text:style-name="T7">eorum plurimi sospites evaserunt, pauci vero nonnulli<text:line-break/>interierunt.</text:span></text:span></text:p>
      <text:p text:style-name="P1">Constat Hippocratem non enuntiare ipsas febres ar-<text:line-break/>dentes quae ante ver coeperunt, ad aestatem usque pro-<text:line-break/>ductas fuisse, sed ortuS ipsarum grassatarum toto eo tem-<text:line-break/>pore contigisse, Thasiis nimirum hoc tempore, nunc illo<text:line-break/>ejusmodi febre correptis. At haec oratio non eodem modo<text:line-break/>in omnibus exemplaribus scripta est. Ego vero existima-<text:line-break/>verum optimam scripturam secundum sequentem orationem,<text:line-break/>quae quod tota aestate perduraret, febrium ardentium ge-<text:line-break/>neratio significet, quodque toto eo tempore moderatae et<text:line-break/>non letales essent ; in autumni vero principio plerique<text:line-break/>his correpti perierunt. Itaque quod diu moderatae ac<text:line-break/>lenes essent, rationi consentaneum esse videtur; erant enim<text:line-break/>mediocres, quemadmodum quae hoc in praedicto statu nec</text:p>
      <text:p text:style-name="P3">exquisitae, ut quae neque ab exquisite tum calido tum<text:line-break/>sicco statu procreatae, neque etiam temperamentis omni-<text:line-break/>bus obortae sunt , sed his qui primum bilem acervassent.<text:line-break/>Quod autem tunc febres ardentes prorsus extarent causae<text:line-break/>inventio facilis non est, quod Hippocrates praecedentem<text:line-break/>aestatem plane non memoraverit, sed expirationis exor-<text:line-break/>dium ab autumni principio fecerit , idque longe dissiciIius,<text:line-break/>quod probabiIe sit aestatem iIIam suum natura<text:span text:style-name="Default_20_Paragraph_20_Font"><text:span text:style-name="T7">l</text:span></text:span>e tempera-<text:line-break/>mentum servasse ; quae si prorsus in quodam descivisset,<text:line-break/>ipsius statum Hippocrates expIicasset. Ergo caIidior for-<text:line-break/>tasirs fuit, neque admodum a natura sua permutata , unde<text:line-break/>neque iIIam scribere voluerit, tamquam jam praeter na-<text:line-break/>turam haberet. Quia vero aestate etiamsi secundum na-<text:line-break/>turam extiterit, attamen humorem biliosum copiosiorem<text:line-break/>creari necesse est, propterea tunc etiam hic copiosior<text:line-break/>creatus non tantum sistito, verum etiam Ionge auctior<text:line-break/>per iIIam aestatem evadit, a frigore postea succedente in-</text:p>
      <text:p text:style-name="P3">tusi conservatus, neque persanatus, neque discussus, sed<text:line-break/>diutius occultatus et putrefactus febres ardentes attulit.</text:p>
      <text:h text:style-name="Heading_20_2" text:outline-level="2">LXII.</text:h>
      <text:p text:style-name="P4"><text:span text:style-name="Default_20_Paragraph_20_Font"><text:span text:style-name="T7">fiam autumno et obortis imbribus letales erant pluresque<text:line-break/>peribant.</text:span></text:span></text:p>
      <text:p text:style-name="P1">In mentem revocemus quod in fine scripsit totius<text:line-break/>orationis, quam de hoc statu fecit: <text:span text:style-name="Default_20_Paragraph_20_Font"><text:span text:style-name="T7">aquae austrinae ad ste-<text:line-break/>qumoctium vernum usque. </text:span></text:span>Dixit autem de tempore post<text:line-break/>canis ortum ad arctorum usque his verbis : <text:span text:style-name="Default_20_Paragraph_20_Font"><text:span text:style-name="T7">aestas calida,<text:line-break/>aestus magni qui non paulatim increfeebant, sed tum con-<text:line-break/></text:span></text:span>l<text:span text:style-name="Default_20_Paragraph_20_Font"><text:span text:style-name="T7">inui tum vehementes, non pluebat. </text:span></text:span>Hinc liquet hujusmodi<text:line-break/>statum bilis procreatorem suissa. Quare quum huic aquae<text:line-break/>austrinae succederent, jure sebresi ardentes tum copiosae<text:line-break/>tum letales oboriebantur. Auster siquidem corpora dissoI-<text:line-break/>vere consuevit, humores fundere et praeterea simuI putre-<text:line-break/>facere, ubi cum uberioribus pluviis extiterit.</text:p>
      <text:h text:style-name="P31" text:outline-level="2"><text:bookmark-start text:name="bookmark44"/>LXIII.<text:bookmark-end text:name="bookmark44"/></text:h>
      <text:p text:style-name="P4">H<text:span text:style-name="Default_20_Paragraph_20_Font"><text:span text:style-name="T7">ae vero assectiones febribus ardentibus oborieba</text:span></text:span>t<text:span text:style-name="Default_20_Paragraph_20_Font"><text:span text:style-name="T7">ur.<text:line-break/>Quibus quidem recte ac large sanguis per nares erupit,<text:line-break/>ii propterea maxime</text:span></text:span> s<text:span text:style-name="Default_20_Paragraph_20_Font"><text:span text:style-name="T7">ervati sunt, nullumque novi, st<text:line-break/>decenter sangui</text:span></text:span>s <text:span text:style-name="Default_20_Paragraph_20_Font"><text:span text:style-name="T7">proflux</text:span></text:span>i<text:span text:style-name="Default_20_Paragraph_20_Font"><text:span text:style-name="T7">sset, hoc in statu mortuum<text:line-break/>sit</text:span></text:span>i<text:span text:style-name="Default_20_Paragraph_20_Font"><text:span text:style-name="T7">sse. En Phil</text:span></text:span>u<text:span text:style-name="Default_20_Paragraph_20_Font"><text:span text:style-name="T7">co siquidem et Epaminonte et Sileno<text:line-break/>quarto et quinto die paucum e naribus stillavit sangui-<text:line-break/>ni</text:span></text:span>l <text:span text:style-name="Default_20_Paragraph_20_Font"><text:span text:style-name="T7">et obierunt.</text:span></text:span></text:p>
      <text:p text:style-name="P1">Ac maxime quidem febrium ardentium proprium est, eas<text:line-break/>plerumque per sanguinis e naribus eruptiones iudicari, atque<text:line-break/>tunc pluribus sanguinem erupisse pronuntiat. Praeterea<text:line-break/>quae deinceps ab eo scripta sunt omnia, eorum quae<text:line-break/>ligiIlatim unicuique adscribantur, unam hanc summam<text:line-break/>consequuntur. Quibus quidem sanguinis profluvia perse-<text:line-break/>cte oborta sunt, eos salvos evasisse; quibus vero non<text:line-break/>pIene sanguinis e naribus stilIatio fuit, eos fidos periisse,</text:p>
      <text:p text:style-name="P3">aliis denique alias naturales excretiones aut per ventrem<text:line-break/>aut per urinas factas salutem attulisse.</text:p>
      <text:h text:style-name="Heading_20_2" text:outline-level="2"><text:bookmark-start text:name="bookmark46"/>LXIV.<text:bookmark-end text:name="bookmark46"/></text:h>
      <text:p text:style-name="P4"><text:span text:style-name="Default_20_Paragraph_20_Font"><text:span text:style-name="T7">At aegrotantium plerique circa crtsin vigebant ac maxime<text:line-break/>quibus sanguis non erumpebat, iidem tamen superri-<text:line-break/>guerunt et exsudarunt.</text:span></text:span></text:p>
      <text:p text:style-name="P1">In libris de rigore demonstratum est ob amaram,<text:line-break/>quae cum impetu cietur, bilem quae per sensibilia et car-<text:line-break/>nosa corpora ad excretionem sertur, rigorem consequi.<text:line-break/>Declaratum est etiam huic motui ratione sudores comitati<text:line-break/>interdum vero et biliosas vomitiones et alvi deiectiones.</text:p>
      <text:h text:style-name="Heading_20_2" text:outline-level="2"><text:bookmark-start text:name="bookmark48"/>LXV.<text:bookmark-end text:name="bookmark48"/></text:h>
      <text:p text:style-name="P4"><text:span text:style-name="Default_20_Paragraph_20_Font"><text:span text:style-name="T7">Quibusdam sa</text:span></text:span>r<text:span text:style-name="Default_20_Paragraph_20_Font"><text:span text:style-name="T7">to die regius morbus accidit, verum his<text:line-break/>per vesicam purgatio aut alvus perturbata prosali, aut</text:span></text:span></text:p>
      <text:p text:style-name="P2"><text:span text:style-name="Default_20_Paragraph_20_Font"><text:span text:style-name="T7">larga e naribus sanguinis eruptio. ut lleraclidae apud<text:line-break/>Ar</text:span></text:span><text:span text:style-name="Default_20_Paragraph_20_Font"><text:span text:style-name="T1">I</text:span></text:span><text:span text:style-name="Default_20_Paragraph_20_Font"><text:span text:style-name="T7">stoelidem decumbenti contingit. At huic et ex na-<text:line-break/>ribus profluxit sunguis et alvus perturbata sua et per<text:line-break/>vesicam purgatus est. Pjoesimo autem die di</text:span></text:span><text:span text:style-name="Default_20_Paragraph_20_Font"><text:span text:style-name="T1">i</text:span></text:span><text:span text:style-name="Default_20_Paragraph_20_Font"><text:span text:style-name="T7">udicatus<text:line-break/>est, non ut Phanagoreon</text:span></text:span><text:span text:style-name="Default_20_Paragraph_20_Font"><text:span text:style-name="T1"> s</text:span></text:span><text:span text:style-name="Default_20_Paragraph_20_Font"><text:span text:style-name="T7">ervus, cui quum ipsi nihil<text:line-break/>horum obtigisset, periit.</text:span></text:span></text:p>
      <text:p text:style-name="P1">Quibus non potuit natura bilem excernere, his ea<text:line-break/>in cute acervata icteros excitavit. Perniciosum autem id<text:line-break/>erat ante septimum diem ipsos oboriri, prout etiam in<text:line-break/>aphorismis enunciatum est. Atque ex his ipsiS illi soli<text:line-break/>salvi evaserunt, quibus natura potuit alio modo humorum<text:line-break/>redundantiam excernere. HoS autem tres modos comme-<text:line-break/>moravit, urinarum excretiones, ventris exturbationes et<text:line-break/>sanguinis eruptiones. Nonnullis autem et haec omnia<text:line-break/>evenisse pronunciat, quemadmodum Heraclidae , qui vige-<text:line-break/>fimo die iudicatus est.</text:p>
      <text:h text:style-name="P29" text:outline-level="2">LXVII.</text:h>
      <text:p text:style-name="P4"><text:span text:style-name="Default_20_Paragraph_20_Font"><text:span text:style-name="T7">Haemorrhagiae plerisque obortae sunt, maxime vero ado-<text:line-break/>lefeentibus et aetate vigentibus, eorumque plurimi in.-<text:line-break/>terierunt quibus sanguis non erupit; senioribus vero ad<text:line-break/>icteros res aegrotantium ferebantur, aut alvi turbatae<text:line-break/>aut d</text:span></text:span><text:span text:style-name="Default_20_Paragraph_20_Font"><text:span text:style-name="T1">y</text:span></text:span><text:span text:style-name="Default_20_Paragraph_20_Font"><text:span text:style-name="T7">senteriae succedebant, ut Bioni apud Sdenu.m<text:line-break/>decumbenti contigit. Dysenteriae quoque per aestatem<text:line-break/>in vulgus grassatae sunt; quibusdam etiam aegrotanti-<text:line-break/>bus, quibus haemorrhagiae oboriebantur, in dysenteriam<text:line-break/>ipsarum sectus transitus, ut Eraton</text:span></text:span><text:span text:style-name="Default_20_Paragraph_20_Font"><text:span text:style-name="T1">i</text:span></text:span><text:span text:style-name="Default_20_Paragraph_20_Font"><text:span text:style-name="T7">s puero et</text:span></text:span><text:span text:style-name="Default_20_Paragraph_20_Font"><text:span text:style-name="T1"> As</text:span></text:span><text:span text:style-name="Default_20_Paragraph_20_Font"><text:span text:style-name="T7">ylo,<text:line-break/>qui copiosa sanguinis eruptione oborta, in dyscnterican</text:span></text:span><text:span text:style-name="Default_20_Paragraph_20_Font"><text:span text:style-name="T1">r<text:line-break/></text:span></text:span><text:span text:style-name="Default_20_Paragraph_20_Font"><text:span text:style-name="T7">affectionem delapsi suscites evaserunt.</text:span></text:span></text:p>
      <text:p text:style-name="P1">Adolescentibus ex ratione sanguinem e naribus erum-<text:span text:style-name="Default_20_Paragraph_20_Font"><text:span text:style-name="T7">e<text:line-break/></text:span></text:span>pere , post has vero aetate florentibus liquido constat. His<text:line-break/>vero senioribus tum prae imbecillioribus viribus tum issi-,<text:line-break/>minuto nativo calore, in regium morbum redundantis bi-<text:line-break/>lis magis sit decubitus. Fiebat autem et nonnullis per<text:line-break/>ventrem excretio turbulenta, aut dysenterici quibus alvi</text:p>
      <text:p text:style-name="P3">excrementum defluxit. Ex his itaque tum praedictis tum<text:line-break/>postea dicendis tibi obscurum non fuerit sanguinis eru-<text:line-break/>ptiones in ardentibus febribus fieri ob vincentem flavam<text:line-break/>bilem , quae et sanguini commixta et ipsum demensi et<text:line-break/>cum ipso ex multo calore sursum ad caput erecta, quum<text:line-break/>venas in naribus ruperit, sanguiniS parit eruptiones.</text:p>
      <text:h text:style-name="Heading_20_2" text:outline-level="2"><text:bookmark-start text:name="bookmark50"/>LXVII.<text:bookmark-end text:name="bookmark50"/></text:h>
      <text:p text:style-name="P4">I<text:span text:style-name="Default_20_Paragraph_20_Font"><text:span text:style-name="T7">taque copiosus ac maxime hic humor redundavit. Etenim<text:line-break/>quibusdam impendente cr</text:span></text:span>i<text:span text:style-name="Default_20_Paragraph_20_Font"><text:span text:style-name="T7">si sanguis e naribus non pro-<text:line-break/>suffit, sod orta ad aures tubercula d</text:span></text:span>i<text:span text:style-name="Default_20_Paragraph_20_Font"><text:span text:style-name="T7">sparuerunt. </text:span></text:span>H<text:span text:style-name="Default_20_Paragraph_20_Font"><text:span text:style-name="T7">is<text:line-break/>autem evanescentibus ad ilium sinistrum summamque<text:line-break/>coxendicem gravitas decubuit. Chortis praeterea post<text:line-break/>crisin doloribus urinisque tenuibus prodeuntibus , paucum<text:line-break/>sanguinis prosundere coeperunt. Peram circa quartum<text:line-break/>et vigesimum diem Antiphonti Critobuli silio ad sun-<text:line-break/>guinis eruptionem abscessus secti sunt, quod cessavit et<text:line-break/>circa quadragesimum diem persecte</text:span></text:span> i<text:span text:style-name="Default_20_Paragraph_20_Font"><text:span text:style-name="T7">udicatus est.</text:span></text:span></text:p>
      <text:p text:style-name="P2">Propter periculum scilicet et quoscunque devinciebat<text:line-break/>labor, eos vix servari contigit, vigesimo quarto et quadra-<text:line-break/>gestum die auxilium a sanguinis eruptionibus consequutosi.</text:p>
      <text:p text:style-name="Normal">bAllt.</text:p>
      <text:p text:style-name="P4"><text:span text:style-name="Default_20_Paragraph_20_Font"><text:span text:style-name="T7">At multae quidem mulieres aegrotarunt, sed pauciores<text:line-break/>quam viri ; pauciores etiam morti occubuerunt. Arduum<text:line-break/>vero partum plurimae sortiebantur et a partu insuper<text:line-break/>aegrotabant ipsaeque potissimum moriebantur, veluti<text:line-break/>Telesbuli silia , quae soxto a partu die mortua est. sin<text:line-break/></text:span></text:span>f<text:span text:style-name="Default_20_Paragraph_20_Font"><text:span text:style-name="T7">ebribus itaque plurimis mensus apparebant ; quibusdam<text:line-break/>vero e naribus sunguli proflux</text:span></text:span>i<text:span text:style-name="Default_20_Paragraph_20_Font"><text:span text:style-name="T7">t tuncque multis virgini-<text:line-break/>bus id contingebat, nonnullis etiam e naribus sanguis et<text:line-break/>menstrua prorumpebant, ut in Daelharsis silia virgine<text:line-break/>tum primum patuit largeque e naribus sanguis pro</text:span></text:span>f<text:span text:style-name="Default_20_Paragraph_20_Font"><text:span text:style-name="T7">luxit<text:line-break/>nullamque ex iis mortuam novi, quibus horum quicquam<text:line-break/>probe successisset. Quibus vero praegnantibus aegrotare<text:line-break/>contigit, quas novi, omnes suetus perdiderunt.</text:span></text:span></text:p>
      <text:p text:style-name="P2">Mulieres merito minus quam viros aegrotasse minusque<text:line-break/>pericula subiisse contigit ; ut quae super sanguinis eru-<text:line-break/>ptiones crises essiceret et congenitum auxilium menstruam<text:line-break/>vacuationem haberent. Dissicilem vero partum habuerunt,<text:line-break/>quod frigidus esset status. Imo in quibuS morbus aliquis<text:line-break/>apparuit , hae oboriebantur eademque ratione fetuS cor-<text:line-break/>rumpebant.</text:p>
      <text:h text:style-name="Heading_20_2" text:outline-level="2"><text:bookmark-start text:name="bookmark52"/>LXIX.<text:bookmark-end text:name="bookmark52"/></text:h>
      <text:p text:style-name="P4">U<text:span text:style-name="Default_20_Paragraph_20_Font"><text:span text:style-name="T7">rinae autem plurimis bene coloratae , pauca</text:span></text:span>e <text:span text:style-name="Default_20_Paragraph_20_Font"><text:span text:style-name="T7">sodimenta<text:line-break/>consequutae cum de</text:span></text:span>f<text:span text:style-name="Default_20_Paragraph_20_Font"><text:span text:style-name="T7">ectionibus tenuibus et biliosis. Ple--<text:line-break/>risque vero ceteris fedi</text:span></text:span>t<text:span text:style-name="Default_20_Paragraph_20_Font"><text:span text:style-name="T7">atis in dysenterias desierunt,<text:line-break/>ut</text:span></text:span> A<text:span text:style-name="Default_20_Paragraph_20_Font"><text:span text:style-name="T7">enophani et Critiae.</text:span></text:span></text:p>
      <text:p text:style-name="P1">Has quoque tenues, hoc est aquosas urinas esse, pro-<text:line-break/>nunciat. Propterea et pauIo post rursum scripsit:</text:p>
      <text:h text:style-name="P31" text:outline-level="2"><text:bookmark-start text:name="bookmark54"/>LXX.<text:bookmark-end text:name="bookmark54"/></text:h>
      <text:p text:style-name="Normal"><text:span text:style-name="Default_20_Paragraph_20_Font"><text:span text:style-name="T7">At urinae aquosae, copiosae, sincerae ac tenues post eri-<text:line-break/>sin multoque sodimento sueto aliisque probe</text:span></text:span><text:span text:style-name="Default_20_Paragraph_20_Font"><text:span text:style-name="T1"> i</text:span></text:span><text:span text:style-name="Default_20_Paragraph_20_Font"><text:span text:style-name="T7">udicatis.<text:line-break/></text:span></text:span><text:span text:style-name="Default_20_Paragraph_20_Font"><text:span text:style-name="T1">Q</text:span></text:span><text:span text:style-name="Default_20_Paragraph_20_Font"><text:span text:style-name="T7">uibus haec contingebant , eos memorabo, .Dionem qui<text:line-break/>apud Silenum decumbebat, Critiam, qui apud</text:span></text:span><text:span text:style-name="Default_20_Paragraph_20_Font"><text:span text:style-name="T1"> A</text:span></text:span><text:span text:style-name="Default_20_Paragraph_20_Font"><text:span text:style-name="T7">eno-<text:line-break/>phanem , Aretonis silium et Mnesistrati uxorem.</text:span></text:span></text:p>
      <text:h text:style-name="P35" text:outline-level="4"><text:bookmark-start text:name="bookmark56"/>Quum qui taIesi urinas excreverunt, eorum nomina<text:line-break/>recensuit, fequentia profert.<text:bookmark-end text:name="bookmark56"/></text:h>
      <text:h text:style-name="Heading_20_2" text:outline-level="2"><text:bookmark-start text:name="bookmark58"/>LXXI.<text:bookmark-end text:name="bookmark58"/></text:h>
      <text:p text:style-name="P4"><text:span text:style-name="Default_20_Paragraph_20_Font"><text:span text:style-name="T7">Postea vero hi omnes d</text:span></text:span><text:span text:style-name="Default_20_Paragraph_20_Font"><text:span text:style-name="T1">y</text:span></text:span><text:span text:style-name="Default_20_Paragraph_20_Font"><text:span text:style-name="T7">senterici evaserunt; an quod uri-<text:line-break/>nas aquosus minxerint, considerandum.</text:span></text:span></text:p>
      <text:h text:style-name="P33" text:outline-level="4"><text:bookmark-start text:name="bookmark60"/>Consentaneum enim erat et quod per urinas aquosas<text:line-break/>non evaeuatus fuisset biliosus humor, eum in ventrem<text:line-break/>deIapfum dysenterias fecisse: verisimile quoque ob multas<text:bookmark-end text:name="bookmark60"/></text:h>
      <text:p text:style-name="P19">hujus humoris factas redundantias, etiamsi biliosa per<text:line-break/>corpus incrementa evacuata fuissent, ex silpervacante etiam-<text:line-break/>num in corpore humore dysenteriam ipsis obortam fuisse.</text:p>
      <text:h text:style-name="Heading_20_2" text:outline-level="2">LXXII.</text:h>
      <text:p text:style-name="P20"><text:span text:style-name="Default_20_Paragraph_20_Font"><text:span text:style-name="T7">At circa arcturum undecimo die plerisque cr</text:span></text:span><text:span text:style-name="Default_20_Paragraph_20_Font"><text:span text:style-name="T1">i</text:span></text:span><text:span text:style-name="Default_20_Paragraph_20_Font"><text:span text:style-name="T7">sis oborta<text:line-break/>est, neque his pro ratione reversiones rec</text:span></text:span><text:span text:style-name="Default_20_Paragraph_20_Font"><text:span text:style-name="T1">i</text:span></text:span><text:span text:style-name="Default_20_Paragraph_20_Font"><text:span text:style-name="T7">derunt.<text:tab/>Sub</text:span></text:span></text:p>
      <text:p text:style-name="Normal"><text:span text:style-name="Default_20_Paragraph_20_Font"><text:span text:style-name="T7">hoc autem tempus sopore premebantur. Ltter quos<text:line-break/>plures pueri hlque minime omnium interibant.</text:span></text:span></text:p>
      <text:p text:style-name="P1">Hippocratem ortus arcturi alterius anni meminisse<text:line-break/>perspicuum est in narrationis fine descriptu Hic autem<text:line-break/>erat austrinus, qui ad aequinoctium autumnale usque im-<text:line-break/>bres habebat. Hoc autem tempore multos ait undecimo<text:line-break/>die fecure iudicatos fuisse, simulque comatofosi propter<text:line-break/>austrinum scilicet statum , ob quem ipsum etiam ipsis ju-<text:line-break/>dicia quam alio tempore certiora fuerunt, quum anlbien-</text:p>
      <text:p text:style-name="P3">Iis nos aëris frigidum esset temperamentum , quo diutur-<text:line-break/>n i ora fuisse judicia profert. Ceterum tempus canisi et<text:line-break/>arcturi intermedium, quod calidam et siccam constitutionem<text:line-break/>sortiretur, non memoravit, quo verifimiliuS erat, celerius<text:line-break/>multos judicatos fuisse, ut ne septimum diem transgresse-<text:line-break/>rentur. Hoc itaque tanquam illi tempori familiare prae-<text:line-break/>termifit; foIoS vero morbosi qui grassati funt, percurrit.</text:p>
      <text:h text:style-name="Heading_20_2" text:outline-level="2">LXXIII. <text:span text:style-name="Default_20_Paragraph_20_Font"><text:span text:style-name="T7">A</text:span></text:span> A</text:h>
      <text:p text:style-name="P4"><text:span text:style-name="Default_20_Paragraph_20_Font"><text:span text:style-name="T7">Ad aequinoctium vero et ad vergilias usque et sub hie-<text:line-break/>mem febres ardentes consequebantur; quin etiam tune<text:line-break/>plurimi phrenilui fiebant, ex hisque plurimi morie-<text:line-break/>bantur.</text:span></text:span></text:p>
      <text:p text:style-name="P1">FebreS ardenteS et phrenitidaS idem humor facit, sed<text:line-break/>non eundem Iocum occupat. Quum enim in vasorum<text:line-break/>capacitatibus una cum sanguine flava bitis continetur, ac-</text:p>
      <text:p text:style-name="P3">cidit, quocunque modo excanduerit, febres ardentes pro-<text:line-break/>creari , ac praesertim quum in ventris et jecoris aut pul-.<text:line-break/>monis venis biliS fervor urgeat; ubi vero ad solidas cor-<text:line-break/>poris partes appulerit, atque per eas feratur, rigorem<text:line-break/>excitat ; si vero in cerebrum ipsiusque membranas sese<text:line-break/>firmaverit, phrenitidas essicit. Priusquam autem sese<text:line-break/>firmaverit per ipsarum venas diffluens, non phrenitidas,<text:line-break/>sed in febrium vigoribuS deliria invehit. Itaque bilis<text:line-break/>quae prius in venis inferioribus ardentem febrem faceret,<text:line-break/>hoc in statu ab arcturo ad aequinoctium usque austrino<text:line-break/>ad caput collecta atque in cerebro ipsiusque membranis<text:line-break/>firmata phrenitidas procreavit.</text:p>
      <text:h text:style-name="Heading_20_2" text:outline-level="2">LXXIV.</text:h>
      <text:p text:style-name="Normal"><text:span text:style-name="Default_20_Paragraph_20_Font"><text:span text:style-name="T7">Pauci vero etiam per aestatem</text:span></text:span> tales <text:span text:style-name="Default_20_Paragraph_20_Font"><text:span text:style-name="T7">espiciebantur.</text:span></text:span></text:p>
      <text:p text:style-name="P2">Paucos ait aestate phreniticos fuisse. Nam pars ejus<text:line-break/>ad Canem usque erat srigida ; parsi vero ad arctorum usque<text:line-break/>calida et sicca. Quare non poterat haec caput interim<text:line-break/>replere, ut neque auster, qui circa arct<text:span text:style-name="Default_20_Paragraph_20_Font"><text:span text:style-name="T7">o</text:span></text:span>rum ad aequino-<text:line-break/>ctium usque perflavit. Neque enim humidum erat, ne-<text:line-break/>que austrinum, neque diuturnum quod inter canem et<text:line-break/>arct<text:span text:style-name="Default_20_Paragraph_20_Font"><text:span text:style-name="T7">o</text:span></text:span>rum intercessit. Ubi copiosa bilis in cerebri regio-<text:line-break/>nes invecta est et phrenitidaS creari pronunciatum est.</text:p>
      <text:h text:style-name="Heading_20_2" text:outline-level="2"><text:bookmark-start text:name="bookmark62"/>LXXV.<text:bookmark-end text:name="bookmark62"/></text:h>
      <text:p text:style-name="P4">l<text:span text:style-name="Default_20_Paragraph_20_Font"><text:span text:style-name="T7">taque febribus ardentibus incipientibus, quibus impenderet<text:line-break/>pernicies portendebatur; quam primum enim ab initio<text:line-break/>febris acuta prehendebat, parumque superrigebant ; in-<text:line-break/>somnes anxii, sitibundi, nausoabundi; paululum in scolae<text:line-break/>et claviculis exudabant ; ad haec nemo per universum<text:line-break/>corpus, admodum delirabant, his timores, moestitiae ;<text:line-break/>extrema joigida, ut summi pedes, sod magis etiam ma-<text:line-break/>nus ; accessiones diebus paribus , plurimis quarto die</text:span></text:span></text:p>
      <text:p text:style-name="P3"><text:span text:style-name="Default_20_Paragraph_20_Font"><text:span text:style-name="T8">lab</text:span></text:span><text:span text:style-name="Default_20_Paragraph_20_Font"><text:span text:style-name="T1">o</text:span></text:span><text:span text:style-name="Default_20_Paragraph_20_Font"><text:span text:style-name="T8">res max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i </text:span></text:span><text:span text:style-name="Default_20_Paragraph_20_Font"><text:span text:style-name="T8">et sud</text:span></text:span><text:span text:style-name="Default_20_Paragraph_20_Font"><text:span text:style-name="T1">o</text:span></text:span><text:span text:style-name="Default_20_Paragraph_20_Font"><text:span text:style-name="T8">res d</text:span></text:span><text:span text:style-name="Default_20_Paragraph_20_Font"><text:span text:style-name="T1">i</text:span></text:span><text:span text:style-name="Default_20_Paragraph_20_Font"><text:span text:style-name="T8">ut</text:span></text:span><text:span text:style-name="Default_20_Paragraph_20_Font"><text:span text:style-name="T1">i/</text:span></text:span><text:span text:style-name="Default_20_Paragraph_20_Font"><text:span text:style-name="T8">stmc subse</text:span></text:span><text:span text:style-name="Default_20_Paragraph_20_Font"><text:span text:style-name="T1">i</text:span></text:span><text:span text:style-name="Default_20_Paragraph_20_Font"><text:span text:style-name="T8">gtd</text:span></text:span><text:span text:style-name="Default_20_Paragraph_20_Font"><text:span text:style-name="T1">i ; </text:span></text:span><text:span text:style-name="Default_20_Paragraph_20_Font"><text:span text:style-name="T8">nec<text:line-break/>amp</text:span></text:span><text:span text:style-name="Default_20_Paragraph_20_Font"><text:span text:style-name="T1">l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xtrema recalesceban;, .sed. d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sum; </text:span></text:span><text:span text:style-name="Default_20_Paragraph_20_Font"><text:span text:style-name="T8">sublivida<text:line-break/></text:span></text:span><text:span text:style-name="Default_20_Paragraph_20_Font"><text:span text:style-name="T1">m</text:span></text:span><text:span text:style-name="Default_20_Paragraph_20_Font"><text:span text:style-name="T8">aneban</text:span></text:span><text:span text:style-name="Default_20_Paragraph_20_Font"><text:span text:style-name="T1">t, </text:span></text:span><text:span text:style-name="Default_20_Paragraph_20_Font"><text:span text:style-name="T8">non si</text:span></text:span><text:span text:style-name="Default_20_Paragraph_20_Font"><text:span text:style-name="T1">t</text:span></text:span><text:span text:style-name="Default_20_Paragraph_20_Font"><text:span text:style-name="T8">iebant; pra</text:span></text:span><text:span text:style-name="Default_20_Paragraph_20_Font"><text:span text:style-name="T1">e</text:span></text:span><text:span text:style-name="Default_20_Paragraph_20_Font"><text:span text:style-name="T8">terea h</text:span></text:span><text:span text:style-name="Default_20_Paragraph_20_Font"><text:span text:style-name="T1">is </text:span></text:span><text:span text:style-name="Default_20_Paragraph_20_Font"><text:span text:style-name="T8">erant ur</text:span></text:span><text:span text:style-name="Default_20_Paragraph_20_Font"><text:span text:style-name="T1">i</text:span></text:span><text:span text:style-name="Default_20_Paragraph_20_Font"><text:span text:style-name="T8">nae ni-<text:line-break/>grae , </text:span></text:span><text:span text:style-name="Default_20_Paragraph_20_Font"><text:span text:style-name="T1">t</text:span></text:span><text:span text:style-name="Default_20_Paragraph_20_Font"><text:span text:style-name="T8">enue</text:span></text:span><text:span text:style-name="Default_20_Paragraph_20_Font"><text:span text:style-name="T1">s , </text:span></text:span><text:span text:style-name="Default_20_Paragraph_20_Font"><text:span text:style-name="T8">pau</text:span></text:span><text:span text:style-name="Default_20_Paragraph_20_Font"><text:span text:style-name="T1">c</text:span></text:span><text:span text:style-name="Default_20_Paragraph_20_Font"><text:span text:style-name="T8">ae , a</text:span></text:span><text:span text:style-name="Default_20_Paragraph_20_Font"><text:span text:style-name="T1">l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qec sistebantur, nec erup</text:span></text:span><text:span text:style-name="Default_20_Paragraph_20_Font"><text:span text:style-name="T1">i</text:span></text:span><text:span text:style-name="Default_20_Paragraph_20_Font"><text:span text:style-name="T8">t e<text:line-break/>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fangu</text:span></text:span><text:span text:style-name="Default_20_Paragraph_20_Font"><text:span text:style-name="T1">is </text:span></text:span><text:span text:style-name="Default_20_Paragraph_20_Font"><text:span text:style-name="T8">i ne</text:span></text:span><text:span text:style-name="Default_20_Paragraph_20_Font"><text:span text:style-name="T1">q</text:span></text:span><text:span text:style-name="Default_20_Paragraph_20_Font"><text:span text:style-name="T8">ue quibu</text:span></text:span><text:span text:style-name="Default_20_Paragraph_20_Font"><text:span text:style-name="T1">s </text:span></text:span><text:span text:style-name="Default_20_Paragraph_20_Font"><text:span text:style-name="T8">haec ac</text:span></text:span><text:span text:style-name="Default_20_Paragraph_20_Font"><text:span text:style-name="T1">ci</text:span></text:span><text:span text:style-name="Default_20_Paragraph_20_Font"><text:span text:style-name="T8">derunt, sed<text:line-break/>paucis saltav</text:span></text:span><text:span text:style-name="Default_20_Paragraph_20_Font"><text:span text:style-name="T1">it ; .</text:span></text:span><text:span text:style-name="Default_20_Paragraph_20_Font"><text:span text:style-name="T8">neque horum</text:span></text:span><text:span text:style-name="Default_20_Paragraph_20_Font"><text:span text:style-name="T1"> c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quam</text:span></text:span><text:span text:style-name="Default_20_Paragraph_20_Font"><text:span text:style-name="T1"> re</text:span></text:span><text:span text:style-name="Default_20_Paragraph_20_Font"><text:span text:style-name="T8">t ad rec</text:span></text:span><text:span text:style-name="Default_20_Paragraph_20_Font"><text:span text:style-name="T1">i</text:span></text:span><text:span text:style-name="Default_20_Paragraph_20_Font"><text:span text:style-name="T8">divam<text:line-break/>dec</text:span></text:span><text:span text:style-name="Default_20_Paragraph_20_Font"><text:span text:style-name="T1">a</text:span></text:span><text:span text:style-name="Default_20_Paragraph_20_Font"><text:span text:style-name="T8">n</text:span></text:span><text:span text:style-name="Default_20_Paragraph_20_Font"><text:span text:style-name="T1">ia, </text:span></text:span><text:span text:style-name="Default_20_Paragraph_20_Font"><text:span text:style-name="T8">verum</text:span></text:span><text:span text:style-name="Default_20_Paragraph_20_Font"><text:span text:style-name="T1"> </text:span></text:span><text:span text:style-name="Default_20_Paragraph_20_Font"><text:span text:style-name="T11">ί</text:span></text:span><text:span text:style-name="Default_20_Paragraph_20_Font"><text:span text:style-name="T5"> </text:span></text:span><text:span text:style-name="Default_20_Paragraph_20_Font"><text:span text:style-name="T8">ext</text:span></text:span><text:span text:style-name="Default_20_Paragraph_20_Font"><text:span text:style-name="T1">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. c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sudore mor</text:span></text:span><text:span text:style-name="Default_20_Paragraph_20_Font"><text:span text:style-name="T1">i</text:span></text:span><text:span text:style-name="Default_20_Paragraph_20_Font"><text:span text:style-name="T8">ebantur.</text:span></text:span></text:p>
      <text:p text:style-name="P1"><text:span text:style-name="Default_20_Paragraph_20_Font"><text:span text:style-name="T1">Quemadmodum omnia quae hoc in opere scribuntur,<text:line-break/>eorum quae ab eo aliis in libris universe dicuntur, exem-<text:line-break/>pla funi, singula oculata experientia explorante, eodem<text:line-break/>modo et haec quae nunc dicuntur. Perniciosis siquidem<text:line-break/>febribus ardentibus accidisse symptomata pronunciat , per<text:line-break/>initia snperrigentes, vigilantes, nauseabundus, paululum in<text:line-break/>fronte et claviculis exudantes: .nam acutam febrem ipsis<text:line-break/>oboriri et sitim adesse, affectionis naturae erant propria,<text:line-break/>statim vero a principio rigere haec quoque malignitatis</text:span></text:span></text:p>
      <text:p text:style-name="P2"><text:span text:style-name="Default_20_Paragraph_20_Font"><text:span text:style-name="T1">propria. Etenim febres ardentes rigor judicare consuevit:<text:line-break/>non tamen judicatoria statim apparere oportet. Vigiliarum<text:line-break/>autem et angoris symptomata semper pravum est, non in<text:line-break/>principio solo, quemadmodum et exudare. Jam vero de-<text:line-break/>dicare , quod est quae absurda fiunt loqui , hoc est desipere,<text:line-break/>laesum cerebrum significat. Timores vero acris admodum<text:line-break/>et d cassatae flavae bilis symptomata existunt. Timoribus<text:line-break/>autem etiam moestitiae sunt congeneres. At extremorum<text:line-break/>perfrictio febribus ardentibus maxime letale tum fympto-<text:line-break/>ma tum signum est; quemadmodum et delirare propter<text:line-break/>febris in ardente capite calorem. Proprium autem est et<text:line-break/>familiare febribus acutis summas etiam corporis partes<text:line-break/>peruri,: si quando igitur hae refrigerentur, ex ardentibus<text:line-break/>visceribus sanguinem in medio corpore collectum esse de-<text:line-break/>cl ara</text:span></text:span><text:span text:style-name="Default_20_Paragraph_20_Font"><text:span text:style-name="T8">t</text:span></text:span><text:span text:style-name="Default_20_Paragraph_20_Font"><text:span text:style-name="T1">i t. Extrema vero egere sanguine, resrigerari et pror-<text:line-break/></text:span></text:span><text:span text:style-name="Default_20_Paragraph_20_Font"><text:span text:style-name="T8">t</text:span></text:span><text:span text:style-name="Default_20_Paragraph_20_Font"><text:span text:style-name="T1">us emori exstinguiquie , ea jam deserente natura. Prae-<text:line-break/>turea accessiones si diebus paribus ab initio statim fiant,</text:span></text:span></text:p>
      <text:p text:style-name="P2"><text:span text:style-name="Default_20_Paragraph_20_Font"><text:span text:style-name="T1">interdum quidem judicium i pessimum sexto futurum die<text:line-break/>pronunciant, interdum vero et diuturnum fore morbum;<text:line-break/>atque: si vehemens motus fuerit pravamque accessionem<text:line-break/>quartus dies habuerit., </text:span></text:span><text:span text:style-name="Default_20_Paragraph_20_Font"><text:span text:style-name="T8">t</text:span></text:span><text:span text:style-name="Default_20_Paragraph_20_Font"><text:span text:style-name="T1">exto die moriuntur, quemadmo-<text:line-break/>dum bi de quibus est oratio. Quarto itaque die degen-<text:line-break/>tibus ait. labores maximos ipsis factos fuisse, hoc est do-<text:line-break/>. lorisica omnia symptomata, sudoresque fubfrigidos diutissi-<text:line-break/>met Quapropter quod </text:span></text:span><text:span text:style-name="Default_20_Paragraph_20_Font"><text:span text:style-name="T8">t</text:span></text:span><text:span text:style-name="Default_20_Paragraph_20_Font"><text:span text:style-name="T1">extus dies cum sudoribus illaturus<text:line-break/>esset constat omnibus. Atque extrema livescere, neque<text:line-break/>amplius recalescere interitus tum signum tum certum in- .<text:line-break/>dicium est et vires ultra </text:span></text:span><text:span text:style-name="Default_20_Paragraph_20_Font"><text:span text:style-name="T8">s</text:span></text:span><text:span text:style-name="Default_20_Paragraph_20_Font"><text:span text:style-name="T1">eptimum diem sufficere non<text:line-break/>posse. Aliud .autem ex abundantia signum quoddam ipsis<text:line-break/>fuit, etiamsi prius aestuassent, non amplius sitirent. Itaque<text:line-break/>si qui antea ex siti arderent, postea fine siti suerint, ex<text:line-break/>duobus alterutrum .esse necesse est, aut morbi solutionem,<text:line-break/>aut facultatis interitum, ut non amplius praesentia .mala<text:line-break/>perciperentur. At .non fuit illis solutio, quum perniciosa</text:span></text:span></text:p>
      <text:p text:style-name="P21"><text:span text:style-name="Default_20_Paragraph_20_Font"><text:span text:style-name="T1">esse</text:span></text:span><text:span text:style-name="Default_20_Paragraph_20_Font"><text:span text:style-name="T8">n</text:span></text:span><text:span text:style-name="Default_20_Paragraph_20_Font"><text:span text:style-name="T1">t symptomata. Quare non eos sitire deperditi </text:span></text:span><text:span text:style-name="Default_20_Paragraph_20_Font"><text:span text:style-name="T8">t</text:span></text:span><text:span text:style-name="Default_20_Paragraph_20_Font"><text:span text:style-name="T1">ensus<text:line-break/>his signum fuit. Haec igitur omnia enunciata symptomata<text:line-break/>tum maligna tum admodum: exitialia funi. Cum his etiam<text:line-break/>urinae nigrae, tenues et paucae numerantur. Nigrae<text:line-break/>quidem tamquam deassato .jam humore biliofo; paucae<text:line-break/>vero ad univerfum sanguinis humorem torresactum tum.<text:line-break/>ex ardente febre tum ex jam cadaveratis urinae infervien-<text:line-break/>tibus organis. ob easdem -causas etiam alvus suppressa<text:line-break/>esu Ait praeterea ipse sanguinis e nuribus stillas perni-<text:line-break/>ciosum esse signum cum in aliis tum maxime in ardeu-<text:line-break/>tibus febribus. Hoc aut perniciosissimum febribus ardeo-<text:line-break/>tibus signum esse patet, quod his maxima sit sanguinis<text:line-break/>eruptio.</text:span></text:span></text:p>
      <text:h text:style-name="Heading_20_2" text:outline-level="2"><text:span text:style-name="Default_20_Paragraph_20_Font"><text:span text:style-name="T1">-1.1 .<text:tab/>. mosti .:<text:tab/>LXXVI. </text:span></text:span><text:span text:style-name="Default_20_Paragraph_20_Font"><text:span text:style-name="T8">c- </text:span></text:span><text:span text:style-name="Default_20_Paragraph_20_Font"><text:span text:style-name="T1">svro ns f . ,</text:span></text:span></text:h>
      <text:p text:style-name="Normal"><text:span text:style-name="Default_20_Paragraph_20_Font"><text:span text:style-name="T8">phren</text:span></text:span><text:span text:style-name="Default_20_Paragraph_20_Font"><text:span text:style-name="T1">iti</text:span></text:span><text:span text:style-name="Default_20_Paragraph_20_Font"><text:span text:style-name="T8">cis autem. 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ti</text:span></text:span><text:span text:style-name="Default_20_Paragraph_20_Font"><text:span text:style-name="T8">gerunt qu</text:span></text:span><text:span text:style-name="Default_20_Paragraph_20_Font"><text:span text:style-name="T1">i</text:span></text:span><text:span text:style-name="Default_20_Paragraph_20_Font"><text:span text:style-name="T8">dem descr</text:span></text:span><text:span text:style-name="Default_20_Paragraph_20_Font"><text:span text:style-name="T1">i</text:span></text:span><text:span text:style-name="Default_20_Paragraph_20_Font"><text:span text:style-name="T8">pta n</text:span></text:span><text:span text:style-name="Default_20_Paragraph_20_Font"><text:span text:style-name="T1">o</text:span></text:span><text:span text:style-name="Default_20_Paragraph_20_Font"><text:span text:style-name="T8">n omnia</text:span></text:span></text:p>
      <text:p text:style-name="P2"><text:span text:style-name="Default_20_Paragraph_20_Font"><text:span text:style-name="T8">sed hi</text:span></text:span><text:span text:style-name="Default_20_Paragraph_20_Font"><text:span text:style-name="T1">s </text:span></text:span><text:span text:style-name="Default_20_Paragraph_20_Font"><text:span text:style-name="T8">plerumque undecim</text:span></text:span><text:span text:style-name="Default_20_Paragraph_20_Font"><text:span text:style-name="T1">o </text:span></text:span><text:span text:style-name="Default_20_Paragraph_20_Font"><text:span text:style-name="T8">die</text:span></text:span><text:span text:style-name="Default_20_Paragraph_20_Font"><text:span text:style-name="T1"> , q</text:span></text:span><text:span text:style-name="Default_20_Paragraph_20_Font"><text:span text:style-name="T8">uibu</text:span></text:span><text:span text:style-name="Default_20_Paragraph_20_Font"><text:span text:style-name="T1">s</text:span></text:span><text:span text:style-name="Default_20_Paragraph_20_Font"><text:span text:style-name="T8">dam etiam v</text:span></text:span><text:span text:style-name="Default_20_Paragraph_20_Font"><text:span text:style-name="T1">i-<text:line-break/>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o cr</text:span></text:span><text:span text:style-name="Default_20_Paragraph_20_Font"><text:span text:style-name="T1">isis </text:span></text:span><text:span text:style-name="Default_20_Paragraph_20_Font"><text:span text:style-name="T8">oborieba</text:span></text:span><text:span text:style-name="Default_20_Paragraph_20_Font"><text:span text:style-name="T1">t</text:span></text:span><text:span text:style-name="Default_20_Paragraph_20_Font"><text:span text:style-name="T8">ur.</text:span></text:span></text:p>
      <text:p text:style-name="P17"><text:span text:style-name="Default_20_Paragraph_20_Font"><text:span text:style-name="T1">Qui sine febre ardente pli reni t i ci fuerunt, his quae<text:line-break/>praenunciata funt non evenerunt. Quoniam quibus una<text:line-break/>cum ardente febre sexto die mors acciderat, his dupli-<text:line-break/>cato malo phrenitis oriebatur. Circa vero undecimum<text:line-break/>diem judicationem secutam esse pronunciat, nonnullis au-<text:line-break/>tem vigesimo.</text:span></text:span></text:p>
      <text:h text:style-name="Heading_20_2" text:outline-level="2"><text:span text:style-name="Default_20_Paragraph_20_Font">I.XXVI1</text:span></text:h>
      <text:p text:style-name="P4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s non statim a princ</text:span></text:span><text:span text:style-name="Default_20_Paragraph_20_Font"><text:span text:style-name="T1">i</text:span></text:span><text:span text:style-name="Default_20_Paragraph_20_Font"><text:span text:style-name="T8">pio circa tert</text:span></text:span><text:span text:style-name="Default_20_Paragraph_20_Font"><text:span text:style-name="T1">i</text:span></text:span><text:span text:style-name="Default_20_Paragraph_20_Font"><text:span text:style-name="T8">um aut quartum<text:line-break/>diem c</text:span></text:span><text:span text:style-name="Default_20_Paragraph_20_Font"><text:span text:style-name="T1">o</text:span></text:span><text:span text:style-name="Default_20_Paragraph_20_Font"><text:span text:style-name="T8">ep</text:span></text:span><text:span text:style-name="Default_20_Paragraph_20_Font"><text:span text:style-name="T1">i</text:span></text:span><text:span text:style-name="Default_20_Paragraph_20_Font"><text:span text:style-name="T8">t phren</text:span></text:span><text:span text:style-name="Default_20_Paragraph_20_Font"><text:span text:style-name="T1">i</text:span></text:span><text:span text:style-name="Default_20_Paragraph_20_Font"><text:span text:style-name="T8">ti</text:span></text:span><text:span text:style-name="Default_20_Paragraph_20_Font"><text:span text:style-name="T1">s ; </text:span></text:span><text:span text:style-name="Default_20_Paragraph_20_Font"><text:span text:style-name="T8">verum pr</text:span></text:span><text:span text:style-name="Default_20_Paragraph_20_Font"><text:span text:style-name="T1">i</text:span></text:span><text:span text:style-name="Default_20_Paragraph_20_Font"><text:span text:style-name="T8">mo te</text:span></text:span><text:span text:style-name="Default_20_Paragraph_20_Font"><text:span text:style-name="T1">m</text:span></text:span><text:span text:style-name="Default_20_Paragraph_20_Font"><text:span text:style-name="T8">pore med</text:span></text:span><text:span text:style-name="Default_20_Paragraph_20_Font"><text:span text:style-name="T1">i</text:span></text:span><text:span text:style-name="Default_20_Paragraph_20_Font"><text:span text:style-name="T8">ocr</text:span></text:span><text:span text:style-name="Default_20_Paragraph_20_Font"><text:span text:style-name="T1">i</text:span></text:span><text:span text:style-name="Default_20_Paragraph_20_Font"><text:span text:style-name="T8">ter<text:line-break/>affectis c</text:span></text:span><text:span text:style-name="Default_20_Paragraph_20_Font"><text:span text:style-name="T1">i</text:span></text:span><text:span text:style-name="Default_20_Paragraph_20_Font"><text:span text:style-name="T8">rca sept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in acuti</text:span></text:span><text:span text:style-name="Default_20_Paragraph_20_Font"><text:span text:style-name="T1">a</text:span></text:span><text:span text:style-name="Default_20_Paragraph_20_Font"><text:span text:style-name="T8">m e</text:span></text:span><text:span text:style-name="Default_20_Paragraph_20_Font"><text:span text:style-name="T1">t </text:span></text:span><text:span text:style-name="Default_20_Paragraph_20_Font"><text:span text:style-name="T8">cele</text:span></text:span><text:span text:style-name="Default_20_Paragraph_20_Font"><text:span text:style-name="T1">rit</text:span></text:span><text:span text:style-name="Default_20_Paragraph_20_Font"><text:span text:style-name="T8">ate</text:span></text:span><text:span text:style-name="Default_20_Paragraph_20_Font"><text:span text:style-name="T1">m<text:line-break/>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bu</text:span></text:span><text:span text:style-name="Default_20_Paragraph_20_Font"><text:span text:style-name="T1">s </text:span></text:span><text:span text:style-name="Default_20_Paragraph_20_Font"><text:span text:style-name="T8">excidit.</text:span></text:span></text:p>
      <text:p text:style-name="P1"><text:span text:style-name="Default_20_Paragraph_20_Font"><text:span text:style-name="T1">Quibus circa tertium aut quartum diem coepit, fed<text:line-break/>in medio intercisa est, dimidia facta judicatione , pluens-</text:span></text:span></text:p>
      <text:p text:style-name="P3">tis vehementer acuta non erat aegrotantibus. Jam enim<text:line-break/>et hujusmodi pllreniticos conspeximus.</text:p>
      <text:h text:style-name="Heading_20_2" text:outline-level="2"><text:bookmark-start text:name="bookmark64"/>LXXVIII.<text:bookmark-end text:name="bookmark64"/></text:h>
      <text:p text:style-name="P4"><text:span text:style-name="Default_20_Paragraph_20_Font"><text:span text:style-name="T7">.Itaque morborum suit multitudo, atque ex aegris praeci-<text:line-break/>pue interibant adolescentes, juvenes, aetate florentes,<text:line-break/>glabri qui cute erant subalbicante, rectis crinibus, ni-<text:line-break/>gris pilis, nigris oculis, qui in otio et socordia vitam<text:line-break/>degerant; qui alba, qui gracili, qui aspera voce loque-<text:line-break/>bantur, blaesi, iracundi atque hujus generis mulieres<text:line-break/>plurimae moriebantur.</text:span></text:span></text:p>
      <text:p text:style-name="P1">Quemadmodum antea enunciavi, quae obscura qui-<text:line-break/>dem sunt, ea ipsum enarrare, eorum vero causas a nobis<text:line-break/>adjici, sic nunc orationis sententiam manifestam non esse<text:line-break/>prosero. Utrum enim quae de solis phrenitidibus intel-<text:line-break/>ligere oporteat, an de morbis quos pronunciavit omnibus,<text:line-break/>abditum est. Etenim ipsum propositae orationis exordium</text:p>
      <text:p text:style-name="P3">diverse scribunt. Nonnulli quidem ita: <text:span text:style-name="Default_20_Paragraph_20_Font"><text:span text:style-name="T7">Morborum autem<text:line-break/>suit multitudo , </text:span></text:span>de phreniticisi ipfisi solis quibus haec in-<text:line-break/>tulit orationem esse volunt. Quidam vero hoc pacto ;<text:line-break/><text:span text:style-name="Default_20_Paragraph_20_Font"><text:span text:style-name="T7">itaque morborum suit multitudo;</text:span></text:span> atque hi contra de prae-<text:line-break/>dictis omnibus orationem haberi augurantur. Si de omni-<text:line-break/>bus quidem intellexerimus , non definientes quam ob cau-<text:line-break/>sam adolescentes, juvenesi et aetate florentes interierunt;<text:line-break/>quam ob causam et pilo nudi et subcandida quam ob<text:line-break/>causam qui rectos et nigros habent capillos, oculos item<text:line-break/>nigros ; quam ob causam qui tum quiete tum segniter<text:line-break/>vixerunt ; quare et qui lingua haefitant seu exili voce<text:line-break/>sunt praediti; cur balbi ut et iracundi, cur et mulieres,<text:line-break/>nisi llaec omnia distincta fuerint, nihil nobis ex dictis ad<text:line-break/>praenotionem neque ad curationem magis prosuerit. Si vero<text:line-break/>non de omnibus morbis , sed de quibus sedis phreniticis<text:line-break/>fermonem fecit, inteIlexerimus dicta haec fuisse, dissicit-<text:line-break/>limum est et ita causas invenire, quibusi plurimi ex his<text:line-break/>interierint. Atque post ipsum textum (plurimos interiisse)</text:p>
      <text:p text:style-name="P2"><text:span text:style-name="Default_20_Paragraph_20_Font"><text:span text:style-name="T1">duplicem esse causam, altera est quia plerique tales phre-<text:line-break/>nitico morbe letalem tunc grassationem fortite, correpti<text:line-break/>sunt, propterea eorum multus interiisse pronunciatum est;.<text:line-break/>altera vero est, quod qui pbrenitide correpti sunt, eorum<text:line-break/>plurimos interiisse intellexerimus^ Quare et causae deda.-.<text:line-break/>ratio gemina est, proindeque quos dixit hoc in statu<text:line-break/>omnes p hrenitico Affectui ca prendo opportunos esse, nobis<text:line-break/>ex his qui pbrenitide correpti sunt, tales maxime in ter-<text:line-break/>ire demonstrantibus. orationis igitur obscuritas tanta<text:line-break/>ac talis existit ; praeterea vero praecedit commemoratorum<text:line-break/>singulorum inventio. Non enim sine ea fletui coaptari<text:line-break/>potest oratio. Videtur autem Hippocrates inter ea quae<text:line-break/>dixit, calidissimas aetates commemo</text:span></text:span><text:span text:style-name="Default_20_Paragraph_20_Font"><text:span text:style-name="T8">r</text:span></text:span><text:span text:style-name="Default_20_Paragraph_20_Font"><text:span text:style-name="T1">asse , . inquit enim<text:line-break/>adolescentes, juvenes, aetate florentes. Naturas item quibus<text:line-break/>, difficilis est perspiratio, nempe pilis nudos candidosque et qui</text:span></text:span></text:p>
      <text:p text:style-name="P1"><text:span text:style-name="Default_20_Paragraph_20_Font"><text:span text:style-name="T1">capillis rectis, capillis nigris et nigris oculis existunt et qui<text:line-break/>vitam quietam otiosamque degerunt, tum lu aliis conamen-</text:span></text:span></text:p>
      <text:p text:style-name="P2"><text:span text:style-name="Default_20_Paragraph_20_Font"><text:span text:style-name="T1">tariis tum in libro de temperamentis minus difflari osten-<text:line-break/>dimtts, quod frigidioribus sin tu temperamentis. Eandem<text:line-break/>quoque ob causam mulieres , quas status ob menstruam<text:line-break/>purgationem minus oblaedit, aut antea diximus. Quae<text:line-break/>autem interibant, ex eo erant genere. Reliquum est i su<text:line-break/>tur deris agere, qui lingua haesitant aut gracili voce lo-<text:line-break/>fluuntur et qui asperam vocem habent, de siletis. et ira-.<text:line-break/>condis ac primum scriptis ischnophonis gracili voce lo-<text:line-break/>quentibus Si igitur ita scriptum fuerit , voce gracili lo-<text:line-break/>quentes significantur : voce namque graciles etiamnum ita<text:line-break/>quidam, ut et voce tenues esse dicantur. Quum itaque<text:line-break/>nomen utrumque idem significet,- voce tamen tenues a<text:line-break/>voce gracilibus differunt, ut in libro de voce. docuimus.<text:line-break/>Nam ob asperae gutturis arteriae angustiam voce tenues<text:line-break/>fieri demonstravimus. Voce vero graciles ob naturalem<text:line-break/>musculorum guttur moventium pravitatem fieri ostendimus.<text:line-break/>Utrique autem ob. caloris nativi insirmitatem in prima<text:line-break/>conformatione tales efficiuntur. Quemadmodum autem</text:span></text:span></text:p>
      <text:p text:style-name="P3"><text:span text:style-name="Default_20_Paragraph_20_Font"><text:span text:style-name="T1">voce graciles deteriorem a principio musculorum guttur<text:line-break/>moventium conformationem consequnti sunt: ita muscu-<text:line-break/>lorum linguae blesi. Aspera voce loquuntur trachyphoni<text:line-break/>propter vocalium organorum asperitatem. At vocalia voco<text:line-break/>organa vel voci inservientia, quibus emissa vox efficitur.<text:line-break/>Haec sunt aspera arteria, guttur, voces veluti plectrum;<text:line-break/>fpiritus per ipsas delati. Fauces enim vocis instrumen-<text:line-break/>tum esse demonstratum est, ut loquutionis linguam, non-<text:line-break/>nihil autem ad vocis -generationem fauces conferunt, quae<text:line-break/>densam eam efficiunt. Haec- itaque organa si laevia qui-<text:line-break/>dem existant, laevem ea vocem efficere demonstratum est,<text:line-break/>aspera asperant. Ipsam autem asperitatem ob siccitatem<text:line-break/>effici docuimus. Itaque cetera post aetates omnia huc<text:line-break/>usque commemorata frigidi temperamenti signa sunt. Sola<text:line-break/>siccitas temperamentis cum calidis tum frigidis copula-<text:line-break/>tur. Frigidis itaque et siccis temperamento, ut et prae-<text:line-break/>dictis contingitnon facile difflari; Qui vero his calidio-</text:span></text:span></text:p>
      <text:p text:style-name="P3"><text:span text:style-name="Default_20_Paragraph_20_Font"><text:span text:style-name="T1">res existunt, his non statim hoc inest. Ideo hos ab ora-<text:line-break/>liene excepimus. alios autem,narramus , quibus oratio<text:line-break/>consentanea . est. Erat autem propositum multos interiisse,<text:line-break/>quos inter naturas ac aetates ecmmemoravit. Aetates<text:line-break/>autem calidas esse dicebam in .tquibus biliosus humor re-,<text:line-break/>dundaret ; naturas vero quae difficile discuterentur. Itaque.<text:line-break/>de quibus hucusque mentionem fecimus, .exibis reliquum<text:line-break/>adhuc est de iracundis disserere , quos animosis esse ma-<text:line-break/>xirne contrarios proferunt. Etenim animosi magnanimi;<text:line-break/>sunt et rerum humilium contemtores. Iracundi vero pu-t<text:line-break/>fillanimes funi , quod virilis animi generositatem non ha-.<text:line-break/>beant; .quare ex temperamento frigidiores erunt ac. dissi-<text:line-break/>citius discutientur. Quod autem in orationis fine pro-.<text:line-break/>nunciatum est, atque hujus generis mulieres plurimae.<text:line-break/>moriebantur, num ad finem tantum.. refer</text:span></text:span><text:span text:style-name="Default_20_Paragraph_20_Font"><text:span text:style-name="T8">t</text:span></text:span><text:span text:style-name="Default_20_Paragraph_20_Font"><text:span text:style-name="T1">e oporteat, an,<text:line-break/>ad ea quae pronunciata sunt, non conflat. </text:span></text:span><text:span text:style-name="Default_20_Paragraph_20_Font"><text:span text:style-name="T6">Postremi.au-<text:line-break/></text:span></text:span><text:span text:style-name="Default_20_Paragraph_20_Font"><text:span text:style-name="T1">tem illorum sunt iracundi, atque ex mulieribus huic spe-.<text:line-break/>alei cougeueres plurimas interiisse ndjecrt. Utroque sane</text:span></text:span></text:p>
      <text:p text:style-name="P3"><text:span text:style-name="Default_20_Paragraph_20_Font"><text:span text:style-name="T1">modo vera esse potest oratio, sive ad praedicta omnia<text:line-break/>relationem faciat Hippocrates, sive ad postremum tantum.<text:line-break/>Quod si ad omnia referre verum sit, ita percipere melius<text:line-break/>.est. In pueris siquidem et quod ultimo dictum est, con-<text:line-break/>tinetur. Sed in hunc modum nequaquam prodita sunt<text:line-break/>omnia. Mulieres tamen hujus generis interiisse ipfe pro-<text:line-break/>nunciat, viris eas comparans, quod superius dictum est.<text:line-break/>Verum mulieres permultae aegrotaverunt quidem, minus<text:line-break/>vero quam viri minusque interierunt. Caeterum praesens<text:line-break/>Rippocratis oratio talis quaedam existit. Mulieres com-<text:line-break/>.rnemoratis affectibus captae magis iuteribant, quae prae-<text:line-break/>dicti essent generis.</text:span></text:span></text:p>
      <text:h text:style-name="Heading_20_2" text:outline-level="2"><text:span text:style-name="Default_20_Paragraph_20_Font">LXXIX.</text:span></text:h>
      <text:p text:style-name="P4"><text:span text:style-name="Default_20_Paragraph_20_Font"><text:span text:style-name="T8">A</text:span></text:span><text:span text:style-name="Default_20_Paragraph_20_Font"><text:span text:style-name="T1">t </text:span></text:span><text:span text:style-name="Default_20_Paragraph_20_Font"><text:span text:style-name="T8">hoc</text:span></text:span><text:span text:style-name="Default_20_Paragraph_20_Font"><text:span text:style-name="T1"> i</text:span></text:span><text:span text:style-name="Default_20_Paragraph_20_Font"><text:span text:style-name="T8">n statu ex quatuor signi</text:span></text:span><text:span text:style-name="Default_20_Paragraph_20_Font"><text:span text:style-name="T1">s ii m</text:span></text:span><text:span text:style-name="Default_20_Paragraph_20_Font"><text:span text:style-name="T8">ax</text:span></text:span><text:span text:style-name="Default_20_Paragraph_20_Font"><text:span text:style-name="T1">im</text:span></text:span><text:span text:style-name="Default_20_Paragraph_20_Font"><text:span text:style-name="T8">e servabantur,<text:line-break/>qu</text:span></text:span><text:span text:style-name="Default_20_Paragraph_20_Font"><text:span text:style-name="T1">i</text:span></text:span><text:span text:style-name="Default_20_Paragraph_20_Font"><text:span text:style-name="T8">bus aut per nare</text:span></text:span><text:span text:style-name="Default_20_Paragraph_20_Font"><text:span text:style-name="T1">s </text:span></text:span><text:span text:style-name="Default_20_Paragraph_20_Font"><text:span text:style-name="T8">probe fangu</text:span></text:span><text:span text:style-name="Default_20_Paragraph_20_Font"><text:span text:style-name="T1">is </text:span></text:span><text:span text:style-name="Default_20_Paragraph_20_Font"><text:span text:style-name="T8">pr</text:span></text:span><text:span text:style-name="Default_20_Paragraph_20_Font"><text:span text:style-name="T1">o</text:span></text:span><text:span text:style-name="Default_20_Paragraph_20_Font"><text:span text:style-name="T8">siux</text:span></text:span><text:span text:style-name="Default_20_Paragraph_20_Font"><text:span text:style-name="T1">i</text:span></text:span><text:span text:style-name="Default_20_Paragraph_20_Font"><text:span text:style-name="T8">t, aut qu</text:span></text:span><text:span text:style-name="Default_20_Paragraph_20_Font"><text:span text:style-name="T1">i-<text:line-break/>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cop</text:span></text:span><text:span text:style-name="Default_20_Paragraph_20_Font"><text:span text:style-name="T1">i</text:span></text:span><text:span text:style-name="Default_20_Paragraph_20_Font"><text:span text:style-name="T8">osae. 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osum </text:span></text:span><text:span text:style-name="Default_20_Paragraph_20_Font"><text:span text:style-name="T8">ac laudab</text:span></text:span><text:span text:style-name="Default_20_Paragraph_20_Font"><text:span text:style-name="T1">il</text:span></text:span><text:span text:style-name="Default_20_Paragraph_20_Font"><text:span text:style-name="T8">e sudi</text:span></text:span><text:span text:style-name="Default_20_Paragraph_20_Font"><text:span text:style-name="T1">m</text:span></text:span><text:span text:style-name="Default_20_Paragraph_20_Font"><text:span text:style-name="T8">eatu</text:span></text:span><text:span text:style-name="Default_20_Paragraph_20_Font"><text:span text:style-name="T1">m</text:span></text:span></text:p>
      <text:p text:style-name="P2"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entes per vesicam processerunt, aut per alvum<text:line-break/></text:span></text:span><text:span text:style-name="Default_20_Paragraph_20_Font"><text:span text:style-name="T1">t</text:span></text:span><text:span text:style-name="Default_20_Paragraph_20_Font"><text:span text:style-name="T8">urbulenta bil</text:span></text:span><text:span text:style-name="Default_20_Paragraph_20_Font"><text:span text:style-name="T1">i</text:span></text:span><text:span text:style-name="Default_20_Paragraph_20_Font"><text:span text:style-name="T8">osa tempestive prod</text:span></text:span><text:span text:style-name="Default_20_Paragraph_20_Font"><text:span text:style-name="T1">i</text:span></text:span><text:span text:style-name="Default_20_Paragraph_20_Font"><text:span text:style-name="T8">derunt, aut qu</text:span></text:span><text:span text:style-name="Default_20_Paragraph_20_Font"><text:span text:style-name="T1">i </text:span></text:span><text:span text:style-name="Default_20_Paragraph_20_Font"><text:span text:style-name="T8">d</text:span></text:span><text:span text:style-name="Default_20_Paragraph_20_Font"><text:span text:style-name="T1">y</text:span></text:span><text:span text:style-name="Default_20_Paragraph_20_Font"><text:span text:style-name="T8">s-<text:line-break/>en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iri </text:span></text:span><text:span text:style-name="Default_20_Paragraph_20_Font"><text:span text:style-name="T8">fact</text:span></text:span><text:span text:style-name="Default_20_Paragraph_20_Font"><text:span text:style-name="T1">i </text:span></text:span><text:span text:style-name="Default_20_Paragraph_20_Font"><text:span text:style-name="T8">sunt. Mut</text:span></text:span><text:span text:style-name="Default_20_Paragraph_20_Font"><text:span text:style-name="T1">ti</text:span></text:span><text:span text:style-name="Default_20_Paragraph_20_Font"><text:span text:style-name="T8">s autem con</text:span></text:span><text:span text:style-name="Default_20_Paragraph_20_Font"><text:span text:style-name="T1">ti</text:span></text:span><text:span text:style-name="Default_20_Paragraph_20_Font"><text:span text:style-name="T8">ngebat non ab<text:line-break/>uno descrip</text:span></text:span><text:span text:style-name="Default_20_Paragraph_20_Font"><text:span text:style-name="T1">t</text:span></text:span><text:span text:style-name="Default_20_Paragraph_20_Font"><text:span text:style-name="T8">oru</text:span></text:span><text:span text:style-name="Default_20_Paragraph_20_Font"><text:span text:style-name="T1">m </text:span></text:span><text:span text:style-name="Default_20_Paragraph_20_Font"><text:span text:style-name="T8">signorum</text:span></text:span><text:span text:style-name="Default_20_Paragraph_20_Font"><text:span text:style-name="T1"> i</text:span></text:span><text:span text:style-name="Default_20_Paragraph_20_Font"><text:span text:style-name="T8">udicar</text:span></text:span><text:span text:style-name="Default_20_Paragraph_20_Font"><text:span text:style-name="T1">i, </text:span></text:span><text:span text:style-name="Default_20_Paragraph_20_Font"><text:span text:style-name="T8">sed per</text:span></text:span><text:span text:style-name="Default_20_Paragraph_20_Font"><text:span text:style-name="T1"> o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via</text:span></text:span><text:span text:style-name="Default_20_Paragraph_20_Font"><text:span text:style-name="T1">s<text:line-break/></text:span></text:span><text:span text:style-name="Default_20_Paragraph_20_Font"><text:span text:style-name="T8">plur</text:span></text:span><text:span text:style-name="Default_20_Paragraph_20_Font"><text:span text:style-name="T1">i</text:span></text:span><text:span text:style-name="Default_20_Paragraph_20_Font"><text:span text:style-name="T8">mi</text:span></text:span><text:span text:style-name="Default_20_Paragraph_20_Font"><text:span text:style-name="T1">s . </text:span></text:span><text:span text:style-name="Default_20_Paragraph_20_Font"><text:span text:style-name="T8">excreti</text:span></text:span><text:span text:style-name="Default_20_Paragraph_20_Font"><text:span text:style-name="T1">o</text:span></text:span><text:span text:style-name="Default_20_Paragraph_20_Font"><text:span text:style-name="T8">nem</text:span></text:span><text:span text:style-name="Default_20_Paragraph_20_Font"><text:span text:style-name="T1">/i</text:span></text:span><text:span text:style-name="Default_20_Paragraph_20_Font"><text:span text:style-name="T8">eri, qui graviu</text:span></text:span><text:span text:style-name="Default_20_Paragraph_20_Font"><text:span text:style-name="T1">s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 habere<text:line-break/>v</text:span></text:span><text:span text:style-name="Default_20_Paragraph_20_Font"><text:span text:style-name="T1">i</text:span></text:span><text:span text:style-name="Default_20_Paragraph_20_Font"><text:span text:style-name="T8">deban</text:span></text:span><text:span text:style-name="Default_20_Paragraph_20_Font"><text:span text:style-name="T1">t</text:span></text:span><text:span text:style-name="Default_20_Paragraph_20_Font"><text:span text:style-name="T8">ur, sed 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haec cont</text:span></text:span><text:span text:style-name="Default_20_Paragraph_20_Font"><text:span text:style-name="T1">i</text:span></text:span><text:span text:style-name="Default_20_Paragraph_20_Font"><text:span text:style-name="T8">gerun</text:span></text:span><text:span text:style-name="Default_20_Paragraph_20_Font"><text:span text:style-name="T1">t,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ineo-<text:line-break/>. tu</text:span></text:span><text:span text:style-name="Default_20_Paragraph_20_Font"><text:span text:style-name="T1">m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evadebant. Mul</text:span></text:span><text:span text:style-name="Default_20_Paragraph_20_Font"><text:span text:style-name="T1">i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v</text:span></text:span><text:span text:style-name="Default_20_Paragraph_20_Font"><text:span text:style-name="T1">i</text:span></text:span><text:span text:style-name="Default_20_Paragraph_20_Font"><text:span text:style-name="T8">rg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aulo<text:line-break/>an</text:span></text:span><text:span text:style-name="Default_20_Paragraph_20_Font"><text:span text:style-name="T1">t</text:span></text:span><text:span text:style-name="Default_20_Paragraph_20_Font"><text:span text:style-name="T8">e descrip</text:span></text:span><text:span text:style-name="Default_20_Paragraph_20_Font"><text:span text:style-name="T1">t</text:span></text:span><text:span text:style-name="Default_20_Paragraph_20_Font"><text:span text:style-name="T8">a signa o</text:span></text:span><text:span text:style-name="Default_20_Paragraph_20_Font"><text:span text:style-name="T1">m</text:span></text:span><text:span text:style-name="Default_20_Paragraph_20_Font"><text:span text:style-name="T8">nia con</text:span></text:span><text:span text:style-name="Default_20_Paragraph_20_Font"><text:span text:style-name="T1">ti</text:span></text:span><text:span text:style-name="Default_20_Paragraph_20_Font"><text:span text:style-name="T8">gerunt. 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vero<text:line-break/>ex h</text:span></text:span><text:span text:style-name="Default_20_Paragraph_20_Font"><text:span text:style-name="T1">is 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iquod probe succederet , aut</text:span></text:span><text:span text:style-name="Default_20_Paragraph_20_Font"><text:span text:style-name="T1"> m</text:span></text:span><text:span text:style-name="Default_20_Paragraph_20_Font"><text:span text:style-name="T8">enstrua largiu</text:span></text:span><text:span text:style-name="Default_20_Paragraph_20_Font"><text:span text:style-name="T1">s<text:line-break/></text:span></text:span><text:span text:style-name="Default_20_Paragraph_20_Font"><text:span text:style-name="T8">apparerent, per haec servabantur et iudicabantur nusu<text:line-break/></text:span></text:span><text:span text:style-name="Default_20_Paragraph_20_Font"><text:span text:style-name="T1">l</text:span></text:span><text:span text:style-name="Default_20_Paragraph_20_Font"><text:span text:style-name="T8">a</text:span></text:span><text:span text:style-name="Default_20_Paragraph_20_Font"><text:span text:style-name="T1">m</text:span></text:span><text:span text:style-name="Default_20_Paragraph_20_Font"><text:span text:style-name="T8">que ex hi</text:span></text:span><text:span text:style-name="Default_20_Paragraph_20_Font"><text:span text:style-name="T1">s i</text:span></text:span><text:span text:style-name="Default_20_Paragraph_20_Font"><text:span text:style-name="T8">nter</text:span></text:span><text:span text:style-name="Default_20_Paragraph_20_Font"><text:span text:style-name="T1">i</text:span></text:span><text:span text:style-name="Default_20_Paragraph_20_Font"><text:span text:style-name="T8">re nov</text:span></text:span><text:span text:style-name="Default_20_Paragraph_20_Font"><text:span text:style-name="T1">i,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horu</text:span></text:span><text:span text:style-name="Default_20_Paragraph_20_Font"><text:span text:style-name="T1">m </text:span></text:span><text:span text:style-name="Default_20_Paragraph_20_Font"><text:span text:style-name="T8">quicquam<text:line-break/>probe accid</text:span></text:span><text:span text:style-name="Default_20_Paragraph_20_Font"><text:span text:style-name="T1">isset. </text:span></text:span><text:span text:style-name="Default_20_Paragraph_20_Font"><text:span text:style-name="T8">Ph</text:span></text:span><text:span text:style-name="Default_20_Paragraph_20_Font"><text:span text:style-name="T1">i</text:span></text:span><text:span text:style-name="Default_20_Paragraph_20_Font"><text:span text:style-name="T8">lon</text:span></text:span><text:span text:style-name="Default_20_Paragraph_20_Font"><text:span text:style-name="T1">is </text:span></text:span><text:span text:style-name="Default_20_Paragraph_20_Font"><text:span text:style-name="T8">namque stliae liberaliter ex<text:line-break/>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fangui</text:span></text:span><text:span text:style-name="Default_20_Paragraph_20_Font"><text:span text:style-name="T1">s </text:span></text:span><text:span text:style-name="Default_20_Paragraph_20_Font"><text:span text:style-name="T8">esanebat, qu</text:span></text:span><text:span text:style-name="Default_20_Paragraph_20_Font"><text:span text:style-name="T1">o</text:span></text:span><text:span text:style-name="Default_20_Paragraph_20_Font"><text:span text:style-name="T8">d vero sep</text:span></text:span><text:span text:style-name="Default_20_Paragraph_20_Font"><text:span text:style-name="T1">tim</text:span></text:span><text:span text:style-name="Default_20_Paragraph_20_Font"><text:span text:style-name="T8">o d</text:span></text:span><text:span text:style-name="Default_20_Paragraph_20_Font"><text:span text:style-name="T1">i</text:span></text:span><text:span text:style-name="Default_20_Paragraph_20_Font"><text:span text:style-name="T8">e inte</text:span></text:span><text:span text:style-name="Default_20_Paragraph_20_Font"><text:span text:style-name="T1">m</text:span></text:span><text:span text:style-name="Default_20_Paragraph_20_Font"><text:span text:style-name="T8">d<text:line-break/>pest</text:span></text:span><text:span text:style-name="Default_20_Paragraph_20_Font"><text:span text:style-name="T1">i</text:span></text:span><text:span text:style-name="Default_20_Paragraph_20_Font"><text:span text:style-name="T8">ve coenasse</text:span></text:span><text:span text:style-name="Default_20_Paragraph_20_Font"><text:span text:style-name="T1">t, </text:span></text:span><text:span text:style-name="Default_20_Paragraph_20_Font"><text:span text:style-name="T8">mortem ob</text:span></text:span><text:span text:style-name="Default_20_Paragraph_20_Font"><text:span text:style-name="T1">iit.</text:span></text:span></text:p>
      <text:p text:style-name="P1"><text:span text:style-name="Default_20_Paragraph_20_Font"><text:span text:style-name="T1">Hic quoque et qui sequitur textus manifestus est, ubi<text:line-break/>de mulieribus disserit. Summa namque est quam docet,<text:line-break/>alios quidem per sanguinis eruptiones, alios vero per</text:span></text:span></text:p>
      <text:p text:style-name="P3">urinas vel deiectiones, nonnullas etiam decumbentibus<text:line-break/>in dysenteriam caufis servari potuisse.</text:p>
      <text:h text:style-name="Heading_20_2" text:outline-level="2">LXXX.</text:h>
      <text:p text:style-name="Normal"><text:span text:style-name="Default_20_Paragraph_20_Font"><text:span text:style-name="T7">Quibus per febres acutas atque adeo ardentes invitae esu<text:line-break/>suxerunt lacrymae , sanguinis e naribus profluvium ex-<text:line-break/>pectandum est, si in ceteris perniciose non habuerint.<text:line-break/>Qui namque male habent, his non haemorrhagiam, sed<text:line-break/>mortem portendunt.</text:span></text:span></text:p>
      <text:p text:style-name="P1">Unum etiam quoddam fignorum haemorrhagias por-<text:line-break/>tendentium ab ipso in superioribus praetermissorum in<text:line-break/>praesentia pronunciatur. Est autem dilucida satis oratio<text:line-break/>his , qui quae antea tum hoc in libro tum in prognostico<text:line-break/>loquutusi est meminerint. Dicta quoque a me sunt et haec<text:line-break/>omnia cum propriis limitationibus in prognostici commen-<text:line-break/>tariisi et in libro de iudicationibus.</text:p>
      <text:h text:style-name="P29" text:outline-level="2">LXXXI.</text:h>
      <text:p text:style-name="P4"><text:span text:style-name="Default_20_Paragraph_20_Font"><text:span text:style-name="T7">Quibus tumores circum aures in febribus cum dolore exur-<text:line-break/>gunt ; quibusdam iudicatorio cessante febre neque sup-<text:line-break/>purantur, eos aegris oborta biliosa diarrhoea aut d</text:span></text:span>y<text:span text:style-name="Default_20_Paragraph_20_Font"><text:span text:style-name="T7">s-<text:line-break/>enteria aut crassarum urinarum scdimentum, veluti siler-<text:line-break/>mippo Cla</text:span></text:span>i<text:span text:style-name="Default_20_Paragraph_20_Font"><text:span text:style-name="T7">tomeni</text:span></text:span>o, <text:span text:style-name="Default_20_Paragraph_20_Font"><text:span text:style-name="T7">solvit.</text:span></text:span></text:p>
      <text:p text:style-name="P1">PerutiIe est cum nuper pronunciata prius comme-<text:line-break/>moratisi ad hoc ut non perpetuo censeamus parotidas ci-<text:line-break/>tra suppurationem manentes pravum esse figunt. Nam<text:line-break/>in praesenti statu febres ait decretorie nonnuIlis cessasse,<text:line-break/>quod est iudicatorio die et cum fudere aut aIio quodam<text:line-break/>ita judicantium ac parotidas permansisse; deinde processu<text:line-break/>temporis resedisse per quas dixit urinas, de<text:span text:style-name="Default_20_Paragraph_20_Font"><text:span text:style-name="T7">i</text:span></text:span>ectiones et<text:line-break/>dysenterias, expurgatis morbum essicientibus causis.</text:p>
      <text:h text:style-name="P29" text:outline-level="2">LXXXII.</text:h>
      <text:p text:style-name="P4"><text:span text:style-name="Default_20_Paragraph_20_Font"><text:span text:style-name="T7">Quae circa crisas existant et ex quibus dignoscimus, ea aut<text:line-break/>similia aut dissimilia sunt.</text:span></text:span></text:p>
      <text:p text:style-name="P1">Quae de crifibuS aut judicatoriis diebus ab ipso edi-<text:line-break/>cta sunt, omnia duobus in libris a nobis collecta Conse-<text:line-break/>queris, tum libro de judicationibus tum libro de diebus<text:line-break/>judicatoliiS. Verum nunc quoque orationis summa pro-<text:line-break/>mulgabitm. Iudicia ait partim quidem similia, partim<text:line-break/>vero dissimilia suissa. DeInde citat multos ex recidiva<text:line-break/>eosdemque eodem praestituto decimo septimo die plane<text:line-break/>iudicatos. Alios etiam a recidiva die vigesimo eosque<text:line-break/>non similiter. Exempli gratia primum duorum fratrum<text:line-break/>sequenti textu mentionem fecit.</text:p>
      <text:h text:style-name="Heading_20_2" text:outline-level="2">LXXXIII.</text:h>
      <text:p text:style-name="P1"><text:span text:style-name="Default_20_Paragraph_20_Font"><text:span text:style-name="T1">U</text:span></text:span><text:span text:style-name="Default_20_Paragraph_20_Font"><text:span text:style-name="T7">t duo suatres qui simul eadem hora febricitare coepe-</text:span></text:span></text:p>
      <text:p text:style-name="P2"><text:span text:style-name="Default_20_Paragraph_20_Font"><text:span text:style-name="T7">runt. Decumbebant autem juxta Ep scenis theatrum<text:line-break/></text:span></text:span><text:span text:style-name="Default_20_Paragraph_20_Font"><text:span text:style-name="T1">f</text:span></text:span><text:span text:style-name="Default_20_Paragraph_20_Font"><text:span text:style-name="T7">ratres. Dorum aetati provectiori cr</text:span></text:span><text:span text:style-name="Default_20_Paragraph_20_Font"><text:span text:style-name="T1">i</text:span></text:span><text:span text:style-name="Default_20_Paragraph_20_Font"><text:span text:style-name="T7">sis sexto die, ju-<text:line-break/>niori septimo oborta esa</text:span></text:span><text:span text:style-name="Default_20_Paragraph_20_Font"><text:span text:style-name="T1"> R</text:span></text:span><text:span text:style-name="Default_20_Paragraph_20_Font"><text:span text:style-name="T7">eversus utrique simul eadem<text:line-break/>hora morbus quinque dies interm</text:span></text:span><text:span text:style-name="Default_20_Paragraph_20_Font"><text:span text:style-name="T1">i</text:span></text:span><text:span text:style-name="Default_20_Paragraph_20_Font"><text:span text:style-name="T7">sit et a recidiva uter-<text:line-break/>que limul decimo septimo prorsus</text:span></text:span><text:span text:style-name="Default_20_Paragraph_20_Font"><text:span text:style-name="T1"> I</text:span></text:span><text:span text:style-name="Default_20_Paragraph_20_Font"><text:span text:style-name="T7">udicatus est. Plu-.<text:line-break/>rimis quinto die morbus sudicatus est, diebus septem<text:line-break/>intermisit et a recidiva tertio</text:span></text:span><text:span text:style-name="Default_20_Paragraph_20_Font"><text:span text:style-name="T1"> i</text:span></text:span><text:span text:style-name="Default_20_Paragraph_20_Font"><text:span text:style-name="T7">udicatus est. </text:span></text:span><text:span text:style-name="Default_20_Paragraph_20_Font"><text:span text:style-name="T1">N</text:span></text:span><text:span text:style-name="Default_20_Paragraph_20_Font"><text:span text:style-name="T7">onnullis<text:line-break/>quoque die septimo sudicatus est, interm</text:span></text:span><text:span text:style-name="Default_20_Paragraph_20_Font"><text:span text:style-name="T1">i</text:span></text:span><text:span text:style-name="Default_20_Paragraph_20_Font"><text:span text:style-name="T7">sit tribus die-<text:line-break/>bus et septimo sudicatus est Alios reliquit sexto, inter-<text:line-break/>m</text:span></text:span>i<text:span text:style-name="Default_20_Paragraph_20_Font"><text:span text:style-name="T7">sit sex et tertio prehendit. Aliis intermisit primo et<text:line-break/>primo prehendit et sudicatus est, quemadmodum Eva-<text:line-break/>gonti Daiphalsis folio contigit. Aliis sexto</text:span></text:span><text:span text:style-name="Default_20_Paragraph_20_Font"><text:span text:style-name="T1"> i</text:span></text:span><text:span text:style-name="Default_20_Paragraph_20_Font"><text:span text:style-name="T7">udicatus<text:line-break/>est, intermtsit septem, a recidiva quarto sudicatus esu<text:line-break/>ut Aglaidae filiae. </text:span></text:span><text:span text:style-name="Default_20_Paragraph_20_Font"><text:span text:style-name="T1">I</text:span></text:span><text:span text:style-name="Default_20_Paragraph_20_Font"><text:span text:style-name="T7">taque qui hoc in statu aegrota-<text:line-break/>runt, eorum plurimi hoc morbi tenore laborarunt; at-<text:line-break/>que qui scpersuerunt, eorum novi neminem, cui suetae<text:line-break/>morborum reversiones secundum rationem non recurre-</text:span></text:span></text:p>
      <text:p text:style-name="P2"><text:span text:style-name="Default_20_Paragraph_20_Font"><text:span text:style-name="T7">rints quosque ego vidi, ii omnes servabantur, quibus<text:line-break/>hujus generis morborum reversiones contigerunt. At<text:line-break/>hoc modo aegrotantium nemini recidivam a decimo<text:line-break/>feptimo rursus obortam suise novi. Disce vero morbis<text:line-break/>plurimi fexto die moriebantur, ut Epaminondas, Sde-<text:line-break/>nus et Philiscus Antagorei silius.</text:span></text:span></text:p>
      <text:p text:style-name="P1">Utile quidem orationis ex productis manifestum, in-<text:line-break/>utile vero obscurum est. Quare ipsum investigare non<text:line-break/>decuit. Ceterum qui utilibus student, sibi negotium faces-<text:line-break/>sunt inquirendo pronunciaverit Hippocrates, aetate pro-<text:line-break/>vectiori sexto die crisin, junioli septimo obortam suissa.<text:line-break/>At rursus postea utrique simul eadem hora reversus est ;<text:line-break/>mox subintulit, intermisit dies quinque. Non enim fieri<text:line-break/>potuit ut utrique dies quinque, sed alteri soli intermitte-<text:line-break/>ret, etiamsi concedatur, quod proferunt hoc ipfum de uno<text:line-break/>solo intelligi posse, altero in narratione enunciato feptimo</text:p>
      <text:p text:style-name="P3">die prima judicatione judicato. Jam si huic intermisit<text:line-break/>dies quinque patet alteri, qui sexto die judicatus est, sex<text:line-break/>dies intermisisse. fieri quoque potest per initia vitiatam<text:line-break/>a librario dictionem servatam esse, quemadmodum et aliae<text:line-break/>muItae id ipsum subierunt tum apud Hippocratem tum<text:line-break/>apud alios non paucos. Quod autem dico Iibrarii erra-<text:line-break/>tum fuisse, tale est. Potuit enim scripta este dictio in<text:line-break/>hunc modum; intermissa alteri fex diesi, atteri quinque;<text:line-break/>qui vero aberravit, scripsisse potuit: intermisit quinque,<text:line-break/>atque veri similius est femori quidem fex diesi intermisisse,<text:line-break/>iuniori vero quinque, quum utrique filnuI reversio in diem<text:line-break/>duodecimum inciderit. Sequenti itaque textu ait: plurimis<text:line-break/>fexto judicatusi est, intermisit quinto; ut videantur et<text:line-break/>fratresi ipsi exemplum esse judicationum quae plurimis<text:line-break/>Contigerunt. Post vero horum enarrationem <text:span text:style-name="Default_20_Paragraph_20_Font"><text:span text:style-name="T7">i</text:span></text:span>udicationes<text:line-break/>alias scripsit, varias omnes quae decimo septimo die cir-<text:line-break/>cumscribuntur ; talem vero nullam qualem in duobus fra-</text:p>
      <text:p text:style-name="P3">tribus in teIIigendam dico, ut in duodecimo die utrique<text:line-break/>morbus reverteretur et iuniori quinque diebus intermitte-<text:line-break/>ret. Probabiliter quidem ita in ipsis dictum est, ut tunc<text:line-break/>quod ipsis cum aliis esset simile, servaretur et quod<text:line-break/>a recidiVa decimo septimo die iudicarentur et peculia-<text:line-break/>riter quod duodecimo morbus reverteretur. Sed bone-<text:line-break/>stum est, ut dixi, non pervestigare quum quod utile fit<text:line-break/>habeas, et jam praetermittamus <text:span text:style-name="Default_20_Paragraph_20_Font"><text:span text:style-name="T7">i</text:span></text:span>udicia omnia quae ab<text:line-break/>ipso serie continuata dicta sunt, summisi contenti, qua-<text:line-break/>tenus quidem fimilia ipsa fuerint et quatenus dissimilia.<text:line-break/>Quum enim primae iudicationes aut sexto die aegrotantes<text:line-break/>tollerent aut ita infidae essent, ut morbi rursum ad ulti-<text:line-break/>mam abfoIutamque redirent judicationem , die decimo fe-<text:line-break/>ptimo prehendentes , in hoc tum simile tum dissimiIe fie-<text:line-break/>base Post haec vero iudicationes alias commemorat et<text:line-break/>reversiones, quae in Vigesimum diem ita inciderunt , ut iti<text:line-break/>eo absolute iudicarentur. H<text:span text:style-name="Default_20_Paragraph_20_Font"><text:span text:style-name="T7">abitabant juxta theatrum.<text:line-break/></text:span></text:span>Quidam scribunt non theatrum , fed theretrmn , ut inter-</text:p>
      <text:p text:style-name="P3">pretentur locum esse aliquem aestivae habitationi accom-<text:line-break/>modum ab ardendo sic appellatum. Sed quomodo quis<text:line-break/>talia scribat nomina, nihil ad praesentem speculationem<text:line-break/>interest; neque quicquam resert an Perigenis vel Theonis<text:line-break/>vel Dionis sratres essent, at qui probe secundum artem<text:line-break/>medicam enarrare nequeunt, hi ad taleS curiositates digre-<text:line-break/>diuntur.</text:p>
      <text:h text:style-name="Heading_20_2" text:outline-level="2">LXXXIV.</text:h>
      <text:p text:style-name="P4"><text:span text:style-name="Default_20_Paragraph_20_Font"><text:span text:style-name="T7">Quibus autem ad aures tubercula procreata essent, his<text:line-break/>vigesimo die cr</text:span></text:span>i<text:span text:style-name="Default_20_Paragraph_20_Font"><text:span text:style-name="T7">sis oboriebatur. Quibus vero non sup-<text:line-break/>pararunt, iis omnibus restincta et fedata sunt, sed ad<text:line-break/>vesicam conversa. Cratistonactae apud</text:span></text:span> I<text:span text:style-name="Default_20_Paragraph_20_Font"><text:span text:style-name="T7">leraclium de-<text:line-break/>cumbenti et Symni sull</text:span></text:span>a<text:span text:style-name="Default_20_Paragraph_20_Font"><text:span text:style-name="T7">nis ancillae suppurarunt ac in-<text:line-break/>terierunt. Quibusdam vero morbus soptimo die sudi-<text:line-break/>catus est; novem diebus interm</text:span></text:span>i<text:span text:style-name="Default_20_Paragraph_20_Font"><text:span text:style-name="T7">sit, reversus est et ex<text:line-break/>recidiva quarto die iudicatus est Phanocrito apud<text:line-break/>Cnathonem pictorem decumbenti die soptimo</text:span></text:span> j<text:span text:style-name="Default_20_Paragraph_20_Font"><text:span text:style-name="T7">udica-<text:line-break/>tus est</text:span></text:span></text:p>
      <text:p text:style-name="P22"><text:span text:style-name="Default_20_Paragraph_20_Font"><text:span text:style-name="T1">Quod et antea dixi memoria dignum este, id nunc<text:line-break/>quoque memoraturus </text:span></text:span><text:span text:style-name="Default_20_Paragraph_20_Font"><text:span text:style-name="T8">t</text:span></text:span><text:span text:style-name="Default_20_Paragraph_20_Font"><text:span text:style-name="T1">um, quod illo tum admirabilius,<text:line-break/>tum -rarius. Quod enim parotides citra suppurationem<text:line-break/>curatae sint fotis ad inferiores .partes factis excretionibus,<text:line-break/>non valde confuetum est, sed rem auxit scribens hac in<text:line-break/>oratione Cratistonacten et pictoris ancillam interiisse du-<text:line-break/>ctis ad suppurationem parotidibus. nam cum uoc pugnare<text:line-break/>videtur. Concoctiones iudicationis celeritatem securamque<text:line-break/>salutem denunciant. Verum et nunc quae febrium in<text:line-break/>venis continebantur causae non prius erant concoctae<text:line-break/>Cratistonactae et ancillae picturis aut non interiiflent.<text:line-break/>Parotides vero maturaverunt, quod rarum esse et mento-<text:line-break/>ria tenendum dixi , quod possibile sit particularem in<text:line-break/>pa</text:span></text:span><text:span text:style-name="Default_20_Paragraph_20_Font"><text:span text:style-name="T8">r</text:span></text:span><text:span text:style-name="Default_20_Paragraph_20_Font"><text:span text:style-name="T1">te aliqua concoctionem fieri, morbo toto haudqua-<text:line-break/>quam concoctu. Quae cetura hoc modo de judicationibus<text:line-break/>dicta funt, omnia absolute prosequuti fumus in his quos<text:line-break/>de indicationibus et diebus judicatoriis commentariis fcri-<text:line-break/>psimus.</text:span></text:span></text:p>
      <text:h text:style-name="P31" text:outline-level="2"><text:bookmark-start text:name="bookmark66"/>LXXXV.<text:bookmark-end text:name="bookmark66"/></text:h>
      <text:p text:style-name="P4"><text:span text:style-name="Default_20_Paragraph_20_Font"><text:span text:style-name="T7">Sub hiemem circa brumale solstitium et ad aequinoctium<text:line-break/>usque febres ardentes et phrenitides perdurabant multi-<text:line-break/>que moriebantur. Cr</text:span></text:span><text:span text:style-name="Default_20_Paragraph_20_Font"><text:span text:style-name="T1">i</text:span></text:span><text:span text:style-name="Default_20_Paragraph_20_Font"><text:span text:style-name="T7">ses tamen varie exciderunt et ex<text:line-break/>principio plurimis quinto die morbus iudicatus est, diebus<text:line-break/>quatuor interm</text:span></text:span>i<text:span text:style-name="Default_20_Paragraph_20_Font"><text:span text:style-name="T7">sit, repeti</text:span></text:span><text:span text:style-name="Default_20_Paragraph_20_Font"><text:span text:style-name="T1">r</text:span></text:span><text:span text:style-name="Default_20_Paragraph_20_Font"><text:span text:style-name="T7">tque et a recidiva quinto die<text:line-break/></text:span></text:span><text:span text:style-name="Default_20_Paragraph_20_Font"><text:span text:style-name="T1">i</text:span></text:span><text:span text:style-name="Default_20_Paragraph_20_Font"><text:span text:style-name="T7">udicabatur, denique summa dierum quatuordecim. Pue-<text:line-break/>ris ita plurimis etiam natu grandioribus iudicatio con-<text:line-break/>agit. Quibusdam etiam undecimo</text:span></text:span><text:span text:style-name="Default_20_Paragraph_20_Font"><text:span text:style-name="T1"> i</text:span></text:span><text:span text:style-name="Default_20_Paragraph_20_Font"><text:span text:style-name="T7">udicabatur , decimo<text:line-break/>quarto recidebat , ac vigesimo perfecte iudicabantur.<text:line-break/>Quod si qui vigesimo superriguerint , his quadragesimo<text:line-break/>iudicabatur. Superriguerunt autem plurimi sub judicium<text:line-break/>primum. </text:span></text:span><text:span text:style-name="Default_20_Paragraph_20_Font"><text:span text:style-name="T1">Q</text:span></text:span><text:span text:style-name="Default_20_Paragraph_20_Font"><text:span text:style-name="T7">ui vero sub iudicium per initiat. riguerunt,<text:line-break/>etiam in recidiva una cum sedicio riguerunt.</text:span></text:span></text:p>
      <text:p text:style-name="P1">Hic hiemiS anni secundi non primi meminit, quam<text:line-break/>ipso in statu expIicuit, superius a me causa dicta est, cu-</text:p>
      <text:p text:style-name="P3"><text:span text:style-name="Default_20_Paragraph_20_Font"><text:span text:style-name="T1">jus gratia phrenitides non per initia, rest postea redun-<text:line-break/>da</text:span></text:span><text:span text:style-name="Default_20_Paragraph_20_Font"><text:span text:style-name="T8">t</text:span></text:span><text:span text:style-name="Default_20_Paragraph_20_Font"><text:span text:style-name="T1">ius. Praeterea praefinitos judicationum dies immuta-<text:line-break/>tos esse pronunciat, ac malum etiam harum varietatem<text:line-break/>exponit, quae cum praedictis communem habent recidi.-<text:line-break/>vam. Pueris quoque atque his etiamnum aetate prove-<text:line-break/>ctioribus Iudicationes decimo quarto prorsus accidisse pro-<text:line-break/>fert. His etenim morborum causae celerrime discutiuntur<text:line-break/>concoquuntque. Ceteris non solum ad vigesimum, verum<text:line-break/>et ad quadragesimum pervenisse ait ex recidiva judicatio-<text:line-break/>nem ultimam, nihilque mirum est si insignes judicationum<text:line-break/>differentiae in morborum varietate extiterint.</text:span></text:span></text:p>
      <text:h text:style-name="Heading_20_2" text:outline-level="2"><text:span text:style-name="Default_20_Paragraph_20_Font">. LXXXVI.</text:span></text:h>
      <text:p text:style-name="P4"><text:span text:style-name="Default_20_Paragraph_20_Font"><text:span text:style-name="T8">rere autem r</text:span></text:span><text:span text:style-name="Default_20_Paragraph_20_Font"><text:span text:style-name="T1">i</text:span></text:span><text:span text:style-name="Default_20_Paragraph_20_Font"><text:span text:style-name="T8">gebant pauc</text:span></text:span><text:span text:style-name="Default_20_Paragraph_20_Font"><text:span text:style-name="T1">is</text:span></text:span><text:span text:style-name="Default_20_Paragraph_20_Font"><text:span text:style-name="T8">simi, aestate plures-, au</text:span></text:span><text:span text:style-name="Default_20_Paragraph_20_Font"><text:span text:style-name="T1">t</text:span></text:span><text:span text:style-name="Default_20_Paragraph_20_Font"><text:span text:style-name="T8">umno<text:line-break/>e</text:span></text:span><text:span text:style-name="Default_20_Paragraph_20_Font"><text:span text:style-name="T1">t</text:span></text:span><text:span text:style-name="Default_20_Paragraph_20_Font"><text:span text:style-name="T8">iamnu</text:span></text:span><text:span text:style-name="Default_20_Paragraph_20_Font"><text:span text:style-name="T1">m </text:span></text:span><text:span text:style-name="Default_20_Paragraph_20_Font"><text:span text:style-name="T8">plures, sub hieme</text:span></text:span><text:span text:style-name="Default_20_Paragraph_20_Font"><text:span text:style-name="T1">m </text:span></text:span><text:span text:style-name="Default_20_Paragraph_20_Font"><text:span text:style-name="T8">longe plur</text:span></text:span><text:span text:style-name="Default_20_Paragraph_20_Font"><text:span text:style-name="T1">i</text:span></text:span><text:span text:style-name="Default_20_Paragraph_20_Font"><text:span text:style-name="T8">mi. </text:span></text:span><text:span text:style-name="Default_20_Paragraph_20_Font"><text:span text:style-name="T1">A</text:span></text:span><text:span text:style-name="Default_20_Paragraph_20_Font"><text:span text:style-name="T8">t sun-<text:line-break/>guin</text:span></text:span><text:span text:style-name="Default_20_Paragraph_20_Font"><text:span text:style-name="T1">i</text:span></text:span><text:span text:style-name="Default_20_Paragraph_20_Font"><text:span text:style-name="T8">s per nares prostuv</text:span></text:span><text:span text:style-name="Default_20_Paragraph_20_Font"><text:span text:style-name="T1">i</text:span></text:span><text:span text:style-name="Default_20_Paragraph_20_Font"><text:span text:style-name="T8">a cesserun</text:span></text:span><text:span text:style-name="Default_20_Paragraph_20_Font"><text:span text:style-name="T1">t.</text:span></text:span></text:p>
      <text:p text:style-name="P2"><text:span text:style-name="Default_20_Paragraph_20_Font"><text:span text:style-name="T1">Veris nunc meminit. quod in primo statu ab ipfo<text:line-break/>pronunciatum est, non fecundi anni Non enim eo usque<text:line-break/>morborum grassantium enarrationem produxit, verum ad<text:line-break/>fecundam usque hiemem extendit. Cur autem temporis<text:line-break/>progressu in dies etiam atque etiam superruentium nu-<text:line-break/>merus augeretur, jam pro viribus antea narravi illa ora-<text:line-break/>tione; ubi quum admonerem, ostendi rigorem fieri quum<text:line-break/>flava bilis fuluia permeat corpora , non autem in vasc-<text:line-break/>rum cavitatibus continetur. Itaque quum in motu per-<text:line-break/>initia esset, febres ardentes procreavit; postea vero in<text:line-break/>carnosas transiens partes, ubi per eas foras pelleretur,<text:line-break/>rigorem fecit. Paulatim vero sanguinis eruptiones desine-<text:line-break/>haut, quod bilis non amplius in ve</text:span></text:span><text:span text:style-name="Default_20_Paragraph_20_Font"><text:span text:style-name="T8">n</text:span></text:span><text:span text:style-name="Default_20_Paragraph_20_Font"><text:span text:style-name="T1">is esset, sed in uni-<text:line-break/>versum corpus diffusa esset.</text:span></text:span></text:p>
      <text:h text:style-name="P28" text:outline-level="1"><text:span text:style-name="Default_20_Paragraph_20_Font"><text:span text:style-name="T1">HIPPoCRATIS EPIDEM. I. ET<text:line-break/>CALENI IN ILLUM CoMMEN-<text:line-break/>TARIUS III.</text:span></text:span></text:h>
      <text:h text:style-name="Heading_20_2" text:outline-level="2">I.</text:h>
      <text:p text:style-name="Normal">Af<text:span text:style-name="Default_20_Paragraph_20_Font"><text:span text:style-name="T7">orbos dignoscimus ex communi omnium natura et cu-<text:line-break/>susque propria edocti. Ex morbo, ex aegroto, ex<text:line-break/></text:span></text:span>t <text:span text:style-name="Default_20_Paragraph_20_Font"><text:span text:style-name="T7">oblatis et asserente, ex his etenim ad su</text:span></text:span>r<text:span text:style-name="Default_20_Paragraph_20_Font"><text:span text:style-name="T7">diorem ac<text:line-break/>dissiciliorem dignationem deducimur; ex universali ac<text:line-break/>particulari caelestium statu et uniuscuiusque regionis,</text:span></text:span></text:p>
      <text:p text:style-name="P2"><text:span text:style-name="Default_20_Paragraph_20_Font"><text:span text:style-name="T8">ex consuetud</text:span></text:span><text:span text:style-name="Default_20_Paragraph_20_Font"><text:span text:style-name="T1">i</text:span></text:span><text:span text:style-name="Default_20_Paragraph_20_Font"><text:span text:style-name="T8">ne, ex v</text:span></text:span><text:span text:style-name="Default_20_Paragraph_20_Font"><text:span text:style-name="T1">ict</text:span></text:span><text:span text:style-name="Default_20_Paragraph_20_Font"><text:span text:style-name="T8">u, ex v</text:span></text:span><text:span text:style-name="Default_20_Paragraph_20_Font"><text:span text:style-name="T1">i</text:span></text:span><text:span text:style-name="Default_20_Paragraph_20_Font"><text:span text:style-name="T8">tae</text:span></text:span><text:span text:style-name="Default_20_Paragraph_20_Font"><text:span text:style-name="T1"> i</text:span></text:span><text:span text:style-name="Default_20_Paragraph_20_Font"><text:span text:style-name="T8">nst</text:span></text:span><text:span text:style-name="Default_20_Paragraph_20_Font"><text:span text:style-name="T1">i</text:span></text:span><text:span text:style-name="Default_20_Paragraph_20_Font"><text:span text:style-name="T8">tu</text:span></text:span><text:span text:style-name="Default_20_Paragraph_20_Font"><text:span text:style-name="T1">ti</text:span></text:span><text:span text:style-name="Default_20_Paragraph_20_Font"><text:span text:style-name="T8">s, ex cu</text:span></text:span><text:span text:style-name="Default_20_Paragraph_20_Font"><text:span text:style-name="T1">j</text:span></text:span><text:span text:style-name="Default_20_Paragraph_20_Font"><text:span text:style-name="T8">u</text:span></text:span><text:span text:style-name="Default_20_Paragraph_20_Font"><text:span text:style-name="T1">s</text:span></text:span><text:span text:style-name="Default_20_Paragraph_20_Font"><text:span text:style-name="T8">que<text:line-break/>aetate, serm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m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silent</text:span></text:span><text:span text:style-name="Default_20_Paragraph_20_Font"><text:span text:style-name="T1">io,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<text:line-break/></text:span></text:span><text:span text:style-name="Default_20_Paragraph_20_Font"><text:span text:style-name="T8">sum</text:span></text:span><text:span text:style-name="Default_20_Paragraph_20_Font"><text:span text:style-name="T1">itis,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il</text:span></text:span><text:span text:style-name="Default_20_Paragraph_20_Font"><text:span text:style-name="T1">iis; i</text:span></text:span><text:span text:style-name="Default_20_Paragraph_20_Font"><text:span text:style-name="T8">nsomn</text:span></text:span><text:span text:style-name="Default_20_Paragraph_20_Font"><text:span text:style-name="T1">i</text:span></text:span><text:span text:style-name="Default_20_Paragraph_20_Font"><text:span text:style-name="T8">is qu</text:span></text:span><text:span text:style-name="Default_20_Paragraph_20_Font"><text:span text:style-name="T1">i</text:span></text:span><text:span text:style-name="Default_20_Paragraph_20_Font"><text:span text:style-name="T8">busda</text:span></text:span><text:span text:style-name="Default_20_Paragraph_20_Font"><text:span text:style-name="T1">m </text:span></text:span><text:span text:style-name="Default_20_Paragraph_20_Font"><text:span text:style-name="T8">et quand</text:span></text:span><text:span text:style-name="Default_20_Paragraph_20_Font"><text:span text:style-name="T1">o</text:span></text:span><text:span text:style-name="Default_20_Paragraph_20_Font"><text:span text:style-name="T8">; vell</text:span></text:span><text:span text:style-name="Default_20_Paragraph_20_Font"><text:span text:style-name="T1">i-<text:line-break/>r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prur</text:span></text:span><text:span text:style-name="Default_20_Paragraph_20_Font"><text:span text:style-name="T1">it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lacr</text:span></text:span><text:span text:style-name="Default_20_Paragraph_20_Font"><text:span text:style-name="T1">y</text:span></text:span><text:span text:style-name="Default_20_Paragraph_20_Font"><text:span text:style-name="T8">mis, accessi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., </text:span></text:span><text:span text:style-name="Default_20_Paragraph_20_Font"><text:span text:style-name="T8">desuct</text:span></text:span><text:span text:style-name="Default_20_Paragraph_20_Font"><text:span text:style-name="T1">i</text:span></text:span><text:span text:style-name="Default_20_Paragraph_20_Font"><text:span text:style-name="T8">o-<text:line-break/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urin</text:span></text:span><text:span text:style-name="Default_20_Paragraph_20_Font"><text:span text:style-name="T1">is, </text:span></text:span><text:span text:style-name="Default_20_Paragraph_20_Font"><text:span text:style-name="T8">sput</text:span></text:span><text:span text:style-name="Default_20_Paragraph_20_Font"><text:span text:style-name="T1">is, </text:span></text:span><text:span text:style-name="Default_20_Paragraph_20_Font"><text:span text:style-name="T8">vom</text:span></text:span><text:span text:style-name="Default_20_Paragraph_20_Font"><text:span text:style-name="T1">i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et quae ex . quibus,<text:line-break/></text:span></text:span><text:span text:style-name="Default_20_Paragraph_20_Font"><text:span text:style-name="T1">i</text:span></text:span><text:span text:style-name="Default_20_Paragraph_20_Font"><text:span text:style-name="T8">n qu</text:span></text:span><text:span text:style-name="Default_20_Paragraph_20_Font"><text:span text:style-name="T1">os m</text:span></text:span><text:span text:style-name="Default_20_Paragraph_20_Font"><text:span text:style-name="T8">orborum successione</text:span></text:span><text:span text:style-name="Default_20_Paragraph_20_Font"><text:span text:style-name="T1">s </text:span></text:span><text:span text:style-name="Default_20_Paragraph_20_Font"><text:span text:style-name="T8">et qui absce</text:span></text:span><text:span text:style-name="Default_20_Paragraph_20_Font"><text:span text:style-name="T1">ssus </text:span></text:span><text:span text:style-name="Default_20_Paragraph_20_Font"><text:span text:style-name="T8">ad per-<text:line-break/>n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em aut ad</text:span></text:span><text:span text:style-name="Default_20_Paragraph_20_Font"><text:span text:style-name="T1"> j</text:span></text:span><text:span text:style-name="Default_20_Paragraph_20_Font"><text:span text:style-name="T8">ud</text:span></text:span><text:span text:style-name="Default_20_Paragraph_20_Font"><text:span text:style-name="T1">ic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; sudor, rigor, fagus, tussi</text:span></text:span><text:span text:style-name="Default_20_Paragraph_20_Font"><text:span text:style-name="T1">t,<text:line-break/></text:span></text:span><text:span text:style-name="Default_20_Paragraph_20_Font"><text:span text:style-name="T8">sternutamenta, singultu</text:span></text:span><text:span text:style-name="Default_20_Paragraph_20_Font"><text:span text:style-name="T1">s, spi</text:span></text:span><text:span text:style-name="Default_20_Paragraph_20_Font"><text:span text:style-name="T8">r</text:span></text:span><text:span text:style-name="Default_20_Paragraph_20_Font"><text:span text:style-name="T1">it</text:span></text:span><text:span text:style-name="Default_20_Paragraph_20_Font"><text:span text:style-name="T8">us, ructus, statu</text:span></text:span><text:span text:style-name="Default_20_Paragraph_20_Font"><text:span text:style-name="T1">s </text:span></text:span><text:span text:style-name="Default_20_Paragraph_20_Font"><text:span text:style-name="T8">silen-<text:line-break/>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, </text:span></text:span><text:span text:style-name="Default_20_Paragraph_20_Font"><text:span text:style-name="T8">strepente</text:span></text:span><text:span text:style-name="Default_20_Paragraph_20_Font"><text:span text:style-name="T1">s, </text:span></text:span><text:span text:style-name="Default_20_Paragraph_20_Font"><text:span text:style-name="T8">san</text:span></text:span><text:span text:style-name="Default_20_Paragraph_20_Font"><text:span text:style-name="T1">a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; haemorrhag</text:span></text:span><text:span text:style-name="Default_20_Paragraph_20_Font"><text:span text:style-name="T1">i</text:span></text:span><text:span text:style-name="Default_20_Paragraph_20_Font"><text:span text:style-name="T8">ae, haemorrho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s.<text:line-break/></text:span></text:span><text:span text:style-name="Default_20_Paragraph_20_Font"><text:span text:style-name="T8">E.x h</text:span></text:span><text:span text:style-name="Default_20_Paragraph_20_Font"><text:span text:style-name="T1">in </text:span></text:span><text:span text:style-name="Default_20_Paragraph_20_Font"><text:span text:style-name="T8">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et quae per haec 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ti</text:span></text:span><text:span text:style-name="Default_20_Paragraph_20_Font"><text:span text:style-name="T8">ngunt</text:span></text:span><text:span text:style-name="Default_20_Paragraph_20_Font"><text:span text:style-name="T1"> ^c</text:span></text:span><text:span text:style-name="Default_20_Paragraph_20_Font"><text:span text:style-name="T8">onside-<text:line-break/>randa sunt.</text:span></text:span></text:p>
      <text:p text:style-name="Normal"><text:span text:style-name="Default_20_Paragraph_20_Font"><text:span text:style-name="T8">sum V</text:span></text:span><text:span text:style-name="Default_20_Paragraph_20_Font"><text:span text:style-name="T1"> t .i</text:span></text:span><text:span text:style-name="Default_20_Paragraph_20_Font"><text:span text:style-name="T8">c.</text:span></text:span></text:p>
      <text:p text:style-name="P1"><text:span text:style-name="Default_20_Paragraph_20_Font"><text:span text:style-name="T1">Haec adscripta esse nonnulli censent, his similem<text:line-break/>fortita tum interpretationem, tum sententiam in libro de<text:line-break/>humoribus descriptis, quae aliis commentariis prius inter-<text:line-break/>pretati fumus. Haec sane fiunt prognostica theoremata,<text:line-break/>quibus docet Hippocrates universales scopes a quibus<text:line-break/>praenotiones fieri oportet. Ceterum communem quidem</text:span></text:span></text:p>
      <text:p text:style-name="P3"><text:span text:style-name="Default_20_Paragraph_20_Font"><text:span text:style-name="T1">naturam appellat;. quae omnium hominum est; propriam<text:line-break/>vero i uniuscujusque nostrum, Quod autum ex ambabus.<text:line-break/>fieri tum dignotienes- tum praenotiones oporteat quodque.<text:line-break/>securior sit ea quae ex propria oritur natura, in progno-<text:line-break/>stico et in libris de fracturis, de articulis et de capitis.<text:line-break/>vulneribus et quos antea explicavimus. lubens itaque<text:line-break/>scmper partem affectam cum ruo, qui fecundum naturam<text:line-break/>est, statu conferre, orationi adjecit aliena negligenda non.<text:line-break/>esse,. ita vero et quum inquit: asin acutis morbis fpe-.<text:line-break/>culari sic oportet. Primum si aegroti facies fanorum fa-<text:line-break/>clebus et praesertim </text:span></text:span><text:span text:style-name="Default_20_Paragraph_20_Font"><text:span text:style-name="T8">t</text:span></text:span><text:span text:style-name="Default_20_Paragraph_20_Font"><text:span text:style-name="T1">uae similis .sic (hoc enim pacto<text:line-break/>optima fuerit).. Quod li proprium cujusque aegrotantis<text:line-break/>colorem magnitudinemque noverimus , communi non opus<text:line-break/>erit. Quia vero non propriam hominum omnium natu-<text:line-break/>ram prius agnoscimus., imo quod ex inopinato saepius ad<text:line-break/>ignotos vocemur, principium dignotiouis morborum et.<text:line-break/>praenotionis fututorum a communibus facimus. si namque</text:span></text:span></text:p>
      <text:p text:style-name="P3"><text:span text:style-name="Default_20_Paragraph_20_Font"><text:span text:style-name="T1">nasus acutus non sit, neque cavi oculi fuerint, neque<text:line-break/>collapsa tempora , neminem de aegro interrogamus. Si<text:line-break/>vero nafus acutus fuerit cavique: oculi . et collapsa<text:line-break/>tempora apparuerint, tum quo pacto haberet, quum<text:line-break/>fecundum naturam esset, interrogamus. Sic autum<text:line-break/>et ex morbo praenotiones futurorum fiunt, nempe tibi<text:line-break/>pluribus demonstratum est tum in libris de crisibus tum<text:line-break/>in aphorismorum commentariis, tertianas exquisitas cele-<text:line-break/>riter judicari, quartanas vero diuturnas esse et utrasque<text:line-break/>periculis vacare, phrenitidem praeterea et lethargum pe-<text:line-break/>riculofos et acutos; lienis item fcirrhum tum periculo-<text:line-break/>fum tum diuturnum. Ex ipsi, autem aegroto futurorum<text:line-break/>praenotio duplici modo fit. Alter modus est, quum in-<text:line-break/>quit: in composito homine audax responsio malum. Con-<text:line-break/>tra turbulentus si aegrotaverit, non fotum si audacter lo-<text:line-break/>quitur, verum neque si in urente febre deliraverit, peri-<text:line-break/>clitabitur. Alter modus talis est: si aeger quae deceant<text:line-break/>omnia fecerit et medico obtemperans nihil juvetur, gra-</text:span></text:span></text:p>
      <text:p text:style-name="P2"><text:span text:style-name="Default_20_Paragraph_20_Font"><text:span text:style-name="T1">vitet aegrotat; contrario. vero prorsus modo, si nihil ae-<text:line-break/>grotus quod oporteat fecerit, mediocriter habet. sic et<text:line-break/>ex cibis exhibendis praenotio eniti Quod si cibi pravi<text:line-break/>fuerint et nihilo deterior fiat, mediocriter aegrotat; quum<text:line-break/>vero omnia decentur fiunt, ..si praeter id quod nihil ju-<text:line-break/>vetur, etiam exacerbetur, malum. At me non morborum<text:line-break/>duntaxat modos, verum etiam ideas interdum ex: oblatis<text:line-break/>cibis dignovisse plerumque vidistis. Sed de his omnibus,<text:line-break/>ut dixi, alias plura disserui. Quum veno et ex offerente<text:line-break/>cibos praenofci facilius aut difficilius pronunciat, in stor-<text:line-break/>.. bis intelligere oportet. Tale autem quicquam saepius<text:line-break/>- conspicientes sive morbus diuturnus sit, sive febriles af-<text:line-break/>lectus diuturni fuerint, dignotioni quidpiam addimus et<text:line-break/>ex. eo quod nofcamus quisnam esset medicus , qui clerus<text:line-break/>- et insignis sit, spem sanati</text:span></text:span><text:span text:style-name="Default_20_Paragraph_20_Font"><text:span text:style-name="T8">o</text:span></text:span><text:span text:style-name="Default_20_Paragraph_20_Font"><text:span text:style-name="T1">nis minimam habemus, quod<text:line-break/>enim malignus sic morbus, si omnibus recte factis nihil<text:line-break/>iuvetur, constat omnibus. Si vero vilis sit et imperitus,<text:line-break/>incolumem fore hominem, si omnia rite instituta essent,</text:span></text:span></text:p>
      <text:p text:style-name="P3"><text:span text:style-name="Default_20_Paragraph_20_Font"><text:span text:style-name="T1">probabili ratione auguramur. Imo etiam ex- statu, hoc est<text:line-break/>peculiari ambientis nos aeris temperamento fore praeno-<text:line-break/>tiones pronunciati istud natem ex universali ac particu-<text:line-break/>lari coelestium statu tale est : si meminerimus eorum quae<text:line-break/></text:span></text:span><text:span text:style-name="Default_20_Paragraph_20_Font"><text:span text:style-name="T8">pr</text:span></text:span><text:span text:style-name="Default_20_Paragraph_20_Font"><text:span text:style-name="T1">i</text:span></text:span><text:span text:style-name="Default_20_Paragraph_20_Font"><text:span text:style-name="T8">us</text:span></text:span><text:span text:style-name="Default_20_Paragraph_20_Font"><text:span text:style-name="T1"> in descriptis tribus statibus enunciata furit, in qui-<text:line-break/>bus Hippocrates ipfe quae in ambiente contingebantse-<text:line-break/>cundum calorem et frigus percurrens ad illorum finem<text:line-break/>praepollens temperamentum pronunciavit, ut quum loqui-<text:line-break/>tur. Toto autem statu austrino et calido facto , etiamsi<text:line-break/>neque per totum annum auster spirasset, neque squalor<text:line-break/>luisset. Rursum quum effatur : facto autem . anno toto<text:line-break/>humido, frigido et aquilonio quod redundabat, promus-<text:line-break/>oravit. i Non enim fieri poterat ut nullus dies toto anno<text:line-break/>calidus fuisset, nullus siccus, nullus humidus. Sic etiam<text:line-break/>morborum formas tales esse sane multo erat convenieu-<text:line-break/>tius , non. tamen quin aliae interciderint. Hic tandem<text:line-break/>absoluti primi status expositione in hujus fine sic ad ver-<text:line-break/>bum fcripsit. Ex omnibus qui hoc in statu scripti sunt</text:span></text:span></text:p>
      <text:p text:style-name="P2"><text:span text:style-name="Default_20_Paragraph_20_Font"><text:span text:style-name="T1">letale pathema solis tabidis accidit: in ceteris enim omni-<text:line-break/>bus commode habebant, neque letale quicquam aliis in<text:line-break/>febribus , neque grassabatur una morborum species neque<text:line-break/>status unus toto anno perpetuo erat. At ex tempera-<text:line-break/>menti victoria aut frigidum aut humidum aut aliud quod-<text:line-break/>dam nos temperamentum dicimus. Hippocrates autem<text:line-break/>- scripsit: vere namque alii morbi, aestate alii, autumno<text:line-break/>alii et hieme alii acciderunt in frigidis quos scripsit sta-<text:line-break/>tibus; per totum tamen anuum hoc statu hic morbus d o-<text:line-break/>minabatur, atque alter in altero. Quod autem dicitur,<text:line-break/>id existit : </text:span></text:span><text:span text:style-name="Default_20_Paragraph_20_Font"><text:span text:style-name="T8">.ex un</text:span></text:span><text:span text:style-name="Default_20_Paragraph_20_Font"><text:span text:style-name="T1">i</text:span></text:span><text:span text:style-name="Default_20_Paragraph_20_Font"><text:span text:style-name="T8">verso et particulari sta</text:span></text:span><text:span text:style-name="Default_20_Paragraph_20_Font"><text:span text:style-name="T1">t</text:span></text:span><text:span text:style-name="Default_20_Paragraph_20_Font"><text:span text:style-name="T8">u c</text:span></text:span><text:span text:style-name="Default_20_Paragraph_20_Font"><text:span text:style-name="T1">o</text:span></text:span><text:span text:style-name="Default_20_Paragraph_20_Font"><text:span text:style-name="T8">elest</text:span></text:span><text:span text:style-name="Default_20_Paragraph_20_Font"><text:span text:style-name="T1">i</text:span></text:span><text:span text:style-name="Default_20_Paragraph_20_Font"><text:span text:style-name="T8">um.<text:line-break/></text:span></text:span><text:span text:style-name="Default_20_Paragraph_20_Font"><text:span text:style-name="T1">Addidit autem orationi, coelestium, quoniam nude et sine<text:line-break/>adjectione enunciatum status nomen regionis ideam quo-<text:line-break/>que indicare potest, reique. alterius cujuscunque. Ac tandem<text:line-break/>connectens ait: ex universo et particulari statu coelestium,<text:line-break/>ex uniqu</text:span></text:span><text:span text:style-name="Default_20_Paragraph_20_Font"><text:span text:style-name="T8">o</text:span></text:span><text:span text:style-name="Default_20_Paragraph_20_Font"><text:span text:style-name="T1">que regione et consuetudine. Quod autem et<text:line-break/>regionis idea ad futurorum praenotionem magnopere con-</text:span></text:span></text:p>
      <text:p text:style-name="P5"><text:span text:style-name="Default_20_Paragraph_20_Font"><text:span text:style-name="T18">. </text:span></text:span><text:span text:style-name="Default_20_Paragraph_20_Font"><text:span text:style-name="T1">ferat saepius demonstratum est. Nunc. vero satis sit ad<text:line-break/>librum de aere, locis et aquis remittere, in quo docet<text:line-break/>Hippocrates quinam morbi in unaquaque regione exube-.<text:line-break/>rent; horum enim generatio. indigenis est vernacula.mi-<text:line-break/>nusque ab ipsis impendet periculi. quod familiares sint.<text:line-break/>Imo vero etiam ex consuetudine ad praenotionem auxilium<text:line-break/>esse docet. Itaque in prognostice additis ex consuetudine<text:line-break/>distinctionibus interdum . quidem . ita loquitur. Pronum<text:line-break/>vero in ventrem cubare cui per .sanitatem ita dormire<text:line-break/>consuetum non est aut delirium aut ventris dolorem pon-<text:line-break/>tendit. Interdum vero ita: per febres dentibus stridere<text:line-break/>quibus a pueris consuetum non est insaniam ac mortem<text:line-break/>significat. : Praeterea ex laborantis victu quo usus sit<text:line-break/>artificiose coniici queant qualea et quanti humores exuite-<text:line-break/>rent. Hisce vero cognitis praefens corporis affectus co-<text:line-break/>gnitu facilior est et expeditior venturorum praenotio rei-<text:line-break/>ditmr Ex ritae quoque institutis imperat praenotione</text:span></text:span></text:p>
      <text:p text:style-name="P3"><text:span text:style-name="Default_20_Paragraph_20_Font"><text:span text:style-name="T1">duri. Vocitant autem omnia vitae instituta, quaecunque<text:line-break/>faciunt . homines aut utilitate aut necessitate ducti, qui<text:line-break/>vel navigant vel terram colunt aut aedificant et fabrili-<text:line-break/>eant aut venantur aut lubenter sese exercent, ut qui sae-t<text:line-break/>pius in aquis calidis aut frigidis lavantur. Itaque licet<text:line-break/>ex his ad quae. studia sua conferunt, de morbi disposi-<text:line-break/>tione coniectare. Qui namque in agro egit aestate in<text:line-break/>sole apricatus, in laboribus et victu tenui, is amaram<text:line-break/>bilem potius quam in pituitusum humorem, quantum in</text:span></text:span><text:span text:style-name="Default_20_Paragraph_20_Font"><text:span text:style-name="T8">i<text:line-break/></text:span></text:span><text:span text:style-name="Default_20_Paragraph_20_Font"><text:span text:style-name="T1">ipso suit, collegisse </text:span></text:span><text:span text:style-name="Default_20_Paragraph_20_Font"><text:span text:style-name="T6">pote.su </text:span></text:span><text:span text:style-name="Default_20_Paragraph_20_Font"><text:span text:style-name="T1">Contra vero qui urbem ineo-<text:line-break/>luerit, in umbra bis die lotus, atque in otio sebe perfecte<text:line-break/>cibis impleverit, is pituitosum magis accumulasse potest,<text:line-break/>sed et in caeteris eadem est ratio. Quod autem et ex<text:line-break/>aetate ad praesentium dignotionum et futurorum praeco-<text:line-break/>tionem non parvum emolumentum habeamus, disces ex<text:line-break/>aphorismis, in quibus de aetatibus disseruit, Jam vero<text:line-break/>librum hunc antea exposuimus. Quin et ex verbis ab<text:line-break/>aegrotante prolatis tum ad praesentium dignotionem tum</text:span></text:span></text:p>
      <text:p text:style-name="P3"><text:span text:style-name="Default_20_Paragraph_20_Font"><text:span text:style-name="T1">ad futurorum -praenotionem Iuvari possumus. At ipsis<text:line-break/>significatio illi quae ex moribus ducitur conjuncta est et<text:line-break/>communicat. Si namque sermones aegrotanti sint quos<text:line-break/>pro more per sanitatem habuerit, nihil periculosum fore<text:line-break/>spectabimus, si vero confuetis contrarios aeger proferat,<text:line-break/>perniciosum signum est: quaedam enim suspicio nobis inde<text:line-break/>est lae</text:span></text:span><text:span text:style-name="Default_20_Paragraph_20_Font"><text:span text:style-name="T8">t</text:span></text:span><text:span text:style-name="Default_20_Paragraph_20_Font"><text:span text:style-name="T1">am esse ipsius mentem,. Quod autem deinceps<text:line-break/></text:span></text:span><text:span text:style-name="Default_20_Paragraph_20_Font"><text:span text:style-name="T11">τρόποις</text:span></text:span><text:span text:style-name="Default_20_Paragraph_20_Font"><text:span text:style-name="T5">, </text:span></text:span><text:span text:style-name="Default_20_Paragraph_20_Font"><text:span text:style-name="T1">hoc est modis, ab Hippocrate pronunciatum est,<text:line-break/>quid id significet videamus- Hac enim voce veteres in<text:line-break/>duobus significatis utuntur: interdum quidem ad animi<text:line-break/>.mores referunt, interdum vero ad differentias vel ideas<text:line-break/>rei de qua agitur praesentis , ut si de vietus ratione sit<text:line-break/>oratio. Auctor si victus rationes </text:span></text:span><text:span text:style-name="Default_20_Paragraph_20_Font"><text:span text:style-name="T11">τρόπ</text:span></text:span><text:span text:style-name="Default_20_Paragraph_20_Font"><text:span text:style-name="T12">ο</text:span></text:span><text:span text:style-name="Default_20_Paragraph_20_Font"><text:span text:style-name="T11">υς</text:span></text:span><text:span text:style-name="Default_20_Paragraph_20_Font"><text:span text:style-name="T5"> </text:span></text:span><text:span text:style-name="Default_20_Paragraph_20_Font"><text:span text:style-name="T1">dicat, ipsius disi-<text:line-break/>ferentias vel formas declarat, quemadmodum etiam si fe-<text:line-break/>brium </text:span></text:span><text:span text:style-name="Default_20_Paragraph_20_Font"><text:span text:style-name="T11">τρόπ</text:span></text:span><text:span text:style-name="Default_20_Paragraph_20_Font"><text:span text:style-name="T12">ο</text:span></text:span><text:span text:style-name="Default_20_Paragraph_20_Font"><text:span text:style-name="T11">υς</text:span></text:span><text:span text:style-name="Default_20_Paragraph_20_Font"><text:span text:style-name="T5"> </text:span></text:span><text:span text:style-name="Default_20_Paragraph_20_Font"><text:span text:style-name="T1">multos esse dixerit, harum differentias<text:line-break/>vel species significat, Hoc itaque loco vel animi mores<text:line-break/>significat per verbum </text:span></text:span><text:span text:style-name="Default_20_Paragraph_20_Font"><text:span text:style-name="T11">τρόποισι</text:span></text:span><text:span text:style-name="Default_20_Paragraph_20_Font"><text:span text:style-name="T5"> </text:span></text:span><text:span text:style-name="Default_20_Paragraph_20_Font"><text:span text:style-name="T1">vel sermonum differentias,<text:line-break/>quoniam de sermone mentionem fecit, ac si ita dixerit:</text:span></text:span></text:p>
      <text:p text:style-name="P3"><text:span text:style-name="Default_20_Paragraph_20_Font"><text:span text:style-name="T1">sermonibus et ex eurum speciebus vel differentiis ; diffe-<text:line-break/>rentias enim. vel formas vel species in praesenti nihil<text:line-break/>refert dicere, quum .haec omnia fiant in eorum sectione:<text:line-break/>quae generaliter intelliguntur. Quemadmodum autem fer- .<text:line-break/>mones de aegrotantis dispositione quidpiam locent, sic et<text:line-break/>taciturnitas quae. praeter naturam vel secundum naturam<text:line-break/>in .aegro comperitur. Haec enim natura taciturno secuti-<text:line-break/>dum naturam est, contrario vero praeter naturam. Quare<text:line-break/>huic veternus quidam atque i</text:span></text:span><text:span text:style-name="Default_20_Paragraph_20_Font"><text:span text:style-name="T8">n</text:span></text:span><text:span text:style-name="Default_20_Paragraph_20_Font"><text:span text:style-name="T1"> somnum propensio est, ob<text:line-break/>quam tacet praeter naturam aut melancholiae principium.<text:line-break/>Taciturno autem non. tacere , </text:span></text:span><text:span text:style-name="Default_20_Paragraph_20_Font"><text:span text:style-name="T8">t</text:span></text:span><text:span text:style-name="Default_20_Paragraph_20_Font"><text:span text:style-name="T1">est plura quam consuetum:<text:line-break/>sit loqui, mentis vacillationem portendit. Quum deinceps<text:line-break/></text:span></text:span><text:span text:style-name="Default_20_Paragraph_20_Font"><text:span text:style-name="T11">διανοήματα</text:span></text:span><text:span text:style-name="Default_20_Paragraph_20_Font"><text:span text:style-name="T5"> </text:span></text:span><text:span text:style-name="Default_20_Paragraph_20_Font"><text:span text:style-name="T1">, hoc est . cogitationes feu imaginationes dicit,<text:line-break/>rem neque scnfibilem, neque apparentum declaravit </text:span></text:span><text:span text:style-name="Default_20_Paragraph_20_Font"><text:span text:style-name="T8">t</text:span></text:span><text:span text:style-name="Default_20_Paragraph_20_Font"><text:span text:style-name="T1">est<text:line-break/>quae coniecturis reperitur. Coniecturaautem est, quod<text:line-break/>aegri tum eloquuntur tum agunt. Nam quum quis no-<text:line-break/>striam mane aegrum de more invisisset, is tota nocte feste<text:line-break/>in vigilasse dixit, dum cogitaret quidnam contingeret, si</text:span></text:span></text:p>
      <text:p text:style-name="P3"><text:span text:style-name="Default_20_Paragraph_20_Font"><text:span text:style-name="T1">Atlanti fesso non amplius ecelutn sustinendum videretur;<text:line-break/>Hoc quum diceret;: quoddam melancholiae principium este<text:line-break/>intelleximus. Simili modo et operibus quae aegri faciunt;<text:line-break/>animi. mores produntur. Haec sequentibus auctor loquitur<text:line-break/>fomnis et vigiliis, de quibus nihil bie dicere intendo tum<text:line-break/>quod in aphorismis tum in prognostico et somnos et vi-i<text:line-break/>gilias ante exposuerim. Praeterea^ de rnsomniis prius exul<text:line-break/>posui tum aliis tum iis quae corporis affectum quendam<text:line-break/>produnt, quemadmodum et in libro de fanorumvictu<text:line-break/>scriptum esu Si quis enim per insomnia rogos viderit, a<text:line-break/>flava bile infestatur; si fumum veI caliginem vel profun-<text:line-break/>das tenebras, ab atra; bile; si imbres, frigidum humorem<text:line-break/>redundare ostendit; ut si nivem, glaclem et grandinem,<text:line-break/>frigidam pituitam; si in foetido loco este videatur, hu-<text:line-break/>morum putredinem test gallorum gallinaceorum cristas aut<text:line-break/>rufa quaedam, sanguinem redundare; si caliginosa quaestum<text:line-break/>videre videatur, aut in caliginosis esse locis, flatus indi-<text:line-break/>cat. Quare et verbo insomniis adjecit quibus et quando,</text:span></text:span></text:p>
      <text:p text:style-name="P3"><text:span text:style-name="Default_20_Paragraph_20_Font"><text:span text:style-name="T1">ut </text:span></text:span>verbum, quibus eorum differentias demonstret; quod si<text:line-break/>id adjectum non esset, etiam manifestum existeret. Quando<text:line-break/>vero tempus indicat, quo fiunt insomnia, hoc est vel<text:line-break/>primo accessionis infuItu veI in vigore vel alio tempore,<text:line-break/>atque si post cibum et talem quendam cibum statim vel<text:line-break/>absque cibo; fit enim quaedam ex his demonstratio. Itaque<text:line-break/>qui nive spargi videtur, si in accessionis ingressu cum<text:line-break/>rigore vel horrore vel frigore fieri id sibi videat, ad<text:line-break/>tempus magiS quam ad corporis affectum referre oportet.<text:line-break/>Si vero in declinatione tale insomnium conspexit, certius<text:line-break/>nobis indicium facit humorum frigore exfuperantium ;<text:line-break/>atque magis etiamnum, si pituitoforum ciborum nihil ede-<text:line-break/>rit, qui si in ventre contineantur, fieri potest ut cuidam<text:line-break/>talis fiat visio, etiamsi in uniVerfo corpore nulla sit simi-<text:line-break/>lis affectio. Quod autem deinceps dicitur, vilicationibus<text:line-break/>antea explicui et in commentariis de humoribus, quemad-<text:line-break/>modum et alia multa eorum, quae nunc enunciata sunt;</text:p>
      <text:p text:style-name="P3">quae et floccos carpentibus et festucas legentibus dici va-<text:line-break/>lent aut etiam de vellicantibus qualemcunque fuam par-<text:line-break/>tem , in qua quidam affectus dolorificuS profundum occu-<text:line-break/>pat. Saepe vero etiam vellicant et partem in qua pus<text:line-break/>continetur, aut alius quidam acris humor, quod utique et<text:line-break/>interdum desipientiae ratione contingit. Quod autem postea<text:line-break/>scriptum est, pruritibus mordentesi esse in cute humores,<text:line-break/>quibus pruriunt, ostendit. De lacrymis tum spontaneis<text:line-break/>tum invitis quidnam utraeque significare confueverint<text:line-break/>jam didicimus , quemadmodum et de accessionum formis,<text:line-break/>imo de dejectionibusi , urinis, sputis et vomitionibus sus-<text:line-break/>scientissime in prognostico demonstratum est, simulque<text:line-break/>in aphorismis et in prognostico dictum. Postea vero ipso<text:line-break/>dicente et quae, ex quibus, in quos morborum successio-<text:line-break/>nes et abscessus ad perniciem aut ad judicium hic ad me-<text:line-break/>moriam revocanda sunt quae ante docuimus, in quibus<text:line-break/>prius enarrationes fecimus. Successiones itaque morborum<text:line-break/>fiunt tum perniciosae tum judicatoriae et ex morborum</text:p>
      <text:p text:style-name="P3">ipsorum differentia et locis affectis. Nam successio in<text:line-break/>morbosi leviores et Iocosi ignobiliores salutaris est, in gra-<text:line-break/>viores vero morbos et Iocos principaliores perniciosa. Ita<text:line-break/>vero et abscessus qui per efiluxum quidem fiunt meliores,<text:line-break/>per decubitum vero minus commode. Atque horum ipso-<text:line-break/><text:span text:style-name="Default_20_Paragraph_20_Font"><text:span text:style-name="T7">s</text:span></text:span>um a loco quidem affecto remotissimi et in partes labo-<text:line-break/>Tantis ignobiles boni sunt, his vero contrarii praVi. At<text:line-break/>vero quae deinceps per totum opus pronunciata sunt, am-<text:line-break/>piissime his in libris a me prius expIanatis enarravimus,<text:line-break/>nimirum in aphorismis et prognostico, de rigore, sudori-<text:line-break/>bus, tussi, sternutamento et singultu. In ceteris vero a<text:line-break/>nobis conditisi tractatibus et de his quidem, imo et de aliis<text:line-break/>omnibus, quae tum ad dignotiones tum praenotiones con-<text:line-break/>ducant diximus. Quum autem deinceps rursum frigoris<text:line-break/>esse meminerit, animadvertendum est utrumne frigus<text:line-break/>universi corporis intelligere consentaneum fit, ut profun-<text:line-break/>dum inardeat, an partium extremarum, an de his omni-</text:p>
      <text:p text:style-name="P3">bus ipsam verba facere satius sit existimare. Aliud enim<text:line-break/>quiddam significat frigus in accessionis principio, aliud<text:line-break/>vero in declinatione, quemadmodum etiamsi per totam<text:line-break/>accessionem ipsum permanserit , non bonum fignum est,<text:line-break/>sic et si tali eo existente perpetuo profunditasi inuratur<text:line-break/>De quibus omnibus in libris quoS explanavimuS et in<text:line-break/>opere de judiciiS enunciatum est. Quum autem spiritus<text:line-break/>protulit, respirationis differentiae intelligendae sunt. Quo-<text:line-break/>niam vero flatuum deincepS mentionem secst, hi quoque<text:line-break/>in spirituum sunt genere. De hiS autem in prognostici<text:line-break/>commentariiS dictum est, et in libro de spirandi dissicul-<text:line-break/>tate, de spirituum in respiratione differentiis, ut et de<text:line-break/>flatibus in prognostico. Ructus quoque et in spirituum<text:line-break/>genere existunt ob idque cum respirationis spiritibus quo-<text:line-break/>dam modo communicant. Quatenus autem in flatulento-<text:line-break/>rum spirituum sunt genere, eatenus cum flatibus com-<text:line-break/>municant: quare et ipsi flatulentum in ventre superiori<text:line-break/>nrmcreari spiritum ostendunt. Quod autem in textus fine</text:p>
      <text:p text:style-name="P3">pronunciavit, patet omnibus. Etenim haemorrhagiae et<text:line-break/>haemorrhoides quomodo auxiliari quidem consueverunt,<text:line-break/>ea et laesionem adferre, ut didicimus.</text:p>
      <text:h text:style-name="Heading_20_2" text:outline-level="2">II.</text:h>
      <text:p text:style-name="P4"><text:span text:style-name="Default_20_Paragraph_20_Font"><text:span text:style-name="T7">Febres quaedam continuae sunt, quaedam interdum obsi-<text:line-break/>dent, noctu intermittunt. Aliae noctu prehendunt, in-<text:line-break/>terdiu intermittunt. Sunt et somi</text:span></text:span>s<text:span text:style-name="Default_20_Paragraph_20_Font"><text:span text:style-name="T7">ertianae , tertianae,<text:line-break/>quartanae, quintanae, septimanae et nonanae.</text:span></text:span></text:p>
      <text:p text:style-name="P1">Continuae et intermittentes nomine bifariam veteres<text:line-break/>uti videntur. Continuas namque febres appellant inter-<text:line-break/>dum quidem omnes quae ad integritatem non desinunt,<text:line-break/>interdum vero non omnes quae ad integritatem febris<text:line-break/>non desinunt, sed illas solas praecipue quae adusque ju-<text:line-break/>dicium nullam permutationem sortiuntur. Ita vero<text:line-break/>et intermittentes interdum quidem illas solas nominant,</text:p>
      <text:p text:style-name="P3">quae ad apyrexiam desinunt, interdum vero quod ad in-<text:line-break/>tegritatem non definunt, sed insignes faciunt singu<text:span text:style-name="Default_20_Paragraph_20_Font"><text:span text:style-name="T7">l</text:span></text:span>arum<text:line-break/>accessionum mutationeS in principium, incrementum, vi-<text:line-break/>gorem et remissionem. At ex recentioribus medicis non-<text:line-break/>nulli febres nuIIam insignem mutationem fortitasi non<text:line-break/>continuas, sed continentes appelIant, continuaS vero fo-<text:line-break/>Ias iIIaS , quae ad integritatem non desinunt et particu-<text:line-break/>faribus acceflionibuS intermittunt. Has prisci continuas<text:line-break/>aliquando vocitant, aliquando intermittentes. Sunt enim<text:line-break/>revera inter continuaS et eas quae ad integritatem dosi-<text:line-break/>nunt mediae. Jure itaque ubi cum continentibusi confe-<text:line-break/>runtur intermittenti Vocantur, ubi vero cum hiS quae<text:line-break/>ad integritatem definunt, continuae. Hoc autem in praes-<text:line-break/>enti textu febrium differentias fclibens Hippocrates, ea-<text:line-break/>rum nonnuIlas ait esse continuas, (funt enim vere con-<text:line-break/>tinuae fecundum utrumque continui significatum) nonnul-<text:line-break/>las autem vel noctu vel interdiu intermittere. Ex quibus<text:line-break/>quae ad integritatem non desinunt, eas quidem recensio-</text:p>
      <text:p text:style-name="P3">resi medici diurnas, quae vero desinunt, illas quotidianas,<text:line-break/>tali minuta et subtili nominum disputatione apud veteres<text:line-break/>non existente. Nam quum intermittere duobus modis<text:line-break/>tum intelligatur tum dicatur, prout fupra enunciatum est,<text:line-break/>quae fingulisi diebus aut noctibusi exacerbantur febres,<text:line-break/>eas intermittentes dicemus, siVe ad apyrexiam , sive ad<text:line-break/>remissionem vocatam pervenerint. Deinde ferie connu-<text:line-break/>ruerat a praedictis alias februum differentias, femitertia-<text:line-break/>nas , tertianas , quartanaS , quintanas, septimanas et nona-<text:line-break/>nas commemorans. Tertianae quidem et quartanae mani-<text:line-break/>feste ad integritatem desinunt. Semitertianarum vero<text:line-break/>quaedam utraque incedunt via ; nonnullae altera earum<text:line-break/>sola quae ad integritatem non desinunt. Nam si animasse<text:line-break/>verteriS quod ut in quotidie exacerbantibus, alias quidem<text:line-break/>ad integritatem venire pronunciat, alias autem ad remis-<text:line-break/>sionem, ita et quaenam fit earum quae tertio aut quarto<text:line-break/>quoque die invadunt differentia , cognosces plane non de</text:p>
      <text:p text:style-name="P3"><text:span text:style-name="Default_20_Paragraph_20_Font"><text:span text:style-name="T1">-re,. fed de significato vocis femitertianae quaestionem esse.<text:line-break/>Nam quae quarto quoque die invadunt , scimus eas ad<text:line-break/>apyrexiam longo tempore desinere, . rarissimeque ex his<text:line-break/>quae quarto quoque die invadunt, visa est aliqua, quae<text:line-break/>ad integritatem non desineret. Res in his quae tertio<text:line-break/>quoque die accedunt, non similiter fisi habet: nam per-<text:line-break/>multae sunt differentiae. In his igitur non de re, fed de<text:line-break/>significato et nomine est quaestio, quasnam ex praedictis<text:line-break/>febribus appellare conveniat, tertianas, femitertianas et<text:line-break/>tritaeophyas. Sic quum quasdam febres dicit quartanas<text:line-break/>aut </text:span></text:span><text:span text:style-name="Default_20_Paragraph_20_Font"><text:span text:style-name="T8">s</text:span></text:span><text:span text:style-name="Default_20_Paragraph_20_Font"><text:span text:style-name="T1">eptimanas aut nonanus esse, non de nomine siguifi-<text:line-break/>cato . fed de re quaestio statuitur. Nonnulli siquidem me-<text:line-break/>dici profitentur fe nullum omnino circuitum ultra quar-<text:line-break/>tum diem conspexisse ; nonnulli vero, quemadmodum Hip-<text:line-break/>pocrates, sententiam proferunt. Ego vero et ab adole-<text:line-break/>sceutia hucusque usus observatione^ nullum ipse vidi<text:line-break/>septumauum, nullum nonanum., neque perspicue neque</text:span></text:span></text:p>
      <text:p text:style-name="P3"><text:span text:style-name="Default_20_Paragraph_20_Font"><text:span text:style-name="T1">obscure neque ambigue, Quintanos autem circuitus . vi-<text:line-break/>dimus ambiguos, non tamen exactu neque manifeste, ut<text:line-break/>quotidianos , tertianos et quartanos. Rem tamen logica<text:line-break/>demonstratione non egere censeo, quae ab experientia<text:line-break/>judicium assumit; Si quis enim accurate multoties con-<text:line-break/>spexerit aut septimo aut nono quoque die accessiones obo-<text:line-break/>riri (non enim semel , bis aut ter fiatis sit). persuasus is<text:line-break/>sane fuerit, quosdam et tales esse circuitus. At si a ju-<text:line-break/>ventute ad senectutem non viderit quos invisit aegros itu<text:line-break/>febricitare multos, conflet hoc illi e contrario quod sci-<text:line-break/>licet non fiant hujusmodi circuitus. Fortassis itaque ad-<text:line-break/>ver</text:span></text:span><text:span text:style-name="Default_20_Paragraph_20_Font"><text:span text:style-name="T8">t</text:span></text:span><text:span text:style-name="Default_20_Paragraph_20_Font"><text:span text:style-name="T1">us Hippocratem logica demonstratione aliquis disse-<text:line-break/>r nerit, ut Diocles. Quibus eum asserueris signis au</text:span></text:span><text:span text:style-name="Default_20_Paragraph_20_Font"><text:span text:style-name="T8">y</text:span></text:span><text:span text:style-name="Default_20_Paragraph_20_Font"><text:span text:style-name="T1">hu-<text:line-break/>moribus quintanum vel septimanum vel nonanum fieri<text:line-break/>circuitum, non habebis. Neque vero nobis scripsit aegrum<text:line-break/>aliquem, qui ita laboraverit, quamquam oportebat quomodo<text:line-break/>aliorum multorum universalium praeceptorum exempla<text:line-break/>sigillatim docuit, ita ef inhia fecisse. Cognoscere praeter-</text:span></text:span></text:p>
      <text:p text:style-name="P3"><text:span text:style-name="Default_20_Paragraph_20_Font"><text:span text:style-name="T1">ea oportet textus principium in multis exemplaribus feriri<text:line-break/>ptum esse secundum speciem interpretationis, quam afyn-<text:line-break/>deton, hoc est sine coniunctionibus, vocant hoc modo: fe-<text:line-break/>bres continuae interdiu obsident, noctu intermittunt, -<text:line-break/>nocte tenent; die intermittunt; Quum autem hanc spe-<text:line-break/>ci em interpretationis </text:span></text:span><text:span text:style-name="Default_20_Paragraph_20_Font"><text:span text:style-name="T11">ἀσύνδετον</text:span></text:span><text:span text:style-name="Default_20_Paragraph_20_Font"><text:span text:style-name="T5"> </text:span></text:span><text:span text:style-name="Default_20_Paragraph_20_Font"><text:span text:style-name="T1">vel coniunction</text:span></text:span><text:span text:style-name="Default_20_Paragraph_20_Font"><text:span text:style-name="T8">i</text:span></text:span><text:span text:style-name="Default_20_Paragraph_20_Font"><text:span text:style-name="T1">s vacuam<text:line-break/>vocari dixi, ostendi et ipsius expositionem. oportet siqui-<text:line-break/>dem tamquam in catalogo dictorum nos intelligere adje-<text:line-break/>etas, quae in orationibus praetermissae </text:span></text:span><text:span text:style-name="Default_20_Paragraph_20_Font"><text:span text:style-name="T8">t</text:span></text:span><text:span text:style-name="Default_20_Paragraph_20_Font"><text:span text:style-name="T1">unsi coniunctiones.</text:span></text:span></text:p>
      <text:h text:style-name="Heading_20_2" text:outline-level="2"><text:span text:style-name="Default_20_Paragraph_20_Font">III.</text:span></text:h>
      <text:p text:style-name="P4"><text:span text:style-name="Default_20_Paragraph_20_Font"><text:span text:style-name="T8">sunt au</text:span></text:span><text:span text:style-name="Default_20_Paragraph_20_Font"><text:span text:style-name="T1">t</text:span></text:span><text:span text:style-name="Default_20_Paragraph_20_Font"><text:span text:style-name="T8">em in sebre continua</text:span></text:span><text:span text:style-name="Default_20_Paragraph_20_Font"><text:span text:style-name="T1"> m</text:span></text:span><text:span text:style-name="Default_20_Paragraph_20_Font"><text:span text:style-name="T8">orb</text:span></text:span><text:span text:style-name="Default_20_Paragraph_20_Font"><text:span text:style-name="T1">i </text:span></text:span><text:span text:style-name="Default_20_Paragraph_20_Font"><text:span text:style-name="T8">acut</text:span></text:span><text:span text:style-name="Default_20_Paragraph_20_Font"><text:span text:style-name="T1">i/</text:span></text:span><text:span text:style-name="Default_20_Paragraph_20_Font"><text:span text:style-name="T8">sin</text:span></text:span><text:span text:style-name="Default_20_Paragraph_20_Font"><text:span text:style-name="T1">u , </text:span></text:span><text:span text:style-name="Default_20_Paragraph_20_Font"><text:span text:style-name="T8">max</text:span></text:span><text:span text:style-name="Default_20_Paragraph_20_Font"><text:span text:style-name="T1">i</text:span></text:span><text:span text:style-name="Default_20_Paragraph_20_Font"><text:span text:style-name="T8">mi<text:line-break/>et grav</text:span></text:span><text:span text:style-name="Default_20_Paragraph_20_Font"><text:span text:style-name="T1">ij</text:span></text:span><text:span text:style-name="Default_20_Paragraph_20_Font"><text:span text:style-name="T8">sim</text:span></text:span><text:span text:style-name="Default_20_Paragraph_20_Font"><text:span text:style-name="T1">i </text:span></text:span><text:span text:style-name="Default_20_Paragraph_20_Font"><text:span text:style-name="T8">et maxime letales.</text:span></text:span></text:p>
      <text:p text:style-name="P1"><text:span text:style-name="Default_20_Paragraph_20_Font"><text:span text:style-name="T1">Accuratissima horum omnium doctrina in commenta-<text:line-break/>riisde febrium differentiis tradita est, ut jam retuli, ve-<text:line-break/>rum demonstrare non proposui, neque particularia omnia</text:span></text:span></text:p>
      <text:p text:style-name="P3"><text:span text:style-name="Default_20_Paragraph_20_Font"><text:span text:style-name="T1">docere, ita ut nihiUpraetermittam, fed sanis orationem<text:line-break/>explicare. Summas igitur incidentis singulorum fpecula-<text:line-break/>tionis non praeteribo. Ltaque acutissimos et maximos et<text:line-break/>gravissimos in febre continua morbos esse pronunciat;<text:line-break/>acutissimos appellitat qui pauco tempore iudicationes sub-<text:line-break/>eunt, maximos autem vehementissimos, gravissimos vero<text:line-break/>qui periculum inferunt; quod interpretatus -ipse intulit<text:line-break/>ipsos his verbis esse letales. Quoquo autem modo eon-<text:line-break/>tinuam febrem diu intellexeris, vera est oratio. Acutissimi<text:line-break/>.siquidem morbi et maximi et gravissimi in proprie dictis<text:line-break/>synodus fiunt, atque in aliis nihil minus quae per parti-<text:line-break/>cuia</text:span></text:span><text:span text:style-name="Default_20_Paragraph_20_Font"><text:span text:style-name="T8">t</text:span></text:span><text:span text:style-name="Default_20_Paragraph_20_Font"><text:span text:style-name="T1">es accessiones incedunt principia, incrementa, vigores<text:line-break/>.et declinationes manifestas facientes , nec tamen ad iute-<text:line-break/>gritatem desinentes, de quibus hoc loco intelligere satius<text:line-break/>erit, quoniam et synochos in his contineri contingit, non<text:line-break/>has in synedris. Quod si quis orationem de felis syno-<text:line-break/>chis dici intellexerit, reliquas continuas tamquam non</text:span></text:span></text:p>
      <text:p text:style-name="P3"><text:span text:style-name="Default_20_Paragraph_20_Font"><text:span text:style-name="T1">periculosas, neque vehementes, neque acutas eximere vi-<text:line-break/>debrtur.</text:span></text:span></text:p>
      <text:h text:style-name="Heading_20_2" text:outline-level="2"><text:span text:style-name="Default_20_Paragraph_20_Font"><text:span text:style-name="T1">IV.</text:span></text:span><text:span text:style-name="Default_20_Paragraph_20_Font"><text:span text:style-name="T8"><text:tab/>i r</text:span></text:span></text:h>
      <text:p text:style-name="P4"><text:span text:style-name="Default_20_Paragraph_20_Font"><text:span text:style-name="T1">A</text:span></text:span><text:span text:style-name="Default_20_Paragraph_20_Font"><text:span text:style-name="T8">t o</text:span></text:span><text:span text:style-name="Default_20_Paragraph_20_Font"><text:span text:style-name="T1">m</text:span></text:span><text:span text:style-name="Default_20_Paragraph_20_Font"><text:span text:style-name="T8">niu</text:span></text:span><text:span text:style-name="Default_20_Paragraph_20_Font"><text:span text:style-name="T1">m </text:span></text:span><text:span text:style-name="Default_20_Paragraph_20_Font"><text:span text:style-name="T8">est secur</text:span></text:span><text:span text:style-name="Default_20_Paragraph_20_Font"><text:span text:style-name="T1">i</text:span></text:span><text:span text:style-name="Default_20_Paragraph_20_Font"><text:span text:style-name="T8">ssima, fac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li</text:span></text:span><text:span text:style-name="Default_20_Paragraph_20_Font"><text:span text:style-name="T8">ma et l</text:span></text:span><text:span text:style-name="Default_20_Paragraph_20_Font"><text:span text:style-name="T1">o</text:span></text:span><text:span text:style-name="Default_20_Paragraph_20_Font"><text:span text:style-name="T8">ngi</text:span></text:span><text:span text:style-name="Default_20_Paragraph_20_Font"><text:span text:style-name="T1">s</text:span></text:span><text:span text:style-name="Default_20_Paragraph_20_Font"><text:span text:style-name="T8">sima suar-<text:line-break/></text:span></text:span><text:span text:style-name="Default_20_Paragraph_20_Font"><text:span text:style-name="T1">l</text:span></text:span><text:span text:style-name="Default_20_Paragraph_20_Font"><text:span text:style-name="T8">ana. </text:span></text:span><text:span text:style-name="Default_20_Paragraph_20_Font"><text:span text:style-name="T1">N</text:span></text:span><text:span text:style-name="Default_20_Paragraph_20_Font"><text:span text:style-name="T8">on en</text:span></text:span><text:span text:style-name="Default_20_Paragraph_20_Font"><text:span text:style-name="T1">i</text:span></text:span><text:span text:style-name="Default_20_Paragraph_20_Font"><text:span text:style-name="T8">m salum per se</text:span></text:span><text:span text:style-name="Default_20_Paragraph_20_Font"><text:span text:style-name="T1"> i</text:span></text:span><text:span text:style-name="Default_20_Paragraph_20_Font"><text:span text:style-name="T8">psa tal</text:span></text:span><text:span text:style-name="Default_20_Paragraph_20_Font"><text:span text:style-name="T1">is </text:span></text:span><text:span text:style-name="Default_20_Paragraph_20_Font"><text:span text:style-name="T8">est, verum<text:line-break/>e</text:span></text:span><text:span text:style-name="Default_20_Paragraph_20_Font"><text:span text:style-name="T1">t</text:span></text:span><text:span text:style-name="Default_20_Paragraph_20_Font"><text:span text:style-name="T8">iam ab al</text:span></text:span><text:span text:style-name="Default_20_Paragraph_20_Font"><text:span text:style-name="T1">iis m</text:span></text:span><text:span text:style-name="Default_20_Paragraph_20_Font"><text:span text:style-name="T8">agni</text:span></text:span><text:span text:style-name="Default_20_Paragraph_20_Font"><text:span text:style-name="T1">s </text:span></text:span><text:span text:style-name="Default_20_Paragraph_20_Font"><text:span text:style-name="T8">morbi</text:span></text:span><text:span text:style-name="Default_20_Paragraph_20_Font"><text:span text:style-name="T1">s </text:span></text:span><text:span text:style-name="Default_20_Paragraph_20_Font"><text:span text:style-name="T8">vind</text:span></text:span><text:span text:style-name="Default_20_Paragraph_20_Font"><text:span text:style-name="T1">i</text:span></text:span><text:span text:style-name="Default_20_Paragraph_20_Font"><text:span text:style-name="T8">cat.</text:span></text:span></text:p>
      <text:p text:style-name="P1"><text:span text:style-name="Default_20_Paragraph_20_Font"><text:span text:style-name="T1">Quartanam facillimam dixit peraeque ac maxime tu-<text:line-break/>lerabilem. Quum enim continuae feb</text:span></text:span><text:span text:style-name="Default_20_Paragraph_20_Font"><text:span text:style-name="T8">r</text:span></text:span><text:span text:style-name="Default_20_Paragraph_20_Font"><text:span text:style-name="T1">es nullam habeant<text:line-break/>adusque judicium molestiarum remissionem, sed assidue<text:line-break/>gravent, jure intolerabiles tum dicuntur tum existunt. lu<text:line-break/>quartana vero ac praesertim ubi moderata sit, mediis ac-<text:line-break/>cessio num diebus foras prodire licet et interdum quibus-<text:line-break/>datu consuetis fungi muneribus. At oportet te veterum<text:line-break/>consuetudinem cognoscere, quum eos de febribus disse-</text:span></text:span></text:p>
      <text:p text:style-name="P2"><text:span text:style-name="Default_20_Paragraph_20_Font"><text:span text:style-name="T1">nentes audieris. Si namque febris aut hapalis aut pul-<text:line-break/>, menis aut pleurae aut alienius alterius partis inflamma-<text:line-break/>tlonem consequatur, pleuritidem vel peripneumoniam vel<text:line-break/>hepatitin appellant morbum, non febrilem, Febricitantem<text:line-break/>autem citra inflammationem febre laborare dicunt et nunc<text:line-break/>intellige de quibus disserit febribus ita dici orationem.<text:line-break/>Nam plerumque ex liene graviter febrie.utes homines qnar-<text:line-break/>tana vidimus; deinde effusione hysterica orta obiisse. At<text:line-break/>quartana ipfa per fe absque periculo est, quae et ab aliis<text:line-break/>morbis vindicat. Sedatas siquidem epilepsias aegro ex<text:line-break/>quartana dluturna divexata novimus, cujus generationem<text:line-break/>jam didicisti et in commentariis de febrium differentiis et<text:line-break/>de Iudiciis.</text:span></text:span></text:p>
      <text:h text:style-name="Heading_20_2" text:outline-level="2"><text:bookmark-start text:name="bookmark68"/><text:span text:style-name="Default_20_Paragraph_20_Font"><text:span text:style-name="T7">.i</text:span></text:span> v<text:bookmark-end text:name="bookmark68"/></text:h>
      <text:p text:style-name="P4"><text:span text:style-name="Default_20_Paragraph_20_Font"><text:span text:style-name="T1">f</text:span></text:span><text:span text:style-name="Default_20_Paragraph_20_Font"><text:span text:style-name="T8">a sumit ert</text:span></text:span><text:span text:style-name="Default_20_Paragraph_20_Font"><text:span text:style-name="T1">i</text:span></text:span><text:span text:style-name="Default_20_Paragraph_20_Font"><text:span text:style-name="T8">ana v</text:span></text:span><text:span text:style-name="Default_20_Paragraph_20_Font"><text:span text:style-name="T1">o</text:span></text:span><text:span text:style-name="Default_20_Paragraph_20_Font"><text:span text:style-name="T8">cata sebre</text:span></text:span><text:span text:style-name="Default_20_Paragraph_20_Font"><text:span text:style-name="T1"> e</text:span></text:span><text:span text:style-name="Default_20_Paragraph_20_Font"><text:span text:style-name="T8">um acu</text:span></text:span><text:span text:style-name="Default_20_Paragraph_20_Font"><text:span text:style-name="T1">t</text:span></text:span><text:span text:style-name="Default_20_Paragraph_20_Font"><text:span text:style-name="T8">os quoque m</text:span></text:span><text:span text:style-name="Default_20_Paragraph_20_Font"><text:span text:style-name="T1">o</text:span></text:span><text:span text:style-name="Default_20_Paragraph_20_Font"><text:span text:style-name="T8">rbo</text:span></text:span><text:span text:style-name="Default_20_Paragraph_20_Font"><text:span text:style-name="T1">s<text:line-break/></text:span></text:span><text:span text:style-name="Default_20_Paragraph_20_Font"><text:span text:style-name="T8">procreari</text:span></text:span><text:span text:style-name="Default_20_Paragraph_20_Font"><text:span text:style-name="T1"> a</text:span></text:span><text:span text:style-name="Default_20_Paragraph_20_Font"><text:span text:style-name="T8">cc</text:span></text:span><text:span text:style-name="Default_20_Paragraph_20_Font"><text:span text:style-name="T1">i</text:span></text:span><text:span text:style-name="Default_20_Paragraph_20_Font"><text:span text:style-name="T8">dit, tum p</text:span></text:span><text:span text:style-name="Default_20_Paragraph_20_Font"><text:span text:style-name="T1">r</text:span></text:span><text:span text:style-name="Default_20_Paragraph_20_Font"><text:span text:style-name="T8">aeter cae</text:span></text:span><text:span text:style-name="Default_20_Paragraph_20_Font"><text:span text:style-name="T1">t</text:span></text:span><text:span text:style-name="Default_20_Paragraph_20_Font"><text:span text:style-name="T8">eras</text:span></text:span><text:span text:style-name="Default_20_Paragraph_20_Font"><text:span text:style-name="T1"> i</text:span></text:span><text:span text:style-name="Default_20_Paragraph_20_Font"><text:span text:style-name="T8">sta</text:span></text:span><text:span text:style-name="Default_20_Paragraph_20_Font"><text:span text:style-name="T1"> m</text:span></text:span><text:span text:style-name="Default_20_Paragraph_20_Font"><text:span text:style-name="T8">axi</text:span></text:span><text:span text:style-name="Default_20_Paragraph_20_Font"><text:span text:style-name="T1">m</text:span></text:span><text:span text:style-name="Default_20_Paragraph_20_Font"><text:span text:style-name="T8">e</text:span></text:span><text:span text:style-name="Default_20_Paragraph_20_Font"><text:span text:style-name="T1"> l</text:span></text:span><text:span text:style-name="Default_20_Paragraph_20_Font"><text:span text:style-name="T8">e-</text:span></text:span></text:p>
      <text:p text:style-name="P3"><text:span text:style-name="Default_20_Paragraph_20_Font"><text:span text:style-name="T8">talis est. . Qu</text:span></text:span><text:span text:style-name="Default_20_Paragraph_20_Font"><text:span text:style-name="T1">i</text:span></text:span><text:span text:style-name="Default_20_Paragraph_20_Font"><text:span text:style-name="T8">n etiam tabidi, qu</text:span></text:span><text:span text:style-name="Default_20_Paragraph_20_Font"><text:span text:style-name="T1">i</text:span></text:span><text:span text:style-name="Default_20_Paragraph_20_Font"><text:span text:style-name="T8">que al</text:span></text:span><text:span text:style-name="Default_20_Paragraph_20_Font"><text:span text:style-name="T1">i</text:span></text:span><text:span text:style-name="Default_20_Paragraph_20_Font"><text:span text:style-name="T8">is 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</text:span></text:span><text:span text:style-name="Default_20_Paragraph_20_Font"><text:span text:style-name="T8">cunque<text:line-break/>m</text:span></text:span><text:span text:style-name="Default_20_Paragraph_20_Font"><text:span text:style-name="T1">o</text:span></text:span><text:span text:style-name="Default_20_Paragraph_20_Font"><text:span text:style-name="T8">rb</text:span></text:span><text:span text:style-name="Default_20_Paragraph_20_Font"><text:span text:style-name="T1">i</text:span></text:span><text:span text:style-name="Default_20_Paragraph_20_Font"><text:span text:style-name="T8">s l</text:span></text:span><text:span text:style-name="Default_20_Paragraph_20_Font"><text:span text:style-name="T1">o</text:span></text:span><text:span text:style-name="Default_20_Paragraph_20_Font"><text:span text:style-name="T8">ng</text:span></text:span><text:span text:style-name="Default_20_Paragraph_20_Font"><text:span text:style-name="T1">i</text:span></text:span><text:span text:style-name="Default_20_Paragraph_20_Font"><text:span text:style-name="T8">o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l</text:span></text:span><text:span text:style-name="Default_20_Paragraph_20_Font"><text:span text:style-name="T8">ab</text:span></text:span><text:span text:style-name="Default_20_Paragraph_20_Font"><text:span text:style-name="T1">o</text:span></text:span><text:span text:style-name="Default_20_Paragraph_20_Font"><text:span text:style-name="T8">ran</text:span></text:span><text:span text:style-name="Default_20_Paragraph_20_Font"><text:span text:style-name="T1">t, </text:span></text:span><text:span text:style-name="Default_20_Paragraph_20_Font"><text:span text:style-name="T8">hac po</text:span></text:span><text:span text:style-name="Default_20_Paragraph_20_Font"><text:span text:style-name="T1">ti/sim</text:span></text:span><text:span text:style-name="Default_20_Paragraph_20_Font"><text:span text:style-name="T8">um aegr</text:span></text:span><text:span text:style-name="Default_20_Paragraph_20_Font"><text:span text:style-name="T1">ot</text:span></text:span><text:span text:style-name="Default_20_Paragraph_20_Font"><text:span text:style-name="T8">ant.</text:span></text:span></text:p>
      <text:p text:style-name="Normal"><text:span text:style-name="Default_20_Paragraph_20_Font"><text:span text:style-name="T1">Multis medicis persuadere non possum; ut rerum<text:line-break/>ipsarum inspectionem ab ea quae de nominibus et signifi-<text:line-break/>eatis agit cousideratione discernunt, quibus ignoscere ju-<text:line-break/>stum esu Ubi enim Agathinus , ut caeteros praetermittam,<text:line-break/>librum integrum primum de femitertiana scripsit, quod in<text:line-break/>eo nominis fignificatum quaerat, quo quis pacto his ve-<text:line-break/>nianr non dederit? Quamquam facillimum erat propriam<text:line-break/>eorum quae videntur doctrinam continuam facere, pro-<text:line-break/>priam quoque de eorum nominibus, quemadmodum nunc<text:line-break/>ego facturus statu. Nam febrium quae tertio quoque^ die<text:line-break/>- invadunt accessionibus, nonnullae ad integritatem desinunt,<text:line-break/>- quaedam non. Atque rursirs utriusque earum differentia<text:line-break/>ejusmodi existit. Quae fabres ad integritatum finiuntur,<text:line-break/>earum nonnullae paroxyfmon habent duodecim horis cir-</text:span></text:span></text:p>
      <text:p text:style-name="P3"><text:span text:style-name="Default_20_Paragraph_20_Font"><text:span text:style-name="T1">cumsicriptum, aliae longius extensum. Quae vero febres<text:line-break/>ad integritatem non perveniunt , earum quaedam horrificae<text:line-break/>quidem existentes quum a primo intuitu ad incrementum<text:line-break/>ventum, . etiamsi jam moderate praevenisse videantur, rur-<text:line-break/>.fus alterum horrorem cum contractione faciunt ; atque ab<text:line-break/>Hac rursus aliud incrementum, deinde ab illo contractio-<text:line-break/>nem aliam aliumque rigorem ; hae namque bis torque re-<text:line-break/>vertuntur. Secundo die alteram habent accessionem, fed<text:line-break/>priore minorem, absque priorumrepetitione ; estque illis<text:line-break/>perpetuus is ferie continuata circulus, ut binis diebus<text:line-break/>binae fiant, ut dixi, accessiones. Alsae praeterea quaedam<text:line-break/>te</text:span></text:span><text:span text:style-name="Default_20_Paragraph_20_Font"><text:span text:style-name="T8">r</text:span></text:span><text:span text:style-name="Default_20_Paragraph_20_Font"><text:span text:style-name="T1">tio quoque die accedentes citra horrificos illos infula<text:line-break/>tus et repetitiones, unam tertio quoque die sortiuntur<text:line-break/>accessionem, nullam secundo die assequutae; unum hae<text:line-break/>continuum et aequale ab in</text:span></text:span><text:span text:style-name="Default_20_Paragraph_20_Font"><text:span text:style-name="T8">t</text:span></text:span><text:span text:style-name="Default_20_Paragraph_20_Font"><text:span text:style-name="T1">uitu ad vigorem usque ha-<text:line-break/>bent i</text:span></text:span><text:span text:style-name="Default_20_Paragraph_20_Font"><text:span text:style-name="T8">n</text:span></text:span><text:span text:style-name="Default_20_Paragraph_20_Font"><text:span text:style-name="T1">crementum. Haec tibi sit febrium quae tertio<text:line-break/>quoque die paroxyfmos subeunt differentia, quae assidue<text:line-break/>in aegrotantibus apparet. Nos autem demonstravimus fe-</text:span></text:span></text:p>
      <text:p text:style-name="P3"><text:span text:style-name="Default_20_Paragraph_20_Font"><text:span text:style-name="T1">brem horridam ex biliosi; et pituitofo humore conflari,<text:line-break/>sed quae absque horrore est, eam exbiliofo quidem, sed<text:line-break/>ad motum coctionemque contumaciore. Eam autem ferunt<text:line-break/>principium partium inflammationes. Quae -vero eum ri-<text:line-break/>gere invadunt atque ad integritatem desinunt cum biliosis<text:line-break/>vomitionibus vel dejectionibus vel sudoribus , earum bilia<text:line-break/>flava quae per universum corpus agitatur causa est. His<text:line-break/>itaque fie, ita ut dictum est, habentibus singulorum cau-<text:line-break/>sam et curationem quaerere res tum medica tum utilis<text:line-break/>existit. Quo vero nomine singula commemorata recte ve-<text:line-break/>caverit, quamquam non amplius medicinae proprium exis<text:line-break/>siit , cognitu tamen ubi quis alios docere voluerit nece</text:span></text:span><text:span text:style-name="Default_20_Paragraph_20_Font"><text:span text:style-name="T8">t-<text:line-break/></text:span></text:span><text:span text:style-name="Default_20_Paragraph_20_Font"><text:span text:style-name="T1">tarium. Nam eas quae in aegris fiunt nobis tum affectuum<text:line-break/>dignotiones tum saturorum praenotiones tum curationes,<text:line-break/>nihil accurata nominum ratione egere videmus ; neque<text:line-break/>enim ab his vulgus de medicis existimat. At ubi ex ve-<text:line-break/>nae </text:span></text:span><text:span text:style-name="Default_20_Paragraph_20_Font"><text:span text:style-name="T8">t</text:span></text:span><text:span text:style-name="Default_20_Paragraph_20_Font"><text:span text:style-name="T1">ectione aegrum melius habere viderit, atque cibum</text:span></text:span></text:p>
      <text:p text:style-name="P3"><text:span text:style-name="Default_20_Paragraph_20_Font"><text:span text:style-name="T1">in tempore assumere, etenim id quoque conspicatus idiota<text:line-break/>judicium ferre potest. Deinde non statim a cibo priuci-<text:line-break/>pium accessionis fieri , sed multo post tempore medium<text:line-break/>laudat. Quod si. frigidam dedisse, lavisse aegrotumque a<text:line-break/>febre vindicasse medicum viderit, illum quam. primum<text:line-break/>demiratur, quemadmodum etiam si quicquam ex futuris<text:line-break/>praedixerit. Ab his itaque medicus tum plane tum vere<text:line-break/>hominum sermone celebratur et bene audit. Sophista<text:line-break/>vero quum de </text:span></text:span><text:span text:style-name="Default_20_Paragraph_20_Font"><text:span text:style-name="T8">n</text:span></text:span><text:span text:style-name="Default_20_Paragraph_20_Font"><text:span text:style-name="T1">ominibus et significatis contendit , tempus<text:line-break/>tum suum tum discipulorum conterit. Quonism vero non<text:line-break/>est nobis hoc in loco propositum ipsa a</text:span></text:span><text:span text:style-name="Default_20_Paragraph_20_Font"><text:span text:style-name="T8">r</text:span></text:span><text:span text:style-name="Default_20_Paragraph_20_Font"><text:span text:style-name="T1">tis opera docere,<text:line-break/>. id enim abunde alibi fecimus , fed. brevibus Hippocratis .</text:span></text:span></text:p>
      <text:p text:style-name="Normal"><text:span text:style-name="Default_20_Paragraph_20_Font"><text:span text:style-name="T1">mentem considerare, id quoque ita facere valebimus. Dixit<text:line-break/>siquidem et antea: </text:span></text:span><text:span text:style-name="Default_20_Paragraph_20_Font"><text:span text:style-name="T8">ipsorum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plur</text:span></text:span><text:span text:style-name="Default_20_Paragraph_20_Font"><text:span text:style-name="T1">imis </text:span></text:span><text:span text:style-name="Default_20_Paragraph_20_Font"><text:span text:style-name="T8">hu</text:span></text:span><text:span text:style-name="Default_20_Paragraph_20_Font"><text:span text:style-name="T1">j</text:span></text:span><text:span text:style-name="Default_20_Paragraph_20_Font"><text:span text:style-name="T8">usmod</text:span></text:span><text:span text:style-name="Default_20_Paragraph_20_Font"><text:span text:style-name="T1">i qsu<text:line-break/></text:span></text:span><text:span text:style-name="Default_20_Paragraph_20_Font"><text:span text:style-name="T8">factu</text:span></text:span><text:span text:style-name="Default_20_Paragraph_20_Font"><text:span text:style-name="T1">s </text:span></text:span><text:span text:style-name="Default_20_Paragraph_20_Font"><text:span text:style-name="T8">aderant, horridae fabre</text:span></text:span><text:span text:style-name="Default_20_Paragraph_20_Font"><text:span text:style-name="T1">s , </text:span></text:span><text:span text:style-name="Default_20_Paragraph_20_Font"><text:span text:style-name="T8">aspduae, acutae</text:span></text:span><text:span text:style-name="Default_20_Paragraph_20_Font"><text:span text:style-name="T1">, i</text:span></text:span><text:span text:style-name="Default_20_Paragraph_20_Font"><text:span text:style-name="T8">n</text:span></text:span><text:span text:style-name="Default_20_Paragraph_20_Font"><text:span text:style-name="T1"> t</text:span></text:span><text:span text:style-name="Default_20_Paragraph_20_Font"><text:span text:style-name="T8">o-<text:line-break/>tu</text:span></text:span><text:span text:style-name="Default_20_Paragraph_20_Font"><text:span text:style-name="T1">m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</text:span></text:span><text:span text:style-name="Default_20_Paragraph_20_Font"><text:span text:style-name="T1">m </text:span></text:span><text:span text:style-name="Default_20_Paragraph_20_Font"><text:span text:style-name="T8">non</text:span></text:span><text:span text:style-name="Default_20_Paragraph_20_Font"><text:span text:style-name="T1"> i</text:span></text:span><text:span text:style-name="Default_20_Paragraph_20_Font"><text:span text:style-name="T8">nterm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t</text:span></text:span><text:span text:style-name="Default_20_Paragraph_20_Font"><text:span text:style-name="T8">ente</text:span></text:span><text:span text:style-name="Default_20_Paragraph_20_Font"><text:span text:style-name="T1">s</text:span></text:span><text:span text:style-name="Default_20_Paragraph_20_Font"><text:span text:style-name="T8">: sed earu</text:span></text:span><text:span text:style-name="Default_20_Paragraph_20_Font"><text:span text:style-name="T1">m </text:span></text:span><text:span text:style-name="Default_20_Paragraph_20_Font"><text:span text:style-name="T8">t</text:span></text:span><text:span text:style-name="Default_20_Paragraph_20_Font"><text:span text:style-name="T1">y</text:span></text:span><text:span text:style-name="Default_20_Paragraph_20_Font"><text:span text:style-name="T8">pu</text:span></text:span><text:span text:style-name="Default_20_Paragraph_20_Font"><text:span text:style-name="T1">s </text:span></text:span><text:span text:style-name="Default_20_Paragraph_20_Font"><text:span text:style-name="T8">erat su-<text:line-break/>m</text:span></text:span><text:span text:style-name="Default_20_Paragraph_20_Font"><text:span text:style-name="T1">it</text:span></text:span><text:span text:style-name="Default_20_Paragraph_20_Font"><text:span text:style-name="T8">er</text:span></text:span><text:span text:style-name="Default_20_Paragraph_20_Font"><text:span text:style-name="T1">t</text:span></text:span><text:span text:style-name="Default_20_Paragraph_20_Font"><text:span text:style-name="T8">ianu</text:span></text:span><text:span text:style-name="Default_20_Paragraph_20_Font"><text:span text:style-name="T1">s , </text:span></text:span><text:span text:style-name="Default_20_Paragraph_20_Font"><text:span text:style-name="T8">uno 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 l</text:span></text:span><text:span text:style-name="Default_20_Paragraph_20_Font"><text:span text:style-name="T8">eviore</text:span></text:span><text:span text:style-name="Default_20_Paragraph_20_Font"><text:span text:style-name="T1">s, 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tero insuper exacerba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.<text:line-break/>Et rursus hoc loco ita pronunciat : I</text:span></text:span><text:span text:style-name="Default_20_Paragraph_20_Font"><text:span text:style-name="T8">n sumsiert</text:span></text:span><text:span text:style-name="Default_20_Paragraph_20_Font"><text:span text:style-name="T1">i</text:span></text:span><text:span text:style-name="Default_20_Paragraph_20_Font"><text:span text:style-name="T8">ana vocata</text:span></text:span></text:p>
      <text:p text:style-name="P3"><text:span text:style-name="Default_20_Paragraph_20_Font"><text:span text:style-name="T8">sebre tum acuto</text:span></text:span><text:span text:style-name="Default_20_Paragraph_20_Font"><text:span text:style-name="T1">s </text:span></text:span><text:span text:style-name="Default_20_Paragraph_20_Font"><text:span text:style-name="T8">quoque morb</text:span></text:span><text:span text:style-name="Default_20_Paragraph_20_Font"><text:span text:style-name="T1">os </text:span></text:span><text:span text:style-name="Default_20_Paragraph_20_Font"><text:span text:style-name="T8">procreari ac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 tum<text:line-break/>praeter caetera</text:span></text:span><text:span text:style-name="Default_20_Paragraph_20_Font"><text:span text:style-name="T1">s i</text:span></text:span><text:span text:style-name="Default_20_Paragraph_20_Font"><text:span text:style-name="T8">sta</text:span></text:span><text:span text:style-name="Default_20_Paragraph_20_Font"><text:span text:style-name="T1"> m</text:span></text:span><text:span text:style-name="Default_20_Paragraph_20_Font"><text:span text:style-name="T8">ax</text:span></text:span><text:span text:style-name="Default_20_Paragraph_20_Font"><text:span text:style-name="T1">im</text:span></text:span><text:span text:style-name="Default_20_Paragraph_20_Font"><text:span text:style-name="T8">e le</text:span></text:span><text:span text:style-name="Default_20_Paragraph_20_Font"><text:span text:style-name="T1">t</text:span></text:span><text:span text:style-name="Default_20_Paragraph_20_Font"><text:span text:style-name="T8">al</text:span></text:span><text:span text:style-name="Default_20_Paragraph_20_Font"><text:span text:style-name="T1">is </text:span></text:span><text:span text:style-name="Default_20_Paragraph_20_Font"><text:span text:style-name="T8">esu</text:span></text:span><text:span text:style-name="Default_20_Paragraph_20_Font"><text:span text:style-name="T1"> Quod letalis<text:line-break/>quidem sit semitertiana aperte pronunciavit Hippocrates.<text:line-break/>Quod vero quae ad integritatem veniunt, eurum nulla<text:line-break/>letalis sit, palam in aphorismis his verbis declaravit:<text:line-break/></text:span></text:span><text:span text:style-name="Default_20_Paragraph_20_Font"><text:span text:style-name="T8">Quaecunque febre</text:span></text:span><text:span text:style-name="Default_20_Paragraph_20_Font"><text:span text:style-name="T1">s </text:span></text:span><text:span text:style-name="Default_20_Paragraph_20_Font"><text:span text:style-name="T8">non</text:span></text:span><text:span text:style-name="Default_20_Paragraph_20_Font"><text:span text:style-name="T1"> i</text:span></text:span><text:span text:style-name="Default_20_Paragraph_20_Font"><text:span text:style-name="T8">nterm</text:span></text:span><text:span text:style-name="Default_20_Paragraph_20_Font"><text:span text:style-name="T1">it</text:span></text:span><text:span text:style-name="Default_20_Paragraph_20_Font"><text:span text:style-name="T8">tente</text:span></text:span><text:span text:style-name="Default_20_Paragraph_20_Font"><text:span text:style-name="T1">s </text:span></text:span><text:span text:style-name="Default_20_Paragraph_20_Font"><text:span text:style-name="T8">ter</text:span></text:span><text:span text:style-name="Default_20_Paragraph_20_Font"><text:span text:style-name="T1">ti</text:span></text:span><text:span text:style-name="Default_20_Paragraph_20_Font"><text:span text:style-name="T8">o quoque d</text:span></text:span><text:span text:style-name="Default_20_Paragraph_20_Font"><text:span text:style-name="T1">i</text:span></text:span><text:span text:style-name="Default_20_Paragraph_20_Font"><text:span text:style-name="T8">e<text:line-break/>vehemen</text:span></text:span><text:span text:style-name="Default_20_Paragraph_20_Font"><text:span text:style-name="T1">ti</text:span></text:span><text:span text:style-name="Default_20_Paragraph_20_Font"><text:span text:style-name="T8">ore</text:span></text:span><text:span text:style-name="Default_20_Paragraph_20_Font"><text:span text:style-name="T1">s </text:span></text:span><text:span text:style-name="Default_20_Paragraph_20_Font"><text:span text:style-name="T8">siun</text:span></text:span><text:span text:style-name="Default_20_Paragraph_20_Font"><text:span text:style-name="T1">t , </text:span></text:span><text:span text:style-name="Default_20_Paragraph_20_Font"><text:span text:style-name="T8">pericul</text:span></text:span><text:span text:style-name="Default_20_Paragraph_20_Font"><text:span text:style-name="T1">o</text:span></text:span><text:span text:style-name="Default_20_Paragraph_20_Font"><text:span text:style-name="T8">sae,. quocunque autem mod</text:span></text:span><text:span text:style-name="Default_20_Paragraph_20_Font"><text:span text:style-name="T1">o<text:line-break/></text:span></text:span><text:span text:style-name="Default_20_Paragraph_20_Font"><text:span text:style-name="T8">inter</text:span></text:span><text:span text:style-name="Default_20_Paragraph_20_Font"><text:span text:style-name="T1">miseri</text:span></text:span><text:span text:style-name="Default_20_Paragraph_20_Font"><text:span text:style-name="T8">nt, pericu</text:span></text:span><text:span text:style-name="Default_20_Paragraph_20_Font"><text:span text:style-name="T1">l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abesse significant. </text:span></text:span><text:span text:style-name="Default_20_Paragraph_20_Font"><text:span text:style-name="T1">Quonam itaque<text:line-break/>pacto quisquam semitertianam. inter desinentes ad integri-<text:line-break/>tatem dixerit, Hippocratem sequutus. Qui proferunt, si<text:line-break/>quis horis quatuor et viginti citra febrem sic mediam<text:line-break/>ipfum habere femitertianam , talem hanc febrem inter<text:line-break/>intermittentes faciunt. Ita vero et qui medium et par-<text:line-break/>vum a magno differre horarum numero praedicant, ad<text:line-break/>integritatem deducere utrumque volentes, ab Hippocratis<text:line-break/>mente discedunt, inter febres intermittentes femitertianam<text:line-break/>constituentes ; haec enim citra periculum existet, etiamsi<text:line-break/>letalis ab Hippocrate dicatur. Satius itaque suerit no-</text:span></text:span></text:p>
      <text:p text:style-name="P3"><text:span text:style-name="Default_20_Paragraph_20_Font"><text:span text:style-name="T1">minibus, ut dictum est, neglectis singularum febrium tum<text:line-break/>curationes tum dign</text:span></text:span><text:span text:style-name="Default_20_Paragraph_20_Font"><text:span text:style-name="T8">a</text:span></text:span><text:span text:style-name="Default_20_Paragraph_20_Font"><text:span text:style-name="T1">tiones tum praenotiones exercere.<text:line-break/>Quoniam vero tum manifestior .tum brevior per nomina<text:line-break/>evadit doctrina, prius febrium tertio quoque die invaden- -<text:line-break/>tium differentias oratione explicabimus , ut nuper faciebat<text:line-break/>fecundum unamquamque ipsarum peculiarem appellationem,<text:line-break/>prout facere consuevit, dum ubique febrium tertio quo-</text:span></text:span></text:p>
      <text:p text:style-name="Normal"><text:span text:style-name="Default_20_Paragraph_20_Font"><text:span text:style-name="T1">. que die accedentium differentias explicati Deinde eam<text:line-break/>quae intra duodecim horas cessat, concisae doctrinae gra-</text:span></text:span></text:p>
      <text:p text:style-name="P4"><text:span text:style-name="Default_20_Paragraph_20_Font"><text:span text:style-name="T1">. tia, exquisitam tertianam appellabimus. Quae vero hac-<text:line-break/>diuturniorem accessionem habuerit, simulque etiamnum<text:line-break/>longiorem remissionem , illam simpliciter tertianam uomi-<text:line-break/>nabimus. Quae vero accessionem plurimum produetam,<text:line-break/>parvum autem intervallum, eam jam tertianam productam<text:line-break/>vocabimus. Quae ad integritatem non desinit et horrifi-</text:span></text:span></text:p>
      <text:p text:style-name="P4"><text:span text:style-name="Default_20_Paragraph_20_Font"><text:span text:style-name="T1">- cas priore die repetitiones facit, altero vero die simplicem<text:line-break/>unam accessionem, hanc femitertianam appellabimus. Si<text:line-break/>vero simpliciter tertio quoque die invadat, tritaeophyam<text:line-break/>vel tertianigeuam. Habes hac in oratione omnia distincta</text:span></text:span></text:p>
      <text:p text:style-name="P3"><text:span text:style-name="Default_20_Paragraph_20_Font"><text:span text:style-name="T1">tum inutilia tum utilia. Debes autem haec perpetuo me-<text:line-break/>noluisse et promptam horum notitiam consequi. Sic enim<text:line-break/>juniorum medicorum nugas deprehendes, quas de prae-<text:line-break/>dictis nominibus fecerunt, de rebus fe disserere putantes.<text:line-break/>At quod nullam quidem earum -quae ad integritatem per-.<text:line-break/>veniunt, femitertianam nunc appellet Hippocrates demon-<text:line-break/>stratum est. Utrum vero illam falam quam ego proprie<text:line-break/>vocare consuevi horrificas repetitiones facientem, an eam<text:line-break/>quae sine his concitatur, consideratione dignum est. Etenim<text:line-break/>si tabidis atque aliter diu aegrotantibus haec febris acci-<text:line-break/>dere confuerit, fortassis etiamsi citra horrorem fiat, eam<text:line-break/>femitertianam vocabimus, si die fecundo iterum invadat.<text:line-break/>Verum quod dixi quum de nomine sit. quaestio, nihil<text:line-break/>absurdum est, si non plane intelligamus cui febri femiter-<text:line-break/>tianae vocem tribuat Hippocrates. Nam ab ipfo de fe-<text:line-break/></text:span></text:span><text:span text:style-name="Default_20_Paragraph_20_Font"><text:span text:style-name="T8">lit</text:span></text:span><text:span text:style-name="Default_20_Paragraph_20_Font"><text:span text:style-name="T1">ibus artem edocti, quibus ad artis opera indigemus , ea<text:line-break/>absque illarum nominibus consequemur, Sed fortassis</text:span></text:span></text:p>
      <text:p text:style-name="P2"><text:span text:style-name="Default_20_Paragraph_20_Font"><text:span text:style-name="T1">necessarium esse videbitur deinceps considerare cur adje-<text:line-break/>cerit Hippocrates, vocata, neque simpliciter dixerit, in<text:line-break/>femitertiana quidem etiam acuti morbi oboriuntur. Mihi<text:line-break/>autem videtur vocabulum tamquam improprium improbare.<text:line-break/>His siquidem indigentias integritatem fertilis additionem<text:line-break/>facimus, ac dicentes femimortua, semimortuum, semideum,<text:line-break/>semivocale, scmiasinum et femiassum et quaecunque alia<text:line-break/>hujusmodi proferimus. Semitertiana vero non fotum non<text:line-break/>est dimidia vel symptomatum multitudine vel viribus et<text:line-break/>universo herum affectu, verum etiam tertiana longe de-<text:line-break/>terior, ut citius esse videatur non illa hujus, </text:span></text:span><text:span text:style-name="Default_20_Paragraph_20_Font"><text:span text:style-name="T8">t</text:span></text:span><text:span text:style-name="Default_20_Paragraph_20_Font"><text:span text:style-name="T1">ed haec<text:line-break/>illius dimidia dicenda. Itaque neficio qua ratione adducti<text:line-break/>funt, cur ita potius appellarent quam aliter qui primum<text:line-break/>appellationem contemplati sunt. . Fieri siquidem potest, ut<text:line-break/>hanc appellationem indiderint, quod cum tertiana febris<text:line-break/>habeat, ut tertio quoque die invadat et ad integritatem<text:line-break/>desinat; femitertiana unum quidem horum habeat, alte-<text:line-break/>rum vero non, nam tertio quoque die invadit, fed ut ad</text:span></text:span></text:p>
      <text:p text:style-name="P3"><text:span text:style-name="Default_20_Paragraph_20_Font"><text:span text:style-name="T1">integritatem desinat, non habet. Praeterea potuerunt<text:line-break/>etiam ita appellasse, quod cum rigore non invadat, atque<text:line-break/>ad haec quod cum excretione non sedetur, quod item<text:line-break/>fecundum diem liberum non sortiatur. Possunt quoque<text:line-break/>et hujusmodi aliud proferre qui nullius frugis sapientiam<text:line-break/>exercent et vero artis commoda praetermittunt,</text:span></text:span></text:p>
      <text:h text:style-name="Heading_20_2" text:outline-level="2"><text:span text:style-name="Default_20_Paragraph_20_Font">.VI.</text:span></text:h>
      <text:p text:style-name="P4"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cturna feb</text:span></text:span><text:span text:style-name="Default_20_Paragraph_20_Font"><text:span text:style-name="T1">ris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 ad</text:span></text:span><text:span text:style-name="Default_20_Paragraph_20_Font"><text:span text:style-name="T1">m</text:span></text:span><text:span text:style-name="Default_20_Paragraph_20_Font"><text:span text:style-name="T8">odum letali</text:span></text:span><text:span text:style-name="Default_20_Paragraph_20_Font"><text:span text:style-name="T1">s, </text:span></text:span><text:span text:style-name="Default_20_Paragraph_20_Font"><text:span text:style-name="T8">l</text:span></text:span><text:span text:style-name="Default_20_Paragraph_20_Font"><text:span text:style-name="T1">o</text:span></text:span><text:span text:style-name="Default_20_Paragraph_20_Font"><text:span text:style-name="T8">nga ta</text:span></text:span><text:span text:style-name="Default_20_Paragraph_20_Font"><text:span text:style-name="T1">m</text:span></text:span><text:span text:style-name="Default_20_Paragraph_20_Font"><text:span text:style-name="T8">en , d</text:span></text:span><text:span text:style-name="Default_20_Paragraph_20_Font"><text:span text:style-name="T1">i-<text:line-break/></text:span></text:span><text:span text:style-name="Default_20_Paragraph_20_Font"><text:span text:style-name="T8">uturna long</text:span></text:span><text:span text:style-name="Default_20_Paragraph_20_Font"><text:span text:style-name="T1">i</text:span></text:span><text:span text:style-name="Default_20_Paragraph_20_Font"><text:span text:style-name="T8">or, qu</text:span></text:span><text:span text:style-name="Default_20_Paragraph_20_Font"><text:span text:style-name="T1">i</text:span></text:span><text:span text:style-name="Default_20_Paragraph_20_Font"><text:span text:style-name="T8">busdam natem ad tabem verg</text:span></text:span><text:span text:style-name="Default_20_Paragraph_20_Font"><text:span text:style-name="T1">it.</text:span></text:span></text:p>
      <text:p text:style-name="P1"><text:span text:style-name="Default_20_Paragraph_20_Font"><text:span text:style-name="T1">Principio quidem febrium catalogum simpliciter scri-<text:line-break/>pfit, fed harum deinceps mores docet. Praefatus igitur<text:line-break/>in catalogo: Febres quaedam continuae sunt, quaedam<text:line-break/>interdiu obsident, noctu intermittunt; alsae noctu prebeo-<text:line-break/>du</text:span></text:span><text:span text:style-name="Default_20_Paragraph_20_Font"><text:span text:style-name="T8">n</text:span></text:span><text:span text:style-name="Default_20_Paragraph_20_Font"><text:span text:style-name="T1">t, interdiu intermittunt. Deinde quum de continuis<text:line-break/>disseruisset quae et quales essent aliisque deinceps de</text:span></text:span></text:p>
      <text:p text:style-name="P3"><text:span text:style-name="Default_20_Paragraph_20_Font"><text:span text:style-name="T1">quartana et femitertiana .doctrinam adjeeisset, ad febres<text:line-break/>die i</text:span></text:span><text:span text:style-name="Default_20_Paragraph_20_Font"><text:span text:style-name="T8">n</text:span></text:span><text:span text:style-name="Default_20_Paragraph_20_Font"><text:span text:style-name="T1">vadentes et nocte intermittentes, vel nocte inva-<text:line-break/>dentes et die intermittentes pervenit, qui alteram ex his<text:line-break/>nocturnam, alteram diurnam appellitat: nocturnam quidem<text:line-break/>quae nocte invadat, diurnam vero quae interdiu. Sed<text:line-break/>quibus nocturnam laudare villis est, his ipsis non minus<text:line-break/>culpavit quod non simpliciter pronunciaverit, nocturna non<text:line-break/>letalis, sied addiderit, non valde. Si namque non valde<text:line-break/>est letalis, constat eam mediocriter letalem esse, diurni<text:line-break/>nam autem non susum longiorem nocturna esse dixit,<text:line-break/>verum etiam et ad phthisin interdum propendere, proin-<text:line-break/>deque hac ratione deteriorem existere. Nam partim quo<text:line-break/>tempore tum discuti tum rarescere magis consuevit, si<text:line-break/>contrahatur et densetur, corpus invadens jure malignior<text:line-break/>esse videtur ; partim tempus habet providentiae insuetum.<text:line-break/>Quo namque tempore dormire oportebat, eo aegrotum a<text:line-break/>medica providentia fructum capere necesse est. Quamobrem</text:span></text:span></text:p>
      <text:p text:style-name="P2"><text:span text:style-name="Default_20_Paragraph_20_Font"><text:span text:style-name="T1">tempore marcescunt contabescuntque ob duorum alterutrum,<text:line-break/>si interdiu quidem dormiant, penuria sumuum subeunt;<text:line-break/>si non dormiant, vespertilionis ritam, non hominum<text:line-break/>agunt.</text:span></text:span></text:p>
      <text:h text:style-name="Heading_20_2" text:outline-level="2"><text:span text:style-name="Default_20_Paragraph_20_Font">VII.</text:span></text:h>
      <text:p text:style-name="Normal"><text:span text:style-name="Default_20_Paragraph_20_Font"><text:span text:style-name="T8">septi</text:span></text:span><text:span text:style-name="Default_20_Paragraph_20_Font"><text:span text:style-name="T1">m</text:span></text:span><text:span text:style-name="Default_20_Paragraph_20_Font"><text:span text:style-name="T8">ana longa non letal</text:span></text:span><text:span text:style-name="Default_20_Paragraph_20_Font"><text:span text:style-name="T1">i</text:span></text:span><text:span text:style-name="Default_20_Paragraph_20_Font"><text:span text:style-name="T8">s. </text:span></text:span><text:span text:style-name="Default_20_Paragraph_20_Font"><text:span text:style-name="T1">No</text:span></text:span><text:span text:style-name="Default_20_Paragraph_20_Font"><text:span text:style-name="T8">nana etiamnum lon-<text:line-break/>gior n</text:span></text:span><text:span text:style-name="Default_20_Paragraph_20_Font"><text:span text:style-name="T1">o</text:span></text:span><text:span text:style-name="Default_20_Paragraph_20_Font"><text:span text:style-name="T8">n leta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s.</text:span></text:span></text:p>
      <text:p text:style-name="P1"><text:span text:style-name="Default_20_Paragraph_20_Font"><text:span text:style-name="T1">Hippocrati fidem non habere indecorum esu Videtur<text:line-break/>siquidem eum prout vidit haec scripsisse. Neque. enim<text:line-break/>mentiri decet qui fe</text:span></text:span><text:span text:style-name="Default_20_Paragraph_20_Font"><text:span text:style-name="T8">t</text:span></text:span><text:span text:style-name="Default_20_Paragraph_20_Font"><text:span text:style-name="T1">e vidisse profiteatur. Quare nos<text:line-break/>observare sedulo oportet et experientia verum judicare.<text:line-break/>Sed ut non ita nobis quod multis accidat, qui scrte<text:line-break/>quadam aliquem septimo die febre correptum conspicati<text:line-break/>fecundo et tertio ab initio suspicati sunt septimo nonnul-<text:line-break/>luna circuitum esse. Potest enim id casu interdum eve-<text:line-break/>nire, praeterea eodem quoque victus genere. Quibus e</text:span></text:span><text:span text:style-name="Default_20_Paragraph_20_Font"><text:span text:style-name="T8">n</text:span></text:span><text:span text:style-name="Default_20_Paragraph_20_Font"><text:span text:style-name="T1">im</text:span></text:span></text:p>
      <text:p text:style-name="P3"><text:span text:style-name="Default_20_Paragraph_20_Font"><text:span text:style-name="T1">.aegrotantibus morbosus affectus non plane fedatus sit, sed<text:line-break/>ipsis aliquod femen superfuerit,. his negligentius cibatis<text:line-break/>accidit saepe quidem a primo die febricitare, saepe vero<text:line-break/>feptimo, saepe quoque octavo, saepe denique quodam alio ;<text:line-break/>et fedata febre augurantibus prorsus feste liberatos et in<text:line-break/>omnibus similiter cibatis ex superstite morbi femine toti-<text:line-break/>dem diebus eandem in affectionem devenientibus peraeque<text:line-break/>febricitare. Quod plerumque fieri potest, quum affectionis<text:line-break/>residuum aequale sit et eodem victu aegri fruuntur. Is<text:line-break/>revera morbi. est circuitus, quum exacte cibatis ipsis febris<text:line-break/>ad eundem praefinitum diem accesserit, quemadmodum in<text:line-break/>quartana febre fieri conspicitur.</text:span></text:span></text:p>
      <text:h text:style-name="Heading_20_2" text:outline-level="2"><text:span text:style-name="Default_20_Paragraph_20_Font">VIII.</text:span></text:h>
      <text:p text:style-name="Normal"><text:span text:style-name="Default_20_Paragraph_20_Font"><text:span text:style-name="T8">.tert</text:span></text:span><text:span text:style-name="Default_20_Paragraph_20_Font"><text:span text:style-name="T1">i</text:span></text:span><text:span text:style-name="Default_20_Paragraph_20_Font"><text:span text:style-name="T8">ana exqu</text:span></text:span><text:span text:style-name="Default_20_Paragraph_20_Font"><text:span text:style-name="T1">i</text:span></text:span><text:span text:style-name="Default_20_Paragraph_20_Font"><text:span text:style-name="T8">sita celeriter</text:span></text:span><text:span text:style-name="Default_20_Paragraph_20_Font"><text:span text:style-name="T1"> in</text:span></text:span><text:span text:style-name="Default_20_Paragraph_20_Font"><text:span text:style-name="T8">dicatur neque letalis esa</text:span></text:span></text:p>
      <text:p text:style-name="P2"><text:span text:style-name="Default_20_Paragraph_20_Font"><text:span text:style-name="T1">Paulo ante dictum est, ut typo loquar, quae pauci<text:line-break/>temporis accessionem habet febris, eam tertianam exquiti-<text:line-break/>tam esse. Quae vero huic simul ut plurimum in</text:span></text:span><text:span text:style-name="Default_20_Paragraph_20_Font"><text:span text:style-name="T8">t</text:span></text:span><text:span text:style-name="Default_20_Paragraph_20_Font"><text:span text:style-name="T1">uor<text:line-break/>omnia tum in libris de febrium differentiis, tum in com-<text:line-break/>m</text:span></text:span><text:span text:style-name="Default_20_Paragraph_20_Font"><text:span text:style-name="T8">o</text:span></text:span><text:span text:style-name="Default_20_Paragraph_20_Font"><text:span text:style-name="T1">ntariis de crisibus enunciatum est.</text:span></text:span></text:p>
      <text:h text:style-name="Heading_20_2" text:outline-level="2"><text:span text:style-name="Default_20_Paragraph_20_Font">IX.</text:span></text:h>
      <text:p text:style-name="P4"><text:span text:style-name="Default_20_Paragraph_20_Font"><text:span text:style-name="T8">Quintana omniu</text:span></text:span><text:span text:style-name="Default_20_Paragraph_20_Font"><text:span text:style-name="T1">m </text:span></text:span><text:span text:style-name="Default_20_Paragraph_20_Font"><text:span text:style-name="T8">est pesuma. E</text:span></text:span><text:span text:style-name="Default_20_Paragraph_20_Font"><text:span text:style-name="T1">t</text:span></text:span><text:span text:style-name="Default_20_Paragraph_20_Font"><text:span text:style-name="T8">enim ante</text:span></text:span><text:span text:style-name="Default_20_Paragraph_20_Font"><text:span text:style-name="T1"> t</text:span></text:span><text:span text:style-name="Default_20_Paragraph_20_Font"><text:span text:style-name="T8">abem et</text:span></text:span><text:span text:style-name="Default_20_Paragraph_20_Font"><text:span text:style-name="T1"> j</text:span></text:span><text:span text:style-name="Default_20_Paragraph_20_Font"><text:span text:style-name="T8">a</text:span></text:span><text:span text:style-name="Default_20_Paragraph_20_Font"><text:span text:style-name="T1">m<text:line-break/></text:span></text:span><text:span text:style-name="Default_20_Paragraph_20_Font"><text:span text:style-name="T8">tabescen</text:span></text:span><text:span text:style-name="Default_20_Paragraph_20_Font"><text:span text:style-name="T1">t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obor</text:span></text:span><text:span text:style-name="Default_20_Paragraph_20_Font"><text:span text:style-name="T1">t</text:span></text:span><text:span text:style-name="Default_20_Paragraph_20_Font"><text:span text:style-name="T8">a pe</text:span></text:span><text:span text:style-name="Default_20_Paragraph_20_Font"><text:span text:style-name="T1">rimi</text:span></text:span><text:span text:style-name="Default_20_Paragraph_20_Font"><text:span text:style-name="T8">t.</text:span></text:span></text:p>
      <text:p text:style-name="P1"><text:span text:style-name="Default_20_Paragraph_20_Font"><text:span text:style-name="T1">Tabidi, hectica febre nunquam crisante, febricitant,<text:line-break/>cujus totam naturam ut et caeterarum in libris de fe-<text:line-break/>hrium differentiis didicisti. Jam vero in quibusdam et<text:line-break/>implicitam quandam ex periodicis vidi aut tertio quoque<text:line-break/>die repenteutibus aut et quotidie exacerbantibus, atque ut<text:line-break/>Hippocrates pronunciat, ex his quae quinto quoque die</text:span></text:span></text:p>
      <text:p text:style-name="P3"><text:span text:style-name="Default_20_Paragraph_20_Font"><text:span text:style-name="T1">repetunt; de quibus eadem a nobis dicta esse arbitror<text:line-break/>quae et de septimanis et nonanis paulo a</text:span></text:span><text:span text:style-name="Default_20_Paragraph_20_Font"><text:span text:style-name="T8">n</text:span></text:span><text:span text:style-name="Default_20_Paragraph_20_Font"><text:span text:style-name="T1">te audivisti.</text:span></text:span></text:p>
      <text:h text:style-name="Heading_20_2" text:outline-level="2"><text:span text:style-name="Default_20_Paragraph_20_Font">X.</text:span></text:h>
      <text:p text:style-name="P4"><text:span text:style-name="Default_20_Paragraph_20_Font"><text:span text:style-name="T8">H</text:span></text:span><text:span text:style-name="Default_20_Paragraph_20_Font"><text:span text:style-name="T1">is </text:span></text:span><text:span text:style-name="Default_20_Paragraph_20_Font"><text:span text:style-name="T8">vero sun</text:span></text:span><text:span text:style-name="Default_20_Paragraph_20_Font"><text:span text:style-name="T1">t i</text:span></text:span><text:span text:style-name="Default_20_Paragraph_20_Font"><text:span text:style-name="T8">starum singularu</text:span></text:span><text:span text:style-name="Default_20_Paragraph_20_Font"><text:span text:style-name="T1">m </text:span></text:span><text:span text:style-name="Default_20_Paragraph_20_Font"><text:span text:style-name="T8">subriu</text:span></text:span><text:span text:style-name="Default_20_Paragraph_20_Font"><text:span text:style-name="T1">m </text:span></text:span><text:span text:style-name="Default_20_Paragraph_20_Font"><text:span text:style-name="T8">peraeque con-<text:line-break/></text:span></text:span><text:span text:style-name="Default_20_Paragraph_20_Font"><text:span text:style-name="T1">si</text:span></text:span><text:span text:style-name="Default_20_Paragraph_20_Font"><text:span text:style-name="T8">nuatu</text:span></text:span><text:span text:style-name="Default_20_Paragraph_20_Font"><text:span text:style-name="T1">m </text:span></text:span><text:span text:style-name="Default_20_Paragraph_20_Font"><text:span text:style-name="T8">et inter</text:span></text:span><text:span text:style-name="Default_20_Paragraph_20_Font"><text:span text:style-name="T1">mit</text:span></text:span><text:span text:style-name="Default_20_Paragraph_20_Font"><text:span text:style-name="T8">tent</text:span></text:span><text:span text:style-name="Default_20_Paragraph_20_Font"><text:span text:style-name="T1">i</text:span></text:span><text:span text:style-name="Default_20_Paragraph_20_Font"><text:span text:style-name="T8">um mod</text:span></text:span><text:span text:style-name="Default_20_Paragraph_20_Font"><text:span text:style-name="T1">i </text:span></text:span><text:span text:style-name="Default_20_Paragraph_20_Font"><text:span text:style-name="T8">et statu</text:span></text:span><text:span text:style-name="Default_20_Paragraph_20_Font"><text:span text:style-name="T1">s </text:span></text:span><text:span text:style-name="Default_20_Paragraph_20_Font"><text:span text:style-name="T8">et acce/sio-<text:line-break/>ne</text:span></text:span><text:span text:style-name="Default_20_Paragraph_20_Font"><text:span text:style-name="T1">s. </text:span></text:span><text:span text:style-name="Default_20_Paragraph_20_Font"><text:span text:style-name="T8">primu</text:span></text:span><text:span text:style-name="Default_20_Paragraph_20_Font"><text:span text:style-name="T1">m </text:span></text:span><text:span text:style-name="Default_20_Paragraph_20_Font"><text:span text:style-name="T8">en</text:span></text:span><text:span text:style-name="Default_20_Paragraph_20_Font"><text:span text:style-name="T1">im </text:span></text:span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ua quibu</text:span></text:span><text:span text:style-name="Default_20_Paragraph_20_Font"><text:span text:style-name="T1">s</text:span></text:span><text:span text:style-name="Default_20_Paragraph_20_Font"><text:span text:style-name="T8">dam</text:span></text:span><text:span text:style-name="Default_20_Paragraph_20_Font"><text:span text:style-name="T1"> i</text:span></text:span><text:span text:style-name="Default_20_Paragraph_20_Font"><text:span text:style-name="T8">nterdu</text:span></text:span><text:span text:style-name="Default_20_Paragraph_20_Font"><text:span text:style-name="T1">m </text:span></text:span><text:span text:style-name="Default_20_Paragraph_20_Font"><text:span text:style-name="T8">suci-<text:line-break/>p</text:span></text:span><text:span text:style-name="Default_20_Paragraph_20_Font"><text:span text:style-name="T1">i</text:span></text:span><text:span text:style-name="Default_20_Paragraph_20_Font"><text:span text:style-name="T8">en</text:span></text:span><text:span text:style-name="Default_20_Paragraph_20_Font"><text:span text:style-name="T1">s sto</text:span></text:span><text:span text:style-name="Default_20_Paragraph_20_Font"><text:span text:style-name="T8">ret ac viget max</text:span></text:span><text:span text:style-name="Default_20_Paragraph_20_Font"><text:span text:style-name="T1">i</text:span></text:span><text:span text:style-name="Default_20_Paragraph_20_Font"><text:span text:style-name="T8">me , atque saev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i</text:span></text:span><text:span text:style-name="Default_20_Paragraph_20_Font"><text:span text:style-name="T8">ngrave</text:span></text:span><text:span text:style-name="Default_20_Paragraph_20_Font"><text:span text:style-name="T1">s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t;<text:line-break/>c</text:span></text:span><text:span text:style-name="Default_20_Paragraph_20_Font"><text:span text:style-name="T1">i</text:span></text:span><text:span text:style-name="Default_20_Paragraph_20_Font"><text:span text:style-name="T8">rca</text:span></text:span><text:span text:style-name="Default_20_Paragraph_20_Font"><text:span text:style-name="T1"> 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um ver</text:span></text:span><text:span text:style-name="Default_20_Paragraph_20_Font"><text:span text:style-name="T1">o </text:span></text:span><text:span text:style-name="Default_20_Paragraph_20_Font"><text:span text:style-name="T8">ac stat</text:span></text:span><text:span text:style-name="Default_20_Paragraph_20_Font"><text:span text:style-name="T1">im </text:span></text:span><text:span text:style-name="Default_20_Paragraph_20_Font"><text:span text:style-name="T8">in</text:span></text:span><text:span text:style-name="Default_20_Paragraph_20_Font"><text:span text:style-name="T1"> /a</text:span></text:span><text:span text:style-name="Default_20_Paragraph_20_Font"><text:span text:style-name="T8">d</text:span></text:span><text:span text:style-name="Default_20_Paragraph_20_Font"><text:span text:style-name="T1">ici</text:span></text:span><text:span text:style-name="Default_20_Paragraph_20_Font"><text:span text:style-name="T8">o imm</text:span></text:span><text:span text:style-name="Default_20_Paragraph_20_Font"><text:span text:style-name="T1">i</text:span></text:span><text:span text:style-name="Default_20_Paragraph_20_Font"><text:span text:style-name="T8">nu</text:span></text:span><text:span text:style-name="Default_20_Paragraph_20_Font"><text:span text:style-name="T1">it</text:span></text:span><text:span text:style-name="Default_20_Paragraph_20_Font"><text:span text:style-name="T8">ur.<text:line-break/></text:span></text:span><text:span text:style-name="Default_20_Paragraph_20_Font"><text:span text:style-name="T1">N</text:span></text:span><text:span text:style-name="Default_20_Paragraph_20_Font"><text:span text:style-name="T8">onnu</text:span></text:span><text:span text:style-name="Default_20_Paragraph_20_Font"><text:span text:style-name="T1">llis </text:span></text:span><text:span text:style-name="Default_20_Paragraph_20_Font"><text:span text:style-name="T8">vero</text:span></text:span><text:span text:style-name="Default_20_Paragraph_20_Font"><text:span text:style-name="T1"> i</text:span></text:span><text:span text:style-name="Default_20_Paragraph_20_Font"><text:span text:style-name="T8">nterdum lev</text:span></text:span><text:span text:style-name="Default_20_Paragraph_20_Font"><text:span text:style-name="T1">i</text:span></text:span><text:span text:style-name="Default_20_Paragraph_20_Font"><text:span text:style-name="T8">ter ac la</text:span></text:span><text:span text:style-name="Default_20_Paragraph_20_Font"><text:span text:style-name="T1">t</text:span></text:span><text:span text:style-name="Default_20_Paragraph_20_Font"><text:span text:style-name="T8">enter</text:span></text:span><text:span text:style-name="Default_20_Paragraph_20_Font"><text:span text:style-name="T1"> i</text:span></text:span><text:span text:style-name="Default_20_Paragraph_20_Font"><text:span text:style-name="T8">ncipit, sed<text:line-break/></text:span></text:span><text:span text:style-name="Default_20_Paragraph_20_Font"><text:span text:style-name="T1">i</text:span></text:span><text:span text:style-name="Default_20_Paragraph_20_Font"><text:span text:style-name="T8">n 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s i</text:span></text:span><text:span text:style-name="Default_20_Paragraph_20_Font"><text:span text:style-name="T8">ncresc</text:span></text:span><text:span text:style-name="Default_20_Paragraph_20_Font"><text:span text:style-name="T1">i</text:span></text:span><text:span text:style-name="Default_20_Paragraph_20_Font"><text:span text:style-name="T8">t exacerba</text:span></text:span><text:span text:style-name="Default_20_Paragraph_20_Font"><text:span text:style-name="T1">t</text:span></text:span><text:span text:style-name="Default_20_Paragraph_20_Font"><text:span text:style-name="T8">urque ; sub jud</text:span></text:span><text:span text:style-name="Default_20_Paragraph_20_Font"><text:span text:style-name="T1">ic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ver</text:span></text:span><text:span text:style-name="Default_20_Paragraph_20_Font"><text:span text:style-name="T1">o </text:span></text:span><text:span text:style-name="Default_20_Paragraph_20_Font"><text:span text:style-name="T8">in<text:line-break/></text:span></text:span><text:span text:style-name="Default_20_Paragraph_20_Font"><text:span text:style-name="T1">i</text:span></text:span><text:span text:style-name="Default_20_Paragraph_20_Font"><text:span text:style-name="T8">psuque sedici</text:span></text:span><text:span text:style-name="Default_20_Paragraph_20_Font"><text:span text:style-name="T1">o </text:span></text:span><text:span text:style-name="Default_20_Paragraph_20_Font"><text:span text:style-name="T8">cumulatim e</text:span></text:span><text:span text:style-name="Default_20_Paragraph_20_Font"><text:span text:style-name="T1">mi</text:span></text:span><text:span text:style-name="Default_20_Paragraph_20_Font"><text:span text:style-name="T8">cat. </text:span></text:span><text:span text:style-name="Default_20_Paragraph_20_Font"><text:span text:style-name="T1">N</text:span></text:span><text:span text:style-name="Default_20_Paragraph_20_Font"><text:span text:style-name="T8">onnullis denique<text:line-break/>blande incip</text:span></text:span><text:span text:style-name="Default_20_Paragraph_20_Font"><text:span text:style-name="T1">i</text:span></text:span><text:span text:style-name="Default_20_Paragraph_20_Font"><text:span text:style-name="T8">en</text:span></text:span><text:span text:style-name="Default_20_Paragraph_20_Font"><text:span text:style-name="T1">s i</text:span></text:span><text:span text:style-name="Default_20_Paragraph_20_Font"><text:span text:style-name="T8">ncresc</text:span></text:span><text:span text:style-name="Default_20_Paragraph_20_Font"><text:span text:style-name="T1">i</text:span></text:span><text:span text:style-name="Default_20_Paragraph_20_Font"><text:span text:style-name="T8">t et exacerbatur et quadantenu</text:span></text:span><text:span text:style-name="Default_20_Paragraph_20_Font"><text:span text:style-name="T1">s<text:line-break/>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orem adep</text:span></text:span><text:span text:style-name="Default_20_Paragraph_20_Font"><text:span text:style-name="T1">t</text:span></text:span><text:span text:style-name="Default_20_Paragraph_20_Font"><text:span text:style-name="T8">a rursu</text:span></text:span><text:span text:style-name="Default_20_Paragraph_20_Font"><text:span text:style-name="T1">s </text:span></text:span><text:span text:style-name="Default_20_Paragraph_20_Font"><text:span text:style-name="T8">ad</text:span></text:span><text:span text:style-name="Default_20_Paragraph_20_Font"><text:span text:style-name="T1"> 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ium u</text:span></text:span><text:span text:style-name="Default_20_Paragraph_20_Font"><text:span text:style-name="T1">s</text:span></text:span><text:span text:style-name="Default_20_Paragraph_20_Font"><text:span text:style-name="T8">que et sub</text:span></text:span><text:span text:style-name="Default_20_Paragraph_20_Font"><text:span text:style-name="T1">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um<text:line-break/>su re</text:span></text:span><text:span text:style-name="Default_20_Paragraph_20_Font"><text:span text:style-name="T1">m</text:span></text:span><text:span text:style-name="Default_20_Paragraph_20_Font"><text:span text:style-name="T8">i</text:span></text:span><text:span text:style-name="Default_20_Paragraph_20_Font"><text:span text:style-name="T1">t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t. A</text:span></text:span><text:span text:style-name="Default_20_Paragraph_20_Font"><text:span text:style-name="T1">t</text:span></text:span><text:span text:style-name="Default_20_Paragraph_20_Font"><text:span text:style-name="T8">que haec in</text:span></text:span><text:span text:style-name="Default_20_Paragraph_20_Font"><text:span text:style-name="T1"> o</text:span></text:span><text:span text:style-name="Default_20_Paragraph_20_Font"><text:span text:style-name="T8">mne</text:span></text:span><text:span text:style-name="Default_20_Paragraph_20_Font"><text:span text:style-name="T1">m </text:span></text:span><text:span text:style-name="Default_20_Paragraph_20_Font"><text:span text:style-name="T8">febrem omnemque<text:line-break/>morbu</text:span></text:span><text:span text:style-name="Default_20_Paragraph_20_Font"><text:span text:style-name="T1">m </text:span></text:span><text:span text:style-name="Default_20_Paragraph_20_Font"><text:span text:style-name="T8">conc</text:span></text:span><text:span text:style-name="Default_20_Paragraph_20_Font"><text:span text:style-name="T1">i</text:span></text:span><text:span text:style-name="Default_20_Paragraph_20_Font"><text:span text:style-name="T8">dun</text:span></text:span><text:span text:style-name="Default_20_Paragraph_20_Font"><text:span text:style-name="T1">t.</text:span></text:span></text:p>
      <text:p text:style-name="P2"><text:span text:style-name="Default_20_Paragraph_20_Font"><text:span text:style-name="T1">Modos febrium interdum quidem mores vocitant, in-<text:line-break/>turdum vero differentiasac substantias. Hic autem fingu-<text:line-break/>larunt quae praedictae sunt subrium species eum scripsisse<text:line-break/>constat. Continuam igitur effatur nonnullis incipere qur-<text:line-break/>dem vehementissimam , fed paulatim adusque judicium<text:line-break/>imminui. Internum autem moderate incipere augerique<text:line-break/>paulatim adusque judicium, in. quo ait eam satis elucere;<text:line-break/>hae igitur contrarium inter fe judicium habent. Alium<text:line-break/>autem modum his tertium inesse profert ex ambobus com-<text:line-break/>positum, quum incipit quidem le</text:span></text:span><text:span text:style-name="Default_20_Paragraph_20_Font"><text:span text:style-name="T8">n</text:span></text:span><text:span text:style-name="Default_20_Paragraph_20_Font"><text:span text:style-name="T1">iter, aucta vero paula-<text:line-break/>tim et perfectam nacta magnitudinem, ad perfectam usque<text:line-break/>solutionem fele remittit.. Hos tres modos quidam arni-<text:line-break/>orantur Hippocratem dicere in continuis feb</text:span></text:span><text:span text:style-name="Default_20_Paragraph_20_Font"><text:span text:style-name="T8">r</text:span></text:span><text:span text:style-name="Default_20_Paragraph_20_Font"><text:span text:style-name="T1">ibus quae in<text:line-break/>orationis fine scripsit non intelligentes. Contingit autem<text:line-break/>haec fieri in omni febre et morbo. Quare non conti- -<text:line-break/>nuarum duntaxat, verum etiam omnium caeterarum fe-<text:line-break/>brium tum continuarum tum diuturnarum, praetereaque<text:line-break/>omnis alterius morbi tum acuti nimirum tum diuturn</text:span></text:span></text:p>
      <text:p text:style-name="P3"><text:span text:style-name="Default_20_Paragraph_20_Font"><text:span text:style-name="T1">eosdem ipfos modos tres esse pronunciat. Jam vero fym-<text:line-break/>plumata eadem ratione judrcantur omnia. Age vero de<text:line-break/>dolore id nobis perpendendum est. Is enim saepe quidem<text:line-break/>vehementissime invadit, paulatim autem ad perfectam fo-<text:line-break/>lotionem marcescit; interdum vero, ubi leniter incepit<text:line-break/>et ad vehementissimum paulatim auctus est, celerem habet<text:line-break/>accessionem. . Nonnunquam etiamnum a peracto vigore<text:line-break/>incrementi analogia pari tempore declinationem accipit.</text:span></text:span></text:p>
      <text:h text:style-name="Heading_20_2" text:outline-level="2"><text:span text:style-name="Default_20_Paragraph_20_Font">XI.</text:span></text:h>
      <text:p text:style-name="Normal"><text:span text:style-name="Default_20_Paragraph_20_Font"><text:span text:style-name="T8">Ex h</text:span></text:span><text:span text:style-name="Default_20_Paragraph_20_Font"><text:span text:style-name="T1">is </text:span></text:span><text:span text:style-name="Default_20_Paragraph_20_Font"><text:span text:style-name="T8">autem ducti</text:span></text:span><text:span text:style-name="Default_20_Paragraph_20_Font"><text:span text:style-name="T1">s sco</text:span></text:span><text:span text:style-name="Default_20_Paragraph_20_Font"><text:span text:style-name="T8">pis victu</text:span></text:span><text:span text:style-name="Default_20_Paragraph_20_Font"><text:span text:style-name="T1">s o</text:span></text:span><text:span text:style-name="Default_20_Paragraph_20_Font"><text:span text:style-name="T8">fferendu</text:span></text:span><text:span text:style-name="Default_20_Paragraph_20_Font"><text:span text:style-name="T1">s </text:span></text:span><text:span text:style-name="Default_20_Paragraph_20_Font"><text:span text:style-name="T8">est.</text:span></text:span></text:p>
      <text:p text:style-name="P1"><text:span text:style-name="Default_20_Paragraph_20_Font"><text:span text:style-name="T1">Praescium te vult esse motus morborum, ut conve-<text:line-break/>mentem ipsis victum exhibeas. Nos siquidem ad suturam<text:line-break/>morbi rigorem respicientes victus rationem praescribere<text:line-break/>oportet. In libro autem de acutorum victu et in apho-</text:span></text:span></text:p>
      <text:p text:style-name="P3"><text:span text:style-name="Default_20_Paragraph_20_Font"><text:span text:style-name="T1">rismis, quo pacto praedictos morborum modos praenoscere<text:line-break/>oporteat, ex his quoque lu prognosticum commentariis<text:line-break/>atque ex libris de crisibus per capita disces quae hoc in<text:line-break/>.libro scripsi ,. in primo hujus commentarii scripto textu.</text:span></text:span><text:span text:style-name="Default_20_Paragraph_20_Font"><text:span text:style-name="T8"><text:line-break/>Multa vero et alia praec</text:span></text:span><text:span text:style-name="Default_20_Paragraph_20_Font"><text:span text:style-name="T1">i</text:span></text:span><text:span text:style-name="Default_20_Paragraph_20_Font"><text:span text:style-name="T8">pua signa sunt h</text:span></text:span><text:span text:style-name="Default_20_Paragraph_20_Font"><text:span text:style-name="T1">i</text:span></text:span><text:span text:style-name="Default_20_Paragraph_20_Font"><text:span text:style-name="T8">s germana, de</text:span></text:span></text:p>
      <text:p text:style-name="P1"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par</text:span></text:span><text:span text:style-name="Default_20_Paragraph_20_Font"><text:span text:style-name="T1">tim </text:span></text:span><text:span text:style-name="Default_20_Paragraph_20_Font"><text:span text:style-name="T8">al</text:span></text:span><text:span text:style-name="Default_20_Paragraph_20_Font"><text:span text:style-name="T1">i</text:span></text:span><text:span text:style-name="Default_20_Paragraph_20_Font"><text:span text:style-name="T8">quand</text:span></text:span><text:span text:style-name="Default_20_Paragraph_20_Font"><text:span text:style-name="T1">o </text:span></text:span><text:span text:style-name="Default_20_Paragraph_20_Font"><text:span text:style-name="T8">scr</text:span></text:span><text:span text:style-name="Default_20_Paragraph_20_Font"><text:span text:style-name="T1">i</text:span></text:span><text:span text:style-name="Default_20_Paragraph_20_Font"><text:span text:style-name="T8">ptum est, part</text:span></text:span><text:span text:style-name="Default_20_Paragraph_20_Font"><text:span text:style-name="T1">i</text:span></text:span><text:span text:style-name="Default_20_Paragraph_20_Font"><text:span text:style-name="T8">m scribetur,<text:line-break/>ad quod rat</text:span></text:span><text:span text:style-name="Default_20_Paragraph_20_Font"><text:span text:style-name="T1">i</text:span></text:span><text:span text:style-name="Default_20_Paragraph_20_Font"><text:span text:style-name="T8">oc</text:span></text:span><text:span text:style-name="Default_20_Paragraph_20_Font"><text:span text:style-name="T1">i</text:span></text:span><text:span text:style-name="Default_20_Paragraph_20_Font"><text:span text:style-name="T8">nant</text:span></text:span><text:span text:style-name="Default_20_Paragraph_20_Font"><text:span text:style-name="T1">i </text:span></text:span><text:span text:style-name="Default_20_Paragraph_20_Font"><text:span text:style-name="T8">perpendendu</text:span></text:span><text:span text:style-name="Default_20_Paragraph_20_Font"><text:span text:style-name="T1">m </text:span></text:span><text:span text:style-name="Default_20_Paragraph_20_Font"><text:span text:style-name="T8">et considerandu</text:span></text:span><text:span text:style-name="Default_20_Paragraph_20_Font"><text:span text:style-name="T1">m </text:span></text:span><text:span text:style-name="Default_20_Paragraph_20_Font"><text:span text:style-name="T8">est,<text:line-break/>cu</text:span></text:span><text:span text:style-name="Default_20_Paragraph_20_Font"><text:span text:style-name="T1">i </text:span></text:span><text:span text:style-name="Default_20_Paragraph_20_Font"><text:span text:style-name="T8">horum acutu</text:span></text:span><text:span text:style-name="Default_20_Paragraph_20_Font"><text:span text:style-name="T1">s </text:span></text:span><text:span text:style-name="Default_20_Paragraph_20_Font"><text:span text:style-name="T8">ac le</text:span></text:span><text:span text:style-name="Default_20_Paragraph_20_Font"><text:span text:style-name="T1">t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i</text:span></text:span><text:span text:style-name="Default_20_Paragraph_20_Font"><text:span text:style-name="T1">s sit </text:span></text:span><text:span text:style-name="Default_20_Paragraph_20_Font"><text:span text:style-name="T8">morbu</text:span></text:span><text:span text:style-name="Default_20_Paragraph_20_Font"><text:span text:style-name="T1">s, </text:span></text:span><text:span text:style-name="Default_20_Paragraph_20_Font"><text:span text:style-name="T8">aut</text:span></text:span><text:span text:style-name="Default_20_Paragraph_20_Font"><text:span text:style-name="T1"> i</text:span></text:span><text:span text:style-name="Default_20_Paragraph_20_Font"><text:span text:style-name="T8">mpendeat,<text:line-break/>et cu</text:span></text:span><text:span text:style-name="Default_20_Paragraph_20_Font"><text:span text:style-name="T1">i </text:span></text:span><text:span text:style-name="Default_20_Paragraph_20_Font"><text:span text:style-name="T8">adh</text:span></text:span><text:span text:style-name="Default_20_Paragraph_20_Font"><text:span text:style-name="T1">i</text:span></text:span><text:span text:style-name="Default_20_Paragraph_20_Font"><text:span text:style-name="T8">bendu</text:span></text:span><text:span text:style-name="Default_20_Paragraph_20_Font"><text:span text:style-name="T1">s, </text:span></text:span><text:span text:style-name="Default_20_Paragraph_20_Font"><text:span text:style-name="T8">necne et quando et qua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t qu</text:span></text:span><text:span text:style-name="Default_20_Paragraph_20_Font"><text:span text:style-name="T1">i-<text:line-break/></text:span></text:span><text:span text:style-name="Default_20_Paragraph_20_Font"><text:span text:style-name="T8">na</text:span></text:span><text:span text:style-name="Default_20_Paragraph_20_Font"><text:span text:style-name="T1">m 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saturu</text:span></text:span><text:span text:style-name="Default_20_Paragraph_20_Font"><text:span text:style-name="T1">s </text:span></text:span><text:span text:style-name="Default_20_Paragraph_20_Font"><text:span text:style-name="T8">sit.</text:span></text:span></text:p>
      <text:p text:style-name="P1"><text:span text:style-name="Default_20_Paragraph_20_Font"><text:span text:style-name="T1">Quamquam multa a quibus praenotiones effici opor-<text:line-break/>tet praedixerit, alia tamen esse pronunciat et in pro-<text:line-break/>gnostico partim nimirum scripta, partim et scribenda.</text:span></text:span></text:p>
      <text:p text:style-name="P5"><text:span text:style-name="Default_20_Paragraph_20_Font"><text:span text:style-name="T8">Quae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</text:span></text:span><text:span text:style-name="Default_20_Paragraph_20_Font"><text:span text:style-name="T8">paribu</text:span></text:span><text:span text:style-name="Default_20_Paragraph_20_Font"><text:span text:style-name="T1">s </text:span></text:span><text:span text:style-name="Default_20_Paragraph_20_Font"><text:span text:style-name="T8">exacerbantur, ea paribu</text:span></text:span><text:span text:style-name="Default_20_Paragraph_20_Font"><text:span text:style-name="T1">s </text:span></text:span><text:span text:style-name="Default_20_Paragraph_20_Font"><text:span text:style-name="T8">sud</text:span></text:span><text:span text:style-name="Default_20_Paragraph_20_Font"><text:span text:style-name="T1">i</text:span></text:span><text:span text:style-name="Default_20_Paragraph_20_Font"><text:span text:style-name="T8">cantur,<text:line-break/>quoru</text:span></text:span><text:span text:style-name="Default_20_Paragraph_20_Font"><text:span text:style-name="T1">m </text:span></text:span><text:span text:style-name="Default_20_Paragraph_20_Font"><text:span text:style-name="T8">ver</text:span></text:span><text:span text:style-name="Default_20_Paragraph_20_Font"><text:span text:style-name="T1">o </text:span></text:span><text:span text:style-name="Default_20_Paragraph_20_Font"><text:span text:style-name="T8">acce/stone</text:span></text:span><text:span text:style-name="Default_20_Paragraph_20_Font"><text:span text:style-name="T1">r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im</text:span></text:span><text:span text:style-name="Default_20_Paragraph_20_Font"><text:span text:style-name="T8">paribu</text:span></text:span><text:span text:style-name="Default_20_Paragraph_20_Font"><text:span text:style-name="T1">s sta</text:span></text:span><text:span text:style-name="Default_20_Paragraph_20_Font"><text:span text:style-name="T8">nt,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<text:line-break/></text:span></text:span><text:span text:style-name="Default_20_Paragraph_20_Font"><text:span text:style-name="T8">impar</text:span></text:span><text:span text:style-name="Default_20_Paragraph_20_Font"><text:span text:style-name="T1">i</text:span></text:span><text:span text:style-name="Default_20_Paragraph_20_Font"><text:span text:style-name="T8">bus</text:span></text:span><text:span text:style-name="Default_20_Paragraph_20_Font"><text:span text:style-name="T1">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ntur.</text:span></text:span></text:p>
      <text:p text:style-name="P1"><text:span text:style-name="Default_20_Paragraph_20_Font"><text:span text:style-name="T1">Saepius a nobis dictum est in accessionibus fieri ju-<text:line-break/>dicia tum quod in his humores vehementer moveantur<text:line-break/>et. tamquam ferventes erumpant sanguinis profluvio aut<text:line-break/>sudoribus aut vomitionibus aut delectionibus aut haemor-<text:line-break/>rhoielibus. aut menstruo mulieribus, tum quod leo tempore<text:line-break/>natura ad ipsarum excretionem excitetur, quoque simul<text:line-break/>gravata et male affecta ad excernendum proritetur, item<text:line-break/>quod fusis ipsis magis pravorum humorum secretio expe-<text:line-break/>. ditior et judicatio facilior fiat.</text:span></text:span></text:p>
      <text:h text:style-name="Heading_20_2" text:outline-level="2"><text:span text:style-name="Default_20_Paragraph_20_Font">XIV.</text:span></text:h>
      <text:p text:style-name="P1"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rcui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autem diebu</text:span></text:span><text:span text:style-name="Default_20_Paragraph_20_Font"><text:span text:style-name="T1">s </text:span></text:span><text:span text:style-name="Default_20_Paragraph_20_Font"><text:span text:style-name="T8">p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i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n</text:span></text:span><text:span text:style-name="Default_20_Paragraph_20_Font"><text:span text:style-name="T1">ti</text:span></text:span><text:span text:style-name="Default_20_Paragraph_20_Font"><text:span text:style-name="T8">um pr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</text:span></text:span></text:p>
      <text:p text:style-name="P2"><text:span text:style-name="Default_20_Paragraph_20_Font"><text:span text:style-name="T8">decretor</text:span></text:span><text:span text:style-name="Default_20_Paragraph_20_Font"><text:span text:style-name="T1">i</text:span></text:span><text:span text:style-name="Default_20_Paragraph_20_Font"><text:span text:style-name="T8">us, quartus, sex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, </text:span></text:span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us, dec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s, </text:span></text:span><text:span text:style-name="Default_20_Paragraph_20_Font"><text:span text:style-name="T8">decimu</text:span></text:span><text:span text:style-name="Default_20_Paragraph_20_Font"><text:span text:style-name="T1">s<text:line-break/></text:span></text:span><text:span text:style-name="Default_20_Paragraph_20_Font"><text:span text:style-name="T8">quartu</text:span></text:span><text:span text:style-name="Default_20_Paragraph_20_Font"><text:span text:style-name="T1">s ,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gesimu</text:span></text:span><text:span text:style-name="Default_20_Paragraph_20_Font"><text:span text:style-name="T1">s </text:span></text:span><text:span text:style-name="Default_20_Paragraph_20_Font"><text:span text:style-name="T8">oc</text:span></text:span><text:span text:style-name="Default_20_Paragraph_20_Font"><text:span text:style-name="T1">t</text:span></text:span><text:span text:style-name="Default_20_Paragraph_20_Font"><text:span text:style-name="T8">avu</text:span></text:span><text:span text:style-name="Default_20_Paragraph_20_Font"><text:span text:style-name="T1">s , </text:span></text:span><text:span text:style-name="Default_20_Paragraph_20_Font"><text:span text:style-name="T8">trigesimu</text:span></text:span><text:span text:style-name="Default_20_Paragraph_20_Font"><text:span text:style-name="T1">s, </text:span></text:span><text:span text:style-name="Default_20_Paragraph_20_Font"><text:span text:style-name="T8">quadra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s<text:line-break/></text:span></text:span><text:span text:style-name="Default_20_Paragraph_20_Font"><text:span text:style-name="T8">octavu</text:span></text:span><text:span text:style-name="Default_20_Paragraph_20_Font"><text:span text:style-name="T1">s, </text:span></text:span><text:span text:style-name="Default_20_Paragraph_20_Font"><text:span text:style-name="T8">sexagesimu</text:span></text:span><text:span text:style-name="Default_20_Paragraph_20_Font"><text:span text:style-name="T1">s, o</text:span></text:span><text:span text:style-name="Default_20_Paragraph_20_Font"><text:span text:style-name="T8">ct</text:span></text:span><text:span text:style-name="Default_20_Paragraph_20_Font"><text:span text:style-name="T1">o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t cen</text:span></text:span><text:span text:style-name="Default_20_Paragraph_20_Font"><text:span text:style-name="T1">t</text:span></text:span><text:span text:style-name="Default_20_Paragraph_20_Font"><text:span text:style-name="T8">esimu</text:span></text:span><text:span text:style-name="Default_20_Paragraph_20_Font"><text:span text:style-name="T1">s. </text:span></text:span><text:span text:style-name="Default_20_Paragraph_20_Font"><text:span text:style-name="T8">Cir-<text:line-break/>cu</text:span></text:span><text:span text:style-name="Default_20_Paragraph_20_Font"><text:span text:style-name="T1">i</text:span></text:span><text:span text:style-name="Default_20_Paragraph_20_Font"><text:span text:style-name="T8">tuum vero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i</text:span></text:span><text:span text:style-name="Default_20_Paragraph_20_Font"><text:span text:style-name="T8">mparibu</text:span></text:span><text:span text:style-name="Default_20_Paragraph_20_Font"><text:span text:style-name="T1">s- i</text:span></text:span><text:span text:style-name="Default_20_Paragraph_20_Font"><text:span text:style-name="T8">udicant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pri</text:span></text:span><text:span text:style-name="Default_20_Paragraph_20_Font"><text:span text:style-name="T1">m</text:span></text:span><text:span text:style-name="Default_20_Paragraph_20_Font"><text:span text:style-name="T8">us est<text:line-break/>ter</text:span></text:span><text:span text:style-name="Default_20_Paragraph_20_Font"><text:span text:style-name="T1">t</text:span></text:span><text:span text:style-name="Default_20_Paragraph_20_Font"><text:span text:style-name="T8">iu</text:span></text:span><text:span text:style-name="Default_20_Paragraph_20_Font"><text:span text:style-name="T1">s ,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, </text:span></text:span><text:span text:style-name="Default_20_Paragraph_20_Font"><text:span text:style-name="T8">septimu</text:span></text:span><text:span text:style-name="Default_20_Paragraph_20_Font"><text:span text:style-name="T1">s ,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nu</text:span></text:span><text:span text:style-name="Default_20_Paragraph_20_Font"><text:span text:style-name="T1">s , </text:span></text:span><text:span text:style-name="Default_20_Paragraph_20_Font"><text:span text:style-name="T8">undec</text:span></text:span><text:span text:style-name="Default_20_Paragraph_20_Font"><text:span text:style-name="T1">im</text:span></text:span><text:span text:style-name="Default_20_Paragraph_20_Font"><text:span text:style-name="T8">u</text:span></text:span><text:span text:style-name="Default_20_Paragraph_20_Font"><text:span text:style-name="T1">s , </text:span></text:span><text:span text:style-name="Default_20_Paragraph_20_Font"><text:span text:style-name="T8">dec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s<text:line-break/></text:span></text:span><text:span text:style-name="Default_20_Paragraph_20_Font"><text:span text:style-name="T8">sept</text:span></text:span><text:span text:style-name="Default_20_Paragraph_20_Font"><text:span text:style-name="T1">i</text:span></text:span><text:span text:style-name="Default_20_Paragraph_20_Font"><text:span text:style-name="T8">mu</text:span></text:span><text:span text:style-name="Default_20_Paragraph_20_Font"><text:span text:style-name="T1">s, </text:span></text:span><text:span text:style-name="Default_20_Paragraph_20_Font"><text:span text:style-name="T8">primu</text:span></text:span><text:span text:style-name="Default_20_Paragraph_20_Font"><text:span text:style-name="T1">s </text:span></text:span><text:span text:style-name="Default_20_Paragraph_20_Font"><text:span text:style-name="T8">et v</text:span></text:span><text:span text:style-name="Default_20_Paragraph_20_Font"><text:span text:style-name="T1">i</text:span></text:span><text:span text:style-name="Default_20_Paragraph_20_Font"><text:span text:style-name="T8">gesimu</text:span></text:span><text:span text:style-name="Default_20_Paragraph_20_Font"><text:span text:style-name="T1">s, </text:span></text:span><text:span text:style-name="Default_20_Paragraph_20_Font"><text:span text:style-name="T8">sep</text:span></text:span><text:span text:style-name="Default_20_Paragraph_20_Font"><text:span text:style-name="T1">t</text:span></text:span><text:span text:style-name="Default_20_Paragraph_20_Font"><text:span text:style-name="T8">imu</text:span></text:span><text:span text:style-name="Default_20_Paragraph_20_Font"><text:span text:style-name="T1">s </text:span></text:span><text:span text:style-name="Default_20_Paragraph_20_Font"><text:span text:style-name="T8">et v</text:span></text:span><text:span text:style-name="Default_20_Paragraph_20_Font"><text:span text:style-name="T1">i</text:span></text:span><text:span text:style-name="Default_20_Paragraph_20_Font"><text:span text:style-name="T8">gesimu</text:span></text:span><text:span text:style-name="Default_20_Paragraph_20_Font"><text:span text:style-name="T1">s<text:line-break/></text:span></text:span><text:span text:style-name="Default_20_Paragraph_20_Font"><text:span text:style-name="T8">et tri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primu</text:span></text:span><text:span text:style-name="Default_20_Paragraph_20_Font"><text:span text:style-name="T1">s.</text:span></text:span></text:p>
      <text:p text:style-name="P1"><text:span text:style-name="Default_20_Paragraph_20_Font"><text:span text:style-name="T1">Non proprie mihi ridetur hic circuitus nomen ulur-<text:line-break/>pare. Nam dies ipsus in quibus fiunt jutlicia, omnes<text:line-break/>ordine descripsit, etiam in prognostico, qui quaternario<text:line-break/>numero fiunt circuitus, eos accurate percurrit. Quamobrem<text:line-break/>haec decretoriorum dierum speculationem inquirere vi-<text:line-break/>dentur. Primum itaque diem judicatorium parium die-<text:line-break/>rum quartum esse pronunciat, deinde sextum, mox<text:line-break/>in plurimis exemplaribus tum octavus tum decimus<text:line-break/>scriptus est; in quibusdam vero decimus quartus post </text:span></text:span><text:span text:style-name="Default_20_Paragraph_20_Font"><text:span text:style-name="T8">t</text:span></text:span><text:span text:style-name="Default_20_Paragraph_20_Font"><text:span text:style-name="T1">ex-<text:line-break/>tum ; delude vigesimus. Et post hunc in quibusdam<text:line-break/>vigesimus quartus, in nonnullis trigesimus quartus, ab<text:line-break/>hoc quadragesimus; fub quem sexagesimus, octogesimus</text:span></text:span></text:p>
      <text:p text:style-name="P23"><text:span text:style-name="Default_20_Paragraph_20_Font"><text:span text:style-name="T1">et centesimus. In morbis vero qui diebus imparibus ju-<text:line-break/>dicantur, primum ait circuitum esse, fed fatuus erat, ut<text:line-break/>diximus, non primum, fed tertium; deinde quintum, mox<text:line-break/></text:span></text:span><text:span text:style-name="Default_20_Paragraph_20_Font"><text:span text:style-name="T8">s</text:span></text:span><text:span text:style-name="Default_20_Paragraph_20_Font"><text:span text:style-name="T1">eptimum , deinde nonum, deinde undecimum, postea de-<text:line-break/>bimum feptimum, deinde primum et vigesimum, mox<text:line-break/>septimum et vigesimum, a quo primum et trigesimum. At<text:line-break/>a nobis demonstratum est in opere de diebus judicatoriis,<text:line-break/>omnium judicantium dierum validissimos esse qui et quar-<text:line-break/>tano et feptimano circuitu fiunt; moderatiores vero his<text:line-break/>esse, qui intercidunt, de quibus probabilis generationis<text:line-break/>gratia dicamus. Omnes itaque impares recte pronunciati<text:line-break/>fonti luter pares vero non .recte dixerunt vigesimum<text:line-break/>octavum et undecimum; nullo siquidem modo ipsi fiunt<text:line-break/>iudicatorii.</text:span></text:span></text:p>
      <text:h text:style-name="Heading_20_2" text:outline-level="2"><text:span text:style-name="Default_20_Paragraph_20_Font"><text:span text:style-name="T1">; u : : - Xv </text:span></text:span><text:span text:style-name="Default_20_Paragraph_20_Font"><text:span text:style-name="T8">N</text:span></text:span><text:span text:style-name="Default_20_Paragraph_20_Font"><text:span text:style-name="T1">A.::.</text:span></text:span></text:h>
      <text:p text:style-name="P24"><text:span text:style-name="Default_20_Paragraph_20_Font"><text:span text:style-name="T8">sc</text:span></text:span><text:span text:style-name="Default_20_Paragraph_20_Font"><text:span text:style-name="T1">i</text:span></text:span><text:span text:style-name="Default_20_Paragraph_20_Font"><text:span text:style-name="T8">re au</text:span></text:span><text:span text:style-name="Default_20_Paragraph_20_Font"><text:span text:style-name="T1">t</text:span></text:span><text:span text:style-name="Default_20_Paragraph_20_Font"><text:span text:style-name="T8">em opor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t </text:span></text:span><text:span text:style-name="Default_20_Paragraph_20_Font"><text:span text:style-name="T8">si al</text:span></text:span><text:span text:style-name="Default_20_Paragraph_20_Font"><text:span text:style-name="T1">it</text:span></text:span><text:span text:style-name="Default_20_Paragraph_20_Font"><text:span text:style-name="T8">er extra h</text:span></text:span><text:span text:style-name="Default_20_Paragraph_20_Font"><text:span text:style-name="T1">os </text:span></text:span><text:span text:style-name="Default_20_Paragraph_20_Font"><text:span text:style-name="T8">praescr</text:span></text:span><text:span text:style-name="Default_20_Paragraph_20_Font"><text:span text:style-name="T1">i</text:span></text:span><text:span text:style-name="Default_20_Paragraph_20_Font"><text:span text:style-name="T8">pto</text:span></text:span><text:span text:style-name="Default_20_Paragraph_20_Font"><text:span text:style-name="T1">s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s<text:line-break/>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stat, re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va</text:span></text:span><text:span text:style-name="Default_20_Paragraph_20_Font"><text:span text:style-name="T1">s </text:span></text:span><text:span text:style-name="Default_20_Paragraph_20_Font"><text:span text:style-name="T8">sare portend</text:span></text:span><text:span text:style-name="Default_20_Paragraph_20_Font"><text:span text:style-name="T1">i, </text:span></text:span><text:span text:style-name="Default_20_Paragraph_20_Font"><text:span text:style-name="T8">le</text:span></text:span><text:span text:style-name="Default_20_Paragraph_20_Font"><text:span text:style-name="T1">i</text:span></text:span><text:span text:style-name="Default_20_Paragraph_20_Font"><text:span text:style-name="T8">alesque</text:span></text:span><text:span text:style-name="Default_20_Paragraph_20_Font"><text:span text:style-name="T1"> i</text:span></text:span><text:span text:style-name="Default_20_Paragraph_20_Font"><text:span text:style-name="T8">nor-<text:line-break/>bos</text:span></text:span><text:span text:style-name="Default_20_Paragraph_20_Font"><text:span text:style-name="T1"> o</text:span></text:span><text:span text:style-name="Default_20_Paragraph_20_Font"><text:span text:style-name="T8">b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iri.</text:span></text:span></text:p>
      <text:p text:style-name="P2"><text:span text:style-name="Default_20_Paragraph_20_Font"><text:span text:style-name="T1">Praedictos dies bene et firmiter judicare tum judica-<text:line-break/>tos morbos prorsirs esse firmos , fieri tamen nonnunquam<text:line-break/>exitiales illis commentariis demonstratum esu</text:span></text:span></text:p>
      <text:h text:style-name="Heading_20_2" text:outline-level="2"><text:span text:style-name="Default_20_Paragraph_20_Font">XVI.</text:span></text:h>
      <text:p text:style-name="P4"><text:span text:style-name="Default_20_Paragraph_20_Font"><text:span text:style-name="T8">A</text:span></text:span><text:span text:style-name="Default_20_Paragraph_20_Font"><text:span text:style-name="T1">t </text:span></text:span><text:span text:style-name="Default_20_Paragraph_20_Font"><text:span text:style-name="T8">an</text:span></text:span><text:span text:style-name="Default_20_Paragraph_20_Font"><text:span text:style-name="T1">i</text:span></text:span><text:span text:style-name="Default_20_Paragraph_20_Font"><text:span text:style-name="T8">madvertere et nosse oportet h</text:span></text:span><text:span text:style-name="Default_20_Paragraph_20_Font"><text:span text:style-name="T1">is</text:span></text:span><text:span text:style-name="Default_20_Paragraph_20_Font"><text:span text:style-name="T8">ce temp</text:span></text:span><text:span text:style-name="Default_20_Paragraph_20_Font"><text:span text:style-name="T1">o</text:span></text:span><text:span text:style-name="Default_20_Paragraph_20_Font"><text:span text:style-name="T8">ribu</text:span></text:span><text:span text:style-name="Default_20_Paragraph_20_Font"><text:span text:style-name="T1">s </text:span></text:span><text:span text:style-name="Default_20_Paragraph_20_Font"><text:span text:style-name="T8">satu-<text:line-break/>ra</text:span></text:span><text:span text:style-name="Default_20_Paragraph_20_Font"><text:span text:style-name="T1">s </text:span></text:span><text:span text:style-name="Default_20_Paragraph_20_Font"><text:span text:style-name="T8">ad salu</text:span></text:span><text:span text:style-name="Default_20_Paragraph_20_Font"><text:span text:style-name="T1">t</text:span></text:span><text:span text:style-name="Default_20_Paragraph_20_Font"><text:span text:style-name="T8">em aut pern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em iud</text:span></text:span><text:span text:style-name="Default_20_Paragraph_20_Font"><text:span text:style-name="T1">i</text:span></text:span><text:span text:style-name="Default_20_Paragraph_20_Font"><text:span text:style-name="T8">cati</text:span></text:span><text:span text:style-name="Default_20_Paragraph_20_Font"><text:span text:style-name="T1">o</text:span></text:span><text:span text:style-name="Default_20_Paragraph_20_Font"><text:span text:style-name="T8">ne</text:span></text:span><text:span text:style-name="Default_20_Paragraph_20_Font"><text:span text:style-name="T1">s, </text:span></text:span><text:span text:style-name="Default_20_Paragraph_20_Font"><text:span text:style-name="T8">vel in me-<text:line-break/>l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aut deteriu</text:span></text:span><text:span text:style-name="Default_20_Paragraph_20_Font"><text:span text:style-name="T1">s </text:span></text:span><text:span text:style-name="Default_20_Paragraph_20_Font"><text:span text:style-name="T8">propensione</text:span></text:span><text:span text:style-name="Default_20_Paragraph_20_Font"><text:span text:style-name="T1">s.</text:span></text:span></text:p>
      <text:p text:style-name="P1"><text:span text:style-name="Default_20_Paragraph_20_Font"><text:span text:style-name="T1">Hac in oratione quod ex iudicationis nomine ligurii-<text:line-break/>eatur declaravit, quod quis concisa oratione dixerit cele-<text:line-break/>rem morbi mutationem. Quod autem quatuor modis mu-<text:line-break/>tatio fiat, ipsi- declaravit, nempe ad salutem aut mortem<text:line-break/>aut propensionem ad melius vel deterius insignem scilicet.<text:line-break/>Praetermisit autem vocabulum insignem, quod in com-<text:line-break/>muui iudicationis dictione contineatur.</text:span></text:span></text:p>
      <text:h text:style-name="P29" text:outline-level="2"><text:span text:style-name="Default_20_Paragraph_20_Font">XVH.</text:span></text:h>
      <text:p text:style-name="P4"><text:span text:style-name="Default_20_Paragraph_20_Font"><text:span text:style-name="T8">Erra</text:span></text:span><text:span text:style-name="Default_20_Paragraph_20_Font"><text:span text:style-name="T1">t</text:span></text:span><text:span text:style-name="Default_20_Paragraph_20_Font"><text:span text:style-name="T8">icae den</text:span></text:span><text:span text:style-name="Default_20_Paragraph_20_Font"><text:span text:style-name="T1">i</text:span></text:span><text:span text:style-name="Default_20_Paragraph_20_Font"><text:span text:style-name="T8">que febres et quar</text:span></text:span><text:span text:style-name="Default_20_Paragraph_20_Font"><text:span text:style-name="T1">t</text:span></text:span><text:span text:style-name="Default_20_Paragraph_20_Font"><text:span text:style-name="T8">anae, q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anae, scp</text:span></text:span><text:span text:style-name="Default_20_Paragraph_20_Font"><text:span text:style-name="T1">ti-<text:line-break/>m</text:span></text:span><text:span text:style-name="Default_20_Paragraph_20_Font"><text:span text:style-name="T8">anae et nonanus qu</text:span></text:span><text:span text:style-name="Default_20_Paragraph_20_Font"><text:span text:style-name="T1">i</text:span></text:span><text:span text:style-name="Default_20_Paragraph_20_Font"><text:span text:style-name="T8">bus c</text:span></text:span><text:span text:style-name="Default_20_Paragraph_20_Font"><text:span text:style-name="T1">i</text:span></text:span><text:span text:style-name="Default_20_Paragraph_20_Font"><text:span text:style-name="T8">rcu</text:span></text:span><text:span text:style-name="Default_20_Paragraph_20_Font"><text:span text:style-name="T1">iti</text:span></text:span><text:span text:style-name="Default_20_Paragraph_20_Font"><text:span text:style-name="T8">bu</text:span></text:span><text:span text:style-name="Default_20_Paragraph_20_Font"><text:span text:style-name="T1">s sustine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ur, expl</text:span></text:span><text:span text:style-name="Default_20_Paragraph_20_Font"><text:span text:style-name="T1">o-<text:line-break/></text:span></text:span><text:span text:style-name="Default_20_Paragraph_20_Font"><text:span text:style-name="T8">randum est.</text:span></text:span></text:p>
      <text:p text:style-name="P1"><text:span text:style-name="Default_20_Paragraph_20_Font"><text:span text:style-name="T1">At de his in prognostico minime disserit. Ete</text:span></text:span><text:span text:style-name="Default_20_Paragraph_20_Font"><text:span text:style-name="T8">n</text:span></text:span><text:span text:style-name="Default_20_Paragraph_20_Font"><text:span text:style-name="T1">im<text:line-break/>erraticae singulas accessiones inordinatas habent, signis ta-<text:line-break/>men per judicatorios dies apparentibus, earum judicatio<text:line-break/>praenoscitur. De circuitibus ad integritatem desinentibus,<text:line-break/>. quales tertianarum et quartanarum a plerisque medicorum<text:line-break/>demonstratum est theorema incognitum, quod femper in<text:line-break/>aegris expetii sumus. Non enim primis a principio die-<text:line-break/>.bus mentem attendere. oportet, neque hos simpliciter<text:line-break/>deinceps commemorare, fed accessiones, ut de tertiana<text:line-break/>exquisita in aphorismis ipsa dixit: </text:span></text:span><text:span text:style-name="Default_20_Paragraph_20_Font"><text:span text:style-name="T8">tert</text:span></text:span><text:span text:style-name="Default_20_Paragraph_20_Font"><text:span text:style-name="T1">i</text:span></text:span><text:span text:style-name="Default_20_Paragraph_20_Font"><text:span text:style-name="T8">ana exqu</text:span></text:span><text:span text:style-name="Default_20_Paragraph_20_Font"><text:span text:style-name="T1">isit</text:span></text:span><text:span text:style-name="Default_20_Paragraph_20_Font"><text:span text:style-name="T8">a se-<text:line-break/>p</text:span></text:span><text:span text:style-name="Default_20_Paragraph_20_Font"><text:span text:style-name="T1">t</text:span></text:span><text:span text:style-name="Default_20_Paragraph_20_Font"><text:span text:style-name="T8">em c</text:span></text:span><text:span text:style-name="Default_20_Paragraph_20_Font"><text:span text:style-name="T1">i</text:span></text:span><text:span text:style-name="Default_20_Paragraph_20_Font"><text:span text:style-name="T8">rcu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ut long</text:span></text:span><text:span text:style-name="Default_20_Paragraph_20_Font"><text:span text:style-name="T1">issim</text:span></text:span><text:span text:style-name="Default_20_Paragraph_20_Font"><text:span text:style-name="T8">u</text:span></text:span><text:span text:style-name="Default_20_Paragraph_20_Font"><text:span text:style-name="T1">m i</text:span></text:span><text:span text:style-name="Default_20_Paragraph_20_Font"><text:span text:style-name="T8">udica</text:span></text:span><text:span text:style-name="Default_20_Paragraph_20_Font"><text:span text:style-name="T1">t</text:span></text:span><text:span text:style-name="Default_20_Paragraph_20_Font"><text:span text:style-name="T8">ur. </text:span></text:span><text:span text:style-name="Default_20_Paragraph_20_Font"><text:span text:style-name="T1">Nam ut haec<text:line-break/>feptem circuitibus judicatur, eadem ratione esta quidem</text:span></text:span></text:p>
      <text:p text:style-name="P3"><text:span text:style-name="Default_20_Paragraph_20_Font"><text:span text:style-name="T1">novem circuitibus, alia vero undecim, et ita deinceps<text:line-break/>pro judicantium dierum numero. Atque de quartanis<text:line-break/>eadem est ratio. In prognostieo namque dicit : quartana-<text:line-break/>rum status eo procedit ordine. Quum autem ego theo-<text:line-break/>riam hanc inEudemo philosopho praedixissem tribus quar-<text:line-break/>tonis affecto, unam quidem ex ipsis primum desinere, quae<text:line-break/>certis diebus invaderet et post totidem circuitus; ubi vero<text:line-break/>haec fedata est, fecundam aliam tertio die, deinde et ter-<text:line-break/>fiam similiter p</text:span></text:span><text:span text:style-name="Default_20_Paragraph_20_Font"><text:span text:style-name="T8">r</text:span></text:span><text:span text:style-name="Default_20_Paragraph_20_Font"><text:span text:style-name="T1">aenunciassem me haec dicere ex divina-<text:line-break/>tioue asserebant et non ex medica speculatione, quam-<text:line-break/>quam vates numquam Romae vidissent recte in aegris<text:line-break/>praedixisse. De caeterarum enim urbium incolis nullum<text:line-break/>feci periculum. Dei autem gratia denunciamus nos in<text:line-break/>nulla unquam praedictione frustratos esse. Quod si tu in<text:line-break/>his quae de judicationibus enarrata sunt te exercueris,<text:line-break/>tum Hippocrate tum artu dignus eris. Haec quidem obi-<text:line-break/>ter a me dicta funi ; atqui ad prae</text:span></text:span><text:span text:style-name="Default_20_Paragraph_20_Font"><text:span text:style-name="T8">t</text:span></text:span><text:span text:style-name="Default_20_Paragraph_20_Font"><text:span text:style-name="T1">entum explicationem</text:span></text:span></text:p>
      <text:p text:style-name="P3"><text:span text:style-name="Default_20_Paragraph_20_Font"><text:span text:style-name="T1">rursum procedamus. Quemadmodum - e</text:span></text:span><text:span text:style-name="Default_20_Paragraph_20_Font"><text:span text:style-name="T8">n</text:span></text:span><text:span text:style-name="Default_20_Paragraph_20_Font"><text:span text:style-name="T1">im in prognostico<text:line-break/>de diebus judicatoriis, . sic etiam de circuitibus omnem<text:line-break/>orationem accurate definivit; Nusquam tamen, neque in<text:line-break/>prognostico solum, imo neque in aphorismis quintani vel<text:line-break/>septimani vel nonani meminit. Enimvero quum in pro-<text:line-break/>gnostico dixisset: quartanarum status eo procedit ordine.<text:line-break/>et in aphorismis: tertiana exquisita septem circuitibus<text:line-break/>judicatur , poterat quoque ipsa de quintana et septimana<text:line-break/>et nonana eandem orationem fecisse sus ita scriptis. Fit<text:line-break/>autem et quartanarum status eodem modo et quintanarum<text:line-break/>et septimanarum et nonarum ex eo ordine.</text:span></text:span></text:p>
      <text:p text:style-name="P1"><text:span text:style-name="Default_20_Paragraph_20_Font"><text:span text:style-name="T1">Ante particularem aegrorum explanationem fatuis esse<text:line-break/>mihi videtur tum perspicuitatis tum brevitatis gratia com-<text:line-break/>munem quandam de iis omnibus orationem facere. A<text:line-break/>me demonstratum est tum aliis lu operibus tum in me-<text:line-break/>deusti methodo duplicem eorum quae investigantur in-</text:span></text:span></text:p>
      <text:p text:style-name="P3"><text:span text:style-name="Default_20_Paragraph_20_Font"><text:span text:style-name="T1">ventionem esse : unam quidem quae ratione ad notitiam<text:line-break/>pervenit tum universalis tum communis cuiuscunque par-<text:line-break/>ticularis speciei ; alteram vero quae per particula</text:span></text:span><text:span text:style-name="Default_20_Paragraph_20_Font"><text:span text:style-name="T8">r</text:span></text:span><text:span text:style-name="Default_20_Paragraph_20_Font"><text:span text:style-name="T1">ia ad<text:line-break/>commune ac universale pervenit. Atque haec quidem<text:line-break/>complere universale; opera vero artificum ex individuis<text:line-break/>speciebus fieri ; opus autem esse in his exercitatione ei<text:line-break/>qui prius universale invenit. Praeterea et ad. universalem<text:line-break/>affirmationem utilia esse particularia. Sunt autem ad disci-<text:line-break/>pulorum captum haec veluti exempla universalium ipsis<text:line-break/>institutorum theorematum. ob id et ego in omnibus quos<text:line-break/>feci tractatibus non universalia duntaxat , verum etiam<text:line-break/>particularia percurri, ex libris Hippocrate ao praecipue<text:line-break/>epidemiorum orationes annotans, in quibus omnia expo-<text:line-break/>fui , quae ab initio adusque finem aegris oborta funi. In<text:line-break/>libris itaque de spirandi difficultate omnes percurri,<text:line-break/>qui in epidemiis difficile spiraverunt, in libris de<text:line-break/>diebus judicatoriis judicatos, atque eodem modo in<text:line-break/>caeteris. Quare neque prolixiori explicatione opus. sue-</text:span></text:span></text:p>
      <text:p text:style-name="P3"><text:span text:style-name="Default_20_Paragraph_20_Font"><text:span text:style-name="T1">rit ad artis opera properare volentibus. Sed quia con-<text:line-break/>textus quidam Hippocratis iuterjacent obscuriores, propter-<text:line-break/>ea mihr satius visum est tales quoque commentarios di-<text:line-break/>lucidos construere. Nam si symptomatum omnium quae<text:line-break/>singulis morbis accidisse narrat vel totam naturam vel<text:line-break/>causas generationis dixero , tractatus omnes a me factos<text:line-break/>huc transferre et in singulos aegrotos unum librum scribere<text:line-break/>periclitabor. Quodsi eorum quae lu prognostico unrver-<text:line-break/>saliter scripta funi, sula exempla nunc iudicavero, omnem<text:line-break/>disciplinam ad opera a me scripta remittens, concisam.<text:line-break/>spero fore orationem.</text:span></text:span></text:p>
      <text:p text:style-name="Normal"><text:span text:style-name="Default_20_Paragraph_20_Font"><text:span text:style-name="T8">Qui ph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scus prope mo</text:span></text:span><text:span text:style-name="Default_20_Paragraph_20_Font"><text:span text:style-name="T1">e</text:span></text:span><text:span text:style-name="Default_20_Paragraph_20_Font"><text:span text:style-name="T8">nia hab</text:span></text:span><text:span text:style-name="Default_20_Paragraph_20_Font"><text:span text:style-name="T1">i</text:span></text:span><text:span text:style-name="Default_20_Paragraph_20_Font"><text:span text:style-name="T8">tabat. decubu</text:span></text:span><text:span text:style-name="Default_20_Paragraph_20_Font"><text:span text:style-name="T1">i</text:span></text:span><text:span text:style-name="Default_20_Paragraph_20_Font"><text:span text:style-name="T8">t. pr</text:span></text:span><text:span text:style-name="Default_20_Paragraph_20_Font"><text:span text:style-name="T1">imo</text:span></text:span></text:p>
      <text:p text:style-name="Normal"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fabr</text:span></text:span><text:span text:style-name="Default_20_Paragraph_20_Font"><text:span text:style-name="T1">is </text:span></text:span><text:span text:style-name="Default_20_Paragraph_20_Font"><text:span text:style-name="T8">acuta, n</text:span></text:span><text:span text:style-name="Default_20_Paragraph_20_Font"><text:span text:style-name="T1">o</text:span></text:span><text:span text:style-name="Default_20_Paragraph_20_Font"><text:span text:style-name="T8">c</text:span></text:span><text:span text:style-name="Default_20_Paragraph_20_Font"><text:span text:style-name="T1">t</text:span></text:span><text:span text:style-name="Default_20_Paragraph_20_Font"><text:span text:style-name="T8">u laboriose sudav</text:span></text:span><text:span text:style-name="Default_20_Paragraph_20_Font"><text:span text:style-name="T1">i</text:span></text:span><text:span text:style-name="Default_20_Paragraph_20_Font"><text:span text:style-name="T8">t. secundo<text:line-break/>omn</text:span></text:span><text:span text:style-name="Default_20_Paragraph_20_Font"><text:span text:style-name="T1">i</text:span></text:span><text:span text:style-name="Default_20_Paragraph_20_Font"><text:span text:style-name="T8">a exacerbata sunt; vesperi ab</text:span></text:span><text:span text:style-name="Default_20_Paragraph_20_Font"><text:span text:style-name="T1"> i</text:span></text:span><text:span text:style-name="Default_20_Paragraph_20_Font"><text:span text:style-name="T8">nsecto cl</text:span></text:span><text:span text:style-name="Default_20_Paragraph_20_Font"><text:span text:style-name="T1">y</text:span></text:span><text:span text:style-name="Default_20_Paragraph_20_Font"><text:span text:style-name="T8">stere belle<text:line-break/>habu</text:span></text:span><text:span text:style-name="Default_20_Paragraph_20_Font"><text:span text:style-name="T1">i</text:span></text:span><text:span text:style-name="Default_20_Paragraph_20_Font"><text:span text:style-name="T8">t, noc</text:span></text:span><text:span text:style-name="Default_20_Paragraph_20_Font"><text:span text:style-name="T1">t</text:span></text:span><text:span text:style-name="Default_20_Paragraph_20_Font"><text:span text:style-name="T8">e qu</text:span></text:span><text:span text:style-name="Default_20_Paragraph_20_Font"><text:span text:style-name="T1">i</text:span></text:span><text:span text:style-name="Default_20_Paragraph_20_Font"><text:span text:style-name="T8">ev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T</text:span></text:span><text:span text:style-name="Default_20_Paragraph_20_Font"><text:span text:style-name="T8">ert</text:span></text:span><text:span text:style-name="Default_20_Paragraph_20_Font"><text:span text:style-name="T1">i</text:span></text:span><text:span text:style-name="Default_20_Paragraph_20_Font"><text:span text:style-name="T8">o mane et ad meri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</text:span></text:span></text:p>
      <text:p text:style-name="P2"><text:span text:style-name="Default_20_Paragraph_20_Font"><text:span text:style-name="T8">usque a febre liber esse v</text:span></text:span><text:span text:style-name="Default_20_Paragraph_20_Font"><text:span text:style-name="T1">i</text:span></text:span><text:span text:style-name="Default_20_Paragraph_20_Font"><text:span text:style-name="T8">sus est,. ad vespera</text:span></text:span><text:span text:style-name="Default_20_Paragraph_20_Font"><text:span text:style-name="T1">m </text:span></text:span><text:span text:style-name="Default_20_Paragraph_20_Font"><text:span text:style-name="T8">vero<text:line-break/>febr</text:span></text:span><text:span text:style-name="Default_20_Paragraph_20_Font"><text:span text:style-name="T1">is </text:span></text:span><text:span text:style-name="Default_20_Paragraph_20_Font"><text:span text:style-name="T8">acuta</text:span></text:span><text:span text:style-name="Default_20_Paragraph_20_Font"><text:span text:style-name="T1"> i</text:span></text:span><text:span text:style-name="Default_20_Paragraph_20_Font"><text:span text:style-name="T8">nvasit cum sud</text:span></text:span><text:span text:style-name="Default_20_Paragraph_20_Font"><text:span text:style-name="T1">o</text:span></text:span><text:span text:style-name="Default_20_Paragraph_20_Font"><text:span text:style-name="T8">re , siticu</text:span></text:span><text:span text:style-name="Default_20_Paragraph_20_Font"><text:span text:style-name="T1">l</text:span></text:span><text:span text:style-name="Default_20_Paragraph_20_Font"><text:span text:style-name="T8">osu</text:span></text:span><text:span text:style-name="Default_20_Paragraph_20_Font"><text:span text:style-name="T1">s </text:span></text:span><text:span text:style-name="Default_20_Paragraph_20_Font"><text:span text:style-name="T8">suit, </text:span></text:span><text:span text:style-name="Default_20_Paragraph_20_Font"><text:span text:style-name="T1">li</text:span></text:span><text:span text:style-name="Default_20_Paragraph_20_Font"><text:span text:style-name="T8">t</text:span></text:span><text:span text:style-name="Default_20_Paragraph_20_Font"><text:span text:style-name="T1">i-<text:line-break/></text:span></text:span><text:span text:style-name="Default_20_Paragraph_20_Font"><text:span text:style-name="T8">gua</text:span></text:span><text:span text:style-name="Default_20_Paragraph_20_Font"><text:span text:style-name="T1"> i</text:span></text:span><text:span text:style-name="Default_20_Paragraph_20_Font"><text:span text:style-name="T8">naruit, n</text:span></text:span><text:span text:style-name="Default_20_Paragraph_20_Font"><text:span text:style-name="T1">i</text:span></text:span><text:span text:style-name="Default_20_Paragraph_20_Font"><text:span text:style-name="T8">grum m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a</text:span></text:span><text:span text:style-name="Default_20_Paragraph_20_Font"><text:span text:style-name="T8">nt, noc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 i</text:span></text:span><text:span text:style-name="Default_20_Paragraph_20_Font"><text:span text:style-name="T8">ac</text:span></text:span><text:span text:style-name="Default_20_Paragraph_20_Font"><text:span text:style-name="T1">t</text:span></text:span><text:span text:style-name="Default_20_Paragraph_20_Font"><text:span text:style-name="T8">aba</text:span></text:span><text:span text:style-name="Default_20_Paragraph_20_Font"><text:span text:style-name="T1">t</text:span></text:span><text:span text:style-name="Default_20_Paragraph_20_Font"><text:span text:style-name="T8">ur, non dor-<text:line-break/>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t </text:span></text:span><text:span text:style-name="Default_20_Paragraph_20_Font"><text:span text:style-name="T8">prorsu</text:span></text:span><text:span text:style-name="Default_20_Paragraph_20_Font"><text:span text:style-name="T1">s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. Quar</text:span></text:span><text:span text:style-name="Default_20_Paragraph_20_Font"><text:span text:style-name="T1">to </text:span></text:span><text:span text:style-name="Default_20_Paragraph_20_Font"><text:span text:style-name="T8">autem omn</text:span></text:span><text:span text:style-name="Default_20_Paragraph_20_Font"><text:span text:style-name="T1">i</text:span></text:span><text:span text:style-name="Default_20_Paragraph_20_Font"><text:span text:style-name="T8">a pr</text:span></text:span><text:span text:style-name="Default_20_Paragraph_20_Font"><text:span text:style-name="T1">o</text:span></text:span><text:span text:style-name="Default_20_Paragraph_20_Font"><text:span text:style-name="T8">ritata<text:line-break/>sunt, urinae n</text:span></text:span><text:span text:style-name="Default_20_Paragraph_20_Font"><text:span text:style-name="T1">i</text:span></text:span><text:span text:style-name="Default_20_Paragraph_20_Font"><text:span text:style-name="T8">grae, nox toleratu fac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r , urinae me-<text:line-break/>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coloratae. Quint</text:span></text:span><text:span text:style-name="Default_20_Paragraph_20_Font"><text:span text:style-name="T1">o </text:span></text:span><text:span text:style-name="Default_20_Paragraph_20_Font"><text:span text:style-name="T8">c</text:span></text:span><text:span text:style-name="Default_20_Paragraph_20_Font"><text:span text:style-name="T1">ir</text:span></text:span><text:span text:style-name="Default_20_Paragraph_20_Font"><text:span text:style-name="T8">ca</text:span></text:span><text:span text:style-name="Default_20_Paragraph_20_Font"><text:span text:style-name="T1"> m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m paucum e nar</text:span></text:span><text:span text:style-name="Default_20_Paragraph_20_Font"><text:span text:style-name="T1">i-<text:line-break/></text:span></text:span><text:span text:style-name="Default_20_Paragraph_20_Font"><text:span text:style-name="T8">bu</text:span></text:span><text:span text:style-name="Default_20_Paragraph_20_Font"><text:span text:style-name="T1">s sti</text:span></text:span><text:span text:style-name="Default_20_Paragraph_20_Font"><text:span text:style-name="T8">llavit sincerum ; ur</text:span></text:span><text:span text:style-name="Default_20_Paragraph_20_Font"><text:span text:style-name="T1">i</text:span></text:span><text:span text:style-name="Default_20_Paragraph_20_Font"><text:span text:style-name="T8">nae variae quibu</text:span></text:span><text:span text:style-name="Default_20_Paragraph_20_Font"><text:span text:style-name="T1">s </text:span></text:span><text:span text:style-name="Default_20_Paragraph_20_Font"><text:span text:style-name="T8">inerant enae-<text:line-break/>cremata, rotunda, gen</text:span></text:span><text:span text:style-name="Default_20_Paragraph_20_Font"><text:span text:style-name="T1">i</text:span></text:span><text:span text:style-name="Default_20_Paragraph_20_Font"><text:span text:style-name="T8">turae si</text:span></text:span><text:span text:style-name="Default_20_Paragraph_20_Font"><text:span text:style-name="T1">m</text:span></text:span><text:span text:style-name="Default_20_Paragraph_20_Font"><text:span text:style-name="T8">ilia, quae d</text:span></text:span><text:span text:style-name="Default_20_Paragraph_20_Font"><text:span text:style-name="T1">i</text:span></text:span><text:span text:style-name="Default_20_Paragraph_20_Font"><text:span text:style-name="T8">sperse n</text:span></text:span><text:span text:style-name="Default_20_Paragraph_20_Font"><text:span text:style-name="T1">o</text:span></text:span><text:span text:style-name="Default_20_Paragraph_20_Font"><text:span text:style-name="T8">n<text:line-break/>subsidebant,. Hu</text:span></text:span><text:span text:style-name="Default_20_Paragraph_20_Font"><text:span text:style-name="T1">i</text:span></text:span><text:span text:style-name="Default_20_Paragraph_20_Font"><text:span text:style-name="T8">c supp</text:span></text:span><text:span text:style-name="Default_20_Paragraph_20_Font"><text:span text:style-name="T1">osit</text:span></text:span><text:span text:style-name="Default_20_Paragraph_20_Font"><text:span text:style-name="T8">a g</text:span></text:span><text:span text:style-name="Default_20_Paragraph_20_Font"><text:span text:style-name="T1">l</text:span></text:span><text:span text:style-name="Default_20_Paragraph_20_Font"><text:span text:style-name="T8">ande sta</text:span></text:span><text:span text:style-name="Default_20_Paragraph_20_Font"><text:span text:style-name="T1">t</text:span></text:span><text:span text:style-name="Default_20_Paragraph_20_Font"><text:span text:style-name="T8">ulenta pauca<text:line-break/>pr</text:span></text:span><text:span text:style-name="Default_20_Paragraph_20_Font"><text:span text:style-name="T1">o</text:span></text:span><text:span text:style-name="Default_20_Paragraph_20_Font"><text:span text:style-name="T8">dierunt; nox labori</text:span></text:span><text:span text:style-name="Default_20_Paragraph_20_Font"><text:span text:style-name="T1">o</text:span></text:span><text:span text:style-name="Default_20_Paragraph_20_Font"><text:span text:style-name="T8">sa suit, somn</text:span></text:span><text:span text:style-name="Default_20_Paragraph_20_Font"><text:span text:style-name="T1">i </text:span></text:span><text:span text:style-name="Default_20_Paragraph_20_Font"><text:span text:style-name="T8">parv</text:span></text:span><text:span text:style-name="Default_20_Paragraph_20_Font"><text:span text:style-name="T1">i, </text:span></text:span><text:span text:style-name="Default_20_Paragraph_20_Font"><text:span text:style-name="T8">verba, de-<text:line-break/></text:span></text:span><text:span text:style-name="Default_20_Paragraph_20_Font"><text:span text:style-name="T1">- U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a, ex</text:span></text:span><text:span text:style-name="Default_20_Paragraph_20_Font"><text:span text:style-name="T1">t</text:span></text:span><text:span text:style-name="Default_20_Paragraph_20_Font"><text:span text:style-name="T8">rema und</text:span></text:span><text:span text:style-name="Default_20_Paragraph_20_Font"><text:span text:style-name="T1">i</text:span></text:span><text:span text:style-name="Default_20_Paragraph_20_Font"><text:span text:style-name="T8">que fulg</text:span></text:span><text:span text:style-name="Default_20_Paragraph_20_Font"><text:span text:style-name="T1">i</text:span></text:span><text:span text:style-name="Default_20_Paragraph_20_Font"><text:span text:style-name="T8">da quae non ampl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reca-<text:line-break/>liseebant , nigra minx</text:span></text:span><text:span text:style-name="Default_20_Paragraph_20_Font"><text:span text:style-name="T1">i</text:span></text:span><text:span text:style-name="Default_20_Paragraph_20_Font"><text:span text:style-name="T8">t , parce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 , interd</text:span></text:span><text:span text:style-name="Default_20_Paragraph_20_Font"><text:span text:style-name="T1">i</text:span></text:span><text:span text:style-name="Default_20_Paragraph_20_Font"><text:span text:style-name="T8">u ob-<text:line-break/></text:span></text:span><text:span text:style-name="Default_20_Paragraph_20_Font"><text:span text:style-name="T1">m</text:span></text:span><text:span text:style-name="Default_20_Paragraph_20_Font"><text:span text:style-name="T8">utu</text:span></text:span><text:span text:style-name="Default_20_Paragraph_20_Font"><text:span text:style-name="T1">i</text:span></text:span><text:span text:style-name="Default_20_Paragraph_20_Font"><text:span text:style-name="T8">s, fulg</text:span></text:span><text:span text:style-name="Default_20_Paragraph_20_Font"><text:span text:style-name="T1">i</text:span></text:span><text:span text:style-name="Default_20_Paragraph_20_Font"><text:span text:style-name="T8">da sudav</text:span></text:span><text:span text:style-name="Default_20_Paragraph_20_Font"><text:span text:style-name="T1">i</text:span></text:span><text:span text:style-name="Default_20_Paragraph_20_Font"><text:span text:style-name="T8">t, extrema l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da. </text:span></text:span><text:span text:style-name="Default_20_Paragraph_20_Font"><text:span text:style-name="T1">Di</text:span></text:span><text:span text:style-name="Default_20_Paragraph_20_Font"><text:span text:style-name="T8">e sexto<text:line-break/>. circa</text:span></text:span><text:span text:style-name="Default_20_Paragraph_20_Font"><text:span text:style-name="T1"> m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diem ob</text:span></text:span><text:span text:style-name="Default_20_Paragraph_20_Font"><text:span text:style-name="T1">ii</text:span></text:span><text:span text:style-name="Default_20_Paragraph_20_Font"><text:span text:style-name="T8">t. Hu</text:span></text:span><text:span text:style-name="Default_20_Paragraph_20_Font"><text:span text:style-name="T1">i</text:span></text:span><text:span text:style-name="Default_20_Paragraph_20_Font"><text:span text:style-name="T8">c sp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tus ad suem usque<text:line-break/>ve</text:span></text:span><text:span text:style-name="Default_20_Paragraph_20_Font"><text:span text:style-name="T1">l</text:span></text:span><text:span text:style-name="Default_20_Paragraph_20_Font"><text:span text:style-name="T8">ut revocant</text:span></text:span><text:span text:style-name="Default_20_Paragraph_20_Font"><text:span text:style-name="T1">i </text:span></text:span><text:span text:style-name="Default_20_Paragraph_20_Font"><text:span text:style-name="T8">raru</text:span></text:span><text:span text:style-name="Default_20_Paragraph_20_Font"><text:span text:style-name="T1">s </text:span></text:span><text:span text:style-name="Default_20_Paragraph_20_Font"><text:span text:style-name="T8">et magnu</text:span></text:span><text:span text:style-name="Default_20_Paragraph_20_Font"><text:span text:style-name="T1">s. 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en tu</text:span></text:span><text:span text:style-name="Default_20_Paragraph_20_Font"><text:span text:style-name="T1">m</text:span></text:span><text:span text:style-name="Default_20_Paragraph_20_Font"><text:span text:style-name="T8">ore ro</text:span></text:span><text:span text:style-name="Default_20_Paragraph_20_Font"><text:span text:style-name="T1">t</text:span></text:span><text:span text:style-name="Default_20_Paragraph_20_Font"><text:span text:style-name="T8">undo<text:line-break/>intumu</text:span></text:span><text:span text:style-name="Default_20_Paragraph_20_Font"><text:span text:style-name="T1">it</text:span></text:span><text:span text:style-name="Default_20_Paragraph_20_Font"><text:span text:style-name="T8">; sud</text:span></text:span><text:span text:style-name="Default_20_Paragraph_20_Font"><text:span text:style-name="T1">o</text:span></text:span><text:span text:style-name="Default_20_Paragraph_20_Font"><text:span text:style-name="T8">re</text:span></text:span><text:span text:style-name="Default_20_Paragraph_20_Font"><text:span text:style-name="T1">s </text:span></text:span><text:span text:style-name="Default_20_Paragraph_20_Font"><text:span text:style-name="T8">perpe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o ful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, </text:span></text:span><text:span text:style-name="Default_20_Paragraph_20_Font"><text:span text:style-name="T8">exacerbati</text:span></text:span><text:span text:style-name="Default_20_Paragraph_20_Font"><text:span text:style-name="T1">o</text:span></text:span><text:span text:style-name="Default_20_Paragraph_20_Font"><text:span text:style-name="T8">ne</text:span></text:span><text:span text:style-name="Default_20_Paragraph_20_Font"><text:span text:style-name="T1">s </text:span></text:span><text:span text:style-name="Default_20_Paragraph_20_Font"><text:span text:style-name="T8">die-<text:line-break/>bu</text:span></text:span><text:span text:style-name="Default_20_Paragraph_20_Font"><text:span text:style-name="T1">s </text:span></text:span><text:span text:style-name="Default_20_Paragraph_20_Font"><text:span text:style-name="T8">paribu</text:span></text:span><text:span text:style-name="Default_20_Paragraph_20_Font"><text:span text:style-name="T1">s.</text:span></text:span></text:p>
      <text:p text:style-name="P2"><text:span text:style-name="Default_20_Paragraph_20_Font"><text:span text:style-name="T1">Hoc in aegroto tertio die mors ei jam futura per-<text:line-break/>fpieue denuneiabatur, qui universalium theorematum me-<text:line-break/>inruit. Primo namque die . febri acutae obsidenti sudor<text:line-break/>obortus est qui febrem nun solvit, imo et noctem perar-<text:line-break/>duam attulit. Secundus dies omnia proritavit. Inde ter-<text:line-break/>tius nigrarum urinarum excretionem habuit. Itaque quod<text:line-break/>primo die accidit, continuo pravum erat. Nam judica-<text:line-break/>toria non judicantia partim letalia existunt , partim diffi-<text:line-break/>cile judicium faciunt. Letalia quidem si aliquod ex lo-<text:line-break/>talibus vel symptomatibus vel signis fuerit. Difficile vero<text:line-break/>facientia judicium, si absque his signa cruditatis humorum<text:line-break/>permaneant. At enim lu Philisco letale signum erat quod<text:line-break/>non. sumtae tertio die a sudore febri urinae nigrae et sitis<text:line-break/>accesserint et lingua inaruerit et .tota nocte inquietus fue-<text:line-break/>rit, vigilaverit, deliraverit. His autem ita factis quarto<text:line-break/>die cuncta pronitate fuisse ait, urinasque rursus nigras</text:span></text:span></text:p>
      <text:p text:style-name="P3"><text:span text:style-name="Default_20_Paragraph_20_Font"><text:span text:style-name="T1">redditas. Fac itaque memineris quod ubi quartus dies<text:line-break/>in acuto morbo difficilia tum symptomata tum signa perae-<text:line-break/>que ac tertius habuerit, judicationem brevi exspectare<text:line-break/>oportet et quod si paribus diebus accessiones fuerint, in<text:line-break/>paribus; si vero imparibus, in illis; ubi autem Iudicatio,<text:line-break/>hic et mors in perniciosis morbis. Enimvero </text:span></text:span><text:span text:style-name="Default_20_Paragraph_20_Font"><text:span text:style-name="T8">t</text:span></text:span><text:span text:style-name="Default_20_Paragraph_20_Font"><text:span text:style-name="T1">exto die<text:line-break/>mortem obiit Philiscus, quod ipsi accessiones paribus die-<text:line-break/>bus fuissent. Hoc enim ipsis declaravit Hippocrates., qui<text:line-break/>in narrationis fine,ita scripsit: huic spiritus ad finem<text:line-break/>usque velut revocanti rarus et magnus, lien tumore ro-<text:line-break/>tundo intumuit, sudores perpetuo frigidi, accessiones die-<text:line-break/>bus. paribus. Alius fortassis aegrotus similibus fyniptoma-<text:line-break/>tibus et signis non </text:span></text:span><text:span text:style-name="Default_20_Paragraph_20_Font"><text:span text:style-name="T8">t</text:span></text:span><text:span text:style-name="Default_20_Paragraph_20_Font"><text:span text:style-name="T1">exto , </text:span></text:span><text:span text:style-name="Default_20_Paragraph_20_Font"><text:span text:style-name="T8">t</text:span></text:span><text:span text:style-name="Default_20_Paragraph_20_Font"><text:span text:style-name="T1">est octavo die interiisset, qui<text:line-break/>tum robustioribus quam Philiscus esset viribus tum fym-<text:line-break/>ptomatibus et signis minus perniciosis. Quod enim tertio<text:line-break/>die et quarto nigras urinas reddidisset malignitatis morbi<text:line-break/>magnitudinem perspicue .prodidit. Sudores praeterea fri-</text:span></text:span></text:p>
      <text:p text:style-name="P3"><text:span text:style-name="Default_20_Paragraph_20_Font"><text:span text:style-name="T1">grui oborti ret sanguinis stillatur quinto die, brevi pernis<text:line-break/>erem exspectari confirmarunt. Eoque etiamnum magis<text:line-break/>quod stillatione sincerum hisce verbis adscripserit. Quinto<text:line-break/>die circa meridiem paucum e naribus stillavit ;adque sin-<text:line-break/>eerum. Quum itaque vel dejectionem vel vomitionem<text:line-break/>sinceram dixerit;. non mixtum intelligit., dejecta vel evo-<text:line-break/>mita flava sincera bile aut atra vel aeruginosa. De stilla<text:line-break/>autem , si sincerum sanguinem intellexerimus rubrum, is<text:line-break/>enim proprius ipsi calor est, aliquid falsum intelligimus.<text:line-break/>Rubri namque stilla e naribus in pernicioso morbe </text:span></text:span><text:span text:style-name="Default_20_Paragraph_20_Font"><text:span text:style-name="T8">n</text:span></text:span><text:span text:style-name="Default_20_Paragraph_20_Font"><text:span text:style-name="T1">un-<text:line-break/>quam apparuit, at: semper atri. Quod igitur hoc ipsum<text:line-break/>atrum sincerum dicat , - volens quod tale est intelligere<text:line-break/>probabile esu Quare tertio quidem die jam morbi per-<text:line-break/>nicies perspicue videbatur , non tamen quando esset mo-<text:line-break/>riturus constabat Quarto vere cie quum urinae nigrae<text:line-break/>permanerent, .fierentque diebus .paribus accessiones, sique</text:span></text:span></text:p>
      <text:p text:style-name="P2"><text:span text:style-name="Default_20_Paragraph_20_Font"><text:span text:style-name="T1">tum aetate tum virium robore aegrotus obstitisset, ad octa-<text:line-break/>, vum usque diem ipsum suffecturum par erat ; si non, </text:span></text:span><text:span text:style-name="Default_20_Paragraph_20_Font"><text:span text:style-name="T8">t</text:span></text:span><text:span text:style-name="Default_20_Paragraph_20_Font"><text:span text:style-name="T1">exto</text:span></text:span></text:p>
      <text:p text:style-name="P1"><text:span text:style-name="Default_20_Paragraph_20_Font"><text:span text:style-name="T1">die interiturum. Quum autem propter. commemorata<text:line-break/>quintus dies meri sanguinis stillam haberet tum frigidos<text:line-break/>.sudores per totum morbum evenisse protulit, jure quidem<text:line-break/>exspectasset aegrotum non posse accessionem </text:span></text:span><text:span text:style-name="Default_20_Paragraph_20_Font"><text:span text:style-name="T8">t</text:span></text:span><text:span text:style-name="Default_20_Paragraph_20_Font"><text:span text:style-name="T1">exto die su-.<text:line-break/>turam proferre. Haec igitur videntur illis consequentia<text:line-break/>quae universaliter de judicatoriis diebus, .urinis. et </text:span></text:span><text:span text:style-name="Default_20_Paragraph_20_Font"><text:span text:style-name="T8">t</text:span></text:span><text:span text:style-name="Default_20_Paragraph_20_Font"><text:span text:style-name="T1">udo-<text:line-break/>rlbus pronunciata sirut tum in libris de judicatoriis die-<text:line-break/>bus tum in libris de spirandi difficultate et delirio. Quum<text:line-break/>enim in prognostico dixerit : spiritus autem frequens<text:line-break/>quidem dolorem aut partis. ali cujus supra septum trans-<text:line-break/>verfum inflammationem significat, magnus vero et longo<text:line-break/>inspiratus tempore delirium ostendit. Delude nunc quum<text:line-break/>et Philiscum delirasse affirmaverit, uihilque tota in nar-<text:line-break/>ratione de spirandi difficultate enuuclaverit , jure optimo<text:line-break/>in orationis fine addidit., huic. spiritus ad finem usque</text:span></text:span></text:p>
      <text:p text:style-name="P3"><text:span text:style-name="Default_20_Paragraph_20_Font"><text:span text:style-name="T1">velut revocanti rarus et magnus. Constat autem idem<text:line-break/>esse didere et rarum et per multum tempus; oratio velut<text:line-break/>revocanti quemadmodum recordanti significat. Nam in<text:line-break/>his libris de. spirandi difficultate demonstratum est rarum<text:line-break/>et magnum fieri spiritum ob mentis laesionem, tanquam<text:line-break/>functiones aegrum lateant , ut nesciat neque quando eas .<text:line-break/>cohibere, neque quando inchoare oporteat;</text:span></text:span></text:p>
      <text:h text:style-name="Heading_20_2" text:outline-level="2"><text:span text:style-name="Default_20_Paragraph_20_Font"><text:span text:style-name="T1">II. . </text:span></text:span><text:span text:style-name="Default_20_Paragraph_20_Font"><text:span text:style-name="T8">A.</text:span></text:span></text:h>
      <text:p text:style-name="Normal"><text:span text:style-name="Default_20_Paragraph_20_Font"><text:span text:style-name="T8">silanum, qu</text:span></text:span><text:span text:style-name="Default_20_Paragraph_20_Font"><text:span text:style-name="T1">i </text:span></text:span><text:span text:style-name="Default_20_Paragraph_20_Font"><text:span text:style-name="T8">apud</text:span></text:span><text:span text:style-name="Default_20_Paragraph_20_Font"><text:span text:style-name="T1"> P</text:span></text:span><text:span text:style-name="Default_20_Paragraph_20_Font"><text:span text:style-name="T8">latamonem .pr</text:span></text:span><text:span text:style-name="Default_20_Paragraph_20_Font"><text:span text:style-name="T1">o</text:span></text:span><text:span text:style-name="Default_20_Paragraph_20_Font"><text:span text:style-name="T8">pe</text:span></text:span><text:span text:style-name="Default_20_Paragraph_20_Font"><text:span text:style-name="T1"> E</text:span></text:span><text:span text:style-name="Default_20_Paragraph_20_Font"><text:span text:style-name="T8">valc</text:span></text:span><text:span text:style-name="Default_20_Paragraph_20_Font"><text:span text:style-name="T1">i</text:span></text:span><text:span text:style-name="Default_20_Paragraph_20_Font"><text:span text:style-name="T8">dis arde</text:span></text:span><text:span text:style-name="Default_20_Paragraph_20_Font"><text:span text:style-name="T1">s<text:line-break/></text:span></text:span><text:span text:style-name="Default_20_Paragraph_20_Font"><text:span text:style-name="T8">hab</text:span></text:span><text:span text:style-name="Default_20_Paragraph_20_Font"><text:span text:style-name="T1">it</text:span></text:span><text:span text:style-name="Default_20_Paragraph_20_Font"><text:span text:style-name="T8">abat, ex lm/sttudi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, </text:span></text:span><text:span text:style-name="Default_20_Paragraph_20_Font"><text:span text:style-name="T8">compotat</text:span></text:span><text:span text:style-name="Default_20_Paragraph_20_Font"><text:span text:style-name="T1">io</text:span></text:span><text:span text:style-name="Default_20_Paragraph_20_Font"><text:span text:style-name="T8">nibus e</text:span></text:span><text:span text:style-name="Default_20_Paragraph_20_Font"><text:span text:style-name="T1">t </text:span></text:span><text:span text:style-name="Default_20_Paragraph_20_Font"><text:span text:style-name="T8">exerc</text:span></text:span><text:span text:style-name="Default_20_Paragraph_20_Font"><text:span text:style-name="T1">i-<text:line-break/></text:span></text:span><text:span text:style-name="Default_20_Paragraph_20_Font"><text:span text:style-name="T8">tat</text:span></text:span><text:span text:style-name="Default_20_Paragraph_20_Font"><text:span text:style-name="T1">io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s in</text:span></text:span><text:span text:style-name="Default_20_Paragraph_20_Font"><text:span text:style-name="T1">t</text:span></text:span><text:span text:style-name="Default_20_Paragraph_20_Font"><text:span text:style-name="T8">empestiv</text:span></text:span><text:span text:style-name="Default_20_Paragraph_20_Font"><text:span text:style-name="T1">i</text:span></text:span><text:span text:style-name="Default_20_Paragraph_20_Font"><text:span text:style-name="T8">s scbr</text:span></text:span><text:span text:style-name="Default_20_Paragraph_20_Font"><text:span text:style-name="T1">i</text:span></text:span><text:span text:style-name="Default_20_Paragraph_20_Font"><text:span text:style-name="T8">s prehendit. Coepit autem<text:line-break/>.lu</text:span></text:span><text:span text:style-name="Default_20_Paragraph_20_Font"><text:span text:style-name="T1">m</text:span></text:span><text:span text:style-name="Default_20_Paragraph_20_Font"><text:span text:style-name="T8">bis laborare, capi</text:span></text:span><text:span text:style-name="Default_20_Paragraph_20_Font"><text:span text:style-name="T1">t</text:span></text:span><text:span text:style-name="Default_20_Paragraph_20_Font"><text:span text:style-name="T8">i</text:span></text:span><text:span text:style-name="Default_20_Paragraph_20_Font"><text:span text:style-name="T1">s </text:span></text:span><text:span text:style-name="Default_20_Paragraph_20_Font"><text:span text:style-name="T8">grav</text:span></text:span><text:span text:style-name="Default_20_Paragraph_20_Font"><text:span text:style-name="T1">i</text:span></text:span><text:span text:style-name="Default_20_Paragraph_20_Font"><text:span text:style-name="T8">tatem tul</text:span></text:span><text:span text:style-name="Default_20_Paragraph_20_Font"><text:span text:style-name="T1">i</text:span></text:span><text:span text:style-name="Default_20_Paragraph_20_Font"><text:span text:style-name="T8">t, /ut</text:span></text:span><text:span text:style-name="Default_20_Paragraph_20_Font"><text:span text:style-name="T1">i</text:span></text:span><text:span text:style-name="Default_20_Paragraph_20_Font"><text:span text:style-name="T8">que cerv</text:span></text:span><text:span text:style-name="Default_20_Paragraph_20_Font"><text:span text:style-name="T1">i-<text:line-break/></text:span></text:span><text:span text:style-name="Default_20_Paragraph_20_Font"><text:span text:style-name="T8">e</text:span></text:span><text:span text:style-name="Default_20_Paragraph_20_Font"><text:span text:style-name="T1">i</text:span></text:span><text:span text:style-name="Default_20_Paragraph_20_Font"><text:span text:style-name="T8">s disten</text:span></text:span><text:span text:style-name="Default_20_Paragraph_20_Font"><text:span text:style-name="T1">ti</text:span></text:span><text:span text:style-name="Default_20_Paragraph_20_Font"><text:span text:style-name="T8">o. </text:span></text:span><text:span text:style-name="Default_20_Paragraph_20_Font"><text:span text:style-name="T1">P</text:span></text:span><text:span text:style-name="Default_20_Paragraph_20_Font"><text:span text:style-name="T8">r</text:span></text:span><text:span text:style-name="Default_20_Paragraph_20_Font"><text:span text:style-name="T1">i</text:span></text:span><text:span text:style-name="Default_20_Paragraph_20_Font"><text:span text:style-name="T8">m</text:span></text:span><text:span text:style-name="Default_20_Paragraph_20_Font"><text:span text:style-name="T1">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ab al</text:span></text:span><text:span text:style-name="Default_20_Paragraph_20_Font"><text:span text:style-name="T1">v</text:span></text:span><text:span text:style-name="Default_20_Paragraph_20_Font"><text:span text:style-name="T8">o biliosa, sincera, spu-<text:line-break/>. mosu, .abunde colorata multa pr</text:span></text:span><text:span text:style-name="Default_20_Paragraph_20_Font"><text:span text:style-name="T1">o</text:span></text:span><text:span text:style-name="Default_20_Paragraph_20_Font"><text:span text:style-name="T8">dierunt; urin</text:span></text:span><text:span text:style-name="Default_20_Paragraph_20_Font"><text:span text:style-name="T1">a</text:span></text:span><text:span text:style-name="Default_20_Paragraph_20_Font"><text:span text:style-name="T8">e n</text:span></text:span><text:span text:style-name="Default_20_Paragraph_20_Font"><text:span text:style-name="T1">i</text:span></text:span><text:span text:style-name="Default_20_Paragraph_20_Font"><text:span text:style-name="T8">grae<text:line-break/>n</text:span></text:span><text:span text:style-name="Default_20_Paragraph_20_Font"><text:span text:style-name="T1">i</text:span></text:span><text:span text:style-name="Default_20_Paragraph_20_Font"><text:span text:style-name="T8">grum con</text:span></text:span><text:span text:style-name="Default_20_Paragraph_20_Font"><text:span text:style-name="T1">ti</text:span></text:span><text:span text:style-name="Default_20_Paragraph_20_Font"><text:span text:style-name="T8">nen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sed</text:span></text:span><text:span text:style-name="Default_20_Paragraph_20_Font"><text:span text:style-name="T1">i</text:span></text:span><text:span text:style-name="Default_20_Paragraph_20_Font"><text:span text:style-name="T8">mentum; sit</text:span></text:span><text:span text:style-name="Default_20_Paragraph_20_Font"><text:span text:style-name="T1">i</text:span></text:span><text:span text:style-name="Default_20_Paragraph_20_Font"><text:span text:style-name="T8">bundu</text:span></text:span><text:span text:style-name="Default_20_Paragraph_20_Font"><text:span text:style-name="T1">s sui</text:span></text:span><text:span text:style-name="Default_20_Paragraph_20_Font"><text:span text:style-name="T8">t, lingua<text:line-break/></text:span></text:span><text:span text:style-name="Default_20_Paragraph_20_Font"><text:span text:style-name="T1">i</text:span></text:span><text:span text:style-name="Default_20_Paragraph_20_Font"><text:span text:style-name="T8">nsupe</text:span></text:span><text:span text:style-name="Default_20_Paragraph_20_Font"><text:span text:style-name="T1">r </text:span></text:span><text:span text:style-name="Default_20_Paragraph_20_Font"><text:span text:style-name="T8">arida</text:span></text:span><text:span text:style-name="Default_20_Paragraph_20_Font"><text:span text:style-name="T1"> t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cte nihil dor</text:span></text:span><text:span text:style-name="Default_20_Paragraph_20_Font"><text:span text:style-name="T1">m</text:span></text:span><text:span text:style-name="Default_20_Paragraph_20_Font"><text:span text:style-name="T8">iv</text:span></text:span><text:span text:style-name="Default_20_Paragraph_20_Font"><text:span text:style-name="T1">i</text:span></text:span><text:span text:style-name="Default_20_Paragraph_20_Font"><text:span text:style-name="T8">t. secundo sebr</text:span></text:span><text:span text:style-name="Default_20_Paragraph_20_Font"><text:span text:style-name="T1">i</text:span></text:span><text:span text:style-name="Default_20_Paragraph_20_Font"><text:span text:style-name="T8">s<text:line-break/>acu</text:span></text:span><text:span text:style-name="Default_20_Paragraph_20_Font"><text:span text:style-name="T1">t</text:span></text:span><text:span text:style-name="Default_20_Paragraph_20_Font"><text:span text:style-name="T8">a, defec</text:span></text:span><text:span text:style-name="Default_20_Paragraph_20_Font"><text:span text:style-name="T1">ti</text:span></text:span><text:span text:style-name="Default_20_Paragraph_20_Font"><text:span text:style-name="T8">ones plures, </text:span></text:span><text:span text:style-name="Default_20_Paragraph_20_Font"><text:span text:style-name="T1">t</text:span></text:span><text:span text:style-name="Default_20_Paragraph_20_Font"><text:span text:style-name="T8">enuiores, spumosae; urinae</text:span></text:span></text:p>
      <text:p text:style-name="P3"><text:span text:style-name="Default_20_Paragraph_20_Font"><text:span text:style-name="T7">nigrae; nox inquies et gravis, aliquantulum deliravit.<text:line-break/></text:span></text:span>T<text:span text:style-name="Default_20_Paragraph_20_Font"><text:span text:style-name="T7">ertio omnia exacerbata sunt, hypochondrii contentio<text:line-break/>utrinque ad umbilicum prom</text:span></text:span>i<text:span text:style-name="Default_20_Paragraph_20_Font"><text:span text:style-name="T7">ssa, submolli</text:span></text:span>a<text:span text:style-name="Default_20_Paragraph_20_Font"><text:span text:style-name="T7">, defectiones<text:line-break/>tenues, nigricantes, urinae turbidae, nigrae, nox insu-<text:line-break/>mnis, verba multa, r</text:span></text:span>i<text:span text:style-name="Default_20_Paragraph_20_Font"><text:span text:style-name="T7">sus, cantus, continere se non<text:line-break/>potuit. Quarto eadem vexabant. </text:span></text:span>Q<text:span text:style-name="Default_20_Paragraph_20_Font"><text:span text:style-name="T7">uinto desectione,<text:line-break/>sincerae, biliosae , laeves, admodum pingpes ; urinae te-<text:line-break/>nues , pellucidae, paucae; mente constabat. Sexto<text:line-break/>circa caput aliquantulum sudavit; extrema corporis sci-<text:line-break/>gida , livida, sectatio vehemens, ab alvo nihil prodiit;<text:line-break/>urinae suppressae sunt, febris acuta. Septimo voce de-<text:line-break/>sectus est, corporis summa non amplius recaluerunt;<text:line-break/>nihil minxit. Dctavo feigidus per universum corpus<text:line-break/>manavit sudor; exanthemata cum sudore rubra, ro-<text:line-break/>tunda , parva, varis consimilia permanebant, non abs-<text:line-break/>cedebant ; as alvo autem parvis irritamentis concitata<text:line-break/>stercora tenuia , qualia incocta copiosa cum dolore pro-<text:line-break/>dibant, urinas cum dolore mordaces reddebat; extrema<text:line-break/>paululum recalescebant ; somni exigui, comatosi, obmutuit,</text:span></text:span></text:p>
      <text:p text:style-name="P2"><text:span text:style-name="Default_20_Paragraph_20_Font"><text:span text:style-name="T7">urinae tenues, pellucidae</text:span></text:span>s N<text:span text:style-name="Default_20_Paragraph_20_Font"><text:span text:style-name="T7">ono prope eadem. Decimo<text:line-break/>potum non assumebat,</text:span></text:span><text:span text:style-name="Default_20_Paragraph_20_Font"><text:span text:style-name="T1"> s</text:span></text:span><text:span text:style-name="Default_20_Paragraph_20_Font"><text:span text:style-name="T7">opore detinebatur, somni tenues,<text:line-break/>ab alvo similia prodibant, minxit confertim sub</text:span></text:span> C<text:span text:style-name="Default_20_Paragraph_20_Font"><text:span text:style-name="T7">rassum<text:line-break/>depositum; scdin</text:span></text:span><text:span text:style-name="Default_20_Paragraph_20_Font"><text:span text:style-name="T1">l</text:span></text:span><text:span text:style-name="Default_20_Paragraph_20_Font"><text:span text:style-name="T7">entum ferinae crassiori similae album,<text:line-break/>summa corporis iterum feigida. </text:span></text:span>U<text:span text:style-name="Default_20_Paragraph_20_Font"><text:span text:style-name="T7">ndecimo mortem op-<text:line-break/>petiit. </text:span></text:span>H<text:span text:style-name="Default_20_Paragraph_20_Font"><text:span text:style-name="T7">uic a principio ad extremum usque suscitas<text:line-break/>magnus, rarus, continens hypochondra palpitatio. Ae-<text:line-break/>tas erat circiter annos viginti.</text:span></text:span></text:p>
      <text:p text:style-name="P1">In hoc aetatem addidit, quam in primo aegro non<text:line-break/>adiecerat. Ille siquidem debita ratione sexto die morti<text:line-break/>occubuit, perniciosa continenter in acuto morbo, a prin-<text:line-break/>cipio tum signa tum symptomata consequutus. Hic autem<text:line-break/>illi confimiliter ab initio affectus, attamen ad undeci-<text:line-break/>mum diem progressus est propter virium robur, quod<text:line-break/>huic inesse par erat tum alias tum quod per aetatis ad-<text:line-break/>ditionem declaravit, ea non in Philisco adjecta; ex qua<text:line-break/>non adiecta ostendit quod pluribus annis esset, ita ut vi-</text:p>
      <text:p text:style-name="P3">res parum in eo valerent. Secundus aeger iisdem ab<text:line-break/>initio tum signis tum symptomatibusi , nisi validis viribus<text:line-break/>fuisset, septimo interiisset die, sicque sane illo die prope<text:line-break/>obiit, de coque scripsit; feptimo die obmutuit, extrema<text:line-break/>non amplius recalescebant , nihil minxit. Ex hisi itaque<text:line-break/>constat eum ad mortem prope devenisse, fed quum vires<text:line-break/>essent validae, ad sequentem iudicatorium diem undeci-<text:line-break/>mum fussicere potuit; quoniam eum qui tertio aut quarto<text:line-break/>die in pessimis fuerat tum signis tum fymptomatis, fe-<text:line-break/>ptimo die mori oportebat, quum accessiones diebusi im-<text:line-break/>paribus magis fierent, quod his verbis declaravit: tertio<text:line-break/>exacerbata funt omnia: atque ab his rursus: quarto die<text:line-break/>eadem vexabant. Quum igitur septimum diem praeterire,<text:line-break/>ut dixi, ob virium robur potuerit, octavo die pustulas<text:line-break/>cum sudore habuit rubentes, rotundas, parvas, natura<text:line-break/>ipsa cum morbo pugnante, atque ad cutim pravorum hu-<text:line-break/>morum superfluitatem propellente, ob idque nono die<text:line-break/>haud obiit, sed undecimo. Quod si octaVo die nihil taIe</text:p>
      <text:p text:style-name="P3">contigisset, consequens erat ipsum nono die interiisse,<text:line-break/>quum septimus qualem pronunciavit fuisset. Quia vero<text:line-break/>isi aegrotusi etiam in morbo deliraVit, propterea in histo-<text:line-break/>riae fine adjecit: ipsum fpiritum magnum et rarum a<text:line-break/>principio ad extremum usque habuisse; imo et contineo-<text:line-break/>ter hypochondrii palpitationem ipsi fuisse profitetur ; quod<text:line-break/>in prognostico vel turbationem vel delirium significare di-<text:line-break/>cebatur. Visa est autem homini fuisse quaedam in septo<text:line-break/>transverso phlegmone, ob quam tertio die explicationem<text:line-break/>fcripsit: hypochondrii contentio utrinque ad umbilicum<text:line-break/>promissa submollis. Submollis autem fubvacua ac inanis<text:line-break/>est, hoc est citra tumorem, qui partibus hypochondrio-<text:line-break/>rum inflammatis procreatur. Quum vero ex septi trans-<text:line-break/>verfi phlegmone ob continuitatem retrahitur, absque tu-<text:line-break/>more contenditur Atque jam in totius enarrationis exor-<text:line-break/>dio edixit ipsum lumbis laborare, capitis gravitatem et<text:line-break/>cervicis contentionem habere, quae et ipsa progrediente</text:p>
      <text:h text:style-name="P29" text:outline-level="2">x</text:h>
      <text:p text:style-name="Normal">ad deteriuS morbo delirii signa funt; quae et cum vigiliis<text:line-break/>et sine capitis gravitate sierent, phreniticus evaderet.<text:line-break/>Nunc vero capitis gravitas humorum non admodum cati-<text:line-break/>dorum aut biliosorum copiam, nam plane insomniS esset,<text:line-break/>contineri in eo ostendens, comatofum aegrum fuisse decla-<text:line-break/>ravit. Verum de his affectibus, in quibuS simul et coma-<text:line-break/>tofi sunt et desipiunt, latius dicetur, quum primam pror-<text:line-break/>Thetici orationem explicabimus. Adiecisse vero etiam<text:line-break/>praesenti orationi haec oportet, quod melius sit, quae<text:line-break/>nobis et alibi dicta funt, ubi quis ex causis manifestis<text:line-break/>febricitare coeperit, si nuIIo modo corpus ad morbum<text:line-break/>paratum fuerit, eum diaria febre corripi. At certe Si-<text:line-break/>leno taIe prorsus contigisset ex Iassitudinibus , potationi-<text:line-break/>bus et exercitationibusi intempestivis febricitanti, nisi cor-<text:line-break/>poris ad morbum accessisset apparatus , quum obortis<text:line-break/>primo statim aut fecundo die tum fymptomatibuS tum<text:line-break/>signis dignoverit. Itaque primum , inquit, eum ignis pre-</text:p>
      <text:p text:style-name="P3">hendit. Ita vero febrem nominare consuevit, quum ve-<text:line-break/>hementissima suerit. Deinde vero primo die ab alvo bi-<text:line-break/>Iiosa, sincera, spumosa, abunde colorata et copiosa huic<text:line-break/>prodierunt, continuata serie urinae nigrum sedimentum<text:line-break/>continentes. Rursum subsequitur: fitibundusi fuit, lin-<text:line-break/>gua arida , nihil nocte dormivit. Non parva SiIeno primo<text:line-break/>statirn die tum exitialium fymptomatum tufn signorum<text:line-break/>multitudo tunc oborta est, ut quivisi aperte queat intel-<text:line-break/>ligere lassitudines, potationes et exercitationes morbi oc-<text:line-break/>cafiones fuisse. Nam quisque occafionesi maxime proprie<text:line-break/>manilëstas causas appellaverit. Quum autem alia quaedam<text:line-break/>oborta hominem aegrotaturum arguerint, multo tamen<text:line-break/>tempore praecesserint, aequum tunc fuit Silenum hunc<text:line-break/>ea etiam victus ratione commemorata longo usum tem-<text:line-break/>pore, inde morbum sibi comparasse. Si quisi enim labora-<text:line-break/>verlt multa perpessusi in actionibusi adusque lastituflinem,<text:line-break/>biberitque liberalius, et intempestive sese exerCitaverstt, id<text:line-break/>est aut ubi fuit tardior Concoctio priusquam probe in</text:p>
      <text:p text:style-name="P3">sanguinem transmutatum suerit alimentum, hic in se par-<text:line-break/>tim biliosum quidem ob labores et tolerantias, partim<text:line-break/>vero tum crudum tum incoctum ex potu et. intempestivis<text:line-break/>exercitationibus acervabit. At inter morbosi hi gravissimi<text:line-break/>sunt, in quibusi insignis amborum copia accumulatur.</text:p>
      <text:h text:style-name="Heading_20_2" text:outline-level="2">HI.</text:h>
      <text:p text:style-name="Normal"><text:span text:style-name="Default_20_Paragraph_20_Font"><text:span text:style-name="T7">PIerophontem febris acuta prehendit. Ab alvo pauca per<text:line-break/>initia tenesmodea, postea tenuia prodibant, bilio</text:span></text:span><text:span text:style-name="Default_20_Paragraph_20_Font"><text:span text:style-name="T1">s</text:span></text:span><text:span text:style-name="Default_20_Paragraph_20_Font"><text:span text:style-name="T7">a et<text:line-break/>copiosa; somni notb aderant, urinae nigrae et tenues.<text:line-break/>Quinto mane surditas, exacerbata sunt omnia; lien<text:line-break/>sublatus intumuit, hypochondrii d</text:span></text:span><text:span text:style-name="Default_20_Paragraph_20_Font"><text:span text:style-name="T1">i</text:span></text:span><text:span text:style-name="Default_20_Paragraph_20_Font"><text:span text:style-name="T7">stentio ; ab alvo pauca<text:line-break/>nigra prodierunt, desipuit. Sexto delirabat, nocte su-<text:line-break/>dor, festus, delirus permansit. Septimo persaixu; siti-<text:line-break/>culosus suit, deliravit, sub noctem ad mentem rediit,<text:line-break/>obdormivit. </text:span></text:span>O<text:span text:style-name="Default_20_Paragraph_20_Font"><text:span text:style-name="T7">ctavo febricitavit; lien imminutus est;<text:line-break/>prorsus resipuit, ad inguen doluit, primumque ei tumor<text:line-break/>e lienis directo subortus est, deinde ad utramque tibiam<text:line-break/>dolores accesserunt, nox toleratu sucisis, urinae melius</text:span></text:span></text:p>
      <text:p text:style-name="P2"><text:span text:style-name="Default_20_Paragraph_20_Font"><text:span text:style-name="T7">coloratae paucum sodimentum habuerunt. </text:span></text:span><text:span text:style-name="Default_20_Paragraph_20_Font"><text:span text:style-name="T1">N</text:span></text:span><text:span text:style-name="Default_20_Paragraph_20_Font"><text:span text:style-name="T7">ono suda-<text:line-break/>vit</text:span></text:span><text:span text:style-name="Default_20_Paragraph_20_Font"><text:span text:style-name="T1"> , i</text:span></text:span><text:span text:style-name="Default_20_Paragraph_20_Font"><text:span text:style-name="T7">udicatus est, interm</text:span></text:span><text:span text:style-name="Default_20_Paragraph_20_Font"><text:span text:style-name="T1">i</text:span></text:span><text:span text:style-name="Default_20_Paragraph_20_Font"><text:span text:style-name="T7">sit. Quinto die reversus est<text:line-break/>morbus, simulque lien intumuit, febris acuta itelumque<text:line-break/>surditas. </text:span></text:span><text:span text:style-name="Default_20_Paragraph_20_Font"><text:span text:style-name="T1">T</text:span></text:span><text:span text:style-name="Default_20_Paragraph_20_Font"><text:span text:style-name="T7">ertio post recidivam die lienis tumor immi-<text:line-break/>nuebatur, pauciorque erat surditas, crura dolor invasit,<text:line-break/>noctu sudavit, die decimo feptimo judiiatus est, neque<text:line-break/>in morbi reversione deliravit.</text:span></text:span><text:span text:style-name="Default_20_Paragraph_20_Font"><text:span text:style-name="T1"> H</text:span></text:span><text:span text:style-name="Default_20_Paragraph_20_Font"><text:span text:style-name="T7">ic praeter exspe</text:span></text:span><text:span text:style-name="Default_20_Paragraph_20_Font"><text:span text:style-name="T1">c</text:span></text:span><text:span text:style-name="Default_20_Paragraph_20_Font"><text:span text:style-name="T7">tatio-<text:line-break/>nem sospes evasit.</text:span></text:span></text:p>
      <text:p text:style-name="P1">Primis enim diebus ipsum jure moriturum quisque<text:line-break/>auguratus esset. Etenim nigra minxit, biliofisque deje-<text:line-break/>chortibus repressis surditas consequuta est, tamquam ipsis<text:line-break/>ad caput recurrentibus, ex quibus jure quidem optimo<text:line-break/>defipuit. At ex nigris quae praUae sunt urinis nihil<text:line-break/>erat boni quod contra propenderet, nisi quod lien quinto<text:line-break/>intumuit die, quod cacochymiae portionem excepisset.<text:line-break/>Deinde octavo die pravis humoribusi e liene ad crura</text:p>
      <text:p text:style-name="P3">transeuntibus, hic imminuebatur quidem, caeterum dum<text:line-break/>ad crura tranfirent, doluit imprimis inguen sinistrum;<text:line-break/>hoc siquidem erat secundum lienis rectitudinem. Postea<text:line-break/>ad utramque tibiam dolores migraverunt, a quibus sym-<text:line-break/>ptomatibus sane placide per noctem habuit, minxitque<text:line-break/>melioris coIoriS urinaS , quae album et paucum sedimen-<text:line-break/>tum haberent. Deinde sequenti die, qui nonus erat, cum<text:line-break/>sudore iudicatus est. Tantum scilicet habent tum vexan-<text:line-break/>tium humorum ad inseriores parteS migratio tum urina-<text:line-break/>rum coctio. Enim vero neque haec satis sic esse potue-<text:line-break/>runt aegrum a morbo persecte vindicare, qui nono die<text:line-break/>sudaverat. Quare pars ipsi quaedam pravorum humorum<text:line-break/>reIicta est, quae quartodecimo die recidivam attulit, a qua<text:line-break/>decimo septimo die judicatus est, servato hoc in aegro-<text:line-break/>tante per dies judicatorios judicio.</text:p>
      <text:h text:style-name="P29" text:outline-level="2">IV.</text:h>
      <text:p text:style-name="P4"><text:span text:style-name="Default_20_Paragraph_20_Font"><text:span text:style-name="T7">In Phase Philini uxorem, quae silium pepererat, tum<text:line-break/>praecedentibus secundum naturam purgationibus tum in<text:line-break/>caeteris sacde degentem decimo quarto a partu die<text:line-break/>ignis cum rigore prehendit. </text:span></text:span>H<text:span text:style-name="Default_20_Paragraph_20_Font"><text:span text:style-name="T7">uic autem cor dolebat<text:line-break/>et hypochondrium dextr</text:span></text:span>a<text:span text:style-name="Default_20_Paragraph_20_Font"><text:span text:style-name="T7">m; muliebrium dolores, pur-<text:line-break/>gatio cessavit. Pessi vero suppositione haec quidem le-<text:line-break/>viora sueta sunt. At capitis, cervicis et lumborum<text:line-break/>dolores permanebant, somni non aderant, extrema sci-<text:line-break/>gida , siticulosa suit, alvus adusta pauca dimittebat,<text:line-break/>urinae tenues et per exordia decolores. Sexto die no-<text:line-break/>ctu magnopere deliravit rursumque resipuit. Septimo<text:line-break/>siticulosa, deiectiones blliosae, abunde coloratae. Dctavo<text:line-break/>subripuit, febris acuta prehendit, convuljiones cum<text:line-break/>dolore multae, multum deliravit, glande subdita ad<text:line-break/>desidendum expurgabat, multaque cum biliosa afeluxu<text:line-break/>prodierunt , somni non aderant. </text:span></text:span>N<text:span text:style-name="Default_20_Paragraph_20_Font"><text:span text:style-name="T7">ono convulsiones.<text:line-break/>Decimo aliquantulum mente constabat. </text:span></text:span>U<text:span text:style-name="Default_20_Paragraph_20_Font"><text:span text:style-name="T7">ndecimo dor-</text:span></text:span></text:p>
      <text:p text:style-name="P2"><text:span text:style-name="Default_20_Paragraph_20_Font"><text:span text:style-name="T7">mivu , omnium recordata est, sed statim rursus delira-<text:line-break/>vit, minxit per convulsiones urinam confertim copiosum,<text:line-break/>raro ab assidentibus admonita, crassam albam [quale<text:line-break/>quid in urinis subsidentibus v</text:span></text:span><text:span text:style-name="Default_20_Paragraph_20_Font"><text:span text:style-name="T1">i</text:span></text:span><text:span text:style-name="Default_20_Paragraph_20_Font"><text:span text:style-name="T7">situr, quae diu depositae<text:line-break/>ac reservatae returbantur) eaque non subsidebat, sed<text:line-break/>colore et crassitudine qualis sub</text:span></text:span><text:span text:style-name="Default_20_Paragraph_20_Font"><text:span text:style-name="T1">i</text:span></text:span><text:span text:style-name="Default_20_Paragraph_20_Font"><text:span text:style-name="T7">ugalium. Talia meje-<text:line-break/>bat, qualia ego vidi. Ad decimum quartum diem<text:line-break/>appulsae dolores per univelsum corpus, verba multa,<text:line-break/>aliquantulum mente constabat., sed brevi rursus delira-<text:line-break/>vit. Circa decimum septimum obmutuit. Figejimo<text:line-break/>obiit.</text:span></text:span></text:p>
      <text:p text:style-name="P1">Duo ex hac historia notanda prodeunt, quorum unum<text:line-break/>quidem est aegrotis superioribus ac posterioribus deseri-<text:line-break/>ptisi commune, iudicatorii nimirum dies. Alterum autem<text:line-break/>hujus proprium. Suppressa namque huic mulieri post par-<text:line-break/>tum purgatione tum morbus tum mors accidit. Obiit<text:line-break/>vigesimo die, decimo quarto et decimo septimo deteriori-<text:line-break/>bus inter caeteros effectis. At supposita cum balano, si</text:p>
      <text:p text:style-name="P3"><text:span text:style-name="Default_20_Paragraph_20_Font"><text:span text:style-name="T1">ros. tulerit, scripta^ manifestum significatum habet, sed citra<text:line-break/>additionem aut balanum, ut quidam volunt, subaudire<text:line-break/>oportet aut pessum mitigatorium scilicet et inflammationis<text:line-break/>prohibitorium. Illud .certe, cunctis in. mulieribus, quibus<text:line-break/>a partu lochiorum purgatio suppressa est tum scire .tum<text:line-break/>memoria tenere decet-, nonnullas esse quae in summum<text:line-break/>mortis periculum prolabantur^ et paucissimas esse quae<text:line-break/>modice vexentur, quandoquidem . plurimis inflammatur<text:line-break/>uterus. Nonnullis denique quod sanguis in ipfo partu<text:line-break/>fluxu. vacuatus qualitate differat, his quidem biliosus vel<text:line-break/>melancholicus, illis vero aeruginofus vel pituitosus aut<text:line-break/>mediocriter utilis, innoxius tamen absolute nunquam. .<text:line-break/>optima namque ejus portio in partus. alimentum assumpta -<text:line-break/>esu Demonstrant autem ipsius naturam symptomata quae<text:line-break/>ex suppressionem partu lochiorum purgationis oborta sunt,<text:line-break/>quemadmodum et hic in ea quae oratione proponitur.<text:line-break/>Rigor enim , febris acuta, sitis, biliosus affluxus, delirium,<text:line-break/>vigiliae, certa sunt humoris biliosi redundantis indicia.<text:line-break/>Convulsiones vero et palpitationes et minae subiugalium</text:span></text:span></text:p>
      <text:p text:style-name="P3"><text:span text:style-name="Default_20_Paragraph_20_Font"><text:span text:style-name="T1">urinis similes -ipsae sunt, crudi et crassi humoris sirnt<text:line-break/>species: sic pessimi sunt morbi, in quibus uterque dictus<text:line-break/>humor redundat, quibus semitertianam supervenire de-<text:line-break/>monstravimus. Quod igitur periculose mulier aegrotaverit<text:line-break/>haec erat causa. Utrum vero evasura esset, an moritura,<text:line-break/>haec tum symptomata tum signa statim inter initia expli-<text:line-break/>care possunt. Attendamus igitur exercitationis gratia.<text:line-break/>Primo die qur a partu erat quartusdecimus, ignis, in-<text:line-break/>quit, cum rigore mulierem prehendit. .scimus autemHip-<text:line-break/>pocratem ignem ardentissimam febrem appellare; verun-<text:line-break/>tameu id nondum prorsus perniciosum^ erat, quemadmo-<text:line-break/>dum neque cardialgla laborare , hoc est ventriculi orificio<text:line-break/>dolere, neque item muliebria, utneque hypochondrium<text:line-break/>dextrum. Verum somni, inquit; non aderant. Itaque<text:line-break/>ex his omnibus. pravitatis morbi dign</text:span></text:span><text:span text:style-name="Default_20_Paragraph_20_Font"><text:span text:style-name="T8">a</text:span></text:span><text:span text:style-name="Default_20_Paragraph_20_Font"><text:span text:style-name="T1">tio augetur; non<text:line-break/>tamen ex his omnino nobis constat mulierem interituram;<text:line-break/>veluti neque quod sitibunda esset, neque quod urinae est</text:span></text:span></text:p>
      <text:p text:style-name="P3"><text:span text:style-name="Default_20_Paragraph_20_Font"><text:span text:style-name="T1">rent tenues et decolores: tales enim urinae ad concoctio-<text:line-break/>.nem tempus desiderant, non tamen perniciosae prorsus<text:line-break/>. existunt. Sed et extrema, inquit, frigida, quod jam perni-<text:line-break/>clusum existit, si in morbi principio cum febre vehemen-<text:line-break/>tissima fiat. Itaque si mihi constaret quibus esset viribus<text:line-break/>mulier, de morbi etiam, tempore ex p</text:span></text:span><text:span text:style-name="Default_20_Paragraph_20_Font"><text:span text:style-name="T8">r</text:span></text:span><text:span text:style-name="Default_20_Paragraph_20_Font"><text:span text:style-name="T1">aedictis fymptoma-<text:line-break/>. tis esset mihi dicendi potestas , etiamsi praeter opinio-<text:line-break/>nem obscuram qua</text:span></text:span><text:span text:style-name="Default_20_Paragraph_20_Font"><text:span text:style-name="T8">n</text:span></text:span><text:span text:style-name="Default_20_Paragraph_20_Font"><text:span text:style-name="T1">dam salutis fpem haberet. Quod<text:line-break/>quoniam incertum est, virium^ limitationem perniciosis<text:line-break/>symptomatis in morborum consideratione vos adlicere<text:line-break/>oportet; ita namque certo pronunciare poteritis. Huic<text:line-break/>ergo mulieri dolores qui circiter decimum quartum diem<text:line-break/>universum corpus obsederunt et delirium sutorum mortem<text:line-break/>denunciamus, vel decimo septimo vel vigesimo ex iudica-<text:line-break/>tortorum dierum natura. Et sane utrumque accidit; illa<text:line-break/>namque obmutuit, vigesimo die defuncta est.</text:span></text:span></text:p>
      <text:h text:style-name="P31" text:outline-level="2"><text:bookmark-start text:name="bookmark70"/><text:span text:style-name="Default_20_Paragraph_20_Font">V.</text:span><text:bookmark-end text:name="bookmark70"/></text:h>
      <text:p text:style-name="Normal"><text:span text:style-name="Default_20_Paragraph_20_Font"><text:span text:style-name="T7">Epicrat</text:span></text:span><text:span text:style-name="Default_20_Paragraph_20_Font"><text:span text:style-name="T1">h </text:span></text:span><text:span text:style-name="Default_20_Paragraph_20_Font"><text:span text:style-name="T7">uxorem, quae apud Archegeten decumbebat, in-<text:line-break/>stante</text:span></text:span><text:span text:style-name="Default_20_Paragraph_20_Font"><text:span text:style-name="T1"> j</text:span></text:span><text:span text:style-name="Default_20_Paragraph_20_Font"><text:span text:style-name="T7">am partu rigor vehementer prehendit, non in-<text:line-break/>caluit , ut dicebant. Secundo eadem. </text:span></text:span><text:span text:style-name="Default_20_Paragraph_20_Font"><text:span text:style-name="T1">T</text:span></text:span><text:span text:style-name="Default_20_Paragraph_20_Font"><text:span text:style-name="T7">ertio siliam<text:line-break/>peperit, caeteraque omnia ex ratione processerunt.<text:line-break/>Secundo a partu die eam prehendit sebris acuta, oris<text:line-break/>ventriculi et locorum muliebrium dolor, somni non ad-<text:line-break/>erant; pesso subdito haec quidem leviora sueta sunt,<text:line-break/>sed tum capitis tum cervicis ac lumborum dolor invasit,<text:line-break/>ex alvo pauca, biliosc, tenuia ac sincera dejecit , urinae<text:line-break/>tenues, subnigrae. Sexto die a quo febris eam corri-<text:line-break/>puit , sub noctem deliravit. Septimo exasperata sunt<text:line-break/>omnia, pervigil, desipuit, sitibunda, deiectiones omnes<text:line-break/>biliosae, at undique coloratae. </text:span></text:span><text:span text:style-name="Default_20_Paragraph_20_Font"><text:span text:style-name="T1">O</text:span></text:span><text:span text:style-name="Default_20_Paragraph_20_Font"><text:span text:style-name="T7">ctavo superriguit,<text:line-break/>liberalius dormivit. Nono per eadem. Decimo crura<text:line-break/>laboriose doluerunt ; iterum cordolium , capitis gravitas,<text:line-break/>non deliravit, dormivit magis, alvus restitit. Dndeci-<text:line-break/></text:span></text:span><text:span text:style-name="Default_20_Paragraph_20_Font"><text:span text:style-name="T1">ill</text:span></text:span><text:span text:style-name="Default_20_Paragraph_20_Font"><text:span text:style-name="T7">o sudavit, urinas reddidit melioris coloris copiosum</text:span></text:span></text:p>
      <text:p text:style-name="P3"><text:span text:style-name="Default_20_Paragraph_20_Font"><text:span text:style-name="T7">continentes sodimentum , levius habuit. Decimo quarto<text:line-break/>superrigua , febris acuta prehendit. Decimo quinto bi-<text:line-break/>liosa , feigida, subfeequentia vomuit, sudavit, a febre<text:line-break/>libera. Sub noctem febris acuta, urinae crassae, al-<text:line-break/>bum sodimentum. Decimo sexto exacerbata est febris,<text:line-break/>nox inquieta, non dormivit, deliravit. Decimo octavo<text:line-break/>sitibunda, lingua retorrida, non dormivit, multum de-<text:line-break/>liravit, crura doluerunt. Ad vigesimum mane aliquan-<text:line-break/>tulum riguit, comatosa suit. placide dormivit, pauca,<text:line-break/>biliosa et nigra vomuit, sub noctem surditas. Circiter<text:line-break/>vigesimum primum sinistri lateris per totum gravitas<text:line-break/>cum dolore ipsam vexavit, parum tussivit, urinae cras-<text:line-break/>sitiem continentes, turbulentae, subrubrae, quae depssi-<text:line-break/>tae non subsidebant, cetera vero levius habuit, febre<text:line-break/>non vacua. Statim per initia sauces dolor et rubor<text:line-break/>occupabant, columella retrahebatur, fluxio acris, mordax<text:line-break/>et sulsa adusque suem permansit. Ad vigesimum fe-<text:line-break/>p</text:span></text:span><text:span text:style-name="Default_20_Paragraph_20_Font"><text:span text:style-name="T1">o</text:span></text:span><text:span text:style-name="Default_20_Paragraph_20_Font"><text:span text:style-name="T7">mum diem febre libera , urinis sodimentum inerat,<text:line-break/>latus utrumque doluit. Ad trigesimum quartum febris<text:line-break/>corripuit, alvus perturbata est. </text:span></text:span><text:span text:style-name="Default_20_Paragraph_20_Font"><text:span text:style-name="T1">Q</text:span></text:span><text:span text:style-name="Default_20_Paragraph_20_Font"><text:span text:style-name="T7">uadragesimo pauca</text:span></text:span></text:p>
      <text:p text:style-name="P25"><text:span text:style-name="Default_20_Paragraph_20_Font"><text:span text:style-name="T8">b</text:span></text:span><text:span text:style-name="Default_20_Paragraph_20_Font"><text:span text:style-name="T1">ili</text:span></text:span><text:span text:style-name="Default_20_Paragraph_20_Font"><text:span text:style-name="T8">osa vomunt. octogesim</text:span></text:span><text:span text:style-name="Default_20_Paragraph_20_Font"><text:span text:style-name="T1">o </text:span></text:span><text:span text:style-name="Default_20_Paragraph_20_Font"><text:span text:style-name="T8">fabre salu</text:span></text:span><text:span text:style-name="Default_20_Paragraph_20_Font"><text:span text:style-name="T1">t</text:span></text:span><text:span text:style-name="Default_20_Paragraph_20_Font"><text:span text:style-name="T8">a prorsus /ud</text:span></text:span><text:span text:style-name="Default_20_Paragraph_20_Font"><text:span text:style-name="T1">i-<text:line-break/></text:span></text:span><text:span text:style-name="Default_20_Paragraph_20_Font"><text:span text:style-name="T8">cata est.</text:span></text:span></text:p>
      <text:p text:style-name="P1"><text:span text:style-name="Default_20_Paragraph_20_Font"><text:span text:style-name="T1">Hanc mulierem quum prope definitum partus diem<text:line-break/>esset, absque febre riguisse pronunciat. Sed admetum est<text:line-break/>orationi, ut dicebant, ex rei novitate. Putabant enim<text:line-break/>veteres prope om</text:span></text:span><text:span text:style-name="Default_20_Paragraph_20_Font"><text:span text:style-name="T8">n</text:span></text:span><text:span text:style-name="Default_20_Paragraph_20_Font"><text:span text:style-name="T1">es spontaneis rigoribus ex necessitate<text:line-break/>febrem succedere. Spontanei sa</text:span></text:span><text:span text:style-name="Default_20_Paragraph_20_Font"><text:span text:style-name="T8">n</text:span></text:span><text:span text:style-name="Default_20_Paragraph_20_Font"><text:span text:style-name="T1">e vocantur qui citra cau-<text:line-break/>fam externam oriuntur. In praefatione itaque libri primi<text:line-break/>de morbis decenter inscripti, febrem rigoris necessario<text:line-break/>esse comitem scriptum esu A nobis autem demonstratum,<text:line-break/>hujusmodi rigorem, quem febris non subsequitur, frigido-<text:line-break/>rum et crudorum humorum esse sobolem, ob adque nunc<text:line-break/>magis quam .olim existere, totus siquidem victus non la-<text:line-break/>bonosus, una cum balneis a cibo talem copiam accumu-<text:line-break/>lare consuevit. Hanc quoque copiam Epicratis uxor ha-<text:line-break/>here visa est. Quare primo die ipsam riguisse alt, neque</text:span></text:span></text:p>
      <text:p text:style-name="P2"><text:span text:style-name="Default_20_Paragraph_20_Font"><text:span text:style-name="T1">incaluisse, hoc est, neque febricitasse, rursumque similiter<text:line-break/>fecundo die ; deinde tertio die ac fortassis ante exactam<text:line-break/>diei praefinitionem angoris vehementia peperisse. Secundo<text:line-break/>a partu die cardiam, hoc est, orificium ventriculi illi<text:line-break/>doluisse profert et muliebria , scilicet ut subaudire opor-<text:line-break/>tet membra, veluti et mulieri praedictae. Deinde et<text:line-break/></text:span></text:span><text:span text:style-name="Default_20_Paragraph_20_Font"><text:span text:style-name="T8">s</text:span></text:span><text:span text:style-name="Default_20_Paragraph_20_Font"><text:span text:style-name="T1">upposito eam ait esse levatam. Quod autem ex eo vo-<text:line-break/>cabulo supposito intelligi queat vel balanus vel pessus<text:line-break/>antea dictum esu Inde ordine morborum acutorum sym-<text:line-break/>ptomata recenset., capitis scilicet, cervicis et lumborum<text:line-break/>dolores, vigillas quoque et dejectiones mere biliosus. Quo<text:line-break/>patet non modo crudum, sed et biliosum humorem abun-<text:line-break/>- dasse. Quumautem et urinae tenues essent, morbum diu-<text:line-break/>turnum esse necesse fuit. Quoniam vero et has subnigrae<text:line-break/>fuisse retulit, id rane cum certamine et turbationem signi-<text:line-break/>ficati Et ad undecimum usque diem an mulier salva fo-<text:line-break/>let incertum erat, nullo interea manifesto signo co</text:span></text:span><text:span text:style-name="Default_20_Paragraph_20_Font"><text:span text:style-name="T8">t</text:span></text:span><text:span text:style-name="Default_20_Paragraph_20_Font"><text:span text:style-name="T1">npa-</text:span></text:span></text:p>
      <text:p text:style-name="P3"><text:span text:style-name="Default_20_Paragraph_20_Font"><text:span text:style-name="T15">. </text:span></text:span><text:span text:style-name="Default_20_Paragraph_20_Font"><text:span text:style-name="T1">rente, in quo quis salutem vel mortem sperasset. Unde-<text:line-break/>cimo vero die illuxit quoddam </text:span></text:span><text:span text:style-name="Default_20_Paragraph_20_Font"><text:span text:style-name="T7">t</text:span></text:span><text:span text:style-name="Default_20_Paragraph_20_Font"><text:span text:style-name="T1">aletis signum, ubr ait:</text:span></text:span></text:p>
      <text:p text:style-name="Normal"><text:span text:style-name="Default_20_Paragraph_20_Font"><text:span text:style-name="T1">-undecimo die minxit quae melioris essent coloris et quae<text:line-break/>multum haberent redimentium Levius habuit. Eodem<text:line-break/>die quum vesperi humorum coctio coepisset , necesse erat<text:line-break/>ut morbus protraheretur, proindeque decimo quarto qui-<text:line-break/>dem ita primum judicata est, ut citra periculum jam ha-<text:line-break/>heret, diebus vero ad quadragesimum usque diem inter-<text:line-break/>mediis aegrotabat; prorsus vero oct</text:span></text:span><text:span text:style-name="Default_20_Paragraph_20_Font"><text:span text:style-name="T7">o</text:span></text:span><text:span text:style-name="Default_20_Paragraph_20_Font"><text:span text:style-name="T1">gesimo die liberata<text:line-break/>esu Itaque memoria teneri velim id quod experimentum<text:line-break/>attestatur, quadragesimum et octogesimum judicatorios esse,<text:line-break/>mendaciumque esse nec experimento apparere judicatorios<text:line-break/>dies integris septimanis connumerari. Ita namque et qua-<text:line-break/>dragesimus secundus et sexagesimus tertius et octogesimus<text:line-break/>quartus adferrent judicia, non quadragesimus, non sexa-<text:line-break/>gesturus , non octogesimus.</text:span></text:span></text:p>
      <text:h text:style-name="P29" text:outline-level="2"><text:span text:style-name="Default_20_Paragraph_20_Font">VI.</text:span></text:h>
      <text:p text:style-name="Normal"><text:span text:style-name="Default_20_Paragraph_20_Font"><text:span text:style-name="T8">Cle</text:span></text:span><text:span text:style-name="Default_20_Paragraph_20_Font"><text:span text:style-name="T1">o</text:span></text:span><text:span text:style-name="Default_20_Paragraph_20_Font"><text:span text:style-name="T8">nac</text:span></text:span><text:span text:style-name="Default_20_Paragraph_20_Font"><text:span text:style-name="T1">ti</text:span></text:span><text:span text:style-name="Default_20_Paragraph_20_Font"><text:span text:style-name="T8">dem, quisapra Herod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decumbeba</text:span></text:span><text:span text:style-name="Default_20_Paragraph_20_Font"><text:span text:style-name="T1">t, i</text:span></text:span><text:span text:style-name="Default_20_Paragraph_20_Font"><text:span text:style-name="T8">gn</text:span></text:span><text:span text:style-name="Default_20_Paragraph_20_Font"><text:span text:style-name="T1">i</text:span></text:span><text:span text:style-name="Default_20_Paragraph_20_Font"><text:span text:style-name="T8">s er-<text:line-break/>ratice pr</text:span></text:span><text:span text:style-name="Default_20_Paragraph_20_Font"><text:span text:style-name="T1">e</text:span></text:span><text:span text:style-name="Default_20_Paragraph_20_Font"><text:span text:style-name="T8">hend</text:span></text:span><text:span text:style-name="Default_20_Paragraph_20_Font"><text:span text:style-name="T1">i</text:span></text:span><text:span text:style-name="Default_20_Paragraph_20_Font"><text:span text:style-name="T8">t; tum capu</text:span></text:span><text:span text:style-name="Default_20_Paragraph_20_Font"><text:span text:style-name="T1">t </text:span></text:span><text:span text:style-name="Default_20_Paragraph_20_Font"><text:span text:style-name="T8">ab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tio tum sin</text:span></text:span><text:span text:style-name="Default_20_Paragraph_20_Font"><text:span text:style-name="T1">i</text:span></text:span><text:span text:style-name="Default_20_Paragraph_20_Font"><text:span text:style-name="T8">stru</text:span></text:span><text:span text:style-name="Default_20_Paragraph_20_Font"><text:span text:style-name="T1">m l</text:span></text:span><text:span text:style-name="Default_20_Paragraph_20_Font"><text:span text:style-name="T8">a-<text:line-break/>tus dolu</text:span></text:span><text:span text:style-name="Default_20_Paragraph_20_Font"><text:span text:style-name="T1">i</text:span></text:span><text:span text:style-name="Default_20_Paragraph_20_Font"><text:span text:style-name="T8">t caetera</text:span></text:span><text:span text:style-name="Default_20_Paragraph_20_Font"><text:span text:style-name="T1">s</text:span></text:span><text:span text:style-name="Default_20_Paragraph_20_Font"><text:span text:style-name="T8">que parte</text:span></text:span><text:span text:style-name="Default_20_Paragraph_20_Font"><text:span text:style-name="T1">s </text:span></text:span><text:span text:style-name="Default_20_Paragraph_20_Font"><text:span text:style-name="T8">la</text:span></text:span><text:span text:style-name="Default_20_Paragraph_20_Font"><text:span text:style-name="T1">s</text:span></text:span><text:span text:style-name="Default_20_Paragraph_20_Font"><text:span text:style-name="T8">situd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 mo</text:span></text:span><text:span text:style-name="Default_20_Paragraph_20_Font"><text:span text:style-name="T8">d</text:span></text:span><text:span text:style-name="Default_20_Paragraph_20_Font"><text:span text:style-name="T1">o </text:span></text:span><text:span text:style-name="Default_20_Paragraph_20_Font"><text:span text:style-name="T8">labores<text:line-break/>vexarun</text:span></text:span><text:span text:style-name="Default_20_Paragraph_20_Font"><text:span text:style-name="T1">t, </text:span></text:span><text:span text:style-name="Default_20_Paragraph_20_Font"><text:span text:style-name="T8">febre</text:span></text:span><text:span text:style-name="Default_20_Paragraph_20_Font"><text:span text:style-name="T1">s </text:span></text:span><text:span text:style-name="Default_20_Paragraph_20_Font"><text:span text:style-name="T8">a</text:span></text:span><text:span text:style-name="Default_20_Paragraph_20_Font"><text:span text:style-name="T1">l</text:span></text:span><text:span text:style-name="Default_20_Paragraph_20_Font"><text:span text:style-name="T8">ia</text:span></text:span><text:span text:style-name="Default_20_Paragraph_20_Font"><text:span text:style-name="T1">s </text:span></text:span><text:span text:style-name="Default_20_Paragraph_20_Font"><text:span text:style-name="T8">al</text:span></text:span><text:span text:style-name="Default_20_Paragraph_20_Font"><text:span text:style-name="T1">i</text:span></text:span><text:span text:style-name="Default_20_Paragraph_20_Font"><text:span text:style-name="T8">ter c</text:span></text:span><text:span text:style-name="Default_20_Paragraph_20_Font"><text:span text:style-name="T1">i</text:span></text:span><text:span text:style-name="Default_20_Paragraph_20_Font"><text:span text:style-name="T8">rca ord</text:span></text:span><text:span text:style-name="Default_20_Paragraph_20_Font"><text:span text:style-name="T1">i</text:span></text:span><text:span text:style-name="Default_20_Paragraph_20_Font"><text:span text:style-name="T8">ne</text:span></text:span><text:span text:style-name="Default_20_Paragraph_20_Font"><text:span text:style-name="T1">m </text:span></text:span><text:span text:style-name="Default_20_Paragraph_20_Font"><text:span text:style-name="T8">exacerbante</text:span></text:span><text:span text:style-name="Default_20_Paragraph_20_Font"><text:span text:style-name="T1">s,<text:line-break/></text:span></text:span><text:span text:style-name="Default_20_Paragraph_20_Font"><text:span text:style-name="T8">sudore</text:span></text:span><text:span text:style-name="Default_20_Paragraph_20_Font"><text:span text:style-name="T1">s i</text:span></text:span><text:span text:style-name="Default_20_Paragraph_20_Font"><text:span text:style-name="T8">n</text:span></text:span><text:span text:style-name="Default_20_Paragraph_20_Font"><text:span text:style-name="T1">t</text:span></text:span><text:span text:style-name="Default_20_Paragraph_20_Font"><text:span text:style-name="T8">erdum qu</text:span></text:span><text:span text:style-name="Default_20_Paragraph_20_Font"><text:span text:style-name="T1">i</text:span></text:span><text:span text:style-name="Default_20_Paragraph_20_Font"><text:span text:style-name="T8">dem, interdu</text:span></text:span><text:span text:style-name="Default_20_Paragraph_20_Font"><text:span text:style-name="T1">m </text:span></text:span><text:span text:style-name="Default_20_Paragraph_20_Font"><text:span text:style-name="T8">vero m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m</text:span></text:span><text:span text:style-name="Default_20_Paragraph_20_Font"><text:span text:style-name="T8">e. Exa-<text:line-break/>cerbatione</text:span></text:span><text:span text:style-name="Default_20_Paragraph_20_Font"><text:span text:style-name="T1">s </text:span></text:span><text:span text:style-name="Default_20_Paragraph_20_Font"><text:span text:style-name="T8">ut plurimum decretor</text:span></text:span><text:span text:style-name="Default_20_Paragraph_20_Font"><text:span text:style-name="T1">iis m</text:span></text:span><text:span text:style-name="Default_20_Paragraph_20_Font"><text:span text:style-name="T8">ax</text:span></text:span>i<text:span text:style-name="Default_20_Paragraph_20_Font"><text:span text:style-name="T8">me d</text:span></text:span><text:span text:style-name="Default_20_Paragraph_20_Font"><text:span text:style-name="T1">i</text:span></text:span><text:span text:style-name="Default_20_Paragraph_20_Font"><text:span text:style-name="T8">ebu</text:span></text:span><text:span text:style-name="Default_20_Paragraph_20_Font"><text:span text:style-name="T1">s i</text:span></text:span><text:span text:style-name="Default_20_Paragraph_20_Font"><text:span text:style-name="T8">n-<text:line-break/>vadebant. Ad v</text:span></text:span><text:span text:style-name="Default_20_Paragraph_20_Font"><text:span text:style-name="T1">i</text:span></text:span><text:span text:style-name="Default_20_Paragraph_20_Font"><text:span text:style-name="T8">gesimu</text:span></text:span><text:span text:style-name="Default_20_Paragraph_20_Font"><text:span text:style-name="T1">m </text:span></text:span><text:span text:style-name="Default_20_Paragraph_20_Font"><text:span text:style-name="T8">quartu</text:span></text:span><text:span text:style-name="Default_20_Paragraph_20_Font"><text:span text:style-name="T1">m </text:span></text:span><text:span text:style-name="Default_20_Paragraph_20_Font"><text:span text:style-name="T8">d</text:span></text:span>i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ex</text:span></text:span><text:span text:style-name="Default_20_Paragraph_20_Font"><text:span text:style-name="T1">t</text:span></text:span><text:span text:style-name="Default_20_Paragraph_20_Font"><text:span text:style-name="T8">re</text:span></text:span><text:span text:style-name="Default_20_Paragraph_20_Font"><text:span text:style-name="T1">m</text:span></text:span><text:span text:style-name="Default_20_Paragraph_20_Font"><text:span text:style-name="T8">ae ma-<text:line-break/>nu</text:span></text:span><text:span text:style-name="Default_20_Paragraph_20_Font"><text:span text:style-name="T1">s </text:span></text:span><text:span text:style-name="Default_20_Paragraph_20_Font"><text:span text:style-name="T8">sirige</text:span></text:span><text:span text:style-name="Default_20_Paragraph_20_Font"><text:span text:style-name="T1">s</text:span></text:span><text:span text:style-name="Default_20_Paragraph_20_Font"><text:span text:style-name="T8">cebant , stava ,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a et sub/requen</text:span></text:span><text:span text:style-name="Default_20_Paragraph_20_Font"><text:span text:style-name="T1">ti</text:span></text:span><text:span text:style-name="Default_20_Paragraph_20_Font"><text:span text:style-name="T8">a vo</text:span></text:span><text:span text:style-name="Default_20_Paragraph_20_Font"><text:span text:style-name="T1">m</text:span></text:span><text:span text:style-name="Default_20_Paragraph_20_Font"><text:span text:style-name="T8">uit<text:line-break/>et paulo p</text:span></text:span><text:span text:style-name="Default_20_Paragraph_20_Font"><text:span text:style-name="T1">o</text:span></text:span><text:span text:style-name="Default_20_Paragraph_20_Font"><text:span text:style-name="T8">st aerug</text:span></text:span><text:span text:style-name="Default_20_Paragraph_20_Font"><text:span text:style-name="T1">i</text:span></text:span><text:span text:style-name="Default_20_Paragraph_20_Font"><text:span text:style-name="T8">nosa, quibu</text:span></text:span><text:span text:style-name="Default_20_Paragraph_20_Font"><text:span text:style-name="T1">s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i<text:span text:style-name="Default_20_Paragraph_20_Font"><text:span text:style-name="T8">bu</text:span></text:span><text:span text:style-name="Default_20_Paragraph_20_Font"><text:span text:style-name="T1">s l</text:span></text:span><text:span text:style-name="Default_20_Paragraph_20_Font"><text:span text:style-name="T8">evatu</text:span></text:span><text:span text:style-name="Default_20_Paragraph_20_Font"><text:span text:style-name="T1">s </text:span></text:span><text:span text:style-name="Default_20_Paragraph_20_Font"><text:span text:style-name="T8">est.<text:line-break/>Circ</text:span></text:span>i<text:span text:style-name="Default_20_Paragraph_20_Font"><text:span text:style-name="T8">ter trigesi</text:span></text:span><text:span text:style-name="Default_20_Paragraph_20_Font"><text:span text:style-name="T1">m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prosiuere fangu</text:span></text:span><text:span text:style-name="Default_20_Paragraph_20_Font"><text:span text:style-name="T1">i</text:span></text:span><text:span text:style-name="Default_20_Paragraph_20_Font"><text:span text:style-name="T8">s ex utraque nare.<text:line-break/>coepit</text:span></text:span><text:span text:style-name="Default_20_Paragraph_20_Font"><text:span text:style-name="T1">, i</text:span></text:span><text:span text:style-name="Default_20_Paragraph_20_Font"><text:span text:style-name="T8">dque inconstan</text:span></text:span><text:span text:style-name="Default_20_Paragraph_20_Font"><text:span text:style-name="T1">t</text:span></text:span><text:span text:style-name="Default_20_Paragraph_20_Font"><text:span text:style-name="T8">er paula</text:span></text:span><text:span text:style-name="Default_20_Paragraph_20_Font"><text:span text:style-name="T1">tim </text:span></text:span><text:span text:style-name="Default_20_Paragraph_20_Font"><text:span text:style-name="T8">ad</text:span></text:span><text:span text:style-name="Default_20_Paragraph_20_Font"><text:span text:style-name="T1"> j</text:span></text:span><text:span text:style-name="Default_20_Paragraph_20_Font"><text:span text:style-name="T8">udicium usque;<text:line-break/>sed c</text:span></text:span><text:span text:style-name="Default_20_Paragraph_20_Font"><text:span text:style-name="T1">i</text:span></text:span><text:span text:style-name="Default_20_Paragraph_20_Font"><text:span text:style-name="T8">bum non aversabatur, . neque siticul</text:span></text:span><text:span text:style-name="Default_20_Paragraph_20_Font"><text:span text:style-name="T1">o</text:span></text:span><text:span text:style-name="Default_20_Paragraph_20_Font"><text:span text:style-name="T8">sus</text:span></text:span><text:span text:style-name="Default_20_Paragraph_20_Font"><text:span text:style-name="T1"> tot</text:span></text:span><text:span text:style-name="Default_20_Paragraph_20_Font"><text:span text:style-name="T8">o</text:span></text:span><text:span text:style-name="Default_20_Paragraph_20_Font"><text:span text:style-name="T1"> r</text:span></text:span><text:span text:style-name="Default_20_Paragraph_20_Font"><text:span text:style-name="T8">em-<text:line-break/>si ore su</text:span></text:span><text:span text:style-name="Default_20_Paragraph_20_Font"><text:span text:style-name="T1">it, </text:span></text:span><text:span text:style-name="Default_20_Paragraph_20_Font"><text:span text:style-name="T8">neque</text:span></text:span><text:span text:style-name="Default_20_Paragraph_20_Font"><text:span text:style-name="T1"> i</text:span></text:span><text:span text:style-name="Default_20_Paragraph_20_Font"><text:span text:style-name="T8">ns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s,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non decolores.<text:line-break/></text:span></text:span><text:span text:style-name="Default_20_Paragraph_20_Font"><text:span text:style-name="T1">Q</text:span></text:span><text:span text:style-name="Default_20_Paragraph_20_Font"><text:span text:style-name="T8">uadragesimo vero subrubra</text:span></text:span><text:span text:style-name="Default_20_Paragraph_20_Font"><text:span text:style-name="T1"> m</text:span></text:span><text:span text:style-name="Default_20_Paragraph_20_Font"><text:span text:style-name="T8">inx</text:span></text:span><text:span text:style-name="Default_20_Paragraph_20_Font"><text:span text:style-name="T1">i</text:span></text:span><text:span text:style-name="Default_20_Paragraph_20_Font"><text:span text:style-name="T8">t quae sud</text:span></text:span>i<text:span text:style-name="Default_20_Paragraph_20_Font"><text:span text:style-name="T8">m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<text:line-break/></text:span></text:span><text:span text:style-name="Default_20_Paragraph_20_Font"><text:span text:style-name="T8">rubrum c</text:span></text:span><text:span text:style-name="Default_20_Paragraph_20_Font"><text:span text:style-name="T1">o</text:span></text:span><text:span text:style-name="Default_20_Paragraph_20_Font"><text:span text:style-name="T8">piosum c</text:span></text:span><text:span text:style-name="Default_20_Paragraph_20_Font"><text:span text:style-name="T1">o</text:span></text:span><text:span text:style-name="Default_20_Paragraph_20_Font"><text:span text:style-name="T8">nt</text:span></text:span><text:span text:style-name="Default_20_Paragraph_20_Font"><text:span text:style-name="T1">i</text:span></text:span><text:span text:style-name="Default_20_Paragraph_20_Font"><text:span text:style-name="T8">neban</text:span></text:span><text:span text:style-name="Default_20_Paragraph_20_Font"><text:span text:style-name="T1">t; </text:span></text:span><text:span text:style-name="Default_20_Paragraph_20_Font"><text:span text:style-name="T8">levatu</text:span></text:span><text:span text:style-name="Default_20_Paragraph_20_Font"><text:span text:style-name="T1">s </text:span></text:span><text:span text:style-name="Default_20_Paragraph_20_Font"><text:span text:style-name="T8">est. p</text:span></text:span><text:span text:style-name="Default_20_Paragraph_20_Font"><text:span text:style-name="T1">o</text:span></text:span><text:span text:style-name="Default_20_Paragraph_20_Font"><text:span text:style-name="T8">stea vero<text:line-break/>. varie fa habuerunt urinae, ut quae interdum sudimen-<text:line-break/>tum haberent, </text:span></text:span><text:span text:style-name="Default_20_Paragraph_20_Font"><text:span text:style-name="T1">i</text:span></text:span><text:span text:style-name="Default_20_Paragraph_20_Font"><text:span text:style-name="T8">nterdum vero nequaqua</text:span></text:span><text:span text:style-name="Default_20_Paragraph_20_Font"><text:span text:style-name="T1">m. </text:span></text:span><text:span text:style-name="Default_20_Paragraph_20_Font"><text:span text:style-name="T8">sexagesimo</text:span></text:span></text:p>
      <text:p text:style-name="P2"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 </text:span></text:span><text:span text:style-name="Default_20_Paragraph_20_Font"><text:span text:style-name="T8">sud</text:span></text:span><text:span text:style-name="Default_20_Paragraph_20_Font"><text:span text:style-name="T1">i</text:span></text:span><text:span text:style-name="Default_20_Paragraph_20_Font"><text:span text:style-name="T8">tnen</text:span></text:span><text:span text:style-name="Default_20_Paragraph_20_Font"><text:span text:style-name="T1">t</text:span></text:span><text:span text:style-name="Default_20_Paragraph_20_Font"><text:span text:style-name="T8">um copi</text:span></text:span><text:span text:style-name="Default_20_Paragraph_20_Font"><text:span text:style-name="T1">o</text:span></text:span><text:span text:style-name="Default_20_Paragraph_20_Font"><text:span text:style-name="T8">sum album e</text:span></text:span><text:span text:style-name="Default_20_Paragraph_20_Font"><text:span text:style-name="T1">t </text:span></text:span><text:span text:style-name="Default_20_Paragraph_20_Font"><text:span text:style-name="T8">laeve su</text:span></text:span><text:span text:style-name="Default_20_Paragraph_20_Font"><text:span text:style-name="T1">i</text:span></text:span><text:span text:style-name="Default_20_Paragraph_20_Font"><text:span text:style-name="T8">t, rem</text:span></text:span><text:span text:style-name="Default_20_Paragraph_20_Font"><text:span text:style-name="T1">isse<text:line-break/></text:span></text:span><text:span text:style-name="Default_20_Paragraph_20_Font"><text:span text:style-name="T8">sun</text:span></text:span><text:span text:style-name="Default_20_Paragraph_20_Font"><text:span text:style-name="T1">t </text:span></text:span><text:span text:style-name="Default_20_Paragraph_20_Font"><text:span text:style-name="T8">omnia, subre</text:span></text:span><text:span text:style-name="Default_20_Paragraph_20_Font"><text:span text:style-name="T1">s </text:span></text:span><text:span text:style-name="Default_20_Paragraph_20_Font"><text:span text:style-name="T8">intermiserun</text:span></text:span><text:span text:style-name="Default_20_Paragraph_20_Font"><text:span text:style-name="T1">t,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e</text:span></text:span><text:span text:style-name="Default_20_Paragraph_20_Font"><text:span text:style-name="T1"> i</text:span></text:span><text:span text:style-name="Default_20_Paragraph_20_Font"><text:span text:style-name="T8">terum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<text:line-break/></text:span></text:span><text:span text:style-name="Default_20_Paragraph_20_Font"><text:span text:style-name="T8">quide</text:span></text:span><text:span text:style-name="Default_20_Paragraph_20_Font"><text:span text:style-name="T1">m , </text:span></text:span><text:span text:style-name="Default_20_Paragraph_20_Font"><text:span text:style-name="T8">bon</text:span></text:span><text:span text:style-name="Default_20_Paragraph_20_Font"><text:span text:style-name="T1">i </text:span></text:span><text:span text:style-name="Default_20_Paragraph_20_Font"><text:span text:style-name="T8">tamen c</text:span></text:span><text:span text:style-name="Default_20_Paragraph_20_Font"><text:span text:style-name="T1">o</text:span></text:span><text:span text:style-name="Default_20_Paragraph_20_Font"><text:span text:style-name="T8">lori</text:span></text:span><text:span text:style-name="Default_20_Paragraph_20_Font"><text:span text:style-name="T1">s. Di</text:span></text:span><text:span text:style-name="Default_20_Paragraph_20_Font"><text:span text:style-name="T8">e sep</text:span></text:span><text:span text:style-name="Default_20_Paragraph_20_Font"><text:span text:style-name="T1">t</text:span></text:span><text:span text:style-name="Default_20_Paragraph_20_Font"><text:span text:style-name="T8">uagesimo a subre<text:line-break/>l</text:span></text:span><text:span text:style-name="Default_20_Paragraph_20_Font"><text:span text:style-name="T1">i</text:span></text:span><text:span text:style-name="Default_20_Paragraph_20_Font"><text:span text:style-name="T8">ber suit quae die</text:span></text:span><text:span text:style-name="Default_20_Paragraph_20_Font"><text:span text:style-name="T1">s </text:span></text:span><text:span text:style-name="Default_20_Paragraph_20_Font"><text:span text:style-name="T8">decem</text:span></text:span><text:span text:style-name="Default_20_Paragraph_20_Font"><text:span text:style-name="T1"> i</text:span></text:span><text:span text:style-name="Default_20_Paragraph_20_Font"><text:span text:style-name="T8">nterm</text:span></text:span><text:span text:style-name="Default_20_Paragraph_20_Font"><text:span text:style-name="T1">i</text:span></text:span><text:span text:style-name="Default_20_Paragraph_20_Font"><text:span text:style-name="T8">sit. octogesimo ri-<text:line-break/>gore</text:span></text:span><text:span text:style-name="Default_20_Paragraph_20_Font"><text:span text:style-name="T1"> o</text:span></text:span><text:span text:style-name="Default_20_Paragraph_20_Font"><text:span text:style-name="T8">borto , fabris acuta prehendit , cop</text:span></text:span><text:span text:style-name="Default_20_Paragraph_20_Font"><text:span text:style-name="T1">i</text:span></text:span><text:span text:style-name="Default_20_Paragraph_20_Font"><text:span text:style-name="T8">ose sudavi</text:span></text:span><text:span text:style-name="Default_20_Paragraph_20_Font"><text:span text:style-name="T1">t,<text:line-break/>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 </text:span></text:span><text:span text:style-name="Default_20_Paragraph_20_Font"><text:span text:style-name="T8">sed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entum rubrum ac laeve suit, perfecte sud</text:span></text:span><text:span text:style-name="Default_20_Paragraph_20_Font"><text:span text:style-name="T1">i-<text:line-break/>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.</text:span></text:span></text:p>
      <text:p text:style-name="P1"><text:span text:style-name="Default_20_Paragraph_20_Font"><text:span text:style-name="T1">Cleonactidem , inquit, ignis prehendit, hoc est febris<text:line-break/>vehemens detinuit. Deinde infert erratice, quod est absque<text:line-break/>ullo circuitus ordine, ut si verbi gratia interdum quidem<text:line-break/>tertio vel quatio febricitasset , interdum quinto vel </text:span></text:span><text:span text:style-name="Default_20_Paragraph_20_Font"><text:span text:style-name="T8">t</text:span></text:span><text:span text:style-name="Default_20_Paragraph_20_Font"><text:span text:style-name="T1">exto.<text:line-break/>silium autem ab initio ad finem bona signa confequuta<text:line-break/>Iunxi cibi appetentia, sumnus, praeterea quod non siti-<text:line-break/>ret, nec urina esset decolor. Haec enim ad verbum ita<text:line-break/>scripsit Hippocrates: - cibum non aversabatur, neque siti-<text:line-break/>culofus tuto tempore fuit, neque insomnis erat; simul<text:line-break/>vero quod neque biliofus neque calidus esset qui redun-</text:span></text:span></text:p>
      <text:p text:style-name="P3"><text:span text:style-name="Default_20_Paragraph_20_Font"><text:span text:style-name="T1">dabat humor his- significabatur : ab illo namque creantur<text:line-break/>aegri et sitibundi et insomnes et magis cibos- aversantes,<text:line-break/>hoc est -non appetentes. Quare si quemadmodum urinae<text:line-break/>boni erant coloris per totum morbum, ita et fedimentum<text:line-break/>habuissent. moderatum, lu temporis longitudinem morbus<text:line-break/>productus non fuisset; sed fortassis die quadragesimo ju-<text:line-break/>dicatus scisset, quemadmodum et nubem si bonam et uti-.<text:line-break/>Iem habuisset, celerius morbus cessisset. Nunc vero quia<text:line-break/>urinae per totum morbum tenues erant, multo ad con-<text:line-break/>coctionem tempore indigebant. Die igitur quadragesimo<text:line-break/>rufum ait minxisse subrubra, quae fedimentum rubrum co-<text:line-break/>pio</text:span></text:span><text:span text:style-name="Default_20_Paragraph_20_Font"><text:span text:style-name="T8">t</text:span></text:span><text:span text:style-name="Default_20_Paragraph_20_Font"><text:span text:style-name="T1">um haberent. Talem vero urinam ait in prognostico<text:line-break/>longe diuturniorem quidem esse ea quae album habet siedi-<text:line-break/>men tum, sed valde salubrem. A quadragesimo die scripsit varias<text:line-break/>ipsi urinas fuisse, interdum habentes fedimentum, interdum<text:line-break/>vero non,quod errantibus accessionibus convenit. Hae siquidem<text:line-break/>ex humorum morbos procreantium varietate proficiscuntur,<text:line-break/>urinae quoque incoctio et coctio alternis apparentes, aliquos</text:span></text:span></text:p>
      <text:p text:style-name="P2"><text:span text:style-name="Default_20_Paragraph_20_Font"><text:span text:style-name="T1">quidem ipfornm coqui ostendebant, alios vero incoctos<text:line-break/>permanere. At vero die sexagesimo sedimentnm copiofum<text:line-break/>laeve et album fuisse pronunciat, ideoque subdit: remissa<text:line-break/>funi </text:span></text:span><text:span text:style-name="Default_20_Paragraph_20_Font"><text:span text:style-name="T8">o</text:span></text:span><text:span text:style-name="Default_20_Paragraph_20_Font"><text:span text:style-name="T1">mnia, febres intermiserunt. Verum quoniam ita<text:line-break/>postea fcripsit: urinae iterum tenues. quidem, sed boni eo-<text:line-break/>loris, residuos quosdam fuisse incoctos humores ostendit,<text:line-break/>quibus paulatim concoctis dies octogesimus .absolutum ju-<text:line-break/>dicium attulit, de quo ad verbum sic scripsit ; octogesimo .<text:line-break/>riguit, febris acuta prehendit, copiofe sudavit, urinis fe-<text:line-break/>dimentum rubrum ac leve fuit, perfecte judicatus esu Hic<text:line-break/>.malus memento lenimenti ideam maximi esse momenti.<text:line-break/>In urinis quidem album fedimentum, fed crassam his qui<text:line-break/>obierunt fuisse docet. </text:span></text:span><text:span text:style-name="Default_20_Paragraph_20_Font"><text:span text:style-name="T8">N</text:span></text:span><text:span text:style-name="Default_20_Paragraph_20_Font"><text:span text:style-name="T1">am de Sileno qui fecundus hujus<text:line-break/>libri aeger scriptus est ita loquitur: minxit confertim<text:line-break/>fubcrassuur depositum , fedimentum crassiori farinae simile,<text:line-break/>album, quamquam Silanus hic postero die obierit die un-<text:line-break/>decimo, qui decimo dictam urinam excrevisset. Jam cir-</text:span></text:span></text:p>
      <text:p text:style-name="Normal"><text:span text:style-name="Default_20_Paragraph_20_Font"><text:span text:style-name="T1">. cultus etiam memineris judicatoriomm dierum. Sexage-</text:span></text:span></text:p>
      <text:p text:style-name="P3"><text:span text:style-name="Default_20_Paragraph_20_Font"><text:span text:style-name="T1">simus enim praejudicavit, non sexagesimus^ tertius; deinde<text:line-break/>octogesimus quartus. Tres enim septimanae non ad diem<text:line-break/>vigesimum primum, sed vigesimo circumscribuntur.</text:span></text:span></text:p>
      <text:h text:style-name="Heading_20_2" text:outline-level="2"><text:span text:style-name="Default_20_Paragraph_20_Font">Uls</text:span></text:h>
      <text:p text:style-name="P4"><text:span text:style-name="Default_20_Paragraph_20_Font"><text:span text:style-name="T1">M</text:span></text:span><text:span text:style-name="Default_20_Paragraph_20_Font"><text:span text:style-name="T8">e</text:span></text:span><text:span text:style-name="Default_20_Paragraph_20_Font"><text:span text:style-name="T1">lo</text:span></text:span><text:span text:style-name="Default_20_Paragraph_20_Font"><text:span text:style-name="T8">nem febri</text:span></text:span><text:span text:style-name="Default_20_Paragraph_20_Font"><text:span text:style-name="T1">s </text:span></text:span><text:span text:style-name="Default_20_Paragraph_20_Font"><text:span text:style-name="T8">vehemen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t, </text:span></text:span><text:span text:style-name="Default_20_Paragraph_20_Font"><text:span text:style-name="T8">dolor</text:span></text:span><text:span text:style-name="Default_20_Paragraph_20_Font"><text:span text:style-name="T1">e</text:span></text:span><text:span text:style-name="Default_20_Paragraph_20_Font"><text:span text:style-name="T8">m</text:span></text:span><text:span text:style-name="Default_20_Paragraph_20_Font"><text:span text:style-name="T1"> i</text:span></text:span><text:span text:style-name="Default_20_Paragraph_20_Font"><text:span text:style-name="T8">ntul</text:span></text:span><text:span text:style-name="Default_20_Paragraph_20_Font"><text:span text:style-name="T1">i</text:span></text:span><text:span text:style-name="Default_20_Paragraph_20_Font"><text:span text:style-name="T8">t tum-<text:line-break/>h</text:span></text:span><text:span text:style-name="Default_20_Paragraph_20_Font"><text:span text:style-name="T1">o</text:span></text:span><text:span text:style-name="Default_20_Paragraph_20_Font"><text:span text:style-name="T8">rum grav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. </text:span></text:span><text:span text:style-name="Default_20_Paragraph_20_Font"><text:span text:style-name="T8">secundo d</text:span></text:span><text:span text:style-name="Default_20_Paragraph_20_Font"><text:span text:style-name="T1">i</text:span></text:span><text:span text:style-name="Default_20_Paragraph_20_Font"><text:span text:style-name="T8">e aqua cop</text:span></text:span><text:span text:style-name="Default_20_Paragraph_20_Font"><text:span text:style-name="T1">i</text:span></text:span><text:span text:style-name="Default_20_Paragraph_20_Font"><text:span text:style-name="T8">ose epota ab<text:line-break/>a</text:span></text:span><text:span text:style-name="Default_20_Paragraph_20_Font"><text:span text:style-name="T1">l</text:span></text:span><text:span text:style-name="Default_20_Paragraph_20_Font"><text:span text:style-name="T8">vo belle prod</text:span></text:span><text:span text:style-name="Default_20_Paragraph_20_Font"><text:span text:style-name="T1">ii</text:span></text:span><text:span text:style-name="Default_20_Paragraph_20_Font"><text:span text:style-name="T8">t.. </text:span></text:span><text:span text:style-name="Default_20_Paragraph_20_Font"><text:span text:style-name="T1">T</text:span></text:span><text:span text:style-name="Default_20_Paragraph_20_Font"><text:span text:style-name="T8">er</text:span></text:span><text:span text:style-name="Default_20_Paragraph_20_Font"><text:span text:style-name="T1">tio </text:span></text:span><text:span text:style-name="Default_20_Paragraph_20_Font"><text:span text:style-name="T8">cap</text:span></text:span><text:span text:style-name="Default_20_Paragraph_20_Font"><text:span text:style-name="T1">it</text:span></text:span><text:span text:style-name="Default_20_Paragraph_20_Font"><text:span text:style-name="T8">is grav</text:span></text:span><text:span text:style-name="Default_20_Paragraph_20_Font"><text:span text:style-name="T1">i</text:span></text:span><text:span text:style-name="Default_20_Paragraph_20_Font"><text:span text:style-name="T8">ta</text:span></text:span><text:span text:style-name="Default_20_Paragraph_20_Font"><text:span text:style-name="T1">s, </text:span></text:span><text:span text:style-name="Default_20_Paragraph_20_Font"><text:span text:style-name="T8">defec</text:span></text:span><text:span text:style-name="Default_20_Paragraph_20_Font"><text:span text:style-name="T1">ti</text:span></text:span><text:span text:style-name="Default_20_Paragraph_20_Font"><text:span text:style-name="T8">ones<text:line-break/>tenue</text:span></text:span><text:span text:style-name="Default_20_Paragraph_20_Font"><text:span text:style-name="T1">s, 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us, subrubrae. Quar</text:span></text:span><text:span text:style-name="Default_20_Paragraph_20_Font"><text:span text:style-name="T1">t</text:span></text:span><text:span text:style-name="Default_20_Paragraph_20_Font"><text:span text:style-name="T8">o omn</text:span></text:span><text:span text:style-name="Default_20_Paragraph_20_Font"><text:span text:style-name="T1">i</text:span></text:span><text:span text:style-name="Default_20_Paragraph_20_Font"><text:span text:style-name="T8">a exacerba</text:span></text:span><text:span text:style-name="Default_20_Paragraph_20_Font"><text:span text:style-name="T1">t</text:span></text:span><text:span text:style-name="Default_20_Paragraph_20_Font"><text:span text:style-name="T8">a<text:line-break/>sunt, bi</text:span></text:span><text:span text:style-name="Default_20_Paragraph_20_Font"><text:span text:style-name="T1">s </text:span></text:span><text:span text:style-name="Default_20_Paragraph_20_Font"><text:span text:style-name="T8">ex nare dex</text:span></text:span><text:span text:style-name="Default_20_Paragraph_20_Font"><text:span text:style-name="T1">t</text:span></text:span><text:span text:style-name="Default_20_Paragraph_20_Font"><text:span text:style-name="T8">ra fangu</text:span></text:span><text:span text:style-name="Default_20_Paragraph_20_Font"><text:span text:style-name="T1">is </text:span></text:span><text:span text:style-name="Default_20_Paragraph_20_Font"><text:span text:style-name="T8">paulat</text:span></text:span><text:span text:style-name="Default_20_Paragraph_20_Font"><text:span text:style-name="T1">i</text:span></text:span><text:span text:style-name="Default_20_Paragraph_20_Font"><text:span text:style-name="T8">m e/stuxit, no-<text:line-break/>c</text:span></text:span><text:span text:style-name="Default_20_Paragraph_20_Font"><text:span text:style-name="T1">t</text:span></text:span><text:span text:style-name="Default_20_Paragraph_20_Font"><text:span text:style-name="T8">em</text:span></text:span><text:span text:style-name="Default_20_Paragraph_20_Font"><text:span text:style-name="T1"> m</text:span></text:span><text:span text:style-name="Default_20_Paragraph_20_Font"><text:span text:style-name="T8">o</text:span></text:span><text:span text:style-name="Default_20_Paragraph_20_Font"><text:span text:style-name="T1">l</text:span></text:span><text:span text:style-name="Default_20_Paragraph_20_Font"><text:span text:style-name="T8">este tul</text:span></text:span><text:span text:style-name="Default_20_Paragraph_20_Font"><text:span text:style-name="T1">it, </text:span></text:span><text:span text:style-name="Default_20_Paragraph_20_Font"><text:span text:style-name="T8">de</text:span></text:span><text:span text:style-name="Default_20_Paragraph_20_Font"><text:span text:style-name="T1">i</text:span></text:span><text:span text:style-name="Default_20_Paragraph_20_Font"><text:span text:style-name="T8">ec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eaede</text:span></text:span><text:span text:style-name="Default_20_Paragraph_20_Font"><text:span text:style-name="T1">m </text:span></text:span><text:span text:style-name="Default_20_Paragraph_20_Font"><text:span text:style-name="T8">quae d</text:span></text:span><text:span text:style-name="Default_20_Paragraph_20_Font"><text:span text:style-name="T1">i</text:span></text:span><text:span text:style-name="Default_20_Paragraph_20_Font"><text:span text:style-name="T8">e tert</text:span></text:span><text:span text:style-name="Default_20_Paragraph_20_Font"><text:span text:style-name="T1">i</text:span></text:span><text:span text:style-name="Default_20_Paragraph_20_Font"><text:span text:style-name="T8">o<text:line-break/>suere, urinae subn</text:span></text:span><text:span text:style-name="Default_20_Paragraph_20_Font"><text:span text:style-name="T1">i</text:span></text:span><text:span text:style-name="Default_20_Paragraph_20_Font"><text:span text:style-name="T8">grae subn</text:span></text:span><text:span text:style-name="Default_20_Paragraph_20_Font"><text:span text:style-name="T1">i</text:span></text:span><text:span text:style-name="Default_20_Paragraph_20_Font"><text:span text:style-name="T8">gru</text:span></text:span><text:span text:style-name="Default_20_Paragraph_20_Font"><text:span text:style-name="T1">m </text:span></text:span><text:span text:style-name="Default_20_Paragraph_20_Font"><text:span text:style-name="T8">ac d</text:span></text:span><text:span text:style-name="Default_20_Paragraph_20_Font"><text:span text:style-name="T1">i</text:span></text:span><text:span text:style-name="Default_20_Paragraph_20_Font"><text:span text:style-name="T8">vulsum enaeo-</text:span></text:span></text:p>
      <text:p text:style-name="P4"><text:span text:style-name="Default_20_Paragraph_20_Font"><text:span text:style-name="T8">. rema habentes n</text:span></text:span><text:span text:style-name="Default_20_Paragraph_20_Font"><text:span text:style-name="T1">o</text:span></text:span><text:span text:style-name="Default_20_Paragraph_20_Font"><text:span text:style-name="T8">n subsideban</text:span></text:span><text:span text:style-name="Default_20_Paragraph_20_Font"><text:span text:style-name="T1">t.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t</text:span></text:span><text:span text:style-name="Default_20_Paragraph_20_Font"><text:span text:style-name="T1">o 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ex nare .<text:line-break/>sin</text:span></text:span><text:span text:style-name="Default_20_Paragraph_20_Font"><text:span text:style-name="T1">i</text:span></text:span><text:span text:style-name="Default_20_Paragraph_20_Font"><text:span text:style-name="T8">stra sangu</text:span></text:span><text:span text:style-name="Default_20_Paragraph_20_Font"><text:span text:style-name="T1">is </text:span></text:span><text:span text:style-name="Default_20_Paragraph_20_Font"><text:span text:style-name="T8">efuux</text:span></text:span><text:span text:style-name="Default_20_Paragraph_20_Font"><text:span text:style-name="T1">i</text:span></text:span><text:span text:style-name="Default_20_Paragraph_20_Font"><text:span text:style-name="T8">t cop</text:span></text:span><text:span text:style-name="Default_20_Paragraph_20_Font"><text:span text:style-name="T1">i</text:span></text:span><text:span text:style-name="Default_20_Paragraph_20_Font"><text:span text:style-name="T8">osus, sincerus, sudav</text:span></text:span><text:span text:style-name="Default_20_Paragraph_20_Font"><text:span text:style-name="T1">i</text:span></text:span><text:span text:style-name="Default_20_Paragraph_20_Font"><text:span text:style-name="T8">t, su-<text:line-break/>d</text:span></text:span><text:span text:style-name="Default_20_Paragraph_20_Font"><text:span text:style-name="T1">i</text:span></text:span><text:span text:style-name="Default_20_Paragraph_20_Font"><text:span text:style-name="T8">ca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. A sed</text:span></text:span><text:span text:style-name="Default_20_Paragraph_20_Font"><text:span text:style-name="T1">i</text:span></text:span><text:span text:style-name="Default_20_Paragraph_20_Font"><text:span text:style-name="T8">ci</text:span></text:span><text:span text:style-name="Default_20_Paragraph_20_Font"><text:span text:style-name="T1">o </text:span></text:span><text:span text:style-name="Default_20_Paragraph_20_Font"><text:span text:style-name="T8">perv</text:span></text:span><text:span text:style-name="Default_20_Paragraph_20_Font"><text:span text:style-name="T1">i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l, in orat</text:span></text:span><text:span text:style-name="Default_20_Paragraph_20_Font"><text:span text:style-name="T1">i</text:span></text:span><text:span text:style-name="Default_20_Paragraph_20_Font"><text:span text:style-name="T8">one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,<text:line-break/>urinae tenue</text:span></text:span><text:span text:style-name="Default_20_Paragraph_20_Font"><text:span text:style-name="T1">s, </text:span></text:span><text:span text:style-name="Default_20_Paragraph_20_Font"><text:span text:style-name="T8">subn</text:span></text:span><text:span text:style-name="Default_20_Paragraph_20_Font"><text:span text:style-name="T1">i</text:span></text:span><text:span text:style-name="Default_20_Paragraph_20_Font"><text:span text:style-name="T8">grae, lot</text:span></text:span><text:span text:style-name="Default_20_Paragraph_20_Font"><text:span text:style-name="T1">i</text:span></text:span><text:span text:style-name="Default_20_Paragraph_20_Font"><text:span text:style-name="T8">one cap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s </text:span></text:span><text:span text:style-name="Default_20_Paragraph_20_Font"><text:span text:style-name="T8">usu</text:span></text:span><text:span text:style-name="Default_20_Paragraph_20_Font"><text:span text:style-name="T1">s </text:span></text:span><text:span text:style-name="Default_20_Paragraph_20_Font"><text:span text:style-name="T8">est, dor-<text:line-break/>m</text:span></text:span><text:span text:style-name="Default_20_Paragraph_20_Font"><text:span text:style-name="T1">isi</text:span></text:span><text:span text:style-name="Default_20_Paragraph_20_Font"><text:span text:style-name="T8">t, mente consti</text:span></text:span><text:span text:style-name="Default_20_Paragraph_20_Font"><text:span text:style-name="T1">ti</text:span></text:span><text:span text:style-name="Default_20_Paragraph_20_Font"><text:span text:style-name="T8">t. Hu</text:span></text:span><text:span text:style-name="Default_20_Paragraph_20_Font"><text:span text:style-name="T1">i</text:span></text:span><text:span text:style-name="Default_20_Paragraph_20_Font"><text:span text:style-name="T8">c non rec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 febr</text:span></text:span><text:span text:style-name="Default_20_Paragraph_20_Font"><text:span text:style-name="T1">i</text:span></text:span><text:span text:style-name="Default_20_Paragraph_20_Font"><text:span text:style-name="T8">s, verum<text:line-break/>post</text:span></text:span><text:span text:style-name="Default_20_Paragraph_20_Font"><text:span text:style-name="T1"> 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ium crebr</text:span></text:span><text:span text:style-name="Default_20_Paragraph_20_Font"><text:span text:style-name="T1">o </text:span></text:span><text:span text:style-name="Default_20_Paragraph_20_Font"><text:span text:style-name="T8">fangu</text:span></text:span><text:span text:style-name="Default_20_Paragraph_20_Font"><text:span text:style-name="T1">i</text:span></text:span><text:span text:style-name="Default_20_Paragraph_20_Font"><text:span text:style-name="T8">s e naribu</text:span></text:span><text:span text:style-name="Default_20_Paragraph_20_Font"><text:span text:style-name="T1">s </text:span></text:span><text:span text:style-name="Default_20_Paragraph_20_Font"><text:span text:style-name="T8">erup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2"><text:span text:style-name="Default_20_Paragraph_20_Font"><text:span text:style-name="T1">Hic aegrotus huic orationi universae fidem fecit, fan-<text:line-break/>guinis e naribus eruptiones largae et copiosae plerumque<text:line-break/>liberant. Videtur enim a fola sanguinis eruptione tum<text:line-break/>judicatus tum servatus, etiamsi signa non fine periculo<text:line-break/>haberet. Quarto igitur die urinas ipsi subnigros fuisse<text:line-break/>profert, Deinde infert: quae enaeoremata subnigra con-<text:line-break/>sineret ef disperis, non sudavit. Atque die quinto quam-<text:line-break/>vis sanguis eruperant sudaverit, ex hisque fuerit judi-<text:line-break/>catus, ab his tamen urinae, inquit, tenues et subnigrae,<text:line-break/>deinde vigilavit, deliravit, hoc est praeter rationem lo-<text:line-break/>quotus est. Maximum hujus rei te docuit remedium, ca-<text:line-break/>piris lotionem, quum in libro de mo</text:span></text:span><text:span text:style-name="Default_20_Paragraph_20_Font"><text:span text:style-name="T8">r</text:span></text:span><text:span text:style-name="Default_20_Paragraph_20_Font"><text:span text:style-name="T1">borum acutorum<text:line-break/>victu dixerit, his non lavandum esse caput, quibus e na-<text:line-break/>ribus erumpit fanguis, nisi minus quam pistum sit fluxe-<text:line-break/>rit. Nunc vero justo minus fluxerat: vigil enim penna-<text:line-break/>nebat et praeter rationem loquebatur. Praeterea quae<text:line-break/>ducere oportet quo maxime propendet natura, eo per<text:line-break/>loca conferentia ducenda sunt, recte universaliter dictum<text:line-break/>ab eo quod nunc factum est fidem accipit. Memoriae</text:span></text:span></text:p>
      <text:p text:style-name="P5"><text:span text:style-name="Default_20_Paragraph_20_Font"><text:span text:style-name="T5">. </text:span></text:span><text:span text:style-name="Default_20_Paragraph_20_Font"><text:span text:style-name="T1">praeterea mandabis quod in tertii diei enarratione dictum<text:line-break/>est, capitis gravitas , qua ipsius plenitudo arguitur. Me-<text:line-break/>moria quoque tenebis sanguinis eruptionem quarto die,<text:line-break/>qui judicatorius est, coepisse; quinto autem perlecte, ubi<text:line-break/>sanguis eruperat fudaveratque, judicatum esse. Haec au-<text:line-break/>tem plenius in libris de judicatorris diebus tum culta tum<text:line-break/>exarata habebis. Quod autem in totius historiae fine ab<text:line-break/>ipsi</text:span></text:span><text:span text:style-name="Default_20_Paragraph_20_Font"><text:span text:style-name="T8">s</text:span></text:span><text:span text:style-name="Default_20_Paragraph_20_Font"><text:span text:style-name="T1"> scriptum est, in hoc recidiva non erat, sed saepius<text:line-break/>fanguis etiam post judicium erupit, ob hoc dictum est,<text:line-break/>quod citra urinarum coctionem iudicatus esu Didicimus<text:line-break/>autem ex hoc libro coctiones celeritatem judicationis osten-<text:line-break/>dere, sccuramque salutem; cruda vero et incocta et quae<text:line-break/>in malos abscessus convertuntur vel acrisias vel dolores<text:line-break/>vel mortem vel diuturnitatem vel recidivas. Verum cruda<text:line-break/>quidem erant et incocta,- non tamen in malos abscessus<text:line-break/>conversa erant. Abscessus itaque ipfe docuit optimos quidem<text:line-break/>esse qui per effluxum fiunt, fecundo loco qui longissime a par-<text:line-break/>tibus affectis et in partibus corporis inferioribus oboriuntur.</text:span></text:span></text:p>
      <text:h text:style-name="P29" text:outline-level="2">VHI.<text:tab/>: ; [ .</text:h>
      <text:p text:style-name="P4"><text:span text:style-name="Default_20_Paragraph_20_Font"><text:span text:style-name="T7">Prasinum, qui prope Bootae torrentem habitabat, febris<text:line-break/>vehemens a coena invasit, noctem turbulentam tulit.<text:line-break/>Primus dies quietus suit , nox laboriosa. Secundo die<text:line-break/>proruant sunt omnia, ad noctem deliravit.</text:span></text:span> T<text:span text:style-name="Default_20_Paragraph_20_Font"><text:span text:style-name="T7">ertium<text:line-break/>laboriose degit, multum deliravit. Quarto molestissime<text:line-break/>habuit, ad noctem nihil dormivit, insomnia, ratioci-<text:line-break/>nationes; deinde deteriora, magna et periculosa, timor,<text:line-break/></text:span></text:span>i<text:span text:style-name="Default_20_Paragraph_20_Font"><text:span text:style-name="T7">actatio. Quinto mane compositus erat ac omnia in-<text:line-break/>telligebat; ad meridiem vero valde insanivit, continere<text:line-break/>fe non potuit, extrema feigida et sublivida, urinae in-<text:line-break/>coctae, sub solis occasum de</text:span></text:span>f<text:span text:style-name="Default_20_Paragraph_20_Font"><text:span text:style-name="T7">unctus est. Huic ad ex-<text:line-break/>tremam usque cum sudore febres aderant, hypochon-<text:line-break/>dria tumida et cum dolore d</text:span></text:span>i<text:span text:style-name="Default_20_Paragraph_20_Font"><text:span text:style-name="T7">stenta, urinae vero nigrae,<text:line-break/>suspensa rotunda continebant, neque subjidebant, ex alvo<text:line-break/>stercora demessa sunt, siti</text:span></text:span>s <text:span text:style-name="Default_20_Paragraph_20_Font"><text:span text:style-name="T7">assidua, non tamen magna,<text:line-break/>convulsiones cum sudore sub mortem continuae.</text:span></text:span></text:p>
      <text:p text:style-name="P2"><text:span text:style-name="Default_20_Paragraph_20_Font"><text:span text:style-name="T1">Huic Prasino semper, quod est per totum morbum,<text:line-break/>sudor erat citra judicium , hypochondria prave habebant,<text:line-break/>minaeque erant nigrae. Quaenam itaque spes ipsi salutis<text:line-break/>-erat? Quare etiamsi quis proba ratione autumaverit fru-<text:line-break/>stra esse scripta quae de hoc homine dicuntur, quod fu-<text:line-break/>tura in eo omnibus sint perspicua. Verum fo</text:span></text:span><text:span text:style-name="Default_20_Paragraph_20_Font"><text:span text:style-name="T8">r</text:span></text:span><text:span text:style-name="Default_20_Paragraph_20_Font"><text:span text:style-name="T1">tassis hunc<text:line-break/>aeg</text:span></text:span><text:span text:style-name="Default_20_Paragraph_20_Font"><text:span text:style-name="T8">r</text:span></text:span><text:span text:style-name="Default_20_Paragraph_20_Font"><text:span text:style-name="T1">um celeris interitus exemplum scripsit. - Quum enim<text:line-break/>in -prognostico praedixisset: febres iisdem numero diebus<text:line-break/>iudicantur tum ex quibus. homines sospites evadunt tum<text:line-break/>ex quibus intereunt. Deinde etiam -omnes benigna signa<text:line-break/>sortitas- quarto die vel ante desinere: deinceps dixit, ma-<text:line-break/>lignissimae vero et quae cum gravissimis sicut signis, quarto<text:line-break/>die vel ante perimunt Eramusitaque licet gravia omnia<text:line-break/>haberet, ad diem tamen quintum productus est, quod<text:line-break/>primo die moderate fe haberet; scripsit siquidem in eo<text:line-break/>ad verbum ita: primus dies quietus .fiunt. Quintus igi-<text:line-break/>tur dies quo defunctus est quartus est, si primum tum .<text:line-break/>eo n numeraveris.</text:span></text:span></text:p>
      <text:h text:style-name="P29" text:outline-level="2">IX.</text:h>
      <text:p text:style-name="P4"><text:span text:style-name="Default_20_Paragraph_20_Font"><text:span text:style-name="T1">I</text:span></text:span><text:span text:style-name="Default_20_Paragraph_20_Font"><text:span text:style-name="T7">n</text:span></text:span><text:span text:style-name="Default_20_Paragraph_20_Font"><text:span text:style-name="T1"> T</text:span></text:span><text:span text:style-name="Default_20_Paragraph_20_Font"><text:span text:style-name="T7">haso Critoni erecto et oban</text:span></text:span><text:span text:style-name="Default_20_Paragraph_20_Font"><text:span text:style-name="T1">l</text:span></text:span><text:span text:style-name="Default_20_Paragraph_20_Font"><text:span text:style-name="T7">bulanti pedis dolor ve-<text:line-break/>hemens ex pollice coepit , eodem die decubuit cum hor-<text:line-break/>rore et stomachi festali</text:span></text:span><text:span text:style-name="Default_20_Paragraph_20_Font"><text:span text:style-name="T1">a , </text:span></text:span><text:span text:style-name="Default_20_Paragraph_20_Font"><text:span text:style-name="T7">aliquantulum incalescens sub<text:line-break/>noctem desipuit. Secundo die per totum pedem adus-<text:line-break/>que talum tumor subruber et cum d</text:span></text:span><text:span text:style-name="Default_20_Paragraph_20_Font"><text:span text:style-name="T1">i</text:span></text:span><text:span text:style-name="Default_20_Paragraph_20_Font"><text:span text:style-name="T7">stentione; phlyctae-<text:line-break/>nidia seu pustulae nigrae, febris acuta, insanivit, ab<text:line-break/>alvo mera, biliosa et copiosa processerunt. Postridie<text:line-break/>ab initio expiravit.</text:span></text:span></text:p>
      <text:p text:style-name="P1">Hio aegrotus propter mortis celeritatem memoratu<text:line-break/>dignus est. Quod fi mortis modus adscriptus fuisset, tunc<text:line-break/>nos sane adjuvisset oratio. Nunc ex his quae sar i p sit<text:line-break/>ingens plenitudo fuisse videtur humorum, quos natura a<text:line-break/>principibus partibus ad crus deponere molita est. Quum<text:line-break/>autem pars ea superfluum omne excipere non valeret, re-<text:line-break/>siduum recurrens ad caput afcendit, quod qua esset nla-</text:p>
      <text:p text:style-name="P3"><text:span text:style-name="Default_20_Paragraph_20_Font"><text:span text:style-name="T1">lignitate furiosum delirium concitavit. Argumentum ma-<text:line-break/>ligni excrementa statim exstabat, quod pustulae nigrae<text:line-break/>ad talum crearentur. Admiratione igitur dignum quid<text:line-break/>caufae fuerit, cur huic homini quamprimum incipiente<text:line-break/>morbo vena </text:span></text:span><text:span text:style-name="Default_20_Paragraph_20_Font"><text:span text:style-name="T8">t</text:span></text:span><text:span text:style-name="Default_20_Paragraph_20_Font"><text:span text:style-name="T1">ecta non fuerit. Sed fuimus Hippocratem<text:line-break/>ad plurimos quos scripsit aegrotos morbo jam progresso<text:line-break/>accersitum esse.</text:span></text:span></text:p>
      <text:h text:style-name="Heading_20_2" text:outline-level="2">x.</text:h>
      <text:p text:style-name="Normal"><text:span text:style-name="Default_20_Paragraph_20_Font"><text:span text:style-name="T8">C</text:span></text:span><text:span text:style-name="Default_20_Paragraph_20_Font"><text:span text:style-name="T1">l</text:span></text:span><text:span text:style-name="Default_20_Paragraph_20_Font"><text:span text:style-name="T8">a</text:span></text:span><text:span text:style-name="Default_20_Paragraph_20_Font"><text:span text:style-name="T1">ro</text:span></text:span><text:span text:style-name="Default_20_Paragraph_20_Font"><text:span text:style-name="T8">men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, </text:span></text:span><text:span text:style-name="Default_20_Paragraph_20_Font"><text:span text:style-name="T8">qui prope phrin</text:span></text:span><text:span text:style-name="Default_20_Paragraph_20_Font"><text:span text:style-name="T1">i</text:span></text:span><text:span text:style-name="Default_20_Paragraph_20_Font"><text:span text:style-name="T8">eh</text:span></text:span><text:span text:style-name="Default_20_Paragraph_20_Font"><text:span text:style-name="T1">i</text:span></text:span><text:span text:style-name="Default_20_Paragraph_20_Font"><text:span text:style-name="T8">dae pu</text:span></text:span><text:span text:style-name="Default_20_Paragraph_20_Font"><text:span text:style-name="T1">t</text:span></text:span><text:span text:style-name="Default_20_Paragraph_20_Font"><text:span text:style-name="T8">eum habitabat,<text:line-break/>fab</text:span></text:span><text:span text:style-name="Default_20_Paragraph_20_Font"><text:span text:style-name="T1">ris </text:span></text:span><text:span text:style-name="Default_20_Paragraph_20_Font"><text:span text:style-name="T8">vehe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s </text:span></text:span><text:span text:style-name="Default_20_Paragraph_20_Font"><text:span text:style-name="T8">prehend</text:span></text:span><text:span text:style-name="Default_20_Paragraph_20_Font"><text:span text:style-name="T1">it </text:span></text:span><text:span text:style-name="Default_20_Paragraph_20_Font"><text:span text:style-name="T8">; dolebat autem cap</text:span></text:span><text:span text:style-name="Default_20_Paragraph_20_Font"><text:span text:style-name="T1">i</text:span></text:span><text:span text:style-name="Default_20_Paragraph_20_Font"><text:span text:style-name="T8">te , cer-<text:line-break/>vice, lu</text:span></text:span><text:span text:style-name="Default_20_Paragraph_20_Font"><text:span text:style-name="T1">m</text:span></text:span><text:span text:style-name="Default_20_Paragraph_20_Font"><text:span text:style-name="T8">b</text:span></text:span><text:span text:style-name="Default_20_Paragraph_20_Font"><text:span text:style-name="T1">is </text:span></text:span><text:span text:style-name="Default_20_Paragraph_20_Font"><text:span text:style-name="T8">a princ</text:span></text:span><text:span text:style-name="Default_20_Paragraph_20_Font"><text:span text:style-name="T1">i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;</text:span></text:span><text:span text:style-name="Default_20_Paragraph_20_Font"><text:span text:style-name="T1"> i</text:span></text:span><text:span text:style-name="Default_20_Paragraph_20_Font"><text:span text:style-name="T8">ll</text:span></text:span><text:span text:style-name="Default_20_Paragraph_20_Font"><text:span text:style-name="T1">i</text:span></text:span><text:span text:style-name="Default_20_Paragraph_20_Font"><text:span text:style-name="T8">co surdita</text:span></text:span><text:span text:style-name="Default_20_Paragraph_20_Font"><text:span text:style-name="T1">s, </text:span></text:span><text:span text:style-name="Default_20_Paragraph_20_Font"><text:span text:style-name="T8">si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 </text:span></text:span><text:span text:style-name="Default_20_Paragraph_20_Font"><text:span text:style-name="T8">non<text:line-break/>aderant, feb</text:span></text:span><text:span text:style-name="Default_20_Paragraph_20_Font"><text:span text:style-name="T1">ris i</text:span></text:span><text:span text:style-name="Default_20_Paragraph_20_Font"><text:span text:style-name="T8">nvasit acuta, h</text:span></text:span><text:span text:style-name="Default_20_Paragraph_20_Font"><text:span text:style-name="T1">y</text:span></text:span><text:span text:style-name="Default_20_Paragraph_20_Font"><text:span text:style-name="T8">pochondr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m i</text:span></text:span><text:span text:style-name="Default_20_Paragraph_20_Font"><text:span text:style-name="T8">n tum</text:span></text:span><text:span text:style-name="Default_20_Paragraph_20_Font"><text:span text:style-name="T1">o-<text:line-break/></text:span></text:span><text:span text:style-name="Default_20_Paragraph_20_Font"><text:span text:style-name="T8">rem attolleba</text:span></text:span><text:span text:style-name="Default_20_Paragraph_20_Font"><text:span text:style-name="T1">t</text:span></text:span><text:span text:style-name="Default_20_Paragraph_20_Font"><text:span text:style-name="T8">ur, d</text:span></text:span><text:span text:style-name="Default_20_Paragraph_20_Font"><text:span text:style-name="T1">i</text:span></text:span><text:span text:style-name="Default_20_Paragraph_20_Font"><text:span text:style-name="T8">sten</text:span></text:span><text:span text:style-name="Default_20_Paragraph_20_Font"><text:span text:style-name="T1">t</text:span></text:span><text:span text:style-name="Default_20_Paragraph_20_Font"><text:span text:style-name="T8">io ex</text:span></text:span><text:span text:style-name="Default_20_Paragraph_20_Font"><text:span text:style-name="T1">i</text:span></text:span><text:span text:style-name="Default_20_Paragraph_20_Font"><text:span text:style-name="T8">gua, lingua arida. Quar</text:span></text:span><text:span text:style-name="Default_20_Paragraph_20_Font"><text:span text:style-name="T1">t</text:span></text:span><text:span text:style-name="Default_20_Paragraph_20_Font"><text:span text:style-name="T8">o<text:line-break/>sub noctem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. Quinto</text:span></text:span><text:span text:style-name="Default_20_Paragraph_20_Font"><text:span text:style-name="T1"> m</text:span></text:span><text:span text:style-name="Default_20_Paragraph_20_Font"><text:span text:style-name="T8">oleste exacerbata sunt<text:line-break/>omn</text:span></text:span><text:span text:style-name="Default_20_Paragraph_20_Font"><text:span text:style-name="T1">i</text:span></text:span><text:span text:style-name="Default_20_Paragraph_20_Font"><text:span text:style-name="T8">a. Ad undec</text:span></text:span><text:span text:style-name="Default_20_Paragraph_20_Font"><text:span text:style-name="T1">i</text:span></text:span><text:span text:style-name="Default_20_Paragraph_20_Font"><text:span text:style-name="T8">mum al</text:span></text:span><text:span text:style-name="Default_20_Paragraph_20_Font"><text:span text:style-name="T1">i</text:span></text:span><text:span text:style-name="Default_20_Paragraph_20_Font"><text:span text:style-name="T8">quantulum re</text:span></text:span><text:span text:style-name="Default_20_Paragraph_20_Font"><text:span text:style-name="T1">m</text:span></text:span><text:span text:style-name="Default_20_Paragraph_20_Font"><text:span text:style-name="T8">iserun</text:span></text:span><text:span text:style-name="Default_20_Paragraph_20_Font"><text:span text:style-name="T1">t. </text:span></text:span><text:span text:style-name="Default_20_Paragraph_20_Font"><text:span text:style-name="T8">Al-<text:line-break/>vu</text:span></text:span><text:span text:style-name="Default_20_Paragraph_20_Font"><text:span text:style-name="T1">s </text:span></text:span><text:span text:style-name="Default_20_Paragraph_20_Font"><text:span text:style-name="T8">ab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tio ad dec</text:span></text:span><text:span text:style-name="Default_20_Paragraph_20_Font"><text:span text:style-name="T1">i</text:span></text:span><text:span text:style-name="Default_20_Paragraph_20_Font"><text:span text:style-name="T8">mum quar</text:span></text:span><text:span text:style-name="Default_20_Paragraph_20_Font"><text:span text:style-name="T1">t</text:span></text:span><text:span text:style-name="Default_20_Paragraph_20_Font"><text:span text:style-name="T8">um usque 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sa , </text:span></text:span><text:span text:style-name="Default_20_Paragraph_20_Font"><text:span text:style-name="T1">t</text:span></text:span><text:span text:style-name="Default_20_Paragraph_20_Font"><text:span text:style-name="T8">c-<text:line-break/>nuia e</text:span></text:span><text:span text:style-name="Default_20_Paragraph_20_Font"><text:span text:style-name="T1">t </text:span></text:span><text:span text:style-name="Default_20_Paragraph_20_Font"><text:span text:style-name="T8">col</text:span></text:span><text:span text:style-name="Default_20_Paragraph_20_Font"><text:span text:style-name="T1">o</text:span></text:span><text:span text:style-name="Default_20_Paragraph_20_Font"><text:span text:style-name="T8">re aquea defec</text:span></text:span><text:span text:style-name="Default_20_Paragraph_20_Font"><text:span text:style-name="T1">i</text:span></text:span><text:span text:style-name="Default_20_Paragraph_20_Font"><text:span text:style-name="T8">t; ad suc</text:span></text:span><text:span text:style-name="Default_20_Paragraph_20_Font"><text:span text:style-name="T1">o</text:span></text:span><text:span text:style-name="Default_20_Paragraph_20_Font"><text:span text:style-name="T8">sum plac</text:span></text:span><text:span text:style-name="Default_20_Paragraph_20_Font"><text:span text:style-name="T1">i</text:span></text:span><text:span text:style-name="Default_20_Paragraph_20_Font"><text:span text:style-name="T8">de ha-</text:span></text:span></text:p>
      <text:p text:style-name="P3"><text:span text:style-name="Default_20_Paragraph_20_Font"><text:span text:style-name="T8">bebat; de</text:span></text:span><text:span text:style-name="Default_20_Paragraph_20_Font"><text:span text:style-name="T1">i</text:span></text:span><text:span text:style-name="Default_20_Paragraph_20_Font"><text:span text:style-name="T8">nde. alvus suppresse est,. urinae per totum<text:line-break/>morbum tenue</text:span></text:span><text:span text:style-name="Default_20_Paragraph_20_Font"><text:span text:style-name="T1">s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em, sed bon</text:span></text:span><text:span text:style-name="Default_20_Paragraph_20_Font"><text:span text:style-name="T1">i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lor</text:span></text:span><text:span text:style-name="Default_20_Paragraph_20_Font"><text:span text:style-name="T1">is, m</text:span></text:span><text:span text:style-name="Default_20_Paragraph_20_Font"><text:span text:style-name="T8">u</text:span></text:span><text:span text:style-name="Default_20_Paragraph_20_Font"><text:span text:style-name="T1">l</text:span></text:span><text:span text:style-name="Default_20_Paragraph_20_Font"><text:span text:style-name="T8">tum enaeo-<text:line-break/>re</text:span></text:span><text:span text:style-name="Default_20_Paragraph_20_Font"><text:span text:style-name="T1">m</text:span></text:span><text:span text:style-name="Default_20_Paragraph_20_Font"><text:span text:style-name="T8">a d</text:span></text:span><text:span text:style-name="Default_20_Paragraph_20_Font"><text:span text:style-name="T1">i</text:span></text:span><text:span text:style-name="Default_20_Paragraph_20_Font"><text:span text:style-name="T8">spetsu</text:span></text:span><text:span text:style-name="Default_20_Paragraph_20_Font"><text:span text:style-name="T1">m </text:span></text:span><text:span text:style-name="Default_20_Paragraph_20_Font"><text:span text:style-name="T8">cont</text:span></text:span><text:span text:style-name="Default_20_Paragraph_20_Font"><text:span text:style-name="T1">i</text:span></text:span><text:span text:style-name="Default_20_Paragraph_20_Font"><text:span text:style-name="T8">nebant, nec subsidebant. Ad de-<text:line-break/>canu</text:span></text:span><text:span text:style-name="Default_20_Paragraph_20_Font"><text:span text:style-name="T1">m </text:span></text:span><text:span text:style-name="Default_20_Paragraph_20_Font"><text:span text:style-name="T8">tex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paulo crassiore</text:span></text:span><text:span text:style-name="Default_20_Paragraph_20_Font"><text:span text:style-name="T1">s </text:span></text:span><text:span text:style-name="Default_20_Paragraph_20_Font"><text:span text:style-name="T8">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 </text:span></text:span><text:span text:style-name="Default_20_Paragraph_20_Font"><text:span text:style-name="T8">m</text:span></text:span><text:span text:style-name="Default_20_Paragraph_20_Font"><text:span text:style-name="T1">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, qu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<text:line-break/></text:span></text:span><text:span text:style-name="Default_20_Paragraph_20_Font"><text:span text:style-name="T8">paucum</text:span></text:span><text:span text:style-name="Default_20_Paragraph_20_Font"><text:span text:style-name="T1"> i</text:span></text:span><text:span text:style-name="Default_20_Paragraph_20_Font"><text:span text:style-name="T8">nerat sud</text:span></text:span><text:span text:style-name="Default_20_Paragraph_20_Font"><text:span text:style-name="T1">i</text:span></text:span><text:span text:style-name="Default_20_Paragraph_20_Font"><text:span text:style-name="T8">tnentu</text:span></text:span><text:span text:style-name="Default_20_Paragraph_20_Font"><text:span text:style-name="T1">m; </text:span></text:span><text:span text:style-name="Default_20_Paragraph_20_Font"><text:span text:style-name="T8">non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levatu</text:span></text:span><text:span text:style-name="Default_20_Paragraph_20_Font"><text:span text:style-name="T1">s </text:span></text:span><text:span text:style-name="Default_20_Paragraph_20_Font"><text:span text:style-name="T8">est, reji-<text:line-break/>p</text:span></text:span><text:span text:style-name="Default_20_Paragraph_20_Font"><text:span text:style-name="T1">i</text:span></text:span><text:span text:style-name="Default_20_Paragraph_20_Font"><text:span text:style-name="T8">sceba</text:span></text:span><text:span text:style-name="Default_20_Paragraph_20_Font"><text:span text:style-name="T1">t m</text:span></text:span><text:span text:style-name="Default_20_Paragraph_20_Font"><text:span text:style-name="T8">ag</text:span></text:span><text:span text:style-name="Default_20_Paragraph_20_Font"><text:span text:style-name="T1">is. D</text:span></text:span><text:span text:style-name="Default_20_Paragraph_20_Font"><text:span text:style-name="T8">e</text:span></text:span><text:span text:style-name="Default_20_Paragraph_20_Font"><text:span text:style-name="T1">rim</text:span></text:span><text:span text:style-name="Default_20_Paragraph_20_Font"><text:span text:style-name="T8">o sept</text:span></text:span><text:span text:style-name="Default_20_Paragraph_20_Font"><text:span text:style-name="T1">im</text:span></text:span><text:span text:style-name="Default_20_Paragraph_20_Font"><text:span text:style-name="T8">o rursu</text:span></text:span><text:span text:style-name="Default_20_Paragraph_20_Font"><text:span text:style-name="T1">s </text:span></text:span><text:span text:style-name="Default_20_Paragraph_20_Font"><text:span text:style-name="T8">tenue</text:span></text:span><text:span text:style-name="Default_20_Paragraph_20_Font"><text:span text:style-name="T1">s </text:span></text:span><text:span text:style-name="Default_20_Paragraph_20_Font"><text:span text:style-name="T8">profu</text:span></text:span><text:span text:style-name="Default_20_Paragraph_20_Font"><text:span text:style-name="T1">i-<text:line-break/></text:span></text:span><text:span text:style-name="Default_20_Paragraph_20_Font"><text:span text:style-name="T8">.vere; secundum u</text:span></text:span><text:span text:style-name="Default_20_Paragraph_20_Font"><text:span text:style-name="T1">t</text:span></text:span><text:span text:style-name="Default_20_Paragraph_20_Font"><text:span text:style-name="T8">ramque aure</text:span></text:span><text:span text:style-name="Default_20_Paragraph_20_Font"><text:span text:style-name="T1">m </text:span></text:span><text:span text:style-name="Default_20_Paragraph_20_Font"><text:span text:style-name="T8">tu</text:span></text:span><text:span text:style-name="Default_20_Paragraph_20_Font"><text:span text:style-name="T1">mo</text:span></text:span><text:span text:style-name="Default_20_Paragraph_20_Font"><text:span text:style-name="T8">r c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^<text:line-break/>sub</text:span></text:span><text:span text:style-name="Default_20_Paragraph_20_Font"><text:span text:style-name="T1">o</text:span></text:span><text:span text:style-name="Default_20_Paragraph_20_Font"><text:span text:style-name="T8">rtu</text:span></text:span><text:span text:style-name="Default_20_Paragraph_20_Font"><text:span text:style-name="T1">s </text:span></text:span><text:span text:style-name="Default_20_Paragraph_20_Font"><text:span text:style-name="T8">est; /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 </text:span></text:span><text:span text:style-name="Default_20_Paragraph_20_Font"><text:span text:style-name="T8">non aderan</text:span></text:span><text:span text:style-name="Default_20_Paragraph_20_Font"><text:span text:style-name="T1">t, </text:span></text:span><text:span text:style-name="Default_20_Paragraph_20_Font"><text:span text:style-name="T8">deliraba</text:span></text:span><text:span text:style-name="Default_20_Paragraph_20_Font"><text:span text:style-name="T1">t, </text:span></text:span><text:span text:style-name="Default_20_Paragraph_20_Font"><text:span text:style-name="T8">cruru</text:span></text:span><text:span text:style-name="Default_20_Paragraph_20_Font"><text:span text:style-name="T1">m </text:span></text:span><text:span text:style-name="Default_20_Paragraph_20_Font"><text:span text:style-name="T8">do-<text:line-break/>lore vexabatur. tr</text:span></text:span><text:span text:style-name="Default_20_Paragraph_20_Font"><text:span text:style-name="T1">i</text:span></text:span><text:span text:style-name="Default_20_Paragraph_20_Font"><text:span text:style-name="T8">gesi</text:span></text:span><text:span text:style-name="Default_20_Paragraph_20_Font"><text:span text:style-name="T1">m</text:span></text:span><text:span text:style-name="Default_20_Paragraph_20_Font"><text:span text:style-name="T8">o a fabre l</text:span></text:span><text:span text:style-name="Default_20_Paragraph_20_Font"><text:span text:style-name="T1">i</text:span></text:span><text:span text:style-name="Default_20_Paragraph_20_Font"><text:span text:style-name="T8">ber</text:span></text:span><text:span text:style-name="Default_20_Paragraph_20_Font"><text:span text:style-name="T1"> j</text:span></text:span><text:span text:style-name="Default_20_Paragraph_20_Font"><text:span text:style-name="T8">ud</text:span></text:span><text:span text:style-name="Default_20_Paragraph_20_Font"><text:span text:style-name="T1">i</text:span></text:span><text:span text:style-name="Default_20_Paragraph_20_Font"><text:span text:style-name="T8">catu</text:span></text:span><text:span text:style-name="Default_20_Paragraph_20_Font"><text:span text:style-name="T1">s </text:span></text:span><text:span text:style-name="Default_20_Paragraph_20_Font"><text:span text:style-name="T8">est,<text:line-break/>n</text:span></text:span><text:span text:style-name="Default_20_Paragraph_20_Font"><text:span text:style-name="T1">o</text:span></text:span><text:span text:style-name="Default_20_Paragraph_20_Font"><text:span text:style-name="T8">n sudav</text:span></text:span><text:span text:style-name="Default_20_Paragraph_20_Font"><text:span text:style-name="T1">i</text:span></text:span><text:span text:style-name="Default_20_Paragraph_20_Font"><text:span text:style-name="T8">t, omn</text:span></text:span><text:span text:style-name="Default_20_Paragraph_20_Font"><text:span text:style-name="T1">i</text:span></text:span><text:span text:style-name="Default_20_Paragraph_20_Font"><text:span text:style-name="T8">a intel</text:span></text:span><text:span text:style-name="Default_20_Paragraph_20_Font"><text:span text:style-name="T1">li</text:span></text:span><text:span text:style-name="Default_20_Paragraph_20_Font"><text:span text:style-name="T8">gebat. C</text:span></text:span><text:span text:style-name="Default_20_Paragraph_20_Font"><text:span text:style-name="T1">i</text:span></text:span><text:span text:style-name="Default_20_Paragraph_20_Font"><text:span text:style-name="T8">rca v</text:span></text:span><text:span text:style-name="Default_20_Paragraph_20_Font"><text:span text:style-name="T1">i</text:span></text:span><text:span text:style-name="Default_20_Paragraph_20_Font"><text:span text:style-name="T8">gesimum sc-<text:line-break/>pt</text:span></text:span><text:span text:style-name="Default_20_Paragraph_20_Font"><text:span text:style-name="T1">i</text:span></text:span><text:span text:style-name="Default_20_Paragraph_20_Font"><text:span text:style-name="T8">mum vehe</text:span></text:span><text:span text:style-name="Default_20_Paragraph_20_Font"><text:span text:style-name="T1">m</text:span></text:span><text:span text:style-name="Default_20_Paragraph_20_Font"><text:span text:style-name="T8">en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xend</text:span></text:span><text:span text:style-name="Default_20_Paragraph_20_Font"><text:span text:style-name="T1">i</text:span></text:span><text:span text:style-name="Default_20_Paragraph_20_Font"><text:span text:style-name="T8">ci</text:span></text:span><text:span text:style-name="Default_20_Paragraph_20_Font"><text:span text:style-name="T1">s </text:span></text:span><text:span text:style-name="Default_20_Paragraph_20_Font"><text:span text:style-name="T8">dextrae dolor obortu</text:span></text:span><text:span text:style-name="Default_20_Paragraph_20_Font"><text:span text:style-name="T1">s </text:span></text:span><text:span text:style-name="Default_20_Paragraph_20_Font"><text:span text:style-name="T8">sta-<text:line-break/>t</text:span></text:span><text:span text:style-name="Default_20_Paragraph_20_Font"><text:span text:style-name="T1">i</text:span></text:span><text:span text:style-name="Default_20_Paragraph_20_Font"><text:span text:style-name="T8">mque sudatu</text:span></text:span><text:span text:style-name="Default_20_Paragraph_20_Font"><text:span text:style-name="T1">s </text:span></text:span><text:span text:style-name="Default_20_Paragraph_20_Font"><text:span text:style-name="T8">est. </text:span></text:span><text:span text:style-name="Default_20_Paragraph_20_Font"><text:span text:style-name="T1">T</text:span></text:span><text:span text:style-name="Default_20_Paragraph_20_Font"><text:span text:style-name="T8">ubercula secundu</text:span></text:span><text:span text:style-name="Default_20_Paragraph_20_Font"><text:span text:style-name="T1">m </text:span></text:span><text:span text:style-name="Default_20_Paragraph_20_Font"><text:span text:style-name="T8">aure</text:span></text:span><text:span text:style-name="Default_20_Paragraph_20_Font"><text:span text:style-name="T1">s </text:span></text:span><text:span text:style-name="Default_20_Paragraph_20_Font"><text:span text:style-name="T8">neque<text:line-break/>suda</text:span></text:span><text:span text:style-name="Default_20_Paragraph_20_Font"><text:span text:style-name="T1">t</text:span></text:span><text:span text:style-name="Default_20_Paragraph_20_Font"><text:span text:style-name="T8">a sunt, neque suppuraban</text:span></text:span><text:span text:style-name="Default_20_Paragraph_20_Font"><text:span text:style-name="T1">t, </text:span></text:span><text:span text:style-name="Default_20_Paragraph_20_Font"><text:span text:style-name="T8">sed dolebant. Ad tri-<text:line-break/>gesimu</text:span></text:span><text:span text:style-name="Default_20_Paragraph_20_Font"><text:span text:style-name="T1">m </text:span></text:span><text:span text:style-name="Default_20_Paragraph_20_Font"><text:span text:style-name="T8">pr</text:span></text:span><text:span text:style-name="Default_20_Paragraph_20_Font"><text:span text:style-name="T1">im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pr</text:span></text:span><text:span text:style-name="Default_20_Paragraph_20_Font"><text:span text:style-name="T1">o</text:span></text:span><text:span text:style-name="Default_20_Paragraph_20_Font"><text:span text:style-name="T8">stu</text:span></text:span><text:span text:style-name="Default_20_Paragraph_20_Font"><text:span text:style-name="T1">.ti</text:span></text:span><text:span text:style-name="Default_20_Paragraph_20_Font"><text:span text:style-name="T8">t alvu</text:span></text:span><text:span text:style-name="Default_20_Paragraph_20_Font"><text:span text:style-name="T1">s m</text:span></text:span><text:span text:style-name="Default_20_Paragraph_20_Font"><text:span text:style-name="T8">ult</text:span></text:span><text:span text:style-name="Default_20_Paragraph_20_Font"><text:span text:style-name="T1">i</text:span></text:span><text:span text:style-name="Default_20_Paragraph_20_Font"><text:span text:style-name="T8">s, aquosi</text:span></text:span><text:span text:style-name="Default_20_Paragraph_20_Font"><text:span text:style-name="T1">s </text:span></text:span><text:span text:style-name="Default_20_Paragraph_20_Font"><text:span text:style-name="T8">et d</text:span></text:span><text:span text:style-name="Default_20_Paragraph_20_Font"><text:span text:style-name="T1">ys-<text:line-break/></text:span></text:span><text:span text:style-name="Default_20_Paragraph_20_Font"><text:span text:style-name="T8">enter</text:span></text:span><text:span text:style-name="Default_20_Paragraph_20_Font"><text:span text:style-name="T1">i</text:span></text:span><text:span text:style-name="Default_20_Paragraph_20_Font"><text:span text:style-name="T8">coru</text:span></text:span><text:span text:style-name="Default_20_Paragraph_20_Font"><text:span text:style-name="T1">m simili</text:span></text:span><text:span text:style-name="Default_20_Paragraph_20_Font"><text:span text:style-name="T8">bus, ur</text:span></text:span><text:span text:style-name="Default_20_Paragraph_20_Font"><text:span text:style-name="T1">i</text:span></text:span><text:span text:style-name="Default_20_Paragraph_20_Font"><text:span text:style-name="T8">na</text:span></text:span><text:span text:style-name="Default_20_Paragraph_20_Font"><text:span text:style-name="T1">s </text:span></text:span><text:span text:style-name="Default_20_Paragraph_20_Font"><text:span text:style-name="T8">cra/fus m</text:span></text:span><text:span text:style-name="Default_20_Paragraph_20_Font"><text:span text:style-name="T1">i</text:span></text:span><text:span text:style-name="Default_20_Paragraph_20_Font"><text:span text:style-name="T8">nxit; par</text:span></text:span><text:span text:style-name="Default_20_Paragraph_20_Font"><text:span text:style-name="T1">oti</text:span></text:span><text:span text:style-name="Default_20_Paragraph_20_Font"><text:span text:style-name="T8">de</text:span></text:span><text:span text:style-name="Default_20_Paragraph_20_Font"><text:span text:style-name="T1">s<text:line-break/></text:span></text:span><text:span text:style-name="Default_20_Paragraph_20_Font"><text:span text:style-name="T8">suda</text:span></text:span><text:span text:style-name="Default_20_Paragraph_20_Font"><text:span text:style-name="T1">t</text:span></text:span><text:span text:style-name="Default_20_Paragraph_20_Font"><text:span text:style-name="T8">ae sunt. C</text:span></text:span><text:span text:style-name="Default_20_Paragraph_20_Font"><text:span text:style-name="T1">i</text:span></text:span><text:span text:style-name="Default_20_Paragraph_20_Font"><text:span text:style-name="T8">rca quadragesimum dex</text:span></text:span><text:span text:style-name="Default_20_Paragraph_20_Font"><text:span text:style-name="T1">t</text:span></text:span><text:span text:style-name="Default_20_Paragraph_20_Font"><text:span text:style-name="T8">er oculu</text:span></text:span><text:span text:style-name="Default_20_Paragraph_20_Font"><text:span text:style-name="T1">s </text:span></text:span><text:span text:style-name="Default_20_Paragraph_20_Font"><text:span text:style-name="T8">do-<text:line-break/></text:span></text:span><text:span text:style-name="Default_20_Paragraph_20_Font"><text:span text:style-name="T1">l</text:span></text:span><text:span text:style-name="Default_20_Paragraph_20_Font"><text:span text:style-name="T8">u</text:span></text:span><text:span text:style-name="Default_20_Paragraph_20_Font"><text:span text:style-name="T1">i</text:span></text:span><text:span text:style-name="Default_20_Paragraph_20_Font"><text:span text:style-name="T8">t, obtusiu</text:span></text:span><text:span text:style-name="Default_20_Paragraph_20_Font"><text:span text:style-name="T1">s 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t, convalu</text:span></text:span><text:span text:style-name="Default_20_Paragraph_20_Font"><text:span text:style-name="T1">i</text:span></text:span><text:span text:style-name="Default_20_Paragraph_20_Font"><text:span text:style-name="T8">t.</text:span></text:span></text:p>
      <text:p text:style-name="P2"><text:span text:style-name="Default_20_Paragraph_20_Font"><text:span text:style-name="T1">Hic homo et testimonium vel etiam exemplum est<text:line-break/>non parvum universalium praeceptorum. Exordiemur<text:line-break/>autem ab urinis, de quibus undecimo die scripsit: .urinae<text:line-break/>per totum morbum tenues quidem, sed boni coloris,<text:line-break/>multumque enaeorema dispersum continebant, non subsi-<text:line-break/>debaut. Perinde enim ac si ab initio talea ipsae fuissent<text:line-break/>et ad decimum </text:span></text:span><text:span text:style-name="Default_20_Paragraph_20_Font"><text:span text:style-name="T8">t</text:span></text:span><text:span text:style-name="Default_20_Paragraph_20_Font"><text:span text:style-name="T1">extum usque permansissent modo simili,<text:line-break/>ita narrationem fecisse ridetur. Decimo </text:span></text:span><text:span text:style-name="Default_20_Paragraph_20_Font"><text:span text:style-name="T8">t</text:span></text:span><text:span text:style-name="Default_20_Paragraph_20_Font"><text:span text:style-name="T1">exto die ipsa-<text:line-break/>rum mutationum indicarit, quod tunc primum incidisset,<text:line-break/>ita loquutus: decimo sexto die paulo crassiores urinas<text:line-break/>minxit , quibus .paucum luerat sedimentum. Constat igi-<text:line-break/>tur tenues quidem urinas, sed boni coloris, ob coloris<text:line-break/>bonitatem salutem indicare , tenues vero tempore . ad<text:line-break/>concoctionem indigere. At eorum quae molestias excita-<text:line-break/>bant non erat unum genus. Nam posteaquam decimo sexto<text:line-break/>die .urinarum mutationem praedixisset, deinceps ait: die<text:line-break/>feptimo rursus tenues. Eodem autem die ait ipsi absces-<text:line-break/></text:span></text:span><text:span text:style-name="Default_20_Paragraph_20_Font"><text:span text:style-name="T8">t</text:span></text:span><text:span text:style-name="Default_20_Paragraph_20_Font"><text:span text:style-name="T1">us post aures excitatos, qui si cum orastis urinis scissent,</text:span></text:span></text:p>
      <text:p text:style-name="P3"><text:span text:style-name="Default_20_Paragraph_20_Font"><text:span text:style-name="T1">vigesimo die optime habuisset, quum septimus decimus<text:line-break/>vigesimi sit index. Eo itaque die plane judicatus est.,<text:line-break/>non tamen certitudinem habuit judicium , imo tubercula<text:line-break/>fecundum aures neque subsiderunt, neque snppurarunt.<text:line-break/>Dolebat. praeterea , coepitque diarrhoea cum dyfenteriosis,<text:line-break/>hoc est ramentofis dejectionibus , quae acrimoniae eorum<text:line-break/>qui excernebantur humorum erant notae, quumque urinae<text:line-break/>una cum ipsis crassae fuissent, parotides depressae funi;<text:line-break/>quae quum ita procederem, absoluta morbi mutatio in diem<text:line-break/>quadragesimum incidit. Quare memineris in ejusmodi<text:line-break/>Iudiciis non ultimi solum judicii , quod in judicatoriorum<text:line-break/>dierum circuitu accidit, </text:span></text:span><text:span text:style-name="Default_20_Paragraph_20_Font"><text:span text:style-name="T8">t</text:span></text:span><text:span text:style-name="Default_20_Paragraph_20_Font"><text:span text:style-name="T1">est etiam ejus quod in medio<text:line-break/>esu Etenim iudicia in omnibus aegrotis, non in luis solis<text:line-break/>judicatoriis diebus fieri videntur, diebus etiam judicato-<text:line-break/>riis abscessus post aures excitati stant. Nam septimodeci-<text:line-break/>mo parotides extiterunt. Die vigesimo septimo dextrae<text:line-break/>coxae dolor invasit, natura quidem excrementum deorsum<text:line-break/>propellente, nec non valente excretionem per alvum</text:span></text:span></text:p>
      <text:p text:style-name="P3"><text:span text:style-name="Default_20_Paragraph_20_Font"><text:span text:style-name="T1">efficere, quam sequenti .quatriduo concitarit. Quod au-<text:line-break/>tem et vigesimo die judicium imperfectum habuerit antea<text:line-break/>accepimus. Quapropter. in aegris judicatoriorum dierum<text:line-break/>circuitus ab evidenter apparentibus fidem accipiunt.</text:span></text:span></text:p>
      <text:h text:style-name="Heading_20_2" text:outline-level="2"><text:span text:style-name="Default_20_Paragraph_20_Font">XI.</text:span></text:h>
      <text:p text:style-name="P4"><text:span text:style-name="Default_20_Paragraph_20_Font"><text:span text:style-name="T1">D</text:span></text:span><text:span text:style-name="Default_20_Paragraph_20_Font"><text:span text:style-name="T8">ro</text:span></text:span><text:span text:style-name="Default_20_Paragraph_20_Font"><text:span text:style-name="T1">m</text:span></text:span><text:span text:style-name="Default_20_Paragraph_20_Font"><text:span text:style-name="T8">eadae c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ugem, quaesi</text:span></text:span><text:span text:style-name="Default_20_Paragraph_20_Font"><text:span text:style-name="T1">ssem </text:span></text:span><text:span text:style-name="Default_20_Paragraph_20_Font"><text:span text:style-name="T8">peperera</text:span></text:span><text:span text:style-name="Default_20_Paragraph_20_Font"><text:span text:style-name="T1">t, </text:span></text:span><text:span text:style-name="Default_20_Paragraph_20_Font"><text:span text:style-name="T8">caeteri</text:span></text:span><text:span text:style-name="Default_20_Paragraph_20_Font"><text:span text:style-name="T1">s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i-<text:line-break/>bu</text:span></text:span><text:span text:style-name="Default_20_Paragraph_20_Font"><text:span text:style-name="T1">s </text:span></text:span><text:span text:style-name="Default_20_Paragraph_20_Font"><text:span text:style-name="T8">ex rece</text:span></text:span><text:span text:style-name="Default_20_Paragraph_20_Font"><text:span text:style-name="T1">j</text:span></text:span><text:span text:style-name="Default_20_Paragraph_20_Font"><text:span text:style-name="T8">sione procellis-, postr</text:span></text:span><text:span text:style-name="Default_20_Paragraph_20_Font"><text:span text:style-name="T1">i</text:span></text:span><text:span text:style-name="Default_20_Paragraph_20_Font"><text:span text:style-name="T8">die prehendit rigor,<text:line-break/>febr</text:span></text:span><text:span text:style-name="Default_20_Paragraph_20_Font"><text:span text:style-name="T1">is </text:span></text:span><text:span text:style-name="Default_20_Paragraph_20_Font"><text:span text:style-name="T8">acuta. Coep</text:span></text:span><text:span text:style-name="Default_20_Paragraph_20_Font"><text:span text:style-name="T1">i</text:span></text:span><text:span text:style-name="Default_20_Paragraph_20_Font"><text:span text:style-name="T8">t au</text:span></text:span><text:span text:style-name="Default_20_Paragraph_20_Font"><text:span text:style-name="T1">t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primo d</text:span></text:span><text:span text:style-name="Default_20_Paragraph_20_Font"><text:span text:style-name="T1">i</text:span></text:span><text:span text:style-name="Default_20_Paragraph_20_Font"><text:span text:style-name="T8">e c</text:span></text:span><text:span text:style-name="Default_20_Paragraph_20_Font"><text:span text:style-name="T1">i</text:span></text:span><text:span text:style-name="Default_20_Paragraph_20_Font"><text:span text:style-name="T8">rca h</text:span></text:span><text:span text:style-name="Default_20_Paragraph_20_Font"><text:span text:style-name="T1">y</text:span></text:span><text:span text:style-name="Default_20_Paragraph_20_Font"><text:span text:style-name="T8">pochon-<text:line-break/>dr</text:span></text:span><text:span text:style-name="Default_20_Paragraph_20_Font"><text:span text:style-name="T1">i</text:span></text:span><text:span text:style-name="Default_20_Paragraph_20_Font"><text:span text:style-name="T8">um do</text:span></text:span><text:span text:style-name="Default_20_Paragraph_20_Font"><text:span text:style-name="T1">l</text:span></text:span><text:span text:style-name="Default_20_Paragraph_20_Font"><text:span text:style-name="T8">ere cu</text:span></text:span><text:span text:style-name="Default_20_Paragraph_20_Font"><text:span text:style-name="T1">m fasti</text:span></text:span><text:span text:style-name="Default_20_Paragraph_20_Font"><text:span text:style-name="T8">d</text:span></text:span><text:span text:style-name="Default_20_Paragraph_20_Font"><text:span text:style-name="T1">io, </text:span></text:span><text:span text:style-name="Default_20_Paragraph_20_Font"><text:span text:style-name="T8">horrore</text:span></text:span><text:span text:style-name="Default_20_Paragraph_20_Font"><text:span text:style-name="T1">, i</text:span></text:span><text:span text:style-name="Default_20_Paragraph_20_Font"><text:span text:style-name="T8">acta</text:span></text:span><text:span text:style-name="Default_20_Paragraph_20_Font"><text:span text:style-name="T1">ti</text:span></text:span><text:span text:style-name="Default_20_Paragraph_20_Font"><text:span text:style-name="T8">one. se-<text:line-break/>quen</text:span></text:span><text:span text:style-name="Default_20_Paragraph_20_Font"><text:span text:style-name="T1">ti</text:span></text:span><text:span text:style-name="Default_20_Paragraph_20_Font"><text:span text:style-name="T8">bus vero d</text:span></text:span><text:span text:style-name="Default_20_Paragraph_20_Font"><text:span text:style-name="T1">i</text:span></text:span><text:span text:style-name="Default_20_Paragraph_20_Font"><text:span text:style-name="T8">ebus non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sp</text:span></text:span><text:span text:style-name="Default_20_Paragraph_20_Font"><text:span text:style-name="T1">i</text:span></text:span><text:span text:style-name="Default_20_Paragraph_20_Font"><text:span text:style-name="T8">r</text:span></text:span><text:span text:style-name="Default_20_Paragraph_20_Font"><text:span text:style-name="T1">i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raru</text:span></text:span><text:span text:style-name="Default_20_Paragraph_20_Font"><text:span text:style-name="T1">s, </text:span></text:span><text:span text:style-name="Default_20_Paragraph_20_Font"><text:span text:style-name="T8">ma-<text:line-break/>gnu</text:span></text:span><text:span text:style-name="Default_20_Paragraph_20_Font"><text:span text:style-name="T1">s, </text:span></text:span><text:span text:style-name="Default_20_Paragraph_20_Font"><text:span text:style-name="T8">sia</text:span></text:span><text:span text:style-name="Default_20_Paragraph_20_Font"><text:span text:style-name="T1">t</text:span></text:span><text:span text:style-name="Default_20_Paragraph_20_Font"><text:span text:style-name="T8">imque revulsu</text:span></text:span><text:span text:style-name="Default_20_Paragraph_20_Font"><text:span text:style-name="T1">s. </text:span></text:span><text:span text:style-name="Default_20_Paragraph_20_Font"><text:span text:style-name="T8">secundo a rigore die cos</text:span></text:span><text:span text:style-name="Default_20_Paragraph_20_Font"><text:span text:style-name="T1">tato-<text:line-break/></text:span></text:span><text:span text:style-name="Default_20_Paragraph_20_Font"><text:span text:style-name="T8">de ab alvo sierc</text:span></text:span><text:span text:style-name="Default_20_Paragraph_20_Font"><text:span text:style-name="T1">o</text:span></text:span><text:span text:style-name="Default_20_Paragraph_20_Font"><text:span text:style-name="T8">ra prod</text:span></text:span><text:span text:style-name="Default_20_Paragraph_20_Font"><text:span text:style-name="T1">i</text:span></text:span><text:span text:style-name="Default_20_Paragraph_20_Font"><text:span text:style-name="T8">erunt, urinae erasae, albae,<text:line-break/>turbatae, quale</text:span></text:span><text:span text:style-name="Default_20_Paragraph_20_Font"><text:span text:style-name="T1">s </text:span></text:span><text:span text:style-name="Default_20_Paragraph_20_Font"><text:span text:style-name="T8">quae ex subsident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siun</text:span></text:span><text:span text:style-name="Default_20_Paragraph_20_Font"><text:span text:style-name="T1">t, </text:span></text:span><text:span text:style-name="Default_20_Paragraph_20_Font"><text:span text:style-name="T8">quum ,<text:line-break/>multo</text:span></text:span><text:span text:style-name="Default_20_Paragraph_20_Font"><text:span text:style-name="T1"> t</text:span></text:span><text:span text:style-name="Default_20_Paragraph_20_Font"><text:span text:style-name="T8">e</text:span></text:span><text:span text:style-name="Default_20_Paragraph_20_Font"><text:span text:style-name="T1">m</text:span></text:span><text:span text:style-name="Default_20_Paragraph_20_Font"><text:span text:style-name="T8">pore depositae re</text:span></text:span><text:span text:style-name="Default_20_Paragraph_20_Font"><text:span text:style-name="T1">t</text:span></text:span><text:span text:style-name="Default_20_Paragraph_20_Font"><text:span text:style-name="T8">urbabantur, non subsidebant,<text:line-break/>noc</text:span></text:span><text:span text:style-name="Default_20_Paragraph_20_Font"><text:span text:style-name="T1">t</text:span></text:span><text:span text:style-name="Default_20_Paragraph_20_Font"><text:span text:style-name="T8">u non dorm</text:span></text:span><text:span text:style-name="Default_20_Paragraph_20_Font"><text:span text:style-name="T1">ivi</text:span></text:span><text:span text:style-name="Default_20_Paragraph_20_Font"><text:span text:style-name="T8">t.</text:span></text:span><text:span text:style-name="Default_20_Paragraph_20_Font"><text:span text:style-name="T1"> Te</text:span></text:span><text:span text:style-name="Default_20_Paragraph_20_Font"><text:span text:style-name="T8">rt</text:span></text:span><text:span text:style-name="Default_20_Paragraph_20_Font"><text:span text:style-name="T1">i</text:span></text:span><text:span text:style-name="Default_20_Paragraph_20_Font"><text:span text:style-name="T8">o d</text:span></text:span><text:span text:style-name="Default_20_Paragraph_20_Font"><text:span text:style-name="T1">i</text:span></text:span><text:span text:style-name="Default_20_Paragraph_20_Font"><text:span text:style-name="T8">e c</text:span></text:span><text:span text:style-name="Default_20_Paragraph_20_Font"><text:span text:style-name="T1">i</text:span></text:span><text:span text:style-name="Default_20_Paragraph_20_Font"><text:span text:style-name="T8">rciter</text:span></text:span><text:span text:style-name="Default_20_Paragraph_20_Font"><text:span text:style-name="T1"> m</text:span></text:span><text:span text:style-name="Default_20_Paragraph_20_Font"><text:span text:style-name="T8">er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</text:span></text:span><text:span text:style-name="Default_20_Paragraph_20_Font"><text:span text:style-name="T8">no-<text:line-break/>vu</text:span></text:span><text:span text:style-name="Default_20_Paragraph_20_Font"><text:span text:style-name="T1">s ri</text:span></text:span><text:span text:style-name="Default_20_Paragraph_20_Font"><text:span text:style-name="T8">gor sub</text:span></text:span><text:span text:style-name="Default_20_Paragraph_20_Font"><text:span text:style-name="T1">o</text:span></text:span><text:span text:style-name="Default_20_Paragraph_20_Font"><text:span text:style-name="T8">rtu</text:span></text:span><text:span text:style-name="Default_20_Paragraph_20_Font"><text:span text:style-name="T1">s </text:span></text:span><text:span text:style-name="Default_20_Paragraph_20_Font"><text:span text:style-name="T8">est, febris acuta, ur</text:span></text:span><text:span text:style-name="Default_20_Paragraph_20_Font"><text:span text:style-name="T1">i</text:span></text:span><text:span text:style-name="Default_20_Paragraph_20_Font"><text:span text:style-name="T8">nae si</text:span></text:span><text:span text:style-name="Default_20_Paragraph_20_Font"><text:span text:style-name="T1">mi</text:span></text:span><text:span text:style-name="Default_20_Paragraph_20_Font"><text:span text:style-name="T8">le</text:span></text:span><text:span text:style-name="Default_20_Paragraph_20_Font"><text:span text:style-name="T1">s; </text:span></text:span><text:span text:style-name="Default_20_Paragraph_20_Font"><text:span text:style-name="T8">h</text:span></text:span><text:span text:style-name="Default_20_Paragraph_20_Font"><text:span text:style-name="T1">y-</text:span></text:span></text:p>
      <text:p text:style-name="P2"><text:span text:style-name="Default_20_Paragraph_20_Font"><text:span text:style-name="T8">pochondri</text:span></text:span><text:span text:style-name="Default_20_Paragraph_20_Font"><text:span text:style-name="T1">i </text:span></text:span><text:span text:style-name="Default_20_Paragraph_20_Font"><text:span text:style-name="T8">dolor, fastid</text:span></text:span><text:span text:style-name="Default_20_Paragraph_20_Font"><text:span text:style-name="T1">i</text:span></text:span><text:span text:style-name="Default_20_Paragraph_20_Font"><text:span text:style-name="T8">osa et nausuabunda, nox mo-<text:line-break/>.testa , non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 , toto c</text:span></text:span><text:span text:style-name="Default_20_Paragraph_20_Font"><text:span text:style-name="T1">o</text:span></text:span><text:span text:style-name="Default_20_Paragraph_20_Font"><text:span text:style-name="T8">rpore sudav</text:span></text:span><text:span text:style-name="Default_20_Paragraph_20_Font"><text:span text:style-name="T1">i</text:span></text:span><text:span text:style-name="Default_20_Paragraph_20_Font"><text:span text:style-name="T8">t sudore su-<text:line-break/>g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o, </text:span></text:span><text:span text:style-name="Default_20_Paragraph_20_Font"><text:span text:style-name="T8">sed iterum recalu</text:span></text:span><text:span text:style-name="Default_20_Paragraph_20_Font"><text:span text:style-name="T1">i</text:span></text:span><text:span text:style-name="Default_20_Paragraph_20_Font"><text:span text:style-name="T8">t. Quar</text:span></text:span><text:span text:style-name="Default_20_Paragraph_20_Font"><text:span text:style-name="T1">t</text:span></text:span><text:span text:style-name="Default_20_Paragraph_20_Font"><text:span text:style-name="T8">o dol</text:span></text:span><text:span text:style-name="Default_20_Paragraph_20_Font"><text:span text:style-name="T1">o</text:span></text:span><text:span text:style-name="Default_20_Paragraph_20_Font"><text:span text:style-name="T8">r quide</text:span></text:span><text:span text:style-name="Default_20_Paragraph_20_Font"><text:span text:style-name="T1">m </text:span></text:span><text:span text:style-name="Default_20_Paragraph_20_Font"><text:span text:style-name="T8">h</text:span></text:span><text:span text:style-name="Default_20_Paragraph_20_Font"><text:span text:style-name="T1">y</text:span></text:span><text:span text:style-name="Default_20_Paragraph_20_Font"><text:span text:style-name="T8">po-<text:line-break/>ch</text:span></text:span><text:span text:style-name="Default_20_Paragraph_20_Font"><text:span text:style-name="T1">o</text:span></text:span><text:span text:style-name="Default_20_Paragraph_20_Font"><text:span text:style-name="T8">nd</text:span></text:span><text:span text:style-name="Default_20_Paragraph_20_Font"><text:span text:style-name="T1">rii </text:span></text:span><text:span text:style-name="Default_20_Paragraph_20_Font"><text:span text:style-name="T8">al</text:span></text:span><text:span text:style-name="Default_20_Paragraph_20_Font"><text:span text:style-name="T1">i</text:span></text:span><text:span text:style-name="Default_20_Paragraph_20_Font"><text:span text:style-name="T8">quantulum rem</text:span></text:span><text:span text:style-name="Default_20_Paragraph_20_Font"><text:span text:style-name="T1">i</text:span></text:span><text:span text:style-name="Default_20_Paragraph_20_Font"><text:span text:style-name="T8">sit, sed capit</text:span></text:span><text:span text:style-name="Default_20_Paragraph_20_Font"><text:span text:style-name="T1">i</text:span></text:span><text:span text:style-name="Default_20_Paragraph_20_Font"><text:span text:style-name="T8">s cu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<text:line-break/>grav</text:span></text:span><text:span text:style-name="Default_20_Paragraph_20_Font"><text:span text:style-name="T1">it</text:span></text:span><text:span text:style-name="Default_20_Paragraph_20_Font"><text:span text:style-name="T8">a</text:span></text:span><text:span text:style-name="Default_20_Paragraph_20_Font"><text:span text:style-name="T1">s fui</text:span></text:span><text:span text:style-name="Default_20_Paragraph_20_Font"><text:span text:style-name="T8">t, veternu</text:span></text:span><text:span text:style-name="Default_20_Paragraph_20_Font"><text:span text:style-name="T1">s </text:span></text:span><text:span text:style-name="Default_20_Paragraph_20_Font"><text:span text:style-name="T8">ea</text:span></text:span><text:span text:style-name="Default_20_Paragraph_20_Font"><text:span text:style-name="T1">m </text:span></text:span><text:span text:style-name="Default_20_Paragraph_20_Font"><text:span text:style-name="T8">occupa</text:span></text:span><text:span text:style-name="Default_20_Paragraph_20_Font"><text:span text:style-name="T1">t, </text:span></text:span><text:span text:style-name="Default_20_Paragraph_20_Font"><text:span text:style-name="T8">paucae sangu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s<text:line-break/></text:span></text:span><text:span text:style-name="Default_20_Paragraph_20_Font"><text:span text:style-name="T8">e nar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sti</text:span></text:span><text:span text:style-name="Default_20_Paragraph_20_Font"><text:span text:style-name="T8">llae dec</text:span></text:span><text:span text:style-name="Default_20_Paragraph_20_Font"><text:span text:style-name="T1">i</text:span></text:span><text:span text:style-name="Default_20_Paragraph_20_Font"><text:span text:style-name="T8">derunt, l</text:span></text:span><text:span text:style-name="Default_20_Paragraph_20_Font"><text:span text:style-name="T1">i</text:span></text:span><text:span text:style-name="Default_20_Paragraph_20_Font"><text:span text:style-name="T8">ngua arida, siticulosa,<text:line-break/>ur</text:span></text:span><text:span text:style-name="Default_20_Paragraph_20_Font"><text:span text:style-name="T1">i</text:span></text:span><text:span text:style-name="Default_20_Paragraph_20_Font"><text:span text:style-name="T8">nae paucae, tenue</text:span></text:span><text:span text:style-name="Default_20_Paragraph_20_Font"><text:span text:style-name="T1">s, </text:span></text:span><text:span text:style-name="Default_20_Paragraph_20_Font"><text:span text:style-name="T8">oleosue, parum 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</text:span></text:span><text:span text:style-name="Default_20_Paragraph_20_Font"><text:span text:style-name="T8">ivit. Quin</text:span></text:span><text:span text:style-name="Default_20_Paragraph_20_Font"><text:span text:style-name="T1">to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 sit</text:span></text:span><text:span text:style-name="Default_20_Paragraph_20_Font"><text:span text:style-name="T1">i</text:span></text:span><text:span text:style-name="Default_20_Paragraph_20_Font"><text:span text:style-name="T8">bunda, fastidiosa, eaedem urinae, ab alv</text:span></text:span><text:span text:style-name="Default_20_Paragraph_20_Font"><text:span text:style-name="T1">o </text:span></text:span><text:span text:style-name="Default_20_Paragraph_20_Font"><text:span text:style-name="T8">nih</text:span></text:span><text:span text:style-name="Default_20_Paragraph_20_Font"><text:span text:style-name="T1">i</text:span></text:span><text:span text:style-name="Default_20_Paragraph_20_Font"><text:span text:style-name="T8">l<text:line-break/>sece</text:span></text:span><text:span text:style-name="Default_20_Paragraph_20_Font"><text:span text:style-name="T1">jsit, </text:span></text:span><text:span text:style-name="Default_20_Paragraph_20_Font"><text:span text:style-name="T8">circa meri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m m</text:span></text:span><text:span text:style-name="Default_20_Paragraph_20_Font"><text:span text:style-name="T8">ul</text:span></text:span><text:span text:style-name="Default_20_Paragraph_20_Font"><text:span text:style-name="T1">t</text:span></text:span><text:span text:style-name="Default_20_Paragraph_20_Font"><text:span text:style-name="T8">um del</text:span></text:span><text:span text:style-name="Default_20_Paragraph_20_Font"><text:span text:style-name="T1">i</text:span></text:span><text:span text:style-name="Default_20_Paragraph_20_Font"><text:span text:style-name="T8">ravit confest</text:span></text:span><text:span text:style-name="Default_20_Paragraph_20_Font"><text:span text:style-name="T1">i</text:span></text:span><text:span text:style-name="Default_20_Paragraph_20_Font"><text:span text:style-name="T8">m que<text:line-break/>rursu</text:span></text:span><text:span text:style-name="Default_20_Paragraph_20_Font"><text:span text:style-name="T1">s </text:span></text:span><text:span text:style-name="Default_20_Paragraph_20_Font"><text:span text:style-name="T8">parum ad inte</text:span></text:span><text:span text:style-name="Default_20_Paragraph_20_Font"><text:span text:style-name="T1">l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gent</text:span></text:span><text:span text:style-name="Default_20_Paragraph_20_Font"><text:span text:style-name="T1">i</text:span></text:span><text:span text:style-name="Default_20_Paragraph_20_Font"><text:span text:style-name="T8">am red</text:span></text:span><text:span text:style-name="Default_20_Paragraph_20_Font"><text:span text:style-name="T1">ii</text:span></text:span><text:span text:style-name="Default_20_Paragraph_20_Font"><text:span text:style-name="T8">t, exurgen</text:span></text:span><text:span text:style-name="Default_20_Paragraph_20_Font"><text:span text:style-name="T1">s </text:span></text:span><text:span text:style-name="Default_20_Paragraph_20_Font"><text:span text:style-name="T8">in ve-<text:line-break/>ternum</text:span></text:span><text:span text:style-name="Default_20_Paragraph_20_Font"><text:span text:style-name="T1"> l</text:span></text:span><text:span text:style-name="Default_20_Paragraph_20_Font"><text:span text:style-name="T8">apsu est, parva resc</text:span></text:span><text:span text:style-name="Default_20_Paragraph_20_Font"><text:span text:style-name="T1">i</text:span></text:span><text:span text:style-name="Default_20_Paragraph_20_Font"><text:span text:style-name="T8">gerat</text:span></text:span><text:span text:style-name="Default_20_Paragraph_20_Font"><text:span text:style-name="T1">i</text:span></text:span><text:span text:style-name="Default_20_Paragraph_20_Font"><text:span text:style-name="T8">o, non dormivit. sexto<text:line-break/>d</text:span></text:span><text:span text:style-name="Default_20_Paragraph_20_Font"><text:span text:style-name="T1">i</text:span></text:span><text:span text:style-name="Default_20_Paragraph_20_Font"><text:span text:style-name="T8">e mane novu</text:span></text:span><text:span text:style-name="Default_20_Paragraph_20_Font"><text:span text:style-name="T1">s </text:span></text:span><text:span text:style-name="Default_20_Paragraph_20_Font"><text:span text:style-name="T8">sub</text:span></text:span><text:span text:style-name="Default_20_Paragraph_20_Font"><text:span text:style-name="T1">o</text:span></text:span><text:span text:style-name="Default_20_Paragraph_20_Font"><text:span text:style-name="T8">rtus esi r</text:span></text:span><text:span text:style-name="Default_20_Paragraph_20_Font"><text:span text:style-name="T1">i</text:span></text:span><text:span text:style-name="Default_20_Paragraph_20_Font"><text:span text:style-name="T8">gor celer</text:span></text:span><text:span text:style-name="Default_20_Paragraph_20_Font"><text:span text:style-name="T1">i</text:span></text:span><text:span text:style-name="Default_20_Paragraph_20_Font"><text:span text:style-name="T8">terque recalu</text:span></text:span><text:span text:style-name="Default_20_Paragraph_20_Font"><text:span text:style-name="T1">i</text:span></text:span><text:span text:style-name="Default_20_Paragraph_20_Font"><text:span text:style-name="T8">t.<text:line-break/>sudor tot</text:span></text:span><text:span text:style-name="Default_20_Paragraph_20_Font"><text:span text:style-name="T1">o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rpore d</text:span></text:span><text:span text:style-name="Default_20_Paragraph_20_Font"><text:span text:style-name="T1">i</text:span></text:span><text:span text:style-name="Default_20_Paragraph_20_Font"><text:span text:style-name="T8">manav</text:span></text:span><text:span text:style-name="Default_20_Paragraph_20_Font"><text:span text:style-name="T1">i</text:span></text:span><text:span text:style-name="Default_20_Paragraph_20_Font"><text:span text:style-name="T8">t, ex</text:span></text:span><text:span text:style-name="Default_20_Paragraph_20_Font"><text:span text:style-name="T1">t</text:span></text:span><text:span text:style-name="Default_20_Paragraph_20_Font"><text:span text:style-name="T8">rema fu</text:span></text:span><text:span text:style-name="Default_20_Paragraph_20_Font"><text:span text:style-name="T1">l</text:span></text:span><text:span text:style-name="Default_20_Paragraph_20_Font"><text:span text:style-name="T8">g</text:span></text:span><text:span text:style-name="Default_20_Paragraph_20_Font"><text:span text:style-name="T1">i</text:span></text:span><text:span text:style-name="Default_20_Paragraph_20_Font"><text:span text:style-name="T8">da , de</text:span></text:span><text:span text:style-name="Default_20_Paragraph_20_Font"><text:span text:style-name="T1">l</text:span></text:span><text:span text:style-name="Default_20_Paragraph_20_Font"><text:span text:style-name="T8">i-<text:line-break/>rad</text:span></text:span><text:span text:style-name="Default_20_Paragraph_20_Font"><text:span text:style-name="T1">i</text:span></text:span><text:span text:style-name="Default_20_Paragraph_20_Font"><text:span text:style-name="T8">t, sp</text:span></text:span><text:span text:style-name="Default_20_Paragraph_20_Font"><text:span text:style-name="T1">iri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magnu</text:span></text:span><text:span text:style-name="Default_20_Paragraph_20_Font"><text:span text:style-name="T1">s, </text:span></text:span><text:span text:style-name="Default_20_Paragraph_20_Font"><text:span text:style-name="T8">raru</text:span></text:span><text:span text:style-name="Default_20_Paragraph_20_Font"><text:span text:style-name="T1">s. </text:span></text:span><text:span text:style-name="Default_20_Paragraph_20_Font"><text:span text:style-name="T8">paulo post convulsi</text:span></text:span><text:span text:style-name="Default_20_Paragraph_20_Font"><text:span text:style-name="T1">o</text:span></text:span><text:span text:style-name="Default_20_Paragraph_20_Font"><text:span text:style-name="T8">nis<text:line-break/>bu</text:span></text:span><text:span text:style-name="Default_20_Paragraph_20_Font"><text:span text:style-name="T1">s </text:span></text:span><text:span text:style-name="Default_20_Paragraph_20_Font"><text:span text:style-name="T8">a cap</text:span></text:span><text:span text:style-name="Default_20_Paragraph_20_Font"><text:span text:style-name="T1">it</text:span></text:span><text:span text:style-name="Default_20_Paragraph_20_Font"><text:span text:style-name="T8">e subor</text:span></text:span><text:span text:style-name="Default_20_Paragraph_20_Font"><text:span text:style-name="T1">tis, </text:span></text:span><text:span text:style-name="Default_20_Paragraph_20_Font"><text:span text:style-name="T8">celeriter desuncta est.</text:span></text:span></text:p>
      <text:p text:style-name="P1"><text:span text:style-name="Default_20_Paragraph_20_Font"><text:span text:style-name="T1">Haec primo die statim acute aegrotare videbatur. Die<text:line-break/>facundo ex his quae protulit symptomatis, praegressis<text:line-break/>in urina signis, jure quis eam brevi morituram expectasset.</text:span></text:span></text:p>
      <text:p text:style-name="P3"><text:span text:style-name="Default_20_Paragraph_20_Font"><text:span text:style-name="T1">Pravae siquidem admodum fiant returbatae, nullo .pacto<text:line-break/>subside</text:span></text:span><text:span text:style-name="Default_20_Paragraph_20_Font"><text:span text:style-name="T8">n</text:span></text:span><text:span text:style-name="Default_20_Paragraph_20_Font"><text:span text:style-name="T1">tes urinae, imo die tertio urinae et cuncta sym-<text:line-break/>ptomata perseverarunt, mortis expectationem stabilientia.<text:line-break/>Quarto autem, quum Adlatio e naribus supervenisset,<text:line-break/>urinaeque oleosae apparerent, ratione optima </text:span></text:span><text:span text:style-name="Default_20_Paragraph_20_Font"><text:span text:style-name="T8">t</text:span></text:span><text:span text:style-name="Default_20_Paragraph_20_Font"><text:span text:style-name="T1">exto dle<text:line-break/>exspiravit. Fuisse autem et in ea spiritum magnum et<text:line-break/>rarum dixit qui ipsam delicat</text:span></text:span><text:span text:style-name="Default_20_Paragraph_20_Font"><text:span text:style-name="T8">o</text:span></text:span><text:span text:style-name="Default_20_Paragraph_20_Font"><text:span text:style-name="T1">rum denuntiabat.</text:span></text:span></text:p>
      <text:h text:style-name="Heading_20_2" text:outline-level="2"><text:span text:style-name="Default_20_Paragraph_20_Font">XII. .-<text:tab/>.</text:span></text:h>
      <text:p text:style-name="Normal"><text:span text:style-name="Default_20_Paragraph_20_Font"><text:span text:style-name="T8">Quida</text:span></text:span><text:span text:style-name="Default_20_Paragraph_20_Font"><text:span text:style-name="T1">m </text:span></text:span><text:span text:style-name="Default_20_Paragraph_20_Font"><text:span text:style-name="T8">homo</text:span></text:span><text:span text:style-name="Default_20_Paragraph_20_Font"><text:span text:style-name="T1"> i</text:span></text:span><text:span text:style-name="Default_20_Paragraph_20_Font"><text:span text:style-name="T8">ncalescens c</text:span></text:span><text:span text:style-name="Default_20_Paragraph_20_Font"><text:span text:style-name="T1">o</text:span></text:span><text:span text:style-name="Default_20_Paragraph_20_Font"><text:span text:style-name="T8">enav</text:span></text:span><text:span text:style-name="Default_20_Paragraph_20_Font"><text:span text:style-name="T1">i</text:span></text:span><text:span text:style-name="Default_20_Paragraph_20_Font"><text:span text:style-name="T8">t b</text:span></text:span><text:span text:style-name="Default_20_Paragraph_20_Font"><text:span text:style-name="T1">i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tque l</text:span></text:span><text:span text:style-name="Default_20_Paragraph_20_Font"><text:span text:style-name="T1">i</text:span></text:span><text:span text:style-name="Default_20_Paragraph_20_Font"><text:span text:style-name="T8">beral</text:span></text:span><text:span text:style-name="Default_20_Paragraph_20_Font"><text:span text:style-name="T1">i</text:span></text:span><text:span text:style-name="Default_20_Paragraph_20_Font"><text:span text:style-name="T8">u</text:span></text:span><text:span text:style-name="Default_20_Paragraph_20_Font"><text:span text:style-name="T1">s, </text:span></text:span><text:span text:style-name="Default_20_Paragraph_20_Font"><text:span text:style-name="T8">vo-<text:line-break/>mu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 o</text:span></text:span><text:span text:style-name="Default_20_Paragraph_20_Font"><text:span text:style-name="T8">mn</text:span></text:span><text:span text:style-name="Default_20_Paragraph_20_Font"><text:span text:style-name="T1">i</text:span></text:span><text:span text:style-name="Default_20_Paragraph_20_Font"><text:span text:style-name="T8">a, h</text:span></text:span><text:span text:style-name="Default_20_Paragraph_20_Font"><text:span text:style-name="T1">y</text:span></text:span><text:span text:style-name="Default_20_Paragraph_20_Font"><text:span text:style-name="T8">p</text:span></text:span><text:span text:style-name="Default_20_Paragraph_20_Font"><text:span text:style-name="T1">o</text:span></text:span><text:span text:style-name="Default_20_Paragraph_20_Font"><text:span text:style-name="T8">chond</text:span></text:span><text:span text:style-name="Default_20_Paragraph_20_Font"><text:span text:style-name="T1">rii </text:span></text:span><text:span text:style-name="Default_20_Paragraph_20_Font"><text:span text:style-name="T8">dex</text:span></text:span><text:span text:style-name="Default_20_Paragraph_20_Font"><text:span text:style-name="T1">tri </text:span></text:span><text:span text:style-name="Default_20_Paragraph_20_Font"><text:span text:style-name="T8">dolor, </text:span></text:span><text:span text:style-name="Default_20_Paragraph_20_Font"><text:span text:style-name="T1">i</text:span></text:span><text:span text:style-name="Default_20_Paragraph_20_Font"><text:span text:style-name="T8">nsiam</text:span></text:span><text:span text:style-name="Default_20_Paragraph_20_Font"><text:span text:style-name="T1">m</text:span></text:span><text:span text:style-name="Default_20_Paragraph_20_Font"><text:span text:style-name="T8">at</text:span></text:span><text:span text:style-name="Default_20_Paragraph_20_Font"><text:span text:style-name="T1">i</text:span></text:span><text:span text:style-name="Default_20_Paragraph_20_Font"><text:span text:style-name="T8">o<text:line-break/>ex in</text:span></text:span><text:span text:style-name="Default_20_Paragraph_20_Font"><text:span text:style-name="T1">t</text:span></text:span><text:span text:style-name="Default_20_Paragraph_20_Font"><text:span text:style-name="T8">erna parte submoll</text:span></text:span><text:span text:style-name="Default_20_Paragraph_20_Font"><text:span text:style-name="T1">i</text:span></text:span><text:span text:style-name="Default_20_Paragraph_20_Font"><text:span text:style-name="T8">s, nox molesta, ur</text:span></text:span><text:span text:style-name="Default_20_Paragraph_20_Font"><text:span text:style-name="T1">i</text:span></text:span><text:span text:style-name="Default_20_Paragraph_20_Font"><text:span text:style-name="T8">nae per<text:line-break/></text:span></text:span><text:span text:style-name="Default_20_Paragraph_20_Font"><text:span text:style-name="T1">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i</text:span></text:span><text:span text:style-name="Default_20_Paragraph_20_Font"><text:span text:style-name="T8">a rubrae, crastamen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m </text:span></text:span><text:span text:style-name="Default_20_Paragraph_20_Font"><text:span text:style-name="T8">con</text:span></text:span><text:span text:style-name="Default_20_Paragraph_20_Font"><text:span text:style-name="T1">ti</text:span></text:span><text:span text:style-name="Default_20_Paragraph_20_Font"><text:span text:style-name="T8">nentes, dep</text:span></text:span><text:span text:style-name="Default_20_Paragraph_20_Font"><text:span text:style-name="T1">osit</text:span></text:span><text:span text:style-name="Default_20_Paragraph_20_Font"><text:span text:style-name="T8">ae non<text:line-break/>.subsidebant, l</text:span></text:span><text:span text:style-name="Default_20_Paragraph_20_Font"><text:span text:style-name="T1">i</text:span></text:span><text:span text:style-name="Default_20_Paragraph_20_Font"><text:span text:style-name="T8">ngua arida, non admodu</text:span></text:span><text:span text:style-name="Default_20_Paragraph_20_Font"><text:span text:style-name="T1">m siti</text:span></text:span><text:span text:style-name="Default_20_Paragraph_20_Font"><text:span text:style-name="T8">bundu</text:span></text:span><text:span text:style-name="Default_20_Paragraph_20_Font"><text:span text:style-name="T1">s.</text:span></text:span></text:p>
      <text:p text:style-name="P1"><text:span text:style-name="Default_20_Paragraph_20_Font"><text:span text:style-name="T8">Quar</text:span></text:span><text:span text:style-name="Default_20_Paragraph_20_Font"><text:span text:style-name="T1">t</text:span></text:span><text:span text:style-name="Default_20_Paragraph_20_Font"><text:span text:style-name="T8">o d</text:span></text:span><text:span text:style-name="Default_20_Paragraph_20_Font"><text:span text:style-name="T1">i</text:span></text:span><text:span text:style-name="Default_20_Paragraph_20_Font"><text:span text:style-name="T8">e febr</text:span></text:span><text:span text:style-name="Default_20_Paragraph_20_Font"><text:span text:style-name="T1">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, und</text:span></text:span><text:span text:style-name="Default_20_Paragraph_20_Font"><text:span text:style-name="T1">i</text:span></text:span><text:span text:style-name="Default_20_Paragraph_20_Font"><text:span text:style-name="T8">que dolore</text:span></text:span><text:span text:style-name="Default_20_Paragraph_20_Font"><text:span text:style-name="T1">s. </text:span></text:span><text:span text:style-name="Default_20_Paragraph_20_Font"><text:span text:style-name="T8">Quin</text:span></text:span><text:span text:style-name="Default_20_Paragraph_20_Font"><text:span text:style-name="T1">to<text:line-break/>mi</text:span></text:span><text:span text:style-name="Default_20_Paragraph_20_Font"><text:span text:style-name="T8">nx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 l</text:span></text:span><text:span text:style-name="Default_20_Paragraph_20_Font"><text:span text:style-name="T8">aeve, o</text:span></text:span><text:span text:style-name="Default_20_Paragraph_20_Font"><text:span text:style-name="T1">l</text:span></text:span><text:span text:style-name="Default_20_Paragraph_20_Font"><text:span text:style-name="T8">eosum, c</text:span></text:span><text:span text:style-name="Default_20_Paragraph_20_Font"><text:span text:style-name="T1">o</text:span></text:span><text:span text:style-name="Default_20_Paragraph_20_Font"><text:span text:style-name="T8">p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m, </text:span></text:span><text:span text:style-name="Default_20_Paragraph_20_Font"><text:span text:style-name="T8">febr</text:span></text:span><text:span text:style-name="Default_20_Paragraph_20_Font"><text:span text:style-name="T1">is </text:span></text:span><text:span text:style-name="Default_20_Paragraph_20_Font"><text:span text:style-name="T8">acu</text:span></text:span><text:span text:style-name="Default_20_Paragraph_20_Font"><text:span text:style-name="T1">t</text:span></text:span><text:span text:style-name="Default_20_Paragraph_20_Font"><text:span text:style-name="T8">a. sexto<text:line-break/>ad vespera</text:span></text:span><text:span text:style-name="Default_20_Paragraph_20_Font"><text:span text:style-name="T1">m </text:span></text:span><text:span text:style-name="Default_20_Paragraph_20_Font"><text:span text:style-name="T8">p</text:span></text:span><text:span text:style-name="Default_20_Paragraph_20_Font"><text:span text:style-name="T1">l</text:span></text:span><text:span text:style-name="Default_20_Paragraph_20_Font"><text:span text:style-name="T8">ur</text:span></text:span><text:span text:style-name="Default_20_Paragraph_20_Font"><text:span text:style-name="T1">im</text:span></text:span><text:span text:style-name="Default_20_Paragraph_20_Font"><text:span text:style-name="T8">um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, nocte non dor</text:span></text:span><text:span text:style-name="Default_20_Paragraph_20_Font"><text:span text:style-name="T1">mi</text:span></text:span><text:span text:style-name="Default_20_Paragraph_20_Font"><text:span text:style-name="T8">vit.</text:span></text:span></text:p>
      <text:p text:style-name="P3"><text:span text:style-name="Default_20_Paragraph_20_Font"><text:span text:style-name="T8">septimo exacerba</text:span></text:span><text:span text:style-name="Default_20_Paragraph_20_Font"><text:span text:style-name="T1">t</text:span></text:span><text:span text:style-name="Default_20_Paragraph_20_Font"><text:span text:style-name="T8">a sunt omn</text:span></text:span><text:span text:style-name="Default_20_Paragraph_20_Font"><text:span text:style-name="T1">i</text:span></text:span><text:span text:style-name="Default_20_Paragraph_20_Font"><text:span text:style-name="T8">a, urinae si</text:span></text:span><text:span text:style-name="Default_20_Paragraph_20_Font"><text:span text:style-name="T1">mi</text:span></text:span><text:span text:style-name="Default_20_Paragraph_20_Font"><text:span text:style-name="T8">les, verba<text:line-break/>multa , cont</text:span></text:span><text:span text:style-name="Default_20_Paragraph_20_Font"><text:span text:style-name="T1">i</text:span></text:span><text:span text:style-name="Default_20_Paragraph_20_Font"><text:span text:style-name="T8">nere se non potu</text:span></text:span><text:span text:style-name="Default_20_Paragraph_20_Font"><text:span text:style-name="T1">it. </text:span></text:span><text:span text:style-name="Default_20_Paragraph_20_Font"><text:span text:style-name="T8">Ab alv</text:span></text:span><text:span text:style-name="Default_20_Paragraph_20_Font"><text:span text:style-name="T1">o i</text:span></text:span><text:span text:style-name="Default_20_Paragraph_20_Font"><text:span text:style-name="T8">rritata l</text:span></text:span><text:span text:style-name="Default_20_Paragraph_20_Font"><text:span text:style-name="T1">i-<text:line-break/>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da et turbu</text:span></text:span><text:span text:style-name="Default_20_Paragraph_20_Font"><text:span text:style-name="T1">l</text:span></text:span><text:span text:style-name="Default_20_Paragraph_20_Font"><text:span text:style-name="T8">enta cu</text:span></text:span><text:span text:style-name="Default_20_Paragraph_20_Font"><text:span text:style-name="T1">m </text:span></text:span><text:span text:style-name="Default_20_Paragraph_20_Font"><text:span text:style-name="T8">lu</text:span></text:span><text:span text:style-name="Default_20_Paragraph_20_Font"><text:span text:style-name="T1">m</text:span></text:span><text:span text:style-name="Default_20_Paragraph_20_Font"><text:span text:style-name="T8">br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s secesserun</text:span></text:span><text:span text:style-name="Default_20_Paragraph_20_Font"><text:span text:style-name="T1">t, </text:span></text:span><text:span text:style-name="Default_20_Paragraph_20_Font"><text:span text:style-name="T8">n</text:span></text:span><text:span text:style-name="Default_20_Paragraph_20_Font"><text:span text:style-name="T1">o</text:span></text:span><text:span text:style-name="Default_20_Paragraph_20_Font"><text:span text:style-name="T8">x si</text:span></text:span><text:span text:style-name="Default_20_Paragraph_20_Font"><text:span text:style-name="T1">mi-<text:line-break/>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ter labor</text:span></text:span><text:span text:style-name="Default_20_Paragraph_20_Font"><text:span text:style-name="T1">iosa, m</text:span></text:span><text:span text:style-name="Default_20_Paragraph_20_Font"><text:span text:style-name="T8">ane r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i</text:span></text:span><text:span text:style-name="Default_20_Paragraph_20_Font"><text:span text:style-name="T8">s, febr</text:span></text:span><text:span text:style-name="Default_20_Paragraph_20_Font"><text:span text:style-name="T1">is </text:span></text:span><text:span text:style-name="Default_20_Paragraph_20_Font"><text:span text:style-name="T8">acuta,. copi</text:span></text:span><text:span text:style-name="Default_20_Paragraph_20_Font"><text:span text:style-name="T1">osus </text:span></text:span><text:span text:style-name="Default_20_Paragraph_20_Font"><text:span text:style-name="T8">et<text:line-break/>cal</text:span></text:span><text:span text:style-name="Default_20_Paragraph_20_Font"><text:span text:style-name="T1">i</text:span></text:span><text:span text:style-name="Default_20_Paragraph_20_Font"><text:span text:style-name="T8">du</text:span></text:span><text:span text:style-name="Default_20_Paragraph_20_Font"><text:span text:style-name="T1">s </text:span></text:span><text:span text:style-name="Default_20_Paragraph_20_Font"><text:span text:style-name="T8">sudor</text:span></text:span><text:span text:style-name="Default_20_Paragraph_20_Font"><text:span text:style-name="T1"> m</text:span></text:span><text:span text:style-name="Default_20_Paragraph_20_Font"><text:span text:style-name="T8">anav</text:span></text:span><text:span text:style-name="Default_20_Paragraph_20_Font"><text:span text:style-name="T1">i</text:span></text:span><text:span text:style-name="Default_20_Paragraph_20_Font"><text:span text:style-name="T8">t, sine febre esec visu</text:span></text:span><text:span text:style-name="Default_20_Paragraph_20_Font"><text:span text:style-name="T1">s </text:span></text:span><text:span text:style-name="Default_20_Paragraph_20_Font"><text:span text:style-name="T8">est, non<text:line-break/>dorm</text:span></text:span><text:span text:style-name="Default_20_Paragraph_20_Font"><text:span text:style-name="T1">i</text:span></text:span><text:span text:style-name="Default_20_Paragraph_20_Font"><text:span text:style-name="T8">vit, a so</text:span></text:span><text:span text:style-name="Default_20_Paragraph_20_Font"><text:span text:style-name="T1">m</text:span></text:span><text:span text:style-name="Default_20_Paragraph_20_Font"><text:span text:style-name="T8">no per/rictio, sal</text:span></text:span><text:span text:style-name="Default_20_Paragraph_20_Font"><text:span text:style-name="T1">i</text:span></text:span><text:span text:style-name="Default_20_Paragraph_20_Font"><text:span text:style-name="T8">vario, vesperi multum<text:line-break/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, paulo p</text:span></text:span><text:span text:style-name="Default_20_Paragraph_20_Font"><text:span text:style-name="T1">o</text:span></text:span><text:span text:style-name="Default_20_Paragraph_20_Font"><text:span text:style-name="T8">st n</text:span></text:span><text:span text:style-name="Default_20_Paragraph_20_Font"><text:span text:style-name="T1">i</text:span></text:span><text:span text:style-name="Default_20_Paragraph_20_Font"><text:span text:style-name="T8">gra, pauca et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o</text:span></text:span><text:span text:style-name="Default_20_Paragraph_20_Font"><text:span text:style-name="T8">sa vo</text:span></text:span><text:span text:style-name="Default_20_Paragraph_20_Font"><text:span text:style-name="T1">m</text:span></text:span><text:span text:style-name="Default_20_Paragraph_20_Font"><text:span text:style-name="T8">ui</text:span></text:span><text:span text:style-name="Default_20_Paragraph_20_Font"><text:span text:style-name="T1">t.<text:line-break/>No</text:span></text:span><text:span text:style-name="Default_20_Paragraph_20_Font"><text:span text:style-name="T8">no persu</text:span></text:span><text:span text:style-name="Default_20_Paragraph_20_Font"><text:span text:style-name="T1">i</text:span></text:span><text:span text:style-name="Default_20_Paragraph_20_Font"><text:span text:style-name="T8">gerat</text:span></text:span><text:span text:style-name="Default_20_Paragraph_20_Font"><text:span text:style-name="T1">i</text:span></text:span><text:span text:style-name="Default_20_Paragraph_20_Font"><text:span text:style-name="T8">o, mul</text:span></text:span><text:span text:style-name="Default_20_Paragraph_20_Font"><text:span text:style-name="T1">t</text:span></text:span><text:span text:style-name="Default_20_Paragraph_20_Font"><text:span text:style-name="T8">opcre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, non dorm</text:span></text:span><text:span text:style-name="Default_20_Paragraph_20_Font"><text:span text:style-name="T1">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.<text:line-break/></text:span></text:span><text:span text:style-name="Default_20_Paragraph_20_Font"><text:span text:style-name="T1">D</text:span></text:span><text:span text:style-name="Default_20_Paragraph_20_Font"><text:span text:style-name="T8">ec</text:span></text:span><text:span text:style-name="Default_20_Paragraph_20_Font"><text:span text:style-name="T1">i</text:span></text:span><text:span text:style-name="Default_20_Paragraph_20_Font"><text:span text:style-name="T8">mo crura d</text:span></text:span><text:span text:style-name="Default_20_Paragraph_20_Font"><text:span text:style-name="T1">o</text:span></text:span><text:span text:style-name="Default_20_Paragraph_20_Font"><text:span text:style-name="T8">lor</text:span></text:span><text:span text:style-name="Default_20_Paragraph_20_Font"><text:span text:style-name="T1"> i</text:span></text:span><text:span text:style-name="Default_20_Paragraph_20_Font"><text:span text:style-name="T8">nvasit, </text:span></text:span><text:span text:style-name="Default_20_Paragraph_20_Font"><text:span text:style-name="T1">om</text:span></text:span><text:span text:style-name="Default_20_Paragraph_20_Font"><text:span text:style-name="T8">nia exacerbata sunt,<text:line-break/>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U</text:span></text:span><text:span text:style-name="Default_20_Paragraph_20_Font"><text:span text:style-name="T8">ndec</text:span></text:span><text:span text:style-name="Default_20_Paragraph_20_Font"><text:span text:style-name="T1">i</text:span></text:span><text:span text:style-name="Default_20_Paragraph_20_Font"><text:span text:style-name="T8">mo ob</text:span></text:span><text:span text:style-name="Default_20_Paragraph_20_Font"><text:span text:style-name="T1">ii</text:span></text:span><text:span text:style-name="Default_20_Paragraph_20_Font"><text:span text:style-name="T8">t.</text:span></text:span></text:p>
      <text:p text:style-name="P1"><text:span text:style-name="Default_20_Paragraph_20_Font"><text:span text:style-name="T1">Haec nos historia. primum docuit operae pretium esse,<text:line-break/>ut statim ab initio morbis invadentibus mentem adhibea-<text:line-break/>mus, neque cibum temere et citra observationem exhi-<text:line-break/>beamus, etiamsi parvi morbi compereant. Nunc .igitur<text:line-break/>hic homo intempestive coenatus, quum . principio febris<text:line-break/>esse parva videretur, hoc enim per incalescens vocabu-<text:line-break/>lttm declarabatur, laesus est, quod intempestive cibum sum-</text:span></text:span></text:p>
      <text:p text:style-name="P2"><text:span text:style-name="Default_20_Paragraph_20_Font"><text:span text:style-name="T1">sisset, imo et liberalius ,. inquit, potavit, magni morbi<text:line-break/>principium esse nescius. Jure igitur haec vomuit, febrisque<text:line-break/>acuta cum symptomatibus non contemnendis oborta erat,<text:line-break/>imo et intolerabilibus, urinaeque crassae non subsidentes.<text:line-break/>Die quinto manifeste moriturus videbatur praeter praedi-<text:line-break/>cta symptomata, exuretis urinis oleosis, quas etiam die<text:line-break/>septimo mixtas eodem modo dicit. Obiit tandem hic die<text:line-break/>Iudicatorio undecimo.</text:span></text:span></text:p>
      <text:h text:style-name="Heading_20_2" text:outline-level="2"><text:span text:style-name="Default_20_Paragraph_20_Font"><text:span text:style-name="T8">. [[ i</text:span></text:span><text:span text:style-name="Default_20_Paragraph_20_Font"><text:span text:style-name="T1"> ....... . XIII. </text:span></text:span><text:span text:style-name="Default_20_Paragraph_20_Font"><text:span text:style-name="T8">ii<text:tab/>.s</text:span></text:span></text:h>
      <text:p text:style-name="P4"><text:span text:style-name="Default_20_Paragraph_20_Font"><text:span text:style-name="T1">M</text:span></text:span><text:span text:style-name="Default_20_Paragraph_20_Font"><text:span text:style-name="T8">ul</text:span></text:span><text:span text:style-name="Default_20_Paragraph_20_Font"><text:span text:style-name="T1">i</text:span></text:span><text:span text:style-name="Default_20_Paragraph_20_Font"><text:span text:style-name="T8">erem quae in l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t</text:span></text:span><text:span text:style-name="Default_20_Paragraph_20_Font"><text:span text:style-name="T8">ore decu</text:span></text:span><text:span text:style-name="Default_20_Paragraph_20_Font"><text:span text:style-name="T1">m</text:span></text:span><text:span text:style-name="Default_20_Paragraph_20_Font"><text:span text:style-name="T8">bebat, trimestri saetu gravi-<text:line-break/>dan</text:span></text:span><text:span text:style-name="Default_20_Paragraph_20_Font"><text:span text:style-name="T1">t </text:span></text:span><text:span text:style-name="Default_20_Paragraph_20_Font"><text:span text:style-name="T8">vehemens debr</text:span></text:span><text:span text:style-name="Default_20_Paragraph_20_Font"><text:span text:style-name="T1">i</text:span></text:span><text:span text:style-name="Default_20_Paragraph_20_Font"><text:span text:style-name="T8">s prehend</text:span></text:span><text:span text:style-name="Default_20_Paragraph_20_Font"><text:span text:style-name="T1">it, </text:span></text:span><text:span text:style-name="Default_20_Paragraph_20_Font"><text:span text:style-name="T8">statimque lumb</text:span></text:span><text:span text:style-name="Default_20_Paragraph_20_Font"><text:span text:style-name="T1">is </text:span></text:span><text:span text:style-name="Default_20_Paragraph_20_Font"><text:span text:style-name="T8">dolere<text:line-break/>coep</text:span></text:span><text:span text:style-name="Default_20_Paragraph_20_Font"><text:span text:style-name="T1">i</text:span></text:span><text:span text:style-name="Default_20_Paragraph_20_Font"><text:span text:style-name="T8">t.</text:span></text:span><text:span text:style-name="Default_20_Paragraph_20_Font"><text:span text:style-name="T1"> T</text:span></text:span><text:span text:style-name="Default_20_Paragraph_20_Font"><text:span text:style-name="T8">ert</text:span></text:span><text:span text:style-name="Default_20_Paragraph_20_Font"><text:span text:style-name="T1">i</text:span></text:span><text:span text:style-name="Default_20_Paragraph_20_Font"><text:span text:style-name="T8">o die cerv</text:span></text:span><text:span text:style-name="Default_20_Paragraph_20_Font"><text:span text:style-name="T1">i</text:span></text:span><text:span text:style-name="Default_20_Paragraph_20_Font"><text:span text:style-name="T8">cem et caput secundum c</text:span></text:span><text:span text:style-name="Default_20_Paragraph_20_Font"><text:span text:style-name="T1">l</text:span></text:span><text:span text:style-name="Default_20_Paragraph_20_Font"><text:span text:style-name="T8">av</text:span></text:span><text:span text:style-name="Default_20_Paragraph_20_Font"><text:span text:style-name="T1">i-<text:line-break/></text:span></text:span><text:span text:style-name="Default_20_Paragraph_20_Font"><text:span text:style-name="T8">culu</text:span></text:span><text:span text:style-name="Default_20_Paragraph_20_Font"><text:span text:style-name="T1">m m</text:span></text:span><text:span text:style-name="Default_20_Paragraph_20_Font"><text:span text:style-name="T8">anumque dextram dolor occupavit ; ce</text:span></text:span><text:span text:style-name="Default_20_Paragraph_20_Font"><text:span text:style-name="T1">l</text:span></text:span><text:span text:style-name="Default_20_Paragraph_20_Font"><text:span text:style-name="T8">eriter<text:line-break/>l</text:span></text:span><text:span text:style-name="Default_20_Paragraph_20_Font"><text:span text:style-name="T1">i</text:span></text:span><text:span text:style-name="Default_20_Paragraph_20_Font"><text:span text:style-name="T8">ngua ob</text:span></text:span><text:span text:style-name="Default_20_Paragraph_20_Font"><text:span text:style-name="T1">m</text:span></text:span><text:span text:style-name="Default_20_Paragraph_20_Font"><text:span text:style-name="T8">utu</text:span></text:span><text:span text:style-name="Default_20_Paragraph_20_Font"><text:span text:style-name="T1">i</text:span></text:span><text:span text:style-name="Default_20_Paragraph_20_Font"><text:span text:style-name="T8">t, dextra manus cum convulsione para-<text:line-break/>plect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o </text:span></text:span><text:span text:style-name="Default_20_Paragraph_20_Font"><text:span text:style-name="T8">mod</text:span></text:span><text:span text:style-name="Default_20_Paragraph_20_Font"><text:span text:style-name="T1">o </text:span></text:span><text:span text:style-name="Default_20_Paragraph_20_Font"><text:span text:style-name="T8">labefacta est, prorsus de</text:span></text:span><text:span text:style-name="Default_20_Paragraph_20_Font"><text:span text:style-name="T1">li</text:span></text:span><text:span text:style-name="Default_20_Paragraph_20_Font"><text:span text:style-name="T8">rav</text:span></text:span><text:span text:style-name="Default_20_Paragraph_20_Font"><text:span text:style-name="T1">it , </text:span></text:span><text:span text:style-name="Default_20_Paragraph_20_Font"><text:span text:style-name="T8">nocte<text:line-break/></text:span></text:span><text:span text:style-name="Default_20_Paragraph_20_Font"><text:span text:style-name="T1">j</text:span></text:span><text:span text:style-name="Default_20_Paragraph_20_Font"><text:span text:style-name="T8">ac</text:span></text:span><text:span text:style-name="Default_20_Paragraph_20_Font"><text:span text:style-name="T1">t</text:span></text:span><text:span text:style-name="Default_20_Paragraph_20_Font"><text:span text:style-name="T8">ata non d</text:span></text:span><text:span text:style-name="Default_20_Paragraph_20_Font"><text:span text:style-name="T1">o</text:span></text:span><text:span text:style-name="Default_20_Paragraph_20_Font"><text:span text:style-name="T8">r</text:span></text:span><text:span text:style-name="Default_20_Paragraph_20_Font"><text:span text:style-name="T1">mi</text:span></text:span><text:span text:style-name="Default_20_Paragraph_20_Font"><text:span text:style-name="T8">v</text:span></text:span><text:span text:style-name="Default_20_Paragraph_20_Font"><text:span text:style-name="T1">i</text:span></text:span><text:span text:style-name="Default_20_Paragraph_20_Font"><text:span text:style-name="T8">t, alvus 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i</text:span></text:span><text:span text:style-name="Default_20_Paragraph_20_Font"><text:span text:style-name="T1">s; </text:span></text:span><text:span text:style-name="Default_20_Paragraph_20_Font"><text:span text:style-name="T8">pauc</text:span></text:span><text:span text:style-name="Default_20_Paragraph_20_Font"><text:span text:style-name="T1">i</text:span></text:span><text:span text:style-name="Default_20_Paragraph_20_Font"><text:span text:style-name="T8">s ac meris</text:span></text:span></text:p>
      <text:p text:style-name="P2"><text:span text:style-name="Default_20_Paragraph_20_Font"><text:span text:style-name="T8">de</text:span></text:span><text:span text:style-name="Default_20_Paragraph_20_Font"><text:span text:style-name="T1">i</text:span></text:span><text:span text:style-name="Default_20_Paragraph_20_Font"><text:span text:style-name="T8">ec</text:span></text:span><text:span text:style-name="Default_20_Paragraph_20_Font"><text:span text:style-name="T1">ti</text:span></text:span><text:span text:style-name="Default_20_Paragraph_20_Font"><text:span text:style-name="T8">on</text:span></text:span><text:span text:style-name="Default_20_Paragraph_20_Font"><text:span text:style-name="T1">i</text:span></text:span><text:span text:style-name="Default_20_Paragraph_20_Font"><text:span text:style-name="T8">bus turbata est. Quarto lingua</text:span></text:span><text:span text:style-name="Default_20_Paragraph_20_Font"><text:span text:style-name="T1"> n</text:span></text:span><text:span text:style-name="Default_20_Paragraph_20_Font"><text:span text:style-name="T8">oce salu</text:span></text:span><text:span text:style-name="Default_20_Paragraph_20_Font"><text:span text:style-name="T1">t</text:span></text:span><text:span text:style-name="Default_20_Paragraph_20_Font"><text:span text:style-name="T8">a<text:line-break/>est, eade</text:span></text:span><text:span text:style-name="Default_20_Paragraph_20_Font"><text:span text:style-name="T1">m q</text:span></text:span><text:span text:style-name="Default_20_Paragraph_20_Font"><text:span text:style-name="T8">onvelleba</text:span></text:span><text:span text:style-name="Default_20_Paragraph_20_Font"><text:span text:style-name="T1">t</text:span></text:span><text:span text:style-name="Default_20_Paragraph_20_Font"><text:span text:style-name="T8">ur, dolore</text:span></text:span><text:span text:style-name="Default_20_Paragraph_20_Font"><text:span text:style-name="T1">s </text:span></text:span><text:span text:style-name="Default_20_Paragraph_20_Font"><text:span text:style-name="T8">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um permanebant,<text:line-break/>h</text:span></text:span><text:span text:style-name="Default_20_Paragraph_20_Font"><text:span text:style-name="T1">y</text:span></text:span><text:span text:style-name="Default_20_Paragraph_20_Font"><text:span text:style-name="T8">poch</text:span></text:span><text:span text:style-name="Default_20_Paragraph_20_Font"><text:span text:style-name="T1">o</text:span></text:span><text:span text:style-name="Default_20_Paragraph_20_Font"><text:span text:style-name="T8">ndr</text:span></text:span><text:span text:style-name="Default_20_Paragraph_20_Font"><text:span text:style-name="T1">i</text:span></text:span><text:span text:style-name="Default_20_Paragraph_20_Font"><text:span text:style-name="T8">um cu</text:span></text:span><text:span text:style-name="Default_20_Paragraph_20_Font"><text:span text:style-name="T1">m </text:span></text:span><text:span text:style-name="Default_20_Paragraph_20_Font"><text:span text:style-name="T8">dol</text:span></text:span><text:span text:style-name="Default_20_Paragraph_20_Font"><text:span text:style-name="T1">o</text:span></text:span><text:span text:style-name="Default_20_Paragraph_20_Font"><text:span text:style-name="T8">re con</text:span></text:span><text:span text:style-name="Default_20_Paragraph_20_Font"><text:span text:style-name="T1">t</text:span></text:span><text:span text:style-name="Default_20_Paragraph_20_Font"><text:span text:style-name="T8">rahebatur, so</text:span></text:span><text:span text:style-name="Default_20_Paragraph_20_Font"><text:span text:style-name="T1">m</text:span></text:span><text:span text:style-name="Default_20_Paragraph_20_Font"><text:span text:style-name="T8">num non<text:line-break/>cap</text:span></text:span><text:span text:style-name="Default_20_Paragraph_20_Font"><text:span text:style-name="T1">i</text:span></text:span><text:span text:style-name="Default_20_Paragraph_20_Font"><text:span text:style-name="T8">ebat, prorsus de</text:span></text:span><text:span text:style-name="Default_20_Paragraph_20_Font"><text:span text:style-name="T1">li</text:span></text:span><text:span text:style-name="Default_20_Paragraph_20_Font"><text:span text:style-name="T8">ravit, alvu</text:span></text:span><text:span text:style-name="Default_20_Paragraph_20_Font"><text:span text:style-name="T1">s </text:span></text:span><text:span text:style-name="Default_20_Paragraph_20_Font"><text:span text:style-name="T8">turbata est ; ur</text:span></text:span><text:span text:style-name="Default_20_Paragraph_20_Font"><text:span text:style-name="T1">i</text:span></text:span><text:span text:style-name="Default_20_Paragraph_20_Font"><text:span text:style-name="T8">nae .<text:line-break/>tenue</text:span></text:span><text:span text:style-name="Default_20_Paragraph_20_Font"><text:span text:style-name="T1">s, </text:span></text:span><text:span text:style-name="Default_20_Paragraph_20_Font"><text:span text:style-name="T8">no</text:span></text:span><text:span text:style-name="Default_20_Paragraph_20_Font"><text:span text:style-name="T1">n. </text:span></text:span><text:span text:style-name="Default_20_Paragraph_20_Font"><text:span text:style-name="T8">b</text:span></text:span><text:span text:style-name="Default_20_Paragraph_20_Font"><text:span text:style-name="T1">o</text:span></text:span><text:span text:style-name="Default_20_Paragraph_20_Font"><text:span text:style-name="T8">n</text:span></text:span><text:span text:style-name="Default_20_Paragraph_20_Font"><text:span text:style-name="T1">i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lori</text:span></text:span><text:span text:style-name="Default_20_Paragraph_20_Font"><text:span text:style-name="T1">s. </text:span></text:span><text:span text:style-name="Default_20_Paragraph_20_Font"><text:span text:style-name="T8">Qu</text:span></text:span><text:span text:style-name="Default_20_Paragraph_20_Font"><text:span text:style-name="T1">i</text:span></text:span><text:span text:style-name="Default_20_Paragraph_20_Font"><text:span text:style-name="T8">nto fibr</text:span></text:span><text:span text:style-name="Default_20_Paragraph_20_Font"><text:span text:style-name="T1">is </text:span></text:span><text:span text:style-name="Default_20_Paragraph_20_Font"><text:span text:style-name="T8">acuta, h</text:span></text:span><text:span text:style-name="Default_20_Paragraph_20_Font"><text:span text:style-name="T1">y</text:span></text:span><text:span text:style-name="Default_20_Paragraph_20_Font"><text:span text:style-name="T8">po-<text:line-break/>cbondri</text:span></text:span><text:span text:style-name="Default_20_Paragraph_20_Font"><text:span text:style-name="T1">i </text:span></text:span><text:span text:style-name="Default_20_Paragraph_20_Font"><text:span text:style-name="T8">dolor, prorsu</text:span></text:span><text:span text:style-name="Default_20_Paragraph_20_Font"><text:span text:style-name="T1">s </text:span></text:span><text:span text:style-name="Default_20_Paragraph_20_Font"><text:span text:style-name="T8">del</text:span></text:span><text:span text:style-name="Default_20_Paragraph_20_Font"><text:span text:style-name="T1">i</text:span></text:span><text:span text:style-name="Default_20_Paragraph_20_Font"><text:span text:style-name="T8">ravit, defec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b</text:span></text:span><text:span text:style-name="Default_20_Paragraph_20_Font"><text:span text:style-name="T1">i</text:span></text:span><text:span text:style-name="Default_20_Paragraph_20_Font"><text:span text:style-name="T8">l</text:span></text:span><text:span text:style-name="Default_20_Paragraph_20_Font"><text:span text:style-name="T1">i</text:span></text:span><text:span text:style-name="Default_20_Paragraph_20_Font"><text:span text:style-name="T8">osu</text:span></text:span><text:span text:style-name="Default_20_Paragraph_20_Font"><text:span text:style-name="T1">m,<text:line-break/></text:span></text:span><text:span text:style-name="Default_20_Paragraph_20_Font"><text:span text:style-name="T8">sub noctem sudav</text:span></text:span><text:span text:style-name="Default_20_Paragraph_20_Font"><text:span text:style-name="T1">i</text:span></text:span><text:span text:style-name="Default_20_Paragraph_20_Font"><text:span text:style-name="T8">t , fabre l</text:span></text:span><text:span text:style-name="Default_20_Paragraph_20_Font"><text:span text:style-name="T1">i</text:span></text:span><text:span text:style-name="Default_20_Paragraph_20_Font"><text:span text:style-name="T8">bera</text:span></text:span><text:span text:style-name="Default_20_Paragraph_20_Font"><text:span text:style-name="T1">t</text:span></text:span><text:span text:style-name="Default_20_Paragraph_20_Font"><text:span text:style-name="T8">a est. sexto ad men-<text:line-break/>tem red</text:span></text:span><text:span text:style-name="Default_20_Paragraph_20_Font"><text:span text:style-name="T1">ii</text:span></text:span><text:span text:style-name="Default_20_Paragraph_20_Font"><text:span text:style-name="T8">t , ab o</text:span></text:span><text:span text:style-name="Default_20_Paragraph_20_Font"><text:span text:style-name="T1">m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bu</text:span></text:span><text:span text:style-name="Default_20_Paragraph_20_Font"><text:span text:style-name="T1">s </text:span></text:span><text:span text:style-name="Default_20_Paragraph_20_Font"><text:span text:style-name="T8">levata est , ad elavicula</text:span></text:span><text:span text:style-name="Default_20_Paragraph_20_Font"><text:span text:style-name="T1">m sini-<text:line-break/></text:span></text:span><text:span text:style-name="Default_20_Paragraph_20_Font"><text:span text:style-name="T8">stra</text:span></text:span><text:span text:style-name="Default_20_Paragraph_20_Font"><text:span text:style-name="T1">m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 perseveraba</text:span></text:span><text:span text:style-name="Default_20_Paragraph_20_Font"><text:span text:style-name="T1">t , </text:span></text:span><text:span text:style-name="Default_20_Paragraph_20_Font"><text:span text:style-name="T8">siticulosa, ur</text:span></text:span><text:span text:style-name="Default_20_Paragraph_20_Font"><text:span text:style-name="T1">i</text:span></text:span><text:span text:style-name="Default_20_Paragraph_20_Font"><text:span text:style-name="T8">nae tenue</text:span></text:span><text:span text:style-name="Default_20_Paragraph_20_Font"><text:span text:style-name="T1">s, </text:span></text:span><text:span text:style-name="Default_20_Paragraph_20_Font"><text:span text:style-name="T8">non<text:line-break/>dor</text:span></text:span><text:span text:style-name="Default_20_Paragraph_20_Font"><text:span text:style-name="T1">m</text:span></text:span><text:span text:style-name="Default_20_Paragraph_20_Font"><text:span text:style-name="T8">iv</text:span></text:span><text:span text:style-name="Default_20_Paragraph_20_Font"><text:span text:style-name="T1">i</text:span></text:span><text:span text:style-name="Default_20_Paragraph_20_Font"><text:span text:style-name="T8">t, sept</text:span></text:span><text:span text:style-name="Default_20_Paragraph_20_Font"><text:span text:style-name="T1">i</text:span></text:span><text:span text:style-name="Default_20_Paragraph_20_Font"><text:span text:style-name="T8">mo tre</text:span></text:span><text:span text:style-name="Default_20_Paragraph_20_Font"><text:span text:style-name="T1">m</text:span></text:span><text:span text:style-name="Default_20_Paragraph_20_Font"><text:span text:style-name="T8">or, al</text:span></text:span><text:span text:style-name="Default_20_Paragraph_20_Font"><text:span text:style-name="T1">i</text:span></text:span><text:span text:style-name="Default_20_Paragraph_20_Font"><text:span text:style-name="T8">quantulu</text:span></text:span><text:span text:style-name="Default_20_Paragraph_20_Font"><text:span text:style-name="T1">m </text:span></text:span><text:span text:style-name="Default_20_Paragraph_20_Font"><text:span text:style-name="T8">ve</text:span></text:span><text:span text:style-name="Default_20_Paragraph_20_Font"><text:span text:style-name="T1">t</text:span></text:span><text:span text:style-name="Default_20_Paragraph_20_Font"><text:span text:style-name="T8">ernosa,<text:line-break/>n</text:span></text:span><text:span text:style-name="Default_20_Paragraph_20_Font"><text:span text:style-name="T1">o</text:span></text:span><text:span text:style-name="Default_20_Paragraph_20_Font"><text:span text:style-name="T8">nn</text:span></text:span><text:span text:style-name="Default_20_Paragraph_20_Font"><text:span text:style-name="T1">i</text:span></text:span><text:span text:style-name="Default_20_Paragraph_20_Font"><text:span text:style-name="T8">h</text:span></text:span><text:span text:style-name="Default_20_Paragraph_20_Font"><text:span text:style-name="T1">i</text:span></text:span><text:span text:style-name="Default_20_Paragraph_20_Font"><text:span text:style-name="T8">l del</text:span></text:span><text:span text:style-name="Default_20_Paragraph_20_Font"><text:span text:style-name="T1">i</text:span></text:span><text:span text:style-name="Default_20_Paragraph_20_Font"><text:span text:style-name="T8">rav</text:span></text:span><text:span text:style-name="Default_20_Paragraph_20_Font"><text:span text:style-name="T1">i</text:span></text:span><text:span text:style-name="Default_20_Paragraph_20_Font"><text:span text:style-name="T8">t, clav</text:span></text:span><text:span text:style-name="Default_20_Paragraph_20_Font"><text:span text:style-name="T1">i</text:span></text:span><text:span text:style-name="Default_20_Paragraph_20_Font"><text:span text:style-name="T8">culae ob brach</text:span></text:span><text:span text:style-name="Default_20_Paragraph_20_Font"><text:span text:style-name="T1">ii </text:span></text:span><text:span text:style-name="Default_20_Paragraph_20_Font"><text:span text:style-name="T8">sin</text:span></text:span><text:span text:style-name="Default_20_Paragraph_20_Font"><text:span text:style-name="T1">istri </text:span></text:span><text:span text:style-name="Default_20_Paragraph_20_Font"><text:span text:style-name="T8">dolore</text:span></text:span><text:span text:style-name="Default_20_Paragraph_20_Font"><text:span text:style-name="T1">s<text:line-break/></text:span></text:span><text:span text:style-name="Default_20_Paragraph_20_Font"><text:span text:style-name="T8">perseverabant, cae</text:span></text:span><text:span text:style-name="Default_20_Paragraph_20_Font"><text:span text:style-name="T1">t</text:span></text:span><text:span text:style-name="Default_20_Paragraph_20_Font"><text:span text:style-name="T8">era, rem</text:span></text:span><text:span text:style-name="Default_20_Paragraph_20_Font"><text:span text:style-name="T1">isse; </text:span></text:span><text:span text:style-name="Default_20_Paragraph_20_Font"><text:span text:style-name="T8">sunt, ad se rediit, tre</text:span></text:span><text:span text:style-name="Default_20_Paragraph_20_Font"><text:span text:style-name="T1">s<text:line-break/>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e</text:span></text:span><text:span text:style-name="Default_20_Paragraph_20_Font"><text:span text:style-name="T1">s </text:span></text:span><text:span text:style-name="Default_20_Paragraph_20_Font"><text:span text:style-name="T8">febre vacua permansit. </text:span></text:span><text:span text:style-name="Default_20_Paragraph_20_Font"><text:span text:style-name="T1">u</text:span></text:span><text:span text:style-name="Default_20_Paragraph_20_Font"><text:span text:style-name="T8">ndecim</text:span></text:span><text:span text:style-name="Default_20_Paragraph_20_Font"><text:span text:style-name="T1">o </text:span></text:span><text:span text:style-name="Default_20_Paragraph_20_Font"><text:span text:style-name="T8">reversasobri</text:span></text:span><text:span text:style-name="Default_20_Paragraph_20_Font"><text:span text:style-name="T1">i<text:line-break/></text:span></text:span><text:span text:style-name="Default_20_Paragraph_20_Font"><text:span text:style-name="T8">est.., r</text:span></text:span><text:span text:style-name="Default_20_Paragraph_20_Font"><text:span text:style-name="T1">i</text:span></text:span><text:span text:style-name="Default_20_Paragraph_20_Font"><text:span text:style-name="T8">gu</text:span></text:span><text:span text:style-name="Default_20_Paragraph_20_Font"><text:span text:style-name="T1">i</text:span></text:span><text:span text:style-name="Default_20_Paragraph_20_Font"><text:span text:style-name="T8">t, fabris prehend</text:span></text:span><text:span text:style-name="Default_20_Paragraph_20_Font"><text:span text:style-name="T1">i</text:span></text:span><text:span text:style-name="Default_20_Paragraph_20_Font"><text:span text:style-name="T8">t. </text:span></text:span><text:span text:style-name="Default_20_Paragraph_20_Font"><text:span text:style-name="T1">D</text:span></text:span><text:span text:style-name="Default_20_Paragraph_20_Font"><text:span text:style-name="T8">erimo quarto v</text:span></text:span><text:span text:style-name="Default_20_Paragraph_20_Font"><text:span text:style-name="T1">o</text:span></text:span><text:span text:style-name="Default_20_Paragraph_20_Font"><text:span text:style-name="T8">mu</text:span></text:span><text:span text:style-name="Default_20_Paragraph_20_Font"><text:span text:style-name="T1">i</text:span></text:span><text:span text:style-name="Default_20_Paragraph_20_Font"><text:span text:style-name="T8">t<text:line-break/>b</text:span></text:span><text:span text:style-name="Default_20_Paragraph_20_Font"><text:span text:style-name="T1">i</text:span></text:span><text:span text:style-name="Default_20_Paragraph_20_Font"><text:span text:style-name="T8">li</text:span></text:span><text:span text:style-name="Default_20_Paragraph_20_Font"><text:span text:style-name="T1">o</text:span></text:span><text:span text:style-name="Default_20_Paragraph_20_Font"><text:span text:style-name="T8">sit , stava , si</text:span></text:span><text:span text:style-name="Default_20_Paragraph_20_Font"><text:span text:style-name="T1">a</text:span></text:span><text:span text:style-name="Default_20_Paragraph_20_Font"><text:span text:style-name="T8">berebra , sudav</text:span></text:span><text:span text:style-name="Default_20_Paragraph_20_Font"><text:span text:style-name="T1">i</text:span></text:span><text:span text:style-name="Default_20_Paragraph_20_Font"><text:span text:style-name="T8">t , fabre libera , dol</text:span></text:span><text:span text:style-name="Default_20_Paragraph_20_Font"><text:span text:style-name="T1">o</text:span></text:span><text:span text:style-name="Default_20_Paragraph_20_Font"><text:span text:style-name="T8">re<text:line-break/>ex</text:span></text:span><text:span text:style-name="Default_20_Paragraph_20_Font"><text:span text:style-name="T1"> i</text:span></text:span><text:span text:style-name="Default_20_Paragraph_20_Font"><text:span text:style-name="T8">psi</text:span></text:span><text:span text:style-name="Default_20_Paragraph_20_Font"><text:span text:style-name="T1">s </text:span></text:span><text:span text:style-name="Default_20_Paragraph_20_Font"><text:span text:style-name="T8">pa</text:span></text:span><text:span text:style-name="Default_20_Paragraph_20_Font"><text:span text:style-name="T1">t</text:span></text:span><text:span text:style-name="Default_20_Paragraph_20_Font"><text:span text:style-name="T8">he</text:span></text:span><text:span text:style-name="Default_20_Paragraph_20_Font"><text:span text:style-name="T1">m</text:span></text:span><text:span text:style-name="Default_20_Paragraph_20_Font"><text:span text:style-name="T8">at</text:span></text:span><text:span text:style-name="Default_20_Paragraph_20_Font"><text:span text:style-name="T1">is </text:span></text:span><text:span text:style-name="Default_20_Paragraph_20_Font"><text:span text:style-name="T8">oborta /ud</text:span></text:span><text:span text:style-name="Default_20_Paragraph_20_Font"><text:span text:style-name="T1">i</text:span></text:span><text:span text:style-name="Default_20_Paragraph_20_Font"><text:span text:style-name="T8">cata esu</text:span></text:span></text:p>
      <text:p text:style-name="P2"><text:span text:style-name="Default_20_Paragraph_20_Font"><text:span text:style-name="T1">Haec sospes evasit , etiamsi vehementes morbos omnes<text:line-break/>atque etiam periculosiores protulerit. Meror sane quod<text:line-break/>nihil de ipsius aetate scripserit. Atqui eorum quae pro-<text:line-break/>dita sunt, meminisse convenit, ut cognoscamus gravidas<text:line-break/>talibus ex morbis citra foetuum corruptionem raro fer-<text:line-break/>vari. Jam illud quoque meminisse decet, foetum trinae-<text:line-break/>strem et quadrimestrem praeter caeteros magis resistere.<text:line-break/>Cujus rei non ignarus Hippocrates ipsc in aphorisinis<text:line-break/>pronunciat. Praegnantes, si ad excretionem humor tur-<text:line-break/>. geat, purgandae sunt quarto mensa et adusque septimum,<text:line-break/>fed hae minus., mi</text:span></text:span><text:span text:style-name="Default_20_Paragraph_20_Font"><text:span text:style-name="T8">n</text:span></text:span><text:span text:style-name="Default_20_Paragraph_20_Font"><text:span text:style-name="T1">oribus autem et grandioribus foetibus -<text:line-break/>religiosis age</text:span></text:span><text:span text:style-name="Default_20_Paragraph_20_Font"><text:span text:style-name="T8">n</text:span></text:span><text:span text:style-name="Default_20_Paragraph_20_Font"><text:span text:style-name="T1">dum. Itaque foetuum vincula, quibus hi<text:line-break/>utero connectuntur, imbecillia funi eorumque corpus uni-<text:line-break/>. versum molle ac tenerum existit. Qui vero prope partum<text:line-break/>funi, quod magni sint, multo indigent alimento, quo desii-<text:line-break/>-tuti faepius in acutis morbis intereunt. Quamobrem his<text:line-break/>acute laborantibus probam victus rationem praescribere<text:line-break/>perarduum est, si foetum conceperint. Si namque ut non</text:span></text:span></text:p>
      <text:p text:style-name="P3"><text:span text:style-name="Default_20_Paragraph_20_Font"><text:span text:style-name="T1">.praegnantes parce nutrias, foetus tuendi gratia liberalius<text:line-break/>alimentum exhibeas, ipsis praegnans in periculum addu-<text:line-break/>e.itrrr. Propterea trimestres et quadrimestres quam caete-<text:line-break/>nae magis servantur. Propositae igitur in oratione mulieri,<text:line-break/>quum vel urinae albae vel boni coloris essent, propter<text:line-break/>.tamen naturae robur fervori contigit, quae nocte per sin-<text:line-break/>dures febrem sedavit, Nec vero fieri poterat certum esse<text:line-break/>morbum sequentibus diebus ad - undecimum usque, qui<text:line-break/>.rursum ubi cum rigore rediisset, vomitu et sudore per-<text:line-break/>facte judicatus esu Neque enim a quinto ad undecimum<text:line-break/>.usque quae facta funi symptomata nervosi erant generis,<text:line-break/>et non venarum vel arteriarum. Itaque die feptimo tre-<text:line-break/>mor, inquit, aliquantulum veternosa, nonnihil deliravit.<text:line-break/>-Quia quae in venis erant, melius post quinti diei judi-<text:line-break/>orum coquebantur. Quare .in </text:span></text:span><text:span text:style-name="Default_20_Paragraph_20_Font"><text:span text:style-name="T8">t</text:span></text:span><text:span text:style-name="Default_20_Paragraph_20_Font"><text:span text:style-name="T1">exto die scripsit: urinae<text:line-break/>tenues; addito non boni coloris. Haec quidem meminisse<text:line-break/>.existit utile et quod quinto die adducit certaminis suili-</text:span></text:span></text:p>
      <text:p text:style-name="P3"><text:span text:style-name="Default_20_Paragraph_20_Font"><text:span text:style-name="T1">cet plena judicia. Etenim paulo ante aegrotum alium<text:line-break/>per sanguinis eruptionem et praesentem mulierem per<text:line-break/>sirdores, etiamsi illo die utrisque morbus incoctus esset,<text:line-break/>quare neque . perfectam fecit judicationem.</text:span></text:span></text:p>
      <text:h text:style-name="Heading_20_2" text:outline-level="2"><text:span text:style-name="Default_20_Paragraph_20_Font"><text:span text:style-name="T1">XIV.<text:tab/></text:span></text:span><text:span text:style-name="Default_20_Paragraph_20_Font"><text:span text:style-name="T7">. A</text:span></text:span></text:h>
      <text:p text:style-name="P4"><text:span text:style-name="Default_20_Paragraph_20_Font"><text:span text:style-name="T9">M</text:span></text:span><text:span text:style-name="Default_20_Paragraph_20_Font"><text:span text:style-name="T8">el</text:span></text:span><text:span text:style-name="Default_20_Paragraph_20_Font"><text:span text:style-name="T1">i</text:span></text:span><text:span text:style-name="Default_20_Paragraph_20_Font"><text:span text:style-name="T8">d</text:span></text:span><text:span text:style-name="Default_20_Paragraph_20_Font"><text:span text:style-name="T1">i</text:span></text:span><text:span text:style-name="Default_20_Paragraph_20_Font"><text:span text:style-name="T8">ae prope</text:span></text:span><text:span text:style-name="Default_20_Paragraph_20_Font"><text:span text:style-name="T1"> Am</text:span></text:span><text:span text:style-name="Default_20_Paragraph_20_Font"><text:span text:style-name="T8">an</text:span></text:span><text:span text:style-name="Default_20_Paragraph_20_Font"><text:span text:style-name="T1">is </text:span></text:span><text:span text:style-name="Default_20_Paragraph_20_Font"><text:span text:style-name="T8">te</text:span></text:span><text:span text:style-name="Default_20_Paragraph_20_Font"><text:span text:style-name="T1">m</text:span></text:span><text:span text:style-name="Default_20_Paragraph_20_Font"><text:span text:style-name="T8">p</text:span></text:span><text:span text:style-name="Default_20_Paragraph_20_Font"><text:span text:style-name="T1">l</text:span></text:span><text:span text:style-name="Default_20_Paragraph_20_Font"><text:span text:style-name="T8">um</text:span></text:span><text:span text:style-name="Default_20_Paragraph_20_Font"><text:span text:style-name="T1"> j</text:span></text:span><text:span text:style-name="Default_20_Paragraph_20_Font"><text:span text:style-name="T8">acent</text:span></text:span><text:span text:style-name="Default_20_Paragraph_20_Font"><text:span text:style-name="T1">i </text:span></text:span><text:span text:style-name="Default_20_Paragraph_20_Font"><text:span text:style-name="T8">vehemens capitis,<text:line-break/>cerv</text:span></text:span><text:span text:style-name="Default_20_Paragraph_20_Font"><text:span text:style-name="T1">i</text:span></text:span><text:span text:style-name="Default_20_Paragraph_20_Font"><text:span text:style-name="T8">c</text:span></text:span><text:span text:style-name="Default_20_Paragraph_20_Font"><text:span text:style-name="T1">i</text:span></text:span><text:span text:style-name="Default_20_Paragraph_20_Font"><text:span text:style-name="T8">s et pec</text:span></text:span><text:span text:style-name="Default_20_Paragraph_20_Font"><text:span text:style-name="T1">t</text:span></text:span><text:span text:style-name="Default_20_Paragraph_20_Font"><text:span text:style-name="T8">o</text:span></text:span><text:span text:style-name="Default_20_Paragraph_20_Font"><text:span text:style-name="T1">ris </text:span></text:span><text:span text:style-name="Default_20_Paragraph_20_Font"><text:span text:style-name="T8">dol</text:span></text:span><text:span text:style-name="Default_20_Paragraph_20_Font"><text:span text:style-name="T1">o</text:span></text:span><text:span text:style-name="Default_20_Paragraph_20_Font"><text:span text:style-name="T8">r per</text:span></text:span><text:span text:style-name="Default_20_Paragraph_20_Font"><text:span text:style-name="T1"> i</text:span></text:span><text:span text:style-name="Default_20_Paragraph_20_Font"><text:span text:style-name="T8">n</text:span></text:span><text:span text:style-name="Default_20_Paragraph_20_Font"><text:span text:style-name="T1">i</text:span></text:span><text:span text:style-name="Default_20_Paragraph_20_Font"><text:span text:style-name="T8">tia obor</text:span></text:span><text:span text:style-name="Default_20_Paragraph_20_Font"><text:span text:style-name="T1">t</text:span></text:span><text:span text:style-name="Default_20_Paragraph_20_Font"><text:span text:style-name="T8">u</text:span></text:span><text:span text:style-name="Default_20_Paragraph_20_Font"><text:span text:style-name="T1">s </text:span></text:span><text:span text:style-name="Default_20_Paragraph_20_Font"><text:span text:style-name="T8">est; quam<text:line-break/>derepente febr</text:span></text:span><text:span text:style-name="Default_20_Paragraph_20_Font"><text:span text:style-name="T1">is </text:span></text:span><text:span text:style-name="Default_20_Paragraph_20_Font"><text:span text:style-name="T8">acuta prehend</text:span></text:span><text:span text:style-name="Default_20_Paragraph_20_Font"><text:span text:style-name="T1">i</text:span></text:span><text:span text:style-name="Default_20_Paragraph_20_Font"><text:span text:style-name="T8">t, </text:span></text:span><text:span text:style-name="Default_20_Paragraph_20_Font"><text:span text:style-name="T1">m</text:span></text:span><text:span text:style-name="Default_20_Paragraph_20_Font"><text:span text:style-name="T8">ul</text:span></text:span><text:span text:style-name="Default_20_Paragraph_20_Font"><text:span text:style-name="T1">i</text:span></text:span><text:span text:style-name="Default_20_Paragraph_20_Font"><text:span text:style-name="T8">ebr</text:span></text:span><text:span text:style-name="Default_20_Paragraph_20_Font"><text:span text:style-name="T1">i</text:span></text:span><text:span text:style-name="Default_20_Paragraph_20_Font"><text:span text:style-name="T8">a pauca ap-<text:line-break/>paruerun</text:span></text:span><text:span text:style-name="Default_20_Paragraph_20_Font"><text:span text:style-name="T1">t, </text:span></text:span><text:span text:style-name="Default_20_Paragraph_20_Font"><text:span text:style-name="T8">horumque omn</text:span></text:span><text:span text:style-name="Default_20_Paragraph_20_Font"><text:span text:style-name="T1">i</text:span></text:span><text:span text:style-name="Default_20_Paragraph_20_Font"><text:span text:style-name="T8">um d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 </text:span></text:span><text:span text:style-name="Default_20_Paragraph_20_Font"><text:span text:style-name="T8">c</text:span></text:span><text:span text:style-name="Default_20_Paragraph_20_Font"><text:span text:style-name="T1">o</text:span></text:span><text:span text:style-name="Default_20_Paragraph_20_Font"><text:span text:style-name="T8">nt</text:span></text:span><text:span text:style-name="Default_20_Paragraph_20_Font"><text:span text:style-name="T1">i</text:span></text:span><text:span text:style-name="Default_20_Paragraph_20_Font"><text:span text:style-name="T8">nui. sext</text:span></text:span><text:span text:style-name="Default_20_Paragraph_20_Font"><text:span text:style-name="T1">o<text:line-break/></text:span></text:span><text:span text:style-name="Default_20_Paragraph_20_Font"><text:span text:style-name="T8">co</text:span></text:span><text:span text:style-name="Default_20_Paragraph_20_Font"><text:span text:style-name="T1">m</text:span></text:span><text:span text:style-name="Default_20_Paragraph_20_Font"><text:span text:style-name="T8">atosu, fast</text:span></text:span><text:span text:style-name="Default_20_Paragraph_20_Font"><text:span text:style-name="T1">i</text:span></text:span><text:span text:style-name="Default_20_Paragraph_20_Font"><text:span text:style-name="T8">diosa, horr</text:span></text:span><text:span text:style-name="Default_20_Paragraph_20_Font"><text:span text:style-name="T1">i</text:span></text:span><text:span text:style-name="Default_20_Paragraph_20_Font"><text:span text:style-name="T8">da, </text:span></text:span><text:span text:style-name="Default_20_Paragraph_20_Font"><text:span text:style-name="T1">m</text:span></text:span><text:span text:style-name="Default_20_Paragraph_20_Font"><text:span text:style-name="T8">alarum rubor, delira-<text:line-break/>v</text:span></text:span><text:span text:style-name="Default_20_Paragraph_20_Font"><text:span text:style-name="T1">it. </text:span></text:span><text:span text:style-name="Default_20_Paragraph_20_Font"><text:span text:style-name="T8">sept</text:span></text:span><text:span text:style-name="Default_20_Paragraph_20_Font"><text:span text:style-name="T1">im</text:span></text:span><text:span text:style-name="Default_20_Paragraph_20_Font"><text:span text:style-name="T8">o sudav</text:span></text:span><text:span text:style-name="Default_20_Paragraph_20_Font"><text:span text:style-name="T1">i</text:span></text:span><text:span text:style-name="Default_20_Paragraph_20_Font"><text:span text:style-name="T8">t</text:span></text:span><text:span text:style-name="Default_20_Paragraph_20_Font"><text:span text:style-name="T1">, i</text:span></text:span><text:span text:style-name="Default_20_Paragraph_20_Font"><text:span text:style-name="T8">nterm</text:span></text:span>i<text:span text:style-name="Default_20_Paragraph_20_Font"><text:span text:style-name="T8">sit febr</text:span></text:span><text:span text:style-name="Default_20_Paragraph_20_Font"><text:span text:style-name="T1">is, </text:span></text:span><text:span text:style-name="Default_20_Paragraph_20_Font"><text:span text:style-name="T8">d</text:span></text:span><text:span text:style-name="Default_20_Paragraph_20_Font"><text:span text:style-name="T1">o</text:span></text:span><text:span text:style-name="Default_20_Paragraph_20_Font"><text:span text:style-name="T8">lore</text:span></text:span><text:span text:style-name="Default_20_Paragraph_20_Font"><text:span text:style-name="T1">s </text:span></text:span><text:span text:style-name="Default_20_Paragraph_20_Font"><text:span text:style-name="T8">persie-<text:line-break/>verabant, reversa febri</text:span></text:span><text:span text:style-name="Default_20_Paragraph_20_Font"><text:span text:style-name="T1">s </text:span></text:span><text:span text:style-name="Default_20_Paragraph_20_Font"><text:span text:style-name="T8">est, somn</text:span></text:span><text:span text:style-name="Default_20_Paragraph_20_Font"><text:span text:style-name="T1">i </text:span></text:span><text:span text:style-name="Default_20_Paragraph_20_Font"><text:span text:style-name="T8">parvi, ur</text:span></text:span><text:span text:style-name="Default_20_Paragraph_20_Font"><text:span text:style-name="T1">i</text:span></text:span><text:span text:style-name="Default_20_Paragraph_20_Font"><text:span text:style-name="T8">nae per<text:line-break/>totum morbu</text:span></text:span><text:span text:style-name="Default_20_Paragraph_20_Font"><text:span text:style-name="T1">m </text:span></text:span><text:span text:style-name="Default_20_Paragraph_20_Font"><text:span text:style-name="T8">bon</text:span></text:span><text:span text:style-name="Default_20_Paragraph_20_Font"><text:span text:style-name="T1">i </text:span></text:span><text:span text:style-name="Default_20_Paragraph_20_Font"><text:span text:style-name="T8">quidem color</text:span></text:span><text:span text:style-name="Default_20_Paragraph_20_Font"><text:span text:style-name="T1">is </text:span></text:span><text:span text:style-name="Default_20_Paragraph_20_Font"><text:span text:style-name="T8">fuere, sed</text:span></text:span><text:span text:style-name="Default_20_Paragraph_20_Font"><text:span text:style-name="T1"> t</text:span></text:span><text:span text:style-name="Default_20_Paragraph_20_Font"><text:span text:style-name="T8">enue</text:span></text:span><text:span text:style-name="Default_20_Paragraph_20_Font"><text:span text:style-name="T1">s,<text:line-break/></text:span></text:span><text:span text:style-name="Default_20_Paragraph_20_Font"><text:span text:style-name="T8">defec</text:span></text:span><text:span text:style-name="Default_20_Paragraph_20_Font"><text:span text:style-name="T1">ti</text:span></text:span><text:span text:style-name="Default_20_Paragraph_20_Font"><text:span text:style-name="T8">one</text:span></text:span><text:span text:style-name="Default_20_Paragraph_20_Font"><text:span text:style-name="T1">s </text:span></text:span><text:span text:style-name="Default_20_Paragraph_20_Font"><text:span text:style-name="T8">tenues, biliosus, </text:span></text:span><text:span text:style-name="Default_20_Paragraph_20_Font"><text:span text:style-name="T1">m</text:span></text:span><text:span text:style-name="Default_20_Paragraph_20_Font"><text:span text:style-name="T8">ordaces, ad</text:span></text:span><text:span text:style-name="Default_20_Paragraph_20_Font"><text:span text:style-name="T1">m</text:span></text:span><text:span text:style-name="Default_20_Paragraph_20_Font"><text:span text:style-name="T8">odum pau-<text:line-break/>eae, n</text:span></text:span><text:span text:style-name="Default_20_Paragraph_20_Font"><text:span text:style-name="T1">i</text:span></text:span><text:span text:style-name="Default_20_Paragraph_20_Font"><text:span text:style-name="T8">grae, grave</text:span></text:span><text:span text:style-name="Default_20_Paragraph_20_Font"><text:span text:style-name="T1">o</text:span></text:span><text:span text:style-name="Default_20_Paragraph_20_Font"><text:span text:style-name="T8">lente</text:span></text:span><text:span text:style-name="Default_20_Paragraph_20_Font"><text:span text:style-name="T1">s </text:span></text:span><text:span text:style-name="Default_20_Paragraph_20_Font"><text:span text:style-name="T8">prod</text:span></text:span><text:span text:style-name="Default_20_Paragraph_20_Font"><text:span text:style-name="T1">i</text:span></text:span><text:span text:style-name="Default_20_Paragraph_20_Font"><text:span text:style-name="T8">erunt, urinae sud</text:span></text:span><text:span text:style-name="Default_20_Paragraph_20_Font"><text:span text:style-name="T1">im</text:span></text:span><text:span text:style-name="Default_20_Paragraph_20_Font"><text:span text:style-name="T8">en-</text:span></text:span></text:p>
      <text:p text:style-name="P2"><text:span text:style-name="Default_20_Paragraph_20_Font"><text:span text:style-name="T1">De hac etiam in principio quidem scripsit urinarum<text:line-break/>formam. At in historiae fine dicit , urinae per totum<text:line-break/>morbum boni quidem coloris fuere, fed tenues. Plane<text:line-break/>siquidem tenues coloris bonitatem fecundum naturam ne-<text:line-break/>queuut. Num urinae boni coloris mediocriter pallidae<text:line-break/>funt; at prorsus tenues albae sunt. Quatenus vero potest<text:line-break/>urinarum tenuitati convenire coloris bonitas, eatenus in-<text:line-break/>terpretari eum oportet pronunciantem , urinae per totum<text:line-break/>morbum boni quidem coloris fuere, fed tenues. Caele-<text:line-break/>tum haec quoque mulier naturae robore servata videtu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7a</dc:title>
    <dc:subject>Galien</dc:subject>
    <meta:keyword>https:/archive.org/details/BIUSante_45674x17a</meta:keyword>
    <meta:initial-creator>Galien;Kühn, Karl Gottlob (éd.)</meta:initial-creator>
    <meta:creation-date>2023-01-19T09:07:00Z</meta:creation-date>
    <dc:date>2023-01-19T10:37:40.981000000</dc:date>
    <meta:editing-cycles>23</meta:editing-cycles>
    <meta:editing-duration>PT31M8S</meta:editing-duration>
    <meta:document-statistic meta:table-count="0" meta:image-count="0" meta:object-count="0" meta:page-count="302" meta:paragraph-count="740" meta:word-count="37088" meta:character-count="257433" meta:non-whitespace-character-count="221075"/>
    <meta:template xlink:type="simple" xlink:actuate="onRequest" xlink:title="" xlink:href="Normal.dotm"/>
  </office:meta>
</office:document-meta>
</file>